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80.25pt" svg:height="280.8pt" svg:x="1791.07pt" svg:y="228.76pt">
            <loext:p draw:notify-on-update-of-ranges="Sheet1.A1:Sheet1.A501 Sheet1.B1:Sheet1.B501 Sheet1.A1:Sheet1.A501 Sheet1.C1:Sheet1.C501 Sheet1.A1:Sheet1.A501 Sheet1.D1:Sheet1.D501 Sheet1.A1:Sheet1.A501 Sheet1.E1:Sheet1.E501 Sheet1.A1:Sheet1.A501 Sheet1.F1:Sheet1.F501 Sheet1.A1:Sheet1.A501 Sheet1.G1:Sheet1.G501 Sheet1.A1:Sheet1.A501 Sheet1.H1:Sheet1.H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31.37pt" svg:y="297.95pt">
            <loext:p draw:notify-on-update-of-ranges="Sheet1.A1:Sheet1.A501 Sheet1.J1:Sheet1.J501 Sheet1.A1:Sheet1.A501 Sheet1.K1:Sheet1.K501 Sheet1.A1:Sheet1.A501 Sheet1.L1:Sheet1.L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53.59pt" svg:y="16.58pt">
            <loext:p draw:notify-on-update-of-ranges="Sheet1.A1:Sheet1.A501 Sheet1.N1:Sheet1.N501 Sheet1.A1:Sheet1.A501 Sheet1.O1:Sheet1.O501 Sheet1.A1:Sheet1.A501 Sheet1.P1:Sheet1.P5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169108" calcext:value-type="float">
            <text:p>-0.00169108</text:p>
          </table:table-cell>
          <table:table-cell office:value-type="float" office:value="-0.650006" calcext:value-type="float">
            <text:p>-0.650006</text:p>
          </table:table-cell>
          <table:table-cell office:value-type="float" office:value="-0.00199345" calcext:value-type="float">
            <text:p>-0.00199345</text:p>
          </table:table-cell>
          <table:table-cell office:value-type="float" office:value="1.8" calcext:value-type="float">
            <text:p>1.8</text:p>
          </table:table-cell>
          <table:table-cell office:value-type="float" office:value="-0.000619384" calcext:value-type="float">
            <text:p>-0.000619384</text:p>
          </table:table-cell>
          <table:table-cell office:value-type="float" office:value="0.420002" calcext:value-type="float">
            <text:p>0.420002</text:p>
          </table:table-cell>
          <table:table-cell table:style-name="ce1" office:value-type="float" office:value="-0.0000928694" calcext:value-type="float">
            <text:p>-9.29E-05</text:p>
          </table:table-cell>
          <table:table-cell office:value-type="string" calcext:value-type="string">
            <text:p><text:s/></text:p>
          </table:table-cell>
          <table:table-cell office:value-type="float" office:value="0.319041" calcext:value-type="float">
            <text:p>0.319041</text:p>
          </table:table-cell>
          <table:table-cell office:value-type="float" office:value="-0.00175864" calcext:value-type="float">
            <text:p>-0.00175864</text:p>
          </table:table-cell>
          <table:table-cell office:value-type="float" office:value="0.87859" calcext:value-type="float">
            <text:p>0.87859</text:p>
          </table:table-cell>
          <table:table-cell office:value-type="string" calcext:value-type="string">
            <text:p><text:s/></text:p>
          </table:table-cell>
          <table:table-cell office:value-type="float" office:value="-1.57433" calcext:value-type="float">
            <text:p>-1.57433</text:p>
          </table:table-cell>
          <table:table-cell office:value-type="float" office:value="0.000548195" calcext:value-type="float">
            <text:p>0.000548195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0338233" calcext:value-type="float">
            <text:p>-0.00338233</text:p>
          </table:table-cell>
          <table:table-cell office:value-type="float" office:value="-0.650012" calcext:value-type="float">
            <text:p>-0.650012</text:p>
          </table:table-cell>
          <table:table-cell office:value-type="float" office:value="-0.00398709" calcext:value-type="float">
            <text:p>-0.00398709</text:p>
          </table:table-cell>
          <table:table-cell office:value-type="float" office:value="1.8" calcext:value-type="float">
            <text:p>1.8</text:p>
          </table:table-cell>
          <table:table-cell office:value-type="float" office:value="-0.00123883" calcext:value-type="float">
            <text:p>-0.00123883</text:p>
          </table:table-cell>
          <table:table-cell office:value-type="float" office:value="0.420005" calcext:value-type="float">
            <text:p>0.420005</text:p>
          </table:table-cell>
          <table:table-cell office:value-type="float" office:value="-0.000185745" calcext:value-type="float">
            <text:p>-0.000185745</text:p>
          </table:table-cell>
          <table:table-cell office:value-type="string" calcext:value-type="string">
            <text:p><text:s/></text:p>
          </table:table-cell>
          <table:table-cell office:value-type="float" office:value="0.319027" calcext:value-type="float">
            <text:p>0.319027</text:p>
          </table:table-cell>
          <table:table-cell office:value-type="float" office:value="-0.00351743" calcext:value-type="float">
            <text:p>-0.00351743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786" calcext:value-type="float">
            <text:p>-1.57786</text:p>
          </table:table-cell>
          <table:table-cell office:value-type="float" office:value="0.00109647" calcext:value-type="float">
            <text:p>0.00109647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050735" calcext:value-type="float">
            <text:p>-0.0050735</text:p>
          </table:table-cell>
          <table:table-cell office:value-type="float" office:value="-0.650019" calcext:value-type="float">
            <text:p>-0.650019</text:p>
          </table:table-cell>
          <table:table-cell office:value-type="float" office:value="-0.00598065" calcext:value-type="float">
            <text:p>-0.00598065</text:p>
          </table:table-cell>
          <table:table-cell office:value-type="float" office:value="1.8" calcext:value-type="float">
            <text:p>1.8</text:p>
          </table:table-cell>
          <table:table-cell office:value-type="float" office:value="-0.00185825" calcext:value-type="float">
            <text:p>-0.00185825</text:p>
          </table:table-cell>
          <table:table-cell office:value-type="float" office:value="0.420007" calcext:value-type="float">
            <text:p>0.420007</text:p>
          </table:table-cell>
          <table:table-cell office:value-type="float" office:value="-0.000278614" calcext:value-type="float">
            <text:p>-0.000278614</text:p>
          </table:table-cell>
          <table:table-cell office:value-type="string" calcext:value-type="string">
            <text:p><text:s/></text:p>
          </table:table-cell>
          <table:table-cell office:value-type="float" office:value="0.319005" calcext:value-type="float">
            <text:p>0.319005</text:p>
          </table:table-cell>
          <table:table-cell office:value-type="float" office:value="-0.00527607" calcext:value-type="float">
            <text:p>-0.00527607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8139" calcext:value-type="float">
            <text:p>-1.58139</text:p>
          </table:table-cell>
          <table:table-cell office:value-type="float" office:value="0.00164474" calcext:value-type="float">
            <text:p>0.00164474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676456" calcext:value-type="float">
            <text:p>-0.00676456</text:p>
          </table:table-cell>
          <table:table-cell office:value-type="float" office:value="-0.650027" calcext:value-type="float">
            <text:p>-0.650027</text:p>
          </table:table-cell>
          <table:table-cell office:value-type="float" office:value="-0.00797407" calcext:value-type="float">
            <text:p>-0.00797407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-0.00247762" calcext:value-type="float">
            <text:p>-0.00247762</text:p>
          </table:table-cell>
          <table:table-cell office:value-type="float" office:value="0.420009" calcext:value-type="float">
            <text:p>0.420009</text:p>
          </table:table-cell>
          <table:table-cell office:value-type="float" office:value="-0.000371472" calcext:value-type="float">
            <text:p>-0.000371472</text:p>
          </table:table-cell>
          <table:table-cell office:value-type="string" calcext:value-type="string">
            <text:p><text:s/></text:p>
          </table:table-cell>
          <table:table-cell office:value-type="float" office:value="0.318975" calcext:value-type="float">
            <text:p>0.318975</text:p>
          </table:table-cell>
          <table:table-cell office:value-type="float" office:value="-0.00703448" calcext:value-type="float">
            <text:p>-0.00703448</text:p>
          </table:table-cell>
          <table:table-cell office:value-type="float" office:value="0.878588" calcext:value-type="float">
            <text:p>0.878588</text:p>
          </table:table-cell>
          <table:table-cell office:value-type="string" calcext:value-type="string">
            <text:p><text:s/></text:p>
          </table:table-cell>
          <table:table-cell office:value-type="float" office:value="-1.58492" calcext:value-type="float">
            <text:p>-1.58492</text:p>
          </table:table-cell>
          <table:table-cell office:value-type="float" office:value="0.002193" calcext:value-type="float">
            <text:p>0.002193</text:p>
          </table:table-cell>
          <table:table-cell office:value-type="float" office:value="-1.56999" calcext:value-type="float">
            <text:p>-1.569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845546" calcext:value-type="float">
            <text:p>-0.00845546</text:p>
          </table:table-cell>
          <table:table-cell office:value-type="float" office:value="-0.650037" calcext:value-type="float">
            <text:p>-0.650037</text:p>
          </table:table-cell>
          <table:table-cell office:value-type="float" office:value="-0.00996729" calcext:value-type="float">
            <text:p>-0.00996729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-0.00309693" calcext:value-type="float">
            <text:p>-0.00309693</text:p>
          </table:table-cell>
          <table:table-cell office:value-type="float" office:value="0.420011" calcext:value-type="float">
            <text:p>0.420011</text:p>
          </table:table-cell>
          <table:table-cell office:value-type="float" office:value="-0.000464317" calcext:value-type="float">
            <text:p>-0.000464317</text:p>
          </table:table-cell>
          <table:table-cell office:value-type="string" calcext:value-type="string">
            <text:p><text:s/></text:p>
          </table:table-cell>
          <table:table-cell office:value-type="float" office:value="0.318937" calcext:value-type="float">
            <text:p>0.318937</text:p>
          </table:table-cell>
          <table:table-cell office:value-type="float" office:value="-0.00879259" calcext:value-type="float">
            <text:p>-0.00879259</text:p>
          </table:table-cell>
          <table:table-cell office:value-type="float" office:value="0.878587" calcext:value-type="float">
            <text:p>0.878587</text:p>
          </table:table-cell>
          <table:table-cell office:value-type="string" calcext:value-type="string">
            <text:p><text:s/></text:p>
          </table:table-cell>
          <table:table-cell office:value-type="float" office:value="-1.58845" calcext:value-type="float">
            <text:p>-1.58845</text:p>
          </table:table-cell>
          <table:table-cell office:value-type="float" office:value="0.00274124" calcext:value-type="float">
            <text:p>0.00274124</text:p>
          </table:table-cell>
          <table:table-cell office:value-type="float" office:value="-1.56999" calcext:value-type="float">
            <text:p>-1.569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101461" calcext:value-type="float">
            <text:p>-0.0101461</text:p>
          </table:table-cell>
          <table:table-cell office:value-type="float" office:value="-0.650047" calcext:value-type="float">
            <text:p>-0.650047</text:p>
          </table:table-cell>
          <table:table-cell office:value-type="float" office:value="-0.0119602" calcext:value-type="float">
            <text:p>-0.0119602</text:p>
          </table:table-cell>
          <table:table-cell office:value-type="float" office:value="1.79998" calcext:value-type="float">
            <text:p>1.79998</text:p>
          </table:table-cell>
          <table:table-cell office:value-type="float" office:value="-0.00371616" calcext:value-type="float">
            <text:p>-0.00371616</text:p>
          </table:table-cell>
          <table:table-cell office:value-type="float" office:value="0.420013" calcext:value-type="float">
            <text:p>0.420013</text:p>
          </table:table-cell>
          <table:table-cell office:value-type="float" office:value="-0.000557146" calcext:value-type="float">
            <text:p>-0.000557146</text:p>
          </table:table-cell>
          <table:table-cell office:value-type="string" calcext:value-type="string">
            <text:p><text:s/></text:p>
          </table:table-cell>
          <table:table-cell office:value-type="float" office:value="0.318891" calcext:value-type="float">
            <text:p>0.318891</text:p>
          </table:table-cell>
          <table:table-cell office:value-type="float" office:value="-0.0105503" calcext:value-type="float">
            <text:p>-0.0105503</text:p>
          </table:table-cell>
          <table:table-cell office:value-type="float" office:value="0.878586" calcext:value-type="float">
            <text:p>0.878586</text:p>
          </table:table-cell>
          <table:table-cell office:value-type="string" calcext:value-type="string">
            <text:p><text:s/></text:p>
          </table:table-cell>
          <table:table-cell office:value-type="float" office:value="-1.59198" calcext:value-type="float">
            <text:p>-1.59198</text:p>
          </table:table-cell>
          <table:table-cell office:value-type="float" office:value="0.00328943" calcext:value-type="float">
            <text:p>0.00328943</text:p>
          </table:table-cell>
          <table:table-cell office:value-type="float" office:value="-1.56999" calcext:value-type="float">
            <text:p>-1.569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118366" calcext:value-type="float">
            <text:p>-0.0118366</text:p>
          </table:table-cell>
          <table:table-cell office:value-type="float" office:value="-0.650058" calcext:value-type="float">
            <text:p>-0.650058</text:p>
          </table:table-cell>
          <table:table-cell office:value-type="float" office:value="-0.0139529" calcext:value-type="float">
            <text:p>-0.0139529</text:p>
          </table:table-cell>
          <table:table-cell office:value-type="float" office:value="1.79997" calcext:value-type="float">
            <text:p>1.79997</text:p>
          </table:table-cell>
          <table:table-cell office:value-type="float" office:value="-0.00433529" calcext:value-type="float">
            <text:p>-0.00433529</text:p>
          </table:table-cell>
          <table:table-cell office:value-type="float" office:value="0.420015" calcext:value-type="float">
            <text:p>0.420015</text:p>
          </table:table-cell>
          <table:table-cell office:value-type="float" office:value="-0.000649957" calcext:value-type="float">
            <text:p>-0.000649957</text:p>
          </table:table-cell>
          <table:table-cell office:value-type="string" calcext:value-type="string">
            <text:p><text:s/></text:p>
          </table:table-cell>
          <table:table-cell office:value-type="float" office:value="0.318837" calcext:value-type="float">
            <text:p>0.318837</text:p>
          </table:table-cell>
          <table:table-cell office:value-type="float" office:value="-0.0123076" calcext:value-type="float">
            <text:p>-0.0123076</text:p>
          </table:table-cell>
          <table:table-cell office:value-type="float" office:value="0.878585" calcext:value-type="float">
            <text:p>0.878585</text:p>
          </table:table-cell>
          <table:table-cell office:value-type="string" calcext:value-type="string">
            <text:p><text:s/></text:p>
          </table:table-cell>
          <table:table-cell office:value-type="float" office:value="-1.59551" calcext:value-type="float">
            <text:p>-1.59551</text:p>
          </table:table-cell>
          <table:table-cell office:value-type="float" office:value="0.00383758" calcext:value-type="float">
            <text:p>0.00383758</text:p>
          </table:table-cell>
          <table:table-cell office:value-type="float" office:value="-1.56999" calcext:value-type="float">
            <text:p>-1.569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135267" calcext:value-type="float">
            <text:p>-0.0135267</text:p>
          </table:table-cell>
          <table:table-cell office:value-type="float" office:value="-0.650071" calcext:value-type="float">
            <text:p>-0.650071</text:p>
          </table:table-cell>
          <table:table-cell office:value-type="float" office:value="-0.0159452" calcext:value-type="float">
            <text:p>-0.0159452</text:p>
          </table:table-cell>
          <table:table-cell office:value-type="float" office:value="1.79996" calcext:value-type="float">
            <text:p>1.79996</text:p>
          </table:table-cell>
          <table:table-cell office:value-type="float" office:value="-0.00495431" calcext:value-type="float">
            <text:p>-0.00495431</text:p>
          </table:table-cell>
          <table:table-cell office:value-type="float" office:value="0.420017" calcext:value-type="float">
            <text:p>0.420017</text:p>
          </table:table-cell>
          <table:table-cell office:value-type="float" office:value="-0.000742748" calcext:value-type="float">
            <text:p>-0.000742748</text:p>
          </table:table-cell>
          <table:table-cell office:value-type="string" calcext:value-type="string">
            <text:p><text:s/></text:p>
          </table:table-cell>
          <table:table-cell office:value-type="float" office:value="0.318776" calcext:value-type="float">
            <text:p>0.318776</text:p>
          </table:table-cell>
          <table:table-cell office:value-type="float" office:value="-0.0140643" calcext:value-type="float">
            <text:p>-0.0140643</text:p>
          </table:table-cell>
          <table:table-cell office:value-type="float" office:value="0.878584" calcext:value-type="float">
            <text:p>0.878584</text:p>
          </table:table-cell>
          <table:table-cell office:value-type="string" calcext:value-type="string">
            <text:p><text:s/></text:p>
          </table:table-cell>
          <table:table-cell office:value-type="float" office:value="-1.59904" calcext:value-type="float">
            <text:p>-1.59904</text:p>
          </table:table-cell>
          <table:table-cell office:value-type="float" office:value="0.00438566" calcext:value-type="float">
            <text:p>0.00438566</text:p>
          </table:table-cell>
          <table:table-cell office:value-type="float" office:value="-1.56998" calcext:value-type="float">
            <text:p>-1.569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152164" calcext:value-type="float">
            <text:p>-0.0152164</text:p>
          </table:table-cell>
          <table:table-cell office:value-type="float" office:value="-0.650084" calcext:value-type="float">
            <text:p>-0.650084</text:p>
          </table:table-cell>
          <table:table-cell office:value-type="float" office:value="-0.017937" calcext:value-type="float">
            <text:p>-0.017937</text:p>
          </table:table-cell>
          <table:table-cell office:value-type="float" office:value="1.79995" calcext:value-type="float">
            <text:p>1.79995</text:p>
          </table:table-cell>
          <table:table-cell office:value-type="float" office:value="-0.00557319" calcext:value-type="float">
            <text:p>-0.00557319</text:p>
          </table:table-cell>
          <table:table-cell office:value-type="float" office:value="0.420018" calcext:value-type="float">
            <text:p>0.420018</text:p>
          </table:table-cell>
          <table:table-cell office:value-type="float" office:value="-0.000835514" calcext:value-type="float">
            <text:p>-0.000835514</text:p>
          </table:table-cell>
          <table:table-cell office:value-type="string" calcext:value-type="string">
            <text:p><text:s/></text:p>
          </table:table-cell>
          <table:table-cell office:value-type="float" office:value="0.318706" calcext:value-type="float">
            <text:p>0.318706</text:p>
          </table:table-cell>
          <table:table-cell office:value-type="float" office:value="-0.0158204" calcext:value-type="float">
            <text:p>-0.0158204</text:p>
          </table:table-cell>
          <table:table-cell office:value-type="float" office:value="0.878582" calcext:value-type="float">
            <text:p>0.878582</text:p>
          </table:table-cell>
          <table:table-cell office:value-type="string" calcext:value-type="string">
            <text:p><text:s/></text:p>
          </table:table-cell>
          <table:table-cell office:value-type="float" office:value="-1.60257" calcext:value-type="float">
            <text:p>-1.60257</text:p>
          </table:table-cell>
          <table:table-cell office:value-type="float" office:value="0.00493367" calcext:value-type="float">
            <text:p>0.00493367</text:p>
          </table:table-cell>
          <table:table-cell office:value-type="float" office:value="-1.56998" calcext:value-type="float">
            <text:p>-1.569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169058" calcext:value-type="float">
            <text:p>-0.0169058</text:p>
          </table:table-cell>
          <table:table-cell office:value-type="float" office:value="-0.650099" calcext:value-type="float">
            <text:p>-0.650099</text:p>
          </table:table-cell>
          <table:table-cell office:value-type="float" office:value="-0.0199284" calcext:value-type="float">
            <text:p>-0.0199284</text:p>
          </table:table-cell>
          <table:table-cell office:value-type="float" office:value="1.79994" calcext:value-type="float">
            <text:p>1.79994</text:p>
          </table:table-cell>
          <table:table-cell office:value-type="float" office:value="-0.00619192" calcext:value-type="float">
            <text:p>-0.00619192</text:p>
          </table:table-cell>
          <table:table-cell office:value-type="float" office:value="0.42002" calcext:value-type="float">
            <text:p>0.42002</text:p>
          </table:table-cell>
          <table:table-cell office:value-type="float" office:value="-0.000928255" calcext:value-type="float">
            <text:p>-0.000928255</text:p>
          </table:table-cell>
          <table:table-cell office:value-type="string" calcext:value-type="string">
            <text:p><text:s/></text:p>
          </table:table-cell>
          <table:table-cell office:value-type="float" office:value="0.318628" calcext:value-type="float">
            <text:p>0.318628</text:p>
          </table:table-cell>
          <table:table-cell office:value-type="float" office:value="-0.0175758" calcext:value-type="float">
            <text:p>-0.0175758</text:p>
          </table:table-cell>
          <table:table-cell office:value-type="float" office:value="0.87858" calcext:value-type="float">
            <text:p>0.87858</text:p>
          </table:table-cell>
          <table:table-cell office:value-type="string" calcext:value-type="string">
            <text:p><text:s/></text:p>
          </table:table-cell>
          <table:table-cell office:value-type="float" office:value="-1.6061" calcext:value-type="float">
            <text:p>-1.6061</text:p>
          </table:table-cell>
          <table:table-cell office:value-type="float" office:value="0.00548159" calcext:value-type="float">
            <text:p>0.00548159</text:p>
          </table:table-cell>
          <table:table-cell office:value-type="float" office:value="-1.56998" calcext:value-type="float">
            <text:p>-1.569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185947" calcext:value-type="float">
            <text:p>-0.0185947</text:p>
          </table:table-cell>
          <table:table-cell office:value-type="float" office:value="-0.650115" calcext:value-type="float">
            <text:p>-0.650115</text:p>
          </table:table-cell>
          <table:table-cell office:value-type="float" office:value="-0.0219193" calcext:value-type="float">
            <text:p>-0.0219193</text:p>
          </table:table-cell>
          <table:table-cell office:value-type="float" office:value="1.79992" calcext:value-type="float">
            <text:p>1.79992</text:p>
          </table:table-cell>
          <table:table-cell office:value-type="float" office:value="-0.00681048" calcext:value-type="float">
            <text:p>-0.00681048</text:p>
          </table:table-cell>
          <table:table-cell office:value-type="float" office:value="0.420021" calcext:value-type="float">
            <text:p>0.420021</text:p>
          </table:table-cell>
          <table:table-cell office:value-type="float" office:value="-0.00102097" calcext:value-type="float">
            <text:p>-0.00102097</text:p>
          </table:table-cell>
          <table:table-cell office:value-type="string" calcext:value-type="string">
            <text:p><text:s/></text:p>
          </table:table-cell>
          <table:table-cell office:value-type="float" office:value="0.318543" calcext:value-type="float">
            <text:p>0.318543</text:p>
          </table:table-cell>
          <table:table-cell office:value-type="float" office:value="-0.0193304" calcext:value-type="float">
            <text:p>-0.0193304</text:p>
          </table:table-cell>
          <table:table-cell office:value-type="float" office:value="0.878578" calcext:value-type="float">
            <text:p>0.878578</text:p>
          </table:table-cell>
          <table:table-cell office:value-type="string" calcext:value-type="string">
            <text:p><text:s/></text:p>
          </table:table-cell>
          <table:table-cell office:value-type="float" office:value="-1.60962" calcext:value-type="float">
            <text:p>-1.60962</text:p>
          </table:table-cell>
          <table:table-cell office:value-type="float" office:value="0.00602941" calcext:value-type="float">
            <text:p>0.00602941</text:p>
          </table:table-cell>
          <table:table-cell office:value-type="float" office:value="-1.56997" calcext:value-type="float">
            <text:p>-1.569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202831" calcext:value-type="float">
            <text:p>-0.0202831</text:p>
          </table:table-cell>
          <table:table-cell office:value-type="float" office:value="-0.650131" calcext:value-type="float">
            <text:p>-0.650131</text:p>
          </table:table-cell>
          <table:table-cell office:value-type="float" office:value="-0.0239095" calcext:value-type="float">
            <text:p>-0.0239095</text:p>
          </table:table-cell>
          <table:table-cell office:value-type="float" office:value="1.79991" calcext:value-type="float">
            <text:p>1.79991</text:p>
          </table:table-cell>
          <table:table-cell office:value-type="float" office:value="-0.00742885" calcext:value-type="float">
            <text:p>-0.00742885</text:p>
          </table:table-cell>
          <table:table-cell office:value-type="float" office:value="0.420022" calcext:value-type="float">
            <text:p>0.420022</text:p>
          </table:table-cell>
          <table:table-cell office:value-type="float" office:value="-0.00111365" calcext:value-type="float">
            <text:p>-0.00111365</text:p>
          </table:table-cell>
          <table:table-cell office:value-type="string" calcext:value-type="string">
            <text:p><text:s/></text:p>
          </table:table-cell>
          <table:table-cell office:value-type="float" office:value="0.318449" calcext:value-type="float">
            <text:p>0.318449</text:p>
          </table:table-cell>
          <table:table-cell office:value-type="float" office:value="-0.0210842" calcext:value-type="float">
            <text:p>-0.0210842</text:p>
          </table:table-cell>
          <table:table-cell office:value-type="float" office:value="0.878575" calcext:value-type="float">
            <text:p>0.878575</text:p>
          </table:table-cell>
          <table:table-cell office:value-type="string" calcext:value-type="string">
            <text:p><text:s/></text:p>
          </table:table-cell>
          <table:table-cell office:value-type="float" office:value="-1.61315" calcext:value-type="float">
            <text:p>-1.61315</text:p>
          </table:table-cell>
          <table:table-cell office:value-type="float" office:value="0.00657711" calcext:value-type="float">
            <text:p>0.00657711</text:p>
          </table:table-cell>
          <table:table-cell office:value-type="float" office:value="-1.56997" calcext:value-type="float">
            <text:p>-1.569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21971" calcext:value-type="float">
            <text:p>-0.021971</text:p>
          </table:table-cell>
          <table:table-cell office:value-type="float" office:value="-0.650149" calcext:value-type="float">
            <text:p>-0.650149</text:p>
          </table:table-cell>
          <table:table-cell office:value-type="float" office:value="-0.0258991" calcext:value-type="float">
            <text:p>-0.0258991</text:p>
          </table:table-cell>
          <table:table-cell office:value-type="float" office:value="1.79989" calcext:value-type="float">
            <text:p>1.79989</text:p>
          </table:table-cell>
          <table:table-cell office:value-type="float" office:value="-0.00804702" calcext:value-type="float">
            <text:p>-0.00804702</text:p>
          </table:table-cell>
          <table:table-cell office:value-type="float" office:value="0.420023" calcext:value-type="float">
            <text:p>0.420023</text:p>
          </table:table-cell>
          <table:table-cell office:value-type="float" office:value="-0.00120629" calcext:value-type="float">
            <text:p>-0.00120629</text:p>
          </table:table-cell>
          <table:table-cell office:value-type="string" calcext:value-type="string">
            <text:p><text:s/></text:p>
          </table:table-cell>
          <table:table-cell office:value-type="float" office:value="0.318348" calcext:value-type="float">
            <text:p>0.318348</text:p>
          </table:table-cell>
          <table:table-cell office:value-type="float" office:value="-0.022837" calcext:value-type="float">
            <text:p>-0.022837</text:p>
          </table:table-cell>
          <table:table-cell office:value-type="float" office:value="0.878573" calcext:value-type="float">
            <text:p>0.878573</text:p>
          </table:table-cell>
          <table:table-cell office:value-type="string" calcext:value-type="string">
            <text:p><text:s/></text:p>
          </table:table-cell>
          <table:table-cell office:value-type="float" office:value="-1.61667" calcext:value-type="float">
            <text:p>-1.61667</text:p>
          </table:table-cell>
          <table:table-cell office:value-type="float" office:value="0.00712469" calcext:value-type="float">
            <text:p>0.00712469</text:p>
          </table:table-cell>
          <table:table-cell office:value-type="float" office:value="-1.56996" calcext:value-type="float">
            <text:p>-1.569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236582" calcext:value-type="float">
            <text:p>-0.0236582</text:p>
          </table:table-cell>
          <table:table-cell office:value-type="float" office:value="-0.650167" calcext:value-type="float">
            <text:p>-0.650167</text:p>
          </table:table-cell>
          <table:table-cell office:value-type="float" office:value="-0.027888" calcext:value-type="float">
            <text:p>-0.027888</text:p>
          </table:table-cell>
          <table:table-cell office:value-type="float" office:value="1.79987" calcext:value-type="float">
            <text:p>1.79987</text:p>
          </table:table-cell>
          <table:table-cell office:value-type="float" office:value="-0.00866496" calcext:value-type="float">
            <text:p>-0.00866496</text:p>
          </table:table-cell>
          <table:table-cell office:value-type="float" office:value="0.420024" calcext:value-type="float">
            <text:p>0.420024</text:p>
          </table:table-cell>
          <table:table-cell office:value-type="float" office:value="-0.0012989" calcext:value-type="float">
            <text:p>-0.0012989</text:p>
          </table:table-cell>
          <table:table-cell office:value-type="string" calcext:value-type="string">
            <text:p><text:s/></text:p>
          </table:table-cell>
          <table:table-cell office:value-type="float" office:value="0.318239" calcext:value-type="float">
            <text:p>0.318239</text:p>
          </table:table-cell>
          <table:table-cell office:value-type="float" office:value="-0.0245888" calcext:value-type="float">
            <text:p>-0.0245888</text:p>
          </table:table-cell>
          <table:table-cell office:value-type="float" office:value="0.87857" calcext:value-type="float">
            <text:p>0.87857</text:p>
          </table:table-cell>
          <table:table-cell office:value-type="string" calcext:value-type="string">
            <text:p><text:s/></text:p>
          </table:table-cell>
          <table:table-cell office:value-type="float" office:value="-1.6202" calcext:value-type="float">
            <text:p>-1.6202</text:p>
          </table:table-cell>
          <table:table-cell office:value-type="float" office:value="0.00767213" calcext:value-type="float">
            <text:p>0.00767213</text:p>
          </table:table-cell>
          <table:table-cell office:value-type="float" office:value="-1.56996" calcext:value-type="float">
            <text:p>-1.569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253449" calcext:value-type="float">
            <text:p>-0.0253449</text:p>
          </table:table-cell>
          <table:table-cell office:value-type="float" office:value="-0.650187" calcext:value-type="float">
            <text:p>-0.650187</text:p>
          </table:table-cell>
          <table:table-cell office:value-type="float" office:value="-0.0298762" calcext:value-type="float">
            <text:p>-0.0298762</text:p>
          </table:table-cell>
          <table:table-cell office:value-type="float" office:value="1.79985" calcext:value-type="float">
            <text:p>1.79985</text:p>
          </table:table-cell>
          <table:table-cell office:value-type="float" office:value="-0.00928267" calcext:value-type="float">
            <text:p>-0.00928267</text:p>
          </table:table-cell>
          <table:table-cell office:value-type="float" office:value="0.420025" calcext:value-type="float">
            <text:p>0.420025</text:p>
          </table:table-cell>
          <table:table-cell office:value-type="float" office:value="-0.00139148" calcext:value-type="float">
            <text:p>-0.00139148</text:p>
          </table:table-cell>
          <table:table-cell office:value-type="string" calcext:value-type="string">
            <text:p><text:s/></text:p>
          </table:table-cell>
          <table:table-cell office:value-type="float" office:value="0.318122" calcext:value-type="float">
            <text:p>0.318122</text:p>
          </table:table-cell>
          <table:table-cell office:value-type="float" office:value="-0.0263396" calcext:value-type="float">
            <text:p>-0.0263396</text:p>
          </table:table-cell>
          <table:table-cell office:value-type="float" office:value="0.878567" calcext:value-type="float">
            <text:p>0.878567</text:p>
          </table:table-cell>
          <table:table-cell office:value-type="string" calcext:value-type="string">
            <text:p><text:s/></text:p>
          </table:table-cell>
          <table:table-cell office:value-type="float" office:value="-1.62372" calcext:value-type="float">
            <text:p>-1.62372</text:p>
          </table:table-cell>
          <table:table-cell office:value-type="float" office:value="0.00821942" calcext:value-type="float">
            <text:p>0.00821942</text:p>
          </table:table-cell>
          <table:table-cell office:value-type="float" office:value="-1.56995" calcext:value-type="float">
            <text:p>-1.569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270308" calcext:value-type="float">
            <text:p>-0.0270308</text:p>
          </table:table-cell>
          <table:table-cell office:value-type="float" office:value="-0.650208" calcext:value-type="float">
            <text:p>-0.650208</text:p>
          </table:table-cell>
          <table:table-cell office:value-type="float" office:value="-0.0318635" calcext:value-type="float">
            <text:p>-0.0318635</text:p>
          </table:table-cell>
          <table:table-cell office:value-type="float" office:value="1.79983" calcext:value-type="float">
            <text:p>1.79983</text:p>
          </table:table-cell>
          <table:table-cell office:value-type="float" office:value="-0.00990012" calcext:value-type="float">
            <text:p>-0.00990012</text:p>
          </table:table-cell>
          <table:table-cell office:value-type="float" office:value="0.420026" calcext:value-type="float">
            <text:p>0.420026</text:p>
          </table:table-cell>
          <table:table-cell office:value-type="float" office:value="-0.001484" calcext:value-type="float">
            <text:p>-0.001484</text:p>
          </table:table-cell>
          <table:table-cell office:value-type="string" calcext:value-type="string">
            <text:p><text:s/></text:p>
          </table:table-cell>
          <table:table-cell office:value-type="float" office:value="0.317997" calcext:value-type="float">
            <text:p>0.317997</text:p>
          </table:table-cell>
          <table:table-cell office:value-type="float" office:value="-0.0280891" calcext:value-type="float">
            <text:p>-0.0280891</text:p>
          </table:table-cell>
          <table:table-cell office:value-type="float" office:value="0.878564" calcext:value-type="float">
            <text:p>0.878564</text:p>
          </table:table-cell>
          <table:table-cell office:value-type="string" calcext:value-type="string">
            <text:p><text:s/></text:p>
          </table:table-cell>
          <table:table-cell office:value-type="float" office:value="-1.62724" calcext:value-type="float">
            <text:p>-1.62724</text:p>
          </table:table-cell>
          <table:table-cell office:value-type="float" office:value="0.00876654" calcext:value-type="float">
            <text:p>0.00876654</text:p>
          </table:table-cell>
          <table:table-cell office:value-type="float" office:value="-1.56995" calcext:value-type="float">
            <text:p>-1.569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28716" calcext:value-type="float">
            <text:p>-0.028716</text:p>
          </table:table-cell>
          <table:table-cell office:value-type="float" office:value="-0.65023" calcext:value-type="float">
            <text:p>-0.65023</text:p>
          </table:table-cell>
          <table:table-cell office:value-type="float" office:value="-0.03385" calcext:value-type="float">
            <text:p>-0.03385</text:p>
          </table:table-cell>
          <table:table-cell office:value-type="float" office:value="1.7998" calcext:value-type="float">
            <text:p>1.7998</text:p>
          </table:table-cell>
          <table:table-cell office:value-type="float" office:value="-0.0105173" calcext:value-type="float">
            <text:p>-0.0105173</text:p>
          </table:table-cell>
          <table:table-cell office:value-type="float" office:value="0.420026" calcext:value-type="float">
            <text:p>0.420026</text:p>
          </table:table-cell>
          <table:table-cell office:value-type="float" office:value="-0.00157649" calcext:value-type="float">
            <text:p>-0.00157649</text:p>
          </table:table-cell>
          <table:table-cell office:value-type="string" calcext:value-type="string">
            <text:p><text:s/></text:p>
          </table:table-cell>
          <table:table-cell office:value-type="float" office:value="0.317865" calcext:value-type="float">
            <text:p>0.317865</text:p>
          </table:table-cell>
          <table:table-cell office:value-type="float" office:value="-0.0298374" calcext:value-type="float">
            <text:p>-0.0298374</text:p>
          </table:table-cell>
          <table:table-cell office:value-type="float" office:value="0.878561" calcext:value-type="float">
            <text:p>0.878561</text:p>
          </table:table-cell>
          <table:table-cell office:value-type="string" calcext:value-type="string">
            <text:p><text:s/></text:p>
          </table:table-cell>
          <table:table-cell office:value-type="float" office:value="-1.63076" calcext:value-type="float">
            <text:p>-1.63076</text:p>
          </table:table-cell>
          <table:table-cell office:value-type="float" office:value="0.00931348" calcext:value-type="float">
            <text:p>0.00931348</text:p>
          </table:table-cell>
          <table:table-cell office:value-type="float" office:value="-1.56994" calcext:value-type="float">
            <text:p>-1.569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304005" calcext:value-type="float">
            <text:p>-0.0304005</text:p>
          </table:table-cell>
          <table:table-cell office:value-type="float" office:value="-0.650252" calcext:value-type="float">
            <text:p>-0.650252</text:p>
          </table:table-cell>
          <table:table-cell office:value-type="float" office:value="-0.0358356" calcext:value-type="float">
            <text:p>-0.0358356</text:p>
          </table:table-cell>
          <table:table-cell office:value-type="float" office:value="1.79978" calcext:value-type="float">
            <text:p>1.79978</text:p>
          </table:table-cell>
          <table:table-cell office:value-type="float" office:value="-0.0111342" calcext:value-type="float">
            <text:p>-0.0111342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166893" calcext:value-type="float">
            <text:p>-0.00166893</text:p>
          </table:table-cell>
          <table:table-cell office:value-type="string" calcext:value-type="string">
            <text:p><text:s/></text:p>
          </table:table-cell>
          <table:table-cell office:value-type="float" office:value="0.317724" calcext:value-type="float">
            <text:p>0.317724</text:p>
          </table:table-cell>
          <table:table-cell office:value-type="float" office:value="-0.0315844" calcext:value-type="float">
            <text:p>-0.0315844</text:p>
          </table:table-cell>
          <table:table-cell office:value-type="float" office:value="0.878557" calcext:value-type="float">
            <text:p>0.878557</text:p>
          </table:table-cell>
          <table:table-cell office:value-type="string" calcext:value-type="string">
            <text:p><text:s/></text:p>
          </table:table-cell>
          <table:table-cell office:value-type="float" office:value="-1.63428" calcext:value-type="float">
            <text:p>-1.63428</text:p>
          </table:table-cell>
          <table:table-cell office:value-type="float" office:value="0.00986023" calcext:value-type="float">
            <text:p>0.00986023</text:p>
          </table:table-cell>
          <table:table-cell office:value-type="float" office:value="-1.56994" calcext:value-type="float">
            <text:p>-1.569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320841" calcext:value-type="float">
            <text:p>-0.0320841</text:p>
          </table:table-cell>
          <table:table-cell office:value-type="float" office:value="-0.650276" calcext:value-type="float">
            <text:p>-0.650276</text:p>
          </table:table-cell>
          <table:table-cell office:value-type="float" office:value="-0.0378201" calcext:value-type="float">
            <text:p>-0.0378201</text:p>
          </table:table-cell>
          <table:table-cell office:value-type="float" office:value="1.79975" calcext:value-type="float">
            <text:p>1.79975</text:p>
          </table:table-cell>
          <table:table-cell office:value-type="float" office:value="-0.0117507" calcext:value-type="float">
            <text:p>-0.0117507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176131" calcext:value-type="float">
            <text:p>-0.00176131</text:p>
          </table:table-cell>
          <table:table-cell office:value-type="string" calcext:value-type="string">
            <text:p><text:s/></text:p>
          </table:table-cell>
          <table:table-cell office:value-type="float" office:value="0.317576" calcext:value-type="float">
            <text:p>0.317576</text:p>
          </table:table-cell>
          <table:table-cell office:value-type="float" office:value="-0.03333" calcext:value-type="float">
            <text:p>-0.03333</text:p>
          </table:table-cell>
          <table:table-cell office:value-type="float" office:value="0.878553" calcext:value-type="float">
            <text:p>0.878553</text:p>
          </table:table-cell>
          <table:table-cell office:value-type="string" calcext:value-type="string">
            <text:p><text:s/></text:p>
          </table:table-cell>
          <table:table-cell office:value-type="float" office:value="-1.63779" calcext:value-type="float">
            <text:p>-1.63779</text:p>
          </table:table-cell>
          <table:table-cell office:value-type="float" office:value="0.0104068" calcext:value-type="float">
            <text:p>0.0104068</text:p>
          </table:table-cell>
          <table:table-cell office:value-type="float" office:value="-1.56993" calcext:value-type="float">
            <text:p>-1.569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337668" calcext:value-type="float">
            <text:p>-0.0337668</text:p>
          </table:table-cell>
          <table:table-cell office:value-type="float" office:value="-0.650301" calcext:value-type="float">
            <text:p>-0.650301</text:p>
          </table:table-cell>
          <table:table-cell office:value-type="float" office:value="-0.0398037" calcext:value-type="float">
            <text:p>-0.0398037</text:p>
          </table:table-cell>
          <table:table-cell office:value-type="float" office:value="1.79972" calcext:value-type="float">
            <text:p>1.79972</text:p>
          </table:table-cell>
          <table:table-cell office:value-type="float" office:value="-0.012367" calcext:value-type="float">
            <text:p>-0.012367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185365" calcext:value-type="float">
            <text:p>-0.00185365</text:p>
          </table:table-cell>
          <table:table-cell office:value-type="string" calcext:value-type="string">
            <text:p><text:s/></text:p>
          </table:table-cell>
          <table:table-cell office:value-type="float" office:value="0.31742" calcext:value-type="float">
            <text:p>0.31742</text:p>
          </table:table-cell>
          <table:table-cell office:value-type="float" office:value="-0.0350741" calcext:value-type="float">
            <text:p>-0.0350741</text:p>
          </table:table-cell>
          <table:table-cell office:value-type="float" office:value="0.878549" calcext:value-type="float">
            <text:p>0.878549</text:p>
          </table:table-cell>
          <table:table-cell office:value-type="string" calcext:value-type="string">
            <text:p><text:s/></text:p>
          </table:table-cell>
          <table:table-cell office:value-type="float" office:value="-1.64131" calcext:value-type="float">
            <text:p>-1.64131</text:p>
          </table:table-cell>
          <table:table-cell office:value-type="float" office:value="0.0109531" calcext:value-type="float">
            <text:p>0.0109531</text:p>
          </table:table-cell>
          <table:table-cell office:value-type="float" office:value="-1.56992" calcext:value-type="float">
            <text:p>-1.569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354486" calcext:value-type="float">
            <text:p>-0.0354486</text:p>
          </table:table-cell>
          <table:table-cell office:value-type="float" office:value="-0.650327" calcext:value-type="float">
            <text:p>-0.650327</text:p>
          </table:table-cell>
          <table:table-cell office:value-type="float" office:value="-0.0417861" calcext:value-type="float">
            <text:p>-0.0417861</text:p>
          </table:table-cell>
          <table:table-cell office:value-type="float" office:value="1.79969" calcext:value-type="float">
            <text:p>1.79969</text:p>
          </table:table-cell>
          <table:table-cell office:value-type="float" office:value="-0.0129829" calcext:value-type="float">
            <text:p>-0.0129829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194593" calcext:value-type="float">
            <text:p>-0.00194593</text:p>
          </table:table-cell>
          <table:table-cell office:value-type="string" calcext:value-type="string">
            <text:p><text:s/></text:p>
          </table:table-cell>
          <table:table-cell office:value-type="float" office:value="0.317256" calcext:value-type="float">
            <text:p>0.317256</text:p>
          </table:table-cell>
          <table:table-cell office:value-type="float" office:value="-0.0368166" calcext:value-type="float">
            <text:p>-0.0368166</text:p>
          </table:table-cell>
          <table:table-cell office:value-type="float" office:value="0.878545" calcext:value-type="float">
            <text:p>0.878545</text:p>
          </table:table-cell>
          <table:table-cell office:value-type="string" calcext:value-type="string">
            <text:p><text:s/></text:p>
          </table:table-cell>
          <table:table-cell office:value-type="float" office:value="-1.64482" calcext:value-type="float">
            <text:p>-1.64482</text:p>
          </table:table-cell>
          <table:table-cell office:value-type="float" office:value="0.0114992" calcext:value-type="float">
            <text:p>0.0114992</text:p>
          </table:table-cell>
          <table:table-cell office:value-type="float" office:value="-1.56991" calcext:value-type="float">
            <text:p>-1.569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0371295" calcext:value-type="float">
            <text:p>-0.0371295</text:p>
          </table:table-cell>
          <table:table-cell office:value-type="float" office:value="-0.650354" calcext:value-type="float">
            <text:p>-0.650354</text:p>
          </table:table-cell>
          <table:table-cell office:value-type="float" office:value="-0.0437675" calcext:value-type="float">
            <text:p>-0.0437675</text:p>
          </table:table-cell>
          <table:table-cell office:value-type="float" office:value="1.79966" calcext:value-type="float">
            <text:p>1.79966</text:p>
          </table:table-cell>
          <table:table-cell office:value-type="float" office:value="-0.0135984" calcext:value-type="float">
            <text:p>-0.0135984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203816" calcext:value-type="float">
            <text:p>-0.00203816</text:p>
          </table:table-cell>
          <table:table-cell office:value-type="string" calcext:value-type="string">
            <text:p><text:s/></text:p>
          </table:table-cell>
          <table:table-cell office:value-type="float" office:value="0.317085" calcext:value-type="float">
            <text:p>0.317085</text:p>
          </table:table-cell>
          <table:table-cell office:value-type="float" office:value="-0.0385575" calcext:value-type="float">
            <text:p>-0.0385575</text:p>
          </table:table-cell>
          <table:table-cell office:value-type="float" office:value="0.87854" calcext:value-type="float">
            <text:p>0.87854</text:p>
          </table:table-cell>
          <table:table-cell office:value-type="string" calcext:value-type="string">
            <text:p><text:s/></text:p>
          </table:table-cell>
          <table:table-cell office:value-type="float" office:value="-1.64833" calcext:value-type="float">
            <text:p>-1.64833</text:p>
          </table:table-cell>
          <table:table-cell office:value-type="float" office:value="0.0120451" calcext:value-type="float">
            <text:p>0.0120451</text:p>
          </table:table-cell>
          <table:table-cell office:value-type="float" office:value="-1.56991" calcext:value-type="float">
            <text:p>-1.569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388093" calcext:value-type="float">
            <text:p>-0.0388093</text:p>
          </table:table-cell>
          <table:table-cell office:value-type="float" office:value="-0.650382" calcext:value-type="float">
            <text:p>-0.650382</text:p>
          </table:table-cell>
          <table:table-cell office:value-type="float" office:value="-0.0457476" calcext:value-type="float">
            <text:p>-0.0457476</text:p>
          </table:table-cell>
          <table:table-cell office:value-type="float" office:value="1.79962" calcext:value-type="float">
            <text:p>1.79962</text:p>
          </table:table-cell>
          <table:table-cell office:value-type="float" office:value="-0.0142136" calcext:value-type="float">
            <text:p>-0.0142136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213032" calcext:value-type="float">
            <text:p>-0.00213032</text:p>
          </table:table-cell>
          <table:table-cell office:value-type="string" calcext:value-type="string">
            <text:p><text:s/></text:p>
          </table:table-cell>
          <table:table-cell office:value-type="float" office:value="0.316906" calcext:value-type="float">
            <text:p>0.316906</text:p>
          </table:table-cell>
          <table:table-cell office:value-type="float" office:value="-0.0402967" calcext:value-type="float">
            <text:p>-0.0402967</text:p>
          </table:table-cell>
          <table:table-cell office:value-type="float" office:value="0.878536" calcext:value-type="float">
            <text:p>0.878536</text:p>
          </table:table-cell>
          <table:table-cell office:value-type="string" calcext:value-type="string">
            <text:p><text:s/></text:p>
          </table:table-cell>
          <table:table-cell office:value-type="float" office:value="-1.65184" calcext:value-type="float">
            <text:p>-1.65184</text:p>
          </table:table-cell>
          <table:table-cell office:value-type="float" office:value="0.0125907" calcext:value-type="float">
            <text:p>0.0125907</text:p>
          </table:table-cell>
          <table:table-cell office:value-type="float" office:value="-1.5699" calcext:value-type="float">
            <text:p>-1.56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404881" calcext:value-type="float">
            <text:p>-0.0404881</text:p>
          </table:table-cell>
          <table:table-cell office:value-type="float" office:value="-0.650411" calcext:value-type="float">
            <text:p>-0.650411</text:p>
          </table:table-cell>
          <table:table-cell office:value-type="float" office:value="-0.0477265" calcext:value-type="float">
            <text:p>-0.0477265</text:p>
          </table:table-cell>
          <table:table-cell office:value-type="float" office:value="1.79959" calcext:value-type="float">
            <text:p>1.79959</text:p>
          </table:table-cell>
          <table:table-cell office:value-type="float" office:value="-0.0148283" calcext:value-type="float">
            <text:p>-0.0148283</text:p>
          </table:table-cell>
          <table:table-cell office:value-type="float" office:value="0.420026" calcext:value-type="float">
            <text:p>0.420026</text:p>
          </table:table-cell>
          <table:table-cell office:value-type="float" office:value="-0.00222242" calcext:value-type="float">
            <text:p>-0.00222242</text:p>
          </table:table-cell>
          <table:table-cell office:value-type="string" calcext:value-type="string">
            <text:p><text:s/></text:p>
          </table:table-cell>
          <table:table-cell office:value-type="float" office:value="0.316719" calcext:value-type="float">
            <text:p>0.316719</text:p>
          </table:table-cell>
          <table:table-cell office:value-type="float" office:value="-0.0420341" calcext:value-type="float">
            <text:p>-0.0420341</text:p>
          </table:table-cell>
          <table:table-cell office:value-type="float" office:value="0.878531" calcext:value-type="float">
            <text:p>0.878531</text:p>
          </table:table-cell>
          <table:table-cell office:value-type="string" calcext:value-type="string">
            <text:p><text:s/></text:p>
          </table:table-cell>
          <table:table-cell office:value-type="float" office:value="-1.65534" calcext:value-type="float">
            <text:p>-1.65534</text:p>
          </table:table-cell>
          <table:table-cell office:value-type="float" office:value="0.0131361" calcext:value-type="float">
            <text:p>0.0131361</text:p>
          </table:table-cell>
          <table:table-cell office:value-type="float" office:value="-1.56989" calcext:value-type="float">
            <text:p>-1.569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421658" calcext:value-type="float">
            <text:p>-0.0421658</text:p>
          </table:table-cell>
          <table:table-cell office:value-type="float" office:value="-0.650441" calcext:value-type="float">
            <text:p>-0.650441</text:p>
          </table:table-cell>
          <table:table-cell office:value-type="float" office:value="-0.049704" calcext:value-type="float">
            <text:p>-0.049704</text:p>
          </table:table-cell>
          <table:table-cell office:value-type="float" office:value="1.79955" calcext:value-type="float">
            <text:p>1.79955</text:p>
          </table:table-cell>
          <table:table-cell office:value-type="float" office:value="-0.0154427" calcext:value-type="float">
            <text:p>-0.0154427</text:p>
          </table:table-cell>
          <table:table-cell office:value-type="float" office:value="0.420026" calcext:value-type="float">
            <text:p>0.420026</text:p>
          </table:table-cell>
          <table:table-cell office:value-type="float" office:value="-0.00231446" calcext:value-type="float">
            <text:p>-0.00231446</text:p>
          </table:table-cell>
          <table:table-cell office:value-type="string" calcext:value-type="string">
            <text:p><text:s/></text:p>
          </table:table-cell>
          <table:table-cell office:value-type="float" office:value="0.316524" calcext:value-type="float">
            <text:p>0.316524</text:p>
          </table:table-cell>
          <table:table-cell office:value-type="float" office:value="-0.0437697" calcext:value-type="float">
            <text:p>-0.0437697</text:p>
          </table:table-cell>
          <table:table-cell office:value-type="float" office:value="0.878526" calcext:value-type="float">
            <text:p>0.878526</text:p>
          </table:table-cell>
          <table:table-cell office:value-type="string" calcext:value-type="string">
            <text:p><text:s/></text:p>
          </table:table-cell>
          <table:table-cell office:value-type="float" office:value="-1.65884" calcext:value-type="float">
            <text:p>-1.65884</text:p>
          </table:table-cell>
          <table:table-cell office:value-type="float" office:value="0.0136811" calcext:value-type="float">
            <text:p>0.0136811</text:p>
          </table:table-cell>
          <table:table-cell office:value-type="float" office:value="-1.56988" calcext:value-type="float">
            <text:p>-1.569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438423" calcext:value-type="float">
            <text:p>-0.0438423</text:p>
          </table:table-cell>
          <table:table-cell office:value-type="float" office:value="-0.650472" calcext:value-type="float">
            <text:p>-0.650472</text:p>
          </table:table-cell>
          <table:table-cell office:value-type="float" office:value="-0.0516803" calcext:value-type="float">
            <text:p>-0.0516803</text:p>
          </table:table-cell>
          <table:table-cell office:value-type="float" office:value="1.79952" calcext:value-type="float">
            <text:p>1.79952</text:p>
          </table:table-cell>
          <table:table-cell office:value-type="float" office:value="-0.0160566" calcext:value-type="float">
            <text:p>-0.0160566</text:p>
          </table:table-cell>
          <table:table-cell office:value-type="float" office:value="0.420025" calcext:value-type="float">
            <text:p>0.420025</text:p>
          </table:table-cell>
          <table:table-cell office:value-type="float" office:value="-0.00240643" calcext:value-type="float">
            <text:p>-0.00240643</text:p>
          </table:table-cell>
          <table:table-cell office:value-type="string" calcext:value-type="string">
            <text:p><text:s/></text:p>
          </table:table-cell>
          <table:table-cell office:value-type="float" office:value="0.316322" calcext:value-type="float">
            <text:p>0.316322</text:p>
          </table:table-cell>
          <table:table-cell office:value-type="float" office:value="-0.0455033" calcext:value-type="float">
            <text:p>-0.0455033</text:p>
          </table:table-cell>
          <table:table-cell office:value-type="float" office:value="0.878521" calcext:value-type="float">
            <text:p>0.878521</text:p>
          </table:table-cell>
          <table:table-cell office:value-type="string" calcext:value-type="string">
            <text:p><text:s/></text:p>
          </table:table-cell>
          <table:table-cell office:value-type="float" office:value="-1.66235" calcext:value-type="float">
            <text:p>-1.66235</text:p>
          </table:table-cell>
          <table:table-cell office:value-type="float" office:value="0.0142259" calcext:value-type="float">
            <text:p>0.0142259</text:p>
          </table:table-cell>
          <table:table-cell office:value-type="float" office:value="-1.56987" calcext:value-type="float">
            <text:p>-1.569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455177" calcext:value-type="float">
            <text:p>-0.0455177</text:p>
          </table:table-cell>
          <table:table-cell office:value-type="float" office:value="-0.650504" calcext:value-type="float">
            <text:p>-0.650504</text:p>
          </table:table-cell>
          <table:table-cell office:value-type="float" office:value="-0.0536551" calcext:value-type="float">
            <text:p>-0.0536551</text:p>
          </table:table-cell>
          <table:table-cell office:value-type="float" office:value="1.79948" calcext:value-type="float">
            <text:p>1.79948</text:p>
          </table:table-cell>
          <table:table-cell office:value-type="float" office:value="-0.0166701" calcext:value-type="float">
            <text:p>-0.0166701</text:p>
          </table:table-cell>
          <table:table-cell office:value-type="float" office:value="0.420025" calcext:value-type="float">
            <text:p>0.420025</text:p>
          </table:table-cell>
          <table:table-cell office:value-type="float" office:value="-0.00249833" calcext:value-type="float">
            <text:p>-0.00249833</text:p>
          </table:table-cell>
          <table:table-cell office:value-type="string" calcext:value-type="string">
            <text:p><text:s/></text:p>
          </table:table-cell>
          <table:table-cell office:value-type="float" office:value="0.316112" calcext:value-type="float">
            <text:p>0.316112</text:p>
          </table:table-cell>
          <table:table-cell office:value-type="float" office:value="-0.047235" calcext:value-type="float">
            <text:p>-0.047235</text:p>
          </table:table-cell>
          <table:table-cell office:value-type="float" office:value="0.878515" calcext:value-type="float">
            <text:p>0.878515</text:p>
          </table:table-cell>
          <table:table-cell office:value-type="string" calcext:value-type="string">
            <text:p><text:s/></text:p>
          </table:table-cell>
          <table:table-cell office:value-type="float" office:value="-1.66584" calcext:value-type="float">
            <text:p>-1.66584</text:p>
          </table:table-cell>
          <table:table-cell office:value-type="float" office:value="0.0147704" calcext:value-type="float">
            <text:p>0.0147704</text:p>
          </table:table-cell>
          <table:table-cell office:value-type="float" office:value="-1.56986" calcext:value-type="float">
            <text:p>-1.569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471918" calcext:value-type="float">
            <text:p>-0.0471918</text:p>
          </table:table-cell>
          <table:table-cell office:value-type="float" office:value="-0.650536" calcext:value-type="float">
            <text:p>-0.650536</text:p>
          </table:table-cell>
          <table:table-cell office:value-type="float" office:value="-0.0556284" calcext:value-type="float">
            <text:p>-0.0556284</text:p>
          </table:table-cell>
          <table:table-cell office:value-type="float" office:value="1.79943" calcext:value-type="float">
            <text:p>1.79943</text:p>
          </table:table-cell>
          <table:table-cell office:value-type="float" office:value="-0.0172831" calcext:value-type="float">
            <text:p>-0.0172831</text:p>
          </table:table-cell>
          <table:table-cell office:value-type="float" office:value="0.420024" calcext:value-type="float">
            <text:p>0.420024</text:p>
          </table:table-cell>
          <table:table-cell office:value-type="float" office:value="-0.00259016" calcext:value-type="float">
            <text:p>-0.00259016</text:p>
          </table:table-cell>
          <table:table-cell office:value-type="string" calcext:value-type="string">
            <text:p><text:s/></text:p>
          </table:table-cell>
          <table:table-cell office:value-type="float" office:value="0.315895" calcext:value-type="float">
            <text:p>0.315895</text:p>
          </table:table-cell>
          <table:table-cell office:value-type="float" office:value="-0.0489645" calcext:value-type="float">
            <text:p>-0.0489645</text:p>
          </table:table-cell>
          <table:table-cell office:value-type="float" office:value="0.878509" calcext:value-type="float">
            <text:p>0.878509</text:p>
          </table:table-cell>
          <table:table-cell office:value-type="string" calcext:value-type="string">
            <text:p><text:s/></text:p>
          </table:table-cell>
          <table:table-cell office:value-type="float" office:value="-1.66934" calcext:value-type="float">
            <text:p>-1.66934</text:p>
          </table:table-cell>
          <table:table-cell office:value-type="float" office:value="0.0153146" calcext:value-type="float">
            <text:p>0.0153146</text:p>
          </table:table-cell>
          <table:table-cell office:value-type="float" office:value="-1.56985" calcext:value-type="float">
            <text:p>-1.569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488646" calcext:value-type="float">
            <text:p>-0.0488646</text:p>
          </table:table-cell>
          <table:table-cell office:value-type="float" office:value="-0.65057" calcext:value-type="float">
            <text:p>-0.65057</text:p>
          </table:table-cell>
          <table:table-cell office:value-type="float" office:value="-0.0576003" calcext:value-type="float">
            <text:p>-0.0576003</text:p>
          </table:table-cell>
          <table:table-cell office:value-type="float" office:value="1.79939" calcext:value-type="float">
            <text:p>1.79939</text:p>
          </table:table-cell>
          <table:table-cell office:value-type="float" office:value="-0.0178956" calcext:value-type="float">
            <text:p>-0.0178956</text:p>
          </table:table-cell>
          <table:table-cell office:value-type="float" office:value="0.420023" calcext:value-type="float">
            <text:p>0.420023</text:p>
          </table:table-cell>
          <table:table-cell office:value-type="float" office:value="-0.00268191" calcext:value-type="float">
            <text:p>-0.00268191</text:p>
          </table:table-cell>
          <table:table-cell office:value-type="string" calcext:value-type="string">
            <text:p><text:s/></text:p>
          </table:table-cell>
          <table:table-cell office:value-type="float" office:value="0.31567" calcext:value-type="float">
            <text:p>0.31567</text:p>
          </table:table-cell>
          <table:table-cell office:value-type="float" office:value="-0.0506919" calcext:value-type="float">
            <text:p>-0.0506919</text:p>
          </table:table-cell>
          <table:table-cell office:value-type="float" office:value="0.878504" calcext:value-type="float">
            <text:p>0.878504</text:p>
          </table:table-cell>
          <table:table-cell office:value-type="string" calcext:value-type="string">
            <text:p><text:s/></text:p>
          </table:table-cell>
          <table:table-cell office:value-type="float" office:value="-1.67283" calcext:value-type="float">
            <text:p>-1.67283</text:p>
          </table:table-cell>
          <table:table-cell office:value-type="float" office:value="0.0158584" calcext:value-type="float">
            <text:p>0.0158584</text:p>
          </table:table-cell>
          <table:table-cell office:value-type="float" office:value="-1.56984" calcext:value-type="float">
            <text:p>-1.569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505361" calcext:value-type="float">
            <text:p>-0.0505361</text:p>
          </table:table-cell>
          <table:table-cell office:value-type="float" office:value="-0.650605" calcext:value-type="float">
            <text:p>-0.650605</text:p>
          </table:table-cell>
          <table:table-cell office:value-type="float" office:value="-0.0595705" calcext:value-type="float">
            <text:p>-0.0595705</text:p>
          </table:table-cell>
          <table:table-cell office:value-type="float" office:value="1.79935" calcext:value-type="float">
            <text:p>1.79935</text:p>
          </table:table-cell>
          <table:table-cell office:value-type="float" office:value="-0.0185077" calcext:value-type="float">
            <text:p>-0.0185077</text:p>
          </table:table-cell>
          <table:table-cell office:value-type="float" office:value="0.420022" calcext:value-type="float">
            <text:p>0.420022</text:p>
          </table:table-cell>
          <table:table-cell office:value-type="float" office:value="-0.00277359" calcext:value-type="float">
            <text:p>-0.00277359</text:p>
          </table:table-cell>
          <table:table-cell office:value-type="string" calcext:value-type="string">
            <text:p><text:s/></text:p>
          </table:table-cell>
          <table:table-cell office:value-type="float" office:value="0.315437" calcext:value-type="float">
            <text:p>0.315437</text:p>
          </table:table-cell>
          <table:table-cell office:value-type="float" office:value="-0.0524171" calcext:value-type="float">
            <text:p>-0.0524171</text:p>
          </table:table-cell>
          <table:table-cell office:value-type="float" office:value="0.878497" calcext:value-type="float">
            <text:p>0.878497</text:p>
          </table:table-cell>
          <table:table-cell office:value-type="string" calcext:value-type="string">
            <text:p><text:s/></text:p>
          </table:table-cell>
          <table:table-cell office:value-type="float" office:value="-1.67632" calcext:value-type="float">
            <text:p>-1.67632</text:p>
          </table:table-cell>
          <table:table-cell office:value-type="float" office:value="0.0164019" calcext:value-type="float">
            <text:p>0.0164019</text:p>
          </table:table-cell>
          <table:table-cell office:value-type="float" office:value="-1.56983" calcext:value-type="float">
            <text:p>-1.569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522062" calcext:value-type="float">
            <text:p>-0.0522062</text:p>
          </table:table-cell>
          <table:table-cell office:value-type="float" office:value="-0.650641" calcext:value-type="float">
            <text:p>-0.650641</text:p>
          </table:table-cell>
          <table:table-cell office:value-type="float" office:value="-0.0615392" calcext:value-type="float">
            <text:p>-0.0615392</text:p>
          </table:table-cell>
          <table:table-cell office:value-type="float" office:value="1.7993" calcext:value-type="float">
            <text:p>1.7993</text:p>
          </table:table-cell>
          <table:table-cell office:value-type="float" office:value="-0.0191192" calcext:value-type="float">
            <text:p>-0.0191192</text:p>
          </table:table-cell>
          <table:table-cell office:value-type="float" office:value="0.420021" calcext:value-type="float">
            <text:p>0.420021</text:p>
          </table:table-cell>
          <table:table-cell office:value-type="float" office:value="-0.00286518" calcext:value-type="float">
            <text:p>-0.00286518</text:p>
          </table:table-cell>
          <table:table-cell office:value-type="string" calcext:value-type="string">
            <text:p><text:s/></text:p>
          </table:table-cell>
          <table:table-cell office:value-type="float" office:value="0.315197" calcext:value-type="float">
            <text:p>0.315197</text:p>
          </table:table-cell>
          <table:table-cell office:value-type="float" office:value="-0.0541399" calcext:value-type="float">
            <text:p>-0.0541399</text:p>
          </table:table-cell>
          <table:table-cell office:value-type="float" office:value="0.878491" calcext:value-type="float">
            <text:p>0.878491</text:p>
          </table:table-cell>
          <table:table-cell office:value-type="string" calcext:value-type="string">
            <text:p><text:s/></text:p>
          </table:table-cell>
          <table:table-cell office:value-type="float" office:value="-1.67981" calcext:value-type="float">
            <text:p>-1.67981</text:p>
          </table:table-cell>
          <table:table-cell office:value-type="float" office:value="0.0169451" calcext:value-type="float">
            <text:p>0.0169451</text:p>
          </table:table-cell>
          <table:table-cell office:value-type="float" office:value="-1.56982" calcext:value-type="float">
            <text:p>-1.569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538749" calcext:value-type="float">
            <text:p>-0.0538749</text:p>
          </table:table-cell>
          <table:table-cell office:value-type="float" office:value="-0.650678" calcext:value-type="float">
            <text:p>-0.650678</text:p>
          </table:table-cell>
          <table:table-cell office:value-type="float" office:value="-0.0635062" calcext:value-type="float">
            <text:p>-0.0635062</text:p>
          </table:table-cell>
          <table:table-cell office:value-type="float" office:value="1.79926" calcext:value-type="float">
            <text:p>1.79926</text:p>
          </table:table-cell>
          <table:table-cell office:value-type="float" office:value="-0.0197302" calcext:value-type="float">
            <text:p>-0.0197302</text:p>
          </table:table-cell>
          <table:table-cell office:value-type="float" office:value="0.420019" calcext:value-type="float">
            <text:p>0.420019</text:p>
          </table:table-cell>
          <table:table-cell office:value-type="float" office:value="-0.0029567" calcext:value-type="float">
            <text:p>-0.0029567</text:p>
          </table:table-cell>
          <table:table-cell office:value-type="string" calcext:value-type="string">
            <text:p><text:s/></text:p>
          </table:table-cell>
          <table:table-cell office:value-type="float" office:value="0.31495" calcext:value-type="float">
            <text:p>0.31495</text:p>
          </table:table-cell>
          <table:table-cell office:value-type="float" office:value="-0.0558604" calcext:value-type="float">
            <text:p>-0.0558604</text:p>
          </table:table-cell>
          <table:table-cell office:value-type="float" office:value="0.878485" calcext:value-type="float">
            <text:p>0.878485</text:p>
          </table:table-cell>
          <table:table-cell office:value-type="string" calcext:value-type="string">
            <text:p><text:s/></text:p>
          </table:table-cell>
          <table:table-cell office:value-type="float" office:value="-1.6833" calcext:value-type="float">
            <text:p>-1.6833</text:p>
          </table:table-cell>
          <table:table-cell office:value-type="float" office:value="0.0174879" calcext:value-type="float">
            <text:p>0.0174879</text:p>
          </table:table-cell>
          <table:table-cell office:value-type="float" office:value="-1.56981" calcext:value-type="float">
            <text:p>-1.569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0555422" calcext:value-type="float">
            <text:p>-0.0555422</text:p>
          </table:table-cell>
          <table:table-cell office:value-type="float" office:value="-0.650716" calcext:value-type="float">
            <text:p>-0.650716</text:p>
          </table:table-cell>
          <table:table-cell office:value-type="float" office:value="-0.0654714" calcext:value-type="float">
            <text:p>-0.0654714</text:p>
          </table:table-cell>
          <table:table-cell office:value-type="float" office:value="1.79921" calcext:value-type="float">
            <text:p>1.79921</text:p>
          </table:table-cell>
          <table:table-cell office:value-type="float" office:value="-0.0203406" calcext:value-type="float">
            <text:p>-0.0203406</text:p>
          </table:table-cell>
          <table:table-cell office:value-type="float" office:value="0.420018" calcext:value-type="float">
            <text:p>0.420018</text:p>
          </table:table-cell>
          <table:table-cell office:value-type="float" office:value="-0.00304813" calcext:value-type="float">
            <text:p>-0.00304813</text:p>
          </table:table-cell>
          <table:table-cell office:value-type="string" calcext:value-type="string">
            <text:p><text:s/></text:p>
          </table:table-cell>
          <table:table-cell office:value-type="float" office:value="0.314695" calcext:value-type="float">
            <text:p>0.314695</text:p>
          </table:table-cell>
          <table:table-cell office:value-type="float" office:value="-0.0575785" calcext:value-type="float">
            <text:p>-0.0575785</text:p>
          </table:table-cell>
          <table:table-cell office:value-type="float" office:value="0.878478" calcext:value-type="float">
            <text:p>0.878478</text:p>
          </table:table-cell>
          <table:table-cell office:value-type="string" calcext:value-type="string">
            <text:p><text:s/></text:p>
          </table:table-cell>
          <table:table-cell office:value-type="float" office:value="-1.68678" calcext:value-type="float">
            <text:p>-1.68678</text:p>
          </table:table-cell>
          <table:table-cell office:value-type="float" office:value="0.0180303" calcext:value-type="float">
            <text:p>0.0180303</text:p>
          </table:table-cell>
          <table:table-cell office:value-type="float" office:value="-1.56979" calcext:value-type="float">
            <text:p>-1.569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572079" calcext:value-type="float">
            <text:p>-0.0572079</text:p>
          </table:table-cell>
          <table:table-cell office:value-type="float" office:value="-0.650755" calcext:value-type="float">
            <text:p>-0.650755</text:p>
          </table:table-cell>
          <table:table-cell office:value-type="float" office:value="-0.0674349" calcext:value-type="float">
            <text:p>-0.0674349</text:p>
          </table:table-cell>
          <table:table-cell office:value-type="float" office:value="1.79916" calcext:value-type="float">
            <text:p>1.79916</text:p>
          </table:table-cell>
          <table:table-cell office:value-type="float" office:value="-0.0209505" calcext:value-type="float">
            <text:p>-0.0209505</text:p>
          </table:table-cell>
          <table:table-cell office:value-type="float" office:value="0.420016" calcext:value-type="float">
            <text:p>0.420016</text:p>
          </table:table-cell>
          <table:table-cell office:value-type="float" office:value="-0.00313947" calcext:value-type="float">
            <text:p>-0.00313947</text:p>
          </table:table-cell>
          <table:table-cell office:value-type="string" calcext:value-type="string">
            <text:p><text:s/></text:p>
          </table:table-cell>
          <table:table-cell office:value-type="float" office:value="0.314432" calcext:value-type="float">
            <text:p>0.314432</text:p>
          </table:table-cell>
          <table:table-cell office:value-type="float" office:value="-0.059294" calcext:value-type="float">
            <text:p>-0.059294</text:p>
          </table:table-cell>
          <table:table-cell office:value-type="float" office:value="0.878471" calcext:value-type="float">
            <text:p>0.878471</text:p>
          </table:table-cell>
          <table:table-cell office:value-type="string" calcext:value-type="string">
            <text:p><text:s/></text:p>
          </table:table-cell>
          <table:table-cell office:value-type="float" office:value="-1.69026" calcext:value-type="float">
            <text:p>-1.69026</text:p>
          </table:table-cell>
          <table:table-cell office:value-type="float" office:value="0.0185723" calcext:value-type="float">
            <text:p>0.0185723</text:p>
          </table:table-cell>
          <table:table-cell office:value-type="float" office:value="-1.56978" calcext:value-type="float">
            <text:p>-1.569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0588721" calcext:value-type="float">
            <text:p>-0.0588721</text:p>
          </table:table-cell>
          <table:table-cell office:value-type="float" office:value="-0.650795" calcext:value-type="float">
            <text:p>-0.650795</text:p>
          </table:table-cell>
          <table:table-cell office:value-type="float" office:value="-0.0693966" calcext:value-type="float">
            <text:p>-0.0693966</text:p>
          </table:table-cell>
          <table:table-cell office:value-type="float" office:value="1.79911" calcext:value-type="float">
            <text:p>1.79911</text:p>
          </table:table-cell>
          <table:table-cell office:value-type="float" office:value="-0.0215598" calcext:value-type="float">
            <text:p>-0.0215598</text:p>
          </table:table-cell>
          <table:table-cell office:value-type="float" office:value="0.420014" calcext:value-type="float">
            <text:p>0.420014</text:p>
          </table:table-cell>
          <table:table-cell office:value-type="float" office:value="-0.00323073" calcext:value-type="float">
            <text:p>-0.00323073</text:p>
          </table:table-cell>
          <table:table-cell office:value-type="string" calcext:value-type="string">
            <text:p><text:s/></text:p>
          </table:table-cell>
          <table:table-cell office:value-type="float" office:value="0.314163" calcext:value-type="float">
            <text:p>0.314163</text:p>
          </table:table-cell>
          <table:table-cell office:value-type="float" office:value="-0.061007" calcext:value-type="float">
            <text:p>-0.061007</text:p>
          </table:table-cell>
          <table:table-cell office:value-type="float" office:value="0.878464" calcext:value-type="float">
            <text:p>0.878464</text:p>
          </table:table-cell>
          <table:table-cell office:value-type="string" calcext:value-type="string">
            <text:p><text:s/></text:p>
          </table:table-cell>
          <table:table-cell office:value-type="float" office:value="-1.69374" calcext:value-type="float">
            <text:p>-1.69374</text:p>
          </table:table-cell>
          <table:table-cell office:value-type="float" office:value="0.0191139" calcext:value-type="float">
            <text:p>0.0191139</text:p>
          </table:table-cell>
          <table:table-cell office:value-type="float" office:value="-1.56977" calcext:value-type="float">
            <text:p>-1.569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0605348" calcext:value-type="float">
            <text:p>-0.0605348</text:p>
          </table:table-cell>
          <table:table-cell office:value-type="float" office:value="-0.650836" calcext:value-type="float">
            <text:p>-0.650836</text:p>
          </table:table-cell>
          <table:table-cell office:value-type="float" office:value="-0.0713564" calcext:value-type="float">
            <text:p>-0.0713564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-0.0221685" calcext:value-type="float">
            <text:p>-0.0221685</text:p>
          </table:table-cell>
          <table:table-cell office:value-type="float" office:value="0.420012" calcext:value-type="float">
            <text:p>0.420012</text:p>
          </table:table-cell>
          <table:table-cell office:value-type="float" office:value="-0.00332189" calcext:value-type="float">
            <text:p>-0.00332189</text:p>
          </table:table-cell>
          <table:table-cell office:value-type="string" calcext:value-type="string">
            <text:p><text:s/></text:p>
          </table:table-cell>
          <table:table-cell office:value-type="float" office:value="0.313886" calcext:value-type="float">
            <text:p>0.313886</text:p>
          </table:table-cell>
          <table:table-cell office:value-type="float" office:value="-0.0627173" calcext:value-type="float">
            <text:p>-0.0627173</text:p>
          </table:table-cell>
          <table:table-cell office:value-type="float" office:value="0.878457" calcext:value-type="float">
            <text:p>0.878457</text:p>
          </table:table-cell>
          <table:table-cell office:value-type="string" calcext:value-type="string">
            <text:p><text:s/></text:p>
          </table:table-cell>
          <table:table-cell office:value-type="float" office:value="-1.69721" calcext:value-type="float">
            <text:p>-1.69721</text:p>
          </table:table-cell>
          <table:table-cell office:value-type="float" office:value="0.0196552" calcext:value-type="float">
            <text:p>0.0196552</text:p>
          </table:table-cell>
          <table:table-cell office:value-type="float" office:value="-1.56976" calcext:value-type="float">
            <text:p>-1.569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621957" calcext:value-type="float">
            <text:p>-0.0621957</text:p>
          </table:table-cell>
          <table:table-cell office:value-type="float" office:value="-0.650877" calcext:value-type="float">
            <text:p>-0.650877</text:p>
          </table:table-cell>
          <table:table-cell office:value-type="float" office:value="-0.0733142" calcext:value-type="float">
            <text:p>-0.0733142</text:p>
          </table:table-cell>
          <table:table-cell office:value-type="float" office:value="1.799" calcext:value-type="float">
            <text:p>1.799</text:p>
          </table:table-cell>
          <table:table-cell office:value-type="float" office:value="-0.0227766" calcext:value-type="float">
            <text:p>-0.0227766</text:p>
          </table:table-cell>
          <table:table-cell office:value-type="float" office:value="0.420011" calcext:value-type="float">
            <text:p>0.420011</text:p>
          </table:table-cell>
          <table:table-cell office:value-type="float" office:value="-0.00341296" calcext:value-type="float">
            <text:p>-0.00341296</text:p>
          </table:table-cell>
          <table:table-cell office:value-type="string" calcext:value-type="string">
            <text:p><text:s/></text:p>
          </table:table-cell>
          <table:table-cell office:value-type="float" office:value="0.313601" calcext:value-type="float">
            <text:p>0.313601</text:p>
          </table:table-cell>
          <table:table-cell office:value-type="float" office:value="-0.0644248" calcext:value-type="float">
            <text:p>-0.0644248</text:p>
          </table:table-cell>
          <table:table-cell office:value-type="float" office:value="0.878449" calcext:value-type="float">
            <text:p>0.878449</text:p>
          </table:table-cell>
          <table:table-cell office:value-type="string" calcext:value-type="string">
            <text:p><text:s/></text:p>
          </table:table-cell>
          <table:table-cell office:value-type="float" office:value="-1.70068" calcext:value-type="float">
            <text:p>-1.70068</text:p>
          </table:table-cell>
          <table:table-cell office:value-type="float" office:value="0.020196" calcext:value-type="float">
            <text:p>0.020196</text:p>
          </table:table-cell>
          <table:table-cell office:value-type="float" office:value="-1.56974" calcext:value-type="float">
            <text:p>-1.569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0638551" calcext:value-type="float">
            <text:p>-0.0638551</text:p>
          </table:table-cell>
          <table:table-cell office:value-type="float" office:value="-0.65092" calcext:value-type="float">
            <text:p>-0.65092</text:p>
          </table:table-cell>
          <table:table-cell office:value-type="float" office:value="-0.0752701" calcext:value-type="float">
            <text:p>-0.0752701</text:p>
          </table:table-cell>
          <table:table-cell office:value-type="float" office:value="1.79894" calcext:value-type="float">
            <text:p>1.79894</text:p>
          </table:table-cell>
          <table:table-cell office:value-type="float" office:value="-0.0233841" calcext:value-type="float">
            <text:p>-0.0233841</text:p>
          </table:table-cell>
          <table:table-cell office:value-type="float" office:value="0.420008" calcext:value-type="float">
            <text:p>0.420008</text:p>
          </table:table-cell>
          <table:table-cell office:value-type="float" office:value="-0.00350393" calcext:value-type="float">
            <text:p>-0.00350393</text:p>
          </table:table-cell>
          <table:table-cell office:value-type="string" calcext:value-type="string">
            <text:p><text:s/></text:p>
          </table:table-cell>
          <table:table-cell office:value-type="float" office:value="0.313309" calcext:value-type="float">
            <text:p>0.313309</text:p>
          </table:table-cell>
          <table:table-cell office:value-type="float" office:value="-0.0661296" calcext:value-type="float">
            <text:p>-0.0661296</text:p>
          </table:table-cell>
          <table:table-cell office:value-type="float" office:value="0.878441" calcext:value-type="float">
            <text:p>0.878441</text:p>
          </table:table-cell>
          <table:table-cell office:value-type="string" calcext:value-type="string">
            <text:p><text:s/></text:p>
          </table:table-cell>
          <table:table-cell office:value-type="float" office:value="-1.70414" calcext:value-type="float">
            <text:p>-1.70414</text:p>
          </table:table-cell>
          <table:table-cell office:value-type="float" office:value="0.0207363" calcext:value-type="float">
            <text:p>0.0207363</text:p>
          </table:table-cell>
          <table:table-cell office:value-type="float" office:value="-1.56973" calcext:value-type="float">
            <text:p>-1.569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655126" calcext:value-type="float">
            <text:p>-0.0655126</text:p>
          </table:table-cell>
          <table:table-cell office:value-type="float" office:value="-0.650964" calcext:value-type="float">
            <text:p>-0.650964</text:p>
          </table:table-cell>
          <table:table-cell office:value-type="float" office:value="-0.077224" calcext:value-type="float">
            <text:p>-0.077224</text:p>
          </table:table-cell>
          <table:table-cell office:value-type="float" office:value="1.79888" calcext:value-type="float">
            <text:p>1.79888</text:p>
          </table:table-cell>
          <table:table-cell office:value-type="float" office:value="-0.0239909" calcext:value-type="float">
            <text:p>-0.0239909</text:p>
          </table:table-cell>
          <table:table-cell office:value-type="float" office:value="0.420006" calcext:value-type="float">
            <text:p>0.420006</text:p>
          </table:table-cell>
          <table:table-cell office:value-type="float" office:value="-0.0035948" calcext:value-type="float">
            <text:p>-0.0035948</text:p>
          </table:table-cell>
          <table:table-cell office:value-type="string" calcext:value-type="string">
            <text:p><text:s/></text:p>
          </table:table-cell>
          <table:table-cell office:value-type="float" office:value="0.31301" calcext:value-type="float">
            <text:p>0.31301</text:p>
          </table:table-cell>
          <table:table-cell office:value-type="float" office:value="-0.0678315" calcext:value-type="float">
            <text:p>-0.0678315</text:p>
          </table:table-cell>
          <table:table-cell office:value-type="float" office:value="0.878433" calcext:value-type="float">
            <text:p>0.878433</text:p>
          </table:table-cell>
          <table:table-cell office:value-type="string" calcext:value-type="string">
            <text:p><text:s/></text:p>
          </table:table-cell>
          <table:table-cell office:value-type="float" office:value="-1.70761" calcext:value-type="float">
            <text:p>-1.70761</text:p>
          </table:table-cell>
          <table:table-cell office:value-type="float" office:value="0.0212762" calcext:value-type="float">
            <text:p>0.0212762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671685" calcext:value-type="float">
            <text:p>-0.0671685</text:p>
          </table:table-cell>
          <table:table-cell office:value-type="float" office:value="-0.651008" calcext:value-type="float">
            <text:p>-0.651008</text:p>
          </table:table-cell>
          <table:table-cell office:value-type="float" office:value="-0.0791758" calcext:value-type="float">
            <text:p>-0.0791758</text:p>
          </table:table-cell>
          <table:table-cell office:value-type="float" office:value="1.79883" calcext:value-type="float">
            <text:p>1.79883</text:p>
          </table:table-cell>
          <table:table-cell office:value-type="float" office:value="-0.0245971" calcext:value-type="float">
            <text:p>-0.0245971</text:p>
          </table:table-cell>
          <table:table-cell office:value-type="float" office:value="0.420004" calcext:value-type="float">
            <text:p>0.420004</text:p>
          </table:table-cell>
          <table:table-cell office:value-type="float" office:value="-0.00368558" calcext:value-type="float">
            <text:p>-0.00368558</text:p>
          </table:table-cell>
          <table:table-cell office:value-type="string" calcext:value-type="string">
            <text:p><text:s/></text:p>
          </table:table-cell>
          <table:table-cell office:value-type="float" office:value="0.312704" calcext:value-type="float">
            <text:p>0.312704</text:p>
          </table:table-cell>
          <table:table-cell office:value-type="float" office:value="-0.0695305" calcext:value-type="float">
            <text:p>-0.0695305</text:p>
          </table:table-cell>
          <table:table-cell office:value-type="float" office:value="0.878425" calcext:value-type="float">
            <text:p>0.878425</text:p>
          </table:table-cell>
          <table:table-cell office:value-type="string" calcext:value-type="string">
            <text:p><text:s/></text:p>
          </table:table-cell>
          <table:table-cell office:value-type="float" office:value="-1.71106" calcext:value-type="float">
            <text:p>-1.71106</text:p>
          </table:table-cell>
          <table:table-cell office:value-type="float" office:value="0.0218157" calcext:value-type="float">
            <text:p>0.0218157</text:p>
          </table:table-cell>
          <table:table-cell office:value-type="float" office:value="-1.5697" calcext:value-type="float">
            <text:p>-1.56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688225" calcext:value-type="float">
            <text:p>-0.0688225</text:p>
          </table:table-cell>
          <table:table-cell office:value-type="float" office:value="-0.651054" calcext:value-type="float">
            <text:p>-0.651054</text:p>
          </table:table-cell>
          <table:table-cell office:value-type="float" office:value="-0.0811254" calcext:value-type="float">
            <text:p>-0.0811254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-0.0252026" calcext:value-type="float">
            <text:p>-0.0252026</text:p>
          </table:table-cell>
          <table:table-cell office:value-type="float" office:value="0.420001" calcext:value-type="float">
            <text:p>0.420001</text:p>
          </table:table-cell>
          <table:table-cell office:value-type="float" office:value="-0.00377625" calcext:value-type="float">
            <text:p>-0.00377625</text:p>
          </table:table-cell>
          <table:table-cell office:value-type="string" calcext:value-type="string">
            <text:p><text:s/></text:p>
          </table:table-cell>
          <table:table-cell office:value-type="float" office:value="0.31239" calcext:value-type="float">
            <text:p>0.31239</text:p>
          </table:table-cell>
          <table:table-cell office:value-type="float" office:value="-0.0712265" calcext:value-type="float">
            <text:p>-0.0712265</text:p>
          </table:table-cell>
          <table:table-cell office:value-type="float" office:value="0.878417" calcext:value-type="float">
            <text:p>0.878417</text:p>
          </table:table-cell>
          <table:table-cell office:value-type="string" calcext:value-type="string">
            <text:p><text:s/></text:p>
          </table:table-cell>
          <table:table-cell office:value-type="float" office:value="-1.71452" calcext:value-type="float">
            <text:p>-1.71452</text:p>
          </table:table-cell>
          <table:table-cell office:value-type="float" office:value="0.0223547" calcext:value-type="float">
            <text:p>0.0223547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0704747" calcext:value-type="float">
            <text:p>-0.0704747</text:p>
          </table:table-cell>
          <table:table-cell office:value-type="float" office:value="-0.651101" calcext:value-type="float">
            <text:p>-0.651101</text:p>
          </table:table-cell>
          <table:table-cell office:value-type="float" office:value="-0.0830729" calcext:value-type="float">
            <text:p>-0.0830729</text:p>
          </table:table-cell>
          <table:table-cell office:value-type="float" office:value="1.7987" calcext:value-type="float">
            <text:p>1.7987</text:p>
          </table:table-cell>
          <table:table-cell office:value-type="float" office:value="-0.0258074" calcext:value-type="float">
            <text:p>-0.0258074</text:p>
          </table:table-cell>
          <table:table-cell office:value-type="float" office:value="0.419999" calcext:value-type="float">
            <text:p>0.419999</text:p>
          </table:table-cell>
          <table:table-cell office:value-type="float" office:value="-0.00386681" calcext:value-type="float">
            <text:p>-0.00386681</text:p>
          </table:table-cell>
          <table:table-cell office:value-type="string" calcext:value-type="string">
            <text:p><text:s/></text:p>
          </table:table-cell>
          <table:table-cell office:value-type="float" office:value="0.31207" calcext:value-type="float">
            <text:p>0.31207</text:p>
          </table:table-cell>
          <table:table-cell office:value-type="float" office:value="-0.0729195" calcext:value-type="float">
            <text:p>-0.0729195</text:p>
          </table:table-cell>
          <table:table-cell office:value-type="float" office:value="0.878408" calcext:value-type="float">
            <text:p>0.878408</text:p>
          </table:table-cell>
          <table:table-cell office:value-type="string" calcext:value-type="string">
            <text:p><text:s/></text:p>
          </table:table-cell>
          <table:table-cell office:value-type="float" office:value="-1.71797" calcext:value-type="float">
            <text:p>-1.71797</text:p>
          </table:table-cell>
          <table:table-cell office:value-type="float" office:value="0.0228932" calcext:value-type="float">
            <text:p>0.0228932</text:p>
          </table:table-cell>
          <table:table-cell office:value-type="float" office:value="-1.56967" calcext:value-type="float">
            <text:p>-1.569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72125" calcext:value-type="float">
            <text:p>-0.072125</text:p>
          </table:table-cell>
          <table:table-cell office:value-type="float" office:value="-0.651148" calcext:value-type="float">
            <text:p>-0.651148</text:p>
          </table:table-cell>
          <table:table-cell office:value-type="float" office:value="-0.0850182" calcext:value-type="float">
            <text:p>-0.0850182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-0.0264115" calcext:value-type="float">
            <text:p>-0.0264115</text:p>
          </table:table-cell>
          <table:table-cell office:value-type="float" office:value="0.419996" calcext:value-type="float">
            <text:p>0.419996</text:p>
          </table:table-cell>
          <table:table-cell office:value-type="float" office:value="-0.00395727" calcext:value-type="float">
            <text:p>-0.00395727</text:p>
          </table:table-cell>
          <table:table-cell office:value-type="string" calcext:value-type="string">
            <text:p><text:s/></text:p>
          </table:table-cell>
          <table:table-cell office:value-type="float" office:value="0.311742" calcext:value-type="float">
            <text:p>0.311742</text:p>
          </table:table-cell>
          <table:table-cell office:value-type="float" office:value="-0.0746093" calcext:value-type="float">
            <text:p>-0.0746093</text:p>
          </table:table-cell>
          <table:table-cell office:value-type="float" office:value="0.878399" calcext:value-type="float">
            <text:p>0.878399</text:p>
          </table:table-cell>
          <table:table-cell office:value-type="string" calcext:value-type="string">
            <text:p><text:s/></text:p>
          </table:table-cell>
          <table:table-cell office:value-type="float" office:value="-1.72142" calcext:value-type="float">
            <text:p>-1.72142</text:p>
          </table:table-cell>
          <table:table-cell office:value-type="float" office:value="0.0234312" calcext:value-type="float">
            <text:p>0.0234312</text:p>
          </table:table-cell>
          <table:table-cell office:value-type="float" office:value="-1.56966" calcext:value-type="float">
            <text:p>-1.569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737734" calcext:value-type="float">
            <text:p>-0.0737734</text:p>
          </table:table-cell>
          <table:table-cell office:value-type="float" office:value="-0.651197" calcext:value-type="float">
            <text:p>-0.651197</text:p>
          </table:table-cell>
          <table:table-cell office:value-type="float" office:value="-0.0869612" calcext:value-type="float">
            <text:p>-0.0869612</text:p>
          </table:table-cell>
          <table:table-cell office:value-type="float" office:value="1.79858" calcext:value-type="float">
            <text:p>1.79858</text:p>
          </table:table-cell>
          <table:table-cell office:value-type="float" office:value="-0.0270149" calcext:value-type="float">
            <text:p>-0.0270149</text:p>
          </table:table-cell>
          <table:table-cell office:value-type="float" office:value="0.419993" calcext:value-type="float">
            <text:p>0.419993</text:p>
          </table:table-cell>
          <table:table-cell office:value-type="float" office:value="-0.00404761" calcext:value-type="float">
            <text:p>-0.00404761</text:p>
          </table:table-cell>
          <table:table-cell office:value-type="string" calcext:value-type="string">
            <text:p><text:s/></text:p>
          </table:table-cell>
          <table:table-cell office:value-type="float" office:value="0.311407" calcext:value-type="float">
            <text:p>0.311407</text:p>
          </table:table-cell>
          <table:table-cell office:value-type="float" office:value="-0.0762959" calcext:value-type="float">
            <text:p>-0.0762959</text:p>
          </table:table-cell>
          <table:table-cell office:value-type="float" office:value="0.87839" calcext:value-type="float">
            <text:p>0.87839</text:p>
          </table:table-cell>
          <table:table-cell office:value-type="string" calcext:value-type="string">
            <text:p><text:s/></text:p>
          </table:table-cell>
          <table:table-cell office:value-type="float" office:value="-1.72486" calcext:value-type="float">
            <text:p>-1.72486</text:p>
          </table:table-cell>
          <table:table-cell office:value-type="float" office:value="0.0239688" calcext:value-type="float">
            <text:p>0.0239688</text:p>
          </table:table-cell>
          <table:table-cell office:value-type="float" office:value="-1.56964" calcext:value-type="float">
            <text:p>-1.569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754198" calcext:value-type="float">
            <text:p>-0.0754198</text:p>
          </table:table-cell>
          <table:table-cell office:value-type="float" office:value="-0.651246" calcext:value-type="float">
            <text:p>-0.651246</text:p>
          </table:table-cell>
          <table:table-cell office:value-type="float" office:value="-0.0889019" calcext:value-type="float">
            <text:p>-0.0889019</text:p>
          </table:table-cell>
          <table:table-cell office:value-type="float" office:value="1.79851" calcext:value-type="float">
            <text:p>1.79851</text:p>
          </table:table-cell>
          <table:table-cell office:value-type="float" office:value="-0.0276175" calcext:value-type="float">
            <text:p>-0.0276175</text:p>
          </table:table-cell>
          <table:table-cell office:value-type="float" office:value="0.41999" calcext:value-type="float">
            <text:p>0.41999</text:p>
          </table:table-cell>
          <table:table-cell office:value-type="float" office:value="-0.00413785" calcext:value-type="float">
            <text:p>-0.00413785</text:p>
          </table:table-cell>
          <table:table-cell office:value-type="string" calcext:value-type="string">
            <text:p><text:s/></text:p>
          </table:table-cell>
          <table:table-cell office:value-type="float" office:value="0.311065" calcext:value-type="float">
            <text:p>0.311065</text:p>
          </table:table-cell>
          <table:table-cell office:value-type="float" office:value="-0.0779793" calcext:value-type="float">
            <text:p>-0.0779793</text:p>
          </table:table-cell>
          <table:table-cell office:value-type="float" office:value="0.878381" calcext:value-type="float">
            <text:p>0.878381</text:p>
          </table:table-cell>
          <table:table-cell office:value-type="string" calcext:value-type="string">
            <text:p><text:s/></text:p>
          </table:table-cell>
          <table:table-cell office:value-type="float" office:value="-1.7283" calcext:value-type="float">
            <text:p>-1.7283</text:p>
          </table:table-cell>
          <table:table-cell office:value-type="float" office:value="0.0245058" calcext:value-type="float">
            <text:p>0.0245058</text:p>
          </table:table-cell>
          <table:table-cell office:value-type="float" office:value="-1.56963" calcext:value-type="float">
            <text:p>-1.569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770642" calcext:value-type="float">
            <text:p>-0.0770642</text:p>
          </table:table-cell>
          <table:table-cell office:value-type="float" office:value="-0.651296" calcext:value-type="float">
            <text:p>-0.651296</text:p>
          </table:table-cell>
          <table:table-cell office:value-type="float" office:value="-0.0908402" calcext:value-type="float">
            <text:p>-0.0908402</text:p>
          </table:table-cell>
          <table:table-cell office:value-type="float" office:value="1.79844" calcext:value-type="float">
            <text:p>1.79844</text:p>
          </table:table-cell>
          <table:table-cell office:value-type="float" office:value="-0.0282194" calcext:value-type="float">
            <text:p>-0.0282194</text:p>
          </table:table-cell>
          <table:table-cell office:value-type="float" office:value="0.419987" calcext:value-type="float">
            <text:p>0.419987</text:p>
          </table:table-cell>
          <table:table-cell office:value-type="float" office:value="-0.00422797" calcext:value-type="float">
            <text:p>-0.00422797</text:p>
          </table:table-cell>
          <table:table-cell office:value-type="string" calcext:value-type="string">
            <text:p><text:s/></text:p>
          </table:table-cell>
          <table:table-cell office:value-type="float" office:value="0.310716" calcext:value-type="float">
            <text:p>0.310716</text:p>
          </table:table-cell>
          <table:table-cell office:value-type="float" office:value="-0.0796593" calcext:value-type="float">
            <text:p>-0.0796593</text:p>
          </table:table-cell>
          <table:table-cell office:value-type="float" office:value="0.878372" calcext:value-type="float">
            <text:p>0.878372</text:p>
          </table:table-cell>
          <table:table-cell office:value-type="string" calcext:value-type="string">
            <text:p><text:s/></text:p>
          </table:table-cell>
          <table:table-cell office:value-type="float" office:value="-1.73174" calcext:value-type="float">
            <text:p>-1.73174</text:p>
          </table:table-cell>
          <table:table-cell office:value-type="float" office:value="0.0250422" calcext:value-type="float">
            <text:p>0.0250422</text:p>
          </table:table-cell>
          <table:table-cell office:value-type="float" office:value="-1.56961" calcext:value-type="float">
            <text:p>-1.569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0787066" calcext:value-type="float">
            <text:p>-0.0787066</text:p>
          </table:table-cell>
          <table:table-cell office:value-type="float" office:value="-0.651348" calcext:value-type="float">
            <text:p>-0.651348</text:p>
          </table:table-cell>
          <table:table-cell office:value-type="float" office:value="-0.0927761" calcext:value-type="float">
            <text:p>-0.0927761</text:p>
          </table:table-cell>
          <table:table-cell office:value-type="float" office:value="1.79837" calcext:value-type="float">
            <text:p>1.79837</text:p>
          </table:table-cell>
          <table:table-cell office:value-type="float" office:value="-0.0288205" calcext:value-type="float">
            <text:p>-0.0288205</text:p>
          </table:table-cell>
          <table:table-cell office:value-type="float" office:value="0.419984" calcext:value-type="float">
            <text:p>0.419984</text:p>
          </table:table-cell>
          <table:table-cell office:value-type="float" office:value="-0.00431797" calcext:value-type="float">
            <text:p>-0.00431797</text:p>
          </table:table-cell>
          <table:table-cell office:value-type="string" calcext:value-type="string">
            <text:p><text:s/></text:p>
          </table:table-cell>
          <table:table-cell office:value-type="float" office:value="0.310361" calcext:value-type="float">
            <text:p>0.310361</text:p>
          </table:table-cell>
          <table:table-cell office:value-type="float" office:value="-0.081336" calcext:value-type="float">
            <text:p>-0.081336</text:p>
          </table:table-cell>
          <table:table-cell office:value-type="float" office:value="0.878362" calcext:value-type="float">
            <text:p>0.878362</text:p>
          </table:table-cell>
          <table:table-cell office:value-type="string" calcext:value-type="string">
            <text:p><text:s/></text:p>
          </table:table-cell>
          <table:table-cell office:value-type="float" office:value="-1.73517" calcext:value-type="float">
            <text:p>-1.73517</text:p>
          </table:table-cell>
          <table:table-cell office:value-type="float" office:value="0.0255782" calcext:value-type="float">
            <text:p>0.0255782</text:p>
          </table:table-cell>
          <table:table-cell office:value-type="float" office:value="-1.5696" calcext:value-type="float">
            <text:p>-1.56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803469" calcext:value-type="float">
            <text:p>-0.0803469</text:p>
          </table:table-cell>
          <table:table-cell office:value-type="float" office:value="-0.6514" calcext:value-type="float">
            <text:p>-0.6514</text:p>
          </table:table-cell>
          <table:table-cell office:value-type="float" office:value="-0.0947096" calcext:value-type="float">
            <text:p>-0.0947096</text:p>
          </table:table-cell>
          <table:table-cell office:value-type="float" office:value="1.7983" calcext:value-type="float">
            <text:p>1.7983</text:p>
          </table:table-cell>
          <table:table-cell office:value-type="float" office:value="-0.0294209" calcext:value-type="float">
            <text:p>-0.0294209</text:p>
          </table:table-cell>
          <table:table-cell office:value-type="float" office:value="0.419981" calcext:value-type="float">
            <text:p>0.419981</text:p>
          </table:table-cell>
          <table:table-cell office:value-type="float" office:value="-0.00440786" calcext:value-type="float">
            <text:p>-0.00440786</text:p>
          </table:table-cell>
          <table:table-cell office:value-type="string" calcext:value-type="string">
            <text:p><text:s/></text:p>
          </table:table-cell>
          <table:table-cell office:value-type="float" office:value="0.309998" calcext:value-type="float">
            <text:p>0.309998</text:p>
          </table:table-cell>
          <table:table-cell office:value-type="float" office:value="-0.0830092" calcext:value-type="float">
            <text:p>-0.0830092</text:p>
          </table:table-cell>
          <table:table-cell office:value-type="float" office:value="0.878352" calcext:value-type="float">
            <text:p>0.878352</text:p>
          </table:table-cell>
          <table:table-cell office:value-type="string" calcext:value-type="string">
            <text:p><text:s/></text:p>
          </table:table-cell>
          <table:table-cell office:value-type="float" office:value="-1.7386" calcext:value-type="float">
            <text:p>-1.7386</text:p>
          </table:table-cell>
          <table:table-cell office:value-type="float" office:value="0.0261136" calcext:value-type="float">
            <text:p>0.0261136</text:p>
          </table:table-cell>
          <table:table-cell office:value-type="float" office:value="-1.56958" calcext:value-type="float">
            <text:p>-1.569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81985" calcext:value-type="float">
            <text:p>-0.081985</text:p>
          </table:table-cell>
          <table:table-cell office:value-type="float" office:value="-0.651453" calcext:value-type="float">
            <text:p>-0.651453</text:p>
          </table:table-cell>
          <table:table-cell office:value-type="float" office:value="-0.0966405" calcext:value-type="float">
            <text:p>-0.0966405</text:p>
          </table:table-cell>
          <table:table-cell office:value-type="float" office:value="1.79823" calcext:value-type="float">
            <text:p>1.79823</text:p>
          </table:table-cell>
          <table:table-cell office:value-type="float" office:value="-0.0300205" calcext:value-type="float">
            <text:p>-0.0300205</text:p>
          </table:table-cell>
          <table:table-cell office:value-type="float" office:value="0.419977" calcext:value-type="float">
            <text:p>0.419977</text:p>
          </table:table-cell>
          <table:table-cell office:value-type="float" office:value="-0.00449762" calcext:value-type="float">
            <text:p>-0.00449762</text:p>
          </table:table-cell>
          <table:table-cell office:value-type="string" calcext:value-type="string">
            <text:p><text:s/></text:p>
          </table:table-cell>
          <table:table-cell office:value-type="float" office:value="0.309628" calcext:value-type="float">
            <text:p>0.309628</text:p>
          </table:table-cell>
          <table:table-cell office:value-type="float" office:value="-0.0846789" calcext:value-type="float">
            <text:p>-0.0846789</text:p>
          </table:table-cell>
          <table:table-cell office:value-type="float" office:value="0.878342" calcext:value-type="float">
            <text:p>0.878342</text:p>
          </table:table-cell>
          <table:table-cell office:value-type="string" calcext:value-type="string">
            <text:p><text:s/></text:p>
          </table:table-cell>
          <table:table-cell office:value-type="float" office:value="-1.74202" calcext:value-type="float">
            <text:p>-1.74202</text:p>
          </table:table-cell>
          <table:table-cell office:value-type="float" office:value="0.0266484" calcext:value-type="float">
            <text:p>0.0266484</text:p>
          </table:table-cell>
          <table:table-cell office:value-type="float" office:value="-1.56956" calcext:value-type="float">
            <text:p>-1.569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083621" calcext:value-type="float">
            <text:p>-0.083621</text:p>
          </table:table-cell>
          <table:table-cell office:value-type="float" office:value="-0.651507" calcext:value-type="float">
            <text:p>-0.651507</text:p>
          </table:table-cell>
          <table:table-cell office:value-type="float" office:value="-0.0985689" calcext:value-type="float">
            <text:p>-0.0985689</text:p>
          </table:table-cell>
          <table:table-cell office:value-type="float" office:value="1.79816" calcext:value-type="float">
            <text:p>1.79816</text:p>
          </table:table-cell>
          <table:table-cell office:value-type="float" office:value="-0.0306192" calcext:value-type="float">
            <text:p>-0.0306192</text:p>
          </table:table-cell>
          <table:table-cell office:value-type="float" office:value="0.419974" calcext:value-type="float">
            <text:p>0.419974</text:p>
          </table:table-cell>
          <table:table-cell office:value-type="float" office:value="-0.00458726" calcext:value-type="float">
            <text:p>-0.00458726</text:p>
          </table:table-cell>
          <table:table-cell office:value-type="string" calcext:value-type="string">
            <text:p><text:s/></text:p>
          </table:table-cell>
          <table:table-cell office:value-type="float" office:value="0.309252" calcext:value-type="float">
            <text:p>0.309252</text:p>
          </table:table-cell>
          <table:table-cell office:value-type="float" office:value="-0.086345" calcext:value-type="float">
            <text:p>-0.086345</text:p>
          </table:table-cell>
          <table:table-cell office:value-type="float" office:value="0.878332" calcext:value-type="float">
            <text:p>0.878332</text:p>
          </table:table-cell>
          <table:table-cell office:value-type="string" calcext:value-type="string">
            <text:p><text:s/></text:p>
          </table:table-cell>
          <table:table-cell office:value-type="float" office:value="-1.74544" calcext:value-type="float">
            <text:p>-1.74544</text:p>
          </table:table-cell>
          <table:table-cell office:value-type="float" office:value="0.0271827" calcext:value-type="float">
            <text:p>0.0271827</text:p>
          </table:table-cell>
          <table:table-cell office:value-type="float" office:value="-1.56954" calcext:value-type="float">
            <text:p>-1.569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0852548" calcext:value-type="float">
            <text:p>-0.0852548</text:p>
          </table:table-cell>
          <table:table-cell office:value-type="float" office:value="-0.651562" calcext:value-type="float">
            <text:p>-0.651562</text:p>
          </table:table-cell>
          <table:table-cell office:value-type="float" office:value="-0.100495" calcext:value-type="float">
            <text:p>-0.100495</text:p>
          </table:table-cell>
          <table:table-cell office:value-type="float" office:value="1.79809" calcext:value-type="float">
            <text:p>1.79809</text:p>
          </table:table-cell>
          <table:table-cell office:value-type="float" office:value="-0.0312172" calcext:value-type="float">
            <text:p>-0.0312172</text:p>
          </table:table-cell>
          <table:table-cell office:value-type="float" office:value="0.41997" calcext:value-type="float">
            <text:p>0.41997</text:p>
          </table:table-cell>
          <table:table-cell office:value-type="float" office:value="-0.00467678" calcext:value-type="float">
            <text:p>-0.00467678</text:p>
          </table:table-cell>
          <table:table-cell office:value-type="string" calcext:value-type="string">
            <text:p><text:s/></text:p>
          </table:table-cell>
          <table:table-cell office:value-type="float" office:value="0.308868" calcext:value-type="float">
            <text:p>0.308868</text:p>
          </table:table-cell>
          <table:table-cell office:value-type="float" office:value="-0.0880075" calcext:value-type="float">
            <text:p>-0.0880075</text:p>
          </table:table-cell>
          <table:table-cell office:value-type="float" office:value="0.878322" calcext:value-type="float">
            <text:p>0.878322</text:p>
          </table:table-cell>
          <table:table-cell office:value-type="string" calcext:value-type="string">
            <text:p><text:s/></text:p>
          </table:table-cell>
          <table:table-cell office:value-type="float" office:value="-1.74885" calcext:value-type="float">
            <text:p>-1.74885</text:p>
          </table:table-cell>
          <table:table-cell office:value-type="float" office:value="0.0277164" calcext:value-type="float">
            <text:p>0.0277164</text:p>
          </table:table-cell>
          <table:table-cell office:value-type="float" office:value="-1.56953" calcext:value-type="float">
            <text:p>-1.569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0868864" calcext:value-type="float">
            <text:p>-0.0868864</text:p>
          </table:table-cell>
          <table:table-cell office:value-type="float" office:value="-0.651617" calcext:value-type="float">
            <text:p>-0.651617</text:p>
          </table:table-cell>
          <table:table-cell office:value-type="float" office:value="-0.102418" calcext:value-type="float">
            <text:p>-0.102418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-0.0318143" calcext:value-type="float">
            <text:p>-0.0318143</text:p>
          </table:table-cell>
          <table:table-cell office:value-type="float" office:value="0.419966" calcext:value-type="float">
            <text:p>0.419966</text:p>
          </table:table-cell>
          <table:table-cell office:value-type="float" office:value="-0.00476616" calcext:value-type="float">
            <text:p>-0.00476616</text:p>
          </table:table-cell>
          <table:table-cell office:value-type="string" calcext:value-type="string">
            <text:p><text:s/></text:p>
          </table:table-cell>
          <table:table-cell office:value-type="float" office:value="0.308478" calcext:value-type="float">
            <text:p>0.308478</text:p>
          </table:table-cell>
          <table:table-cell office:value-type="float" office:value="-0.0896663" calcext:value-type="float">
            <text:p>-0.0896663</text:p>
          </table:table-cell>
          <table:table-cell office:value-type="float" office:value="0.878311" calcext:value-type="float">
            <text:p>0.878311</text:p>
          </table:table-cell>
          <table:table-cell office:value-type="string" calcext:value-type="string">
            <text:p><text:s/></text:p>
          </table:table-cell>
          <table:table-cell office:value-type="float" office:value="-1.75226" calcext:value-type="float">
            <text:p>-1.75226</text:p>
          </table:table-cell>
          <table:table-cell office:value-type="float" office:value="0.0282495" calcext:value-type="float">
            <text:p>0.0282495</text:p>
          </table:table-cell>
          <table:table-cell office:value-type="float" office:value="-1.56951" calcext:value-type="float">
            <text:p>-1.569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885157" calcext:value-type="float">
            <text:p>-0.0885157</text:p>
          </table:table-cell>
          <table:table-cell office:value-type="float" office:value="-0.651674" calcext:value-type="float">
            <text:p>-0.651674</text:p>
          </table:table-cell>
          <table:table-cell office:value-type="float" office:value="-0.104338" calcext:value-type="float">
            <text:p>-0.104338</text:p>
          </table:table-cell>
          <table:table-cell office:value-type="float" office:value="1.79793" calcext:value-type="float">
            <text:p>1.79793</text:p>
          </table:table-cell>
          <table:table-cell office:value-type="float" office:value="-0.0324105" calcext:value-type="float">
            <text:p>-0.0324105</text:p>
          </table:table-cell>
          <table:table-cell office:value-type="float" office:value="0.419962" calcext:value-type="float">
            <text:p>0.419962</text:p>
          </table:table-cell>
          <table:table-cell office:value-type="float" office:value="-0.00485542" calcext:value-type="float">
            <text:p>-0.00485542</text:p>
          </table:table-cell>
          <table:table-cell office:value-type="string" calcext:value-type="string">
            <text:p><text:s/></text:p>
          </table:table-cell>
          <table:table-cell office:value-type="float" office:value="0.308082" calcext:value-type="float">
            <text:p>0.308082</text:p>
          </table:table-cell>
          <table:table-cell office:value-type="float" office:value="-0.0913214" calcext:value-type="float">
            <text:p>-0.0913214</text:p>
          </table:table-cell>
          <table:table-cell office:value-type="float" office:value="0.8783" calcext:value-type="float">
            <text:p>0.8783</text:p>
          </table:table-cell>
          <table:table-cell office:value-type="string" calcext:value-type="string">
            <text:p><text:s/></text:p>
          </table:table-cell>
          <table:table-cell office:value-type="float" office:value="-1.75566" calcext:value-type="float">
            <text:p>-1.75566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-1.56949" calcext:value-type="float">
            <text:p>-1.569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0901427" calcext:value-type="float">
            <text:p>-0.0901427</text:p>
          </table:table-cell>
          <table:table-cell office:value-type="float" office:value="-0.651731" calcext:value-type="float">
            <text:p>-0.651731</text:p>
          </table:table-cell>
          <table:table-cell office:value-type="float" office:value="-0.106256" calcext:value-type="float">
            <text:p>-0.106256</text:p>
          </table:table-cell>
          <table:table-cell office:value-type="float" office:value="1.79785" calcext:value-type="float">
            <text:p>1.79785</text:p>
          </table:table-cell>
          <table:table-cell office:value-type="float" office:value="-0.0330059" calcext:value-type="float">
            <text:p>-0.0330059</text:p>
          </table:table-cell>
          <table:table-cell office:value-type="float" office:value="0.419958" calcext:value-type="float">
            <text:p>0.419958</text:p>
          </table:table-cell>
          <table:table-cell office:value-type="float" office:value="-0.00494455" calcext:value-type="float">
            <text:p>-0.00494455</text:p>
          </table:table-cell>
          <table:table-cell office:value-type="string" calcext:value-type="string">
            <text:p><text:s/></text:p>
          </table:table-cell>
          <table:table-cell office:value-type="float" office:value="0.307678" calcext:value-type="float">
            <text:p>0.307678</text:p>
          </table:table-cell>
          <table:table-cell office:value-type="float" office:value="-0.0929726" calcext:value-type="float">
            <text:p>-0.0929726</text:p>
          </table:table-cell>
          <table:table-cell office:value-type="float" office:value="0.878289" calcext:value-type="float">
            <text:p>0.878289</text:p>
          </table:table-cell>
          <table:table-cell office:value-type="string" calcext:value-type="string">
            <text:p><text:s/></text:p>
          </table:table-cell>
          <table:table-cell office:value-type="float" office:value="-1.75906" calcext:value-type="float">
            <text:p>-1.75906</text:p>
          </table:table-cell>
          <table:table-cell office:value-type="float" office:value="0.0293139" calcext:value-type="float">
            <text:p>0.0293139</text:p>
          </table:table-cell>
          <table:table-cell office:value-type="float" office:value="-1.56947" calcext:value-type="float">
            <text:p>-1.569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0917673" calcext:value-type="float">
            <text:p>-0.0917673</text:p>
          </table:table-cell>
          <table:table-cell office:value-type="float" office:value="-0.65179" calcext:value-type="float">
            <text:p>-0.65179</text:p>
          </table:table-cell>
          <table:table-cell office:value-type="float" office:value="-0.108171" calcext:value-type="float">
            <text:p>-0.108171</text:p>
          </table:table-cell>
          <table:table-cell office:value-type="float" office:value="1.79777" calcext:value-type="float">
            <text:p>1.79777</text:p>
          </table:table-cell>
          <table:table-cell office:value-type="float" office:value="-0.0336004" calcext:value-type="float">
            <text:p>-0.0336004</text:p>
          </table:table-cell>
          <table:table-cell office:value-type="float" office:value="0.419954" calcext:value-type="float">
            <text:p>0.419954</text:p>
          </table:table-cell>
          <table:table-cell office:value-type="float" office:value="-0.00503355" calcext:value-type="float">
            <text:p>-0.00503355</text:p>
          </table:table-cell>
          <table:table-cell office:value-type="string" calcext:value-type="string">
            <text:p><text:s/></text:p>
          </table:table-cell>
          <table:table-cell office:value-type="float" office:value="0.307268" calcext:value-type="float">
            <text:p>0.307268</text:p>
          </table:table-cell>
          <table:table-cell office:value-type="float" office:value="-0.09462" calcext:value-type="float">
            <text:p>-0.09462</text:p>
          </table:table-cell>
          <table:table-cell office:value-type="float" office:value="0.878278" calcext:value-type="float">
            <text:p>0.878278</text:p>
          </table:table-cell>
          <table:table-cell office:value-type="string" calcext:value-type="string">
            <text:p><text:s/></text:p>
          </table:table-cell>
          <table:table-cell office:value-type="float" office:value="-1.76246" calcext:value-type="float">
            <text:p>-1.76246</text:p>
          </table:table-cell>
          <table:table-cell office:value-type="float" office:value="0.0298451" calcext:value-type="float">
            <text:p>0.0298451</text:p>
          </table:table-cell>
          <table:table-cell office:value-type="float" office:value="-1.56945" calcext:value-type="float">
            <text:p>-1.569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933895" calcext:value-type="float">
            <text:p>-0.0933895</text:p>
          </table:table-cell>
          <table:table-cell office:value-type="float" office:value="-0.651849" calcext:value-type="float">
            <text:p>-0.651849</text:p>
          </table:table-cell>
          <table:table-cell office:value-type="float" office:value="-0.110083" calcext:value-type="float">
            <text:p>-0.110083</text:p>
          </table:table-cell>
          <table:table-cell office:value-type="float" office:value="1.79769" calcext:value-type="float">
            <text:p>1.79769</text:p>
          </table:table-cell>
          <table:table-cell office:value-type="float" office:value="-0.034194" calcext:value-type="float">
            <text:p>-0.034194</text:p>
          </table:table-cell>
          <table:table-cell office:value-type="float" office:value="0.41995" calcext:value-type="float">
            <text:p>0.41995</text:p>
          </table:table-cell>
          <table:table-cell office:value-type="float" office:value="-0.0051224" calcext:value-type="float">
            <text:p>-0.0051224</text:p>
          </table:table-cell>
          <table:table-cell office:value-type="string" calcext:value-type="string">
            <text:p><text:s/></text:p>
          </table:table-cell>
          <table:table-cell office:value-type="float" office:value="0.306852" calcext:value-type="float">
            <text:p>0.306852</text:p>
          </table:table-cell>
          <table:table-cell office:value-type="float" office:value="-0.0962635" calcext:value-type="float">
            <text:p>-0.0962635</text:p>
          </table:table-cell>
          <table:table-cell office:value-type="float" office:value="0.878267" calcext:value-type="float">
            <text:p>0.878267</text:p>
          </table:table-cell>
          <table:table-cell office:value-type="string" calcext:value-type="string">
            <text:p><text:s/></text:p>
          </table:table-cell>
          <table:table-cell office:value-type="float" office:value="-1.76585" calcext:value-type="float">
            <text:p>-1.76585</text:p>
          </table:table-cell>
          <table:table-cell office:value-type="float" office:value="0.0303757" calcext:value-type="float">
            <text:p>0.0303757</text:p>
          </table:table-cell>
          <table:table-cell office:value-type="float" office:value="-1.56944" calcext:value-type="float">
            <text:p>-1.569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0950093" calcext:value-type="float">
            <text:p>-0.0950093</text:p>
          </table:table-cell>
          <table:table-cell office:value-type="float" office:value="-0.651909" calcext:value-type="float">
            <text:p>-0.651909</text:p>
          </table:table-cell>
          <table:table-cell office:value-type="float" office:value="-0.111993" calcext:value-type="float">
            <text:p>-0.111993</text:p>
          </table:table-cell>
          <table:table-cell office:value-type="float" office:value="1.79761" calcext:value-type="float">
            <text:p>1.79761</text:p>
          </table:table-cell>
          <table:table-cell office:value-type="float" office:value="-0.0347867" calcext:value-type="float">
            <text:p>-0.0347867</text:p>
          </table:table-cell>
          <table:table-cell office:value-type="float" office:value="0.419946" calcext:value-type="float">
            <text:p>0.419946</text:p>
          </table:table-cell>
          <table:table-cell office:value-type="float" office:value="-0.00521113" calcext:value-type="float">
            <text:p>-0.00521113</text:p>
          </table:table-cell>
          <table:table-cell office:value-type="string" calcext:value-type="string">
            <text:p><text:s/></text:p>
          </table:table-cell>
          <table:table-cell office:value-type="float" office:value="0.306428" calcext:value-type="float">
            <text:p>0.306428</text:p>
          </table:table-cell>
          <table:table-cell office:value-type="float" office:value="-0.097903" calcext:value-type="float">
            <text:p>-0.097903</text:p>
          </table:table-cell>
          <table:table-cell office:value-type="float" office:value="0.878255" calcext:value-type="float">
            <text:p>0.878255</text:p>
          </table:table-cell>
          <table:table-cell office:value-type="string" calcext:value-type="string">
            <text:p><text:s/></text:p>
          </table:table-cell>
          <table:table-cell office:value-type="float" office:value="-1.76923" calcext:value-type="float">
            <text:p>-1.76923</text:p>
          </table:table-cell>
          <table:table-cell office:value-type="float" office:value="0.0309057" calcext:value-type="float">
            <text:p>0.0309057</text:p>
          </table:table-cell>
          <table:table-cell office:value-type="float" office:value="-1.56942" calcext:value-type="float">
            <text:p>-1.569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0966267" calcext:value-type="float">
            <text:p>-0.0966267</text:p>
          </table:table-cell>
          <table:table-cell office:value-type="float" office:value="-0.65197" calcext:value-type="float">
            <text:p>-0.65197</text:p>
          </table:table-cell>
          <table:table-cell office:value-type="float" office:value="-0.113899" calcext:value-type="float">
            <text:p>-0.113899</text:p>
          </table:table-cell>
          <table:table-cell office:value-type="float" office:value="1.79753" calcext:value-type="float">
            <text:p>1.79753</text:p>
          </table:table-cell>
          <table:table-cell office:value-type="float" office:value="-0.0353785" calcext:value-type="float">
            <text:p>-0.0353785</text:p>
          </table:table-cell>
          <table:table-cell office:value-type="float" office:value="0.419941" calcext:value-type="float">
            <text:p>0.419941</text:p>
          </table:table-cell>
          <table:table-cell office:value-type="float" office:value="-0.00529971" calcext:value-type="float">
            <text:p>-0.00529971</text:p>
          </table:table-cell>
          <table:table-cell office:value-type="string" calcext:value-type="string">
            <text:p><text:s/></text:p>
          </table:table-cell>
          <table:table-cell office:value-type="float" office:value="0.305999" calcext:value-type="float">
            <text:p>0.305999</text:p>
          </table:table-cell>
          <table:table-cell office:value-type="float" office:value="-0.0995384" calcext:value-type="float">
            <text:p>-0.0995384</text:p>
          </table:table-cell>
          <table:table-cell office:value-type="float" office:value="0.878243" calcext:value-type="float">
            <text:p>0.878243</text:p>
          </table:table-cell>
          <table:table-cell office:value-type="string" calcext:value-type="string">
            <text:p><text:s/></text:p>
          </table:table-cell>
          <table:table-cell office:value-type="float" office:value="-1.77261" calcext:value-type="float">
            <text:p>-1.77261</text:p>
          </table:table-cell>
          <table:table-cell office:value-type="float" office:value="0.0314351" calcext:value-type="float">
            <text:p>0.0314351</text:p>
          </table:table-cell>
          <table:table-cell office:value-type="float" office:value="-1.5694" calcext:value-type="float">
            <text:p>-1.56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0982415" calcext:value-type="float">
            <text:p>-0.0982415</text:p>
          </table:table-cell>
          <table:table-cell office:value-type="float" office:value="-0.652032" calcext:value-type="float">
            <text:p>-0.652032</text:p>
          </table:table-cell>
          <table:table-cell office:value-type="float" office:value="-0.115803" calcext:value-type="float">
            <text:p>-0.115803</text:p>
          </table:table-cell>
          <table:table-cell office:value-type="float" office:value="1.79744" calcext:value-type="float">
            <text:p>1.79744</text:p>
          </table:table-cell>
          <table:table-cell office:value-type="float" office:value="-0.0359693" calcext:value-type="float">
            <text:p>-0.0359693</text:p>
          </table:table-cell>
          <table:table-cell office:value-type="float" office:value="0.419937" calcext:value-type="float">
            <text:p>0.419937</text:p>
          </table:table-cell>
          <table:table-cell office:value-type="float" office:value="-0.00538815" calcext:value-type="float">
            <text:p>-0.00538815</text:p>
          </table:table-cell>
          <table:table-cell office:value-type="string" calcext:value-type="string">
            <text:p><text:s/></text:p>
          </table:table-cell>
          <table:table-cell office:value-type="float" office:value="0.305563" calcext:value-type="float">
            <text:p>0.305563</text:p>
          </table:table-cell>
          <table:table-cell office:value-type="float" office:value="-0.10117" calcext:value-type="float">
            <text:p>-0.10117</text:p>
          </table:table-cell>
          <table:table-cell office:value-type="float" office:value="0.878231" calcext:value-type="float">
            <text:p>0.878231</text:p>
          </table:table-cell>
          <table:table-cell office:value-type="string" calcext:value-type="string">
            <text:p><text:s/></text:p>
          </table:table-cell>
          <table:table-cell office:value-type="float" office:value="-1.77599" calcext:value-type="float">
            <text:p>-1.77599</text:p>
          </table:table-cell>
          <table:table-cell office:value-type="float" office:value="0.0319637" calcext:value-type="float">
            <text:p>0.0319637</text:p>
          </table:table-cell>
          <table:table-cell office:value-type="float" office:value="-1.56938" calcext:value-type="float">
            <text:p>-1.569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0998539" calcext:value-type="float">
            <text:p>-0.0998539</text:p>
          </table:table-cell>
          <table:table-cell office:value-type="float" office:value="-0.652095" calcext:value-type="float">
            <text:p>-0.652095</text:p>
          </table:table-cell>
          <table:table-cell office:value-type="float" office:value="-0.117703" calcext:value-type="float">
            <text:p>-0.117703</text:p>
          </table:table-cell>
          <table:table-cell office:value-type="float" office:value="1.79736" calcext:value-type="float">
            <text:p>1.79736</text:p>
          </table:table-cell>
          <table:table-cell office:value-type="float" office:value="-0.0365592" calcext:value-type="float">
            <text:p>-0.0365592</text:p>
          </table:table-cell>
          <table:table-cell office:value-type="float" office:value="0.419932" calcext:value-type="float">
            <text:p>0.419932</text:p>
          </table:table-cell>
          <table:table-cell office:value-type="float" office:value="-0.00547645" calcext:value-type="float">
            <text:p>-0.00547645</text:p>
          </table:table-cell>
          <table:table-cell office:value-type="string" calcext:value-type="string">
            <text:p><text:s/></text:p>
          </table:table-cell>
          <table:table-cell office:value-type="float" office:value="0.30512" calcext:value-type="float">
            <text:p>0.30512</text:p>
          </table:table-cell>
          <table:table-cell office:value-type="float" office:value="-0.102797" calcext:value-type="float">
            <text:p>-0.102797</text:p>
          </table:table-cell>
          <table:table-cell office:value-type="float" office:value="0.878219" calcext:value-type="float">
            <text:p>0.878219</text:p>
          </table:table-cell>
          <table:table-cell office:value-type="string" calcext:value-type="string">
            <text:p><text:s/></text:p>
          </table:table-cell>
          <table:table-cell office:value-type="float" office:value="-1.77936" calcext:value-type="float">
            <text:p>-1.77936</text:p>
          </table:table-cell>
          <table:table-cell office:value-type="float" office:value="0.0324917" calcext:value-type="float">
            <text:p>0.0324917</text:p>
          </table:table-cell>
          <table:table-cell office:value-type="float" office:value="-1.56936" calcext:value-type="float">
            <text:p>-1.569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101464" calcext:value-type="float">
            <text:p>-0.101464</text:p>
          </table:table-cell>
          <table:table-cell office:value-type="float" office:value="-0.652159" calcext:value-type="float">
            <text:p>-0.652159</text:p>
          </table:table-cell>
          <table:table-cell office:value-type="float" office:value="-0.1196" calcext:value-type="float">
            <text:p>-0.1196</text:p>
          </table:table-cell>
          <table:table-cell office:value-type="float" office:value="1.79727" calcext:value-type="float">
            <text:p>1.79727</text:p>
          </table:table-cell>
          <table:table-cell office:value-type="float" office:value="-0.0371482" calcext:value-type="float">
            <text:p>-0.0371482</text:p>
          </table:table-cell>
          <table:table-cell office:value-type="float" office:value="0.419927" calcext:value-type="float">
            <text:p>0.419927</text:p>
          </table:table-cell>
          <table:table-cell office:value-type="float" office:value="-0.0055646" calcext:value-type="float">
            <text:p>-0.0055646</text:p>
          </table:table-cell>
          <table:table-cell office:value-type="string" calcext:value-type="string">
            <text:p><text:s/></text:p>
          </table:table-cell>
          <table:table-cell office:value-type="float" office:value="0.304671" calcext:value-type="float">
            <text:p>0.304671</text:p>
          </table:table-cell>
          <table:table-cell office:value-type="float" office:value="-0.10442" calcext:value-type="float">
            <text:p>-0.10442</text:p>
          </table:table-cell>
          <table:table-cell office:value-type="float" office:value="0.878207" calcext:value-type="float">
            <text:p>0.878207</text:p>
          </table:table-cell>
          <table:table-cell office:value-type="string" calcext:value-type="string">
            <text:p><text:s/></text:p>
          </table:table-cell>
          <table:table-cell office:value-type="float" office:value="-1.78272" calcext:value-type="float">
            <text:p>-1.78272</text:p>
          </table:table-cell>
          <table:table-cell office:value-type="float" office:value="0.033019" calcext:value-type="float">
            <text:p>0.033019</text:p>
          </table:table-cell>
          <table:table-cell office:value-type="float" office:value="-1.56934" calcext:value-type="float">
            <text:p>-1.569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103071" calcext:value-type="float">
            <text:p>-0.103071</text:p>
          </table:table-cell>
          <table:table-cell office:value-type="float" office:value="-0.652223" calcext:value-type="float">
            <text:p>-0.652223</text:p>
          </table:table-cell>
          <table:table-cell office:value-type="float" office:value="-0.121495" calcext:value-type="float">
            <text:p>-0.121495</text:p>
          </table:table-cell>
          <table:table-cell office:value-type="float" office:value="1.79718" calcext:value-type="float">
            <text:p>1.79718</text:p>
          </table:table-cell>
          <table:table-cell office:value-type="float" office:value="-0.0377362" calcext:value-type="float">
            <text:p>-0.0377362</text:p>
          </table:table-cell>
          <table:table-cell office:value-type="float" office:value="0.419922" calcext:value-type="float">
            <text:p>0.419922</text:p>
          </table:table-cell>
          <table:table-cell office:value-type="float" office:value="-0.00565261" calcext:value-type="float">
            <text:p>-0.00565261</text:p>
          </table:table-cell>
          <table:table-cell office:value-type="string" calcext:value-type="string">
            <text:p><text:s/></text:p>
          </table:table-cell>
          <table:table-cell office:value-type="float" office:value="0.304216" calcext:value-type="float">
            <text:p>0.304216</text:p>
          </table:table-cell>
          <table:table-cell office:value-type="float" office:value="-0.106039" calcext:value-type="float">
            <text:p>-0.106039</text:p>
          </table:table-cell>
          <table:table-cell office:value-type="float" office:value="0.878194" calcext:value-type="float">
            <text:p>0.878194</text:p>
          </table:table-cell>
          <table:table-cell office:value-type="string" calcext:value-type="string">
            <text:p><text:s/></text:p>
          </table:table-cell>
          <table:table-cell office:value-type="float" office:value="-1.78608" calcext:value-type="float">
            <text:p>-1.78608</text:p>
          </table:table-cell>
          <table:table-cell office:value-type="float" office:value="0.0335457" calcext:value-type="float">
            <text:p>0.0335457</text:p>
          </table:table-cell>
          <table:table-cell office:value-type="float" office:value="-1.56932" calcext:value-type="float">
            <text:p>-1.569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104675" calcext:value-type="float">
            <text:p>-0.104675</text:p>
          </table:table-cell>
          <table:table-cell office:value-type="float" office:value="-0.652288" calcext:value-type="float">
            <text:p>-0.652288</text:p>
          </table:table-cell>
          <table:table-cell office:value-type="float" office:value="-0.123386" calcext:value-type="float">
            <text:p>-0.123386</text:p>
          </table:table-cell>
          <table:table-cell office:value-type="float" office:value="1.79709" calcext:value-type="float">
            <text:p>1.79709</text:p>
          </table:table-cell>
          <table:table-cell office:value-type="float" office:value="-0.0383232" calcext:value-type="float">
            <text:p>-0.0383232</text:p>
          </table:table-cell>
          <table:table-cell office:value-type="float" office:value="0.419917" calcext:value-type="float">
            <text:p>0.419917</text:p>
          </table:table-cell>
          <table:table-cell office:value-type="float" office:value="-0.00574047" calcext:value-type="float">
            <text:p>-0.00574047</text:p>
          </table:table-cell>
          <table:table-cell office:value-type="string" calcext:value-type="string">
            <text:p><text:s/></text:p>
          </table:table-cell>
          <table:table-cell office:value-type="float" office:value="0.303755" calcext:value-type="float">
            <text:p>0.303755</text:p>
          </table:table-cell>
          <table:table-cell office:value-type="float" office:value="-0.107653" calcext:value-type="float">
            <text:p>-0.107653</text:p>
          </table:table-cell>
          <table:table-cell office:value-type="float" office:value="0.878181" calcext:value-type="float">
            <text:p>0.878181</text:p>
          </table:table-cell>
          <table:table-cell office:value-type="string" calcext:value-type="string">
            <text:p><text:s/></text:p>
          </table:table-cell>
          <table:table-cell office:value-type="float" office:value="-1.78944" calcext:value-type="float">
            <text:p>-1.78944</text:p>
          </table:table-cell>
          <table:table-cell office:value-type="float" office:value="0.0340716" calcext:value-type="float">
            <text:p>0.0340716</text:p>
          </table:table-cell>
          <table:table-cell office:value-type="float" office:value="-1.5693" calcext:value-type="float">
            <text:p>-1.56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106277" calcext:value-type="float">
            <text:p>-0.106277</text:p>
          </table:table-cell>
          <table:table-cell office:value-type="float" office:value="-0.652354" calcext:value-type="float">
            <text:p>-0.652354</text:p>
          </table:table-cell>
          <table:table-cell office:value-type="float" office:value="-0.125274" calcext:value-type="float">
            <text:p>-0.125274</text:p>
          </table:table-cell>
          <table:table-cell office:value-type="float" office:value="1.797" calcext:value-type="float">
            <text:p>1.797</text:p>
          </table:table-cell>
          <table:table-cell office:value-type="float" office:value="-0.0389092" calcext:value-type="float">
            <text:p>-0.0389092</text:p>
          </table:table-cell>
          <table:table-cell office:value-type="float" office:value="0.419912" calcext:value-type="float">
            <text:p>0.419912</text:p>
          </table:table-cell>
          <table:table-cell office:value-type="float" office:value="-0.00582817" calcext:value-type="float">
            <text:p>-0.00582817</text:p>
          </table:table-cell>
          <table:table-cell office:value-type="string" calcext:value-type="string">
            <text:p><text:s/></text:p>
          </table:table-cell>
          <table:table-cell office:value-type="float" office:value="0.303288" calcext:value-type="float">
            <text:p>0.303288</text:p>
          </table:table-cell>
          <table:table-cell office:value-type="float" office:value="-0.109263" calcext:value-type="float">
            <text:p>-0.109263</text:p>
          </table:table-cell>
          <table:table-cell office:value-type="float" office:value="0.878168" calcext:value-type="float">
            <text:p>0.878168</text:p>
          </table:table-cell>
          <table:table-cell office:value-type="string" calcext:value-type="string">
            <text:p><text:s/></text:p>
          </table:table-cell>
          <table:table-cell office:value-type="float" office:value="-1.79278" calcext:value-type="float">
            <text:p>-1.79278</text:p>
          </table:table-cell>
          <table:table-cell office:value-type="float" office:value="0.0345968" calcext:value-type="float">
            <text:p>0.0345968</text:p>
          </table:table-cell>
          <table:table-cell office:value-type="float" office:value="-1.56928" calcext:value-type="float">
            <text:p>-1.569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107876" calcext:value-type="float">
            <text:p>-0.107876</text:p>
          </table:table-cell>
          <table:table-cell office:value-type="float" office:value="-0.652421" calcext:value-type="float">
            <text:p>-0.652421</text:p>
          </table:table-cell>
          <table:table-cell office:value-type="float" office:value="-0.127159" calcext:value-type="float">
            <text:p>-0.127159</text:p>
          </table:table-cell>
          <table:table-cell office:value-type="float" office:value="1.79691" calcext:value-type="float">
            <text:p>1.79691</text:p>
          </table:table-cell>
          <table:table-cell office:value-type="float" office:value="-0.0394941" calcext:value-type="float">
            <text:p>-0.0394941</text:p>
          </table:table-cell>
          <table:table-cell office:value-type="float" office:value="0.419907" calcext:value-type="float">
            <text:p>0.419907</text:p>
          </table:table-cell>
          <table:table-cell office:value-type="float" office:value="-0.00591573" calcext:value-type="float">
            <text:p>-0.00591573</text:p>
          </table:table-cell>
          <table:table-cell office:value-type="string" calcext:value-type="string">
            <text:p><text:s/></text:p>
          </table:table-cell>
          <table:table-cell office:value-type="float" office:value="0.302814" calcext:value-type="float">
            <text:p>0.302814</text:p>
          </table:table-cell>
          <table:table-cell office:value-type="float" office:value="-0.110869" calcext:value-type="float">
            <text:p>-0.110869</text:p>
          </table:table-cell>
          <table:table-cell office:value-type="float" office:value="0.878155" calcext:value-type="float">
            <text:p>0.878155</text:p>
          </table:table-cell>
          <table:table-cell office:value-type="string" calcext:value-type="string">
            <text:p><text:s/></text:p>
          </table:table-cell>
          <table:table-cell office:value-type="float" office:value="-1.79613" calcext:value-type="float">
            <text:p>-1.79613</text:p>
          </table:table-cell>
          <table:table-cell office:value-type="float" office:value="0.0351213" calcext:value-type="float">
            <text:p>0.0351213</text:p>
          </table:table-cell>
          <table:table-cell office:value-type="float" office:value="-1.56925" calcext:value-type="float">
            <text:p>-1.569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109473" calcext:value-type="float">
            <text:p>-0.109473</text:p>
          </table:table-cell>
          <table:table-cell office:value-type="float" office:value="-0.652489" calcext:value-type="float">
            <text:p>-0.652489</text:p>
          </table:table-cell>
          <table:table-cell office:value-type="float" office:value="-0.129041" calcext:value-type="float">
            <text:p>-0.129041</text:p>
          </table:table-cell>
          <table:table-cell office:value-type="float" office:value="1.79681" calcext:value-type="float">
            <text:p>1.79681</text:p>
          </table:table-cell>
          <table:table-cell office:value-type="float" office:value="-0.0400781" calcext:value-type="float">
            <text:p>-0.0400781</text:p>
          </table:table-cell>
          <table:table-cell office:value-type="float" office:value="0.419902" calcext:value-type="float">
            <text:p>0.419902</text:p>
          </table:table-cell>
          <table:table-cell office:value-type="float" office:value="-0.00600313" calcext:value-type="float">
            <text:p>-0.00600313</text:p>
          </table:table-cell>
          <table:table-cell office:value-type="string" calcext:value-type="string">
            <text:p><text:s/></text:p>
          </table:table-cell>
          <table:table-cell office:value-type="float" office:value="0.302334" calcext:value-type="float">
            <text:p>0.302334</text:p>
          </table:table-cell>
          <table:table-cell office:value-type="float" office:value="-0.11247" calcext:value-type="float">
            <text:p>-0.11247</text:p>
          </table:table-cell>
          <table:table-cell office:value-type="float" office:value="0.878141" calcext:value-type="float">
            <text:p>0.878141</text:p>
          </table:table-cell>
          <table:table-cell office:value-type="string" calcext:value-type="string">
            <text:p><text:s/></text:p>
          </table:table-cell>
          <table:table-cell office:value-type="float" office:value="-1.79946" calcext:value-type="float">
            <text:p>-1.79946</text:p>
          </table:table-cell>
          <table:table-cell office:value-type="float" office:value="0.035645" calcext:value-type="float">
            <text:p>0.035645</text:p>
          </table:table-cell>
          <table:table-cell office:value-type="float" office:value="-1.56923" calcext:value-type="float">
            <text:p>-1.569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111066" calcext:value-type="float">
            <text:p>-0.111066</text:p>
          </table:table-cell>
          <table:table-cell office:value-type="float" office:value="-0.652558" calcext:value-type="float">
            <text:p>-0.652558</text:p>
          </table:table-cell>
          <table:table-cell office:value-type="float" office:value="-0.130919" calcext:value-type="float">
            <text:p>-0.130919</text:p>
          </table:table-cell>
          <table:table-cell office:value-type="float" office:value="1.79672" calcext:value-type="float">
            <text:p>1.79672</text:p>
          </table:table-cell>
          <table:table-cell office:value-type="float" office:value="-0.0406611" calcext:value-type="float">
            <text:p>-0.0406611</text:p>
          </table:table-cell>
          <table:table-cell office:value-type="float" office:value="0.419896" calcext:value-type="float">
            <text:p>0.419896</text:p>
          </table:table-cell>
          <table:table-cell office:value-type="float" office:value="-0.00609037" calcext:value-type="float">
            <text:p>-0.00609037</text:p>
          </table:table-cell>
          <table:table-cell office:value-type="string" calcext:value-type="string">
            <text:p><text:s/></text:p>
          </table:table-cell>
          <table:table-cell office:value-type="float" office:value="0.301848" calcext:value-type="float">
            <text:p>0.301848</text:p>
          </table:table-cell>
          <table:table-cell office:value-type="float" office:value="-0.114067" calcext:value-type="float">
            <text:p>-0.114067</text:p>
          </table:table-cell>
          <table:table-cell office:value-type="float" office:value="0.878128" calcext:value-type="float">
            <text:p>0.878128</text:p>
          </table:table-cell>
          <table:table-cell office:value-type="string" calcext:value-type="string">
            <text:p><text:s/></text:p>
          </table:table-cell>
          <table:table-cell office:value-type="float" office:value="-1.8028" calcext:value-type="float">
            <text:p>-1.8028</text:p>
          </table:table-cell>
          <table:table-cell office:value-type="float" office:value="0.036168" calcext:value-type="float">
            <text:p>0.036168</text:p>
          </table:table-cell>
          <table:table-cell office:value-type="float" office:value="-1.56921" calcext:value-type="float">
            <text:p>-1.569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112657" calcext:value-type="float">
            <text:p>-0.112657</text:p>
          </table:table-cell>
          <table:table-cell office:value-type="float" office:value="-0.652627" calcext:value-type="float">
            <text:p>-0.652627</text:p>
          </table:table-cell>
          <table:table-cell office:value-type="float" office:value="-0.132795" calcext:value-type="float">
            <text:p>-0.132795</text:p>
          </table:table-cell>
          <table:table-cell office:value-type="float" office:value="1.79662" calcext:value-type="float">
            <text:p>1.79662</text:p>
          </table:table-cell>
          <table:table-cell office:value-type="float" office:value="-0.0412429" calcext:value-type="float">
            <text:p>-0.0412429</text:p>
          </table:table-cell>
          <table:table-cell office:value-type="float" office:value="0.419891" calcext:value-type="float">
            <text:p>0.419891</text:p>
          </table:table-cell>
          <table:table-cell office:value-type="float" office:value="-0.00617746" calcext:value-type="float">
            <text:p>-0.00617746</text:p>
          </table:table-cell>
          <table:table-cell office:value-type="string" calcext:value-type="string">
            <text:p><text:s/></text:p>
          </table:table-cell>
          <table:table-cell office:value-type="float" office:value="0.301357" calcext:value-type="float">
            <text:p>0.301357</text:p>
          </table:table-cell>
          <table:table-cell office:value-type="float" office:value="-0.115659" calcext:value-type="float">
            <text:p>-0.115659</text:p>
          </table:table-cell>
          <table:table-cell office:value-type="float" office:value="0.878114" calcext:value-type="float">
            <text:p>0.878114</text:p>
          </table:table-cell>
          <table:table-cell office:value-type="string" calcext:value-type="string">
            <text:p><text:s/></text:p>
          </table:table-cell>
          <table:table-cell office:value-type="float" office:value="-1.80612" calcext:value-type="float">
            <text:p>-1.80612</text:p>
          </table:table-cell>
          <table:table-cell office:value-type="float" office:value="0.0366903" calcext:value-type="float">
            <text:p>0.0366903</text:p>
          </table:table-cell>
          <table:table-cell office:value-type="float" office:value="-1.56919" calcext:value-type="float">
            <text:p>-1.569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114245" calcext:value-type="float">
            <text:p>-0.114245</text:p>
          </table:table-cell>
          <table:table-cell office:value-type="float" office:value="-0.652697" calcext:value-type="float">
            <text:p>-0.652697</text:p>
          </table:table-cell>
          <table:table-cell office:value-type="float" office:value="-0.134667" calcext:value-type="float">
            <text:p>-0.134667</text:p>
          </table:table-cell>
          <table:table-cell office:value-type="float" office:value="1.79652" calcext:value-type="float">
            <text:p>1.79652</text:p>
          </table:table-cell>
          <table:table-cell office:value-type="float" office:value="-0.0418238" calcext:value-type="float">
            <text:p>-0.0418238</text:p>
          </table:table-cell>
          <table:table-cell office:value-type="float" office:value="0.419885" calcext:value-type="float">
            <text:p>0.419885</text:p>
          </table:table-cell>
          <table:table-cell office:value-type="float" office:value="-0.00626439" calcext:value-type="float">
            <text:p>-0.00626439</text:p>
          </table:table-cell>
          <table:table-cell office:value-type="string" calcext:value-type="string">
            <text:p><text:s/></text:p>
          </table:table-cell>
          <table:table-cell office:value-type="float" office:value="0.300859" calcext:value-type="float">
            <text:p>0.300859</text:p>
          </table:table-cell>
          <table:table-cell office:value-type="float" office:value="-0.117247" calcext:value-type="float">
            <text:p>-0.117247</text:p>
          </table:table-cell>
          <table:table-cell office:value-type="float" office:value="0.8781" calcext:value-type="float">
            <text:p>0.8781</text:p>
          </table:table-cell>
          <table:table-cell office:value-type="string" calcext:value-type="string">
            <text:p><text:s/></text:p>
          </table:table-cell>
          <table:table-cell office:value-type="float" office:value="-1.80944" calcext:value-type="float">
            <text:p>-1.80944</text:p>
          </table:table-cell>
          <table:table-cell office:value-type="float" office:value="0.0372118" calcext:value-type="float">
            <text:p>0.0372118</text:p>
          </table:table-cell>
          <table:table-cell office:value-type="float" office:value="-1.56917" calcext:value-type="float">
            <text:p>-1.569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11583" calcext:value-type="float">
            <text:p>-0.11583</text:p>
          </table:table-cell>
          <table:table-cell office:value-type="float" office:value="-0.652768" calcext:value-type="float">
            <text:p>-0.652768</text:p>
          </table:table-cell>
          <table:table-cell office:value-type="float" office:value="-0.136535" calcext:value-type="float">
            <text:p>-0.136535</text:p>
          </table:table-cell>
          <table:table-cell office:value-type="float" office:value="1.79642" calcext:value-type="float">
            <text:p>1.79642</text:p>
          </table:table-cell>
          <table:table-cell office:value-type="float" office:value="-0.0424035" calcext:value-type="float">
            <text:p>-0.0424035</text:p>
          </table:table-cell>
          <table:table-cell office:value-type="float" office:value="0.419879" calcext:value-type="float">
            <text:p>0.419879</text:p>
          </table:table-cell>
          <table:table-cell office:value-type="float" office:value="-0.00635115" calcext:value-type="float">
            <text:p>-0.00635115</text:p>
          </table:table-cell>
          <table:table-cell office:value-type="string" calcext:value-type="string">
            <text:p><text:s/></text:p>
          </table:table-cell>
          <table:table-cell office:value-type="float" office:value="0.300355" calcext:value-type="float">
            <text:p>0.300355</text:p>
          </table:table-cell>
          <table:table-cell office:value-type="float" office:value="-0.11883" calcext:value-type="float">
            <text:p>-0.11883</text:p>
          </table:table-cell>
          <table:table-cell office:value-type="float" office:value="0.878086" calcext:value-type="float">
            <text:p>0.878086</text:p>
          </table:table-cell>
          <table:table-cell office:value-type="string" calcext:value-type="string">
            <text:p><text:s/></text:p>
          </table:table-cell>
          <table:table-cell office:value-type="float" office:value="-1.81276" calcext:value-type="float">
            <text:p>-1.81276</text:p>
          </table:table-cell>
          <table:table-cell office:value-type="float" office:value="0.0377325" calcext:value-type="float">
            <text:p>0.0377325</text:p>
          </table:table-cell>
          <table:table-cell office:value-type="float" office:value="-1.56914" calcext:value-type="float">
            <text:p>-1.569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117413" calcext:value-type="float">
            <text:p>-0.117413</text:p>
          </table:table-cell>
          <table:table-cell office:value-type="float" office:value="-0.65284" calcext:value-type="float">
            <text:p>-0.65284</text:p>
          </table:table-cell>
          <table:table-cell office:value-type="float" office:value="-0.1384" calcext:value-type="float">
            <text:p>-0.1384</text:p>
          </table:table-cell>
          <table:table-cell office:value-type="float" office:value="1.79632" calcext:value-type="float">
            <text:p>1.79632</text:p>
          </table:table-cell>
          <table:table-cell office:value-type="float" office:value="-0.0429822" calcext:value-type="float">
            <text:p>-0.0429822</text:p>
          </table:table-cell>
          <table:table-cell office:value-type="float" office:value="0.419873" calcext:value-type="float">
            <text:p>0.419873</text:p>
          </table:table-cell>
          <table:table-cell office:value-type="float" office:value="-0.00643776" calcext:value-type="float">
            <text:p>-0.00643776</text:p>
          </table:table-cell>
          <table:table-cell office:value-type="string" calcext:value-type="string">
            <text:p><text:s/></text:p>
          </table:table-cell>
          <table:table-cell office:value-type="float" office:value="0.299846" calcext:value-type="float">
            <text:p>0.299846</text:p>
          </table:table-cell>
          <table:table-cell office:value-type="float" office:value="-0.120408" calcext:value-type="float">
            <text:p>-0.120408</text:p>
          </table:table-cell>
          <table:table-cell office:value-type="float" office:value="0.878071" calcext:value-type="float">
            <text:p>0.878071</text:p>
          </table:table-cell>
          <table:table-cell office:value-type="string" calcext:value-type="string">
            <text:p><text:s/></text:p>
          </table:table-cell>
          <table:table-cell office:value-type="float" office:value="-1.81606" calcext:value-type="float">
            <text:p>-1.81606</text:p>
          </table:table-cell>
          <table:table-cell office:value-type="float" office:value="0.0382524" calcext:value-type="float">
            <text:p>0.0382524</text:p>
          </table:table-cell>
          <table:table-cell office:value-type="float" office:value="-1.56912" calcext:value-type="float">
            <text:p>-1.569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118992" calcext:value-type="float">
            <text:p>-0.118992</text:p>
          </table:table-cell>
          <table:table-cell office:value-type="float" office:value="-0.652912" calcext:value-type="float">
            <text:p>-0.652912</text:p>
          </table:table-cell>
          <table:table-cell office:value-type="float" office:value="-0.140262" calcext:value-type="float">
            <text:p>-0.140262</text:p>
          </table:table-cell>
          <table:table-cell office:value-type="float" office:value="1.79622" calcext:value-type="float">
            <text:p>1.79622</text:p>
          </table:table-cell>
          <table:table-cell office:value-type="float" office:value="-0.0435598" calcext:value-type="float">
            <text:p>-0.0435598</text:p>
          </table:table-cell>
          <table:table-cell office:value-type="float" office:value="0.419867" calcext:value-type="float">
            <text:p>0.419867</text:p>
          </table:table-cell>
          <table:table-cell office:value-type="float" office:value="-0.0065242" calcext:value-type="float">
            <text:p>-0.0065242</text:p>
          </table:table-cell>
          <table:table-cell office:value-type="string" calcext:value-type="string">
            <text:p><text:s/></text:p>
          </table:table-cell>
          <table:table-cell office:value-type="float" office:value="0.299331" calcext:value-type="float">
            <text:p>0.299331</text:p>
          </table:table-cell>
          <table:table-cell office:value-type="float" office:value="-0.121982" calcext:value-type="float">
            <text:p>-0.121982</text:p>
          </table:table-cell>
          <table:table-cell office:value-type="float" office:value="0.878057" calcext:value-type="float">
            <text:p>0.878057</text:p>
          </table:table-cell>
          <table:table-cell office:value-type="string" calcext:value-type="string">
            <text:p><text:s/></text:p>
          </table:table-cell>
          <table:table-cell office:value-type="float" office:value="-1.81937" calcext:value-type="float">
            <text:p>-1.81937</text:p>
          </table:table-cell>
          <table:table-cell office:value-type="float" office:value="0.0387716" calcext:value-type="float">
            <text:p>0.0387716</text:p>
          </table:table-cell>
          <table:table-cell office:value-type="float" office:value="-1.5691" calcext:value-type="float">
            <text:p>-1.56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120568" calcext:value-type="float">
            <text:p>-0.120568</text:p>
          </table:table-cell>
          <table:table-cell office:value-type="float" office:value="-0.652985" calcext:value-type="float">
            <text:p>-0.652985</text:p>
          </table:table-cell>
          <table:table-cell office:value-type="float" office:value="-0.14212" calcext:value-type="float">
            <text:p>-0.14212</text:p>
          </table:table-cell>
          <table:table-cell office:value-type="float" office:value="1.79612" calcext:value-type="float">
            <text:p>1.79612</text:p>
          </table:table-cell>
          <table:table-cell office:value-type="float" office:value="-0.0441363" calcext:value-type="float">
            <text:p>-0.0441363</text:p>
          </table:table-cell>
          <table:table-cell office:value-type="float" office:value="0.419861" calcext:value-type="float">
            <text:p>0.419861</text:p>
          </table:table-cell>
          <table:table-cell office:value-type="float" office:value="-0.00661047" calcext:value-type="float">
            <text:p>-0.00661047</text:p>
          </table:table-cell>
          <table:table-cell office:value-type="string" calcext:value-type="string">
            <text:p><text:s/></text:p>
          </table:table-cell>
          <table:table-cell office:value-type="float" office:value="0.29881" calcext:value-type="float">
            <text:p>0.29881</text:p>
          </table:table-cell>
          <table:table-cell office:value-type="float" office:value="-0.123551" calcext:value-type="float">
            <text:p>-0.123551</text:p>
          </table:table-cell>
          <table:table-cell office:value-type="float" office:value="0.878042" calcext:value-type="float">
            <text:p>0.878042</text:p>
          </table:table-cell>
          <table:table-cell office:value-type="string" calcext:value-type="string">
            <text:p><text:s/></text:p>
          </table:table-cell>
          <table:table-cell office:value-type="float" office:value="-1.82266" calcext:value-type="float">
            <text:p>-1.82266</text:p>
          </table:table-cell>
          <table:table-cell office:value-type="float" office:value="0.03929" calcext:value-type="float">
            <text:p>0.03929</text:p>
          </table:table-cell>
          <table:table-cell office:value-type="float" office:value="-1.56908" calcext:value-type="float">
            <text:p>-1.569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122142" calcext:value-type="float">
            <text:p>-0.122142</text:p>
          </table:table-cell>
          <table:table-cell office:value-type="float" office:value="-0.65306" calcext:value-type="float">
            <text:p>-0.65306</text:p>
          </table:table-cell>
          <table:table-cell office:value-type="float" office:value="-0.143974" calcext:value-type="float">
            <text:p>-0.143974</text:p>
          </table:table-cell>
          <table:table-cell office:value-type="float" office:value="1.79602" calcext:value-type="float">
            <text:p>1.79602</text:p>
          </table:table-cell>
          <table:table-cell office:value-type="float" office:value="-0.0447117" calcext:value-type="float">
            <text:p>-0.0447117</text:p>
          </table:table-cell>
          <table:table-cell office:value-type="float" office:value="0.419855" calcext:value-type="float">
            <text:p>0.419855</text:p>
          </table:table-cell>
          <table:table-cell office:value-type="float" office:value="-0.00669657" calcext:value-type="float">
            <text:p>-0.00669657</text:p>
          </table:table-cell>
          <table:table-cell office:value-type="string" calcext:value-type="string">
            <text:p><text:s/></text:p>
          </table:table-cell>
          <table:table-cell office:value-type="float" office:value="0.298283" calcext:value-type="float">
            <text:p>0.298283</text:p>
          </table:table-cell>
          <table:table-cell office:value-type="float" office:value="-0.125115" calcext:value-type="float">
            <text:p>-0.125115</text:p>
          </table:table-cell>
          <table:table-cell office:value-type="float" office:value="0.878027" calcext:value-type="float">
            <text:p>0.878027</text:p>
          </table:table-cell>
          <table:table-cell office:value-type="string" calcext:value-type="string">
            <text:p><text:s/></text:p>
          </table:table-cell>
          <table:table-cell office:value-type="float" office:value="-1.82595" calcext:value-type="float">
            <text:p>-1.82595</text:p>
          </table:table-cell>
          <table:table-cell office:value-type="float" office:value="0.0398075" calcext:value-type="float">
            <text:p>0.0398075</text:p>
          </table:table-cell>
          <table:table-cell office:value-type="float" office:value="-1.56905" calcext:value-type="float">
            <text:p>-1.569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123712" calcext:value-type="float">
            <text:p>-0.123712</text:p>
          </table:table-cell>
          <table:table-cell office:value-type="float" office:value="-0.653134" calcext:value-type="float">
            <text:p>-0.653134</text:p>
          </table:table-cell>
          <table:table-cell office:value-type="float" office:value="-0.145826" calcext:value-type="float">
            <text:p>-0.145826</text:p>
          </table:table-cell>
          <table:table-cell office:value-type="float" office:value="1.79591" calcext:value-type="float">
            <text:p>1.79591</text:p>
          </table:table-cell>
          <table:table-cell office:value-type="float" office:value="-0.0452859" calcext:value-type="float">
            <text:p>-0.0452859</text:p>
          </table:table-cell>
          <table:table-cell office:value-type="float" office:value="0.419849" calcext:value-type="float">
            <text:p>0.419849</text:p>
          </table:table-cell>
          <table:table-cell office:value-type="float" office:value="-0.00678251" calcext:value-type="float">
            <text:p>-0.00678251</text:p>
          </table:table-cell>
          <table:table-cell office:value-type="string" calcext:value-type="string">
            <text:p><text:s/></text:p>
          </table:table-cell>
          <table:table-cell office:value-type="float" office:value="0.297751" calcext:value-type="float">
            <text:p>0.297751</text:p>
          </table:table-cell>
          <table:table-cell office:value-type="float" office:value="-0.126674" calcext:value-type="float">
            <text:p>-0.126674</text:p>
          </table:table-cell>
          <table:table-cell office:value-type="float" office:value="0.878012" calcext:value-type="float">
            <text:p>0.878012</text:p>
          </table:table-cell>
          <table:table-cell office:value-type="string" calcext:value-type="string">
            <text:p><text:s/></text:p>
          </table:table-cell>
          <table:table-cell office:value-type="float" office:value="-1.82924" calcext:value-type="float">
            <text:p>-1.82924</text:p>
          </table:table-cell>
          <table:table-cell office:value-type="float" office:value="0.0403243" calcext:value-type="float">
            <text:p>0.0403243</text:p>
          </table:table-cell>
          <table:table-cell office:value-type="float" office:value="-1.56903" calcext:value-type="float">
            <text:p>-1.569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12528" calcext:value-type="float">
            <text:p>-0.12528</text:p>
          </table:table-cell>
          <table:table-cell office:value-type="float" office:value="-0.65321" calcext:value-type="float">
            <text:p>-0.65321</text:p>
          </table:table-cell>
          <table:table-cell office:value-type="float" office:value="-0.147673" calcext:value-type="float">
            <text:p>-0.147673</text:p>
          </table:table-cell>
          <table:table-cell office:value-type="float" office:value="1.79581" calcext:value-type="float">
            <text:p>1.79581</text:p>
          </table:table-cell>
          <table:table-cell office:value-type="float" office:value="-0.0458591" calcext:value-type="float">
            <text:p>-0.0458591</text:p>
          </table:table-cell>
          <table:table-cell office:value-type="float" office:value="0.419842" calcext:value-type="float">
            <text:p>0.419842</text:p>
          </table:table-cell>
          <table:table-cell office:value-type="float" office:value="-0.00686828" calcext:value-type="float">
            <text:p>-0.00686828</text:p>
          </table:table-cell>
          <table:table-cell office:value-type="string" calcext:value-type="string">
            <text:p><text:s/></text:p>
          </table:table-cell>
          <table:table-cell office:value-type="float" office:value="0.297213" calcext:value-type="float">
            <text:p>0.297213</text:p>
          </table:table-cell>
          <table:table-cell office:value-type="float" office:value="-0.128228" calcext:value-type="float">
            <text:p>-0.128228</text:p>
          </table:table-cell>
          <table:table-cell office:value-type="float" office:value="0.877996" calcext:value-type="float">
            <text:p>0.877996</text:p>
          </table:table-cell>
          <table:table-cell office:value-type="string" calcext:value-type="string">
            <text:p><text:s/></text:p>
          </table:table-cell>
          <table:table-cell office:value-type="float" office:value="-1.83251" calcext:value-type="float">
            <text:p>-1.83251</text:p>
          </table:table-cell>
          <table:table-cell office:value-type="float" office:value="0.0408402" calcext:value-type="float">
            <text:p>0.0408402</text:p>
          </table:table-cell>
          <table:table-cell office:value-type="float" office:value="-1.56901" calcext:value-type="float">
            <text:p>-1.569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126844" calcext:value-type="float">
            <text:p>-0.126844</text:p>
          </table:table-cell>
          <table:table-cell office:value-type="float" office:value="-0.653286" calcext:value-type="float">
            <text:p>-0.653286</text:p>
          </table:table-cell>
          <table:table-cell office:value-type="float" office:value="-0.149517" calcext:value-type="float">
            <text:p>-0.149517</text:p>
          </table:table-cell>
          <table:table-cell office:value-type="float" office:value="1.7957" calcext:value-type="float">
            <text:p>1.7957</text:p>
          </table:table-cell>
          <table:table-cell office:value-type="float" office:value="-0.046431" calcext:value-type="float">
            <text:p>-0.046431</text:p>
          </table:table-cell>
          <table:table-cell office:value-type="float" office:value="0.419836" calcext:value-type="float">
            <text:p>0.419836</text:p>
          </table:table-cell>
          <table:table-cell office:value-type="float" office:value="-0.00695387" calcext:value-type="float">
            <text:p>-0.00695387</text:p>
          </table:table-cell>
          <table:table-cell office:value-type="string" calcext:value-type="string">
            <text:p><text:s/></text:p>
          </table:table-cell>
          <table:table-cell office:value-type="float" office:value="0.29667" calcext:value-type="float">
            <text:p>0.29667</text:p>
          </table:table-cell>
          <table:table-cell office:value-type="float" office:value="-0.129777" calcext:value-type="float">
            <text:p>-0.129777</text:p>
          </table:table-cell>
          <table:table-cell office:value-type="float" office:value="0.877981" calcext:value-type="float">
            <text:p>0.877981</text:p>
          </table:table-cell>
          <table:table-cell office:value-type="string" calcext:value-type="string">
            <text:p><text:s/></text:p>
          </table:table-cell>
          <table:table-cell office:value-type="float" office:value="-1.83579" calcext:value-type="float">
            <text:p>-1.83579</text:p>
          </table:table-cell>
          <table:table-cell office:value-type="float" office:value="0.0413553" calcext:value-type="float">
            <text:p>0.0413553</text:p>
          </table:table-cell>
          <table:table-cell office:value-type="float" office:value="-1.56898" calcext:value-type="float">
            <text:p>-1.568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128405" calcext:value-type="float">
            <text:p>-0.128405</text:p>
          </table:table-cell>
          <table:table-cell office:value-type="float" office:value="-0.653363" calcext:value-type="float">
            <text:p>-0.653363</text:p>
          </table:table-cell>
          <table:table-cell office:value-type="float" office:value="-0.151357" calcext:value-type="float">
            <text:p>-0.151357</text:p>
          </table:table-cell>
          <table:table-cell office:value-type="float" office:value="1.79559" calcext:value-type="float">
            <text:p>1.79559</text:p>
          </table:table-cell>
          <table:table-cell office:value-type="float" office:value="-0.0470019" calcext:value-type="float">
            <text:p>-0.0470019</text:p>
          </table:table-cell>
          <table:table-cell office:value-type="float" office:value="0.419829" calcext:value-type="float">
            <text:p>0.419829</text:p>
          </table:table-cell>
          <table:table-cell office:value-type="float" office:value="-0.00703929" calcext:value-type="float">
            <text:p>-0.00703929</text:p>
          </table:table-cell>
          <table:table-cell office:value-type="string" calcext:value-type="string">
            <text:p><text:s/></text:p>
          </table:table-cell>
          <table:table-cell office:value-type="float" office:value="0.296121" calcext:value-type="float">
            <text:p>0.296121</text:p>
          </table:table-cell>
          <table:table-cell office:value-type="float" office:value="-0.131322" calcext:value-type="float">
            <text:p>-0.131322</text:p>
          </table:table-cell>
          <table:table-cell office:value-type="float" office:value="0.877965" calcext:value-type="float">
            <text:p>0.877965</text:p>
          </table:table-cell>
          <table:table-cell office:value-type="string" calcext:value-type="string">
            <text:p><text:s/></text:p>
          </table:table-cell>
          <table:table-cell office:value-type="float" office:value="-1.83905" calcext:value-type="float">
            <text:p>-1.83905</text:p>
          </table:table-cell>
          <table:table-cell office:value-type="float" office:value="0.0418695" calcext:value-type="float">
            <text:p>0.0418695</text:p>
          </table:table-cell>
          <table:table-cell office:value-type="float" office:value="-1.56896" calcext:value-type="float">
            <text:p>-1.568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129963" calcext:value-type="float">
            <text:p>-0.129963</text:p>
          </table:table-cell>
          <table:table-cell office:value-type="float" office:value="-0.653441" calcext:value-type="float">
            <text:p>-0.653441</text:p>
          </table:table-cell>
          <table:table-cell office:value-type="float" office:value="-0.153194" calcext:value-type="float">
            <text:p>-0.153194</text:p>
          </table:table-cell>
          <table:table-cell office:value-type="float" office:value="1.79548" calcext:value-type="float">
            <text:p>1.79548</text:p>
          </table:table-cell>
          <table:table-cell office:value-type="float" office:value="-0.0475715" calcext:value-type="float">
            <text:p>-0.0475715</text:p>
          </table:table-cell>
          <table:table-cell office:value-type="float" office:value="0.419823" calcext:value-type="float">
            <text:p>0.419823</text:p>
          </table:table-cell>
          <table:table-cell office:value-type="float" office:value="-0.00712453" calcext:value-type="float">
            <text:p>-0.00712453</text:p>
          </table:table-cell>
          <table:table-cell office:value-type="string" calcext:value-type="string">
            <text:p><text:s/></text:p>
          </table:table-cell>
          <table:table-cell office:value-type="float" office:value="0.295567" calcext:value-type="float">
            <text:p>0.295567</text:p>
          </table:table-cell>
          <table:table-cell office:value-type="float" office:value="-0.132861" calcext:value-type="float">
            <text:p>-0.132861</text:p>
          </table:table-cell>
          <table:table-cell office:value-type="float" office:value="0.877949" calcext:value-type="float">
            <text:p>0.877949</text:p>
          </table:table-cell>
          <table:table-cell office:value-type="string" calcext:value-type="string">
            <text:p><text:s/></text:p>
          </table:table-cell>
          <table:table-cell office:value-type="float" office:value="-1.84231" calcext:value-type="float">
            <text:p>-1.84231</text:p>
          </table:table-cell>
          <table:table-cell office:value-type="float" office:value="0.0423829" calcext:value-type="float">
            <text:p>0.0423829</text:p>
          </table:table-cell>
          <table:table-cell office:value-type="float" office:value="-1.56893" calcext:value-type="float">
            <text:p>-1.568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131518" calcext:value-type="float">
            <text:p>-0.131518</text:p>
          </table:table-cell>
          <table:table-cell office:value-type="float" office:value="-0.653519" calcext:value-type="float">
            <text:p>-0.653519</text:p>
          </table:table-cell>
          <table:table-cell office:value-type="float" office:value="-0.155026" calcext:value-type="float">
            <text:p>-0.155026</text:p>
          </table:table-cell>
          <table:table-cell office:value-type="float" office:value="1.79537" calcext:value-type="float">
            <text:p>1.79537</text:p>
          </table:table-cell>
          <table:table-cell office:value-type="float" office:value="-0.04814" calcext:value-type="float">
            <text:p>-0.04814</text:p>
          </table:table-cell>
          <table:table-cell office:value-type="float" office:value="0.419816" calcext:value-type="float">
            <text:p>0.419816</text:p>
          </table:table-cell>
          <table:table-cell office:value-type="float" office:value="-0.0072096" calcext:value-type="float">
            <text:p>-0.0072096</text:p>
          </table:table-cell>
          <table:table-cell office:value-type="string" calcext:value-type="string">
            <text:p><text:s/></text:p>
          </table:table-cell>
          <table:table-cell office:value-type="float" office:value="0.295007" calcext:value-type="float">
            <text:p>0.295007</text:p>
          </table:table-cell>
          <table:table-cell office:value-type="float" office:value="-0.134395" calcext:value-type="float">
            <text:p>-0.134395</text:p>
          </table:table-cell>
          <table:table-cell office:value-type="float" office:value="0.877933" calcext:value-type="float">
            <text:p>0.877933</text:p>
          </table:table-cell>
          <table:table-cell office:value-type="string" calcext:value-type="string">
            <text:p><text:s/></text:p>
          </table:table-cell>
          <table:table-cell office:value-type="float" office:value="-1.84556" calcext:value-type="float">
            <text:p>-1.84556</text:p>
          </table:table-cell>
          <table:table-cell office:value-type="float" office:value="0.0428955" calcext:value-type="float">
            <text:p>0.0428955</text:p>
          </table:table-cell>
          <table:table-cell office:value-type="float" office:value="-1.56891" calcext:value-type="float">
            <text:p>-1.568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13307" calcext:value-type="float">
            <text:p>-0.13307</text:p>
          </table:table-cell>
          <table:table-cell office:value-type="float" office:value="-0.653599" calcext:value-type="float">
            <text:p>-0.653599</text:p>
          </table:table-cell>
          <table:table-cell office:value-type="float" office:value="-0.156856" calcext:value-type="float">
            <text:p>-0.156856</text:p>
          </table:table-cell>
          <table:table-cell office:value-type="float" office:value="1.79526" calcext:value-type="float">
            <text:p>1.79526</text:p>
          </table:table-cell>
          <table:table-cell office:value-type="float" office:value="-0.0487073" calcext:value-type="float">
            <text:p>-0.0487073</text:p>
          </table:table-cell>
          <table:table-cell office:value-type="float" office:value="0.419809" calcext:value-type="float">
            <text:p>0.419809</text:p>
          </table:table-cell>
          <table:table-cell office:value-type="float" office:value="-0.00729449" calcext:value-type="float">
            <text:p>-0.00729449</text:p>
          </table:table-cell>
          <table:table-cell office:value-type="string" calcext:value-type="string">
            <text:p><text:s/></text:p>
          </table:table-cell>
          <table:table-cell office:value-type="float" office:value="0.294442" calcext:value-type="float">
            <text:p>0.294442</text:p>
          </table:table-cell>
          <table:table-cell office:value-type="float" office:value="-0.135924" calcext:value-type="float">
            <text:p>-0.135924</text:p>
          </table:table-cell>
          <table:table-cell office:value-type="float" office:value="0.877917" calcext:value-type="float">
            <text:p>0.877917</text:p>
          </table:table-cell>
          <table:table-cell office:value-type="string" calcext:value-type="string">
            <text:p><text:s/></text:p>
          </table:table-cell>
          <table:table-cell office:value-type="float" office:value="-1.84881" calcext:value-type="float">
            <text:p>-1.84881</text:p>
          </table:table-cell>
          <table:table-cell office:value-type="float" office:value="0.0434072" calcext:value-type="float">
            <text:p>0.0434072</text:p>
          </table:table-cell>
          <table:table-cell office:value-type="float" office:value="-1.56888" calcext:value-type="float">
            <text:p>-1.568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134618" calcext:value-type="float">
            <text:p>-0.134618</text:p>
          </table:table-cell>
          <table:table-cell office:value-type="float" office:value="-0.653679" calcext:value-type="float">
            <text:p>-0.653679</text:p>
          </table:table-cell>
          <table:table-cell office:value-type="float" office:value="-0.158681" calcext:value-type="float">
            <text:p>-0.158681</text:p>
          </table:table-cell>
          <table:table-cell office:value-type="float" office:value="1.79515" calcext:value-type="float">
            <text:p>1.79515</text:p>
          </table:table-cell>
          <table:table-cell office:value-type="float" office:value="-0.0492734" calcext:value-type="float">
            <text:p>-0.0492734</text:p>
          </table:table-cell>
          <table:table-cell office:value-type="float" office:value="0.419802" calcext:value-type="float">
            <text:p>0.419802</text:p>
          </table:table-cell>
          <table:table-cell office:value-type="float" office:value="-0.0073792" calcext:value-type="float">
            <text:p>-0.0073792</text:p>
          </table:table-cell>
          <table:table-cell office:value-type="string" calcext:value-type="string">
            <text:p><text:s/></text:p>
          </table:table-cell>
          <table:table-cell office:value-type="float" office:value="0.293872" calcext:value-type="float">
            <text:p>0.293872</text:p>
          </table:table-cell>
          <table:table-cell office:value-type="float" office:value="-0.137448" calcext:value-type="float">
            <text:p>-0.137448</text:p>
          </table:table-cell>
          <table:table-cell office:value-type="float" office:value="0.8779" calcext:value-type="float">
            <text:p>0.8779</text:p>
          </table:table-cell>
          <table:table-cell office:value-type="string" calcext:value-type="string">
            <text:p><text:s/></text:p>
          </table:table-cell>
          <table:table-cell office:value-type="float" office:value="-1.85205" calcext:value-type="float">
            <text:p>-1.85205</text:p>
          </table:table-cell>
          <table:table-cell office:value-type="float" office:value="0.043918" calcext:value-type="float">
            <text:p>0.043918</text:p>
          </table:table-cell>
          <table:table-cell office:value-type="float" office:value="-1.56886" calcext:value-type="float">
            <text:p>-1.568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136164" calcext:value-type="float">
            <text:p>-0.136164</text:p>
          </table:table-cell>
          <table:table-cell office:value-type="float" office:value="-0.653759" calcext:value-type="float">
            <text:p>-0.653759</text:p>
          </table:table-cell>
          <table:table-cell office:value-type="float" office:value="-0.160502" calcext:value-type="float">
            <text:p>-0.160502</text:p>
          </table:table-cell>
          <table:table-cell office:value-type="float" office:value="1.79503" calcext:value-type="float">
            <text:p>1.79503</text:p>
          </table:table-cell>
          <table:table-cell office:value-type="float" office:value="-0.0498383" calcext:value-type="float">
            <text:p>-0.0498383</text:p>
          </table:table-cell>
          <table:table-cell office:value-type="float" office:value="0.419795" calcext:value-type="float">
            <text:p>0.419795</text:p>
          </table:table-cell>
          <table:table-cell office:value-type="float" office:value="-0.00746372" calcext:value-type="float">
            <text:p>-0.00746372</text:p>
          </table:table-cell>
          <table:table-cell office:value-type="string" calcext:value-type="string">
            <text:p><text:s/></text:p>
          </table:table-cell>
          <table:table-cell office:value-type="float" office:value="0.293297" calcext:value-type="float">
            <text:p>0.293297</text:p>
          </table:table-cell>
          <table:table-cell office:value-type="float" office:value="-0.138967" calcext:value-type="float">
            <text:p>-0.138967</text:p>
          </table:table-cell>
          <table:table-cell office:value-type="float" office:value="0.877883" calcext:value-type="float">
            <text:p>0.877883</text:p>
          </table:table-cell>
          <table:table-cell office:value-type="string" calcext:value-type="string">
            <text:p><text:s/></text:p>
          </table:table-cell>
          <table:table-cell office:value-type="float" office:value="-1.85528" calcext:value-type="float">
            <text:p>-1.85528</text:p>
          </table:table-cell>
          <table:table-cell office:value-type="float" office:value="0.0444279" calcext:value-type="float">
            <text:p>0.0444279</text:p>
          </table:table-cell>
          <table:table-cell office:value-type="float" office:value="-1.56883" calcext:value-type="float">
            <text:p>-1.568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137706" calcext:value-type="float">
            <text:p>-0.137706</text:p>
          </table:table-cell>
          <table:table-cell office:value-type="float" office:value="-0.653841" calcext:value-type="float">
            <text:p>-0.653841</text:p>
          </table:table-cell>
          <table:table-cell office:value-type="float" office:value="-0.16232" calcext:value-type="float">
            <text:p>-0.16232</text:p>
          </table:table-cell>
          <table:table-cell office:value-type="float" office:value="1.79492" calcext:value-type="float">
            <text:p>1.79492</text:p>
          </table:table-cell>
          <table:table-cell office:value-type="float" office:value="-0.050402" calcext:value-type="float">
            <text:p>-0.050402</text:p>
          </table:table-cell>
          <table:table-cell office:value-type="float" office:value="0.419788" calcext:value-type="float">
            <text:p>0.419788</text:p>
          </table:table-cell>
          <table:table-cell office:value-type="float" office:value="-0.00754807" calcext:value-type="float">
            <text:p>-0.00754807</text:p>
          </table:table-cell>
          <table:table-cell office:value-type="string" calcext:value-type="string">
            <text:p><text:s/></text:p>
          </table:table-cell>
          <table:table-cell office:value-type="float" office:value="0.292717" calcext:value-type="float">
            <text:p>0.292717</text:p>
          </table:table-cell>
          <table:table-cell office:value-type="float" office:value="-0.140481" calcext:value-type="float">
            <text:p>-0.140481</text:p>
          </table:table-cell>
          <table:table-cell office:value-type="float" office:value="0.877866" calcext:value-type="float">
            <text:p>0.877866</text:p>
          </table:table-cell>
          <table:table-cell office:value-type="string" calcext:value-type="string">
            <text:p><text:s/></text:p>
          </table:table-cell>
          <table:table-cell office:value-type="float" office:value="-1.8585" calcext:value-type="float">
            <text:p>-1.8585</text:p>
          </table:table-cell>
          <table:table-cell office:value-type="float" office:value="0.044937" calcext:value-type="float">
            <text:p>0.044937</text:p>
          </table:table-cell>
          <table:table-cell office:value-type="float" office:value="-1.56881" calcext:value-type="float">
            <text:p>-1.568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139244" calcext:value-type="float">
            <text:p>-0.139244</text:p>
          </table:table-cell>
          <table:table-cell office:value-type="float" office:value="-0.653923" calcext:value-type="float">
            <text:p>-0.653923</text:p>
          </table:table-cell>
          <table:table-cell office:value-type="float" office:value="-0.164134" calcext:value-type="float">
            <text:p>-0.164134</text:p>
          </table:table-cell>
          <table:table-cell office:value-type="float" office:value="1.7948" calcext:value-type="float">
            <text:p>1.7948</text:p>
          </table:table-cell>
          <table:table-cell office:value-type="float" office:value="-0.0509644" calcext:value-type="float">
            <text:p>-0.0509644</text:p>
          </table:table-cell>
          <table:table-cell office:value-type="float" office:value="0.419781" calcext:value-type="float">
            <text:p>0.419781</text:p>
          </table:table-cell>
          <table:table-cell office:value-type="float" office:value="-0.00763223" calcext:value-type="float">
            <text:p>-0.00763223</text:p>
          </table:table-cell>
          <table:table-cell office:value-type="string" calcext:value-type="string">
            <text:p><text:s/></text:p>
          </table:table-cell>
          <table:table-cell office:value-type="float" office:value="0.292131" calcext:value-type="float">
            <text:p>0.292131</text:p>
          </table:table-cell>
          <table:table-cell office:value-type="float" office:value="-0.141989" calcext:value-type="float">
            <text:p>-0.141989</text:p>
          </table:table-cell>
          <table:table-cell office:value-type="float" office:value="0.877849" calcext:value-type="float">
            <text:p>0.877849</text:p>
          </table:table-cell>
          <table:table-cell office:value-type="string" calcext:value-type="string">
            <text:p><text:s/></text:p>
          </table:table-cell>
          <table:table-cell office:value-type="float" office:value="-1.86172" calcext:value-type="float">
            <text:p>-1.86172</text:p>
          </table:table-cell>
          <table:table-cell office:value-type="float" office:value="0.0454452" calcext:value-type="float">
            <text:p>0.0454452</text:p>
          </table:table-cell>
          <table:table-cell office:value-type="float" office:value="-1.56878" calcext:value-type="float">
            <text:p>-1.568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14078" calcext:value-type="float">
            <text:p>-0.14078</text:p>
          </table:table-cell>
          <table:table-cell office:value-type="float" office:value="-0.654005" calcext:value-type="float">
            <text:p>-0.654005</text:p>
          </table:table-cell>
          <table:table-cell office:value-type="float" office:value="-0.165944" calcext:value-type="float">
            <text:p>-0.165944</text:p>
          </table:table-cell>
          <table:table-cell office:value-type="float" office:value="1.79469" calcext:value-type="float">
            <text:p>1.79469</text:p>
          </table:table-cell>
          <table:table-cell office:value-type="float" office:value="-0.0515256" calcext:value-type="float">
            <text:p>-0.0515256</text:p>
          </table:table-cell>
          <table:table-cell office:value-type="float" office:value="0.419773" calcext:value-type="float">
            <text:p>0.419773</text:p>
          </table:table-cell>
          <table:table-cell office:value-type="float" office:value="-0.00771621" calcext:value-type="float">
            <text:p>-0.00771621</text:p>
          </table:table-cell>
          <table:table-cell office:value-type="string" calcext:value-type="string">
            <text:p><text:s/></text:p>
          </table:table-cell>
          <table:table-cell office:value-type="float" office:value="0.291541" calcext:value-type="float">
            <text:p>0.291541</text:p>
          </table:table-cell>
          <table:table-cell office:value-type="float" office:value="-0.143492" calcext:value-type="float">
            <text:p>-0.143492</text:p>
          </table:table-cell>
          <table:table-cell office:value-type="float" office:value="0.877832" calcext:value-type="float">
            <text:p>0.877832</text:p>
          </table:table-cell>
          <table:table-cell office:value-type="string" calcext:value-type="string">
            <text:p><text:s/></text:p>
          </table:table-cell>
          <table:table-cell office:value-type="float" office:value="-1.86494" calcext:value-type="float">
            <text:p>-1.86494</text:p>
          </table:table-cell>
          <table:table-cell office:value-type="float" office:value="0.0459524" calcext:value-type="float">
            <text:p>0.0459524</text:p>
          </table:table-cell>
          <table:table-cell office:value-type="float" office:value="-1.56876" calcext:value-type="float">
            <text:p>-1.568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142312" calcext:value-type="float">
            <text:p>-0.142312</text:p>
          </table:table-cell>
          <table:table-cell office:value-type="float" office:value="-0.654089" calcext:value-type="float">
            <text:p>-0.654089</text:p>
          </table:table-cell>
          <table:table-cell office:value-type="float" office:value="-0.16775" calcext:value-type="float">
            <text:p>-0.16775</text:p>
          </table:table-cell>
          <table:table-cell office:value-type="float" office:value="1.79457" calcext:value-type="float">
            <text:p>1.79457</text:p>
          </table:table-cell>
          <table:table-cell office:value-type="float" office:value="-0.0520856" calcext:value-type="float">
            <text:p>-0.0520856</text:p>
          </table:table-cell>
          <table:table-cell office:value-type="float" office:value="0.419766" calcext:value-type="float">
            <text:p>0.419766</text:p>
          </table:table-cell>
          <table:table-cell office:value-type="float" office:value="-0.0078" calcext:value-type="float">
            <text:p>-0.0078</text:p>
          </table:table-cell>
          <table:table-cell office:value-type="string" calcext:value-type="string">
            <text:p><text:s/></text:p>
          </table:table-cell>
          <table:table-cell office:value-type="float" office:value="0.290945" calcext:value-type="float">
            <text:p>0.290945</text:p>
          </table:table-cell>
          <table:table-cell office:value-type="float" office:value="-0.14499" calcext:value-type="float">
            <text:p>-0.14499</text:p>
          </table:table-cell>
          <table:table-cell office:value-type="float" office:value="0.877815" calcext:value-type="float">
            <text:p>0.877815</text:p>
          </table:table-cell>
          <table:table-cell office:value-type="string" calcext:value-type="string">
            <text:p><text:s/></text:p>
          </table:table-cell>
          <table:table-cell office:value-type="float" office:value="-1.86814" calcext:value-type="float">
            <text:p>-1.86814</text:p>
          </table:table-cell>
          <table:table-cell office:value-type="float" office:value="0.0464588" calcext:value-type="float">
            <text:p>0.0464588</text:p>
          </table:table-cell>
          <table:table-cell office:value-type="float" office:value="-1.56873" calcext:value-type="float">
            <text:p>-1.568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143841" calcext:value-type="float">
            <text:p>-0.143841</text:p>
          </table:table-cell>
          <table:table-cell office:value-type="float" office:value="-0.654173" calcext:value-type="float">
            <text:p>-0.654173</text:p>
          </table:table-cell>
          <table:table-cell office:value-type="float" office:value="-0.169552" calcext:value-type="float">
            <text:p>-0.169552</text:p>
          </table:table-cell>
          <table:table-cell office:value-type="float" office:value="1.79445" calcext:value-type="float">
            <text:p>1.79445</text:p>
          </table:table-cell>
          <table:table-cell office:value-type="float" office:value="-0.0526443" calcext:value-type="float">
            <text:p>-0.0526443</text:p>
          </table:table-cell>
          <table:table-cell office:value-type="float" office:value="0.419758" calcext:value-type="float">
            <text:p>0.419758</text:p>
          </table:table-cell>
          <table:table-cell office:value-type="float" office:value="-0.0078836" calcext:value-type="float">
            <text:p>-0.0078836</text:p>
          </table:table-cell>
          <table:table-cell office:value-type="string" calcext:value-type="string">
            <text:p><text:s/></text:p>
          </table:table-cell>
          <table:table-cell office:value-type="float" office:value="0.290345" calcext:value-type="float">
            <text:p>0.290345</text:p>
          </table:table-cell>
          <table:table-cell office:value-type="float" office:value="-0.146483" calcext:value-type="float">
            <text:p>-0.146483</text:p>
          </table:table-cell>
          <table:table-cell office:value-type="float" office:value="0.877797" calcext:value-type="float">
            <text:p>0.877797</text:p>
          </table:table-cell>
          <table:table-cell office:value-type="string" calcext:value-type="string">
            <text:p><text:s/></text:p>
          </table:table-cell>
          <table:table-cell office:value-type="float" office:value="-1.87134" calcext:value-type="float">
            <text:p>-1.87134</text:p>
          </table:table-cell>
          <table:table-cell office:value-type="float" office:value="0.0469642" calcext:value-type="float">
            <text:p>0.0469642</text:p>
          </table:table-cell>
          <table:table-cell office:value-type="float" office:value="-1.56871" calcext:value-type="float">
            <text:p>-1.568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145366" calcext:value-type="float">
            <text:p>-0.145366</text:p>
          </table:table-cell>
          <table:table-cell office:value-type="float" office:value="-0.654258" calcext:value-type="float">
            <text:p>-0.654258</text:p>
          </table:table-cell>
          <table:table-cell office:value-type="float" office:value="-0.17135" calcext:value-type="float">
            <text:p>-0.17135</text:p>
          </table:table-cell>
          <table:table-cell office:value-type="float" office:value="1.79433" calcext:value-type="float">
            <text:p>1.79433</text:p>
          </table:table-cell>
          <table:table-cell office:value-type="float" office:value="-0.0532018" calcext:value-type="float">
            <text:p>-0.0532018</text:p>
          </table:table-cell>
          <table:table-cell office:value-type="float" office:value="0.419751" calcext:value-type="float">
            <text:p>0.419751</text:p>
          </table:table-cell>
          <table:table-cell office:value-type="float" office:value="-0.00796702" calcext:value-type="float">
            <text:p>-0.00796702</text:p>
          </table:table-cell>
          <table:table-cell office:value-type="string" calcext:value-type="string">
            <text:p><text:s/></text:p>
          </table:table-cell>
          <table:table-cell office:value-type="float" office:value="0.28974" calcext:value-type="float">
            <text:p>0.28974</text:p>
          </table:table-cell>
          <table:table-cell office:value-type="float" office:value="-0.14797" calcext:value-type="float">
            <text:p>-0.14797</text:p>
          </table:table-cell>
          <table:table-cell office:value-type="float" office:value="0.877779" calcext:value-type="float">
            <text:p>0.877779</text:p>
          </table:table-cell>
          <table:table-cell office:value-type="string" calcext:value-type="string">
            <text:p><text:s/></text:p>
          </table:table-cell>
          <table:table-cell office:value-type="float" office:value="-1.87453" calcext:value-type="float">
            <text:p>-1.87453</text:p>
          </table:table-cell>
          <table:table-cell office:value-type="float" office:value="0.0474687" calcext:value-type="float">
            <text:p>0.0474687</text:p>
          </table:table-cell>
          <table:table-cell office:value-type="float" office:value="-1.56868" calcext:value-type="float">
            <text:p>-1.568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146888" calcext:value-type="float">
            <text:p>-0.146888</text:p>
          </table:table-cell>
          <table:table-cell office:value-type="float" office:value="-0.654343" calcext:value-type="float">
            <text:p>-0.654343</text:p>
          </table:table-cell>
          <table:table-cell office:value-type="float" office:value="-0.173144" calcext:value-type="float">
            <text:p>-0.173144</text:p>
          </table:table-cell>
          <table:table-cell office:value-type="float" office:value="1.79421" calcext:value-type="float">
            <text:p>1.79421</text:p>
          </table:table-cell>
          <table:table-cell office:value-type="float" office:value="-0.053758" calcext:value-type="float">
            <text:p>-0.053758</text:p>
          </table:table-cell>
          <table:table-cell office:value-type="float" office:value="0.419743" calcext:value-type="float">
            <text:p>0.419743</text:p>
          </table:table-cell>
          <table:table-cell office:value-type="float" office:value="-0.00805024" calcext:value-type="float">
            <text:p>-0.00805024</text:p>
          </table:table-cell>
          <table:table-cell office:value-type="string" calcext:value-type="string">
            <text:p><text:s/>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-0.149452" calcext:value-type="float">
            <text:p>-0.149452</text:p>
          </table:table-cell>
          <table:table-cell office:value-type="float" office:value="0.877761" calcext:value-type="float">
            <text:p>0.877761</text:p>
          </table:table-cell>
          <table:table-cell office:value-type="string" calcext:value-type="string">
            <text:p><text:s/></text:p>
          </table:table-cell>
          <table:table-cell office:value-type="float" office:value="-1.87772" calcext:value-type="float">
            <text:p>-1.87772</text:p>
          </table:table-cell>
          <table:table-cell office:value-type="float" office:value="0.0479723" calcext:value-type="float">
            <text:p>0.0479723</text:p>
          </table:table-cell>
          <table:table-cell office:value-type="float" office:value="-1.56865" calcext:value-type="float">
            <text:p>-1.568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148407" calcext:value-type="float">
            <text:p>-0.148407</text:p>
          </table:table-cell>
          <table:table-cell office:value-type="float" office:value="-0.654429" calcext:value-type="float">
            <text:p>-0.654429</text:p>
          </table:table-cell>
          <table:table-cell office:value-type="float" office:value="-0.174934" calcext:value-type="float">
            <text:p>-0.174934</text:p>
          </table:table-cell>
          <table:table-cell office:value-type="float" office:value="1.79409" calcext:value-type="float">
            <text:p>1.79409</text:p>
          </table:table-cell>
          <table:table-cell office:value-type="float" office:value="-0.054313" calcext:value-type="float">
            <text:p>-0.054313</text:p>
          </table:table-cell>
          <table:table-cell office:value-type="float" office:value="0.419735" calcext:value-type="float">
            <text:p>0.419735</text:p>
          </table:table-cell>
          <table:table-cell office:value-type="float" office:value="-0.00813327" calcext:value-type="float">
            <text:p>-0.00813327</text:p>
          </table:table-cell>
          <table:table-cell office:value-type="string" calcext:value-type="string">
            <text:p><text:s/></text:p>
          </table:table-cell>
          <table:table-cell office:value-type="float" office:value="0.288515" calcext:value-type="float">
            <text:p>0.288515</text:p>
          </table:table-cell>
          <table:table-cell office:value-type="float" office:value="-0.150928" calcext:value-type="float">
            <text:p>-0.150928</text:p>
          </table:table-cell>
          <table:table-cell office:value-type="float" office:value="0.877743" calcext:value-type="float">
            <text:p>0.877743</text:p>
          </table:table-cell>
          <table:table-cell office:value-type="string" calcext:value-type="string">
            <text:p><text:s/></text:p>
          </table:table-cell>
          <table:table-cell office:value-type="float" office:value="-1.8809" calcext:value-type="float">
            <text:p>-1.8809</text:p>
          </table:table-cell>
          <table:table-cell office:value-type="float" office:value="0.0484749" calcext:value-type="float">
            <text:p>0.0484749</text:p>
          </table:table-cell>
          <table:table-cell office:value-type="float" office:value="-1.56863" calcext:value-type="float">
            <text:p>-1.568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149922" calcext:value-type="float">
            <text:p>-0.149922</text:p>
          </table:table-cell>
          <table:table-cell office:value-type="float" office:value="-0.654516" calcext:value-type="float">
            <text:p>-0.654516</text:p>
          </table:table-cell>
          <table:table-cell office:value-type="float" office:value="-0.17672" calcext:value-type="float">
            <text:p>-0.17672</text:p>
          </table:table-cell>
          <table:table-cell office:value-type="float" office:value="1.79397" calcext:value-type="float">
            <text:p>1.79397</text:p>
          </table:table-cell>
          <table:table-cell office:value-type="float" office:value="-0.0548666" calcext:value-type="float">
            <text:p>-0.0548666</text:p>
          </table:table-cell>
          <table:table-cell office:value-type="float" office:value="0.419727" calcext:value-type="float">
            <text:p>0.419727</text:p>
          </table:table-cell>
          <table:table-cell office:value-type="float" office:value="-0.00821611" calcext:value-type="float">
            <text:p>-0.00821611</text:p>
          </table:table-cell>
          <table:table-cell office:value-type="string" calcext:value-type="string">
            <text:p><text:s/></text:p>
          </table:table-cell>
          <table:table-cell office:value-type="float" office:value="0.287896" calcext:value-type="float">
            <text:p>0.287896</text:p>
          </table:table-cell>
          <table:table-cell office:value-type="float" office:value="-0.152399" calcext:value-type="float">
            <text:p>-0.152399</text:p>
          </table:table-cell>
          <table:table-cell office:value-type="float" office:value="0.877724" calcext:value-type="float">
            <text:p>0.877724</text:p>
          </table:table-cell>
          <table:table-cell office:value-type="string" calcext:value-type="string">
            <text:p><text:s/></text:p>
          </table:table-cell>
          <table:table-cell office:value-type="float" office:value="-1.88407" calcext:value-type="float">
            <text:p>-1.88407</text:p>
          </table:table-cell>
          <table:table-cell office:value-type="float" office:value="0.0489766" calcext:value-type="float">
            <text:p>0.0489766</text:p>
          </table:table-cell>
          <table:table-cell office:value-type="float" office:value="-1.5686" calcext:value-type="float">
            <text:p>-1.56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151434" calcext:value-type="float">
            <text:p>-0.151434</text:p>
          </table:table-cell>
          <table:table-cell office:value-type="float" office:value="-0.654603" calcext:value-type="float">
            <text:p>-0.654603</text:p>
          </table:table-cell>
          <table:table-cell office:value-type="float" office:value="-0.178502" calcext:value-type="float">
            <text:p>-0.178502</text:p>
          </table:table-cell>
          <table:table-cell office:value-type="float" office:value="1.79384" calcext:value-type="float">
            <text:p>1.79384</text:p>
          </table:table-cell>
          <table:table-cell office:value-type="float" office:value="-0.055419" calcext:value-type="float">
            <text:p>-0.055419</text:p>
          </table:table-cell>
          <table:table-cell office:value-type="float" office:value="0.419719" calcext:value-type="float">
            <text:p>0.419719</text:p>
          </table:table-cell>
          <table:table-cell office:value-type="float" office:value="-0.00829876" calcext:value-type="float">
            <text:p>-0.00829876</text:p>
          </table:table-cell>
          <table:table-cell office:value-type="string" calcext:value-type="string">
            <text:p><text:s/></text:p>
          </table:table-cell>
          <table:table-cell office:value-type="float" office:value="0.287272" calcext:value-type="float">
            <text:p>0.287272</text:p>
          </table:table-cell>
          <table:table-cell office:value-type="float" office:value="-0.153864" calcext:value-type="float">
            <text:p>-0.153864</text:p>
          </table:table-cell>
          <table:table-cell office:value-type="float" office:value="0.877706" calcext:value-type="float">
            <text:p>0.877706</text:p>
          </table:table-cell>
          <table:table-cell office:value-type="string" calcext:value-type="string">
            <text:p><text:s/></text:p>
          </table:table-cell>
          <table:table-cell office:value-type="float" office:value="-1.88723" calcext:value-type="float">
            <text:p>-1.88723</text:p>
          </table:table-cell>
          <table:table-cell office:value-type="float" office:value="0.0494773" calcext:value-type="float">
            <text:p>0.0494773</text:p>
          </table:table-cell>
          <table:table-cell office:value-type="float" office:value="-1.56857" calcext:value-type="float">
            <text:p>-1.568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152942" calcext:value-type="float">
            <text:p>-0.152942</text:p>
          </table:table-cell>
          <table:table-cell office:value-type="float" office:value="-0.654691" calcext:value-type="float">
            <text:p>-0.654691</text:p>
          </table:table-cell>
          <table:table-cell office:value-type="float" office:value="-0.180279" calcext:value-type="float">
            <text:p>-0.180279</text:p>
          </table:table-cell>
          <table:table-cell office:value-type="float" office:value="1.79372" calcext:value-type="float">
            <text:p>1.79372</text:p>
          </table:table-cell>
          <table:table-cell office:value-type="float" office:value="-0.05597" calcext:value-type="float">
            <text:p>-0.05597</text:p>
          </table:table-cell>
          <table:table-cell office:value-type="float" office:value="0.419711" calcext:value-type="float">
            <text:p>0.419711</text:p>
          </table:table-cell>
          <table:table-cell office:value-type="float" office:value="-0.00838121" calcext:value-type="float">
            <text:p>-0.00838121</text:p>
          </table:table-cell>
          <table:table-cell office:value-type="string" calcext:value-type="string">
            <text:p><text:s/></text:p>
          </table:table-cell>
          <table:table-cell office:value-type="float" office:value="0.286643" calcext:value-type="float">
            <text:p>0.286643</text:p>
          </table:table-cell>
          <table:table-cell office:value-type="float" office:value="-0.155324" calcext:value-type="float">
            <text:p>-0.155324</text:p>
          </table:table-cell>
          <table:table-cell office:value-type="float" office:value="0.877687" calcext:value-type="float">
            <text:p>0.877687</text:p>
          </table:table-cell>
          <table:table-cell office:value-type="string" calcext:value-type="string">
            <text:p><text:s/></text:p>
          </table:table-cell>
          <table:table-cell office:value-type="float" office:value="-1.89039" calcext:value-type="float">
            <text:p>-1.89039</text:p>
          </table:table-cell>
          <table:table-cell office:value-type="float" office:value="0.0499771" calcext:value-type="float">
            <text:p>0.0499771</text:p>
          </table:table-cell>
          <table:table-cell office:value-type="float" office:value="-1.56855" calcext:value-type="float">
            <text:p>-1.568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154447" calcext:value-type="float">
            <text:p>-0.154447</text:p>
          </table:table-cell>
          <table:table-cell office:value-type="float" office:value="-0.65478" calcext:value-type="float">
            <text:p>-0.65478</text:p>
          </table:table-cell>
          <table:table-cell office:value-type="float" office:value="-0.182053" calcext:value-type="float">
            <text:p>-0.182053</text:p>
          </table:table-cell>
          <table:table-cell office:value-type="float" office:value="1.79359" calcext:value-type="float">
            <text:p>1.79359</text:p>
          </table:table-cell>
          <table:table-cell office:value-type="float" office:value="-0.0565198" calcext:value-type="float">
            <text:p>-0.0565198</text:p>
          </table:table-cell>
          <table:table-cell office:value-type="float" office:value="0.419703" calcext:value-type="float">
            <text:p>0.419703</text:p>
          </table:table-cell>
          <table:table-cell office:value-type="float" office:value="-0.00846347" calcext:value-type="float">
            <text:p>-0.00846347</text:p>
          </table:table-cell>
          <table:table-cell office:value-type="string" calcext:value-type="string">
            <text:p><text:s/></text:p>
          </table:table-cell>
          <table:table-cell office:value-type="float" office:value="0.28601" calcext:value-type="float">
            <text:p>0.28601</text:p>
          </table:table-cell>
          <table:table-cell office:value-type="float" office:value="-0.156779" calcext:value-type="float">
            <text:p>-0.156779</text:p>
          </table:table-cell>
          <table:table-cell office:value-type="float" office:value="0.877668" calcext:value-type="float">
            <text:p>0.877668</text:p>
          </table:table-cell>
          <table:table-cell office:value-type="string" calcext:value-type="string">
            <text:p><text:s/></text:p>
          </table:table-cell>
          <table:table-cell office:value-type="float" office:value="-1.89354" calcext:value-type="float">
            <text:p>-1.89354</text:p>
          </table:table-cell>
          <table:table-cell office:value-type="float" office:value="0.0504759" calcext:value-type="float">
            <text:p>0.0504759</text:p>
          </table:table-cell>
          <table:table-cell office:value-type="float" office:value="-1.56852" calcext:value-type="float">
            <text:p>-1.568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155948" calcext:value-type="float">
            <text:p>-0.155948</text:p>
          </table:table-cell>
          <table:table-cell office:value-type="float" office:value="-0.654869" calcext:value-type="float">
            <text:p>-0.654869</text:p>
          </table:table-cell>
          <table:table-cell office:value-type="float" office:value="-0.183822" calcext:value-type="float">
            <text:p>-0.183822</text:p>
          </table:table-cell>
          <table:table-cell office:value-type="float" office:value="1.79347" calcext:value-type="float">
            <text:p>1.79347</text:p>
          </table:table-cell>
          <table:table-cell office:value-type="float" office:value="-0.0570682" calcext:value-type="float">
            <text:p>-0.0570682</text:p>
          </table:table-cell>
          <table:table-cell office:value-type="float" office:value="0.419695" calcext:value-type="float">
            <text:p>0.419695</text:p>
          </table:table-cell>
          <table:table-cell office:value-type="float" office:value="-0.00854553" calcext:value-type="float">
            <text:p>-0.00854553</text:p>
          </table:table-cell>
          <table:table-cell office:value-type="string" calcext:value-type="string">
            <text:p><text:s/></text:p>
          </table:table-cell>
          <table:table-cell office:value-type="float" office:value="0.285372" calcext:value-type="float">
            <text:p>0.285372</text:p>
          </table:table-cell>
          <table:table-cell office:value-type="float" office:value="-0.158228" calcext:value-type="float">
            <text:p>-0.158228</text:p>
          </table:table-cell>
          <table:table-cell office:value-type="float" office:value="0.877649" calcext:value-type="float">
            <text:p>0.877649</text:p>
          </table:table-cell>
          <table:table-cell office:value-type="string" calcext:value-type="string">
            <text:p><text:s/></text:p>
          </table:table-cell>
          <table:table-cell office:value-type="float" office:value="-1.89668" calcext:value-type="float">
            <text:p>-1.89668</text:p>
          </table:table-cell>
          <table:table-cell office:value-type="float" office:value="0.0509738" calcext:value-type="float">
            <text:p>0.0509738</text:p>
          </table:table-cell>
          <table:table-cell office:value-type="float" office:value="-1.56849" calcext:value-type="float">
            <text:p>-1.568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157445" calcext:value-type="float">
            <text:p>-0.157445</text:p>
          </table:table-cell>
          <table:table-cell office:value-type="float" office:value="-0.654959" calcext:value-type="float">
            <text:p>-0.654959</text:p>
          </table:table-cell>
          <table:table-cell office:value-type="float" office:value="-0.185588" calcext:value-type="float">
            <text:p>-0.185588</text:p>
          </table:table-cell>
          <table:table-cell office:value-type="float" office:value="1.79334" calcext:value-type="float">
            <text:p>1.79334</text:p>
          </table:table-cell>
          <table:table-cell office:value-type="float" office:value="-0.0576153" calcext:value-type="float">
            <text:p>-0.0576153</text:p>
          </table:table-cell>
          <table:table-cell office:value-type="float" office:value="0.419687" calcext:value-type="float">
            <text:p>0.419687</text:p>
          </table:table-cell>
          <table:table-cell office:value-type="float" office:value="-0.00862739" calcext:value-type="float">
            <text:p>-0.00862739</text:p>
          </table:table-cell>
          <table:table-cell office:value-type="string" calcext:value-type="string">
            <text:p><text:s/></text:p>
          </table:table-cell>
          <table:table-cell office:value-type="float" office:value="0.28473" calcext:value-type="float">
            <text:p>0.28473</text:p>
          </table:table-cell>
          <table:table-cell office:value-type="float" office:value="-0.159671" calcext:value-type="float">
            <text:p>-0.159671</text:p>
          </table:table-cell>
          <table:table-cell office:value-type="float" office:value="0.87763" calcext:value-type="float">
            <text:p>0.87763</text:p>
          </table:table-cell>
          <table:table-cell office:value-type="string" calcext:value-type="string">
            <text:p><text:s/></text:p>
          </table:table-cell>
          <table:table-cell office:value-type="float" office:value="-1.89981" calcext:value-type="float">
            <text:p>-1.89981</text:p>
          </table:table-cell>
          <table:table-cell office:value-type="float" office:value="0.0514706" calcext:value-type="float">
            <text:p>0.0514706</text:p>
          </table:table-cell>
          <table:table-cell office:value-type="float" office:value="-1.56846" calcext:value-type="float">
            <text:p>-1.568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158939" calcext:value-type="float">
            <text:p>-0.158939</text:p>
          </table:table-cell>
          <table:table-cell office:value-type="float" office:value="-0.655049" calcext:value-type="float">
            <text:p>-0.655049</text:p>
          </table:table-cell>
          <table:table-cell office:value-type="float" office:value="-0.187349" calcext:value-type="float">
            <text:p>-0.187349</text:p>
          </table:table-cell>
          <table:table-cell office:value-type="float" office:value="1.79321" calcext:value-type="float">
            <text:p>1.79321</text:p>
          </table:table-cell>
          <table:table-cell office:value-type="float" office:value="-0.0581611" calcext:value-type="float">
            <text:p>-0.0581611</text:p>
          </table:table-cell>
          <table:table-cell office:value-type="float" office:value="0.419678" calcext:value-type="float">
            <text:p>0.419678</text:p>
          </table:table-cell>
          <table:table-cell office:value-type="float" office:value="-0.00870905" calcext:value-type="float">
            <text:p>-0.00870905</text:p>
          </table:table-cell>
          <table:table-cell office:value-type="string" calcext:value-type="string">
            <text:p><text:s/></text:p>
          </table:table-cell>
          <table:table-cell office:value-type="float" office:value="0.284084" calcext:value-type="float">
            <text:p>0.284084</text:p>
          </table:table-cell>
          <table:table-cell office:value-type="float" office:value="-0.161109" calcext:value-type="float">
            <text:p>-0.161109</text:p>
          </table:table-cell>
          <table:table-cell office:value-type="float" office:value="0.87761" calcext:value-type="float">
            <text:p>0.87761</text:p>
          </table:table-cell>
          <table:table-cell office:value-type="string" calcext:value-type="string">
            <text:p><text:s/></text:p>
          </table:table-cell>
          <table:table-cell office:value-type="float" office:value="-1.90294" calcext:value-type="float">
            <text:p>-1.90294</text:p>
          </table:table-cell>
          <table:table-cell office:value-type="float" office:value="0.0519665" calcext:value-type="float">
            <text:p>0.0519665</text:p>
          </table:table-cell>
          <table:table-cell office:value-type="float" office:value="-1.56844" calcext:value-type="float">
            <text:p>-1.56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16043" calcext:value-type="float">
            <text:p>-0.16043</text:p>
          </table:table-cell>
          <table:table-cell office:value-type="float" office:value="-0.65514" calcext:value-type="float">
            <text:p>-0.65514</text:p>
          </table:table-cell>
          <table:table-cell office:value-type="float" office:value="-0.189106" calcext:value-type="float">
            <text:p>-0.189106</text:p>
          </table:table-cell>
          <table:table-cell office:value-type="float" office:value="1.79308" calcext:value-type="float">
            <text:p>1.79308</text:p>
          </table:table-cell>
          <table:table-cell office:value-type="float" office:value="-0.0587055" calcext:value-type="float">
            <text:p>-0.0587055</text:p>
          </table:table-cell>
          <table:table-cell office:value-type="float" office:value="0.41967" calcext:value-type="float">
            <text:p>0.41967</text:p>
          </table:table-cell>
          <table:table-cell office:value-type="float" office:value="-0.00879051" calcext:value-type="float">
            <text:p>-0.00879051</text:p>
          </table:table-cell>
          <table:table-cell office:value-type="string" calcext:value-type="string">
            <text:p><text:s/></text:p>
          </table:table-cell>
          <table:table-cell office:value-type="float" office:value="0.283433" calcext:value-type="float">
            <text:p>0.283433</text:p>
          </table:table-cell>
          <table:table-cell office:value-type="float" office:value="-0.162541" calcext:value-type="float">
            <text:p>-0.162541</text:p>
          </table:table-cell>
          <table:table-cell office:value-type="float" office:value="0.877591" calcext:value-type="float">
            <text:p>0.877591</text:p>
          </table:table-cell>
          <table:table-cell office:value-type="string" calcext:value-type="string">
            <text:p><text:s/></text:p>
          </table:table-cell>
          <table:table-cell office:value-type="float" office:value="-1.90606" calcext:value-type="float">
            <text:p>-1.90606</text:p>
          </table:table-cell>
          <table:table-cell office:value-type="float" office:value="0.0524614" calcext:value-type="float">
            <text:p>0.0524614</text:p>
          </table:table-cell>
          <table:table-cell office:value-type="float" office:value="-1.56841" calcext:value-type="float">
            <text:p>-1.568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161917" calcext:value-type="float">
            <text:p>-0.161917</text:p>
          </table:table-cell>
          <table:table-cell office:value-type="float" office:value="-0.655232" calcext:value-type="float">
            <text:p>-0.655232</text:p>
          </table:table-cell>
          <table:table-cell office:value-type="float" office:value="-0.190858" calcext:value-type="float">
            <text:p>-0.190858</text:p>
          </table:table-cell>
          <table:table-cell office:value-type="float" office:value="1.79295" calcext:value-type="float">
            <text:p>1.79295</text:p>
          </table:table-cell>
          <table:table-cell office:value-type="float" office:value="-0.0592486" calcext:value-type="float">
            <text:p>-0.0592486</text:p>
          </table:table-cell>
          <table:table-cell office:value-type="float" office:value="0.419661" calcext:value-type="float">
            <text:p>0.419661</text:p>
          </table:table-cell>
          <table:table-cell office:value-type="float" office:value="-0.00887177" calcext:value-type="float">
            <text:p>-0.00887177</text:p>
          </table:table-cell>
          <table:table-cell office:value-type="string" calcext:value-type="string">
            <text:p><text:s/></text:p>
          </table:table-cell>
          <table:table-cell office:value-type="float" office:value="0.282779" calcext:value-type="float">
            <text:p>0.282779</text:p>
          </table:table-cell>
          <table:table-cell office:value-type="float" office:value="-0.163967" calcext:value-type="float">
            <text:p>-0.163967</text:p>
          </table:table-cell>
          <table:table-cell office:value-type="float" office:value="0.877571" calcext:value-type="float">
            <text:p>0.877571</text:p>
          </table:table-cell>
          <table:table-cell office:value-type="string" calcext:value-type="string">
            <text:p><text:s/></text:p>
          </table:table-cell>
          <table:table-cell office:value-type="float" office:value="-1.90917" calcext:value-type="float">
            <text:p>-1.90917</text:p>
          </table:table-cell>
          <table:table-cell office:value-type="float" office:value="0.0529553" calcext:value-type="float">
            <text:p>0.0529553</text:p>
          </table:table-cell>
          <table:table-cell office:value-type="float" office:value="-1.56838" calcext:value-type="float">
            <text:p>-1.568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161816" calcext:value-type="float">
            <text:p>-0.161816</text:p>
          </table:table-cell>
          <table:table-cell office:value-type="float" office:value="-0.65522" calcext:value-type="float">
            <text:p>-0.65522</text:p>
          </table:table-cell>
          <table:table-cell office:value-type="float" office:value="-0.190741" calcext:value-type="float">
            <text:p>-0.190741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21" calcext:value-type="float">
            <text:p>-0.0592121</text:p>
          </table:table-cell>
          <table:table-cell office:value-type="float" office:value="0.419667" calcext:value-type="float">
            <text:p>0.419667</text:p>
          </table:table-cell>
          <table:table-cell office:value-type="float" office:value="-0.00886629" calcext:value-type="float">
            <text:p>-0.00886629</text:p>
          </table:table-cell>
          <table:table-cell office:value-type="string" calcext:value-type="string">
            <text:p><text:s/></text:p>
          </table:table-cell>
          <table:table-cell office:value-type="float" office:value="0.282828" calcext:value-type="float">
            <text:p>0.282828</text:p>
          </table:table-cell>
          <table:table-cell office:value-type="float" office:value="-0.163872" calcext:value-type="float">
            <text:p>-0.163872</text:p>
          </table:table-cell>
          <table:table-cell office:value-type="float" office:value="0.877565" calcext:value-type="float">
            <text:p>0.877565</text:p>
          </table:table-cell>
          <table:table-cell office:value-type="string" calcext:value-type="string">
            <text:p><text:s/></text:p>
          </table:table-cell>
          <table:table-cell office:value-type="float" office:value="-1.90896" calcext:value-type="float">
            <text:p>-1.90896</text:p>
          </table:table-cell>
          <table:table-cell office:value-type="float" office:value="0.0529212" calcext:value-type="float">
            <text:p>0.0529212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9" calcext:value-type="float">
            <text:p>-0.190749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6" calcext:value-type="float">
            <text:p>-0.0592146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6" calcext:value-type="float">
            <text:p>-0.00886666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6" calcext:value-type="float">
            <text:p>0.0529236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0.160202" calcext:value-type="float">
            <text:p>-0.160202</text:p>
          </table:table-cell>
          <table:table-cell office:value-type="float" office:value="-0.655655" calcext:value-type="float">
            <text:p>-0.655655</text:p>
          </table:table-cell>
          <table:table-cell office:value-type="float" office:value="-0.188756" calcext:value-type="float">
            <text:p>-0.188756</text:p>
          </table:table-cell>
          <table:table-cell office:value-type="float" office:value="1.79237" calcext:value-type="float">
            <text:p>1.79237</text:p>
          </table:table-cell>
          <table:table-cell office:value-type="float" office:value="-0.0586107" calcext:value-type="float">
            <text:p>-0.0586107</text:p>
          </table:table-cell>
          <table:table-cell office:value-type="float" office:value="0.419237" calcext:value-type="float">
            <text:p>0.419237</text:p>
          </table:table-cell>
          <table:table-cell office:value-type="float" office:value="-0.00877655" calcext:value-type="float">
            <text:p>-0.00877655</text:p>
          </table:table-cell>
          <table:table-cell office:value-type="string" calcext:value-type="string">
            <text:p><text:s/></text:p>
          </table:table-cell>
          <table:table-cell office:value-type="float" office:value="0.283094" calcext:value-type="float">
            <text:p>0.283094</text:p>
          </table:table-cell>
          <table:table-cell office:value-type="float" office:value="-0.162232" calcext:value-type="float">
            <text:p>-0.162232</text:p>
          </table:table-cell>
          <table:table-cell office:value-type="float" office:value="0.87825" calcext:value-type="float">
            <text:p>0.87825</text:p>
          </table:table-cell>
          <table:table-cell office:value-type="string" calcext:value-type="string">
            <text:p><text:s/></text:p>
          </table:table-cell>
          <table:table-cell office:value-type="float" office:value="-1.90554" calcext:value-type="float">
            <text:p>-1.90554</text:p>
          </table:table-cell>
          <table:table-cell office:value-type="float" office:value="0.0524585" calcext:value-type="float">
            <text:p>0.0524585</text:p>
          </table:table-cell>
          <table:table-cell office:value-type="float" office:value="-1.56672" calcext:value-type="float">
            <text:p>-1.566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0.158689" calcext:value-type="float">
            <text:p>-0.158689</text:p>
          </table:table-cell>
          <table:table-cell office:value-type="float" office:value="-0.656049" calcext:value-type="float">
            <text:p>-0.656049</text:p>
          </table:table-cell>
          <table:table-cell office:value-type="float" office:value="-0.186896" calcext:value-type="float">
            <text:p>-0.186896</text:p>
          </table:table-cell>
          <table:table-cell office:value-type="float" office:value="1.79182" calcext:value-type="float">
            <text:p>1.79182</text:p>
          </table:table-cell>
          <table:table-cell office:value-type="float" office:value="-0.0580476" calcext:value-type="float">
            <text:p>-0.0580476</text:p>
          </table:table-cell>
          <table:table-cell office:value-type="float" office:value="0.418845" calcext:value-type="float">
            <text:p>0.418845</text:p>
          </table:table-cell>
          <table:table-cell office:value-type="float" office:value="-0.00869245" calcext:value-type="float">
            <text:p>-0.00869245</text:p>
          </table:table-cell>
          <table:table-cell office:value-type="string" calcext:value-type="string">
            <text:p><text:s/></text:p>
          </table:table-cell>
          <table:table-cell office:value-type="float" office:value="0.283348" calcext:value-type="float">
            <text:p>0.283348</text:p>
          </table:table-cell>
          <table:table-cell office:value-type="float" office:value="-0.160696" calcext:value-type="float">
            <text:p>-0.160696</text:p>
          </table:table-cell>
          <table:table-cell office:value-type="float" office:value="0.878875" calcext:value-type="float">
            <text:p>0.878875</text:p>
          </table:table-cell>
          <table:table-cell office:value-type="string" calcext:value-type="string">
            <text:p><text:s/></text:p>
          </table:table-cell>
          <table:table-cell office:value-type="float" office:value="-1.90232" calcext:value-type="float">
            <text:p>-1.90232</text:p>
          </table:table-cell>
          <table:table-cell office:value-type="float" office:value="0.0520202" calcext:value-type="float">
            <text:p>0.0520202</text:p>
          </table:table-cell>
          <table:table-cell office:value-type="float" office:value="-1.56518" calcext:value-type="float">
            <text:p>-1.565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0.157167" calcext:value-type="float">
            <text:p>-0.157167</text:p>
          </table:table-cell>
          <table:table-cell office:value-type="float" office:value="-0.656449" calcext:value-type="float">
            <text:p>-0.656449</text:p>
          </table:table-cell>
          <table:table-cell office:value-type="float" office:value="-0.185024" calcext:value-type="float">
            <text:p>-0.185024</text:p>
          </table:table-cell>
          <table:table-cell office:value-type="float" office:value="1.79127" calcext:value-type="float">
            <text:p>1.79127</text:p>
          </table:table-cell>
          <table:table-cell office:value-type="float" office:value="-0.0574813" calcext:value-type="float">
            <text:p>-0.0574813</text:p>
          </table:table-cell>
          <table:table-cell office:value-type="float" office:value="0.418448" calcext:value-type="float">
            <text:p>0.418448</text:p>
          </table:table-cell>
          <table:table-cell office:value-type="float" office:value="-0.0086078" calcext:value-type="float">
            <text:p>-0.0086078</text:p>
          </table:table-cell>
          <table:table-cell office:value-type="string" calcext:value-type="string">
            <text:p><text:s/></text:p>
          </table:table-cell>
          <table:table-cell office:value-type="float" office:value="0.283595" calcext:value-type="float">
            <text:p>0.283595</text:p>
          </table:table-cell>
          <table:table-cell office:value-type="float" office:value="-0.159147" calcext:value-type="float">
            <text:p>-0.159147</text:p>
          </table:table-cell>
          <table:table-cell office:value-type="float" office:value="0.879506" calcext:value-type="float">
            <text:p>0.879506</text:p>
          </table:table-cell>
          <table:table-cell office:value-type="string" calcext:value-type="string">
            <text:p><text:s/></text:p>
          </table:table-cell>
          <table:table-cell office:value-type="float" office:value="-1.89909" calcext:value-type="float">
            <text:p>-1.89909</text:p>
          </table:table-cell>
          <table:table-cell office:value-type="float" office:value="0.0515769" calcext:value-type="float">
            <text:p>0.0515769</text:p>
          </table:table-cell>
          <table:table-cell office:value-type="float" office:value="-1.56363" calcext:value-type="float">
            <text:p>-1.563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0.155644" calcext:value-type="float">
            <text:p>-0.155644</text:p>
          </table:table-cell>
          <table:table-cell office:value-type="float" office:value="-0.656851" calcext:value-type="float">
            <text:p>-0.656851</text:p>
          </table:table-cell>
          <table:table-cell office:value-type="float" office:value="-0.183149" calcext:value-type="float">
            <text:p>-0.183149</text:p>
          </table:table-cell>
          <table:table-cell office:value-type="float" office:value="1.79071" calcext:value-type="float">
            <text:p>1.79071</text:p>
          </table:table-cell>
          <table:table-cell office:value-type="float" office:value="-0.0569147" calcext:value-type="float">
            <text:p>-0.0569147</text:p>
          </table:table-cell>
          <table:table-cell office:value-type="float" office:value="0.418052" calcext:value-type="float">
            <text:p>0.418052</text:p>
          </table:table-cell>
          <table:table-cell office:value-type="float" office:value="-0.00852304" calcext:value-type="float">
            <text:p>-0.00852304</text:p>
          </table:table-cell>
          <table:table-cell office:value-type="string" calcext:value-type="string">
            <text:p><text:s/></text:p>
          </table:table-cell>
          <table:table-cell office:value-type="float" office:value="0.283835" calcext:value-type="float">
            <text:p>0.283835</text:p>
          </table:table-cell>
          <table:table-cell office:value-type="float" office:value="-0.157594" calcext:value-type="float">
            <text:p>-0.157594</text:p>
          </table:table-cell>
          <table:table-cell office:value-type="float" office:value="0.880138" calcext:value-type="float">
            <text:p>0.880138</text:p>
          </table:table-cell>
          <table:table-cell office:value-type="string" calcext:value-type="string">
            <text:p><text:s/></text:p>
          </table:table-cell>
          <table:table-cell office:value-type="float" office:value="-1.89585" calcext:value-type="float">
            <text:p>-1.89585</text:p>
          </table:table-cell>
          <table:table-cell office:value-type="float" office:value="0.0511306" calcext:value-type="float">
            <text:p>0.0511306</text:p>
          </table:table-cell>
          <table:table-cell office:value-type="float" office:value="-1.56208" calcext:value-type="float">
            <text:p>-1.562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0.154119" calcext:value-type="float">
            <text:p>-0.154119</text:p>
          </table:table-cell>
          <table:table-cell office:value-type="float" office:value="-0.657254" calcext:value-type="float">
            <text:p>-0.657254</text:p>
          </table:table-cell>
          <table:table-cell office:value-type="float" office:value="-0.18127" calcext:value-type="float">
            <text:p>-0.18127</text:p>
          </table:table-cell>
          <table:table-cell office:value-type="float" office:value="1.79015" calcext:value-type="float">
            <text:p>1.79015</text:p>
          </table:table-cell>
          <table:table-cell office:value-type="float" office:value="-0.0563476" calcext:value-type="float">
            <text:p>-0.0563476</text:p>
          </table:table-cell>
          <table:table-cell office:value-type="float" office:value="0.417654" calcext:value-type="float">
            <text:p>0.417654</text:p>
          </table:table-cell>
          <table:table-cell office:value-type="float" office:value="-0.00843815" calcext:value-type="float">
            <text:p>-0.00843815</text:p>
          </table:table-cell>
          <table:table-cell office:value-type="string" calcext:value-type="string">
            <text:p><text:s/></text:p>
          </table:table-cell>
          <table:table-cell office:value-type="float" office:value="0.284069" calcext:value-type="float">
            <text:p>0.284069</text:p>
          </table:table-cell>
          <table:table-cell office:value-type="float" office:value="-0.156037" calcext:value-type="float">
            <text:p>-0.156037</text:p>
          </table:table-cell>
          <table:table-cell office:value-type="float" office:value="0.88077" calcext:value-type="float">
            <text:p>0.88077</text:p>
          </table:table-cell>
          <table:table-cell office:value-type="string" calcext:value-type="string">
            <text:p><text:s/></text:p>
          </table:table-cell>
          <table:table-cell office:value-type="float" office:value="-1.89261" calcext:value-type="float">
            <text:p>-1.89261</text:p>
          </table:table-cell>
          <table:table-cell office:value-type="float" office:value="0.0506811" calcext:value-type="float">
            <text:p>0.0506811</text:p>
          </table:table-cell>
          <table:table-cell office:value-type="float" office:value="-1.56052" calcext:value-type="float">
            <text:p>-1.560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0.152591" calcext:value-type="float">
            <text:p>-0.152591</text:p>
          </table:table-cell>
          <table:table-cell office:value-type="float" office:value="-0.657659" calcext:value-type="float">
            <text:p>-0.657659</text:p>
          </table:table-cell>
          <table:table-cell office:value-type="float" office:value="-0.179388" calcext:value-type="float">
            <text:p>-0.179388</text:p>
          </table:table-cell>
          <table:table-cell office:value-type="float" office:value="1.7896" calcext:value-type="float">
            <text:p>1.7896</text:p>
          </table:table-cell>
          <table:table-cell office:value-type="float" office:value="-0.0557801" calcext:value-type="float">
            <text:p>-0.0557801</text:p>
          </table:table-cell>
          <table:table-cell office:value-type="float" office:value="0.417256" calcext:value-type="float">
            <text:p>0.417256</text:p>
          </table:table-cell>
          <table:table-cell office:value-type="float" office:value="-0.00835313" calcext:value-type="float">
            <text:p>-0.00835313</text:p>
          </table:table-cell>
          <table:table-cell office:value-type="string" calcext:value-type="string">
            <text:p><text:s/></text:p>
          </table:table-cell>
          <table:table-cell office:value-type="float" office:value="0.284296" calcext:value-type="float">
            <text:p>0.284296</text:p>
          </table:table-cell>
          <table:table-cell office:value-type="float" office:value="-0.154476" calcext:value-type="float">
            <text:p>-0.154476</text:p>
          </table:table-cell>
          <table:table-cell office:value-type="float" office:value="0.881403" calcext:value-type="float">
            <text:p>0.881403</text:p>
          </table:table-cell>
          <table:table-cell office:value-type="string" calcext:value-type="string">
            <text:p><text:s/></text:p>
          </table:table-cell>
          <table:table-cell office:value-type="float" office:value="-1.88936" calcext:value-type="float">
            <text:p>-1.88936</text:p>
          </table:table-cell>
          <table:table-cell office:value-type="float" office:value="0.0502284" calcext:value-type="float">
            <text:p>0.0502284</text:p>
          </table:table-cell>
          <table:table-cell office:value-type="float" office:value="-1.55897" calcext:value-type="float">
            <text:p>-1.558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0.151063" calcext:value-type="float">
            <text:p>-0.151063</text:p>
          </table:table-cell>
          <table:table-cell office:value-type="float" office:value="-0.658065" calcext:value-type="float">
            <text:p>-0.658065</text:p>
          </table:table-cell>
          <table:table-cell office:value-type="float" office:value="-0.177502" calcext:value-type="float">
            <text:p>-0.177502</text:p>
          </table:table-cell>
          <table:table-cell office:value-type="float" office:value="1.78903" calcext:value-type="float">
            <text:p>1.78903</text:p>
          </table:table-cell>
          <table:table-cell office:value-type="float" office:value="-0.0552122" calcext:value-type="float">
            <text:p>-0.0552122</text:p>
          </table:table-cell>
          <table:table-cell office:value-type="float" office:value="0.416858" calcext:value-type="float">
            <text:p>0.416858</text:p>
          </table:table-cell>
          <table:table-cell office:value-type="float" office:value="-0.00826798" calcext:value-type="float">
            <text:p>-0.00826798</text:p>
          </table:table-cell>
          <table:table-cell office:value-type="string" calcext:value-type="string">
            <text:p><text:s/></text:p>
          </table:table-cell>
          <table:table-cell office:value-type="float" office:value="0.284515" calcext:value-type="float">
            <text:p>0.284515</text:p>
          </table:table-cell>
          <table:table-cell office:value-type="float" office:value="-0.152911" calcext:value-type="float">
            <text:p>-0.152911</text:p>
          </table:table-cell>
          <table:table-cell office:value-type="float" office:value="0.882037" calcext:value-type="float">
            <text:p>0.882037</text:p>
          </table:table-cell>
          <table:table-cell office:value-type="string" calcext:value-type="string">
            <text:p><text:s/></text:p>
          </table:table-cell>
          <table:table-cell office:value-type="float" office:value="-1.88611" calcext:value-type="float">
            <text:p>-1.88611</text:p>
          </table:table-cell>
          <table:table-cell office:value-type="float" office:value="0.0497724" calcext:value-type="float">
            <text:p>0.0497724</text:p>
          </table:table-cell>
          <table:table-cell office:value-type="float" office:value="-1.5574" calcext:value-type="float">
            <text:p>-1.55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0.149532" calcext:value-type="float">
            <text:p>-0.149532</text:p>
          </table:table-cell>
          <table:table-cell office:value-type="float" office:value="-0.658473" calcext:value-type="float">
            <text:p>-0.658473</text:p>
          </table:table-cell>
          <table:table-cell office:value-type="float" office:value="-0.175613" calcext:value-type="float">
            <text:p>-0.175613</text:p>
          </table:table-cell>
          <table:table-cell office:value-type="float" office:value="1.78847" calcext:value-type="float">
            <text:p>1.78847</text:p>
          </table:table-cell>
          <table:table-cell office:value-type="float" office:value="-0.0546438" calcext:value-type="float">
            <text:p>-0.0546438</text:p>
          </table:table-cell>
          <table:table-cell office:value-type="float" office:value="0.416458" calcext:value-type="float">
            <text:p>0.416458</text:p>
          </table:table-cell>
          <table:table-cell office:value-type="float" office:value="-0.00818271" calcext:value-type="float">
            <text:p>-0.00818271</text:p>
          </table:table-cell>
          <table:table-cell office:value-type="string" calcext:value-type="string">
            <text:p><text:s/></text:p>
          </table:table-cell>
          <table:table-cell office:value-type="float" office:value="0.284728" calcext:value-type="float">
            <text:p>0.284728</text:p>
          </table:table-cell>
          <table:table-cell office:value-type="float" office:value="-0.151341" calcext:value-type="float">
            <text:p>-0.151341</text:p>
          </table:table-cell>
          <table:table-cell office:value-type="float" office:value="0.882671" calcext:value-type="float">
            <text:p>0.882671</text:p>
          </table:table-cell>
          <table:table-cell office:value-type="string" calcext:value-type="string">
            <text:p><text:s/></text:p>
          </table:table-cell>
          <table:table-cell office:value-type="float" office:value="-1.88286" calcext:value-type="float">
            <text:p>-1.88286</text:p>
          </table:table-cell>
          <table:table-cell office:value-type="float" office:value="0.0493133" calcext:value-type="float">
            <text:p>0.0493133</text:p>
          </table:table-cell>
          <table:table-cell office:value-type="float" office:value="-1.55584" calcext:value-type="float">
            <text:p>-1.555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0.147999" calcext:value-type="float">
            <text:p>-0.147999</text:p>
          </table:table-cell>
          <table:table-cell office:value-type="float" office:value="-0.658883" calcext:value-type="float">
            <text:p>-0.658883</text:p>
          </table:table-cell>
          <table:table-cell office:value-type="float" office:value="-0.173721" calcext:value-type="float">
            <text:p>-0.173721</text:p>
          </table:table-cell>
          <table:table-cell office:value-type="float" office:value="1.7879" calcext:value-type="float">
            <text:p>1.7879</text:p>
          </table:table-cell>
          <table:table-cell office:value-type="float" office:value="-0.054075" calcext:value-type="float">
            <text:p>-0.054075</text:p>
          </table:table-cell>
          <table:table-cell office:value-type="float" office:value="0.416058" calcext:value-type="float">
            <text:p>0.416058</text:p>
          </table:table-cell>
          <table:table-cell office:value-type="float" office:value="-0.00809731" calcext:value-type="float">
            <text:p>-0.00809731</text:p>
          </table:table-cell>
          <table:table-cell office:value-type="string" calcext:value-type="string">
            <text:p><text:s/></text:p>
          </table:table-cell>
          <table:table-cell office:value-type="float" office:value="0.284934" calcext:value-type="float">
            <text:p>0.284934</text:p>
          </table:table-cell>
          <table:table-cell office:value-type="float" office:value="-0.149768" calcext:value-type="float">
            <text:p>-0.149768</text:p>
          </table:table-cell>
          <table:table-cell office:value-type="float" office:value="0.883306" calcext:value-type="float">
            <text:p>0.883306</text:p>
          </table:table-cell>
          <table:table-cell office:value-type="string" calcext:value-type="string">
            <text:p><text:s/></text:p>
          </table:table-cell>
          <table:table-cell office:value-type="float" office:value="-1.87959" calcext:value-type="float">
            <text:p>-1.87959</text:p>
          </table:table-cell>
          <table:table-cell office:value-type="float" office:value="0.0488509" calcext:value-type="float">
            <text:p>0.0488509</text:p>
          </table:table-cell>
          <table:table-cell office:value-type="float" office:value="-1.55427" calcext:value-type="float">
            <text:p>-1.554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0.146465" calcext:value-type="float">
            <text:p>-0.146465</text:p>
          </table:table-cell>
          <table:table-cell office:value-type="float" office:value="-0.659294" calcext:value-type="float">
            <text:p>-0.659294</text:p>
          </table:table-cell>
          <table:table-cell office:value-type="float" office:value="-0.171825" calcext:value-type="float">
            <text:p>-0.171825</text:p>
          </table:table-cell>
          <table:table-cell office:value-type="float" office:value="1.78734" calcext:value-type="float">
            <text:p>1.78734</text:p>
          </table:table-cell>
          <table:table-cell office:value-type="float" office:value="-0.0535058" calcext:value-type="float">
            <text:p>-0.0535058</text:p>
          </table:table-cell>
          <table:table-cell office:value-type="float" office:value="0.415657" calcext:value-type="float">
            <text:p>0.415657</text:p>
          </table:table-cell>
          <table:table-cell office:value-type="float" office:value="-0.00801179" calcext:value-type="float">
            <text:p>-0.00801179</text:p>
          </table:table-cell>
          <table:table-cell office:value-type="string" calcext:value-type="string">
            <text:p><text:s/></text:p>
          </table:table-cell>
          <table:table-cell office:value-type="float" office:value="0.285133" calcext:value-type="float">
            <text:p>0.285133</text:p>
          </table:table-cell>
          <table:table-cell office:value-type="float" office:value="-0.14819" calcext:value-type="float">
            <text:p>-0.14819</text:p>
          </table:table-cell>
          <table:table-cell office:value-type="float" office:value="0.883942" calcext:value-type="float">
            <text:p>0.883942</text:p>
          </table:table-cell>
          <table:table-cell office:value-type="string" calcext:value-type="string">
            <text:p><text:s/></text:p>
          </table:table-cell>
          <table:table-cell office:value-type="float" office:value="-1.87633" calcext:value-type="float">
            <text:p>-1.87633</text:p>
          </table:table-cell>
          <table:table-cell office:value-type="float" office:value="0.0483854" calcext:value-type="float">
            <text:p>0.0483854</text:p>
          </table:table-cell>
          <table:table-cell office:value-type="float" office:value="-1.5527" calcext:value-type="float">
            <text:p>-1.55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0.144929" calcext:value-type="float">
            <text:p>-0.144929</text:p>
          </table:table-cell>
          <table:table-cell office:value-type="float" office:value="-0.659707" calcext:value-type="float">
            <text:p>-0.659707</text:p>
          </table:table-cell>
          <table:table-cell office:value-type="float" office:value="-0.169926" calcext:value-type="float">
            <text:p>-0.169926</text:p>
          </table:table-cell>
          <table:table-cell office:value-type="float" office:value="1.78677" calcext:value-type="float">
            <text:p>1.78677</text:p>
          </table:table-cell>
          <table:table-cell office:value-type="float" office:value="-0.0529363" calcext:value-type="float">
            <text:p>-0.0529363</text:p>
          </table:table-cell>
          <table:table-cell office:value-type="float" office:value="0.415256" calcext:value-type="float">
            <text:p>0.415256</text:p>
          </table:table-cell>
          <table:table-cell office:value-type="float" office:value="-0.00792615" calcext:value-type="float">
            <text:p>-0.00792615</text:p>
          </table:table-cell>
          <table:table-cell office:value-type="string" calcext:value-type="string">
            <text:p><text:s/></text:p>
          </table:table-cell>
          <table:table-cell office:value-type="float" office:value="0.285325" calcext:value-type="float">
            <text:p>0.285325</text:p>
          </table:table-cell>
          <table:table-cell office:value-type="float" office:value="-0.146608" calcext:value-type="float">
            <text:p>-0.146608</text:p>
          </table:table-cell>
          <table:table-cell office:value-type="float" office:value="0.884578" calcext:value-type="float">
            <text:p>0.884578</text:p>
          </table:table-cell>
          <table:table-cell office:value-type="string" calcext:value-type="string">
            <text:p><text:s/></text:p>
          </table:table-cell>
          <table:table-cell office:value-type="float" office:value="-1.87306" calcext:value-type="float">
            <text:p>-1.87306</text:p>
          </table:table-cell>
          <table:table-cell office:value-type="float" office:value="0.0479166" calcext:value-type="float">
            <text:p>0.0479166</text:p>
          </table:table-cell>
          <table:table-cell office:value-type="float" office:value="-1.55112" calcext:value-type="float">
            <text:p>-1.551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0.143392" calcext:value-type="float">
            <text:p>-0.143392</text:p>
          </table:table-cell>
          <table:table-cell office:value-type="float" office:value="-0.660121" calcext:value-type="float">
            <text:p>-0.660121</text:p>
          </table:table-cell>
          <table:table-cell office:value-type="float" office:value="-0.168024" calcext:value-type="float">
            <text:p>-0.168024</text:p>
          </table:table-cell>
          <table:table-cell office:value-type="float" office:value="1.78619" calcext:value-type="float">
            <text:p>1.78619</text:p>
          </table:table-cell>
          <table:table-cell office:value-type="float" office:value="-0.0523664" calcext:value-type="float">
            <text:p>-0.0523664</text:p>
          </table:table-cell>
          <table:table-cell office:value-type="float" office:value="0.414854" calcext:value-type="float">
            <text:p>0.414854</text:p>
          </table:table-cell>
          <table:table-cell office:value-type="float" office:value="-0.0078404" calcext:value-type="float">
            <text:p>-0.0078404</text:p>
          </table:table-cell>
          <table:table-cell office:value-type="string" calcext:value-type="string">
            <text:p><text:s/></text:p>
          </table:table-cell>
          <table:table-cell office:value-type="float" office:value="0.28551" calcext:value-type="float">
            <text:p>0.28551</text:p>
          </table:table-cell>
          <table:table-cell office:value-type="float" office:value="-0.145023" calcext:value-type="float">
            <text:p>-0.145023</text:p>
          </table:table-cell>
          <table:table-cell office:value-type="float" office:value="0.885215" calcext:value-type="float">
            <text:p>0.885215</text:p>
          </table:table-cell>
          <table:table-cell office:value-type="string" calcext:value-type="string">
            <text:p><text:s/></text:p>
          </table:table-cell>
          <table:table-cell office:value-type="float" office:value="-1.86978" calcext:value-type="float">
            <text:p>-1.86978</text:p>
          </table:table-cell>
          <table:table-cell office:value-type="float" office:value="0.0474445" calcext:value-type="float">
            <text:p>0.0474445</text:p>
          </table:table-cell>
          <table:table-cell office:value-type="float" office:value="-1.54955" calcext:value-type="float">
            <text:p>-1.549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0.141853" calcext:value-type="float">
            <text:p>-0.141853</text:p>
          </table:table-cell>
          <table:table-cell office:value-type="float" office:value="-0.660537" calcext:value-type="float">
            <text:p>-0.660537</text:p>
          </table:table-cell>
          <table:table-cell office:value-type="float" office:value="-0.166118" calcext:value-type="float">
            <text:p>-0.166118</text:p>
          </table:table-cell>
          <table:table-cell office:value-type="float" office:value="1.78562" calcext:value-type="float">
            <text:p>1.78562</text:p>
          </table:table-cell>
          <table:table-cell office:value-type="float" office:value="-0.0517962" calcext:value-type="float">
            <text:p>-0.0517962</text:p>
          </table:table-cell>
          <table:table-cell office:value-type="float" office:value="0.414451" calcext:value-type="float">
            <text:p>0.414451</text:p>
          </table:table-cell>
          <table:table-cell office:value-type="float" office:value="-0.00775452" calcext:value-type="float">
            <text:p>-0.00775452</text:p>
          </table:table-cell>
          <table:table-cell office:value-type="string" calcext:value-type="string">
            <text:p><text:s/></text:p>
          </table:table-cell>
          <table:table-cell office:value-type="float" office:value="0.285687" calcext:value-type="float">
            <text:p>0.285687</text:p>
          </table:table-cell>
          <table:table-cell office:value-type="float" office:value="-0.143433" calcext:value-type="float">
            <text:p>-0.143433</text:p>
          </table:table-cell>
          <table:table-cell office:value-type="float" office:value="0.885852" calcext:value-type="float">
            <text:p>0.885852</text:p>
          </table:table-cell>
          <table:table-cell office:value-type="string" calcext:value-type="string">
            <text:p><text:s/></text:p>
          </table:table-cell>
          <table:table-cell office:value-type="float" office:value="-1.8665" calcext:value-type="float">
            <text:p>-1.8665</text:p>
          </table:table-cell>
          <table:table-cell office:value-type="float" office:value="0.0469693" calcext:value-type="float">
            <text:p>0.0469693</text:p>
          </table:table-cell>
          <table:table-cell office:value-type="float" office:value="-1.54797" calcext:value-type="float">
            <text:p>-1.547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0.140312" calcext:value-type="float">
            <text:p>-0.140312</text:p>
          </table:table-cell>
          <table:table-cell office:value-type="float" office:value="-0.660955" calcext:value-type="float">
            <text:p>-0.660955</text:p>
          </table:table-cell>
          <table:table-cell office:value-type="float" office:value="-0.16421" calcext:value-type="float">
            <text:p>-0.16421</text:p>
          </table:table-cell>
          <table:table-cell office:value-type="float" office:value="1.78504" calcext:value-type="float">
            <text:p>1.78504</text:p>
          </table:table-cell>
          <table:table-cell office:value-type="float" office:value="-0.0512256" calcext:value-type="float">
            <text:p>-0.0512256</text:p>
          </table:table-cell>
          <table:table-cell office:value-type="float" office:value="0.414048" calcext:value-type="float">
            <text:p>0.414048</text:p>
          </table:table-cell>
          <table:table-cell office:value-type="float" office:value="-0.00766853" calcext:value-type="float">
            <text:p>-0.00766853</text:p>
          </table:table-cell>
          <table:table-cell office:value-type="string" calcext:value-type="string">
            <text:p><text:s/></text:p>
          </table:table-cell>
          <table:table-cell office:value-type="float" office:value="0.285858" calcext:value-type="float">
            <text:p>0.285858</text:p>
          </table:table-cell>
          <table:table-cell office:value-type="float" office:value="-0.14184" calcext:value-type="float">
            <text:p>-0.14184</text:p>
          </table:table-cell>
          <table:table-cell office:value-type="float" office:value="0.88649" calcext:value-type="float">
            <text:p>0.88649</text:p>
          </table:table-cell>
          <table:table-cell office:value-type="string" calcext:value-type="string">
            <text:p><text:s/></text:p>
          </table:table-cell>
          <table:table-cell office:value-type="float" office:value="-1.86321" calcext:value-type="float">
            <text:p>-1.86321</text:p>
          </table:table-cell>
          <table:table-cell office:value-type="float" office:value="0.0464908" calcext:value-type="float">
            <text:p>0.0464908</text:p>
          </table:table-cell>
          <table:table-cell office:value-type="float" office:value="-1.54639" calcext:value-type="float">
            <text:p>-1.5463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0.13877" calcext:value-type="float">
            <text:p>-0.13877</text:p>
          </table:table-cell>
          <table:table-cell office:value-type="float" office:value="-0.661374" calcext:value-type="float">
            <text:p>-0.661374</text:p>
          </table:table-cell>
          <table:table-cell office:value-type="float" office:value="-0.162298" calcext:value-type="float">
            <text:p>-0.162298</text:p>
          </table:table-cell>
          <table:table-cell office:value-type="float" office:value="1.78446" calcext:value-type="float">
            <text:p>1.78446</text:p>
          </table:table-cell>
          <table:table-cell office:value-type="float" office:value="-0.0506547" calcext:value-type="float">
            <text:p>-0.0506547</text:p>
          </table:table-cell>
          <table:table-cell office:value-type="float" office:value="0.413645" calcext:value-type="float">
            <text:p>0.413645</text:p>
          </table:table-cell>
          <table:table-cell office:value-type="float" office:value="-0.00758243" calcext:value-type="float">
            <text:p>-0.00758243</text:p>
          </table:table-cell>
          <table:table-cell office:value-type="string" calcext:value-type="string">
            <text:p><text:s/></text:p>
          </table:table-cell>
          <table:table-cell office:value-type="float" office:value="0.286021" calcext:value-type="float">
            <text:p>0.286021</text:p>
          </table:table-cell>
          <table:table-cell office:value-type="float" office:value="-0.140243" calcext:value-type="float">
            <text:p>-0.140243</text:p>
          </table:table-cell>
          <table:table-cell office:value-type="float" office:value="0.887128" calcext:value-type="float">
            <text:p>0.887128</text:p>
          </table:table-cell>
          <table:table-cell office:value-type="string" calcext:value-type="string">
            <text:p><text:s/></text:p>
          </table:table-cell>
          <table:table-cell office:value-type="float" office:value="-1.85992" calcext:value-type="float">
            <text:p>-1.85992</text:p>
          </table:table-cell>
          <table:table-cell office:value-type="float" office:value="0.046009" calcext:value-type="float">
            <text:p>0.046009</text:p>
          </table:table-cell>
          <table:table-cell office:value-type="float" office:value="-1.5448" calcext:value-type="float">
            <text:p>-1.54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0.137227" calcext:value-type="float">
            <text:p>-0.137227</text:p>
          </table:table-cell>
          <table:table-cell office:value-type="float" office:value="-0.661795" calcext:value-type="float">
            <text:p>-0.661795</text:p>
          </table:table-cell>
          <table:table-cell office:value-type="float" office:value="-0.160383" calcext:value-type="float">
            <text:p>-0.160383</text:p>
          </table:table-cell>
          <table:table-cell office:value-type="float" office:value="1.78388" calcext:value-type="float">
            <text:p>1.78388</text:p>
          </table:table-cell>
          <table:table-cell office:value-type="float" office:value="-0.0500835" calcext:value-type="float">
            <text:p>-0.0500835</text:p>
          </table:table-cell>
          <table:table-cell office:value-type="float" office:value="0.41324" calcext:value-type="float">
            <text:p>0.41324</text:p>
          </table:table-cell>
          <table:table-cell office:value-type="float" office:value="-0.00749622" calcext:value-type="float">
            <text:p>-0.00749622</text:p>
          </table:table-cell>
          <table:table-cell office:value-type="string" calcext:value-type="string">
            <text:p><text:s/></text:p>
          </table:table-cell>
          <table:table-cell office:value-type="float" office:value="0.286177" calcext:value-type="float">
            <text:p>0.286177</text:p>
          </table:table-cell>
          <table:table-cell office:value-type="float" office:value="-0.138642" calcext:value-type="float">
            <text:p>-0.138642</text:p>
          </table:table-cell>
          <table:table-cell office:value-type="float" office:value="0.887767" calcext:value-type="float">
            <text:p>0.887767</text:p>
          </table:table-cell>
          <table:table-cell office:value-type="string" calcext:value-type="string">
            <text:p><text:s/></text:p>
          </table:table-cell>
          <table:table-cell office:value-type="float" office:value="-1.85663" calcext:value-type="float">
            <text:p>-1.85663</text:p>
          </table:table-cell>
          <table:table-cell office:value-type="float" office:value="0.045524" calcext:value-type="float">
            <text:p>0.045524</text:p>
          </table:table-cell>
          <table:table-cell office:value-type="float" office:value="-1.54321" calcext:value-type="float">
            <text:p>-1.543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0.135682" calcext:value-type="float">
            <text:p>-0.135682</text:p>
          </table:table-cell>
          <table:table-cell office:value-type="float" office:value="-0.662217" calcext:value-type="float">
            <text:p>-0.662217</text:p>
          </table:table-cell>
          <table:table-cell office:value-type="float" office:value="-0.158465" calcext:value-type="float">
            <text:p>-0.158465</text:p>
          </table:table-cell>
          <table:table-cell office:value-type="float" office:value="1.7833" calcext:value-type="float">
            <text:p>1.7833</text:p>
          </table:table-cell>
          <table:table-cell office:value-type="float" office:value="-0.049512" calcext:value-type="float">
            <text:p>-0.049512</text:p>
          </table:table-cell>
          <table:table-cell office:value-type="float" office:value="0.412836" calcext:value-type="float">
            <text:p>0.412836</text:p>
          </table:table-cell>
          <table:table-cell office:value-type="float" office:value="-0.0074099" calcext:value-type="float">
            <text:p>-0.0074099</text:p>
          </table:table-cell>
          <table:table-cell office:value-type="string" calcext:value-type="string">
            <text:p><text:s/></text:p>
          </table:table-cell>
          <table:table-cell office:value-type="float" office:value="0.286325" calcext:value-type="float">
            <text:p>0.286325</text:p>
          </table:table-cell>
          <table:table-cell office:value-type="float" office:value="-0.137038" calcext:value-type="float">
            <text:p>-0.137038</text:p>
          </table:table-cell>
          <table:table-cell office:value-type="float" office:value="0.888406" calcext:value-type="float">
            <text:p>0.888406</text:p>
          </table:table-cell>
          <table:table-cell office:value-type="string" calcext:value-type="string">
            <text:p><text:s/></text:p>
          </table:table-cell>
          <table:table-cell office:value-type="float" office:value="-1.85333" calcext:value-type="float">
            <text:p>-1.85333</text:p>
          </table:table-cell>
          <table:table-cell office:value-type="float" office:value="0.0450358" calcext:value-type="float">
            <text:p>0.0450358</text:p>
          </table:table-cell>
          <table:table-cell office:value-type="float" office:value="-1.54162" calcext:value-type="float">
            <text:p>-1.541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0.134135" calcext:value-type="float">
            <text:p>-0.134135</text:p>
          </table:table-cell>
          <table:table-cell office:value-type="float" office:value="-0.662641" calcext:value-type="float">
            <text:p>-0.662641</text:p>
          </table:table-cell>
          <table:table-cell office:value-type="float" office:value="-0.156545" calcext:value-type="float">
            <text:p>-0.156545</text:p>
          </table:table-cell>
          <table:table-cell office:value-type="float" office:value="1.78271" calcext:value-type="float">
            <text:p>1.78271</text:p>
          </table:table-cell>
          <table:table-cell office:value-type="float" office:value="-0.0489403" calcext:value-type="float">
            <text:p>-0.0489403</text:p>
          </table:table-cell>
          <table:table-cell office:value-type="float" office:value="0.41243" calcext:value-type="float">
            <text:p>0.41243</text:p>
          </table:table-cell>
          <table:table-cell office:value-type="float" office:value="-0.00732348" calcext:value-type="float">
            <text:p>-0.00732348</text:p>
          </table:table-cell>
          <table:table-cell office:value-type="string" calcext:value-type="string">
            <text:p><text:s/></text:p>
          </table:table-cell>
          <table:table-cell office:value-type="float" office:value="0.286467" calcext:value-type="float">
            <text:p>0.286467</text:p>
          </table:table-cell>
          <table:table-cell office:value-type="float" office:value="-0.13543" calcext:value-type="float">
            <text:p>-0.13543</text:p>
          </table:table-cell>
          <table:table-cell office:value-type="float" office:value="0.889046" calcext:value-type="float">
            <text:p>0.889046</text:p>
          </table:table-cell>
          <table:table-cell office:value-type="string" calcext:value-type="string">
            <text:p><text:s/></text:p>
          </table:table-cell>
          <table:table-cell office:value-type="float" office:value="-1.85003" calcext:value-type="float">
            <text:p>-1.85003</text:p>
          </table:table-cell>
          <table:table-cell office:value-type="float" office:value="0.0445443" calcext:value-type="float">
            <text:p>0.0445443</text:p>
          </table:table-cell>
          <table:table-cell office:value-type="float" office:value="-1.54003" calcext:value-type="float">
            <text:p>-1.540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132588" calcext:value-type="float">
            <text:p>-0.132588</text:p>
          </table:table-cell>
          <table:table-cell office:value-type="float" office:value="-0.663066" calcext:value-type="float">
            <text:p>-0.663066</text:p>
          </table:table-cell>
          <table:table-cell office:value-type="float" office:value="-0.154621" calcext:value-type="float">
            <text:p>-0.154621</text:p>
          </table:table-cell>
          <table:table-cell office:value-type="float" office:value="1.78213" calcext:value-type="float">
            <text:p>1.78213</text:p>
          </table:table-cell>
          <table:table-cell office:value-type="float" office:value="-0.0483682" calcext:value-type="float">
            <text:p>-0.0483682</text:p>
          </table:table-cell>
          <table:table-cell office:value-type="float" office:value="0.412024" calcext:value-type="float">
            <text:p>0.412024</text:p>
          </table:table-cell>
          <table:table-cell office:value-type="float" office:value="-0.00723695" calcext:value-type="float">
            <text:p>-0.00723695</text:p>
          </table:table-cell>
          <table:table-cell office:value-type="string" calcext:value-type="string">
            <text:p><text:s/></text:p>
          </table:table-cell>
          <table:table-cell office:value-type="float" office:value="0.286601" calcext:value-type="float">
            <text:p>0.286601</text:p>
          </table:table-cell>
          <table:table-cell office:value-type="float" office:value="-0.133818" calcext:value-type="float">
            <text:p>-0.133818</text:p>
          </table:table-cell>
          <table:table-cell office:value-type="float" office:value="0.889686" calcext:value-type="float">
            <text:p>0.889686</text:p>
          </table:table-cell>
          <table:table-cell office:value-type="string" calcext:value-type="string">
            <text:p><text:s/></text:p>
          </table:table-cell>
          <table:table-cell office:value-type="float" office:value="-1.84673" calcext:value-type="float">
            <text:p>-1.84673</text:p>
          </table:table-cell>
          <table:table-cell office:value-type="float" office:value="0.0440495" calcext:value-type="float">
            <text:p>0.0440495</text:p>
          </table:table-cell>
          <table:table-cell office:value-type="float" office:value="-1.53844" calcext:value-type="float">
            <text:p>-1.53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0.131039" calcext:value-type="float">
            <text:p>-0.131039</text:p>
          </table:table-cell>
          <table:table-cell office:value-type="float" office:value="-0.663493" calcext:value-type="float">
            <text:p>-0.663493</text:p>
          </table:table-cell>
          <table:table-cell office:value-type="float" office:value="-0.152695" calcext:value-type="float">
            <text:p>-0.152695</text:p>
          </table:table-cell>
          <table:table-cell office:value-type="float" office:value="1.78154" calcext:value-type="float">
            <text:p>1.78154</text:p>
          </table:table-cell>
          <table:table-cell office:value-type="float" office:value="-0.047796" calcext:value-type="float">
            <text:p>-0.047796</text:p>
          </table:table-cell>
          <table:table-cell office:value-type="float" office:value="0.411618" calcext:value-type="float">
            <text:p>0.411618</text:p>
          </table:table-cell>
          <table:table-cell office:value-type="float" office:value="-0.00715032" calcext:value-type="float">
            <text:p>-0.00715032</text:p>
          </table:table-cell>
          <table:table-cell office:value-type="string" calcext:value-type="string">
            <text:p><text:s/></text:p>
          </table:table-cell>
          <table:table-cell office:value-type="float" office:value="0.286727" calcext:value-type="float">
            <text:p>0.286727</text:p>
          </table:table-cell>
          <table:table-cell office:value-type="float" office:value="-0.132203" calcext:value-type="float">
            <text:p>-0.132203</text:p>
          </table:table-cell>
          <table:table-cell office:value-type="float" office:value="0.890326" calcext:value-type="float">
            <text:p>0.890326</text:p>
          </table:table-cell>
          <table:table-cell office:value-type="string" calcext:value-type="string">
            <text:p><text:s/></text:p>
          </table:table-cell>
          <table:table-cell office:value-type="float" office:value="-1.84342" calcext:value-type="float">
            <text:p>-1.84342</text:p>
          </table:table-cell>
          <table:table-cell office:value-type="float" office:value="0.0435515" calcext:value-type="float">
            <text:p>0.0435515</text:p>
          </table:table-cell>
          <table:table-cell office:value-type="float" office:value="-1.53684" calcext:value-type="float">
            <text:p>-1.53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0.129488" calcext:value-type="float">
            <text:p>-0.129488</text:p>
          </table:table-cell>
          <table:table-cell office:value-type="float" office:value="-0.663922" calcext:value-type="float">
            <text:p>-0.663922</text:p>
          </table:table-cell>
          <table:table-cell office:value-type="float" office:value="-0.150765" calcext:value-type="float">
            <text:p>-0.150765</text:p>
          </table:table-cell>
          <table:table-cell office:value-type="float" office:value="1.78095" calcext:value-type="float">
            <text:p>1.78095</text:p>
          </table:table-cell>
          <table:table-cell office:value-type="float" office:value="-0.0472235" calcext:value-type="float">
            <text:p>-0.0472235</text:p>
          </table:table-cell>
          <table:table-cell office:value-type="float" office:value="0.411211" calcext:value-type="float">
            <text:p>0.411211</text:p>
          </table:table-cell>
          <table:table-cell office:value-type="float" office:value="-0.00706359" calcext:value-type="float">
            <text:p>-0.00706359</text:p>
          </table:table-cell>
          <table:table-cell office:value-type="string" calcext:value-type="string">
            <text:p><text:s/></text:p>
          </table:table-cell>
          <table:table-cell office:value-type="float" office:value="0.286846" calcext:value-type="float">
            <text:p>0.286846</text:p>
          </table:table-cell>
          <table:table-cell office:value-type="float" office:value="-0.130585" calcext:value-type="float">
            <text:p>-0.130585</text:p>
          </table:table-cell>
          <table:table-cell office:value-type="float" office:value="0.890967" calcext:value-type="float">
            <text:p>0.890967</text:p>
          </table:table-cell>
          <table:table-cell office:value-type="string" calcext:value-type="string">
            <text:p><text:s/></text:p>
          </table:table-cell>
          <table:table-cell office:value-type="float" office:value="-1.8401" calcext:value-type="float">
            <text:p>-1.8401</text:p>
          </table:table-cell>
          <table:table-cell office:value-type="float" office:value="0.0430502" calcext:value-type="float">
            <text:p>0.0430502</text:p>
          </table:table-cell>
          <table:table-cell office:value-type="float" office:value="-1.53524" calcext:value-type="float">
            <text:p>-1.535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0.127937" calcext:value-type="float">
            <text:p>-0.127937</text:p>
          </table:table-cell>
          <table:table-cell office:value-type="float" office:value="-0.664352" calcext:value-type="float">
            <text:p>-0.664352</text:p>
          </table:table-cell>
          <table:table-cell office:value-type="float" office:value="-0.148833" calcext:value-type="float">
            <text:p>-0.148833</text:p>
          </table:table-cell>
          <table:table-cell office:value-type="float" office:value="1.78036" calcext:value-type="float">
            <text:p>1.78036</text:p>
          </table:table-cell>
          <table:table-cell office:value-type="float" office:value="-0.0466509" calcext:value-type="float">
            <text:p>-0.0466509</text:p>
          </table:table-cell>
          <table:table-cell office:value-type="float" office:value="0.410804" calcext:value-type="float">
            <text:p>0.410804</text:p>
          </table:table-cell>
          <table:table-cell office:value-type="float" office:value="-0.00697676" calcext:value-type="float">
            <text:p>-0.00697676</text:p>
          </table:table-cell>
          <table:table-cell office:value-type="string" calcext:value-type="string">
            <text:p><text:s/></text:p>
          </table:table-cell>
          <table:table-cell office:value-type="float" office:value="0.286957" calcext:value-type="float">
            <text:p>0.286957</text:p>
          </table:table-cell>
          <table:table-cell office:value-type="float" office:value="-0.128963" calcext:value-type="float">
            <text:p>-0.128963</text:p>
          </table:table-cell>
          <table:table-cell office:value-type="float" office:value="0.891607" calcext:value-type="float">
            <text:p>0.891607</text:p>
          </table:table-cell>
          <table:table-cell office:value-type="string" calcext:value-type="string">
            <text:p><text:s/></text:p>
          </table:table-cell>
          <table:table-cell office:value-type="float" office:value="-1.83679" calcext:value-type="float">
            <text:p>-1.83679</text:p>
          </table:table-cell>
          <table:table-cell office:value-type="float" office:value="0.0425457" calcext:value-type="float">
            <text:p>0.0425457</text:p>
          </table:table-cell>
          <table:table-cell office:value-type="float" office:value="-1.53364" calcext:value-type="float">
            <text:p>-1.533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0.126384" calcext:value-type="float">
            <text:p>-0.126384</text:p>
          </table:table-cell>
          <table:table-cell office:value-type="float" office:value="-0.664783" calcext:value-type="float">
            <text:p>-0.664783</text:p>
          </table:table-cell>
          <table:table-cell office:value-type="float" office:value="-0.146898" calcext:value-type="float">
            <text:p>-0.146898</text:p>
          </table:table-cell>
          <table:table-cell office:value-type="float" office:value="1.77976" calcext:value-type="float">
            <text:p>1.77976</text:p>
          </table:table-cell>
          <table:table-cell office:value-type="float" office:value="-0.046078" calcext:value-type="float">
            <text:p>-0.046078</text:p>
          </table:table-cell>
          <table:table-cell office:value-type="float" office:value="0.410396" calcext:value-type="float">
            <text:p>0.410396</text:p>
          </table:table-cell>
          <table:table-cell office:value-type="float" office:value="-0.00688984" calcext:value-type="float">
            <text:p>-0.00688984</text:p>
          </table:table-cell>
          <table:table-cell office:value-type="string" calcext:value-type="string">
            <text:p><text:s/></text:p>
          </table:table-cell>
          <table:table-cell office:value-type="float" office:value="0.287061" calcext:value-type="float">
            <text:p>0.287061</text:p>
          </table:table-cell>
          <table:table-cell office:value-type="float" office:value="-0.127338" calcext:value-type="float">
            <text:p>-0.127338</text:p>
          </table:table-cell>
          <table:table-cell office:value-type="float" office:value="0.892248" calcext:value-type="float">
            <text:p>0.892248</text:p>
          </table:table-cell>
          <table:table-cell office:value-type="string" calcext:value-type="string">
            <text:p><text:s/></text:p>
          </table:table-cell>
          <table:table-cell office:value-type="float" office:value="-1.83346" calcext:value-type="float">
            <text:p>-1.83346</text:p>
          </table:table-cell>
          <table:table-cell office:value-type="float" office:value="0.0420379" calcext:value-type="float">
            <text:p>0.0420379</text:p>
          </table:table-cell>
          <table:table-cell office:value-type="float" office:value="-1.53204" calcext:value-type="float">
            <text:p>-1.532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0.12483" calcext:value-type="float">
            <text:p>-0.12483</text:p>
          </table:table-cell>
          <table:table-cell office:value-type="float" office:value="-0.665216" calcext:value-type="float">
            <text:p>-0.665216</text:p>
          </table:table-cell>
          <table:table-cell office:value-type="float" office:value="-0.144961" calcext:value-type="float">
            <text:p>-0.144961</text:p>
          </table:table-cell>
          <table:table-cell office:value-type="float" office:value="1.77916" calcext:value-type="float">
            <text:p>1.77916</text:p>
          </table:table-cell>
          <table:table-cell office:value-type="float" office:value="-0.045505" calcext:value-type="float">
            <text:p>-0.045505</text:p>
          </table:table-cell>
          <table:table-cell office:value-type="float" office:value="0.409988" calcext:value-type="float">
            <text:p>0.409988</text:p>
          </table:table-cell>
          <table:table-cell office:value-type="float" office:value="-0.00680282" calcext:value-type="float">
            <text:p>-0.00680282</text:p>
          </table:table-cell>
          <table:table-cell office:value-type="string" calcext:value-type="string">
            <text:p><text:s/></text:p>
          </table:table-cell>
          <table:table-cell office:value-type="float" office:value="0.287158" calcext:value-type="float">
            <text:p>0.287158</text:p>
          </table:table-cell>
          <table:table-cell office:value-type="float" office:value="-0.12571" calcext:value-type="float">
            <text:p>-0.12571</text:p>
          </table:table-cell>
          <table:table-cell office:value-type="float" office:value="0.892889" calcext:value-type="float">
            <text:p>0.892889</text:p>
          </table:table-cell>
          <table:table-cell office:value-type="string" calcext:value-type="string">
            <text:p><text:s/></text:p>
          </table:table-cell>
          <table:table-cell office:value-type="float" office:value="-1.83014" calcext:value-type="float">
            <text:p>-1.83014</text:p>
          </table:table-cell>
          <table:table-cell office:value-type="float" office:value="0.0415268" calcext:value-type="float">
            <text:p>0.0415268</text:p>
          </table:table-cell>
          <table:table-cell office:value-type="float" office:value="-1.53043" calcext:value-type="float">
            <text:p>-1.5304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0.123275" calcext:value-type="float">
            <text:p>-0.123275</text:p>
          </table:table-cell>
          <table:table-cell office:value-type="float" office:value="-0.665651" calcext:value-type="float">
            <text:p>-0.665651</text:p>
          </table:table-cell>
          <table:table-cell office:value-type="float" office:value="-0.14302" calcext:value-type="float">
            <text:p>-0.14302</text:p>
          </table:table-cell>
          <table:table-cell office:value-type="float" office:value="1.77857" calcext:value-type="float">
            <text:p>1.77857</text:p>
          </table:table-cell>
          <table:table-cell office:value-type="float" office:value="-0.0449318" calcext:value-type="float">
            <text:p>-0.0449318</text:p>
          </table:table-cell>
          <table:table-cell office:value-type="float" office:value="0.409579" calcext:value-type="float">
            <text:p>0.409579</text:p>
          </table:table-cell>
          <table:table-cell office:value-type="float" office:value="-0.00671572" calcext:value-type="float">
            <text:p>-0.00671572</text:p>
          </table:table-cell>
          <table:table-cell office:value-type="string" calcext:value-type="string">
            <text:p><text:s/></text:p>
          </table:table-cell>
          <table:table-cell office:value-type="float" office:value="0.287247" calcext:value-type="float">
            <text:p>0.287247</text:p>
          </table:table-cell>
          <table:table-cell office:value-type="float" office:value="-0.124078" calcext:value-type="float">
            <text:p>-0.124078</text:p>
          </table:table-cell>
          <table:table-cell office:value-type="float" office:value="0.893531" calcext:value-type="float">
            <text:p>0.893531</text:p>
          </table:table-cell>
          <table:table-cell office:value-type="string" calcext:value-type="string">
            <text:p><text:s/></text:p>
          </table:table-cell>
          <table:table-cell office:value-type="float" office:value="-1.82681" calcext:value-type="float">
            <text:p>-1.82681</text:p>
          </table:table-cell>
          <table:table-cell office:value-type="float" office:value="0.0410125" calcext:value-type="float">
            <text:p>0.0410125</text:p>
          </table:table-cell>
          <table:table-cell office:value-type="float" office:value="-1.52882" calcext:value-type="float">
            <text:p>-1.528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0.12172" calcext:value-type="float">
            <text:p>-0.12172</text:p>
          </table:table-cell>
          <table:table-cell office:value-type="float" office:value="-0.666087" calcext:value-type="float">
            <text:p>-0.666087</text:p>
          </table:table-cell>
          <table:table-cell office:value-type="float" office:value="-0.141078" calcext:value-type="float">
            <text:p>-0.141078</text:p>
          </table:table-cell>
          <table:table-cell office:value-type="float" office:value="1.77797" calcext:value-type="float">
            <text:p>1.77797</text:p>
          </table:table-cell>
          <table:table-cell office:value-type="float" office:value="-0.0443584" calcext:value-type="float">
            <text:p>-0.0443584</text:p>
          </table:table-cell>
          <table:table-cell office:value-type="float" office:value="0.40917" calcext:value-type="float">
            <text:p>0.40917</text:p>
          </table:table-cell>
          <table:table-cell office:value-type="float" office:value="-0.00662852" calcext:value-type="float">
            <text:p>-0.00662852</text:p>
          </table:table-cell>
          <table:table-cell office:value-type="string" calcext:value-type="string">
            <text:p><text:s/></text:p>
          </table:table-cell>
          <table:table-cell office:value-type="float" office:value="0.287328" calcext:value-type="float">
            <text:p>0.287328</text:p>
          </table:table-cell>
          <table:table-cell office:value-type="float" office:value="-0.122444" calcext:value-type="float">
            <text:p>-0.122444</text:p>
          </table:table-cell>
          <table:table-cell office:value-type="float" office:value="0.894172" calcext:value-type="float">
            <text:p>0.894172</text:p>
          </table:table-cell>
          <table:table-cell office:value-type="string" calcext:value-type="string">
            <text:p><text:s/></text:p>
          </table:table-cell>
          <table:table-cell office:value-type="float" office:value="-1.82348" calcext:value-type="float">
            <text:p>-1.82348</text:p>
          </table:table-cell>
          <table:table-cell office:value-type="float" office:value="0.0404949" calcext:value-type="float">
            <text:p>0.0404949</text:p>
          </table:table-cell>
          <table:table-cell office:value-type="float" office:value="-1.52721" calcext:value-type="float">
            <text:p>-1.527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120163" calcext:value-type="float">
            <text:p>-0.120163</text:p>
          </table:table-cell>
          <table:table-cell office:value-type="float" office:value="-0.666524" calcext:value-type="float">
            <text:p>-0.666524</text:p>
          </table:table-cell>
          <table:table-cell office:value-type="float" office:value="-0.139132" calcext:value-type="float">
            <text:p>-0.139132</text:p>
          </table:table-cell>
          <table:table-cell office:value-type="float" office:value="1.77736" calcext:value-type="float">
            <text:p>1.77736</text:p>
          </table:table-cell>
          <table:table-cell office:value-type="float" office:value="-0.043785" calcext:value-type="float">
            <text:p>-0.043785</text:p>
          </table:table-cell>
          <table:table-cell office:value-type="float" office:value="0.408761" calcext:value-type="float">
            <text:p>0.408761</text:p>
          </table:table-cell>
          <table:table-cell office:value-type="float" office:value="-0.00654124" calcext:value-type="float">
            <text:p>-0.00654124</text:p>
          </table:table-cell>
          <table:table-cell office:value-type="string" calcext:value-type="string">
            <text:p><text:s/></text:p>
          </table:table-cell>
          <table:table-cell office:value-type="float" office:value="0.287401" calcext:value-type="float">
            <text:p>0.287401</text:p>
          </table:table-cell>
          <table:table-cell office:value-type="float" office:value="-0.120806" calcext:value-type="float">
            <text:p>-0.120806</text:p>
          </table:table-cell>
          <table:table-cell office:value-type="float" office:value="0.894814" calcext:value-type="float">
            <text:p>0.894814</text:p>
          </table:table-cell>
          <table:table-cell office:value-type="string" calcext:value-type="string">
            <text:p><text:s/></text:p>
          </table:table-cell>
          <table:table-cell office:value-type="float" office:value="-1.82015" calcext:value-type="float">
            <text:p>-1.82015</text:p>
          </table:table-cell>
          <table:table-cell office:value-type="float" office:value="0.039974" calcext:value-type="float">
            <text:p>0.039974</text:p>
          </table:table-cell>
          <table:table-cell office:value-type="float" office:value="-1.5256" calcext:value-type="float">
            <text:p>-1.52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0.118605" calcext:value-type="float">
            <text:p>-0.118605</text:p>
          </table:table-cell>
          <table:table-cell office:value-type="float" office:value="-0.666963" calcext:value-type="float">
            <text:p>-0.666963</text:p>
          </table:table-cell>
          <table:table-cell office:value-type="float" office:value="-0.137184" calcext:value-type="float">
            <text:p>-0.137184</text:p>
          </table:table-cell>
          <table:table-cell office:value-type="float" office:value="1.77676" calcext:value-type="float">
            <text:p>1.77676</text:p>
          </table:table-cell>
          <table:table-cell office:value-type="float" office:value="-0.0432114" calcext:value-type="float">
            <text:p>-0.0432114</text:p>
          </table:table-cell>
          <table:table-cell office:value-type="float" office:value="0.408351" calcext:value-type="float">
            <text:p>0.408351</text:p>
          </table:table-cell>
          <table:table-cell office:value-type="float" office:value="-0.00645387" calcext:value-type="float">
            <text:p>-0.00645387</text:p>
          </table:table-cell>
          <table:table-cell office:value-type="string" calcext:value-type="string">
            <text:p><text:s/></text:p>
          </table:table-cell>
          <table:table-cell office:value-type="float" office:value="0.287467" calcext:value-type="float">
            <text:p>0.287467</text:p>
          </table:table-cell>
          <table:table-cell office:value-type="float" office:value="-0.119166" calcext:value-type="float">
            <text:p>-0.119166</text:p>
          </table:table-cell>
          <table:table-cell office:value-type="float" office:value="0.895455" calcext:value-type="float">
            <text:p>0.895455</text:p>
          </table:table-cell>
          <table:table-cell office:value-type="string" calcext:value-type="string">
            <text:p><text:s/></text:p>
          </table:table-cell>
          <table:table-cell office:value-type="float" office:value="-1.81681" calcext:value-type="float">
            <text:p>-1.81681</text:p>
          </table:table-cell>
          <table:table-cell office:value-type="float" office:value="0.0394499" calcext:value-type="float">
            <text:p>0.0394499</text:p>
          </table:table-cell>
          <table:table-cell office:value-type="float" office:value="-1.52399" calcext:value-type="float">
            <text:p>-1.523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117046" calcext:value-type="float">
            <text:p>-0.117046</text:p>
          </table:table-cell>
          <table:table-cell office:value-type="float" office:value="-0.667403" calcext:value-type="float">
            <text:p>-0.667403</text:p>
          </table:table-cell>
          <table:table-cell office:value-type="float" office:value="-0.135234" calcext:value-type="float">
            <text:p>-0.135234</text:p>
          </table:table-cell>
          <table:table-cell office:value-type="float" office:value="1.77616" calcext:value-type="float">
            <text:p>1.77616</text:p>
          </table:table-cell>
          <table:table-cell office:value-type="float" office:value="-0.0426377" calcext:value-type="float">
            <text:p>-0.0426377</text:p>
          </table:table-cell>
          <table:table-cell office:value-type="float" office:value="0.407941" calcext:value-type="float">
            <text:p>0.407941</text:p>
          </table:table-cell>
          <table:table-cell office:value-type="float" office:value="-0.00636642" calcext:value-type="float">
            <text:p>-0.00636642</text:p>
          </table:table-cell>
          <table:table-cell office:value-type="string" calcext:value-type="string">
            <text:p><text:s/></text:p>
          </table:table-cell>
          <table:table-cell office:value-type="float" office:value="0.287525" calcext:value-type="float">
            <text:p>0.287525</text:p>
          </table:table-cell>
          <table:table-cell office:value-type="float" office:value="-0.117523" calcext:value-type="float">
            <text:p>-0.117523</text:p>
          </table:table-cell>
          <table:table-cell office:value-type="float" office:value="0.896097" calcext:value-type="float">
            <text:p>0.896097</text:p>
          </table:table-cell>
          <table:table-cell office:value-type="string" calcext:value-type="string">
            <text:p><text:s/></text:p>
          </table:table-cell>
          <table:table-cell office:value-type="float" office:value="-1.81347" calcext:value-type="float">
            <text:p>-1.81347</text:p>
          </table:table-cell>
          <table:table-cell office:value-type="float" office:value="0.0389225" calcext:value-type="float">
            <text:p>0.0389225</text:p>
          </table:table-cell>
          <table:table-cell office:value-type="float" office:value="-1.52237" calcext:value-type="float">
            <text:p>-1.522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0.115486" calcext:value-type="float">
            <text:p>-0.115486</text:p>
          </table:table-cell>
          <table:table-cell office:value-type="float" office:value="-0.667845" calcext:value-type="float">
            <text:p>-0.667845</text:p>
          </table:table-cell>
          <table:table-cell office:value-type="float" office:value="-0.133281" calcext:value-type="float">
            <text:p>-0.133281</text:p>
          </table:table-cell>
          <table:table-cell office:value-type="float" office:value="1.77555" calcext:value-type="float">
            <text:p>1.77555</text:p>
          </table:table-cell>
          <table:table-cell office:value-type="float" office:value="-0.042064" calcext:value-type="float">
            <text:p>-0.042064</text:p>
          </table:table-cell>
          <table:table-cell office:value-type="float" office:value="0.407531" calcext:value-type="float">
            <text:p>0.407531</text:p>
          </table:table-cell>
          <table:table-cell office:value-type="float" office:value="-0.00627889" calcext:value-type="float">
            <text:p>-0.00627889</text:p>
          </table:table-cell>
          <table:table-cell office:value-type="string" calcext:value-type="string">
            <text:p><text:s/></text:p>
          </table:table-cell>
          <table:table-cell office:value-type="float" office:value="0.287575" calcext:value-type="float">
            <text:p>0.287575</text:p>
          </table:table-cell>
          <table:table-cell office:value-type="float" office:value="-0.115877" calcext:value-type="float">
            <text:p>-0.115877</text:p>
          </table:table-cell>
          <table:table-cell office:value-type="float" office:value="0.896739" calcext:value-type="float">
            <text:p>0.896739</text:p>
          </table:table-cell>
          <table:table-cell office:value-type="string" calcext:value-type="string">
            <text:p><text:s/></text:p>
          </table:table-cell>
          <table:table-cell office:value-type="float" office:value="-1.81012" calcext:value-type="float">
            <text:p>-1.81012</text:p>
          </table:table-cell>
          <table:table-cell office:value-type="float" office:value="0.0383919" calcext:value-type="float">
            <text:p>0.0383919</text:p>
          </table:table-cell>
          <table:table-cell office:value-type="float" office:value="-1.52076" calcext:value-type="float">
            <text:p>-1.520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0.113926" calcext:value-type="float">
            <text:p>-0.113926</text:p>
          </table:table-cell>
          <table:table-cell office:value-type="float" office:value="-0.668288" calcext:value-type="float">
            <text:p>-0.668288</text:p>
          </table:table-cell>
          <table:table-cell office:value-type="float" office:value="-0.131326" calcext:value-type="float">
            <text:p>-0.131326</text:p>
          </table:table-cell>
          <table:table-cell office:value-type="float" office:value="1.77494" calcext:value-type="float">
            <text:p>1.77494</text:p>
          </table:table-cell>
          <table:table-cell office:value-type="float" office:value="-0.0414901" calcext:value-type="float">
            <text:p>-0.0414901</text:p>
          </table:table-cell>
          <table:table-cell office:value-type="float" office:value="0.40712" calcext:value-type="float">
            <text:p>0.40712</text:p>
          </table:table-cell>
          <table:table-cell office:value-type="float" office:value="-0.00619128" calcext:value-type="float">
            <text:p>-0.00619128</text:p>
          </table:table-cell>
          <table:table-cell office:value-type="string" calcext:value-type="string">
            <text:p><text:s/></text:p>
          </table:table-cell>
          <table:table-cell office:value-type="float" office:value="0.287618" calcext:value-type="float">
            <text:p>0.287618</text:p>
          </table:table-cell>
          <table:table-cell office:value-type="float" office:value="-0.114228" calcext:value-type="float">
            <text:p>-0.114228</text:p>
          </table:table-cell>
          <table:table-cell office:value-type="float" office:value="0.89738" calcext:value-type="float">
            <text:p>0.89738</text:p>
          </table:table-cell>
          <table:table-cell office:value-type="string" calcext:value-type="string">
            <text:p><text:s/></text:p>
          </table:table-cell>
          <table:table-cell office:value-type="float" office:value="-1.80678" calcext:value-type="float">
            <text:p>-1.80678</text:p>
          </table:table-cell>
          <table:table-cell office:value-type="float" office:value="0.0378579" calcext:value-type="float">
            <text:p>0.0378579</text:p>
          </table:table-cell>
          <table:table-cell office:value-type="float" office:value="-1.51914" calcext:value-type="float">
            <text:p>-1.519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0.112364" calcext:value-type="float">
            <text:p>-0.112364</text:p>
          </table:table-cell>
          <table:table-cell office:value-type="float" office:value="-0.668733" calcext:value-type="float">
            <text:p>-0.668733</text:p>
          </table:table-cell>
          <table:table-cell office:value-type="float" office:value="-0.129369" calcext:value-type="float">
            <text:p>-0.129369</text:p>
          </table:table-cell>
          <table:table-cell office:value-type="float" office:value="1.77433" calcext:value-type="float">
            <text:p>1.77433</text:p>
          </table:table-cell>
          <table:table-cell office:value-type="float" office:value="-0.0409163" calcext:value-type="float">
            <text:p>-0.0409163</text:p>
          </table:table-cell>
          <table:table-cell office:value-type="float" office:value="0.406709" calcext:value-type="float">
            <text:p>0.406709</text:p>
          </table:table-cell>
          <table:table-cell office:value-type="float" office:value="-0.0061036" calcext:value-type="float">
            <text:p>-0.0061036</text:p>
          </table:table-cell>
          <table:table-cell office:value-type="string" calcext:value-type="string">
            <text:p><text:s/></text:p>
          </table:table-cell>
          <table:table-cell office:value-type="float" office:value="0.287652" calcext:value-type="float">
            <text:p>0.287652</text:p>
          </table:table-cell>
          <table:table-cell office:value-type="float" office:value="-0.112577" calcext:value-type="float">
            <text:p>-0.112577</text:p>
          </table:table-cell>
          <table:table-cell office:value-type="float" office:value="0.898021" calcext:value-type="float">
            <text:p>0.898021</text:p>
          </table:table-cell>
          <table:table-cell office:value-type="string" calcext:value-type="string">
            <text:p><text:s/></text:p>
          </table:table-cell>
          <table:table-cell office:value-type="float" office:value="-1.80343" calcext:value-type="float">
            <text:p>-1.80343</text:p>
          </table:table-cell>
          <table:table-cell office:value-type="float" office:value="0.0373208" calcext:value-type="float">
            <text:p>0.0373208</text:p>
          </table:table-cell>
          <table:table-cell office:value-type="float" office:value="-1.51752" calcext:value-type="float">
            <text:p>-1.517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0.110802" calcext:value-type="float">
            <text:p>-0.110802</text:p>
          </table:table-cell>
          <table:table-cell office:value-type="float" office:value="-0.669179" calcext:value-type="float">
            <text:p>-0.669179</text:p>
          </table:table-cell>
          <table:table-cell office:value-type="float" office:value="-0.127409" calcext:value-type="float">
            <text:p>-0.127409</text:p>
          </table:table-cell>
          <table:table-cell office:value-type="float" office:value="1.77372" calcext:value-type="float">
            <text:p>1.77372</text:p>
          </table:table-cell>
          <table:table-cell office:value-type="float" office:value="-0.0403424" calcext:value-type="float">
            <text:p>-0.0403424</text:p>
          </table:table-cell>
          <table:table-cell office:value-type="float" office:value="0.406298" calcext:value-type="float">
            <text:p>0.406298</text:p>
          </table:table-cell>
          <table:table-cell office:value-type="float" office:value="-0.00601584" calcext:value-type="float">
            <text:p>-0.00601584</text:p>
          </table:table-cell>
          <table:table-cell office:value-type="string" calcext:value-type="string">
            <text:p><text:s/></text:p>
          </table:table-cell>
          <table:table-cell office:value-type="float" office:value="0.287679" calcext:value-type="float">
            <text:p>0.287679</text:p>
          </table:table-cell>
          <table:table-cell office:value-type="float" office:value="-0.110923" calcext:value-type="float">
            <text:p>-0.110923</text:p>
          </table:table-cell>
          <table:table-cell office:value-type="float" office:value="0.898663" calcext:value-type="float">
            <text:p>0.898663</text:p>
          </table:table-cell>
          <table:table-cell office:value-type="string" calcext:value-type="string">
            <text:p><text:s/></text:p>
          </table:table-cell>
          <table:table-cell office:value-type="float" office:value="-1.80007" calcext:value-type="float">
            <text:p>-1.80007</text:p>
          </table:table-cell>
          <table:table-cell office:value-type="float" office:value="0.0367803" calcext:value-type="float">
            <text:p>0.0367803</text:p>
          </table:table-cell>
          <table:table-cell office:value-type="float" office:value="-1.5159" calcext:value-type="float">
            <text:p>-1.51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0.109239" calcext:value-type="float">
            <text:p>-0.109239</text:p>
          </table:table-cell>
          <table:table-cell office:value-type="float" office:value="-0.669626" calcext:value-type="float">
            <text:p>-0.669626</text:p>
          </table:table-cell>
          <table:table-cell office:value-type="float" office:value="-0.125447" calcext:value-type="float">
            <text:p>-0.125447</text:p>
          </table:table-cell>
          <table:table-cell office:value-type="float" office:value="1.7731" calcext:value-type="float">
            <text:p>1.7731</text:p>
          </table:table-cell>
          <table:table-cell office:value-type="float" office:value="-0.0397685" calcext:value-type="float">
            <text:p>-0.0397685</text:p>
          </table:table-cell>
          <table:table-cell office:value-type="float" office:value="0.405886" calcext:value-type="float">
            <text:p>0.405886</text:p>
          </table:table-cell>
          <table:table-cell office:value-type="float" office:value="-0.00592801" calcext:value-type="float">
            <text:p>-0.00592801</text:p>
          </table:table-cell>
          <table:table-cell office:value-type="string" calcext:value-type="string">
            <text:p><text:s/></text:p>
          </table:table-cell>
          <table:table-cell office:value-type="float" office:value="0.287698" calcext:value-type="float">
            <text:p>0.287698</text:p>
          </table:table-cell>
          <table:table-cell office:value-type="float" office:value="-0.109266" calcext:value-type="float">
            <text:p>-0.109266</text:p>
          </table:table-cell>
          <table:table-cell office:value-type="float" office:value="0.899304" calcext:value-type="float">
            <text:p>0.899304</text:p>
          </table:table-cell>
          <table:table-cell office:value-type="string" calcext:value-type="string">
            <text:p><text:s/></text:p>
          </table:table-cell>
          <table:table-cell office:value-type="float" office:value="-1.79672" calcext:value-type="float">
            <text:p>-1.79672</text:p>
          </table:table-cell>
          <table:table-cell office:value-type="float" office:value="0.0362367" calcext:value-type="float">
            <text:p>0.0362367</text:p>
          </table:table-cell>
          <table:table-cell office:value-type="float" office:value="-1.51428" calcext:value-type="float">
            <text:p>-1.514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107676" calcext:value-type="float">
            <text:p>-0.107676</text:p>
          </table:table-cell>
          <table:table-cell office:value-type="float" office:value="-0.670075" calcext:value-type="float">
            <text:p>-0.670075</text:p>
          </table:table-cell>
          <table:table-cell office:value-type="float" office:value="-0.123483" calcext:value-type="float">
            <text:p>-0.123483</text:p>
          </table:table-cell>
          <table:table-cell office:value-type="float" office:value="1.77249" calcext:value-type="float">
            <text:p>1.77249</text:p>
          </table:table-cell>
          <table:table-cell office:value-type="float" office:value="-0.0391946" calcext:value-type="float">
            <text:p>-0.0391946</text:p>
          </table:table-cell>
          <table:table-cell office:value-type="float" office:value="0.405474" calcext:value-type="float">
            <text:p>0.405474</text:p>
          </table:table-cell>
          <table:table-cell office:value-type="float" office:value="-0.00584012" calcext:value-type="float">
            <text:p>-0.00584012</text:p>
          </table:table-cell>
          <table:table-cell office:value-type="string" calcext:value-type="string">
            <text:p><text:s/></text:p>
          </table:table-cell>
          <table:table-cell office:value-type="float" office:value="0.287709" calcext:value-type="float">
            <text:p>0.287709</text:p>
          </table:table-cell>
          <table:table-cell office:value-type="float" office:value="-0.107607" calcext:value-type="float">
            <text:p>-0.107607</text:p>
          </table:table-cell>
          <table:table-cell office:value-type="float" office:value="0.899945" calcext:value-type="float">
            <text:p>0.899945</text:p>
          </table:table-cell>
          <table:table-cell office:value-type="string" calcext:value-type="string">
            <text:p><text:s/></text:p>
          </table:table-cell>
          <table:table-cell office:value-type="float" office:value="-1.79336" calcext:value-type="float">
            <text:p>-1.79336</text:p>
          </table:table-cell>
          <table:table-cell office:value-type="float" office:value="0.0356897" calcext:value-type="float">
            <text:p>0.0356897</text:p>
          </table:table-cell>
          <table:table-cell office:value-type="float" office:value="-1.51265" calcext:value-type="float">
            <text:p>-1.512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0.106112" calcext:value-type="float">
            <text:p>-0.106112</text:p>
          </table:table-cell>
          <table:table-cell office:value-type="float" office:value="-0.670525" calcext:value-type="float">
            <text:p>-0.670525</text:p>
          </table:table-cell>
          <table:table-cell office:value-type="float" office:value="-0.121517" calcext:value-type="float">
            <text:p>-0.121517</text:p>
          </table:table-cell>
          <table:table-cell office:value-type="float" office:value="1.77187" calcext:value-type="float">
            <text:p>1.77187</text:p>
          </table:table-cell>
          <table:table-cell office:value-type="float" office:value="-0.0386207" calcext:value-type="float">
            <text:p>-0.0386207</text:p>
          </table:table-cell>
          <table:table-cell office:value-type="float" office:value="0.405062" calcext:value-type="float">
            <text:p>0.405062</text:p>
          </table:table-cell>
          <table:table-cell office:value-type="float" office:value="-0.00575216" calcext:value-type="float">
            <text:p>-0.00575216</text:p>
          </table:table-cell>
          <table:table-cell office:value-type="string" calcext:value-type="string">
            <text:p><text:s/></text:p>
          </table:table-cell>
          <table:table-cell office:value-type="float" office:value="0.287712" calcext:value-type="float">
            <text:p>0.287712</text:p>
          </table:table-cell>
          <table:table-cell office:value-type="float" office:value="-0.105946" calcext:value-type="float">
            <text:p>-0.105946</text:p>
          </table:table-cell>
          <table:table-cell office:value-type="float" office:value="0.900586" calcext:value-type="float">
            <text:p>0.900586</text:p>
          </table:table-cell>
          <table:table-cell office:value-type="string" calcext:value-type="string">
            <text:p><text:s/></text:p>
          </table:table-cell>
          <table:table-cell office:value-type="float" office:value="-1.79" calcext:value-type="float">
            <text:p>-1.79</text:p>
          </table:table-cell>
          <table:table-cell office:value-type="float" office:value="0.0351396" calcext:value-type="float">
            <text:p>0.0351396</text:p>
          </table:table-cell>
          <table:table-cell office:value-type="float" office:value="-1.51103" calcext:value-type="float">
            <text:p>-1.511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104547" calcext:value-type="float">
            <text:p>-0.104547</text:p>
          </table:table-cell>
          <table:table-cell office:value-type="float" office:value="-0.670976" calcext:value-type="float">
            <text:p>-0.670976</text:p>
          </table:table-cell>
          <table:table-cell office:value-type="float" office:value="-0.119549" calcext:value-type="float">
            <text:p>-0.119549</text:p>
          </table:table-cell>
          <table:table-cell office:value-type="float" office:value="1.77125" calcext:value-type="float">
            <text:p>1.77125</text:p>
          </table:table-cell>
          <table:table-cell office:value-type="float" office:value="-0.0380468" calcext:value-type="float">
            <text:p>-0.0380468</text:p>
          </table:table-cell>
          <table:table-cell office:value-type="float" office:value="0.40465" calcext:value-type="float">
            <text:p>0.40465</text:p>
          </table:table-cell>
          <table:table-cell office:value-type="float" office:value="-0.00566413" calcext:value-type="float">
            <text:p>-0.00566413</text:p>
          </table:table-cell>
          <table:table-cell office:value-type="string" calcext:value-type="string">
            <text:p><text:s/></text:p>
          </table:table-cell>
          <table:table-cell office:value-type="float" office:value="0.287707" calcext:value-type="float">
            <text:p>0.287707</text:p>
          </table:table-cell>
          <table:table-cell office:value-type="float" office:value="-0.104282" calcext:value-type="float">
            <text:p>-0.104282</text:p>
          </table:table-cell>
          <table:table-cell office:value-type="float" office:value="0.901226" calcext:value-type="float">
            <text:p>0.901226</text:p>
          </table:table-cell>
          <table:table-cell office:value-type="string" calcext:value-type="string">
            <text:p><text:s/></text:p>
          </table:table-cell>
          <table:table-cell office:value-type="float" office:value="-1.78664" calcext:value-type="float">
            <text:p>-1.78664</text:p>
          </table:table-cell>
          <table:table-cell office:value-type="float" office:value="0.0345861" calcext:value-type="float">
            <text:p>0.0345861</text:p>
          </table:table-cell>
          <table:table-cell office:value-type="float" office:value="-1.5094" calcext:value-type="float">
            <text:p>-1.50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0.102982" calcext:value-type="float">
            <text:p>-0.102982</text:p>
          </table:table-cell>
          <table:table-cell office:value-type="float" office:value="-0.671429" calcext:value-type="float">
            <text:p>-0.671429</text:p>
          </table:table-cell>
          <table:table-cell office:value-type="float" office:value="-0.117579" calcext:value-type="float">
            <text:p>-0.117579</text:p>
          </table:table-cell>
          <table:table-cell office:value-type="float" office:value="1.77063" calcext:value-type="float">
            <text:p>1.77063</text:p>
          </table:table-cell>
          <table:table-cell office:value-type="float" office:value="-0.037473" calcext:value-type="float">
            <text:p>-0.037473</text:p>
          </table:table-cell>
          <table:table-cell office:value-type="float" office:value="0.404238" calcext:value-type="float">
            <text:p>0.404238</text:p>
          </table:table-cell>
          <table:table-cell office:value-type="float" office:value="-0.00557604" calcext:value-type="float">
            <text:p>-0.00557604</text:p>
          </table:table-cell>
          <table:table-cell office:value-type="string" calcext:value-type="string">
            <text:p><text:s/></text:p>
          </table:table-cell>
          <table:table-cell office:value-type="float" office:value="0.287694" calcext:value-type="float">
            <text:p>0.287694</text:p>
          </table:table-cell>
          <table:table-cell office:value-type="float" office:value="-0.102616" calcext:value-type="float">
            <text:p>-0.102616</text:p>
          </table:table-cell>
          <table:table-cell office:value-type="float" office:value="0.901867" calcext:value-type="float">
            <text:p>0.901867</text:p>
          </table:table-cell>
          <table:table-cell office:value-type="string" calcext:value-type="string">
            <text:p><text:s/></text:p>
          </table:table-cell>
          <table:table-cell office:value-type="float" office:value="-1.78327" calcext:value-type="float">
            <text:p>-1.78327</text:p>
          </table:table-cell>
          <table:table-cell office:value-type="float" office:value="0.0340295" calcext:value-type="float">
            <text:p>0.0340295</text:p>
          </table:table-cell>
          <table:table-cell office:value-type="float" office:value="-1.50778" calcext:value-type="float">
            <text:p>-1.507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0.101416" calcext:value-type="float">
            <text:p>-0.101416</text:p>
          </table:table-cell>
          <table:table-cell office:value-type="float" office:value="-0.671883" calcext:value-type="float">
            <text:p>-0.671883</text:p>
          </table:table-cell>
          <table:table-cell office:value-type="float" office:value="-0.115607" calcext:value-type="float">
            <text:p>-0.115607</text:p>
          </table:table-cell>
          <table:table-cell office:value-type="float" office:value="1.77001" calcext:value-type="float">
            <text:p>1.77001</text:p>
          </table:table-cell>
          <table:table-cell office:value-type="float" office:value="-0.0368993" calcext:value-type="float">
            <text:p>-0.0368993</text:p>
          </table:table-cell>
          <table:table-cell office:value-type="float" office:value="0.403825" calcext:value-type="float">
            <text:p>0.403825</text:p>
          </table:table-cell>
          <table:table-cell office:value-type="float" office:value="-0.0054879" calcext:value-type="float">
            <text:p>-0.0054879</text:p>
          </table:table-cell>
          <table:table-cell office:value-type="string" calcext:value-type="string">
            <text:p><text:s/></text:p>
          </table:table-cell>
          <table:table-cell office:value-type="float" office:value="0.287674" calcext:value-type="float">
            <text:p>0.287674</text:p>
          </table:table-cell>
          <table:table-cell office:value-type="float" office:value="-0.100948" calcext:value-type="float">
            <text:p>-0.100948</text:p>
          </table:table-cell>
          <table:table-cell office:value-type="float" office:value="0.902507" calcext:value-type="float">
            <text:p>0.902507</text:p>
          </table:table-cell>
          <table:table-cell office:value-type="string" calcext:value-type="string">
            <text:p><text:s/></text:p>
          </table:table-cell>
          <table:table-cell office:value-type="float" office:value="-1.77991" calcext:value-type="float">
            <text:p>-1.77991</text:p>
          </table:table-cell>
          <table:table-cell office:value-type="float" office:value="0.0334696" calcext:value-type="float">
            <text:p>0.0334696</text:p>
          </table:table-cell>
          <table:table-cell office:value-type="float" office:value="-1.50615" calcext:value-type="float">
            <text:p>-1.506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0998502" calcext:value-type="float">
            <text:p>-0.0998502</text:p>
          </table:table-cell>
          <table:table-cell office:value-type="float" office:value="-0.672339" calcext:value-type="float">
            <text:p>-0.672339</text:p>
          </table:table-cell>
          <table:table-cell office:value-type="float" office:value="-0.113633" calcext:value-type="float">
            <text:p>-0.113633</text:p>
          </table:table-cell>
          <table:table-cell office:value-type="float" office:value="1.76938" calcext:value-type="float">
            <text:p>1.76938</text:p>
          </table:table-cell>
          <table:table-cell office:value-type="float" office:value="-0.0363256" calcext:value-type="float">
            <text:p>-0.0363256</text:p>
          </table:table-cell>
          <table:table-cell office:value-type="float" office:value="0.403412" calcext:value-type="float">
            <text:p>0.403412</text:p>
          </table:table-cell>
          <table:table-cell office:value-type="float" office:value="-0.00539969" calcext:value-type="float">
            <text:p>-0.00539969</text:p>
          </table:table-cell>
          <table:table-cell office:value-type="string" calcext:value-type="string">
            <text:p><text:s/></text:p>
          </table:table-cell>
          <table:table-cell office:value-type="float" office:value="0.287645" calcext:value-type="float">
            <text:p>0.287645</text:p>
          </table:table-cell>
          <table:table-cell office:value-type="float" office:value="-0.0992778" calcext:value-type="float">
            <text:p>-0.0992778</text:p>
          </table:table-cell>
          <table:table-cell office:value-type="float" office:value="0.903146" calcext:value-type="float">
            <text:p>0.903146</text:p>
          </table:table-cell>
          <table:table-cell office:value-type="string" calcext:value-type="string">
            <text:p><text:s/></text:p>
          </table:table-cell>
          <table:table-cell office:value-type="float" office:value="-1.77654" calcext:value-type="float">
            <text:p>-1.77654</text:p>
          </table:table-cell>
          <table:table-cell office:value-type="float" office:value="0.0329065" calcext:value-type="float">
            <text:p>0.0329065</text:p>
          </table:table-cell>
          <table:table-cell office:value-type="float" office:value="-1.50452" calcext:value-type="float">
            <text:p>-1.504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0.0982837" calcext:value-type="float">
            <text:p>-0.0982837</text:p>
          </table:table-cell>
          <table:table-cell office:value-type="float" office:value="-0.672795" calcext:value-type="float">
            <text:p>-0.672795</text:p>
          </table:table-cell>
          <table:table-cell office:value-type="float" office:value="-0.111657" calcext:value-type="float">
            <text:p>-0.111657</text:p>
          </table:table-cell>
          <table:table-cell office:value-type="float" office:value="1.76876" calcext:value-type="float">
            <text:p>1.76876</text:p>
          </table:table-cell>
          <table:table-cell office:value-type="float" office:value="-0.035752" calcext:value-type="float">
            <text:p>-0.035752</text:p>
          </table:table-cell>
          <table:table-cell office:value-type="float" office:value="0.402999" calcext:value-type="float">
            <text:p>0.402999</text:p>
          </table:table-cell>
          <table:table-cell office:value-type="float" office:value="-0.00531143" calcext:value-type="float">
            <text:p>-0.00531143</text:p>
          </table:table-cell>
          <table:table-cell office:value-type="string" calcext:value-type="string">
            <text:p><text:s/></text:p>
          </table:table-cell>
          <table:table-cell office:value-type="float" office:value="0.287608" calcext:value-type="float">
            <text:p>0.287608</text:p>
          </table:table-cell>
          <table:table-cell office:value-type="float" office:value="-0.0976056" calcext:value-type="float">
            <text:p>-0.0976056</text:p>
          </table:table-cell>
          <table:table-cell office:value-type="float" office:value="0.903785" calcext:value-type="float">
            <text:p>0.903785</text:p>
          </table:table-cell>
          <table:table-cell office:value-type="string" calcext:value-type="string">
            <text:p><text:s/></text:p>
          </table:table-cell>
          <table:table-cell office:value-type="float" office:value="-1.77316" calcext:value-type="float">
            <text:p>-1.77316</text:p>
          </table:table-cell>
          <table:table-cell office:value-type="float" office:value="0.0323401" calcext:value-type="float">
            <text:p>0.0323401</text:p>
          </table:table-cell>
          <table:table-cell office:value-type="float" office:value="-1.50289" calcext:value-type="float">
            <text:p>-1.502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0.0967168" calcext:value-type="float">
            <text:p>-0.0967168</text:p>
          </table:table-cell>
          <table:table-cell office:value-type="float" office:value="-0.673253" calcext:value-type="float">
            <text:p>-0.673253</text:p>
          </table:table-cell>
          <table:table-cell office:value-type="float" office:value="-0.10968" calcext:value-type="float">
            <text:p>-0.10968</text:p>
          </table:table-cell>
          <table:table-cell office:value-type="float" office:value="1.76813" calcext:value-type="float">
            <text:p>1.76813</text:p>
          </table:table-cell>
          <table:table-cell office:value-type="float" office:value="-0.0351786" calcext:value-type="float">
            <text:p>-0.0351786</text:p>
          </table:table-cell>
          <table:table-cell office:value-type="float" office:value="0.402586" calcext:value-type="float">
            <text:p>0.402586</text:p>
          </table:table-cell>
          <table:table-cell office:value-type="float" office:value="-0.00522312" calcext:value-type="float">
            <text:p>-0.00522312</text:p>
          </table:table-cell>
          <table:table-cell office:value-type="string" calcext:value-type="string">
            <text:p><text:s/></text:p>
          </table:table-cell>
          <table:table-cell office:value-type="float" office:value="0.287563" calcext:value-type="float">
            <text:p>0.287563</text:p>
          </table:table-cell>
          <table:table-cell office:value-type="float" office:value="-0.0959315" calcext:value-type="float">
            <text:p>-0.0959315</text:p>
          </table:table-cell>
          <table:table-cell office:value-type="float" office:value="0.904424" calcext:value-type="float">
            <text:p>0.904424</text:p>
          </table:table-cell>
          <table:table-cell office:value-type="string" calcext:value-type="string">
            <text:p><text:s/></text:p>
          </table:table-cell>
          <table:table-cell office:value-type="float" office:value="-1.76979" calcext:value-type="float">
            <text:p>-1.76979</text:p>
          </table:table-cell>
          <table:table-cell office:value-type="float" office:value="0.0317706" calcext:value-type="float">
            <text:p>0.0317706</text:p>
          </table:table-cell>
          <table:table-cell office:value-type="float" office:value="-1.50126" calcext:value-type="float">
            <text:p>-1.501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0.0951496" calcext:value-type="float">
            <text:p>-0.0951496</text:p>
          </table:table-cell>
          <table:table-cell office:value-type="float" office:value="-0.673713" calcext:value-type="float">
            <text:p>-0.673713</text:p>
          </table:table-cell>
          <table:table-cell office:value-type="float" office:value="-0.1077" calcext:value-type="float">
            <text:p>-0.1077</text:p>
          </table:table-cell>
          <table:table-cell office:value-type="float" office:value="1.7675" calcext:value-type="float">
            <text:p>1.7675</text:p>
          </table:table-cell>
          <table:table-cell office:value-type="float" office:value="-0.0346053" calcext:value-type="float">
            <text:p>-0.0346053</text:p>
          </table:table-cell>
          <table:table-cell office:value-type="float" office:value="0.402173" calcext:value-type="float">
            <text:p>0.402173</text:p>
          </table:table-cell>
          <table:table-cell office:value-type="float" office:value="-0.00513476" calcext:value-type="float">
            <text:p>-0.00513476</text:p>
          </table:table-cell>
          <table:table-cell office:value-type="string" calcext:value-type="string">
            <text:p><text:s/>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-0.0942556" calcext:value-type="float">
            <text:p>-0.0942556</text:p>
          </table:table-cell>
          <table:table-cell office:value-type="float" office:value="0.905062" calcext:value-type="float">
            <text:p>0.905062</text:p>
          </table:table-cell>
          <table:table-cell office:value-type="string" calcext:value-type="string">
            <text:p><text:s/></text:p>
          </table:table-cell>
          <table:table-cell office:value-type="float" office:value="-1.76642" calcext:value-type="float">
            <text:p>-1.76642</text:p>
          </table:table-cell>
          <table:table-cell office:value-type="float" office:value="0.0311978" calcext:value-type="float">
            <text:p>0.0311978</text:p>
          </table:table-cell>
          <table:table-cell office:value-type="float" office:value="-1.49963" calcext:value-type="float">
            <text:p>-1.499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0935822" calcext:value-type="float">
            <text:p>-0.0935822</text:p>
          </table:table-cell>
          <table:table-cell office:value-type="float" office:value="-0.674173" calcext:value-type="float">
            <text:p>-0.674173</text:p>
          </table:table-cell>
          <table:table-cell office:value-type="float" office:value="-0.105719" calcext:value-type="float">
            <text:p>-0.105719</text:p>
          </table:table-cell>
          <table:table-cell office:value-type="float" office:value="1.76688" calcext:value-type="float">
            <text:p>1.76688</text:p>
          </table:table-cell>
          <table:table-cell office:value-type="float" office:value="-0.0340321" calcext:value-type="float">
            <text:p>-0.0340321</text:p>
          </table:table-cell>
          <table:table-cell office:value-type="float" office:value="0.40176" calcext:value-type="float">
            <text:p>0.40176</text:p>
          </table:table-cell>
          <table:table-cell office:value-type="float" office:value="-0.00504636" calcext:value-type="float">
            <text:p>-0.00504636</text:p>
          </table:table-cell>
          <table:table-cell office:value-type="string" calcext:value-type="string">
            <text:p><text:s/></text:p>
          </table:table-cell>
          <table:table-cell office:value-type="float" office:value="0.287449" calcext:value-type="float">
            <text:p>0.287449</text:p>
          </table:table-cell>
          <table:table-cell office:value-type="float" office:value="-0.0925778" calcext:value-type="float">
            <text:p>-0.0925778</text:p>
          </table:table-cell>
          <table:table-cell office:value-type="float" office:value="0.9057" calcext:value-type="float">
            <text:p>0.9057</text:p>
          </table:table-cell>
          <table:table-cell office:value-type="string" calcext:value-type="string">
            <text:p><text:s/></text:p>
          </table:table-cell>
          <table:table-cell office:value-type="float" office:value="-1.76304" calcext:value-type="float">
            <text:p>-1.76304</text:p>
          </table:table-cell>
          <table:table-cell office:value-type="float" office:value="0.0306218" calcext:value-type="float">
            <text:p>0.0306218</text:p>
          </table:table-cell>
          <table:table-cell office:value-type="float" office:value="-1.49799" calcext:value-type="float">
            <text:p>-1.497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0.0920146" calcext:value-type="float">
            <text:p>-0.0920146</text:p>
          </table:table-cell>
          <table:table-cell office:value-type="float" office:value="-0.674635" calcext:value-type="float">
            <text:p>-0.674635</text:p>
          </table:table-cell>
          <table:table-cell office:value-type="float" office:value="-0.103737" calcext:value-type="float">
            <text:p>-0.103737</text:p>
          </table:table-cell>
          <table:table-cell office:value-type="float" office:value="1.76624" calcext:value-type="float">
            <text:p>1.76624</text:p>
          </table:table-cell>
          <table:table-cell office:value-type="float" office:value="-0.0334591" calcext:value-type="float">
            <text:p>-0.0334591</text:p>
          </table:table-cell>
          <table:table-cell office:value-type="float" office:value="0.401346" calcext:value-type="float">
            <text:p>0.401346</text:p>
          </table:table-cell>
          <table:table-cell office:value-type="float" office:value="-0.00495791" calcext:value-type="float">
            <text:p>-0.00495791</text:p>
          </table:table-cell>
          <table:table-cell office:value-type="string" calcext:value-type="string">
            <text:p><text:s/></text:p>
          </table:table-cell>
          <table:table-cell office:value-type="float" office:value="0.28738" calcext:value-type="float">
            <text:p>0.28738</text:p>
          </table:table-cell>
          <table:table-cell office:value-type="float" office:value="-0.0908984" calcext:value-type="float">
            <text:p>-0.0908984</text:p>
          </table:table-cell>
          <table:table-cell office:value-type="float" office:value="0.906337" calcext:value-type="float">
            <text:p>0.906337</text:p>
          </table:table-cell>
          <table:table-cell office:value-type="string" calcext:value-type="string">
            <text:p><text:s/></text:p>
          </table:table-cell>
          <table:table-cell office:value-type="float" office:value="-1.75966" calcext:value-type="float">
            <text:p>-1.75966</text:p>
          </table:table-cell>
          <table:table-cell office:value-type="float" office:value="0.0300427" calcext:value-type="float">
            <text:p>0.0300427</text:p>
          </table:table-cell>
          <table:table-cell office:value-type="float" office:value="-1.49636" calcext:value-type="float">
            <text:p>-1.496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0.0904468" calcext:value-type="float">
            <text:p>-0.0904468</text:p>
          </table:table-cell>
          <table:table-cell office:value-type="float" office:value="-0.675098" calcext:value-type="float">
            <text:p>-0.675098</text:p>
          </table:table-cell>
          <table:table-cell office:value-type="float" office:value="-0.101753" calcext:value-type="float">
            <text:p>-0.101753</text:p>
          </table:table-cell>
          <table:table-cell office:value-type="float" office:value="1.76561" calcext:value-type="float">
            <text:p>1.76561</text:p>
          </table:table-cell>
          <table:table-cell office:value-type="float" office:value="-0.0328863" calcext:value-type="float">
            <text:p>-0.0328863</text:p>
          </table:table-cell>
          <table:table-cell office:value-type="float" office:value="0.400933" calcext:value-type="float">
            <text:p>0.400933</text:p>
          </table:table-cell>
          <table:table-cell office:value-type="float" office:value="-0.00486941" calcext:value-type="float">
            <text:p>-0.00486941</text:p>
          </table:table-cell>
          <table:table-cell office:value-type="string" calcext:value-type="string">
            <text:p><text:s/></text:p>
          </table:table-cell>
          <table:table-cell office:value-type="float" office:value="0.287303" calcext:value-type="float">
            <text:p>0.287303</text:p>
          </table:table-cell>
          <table:table-cell office:value-type="float" office:value="-0.0892173" calcext:value-type="float">
            <text:p>-0.0892173</text:p>
          </table:table-cell>
          <table:table-cell office:value-type="float" office:value="0.906974" calcext:value-type="float">
            <text:p>0.906974</text:p>
          </table:table-cell>
          <table:table-cell office:value-type="string" calcext:value-type="string">
            <text:p><text:s/></text:p>
          </table:table-cell>
          <table:table-cell office:value-type="float" office:value="-1.75628" calcext:value-type="float">
            <text:p>-1.75628</text:p>
          </table:table-cell>
          <table:table-cell office:value-type="float" office:value="0.0294603" calcext:value-type="float">
            <text:p>0.0294603</text:p>
          </table:table-cell>
          <table:table-cell office:value-type="float" office:value="-1.49473" calcext:value-type="float">
            <text:p>-1.494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0.0888788" calcext:value-type="float">
            <text:p>-0.0888788</text:p>
          </table:table-cell>
          <table:table-cell office:value-type="float" office:value="-0.675562" calcext:value-type="float">
            <text:p>-0.675562</text:p>
          </table:table-cell>
          <table:table-cell office:value-type="float" office:value="-0.0997671" calcext:value-type="float">
            <text:p>-0.0997671</text:p>
          </table:table-cell>
          <table:table-cell office:value-type="float" office:value="1.76498" calcext:value-type="float">
            <text:p>1.76498</text:p>
          </table:table-cell>
          <table:table-cell office:value-type="float" office:value="-0.0323137" calcext:value-type="float">
            <text:p>-0.0323137</text:p>
          </table:table-cell>
          <table:table-cell office:value-type="float" office:value="0.400519" calcext:value-type="float">
            <text:p>0.400519</text:p>
          </table:table-cell>
          <table:table-cell office:value-type="float" office:value="-0.00478088" calcext:value-type="float">
            <text:p>-0.00478088</text:p>
          </table:table-cell>
          <table:table-cell office:value-type="string" calcext:value-type="string">
            <text:p><text:s/></text:p>
          </table:table-cell>
          <table:table-cell office:value-type="float" office:value="0.287218" calcext:value-type="float">
            <text:p>0.287218</text:p>
          </table:table-cell>
          <table:table-cell office:value-type="float" office:value="-0.0875347" calcext:value-type="float">
            <text:p>-0.0875347</text:p>
          </table:table-cell>
          <table:table-cell office:value-type="float" office:value="0.90761" calcext:value-type="float">
            <text:p>0.90761</text:p>
          </table:table-cell>
          <table:table-cell office:value-type="string" calcext:value-type="string">
            <text:p><text:s/></text:p>
          </table:table-cell>
          <table:table-cell office:value-type="float" office:value="-1.7529" calcext:value-type="float">
            <text:p>-1.7529</text:p>
          </table:table-cell>
          <table:table-cell office:value-type="float" office:value="0.0288748" calcext:value-type="float">
            <text:p>0.0288748</text:p>
          </table:table-cell>
          <table:table-cell office:value-type="float" office:value="-1.49309" calcext:value-type="float">
            <text:p>-1.493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0.0873108" calcext:value-type="float">
            <text:p>-0.0873108</text:p>
          </table:table-cell>
          <table:table-cell office:value-type="float" office:value="-0.676028" calcext:value-type="float">
            <text:p>-0.676028</text:p>
          </table:table-cell>
          <table:table-cell office:value-type="float" office:value="-0.0977799" calcext:value-type="float">
            <text:p>-0.0977799</text:p>
          </table:table-cell>
          <table:table-cell office:value-type="float" office:value="1.76434" calcext:value-type="float">
            <text:p>1.76434</text:p>
          </table:table-cell>
          <table:table-cell office:value-type="float" office:value="-0.0317413" calcext:value-type="float">
            <text:p>-0.0317413</text:p>
          </table:table-cell>
          <table:table-cell office:value-type="float" office:value="0.400106" calcext:value-type="float">
            <text:p>0.400106</text:p>
          </table:table-cell>
          <table:table-cell office:value-type="float" office:value="-0.0046923" calcext:value-type="float">
            <text:p>-0.0046923</text:p>
          </table:table-cell>
          <table:table-cell office:value-type="string" calcext:value-type="string">
            <text:p><text:s/></text:p>
          </table:table-cell>
          <table:table-cell office:value-type="float" office:value="0.287124" calcext:value-type="float">
            <text:p>0.287124</text:p>
          </table:table-cell>
          <table:table-cell office:value-type="float" office:value="-0.0858506" calcext:value-type="float">
            <text:p>-0.0858506</text:p>
          </table:table-cell>
          <table:table-cell office:value-type="float" office:value="0.908246" calcext:value-type="float">
            <text:p>0.908246</text:p>
          </table:table-cell>
          <table:table-cell office:value-type="string" calcext:value-type="string">
            <text:p><text:s/></text:p>
          </table:table-cell>
          <table:table-cell office:value-type="float" office:value="-1.74952" calcext:value-type="float">
            <text:p>-1.74952</text:p>
          </table:table-cell>
          <table:table-cell office:value-type="float" office:value="0.0282861" calcext:value-type="float">
            <text:p>0.0282861</text:p>
          </table:table-cell>
          <table:table-cell office:value-type="float" office:value="-1.49146" calcext:value-type="float">
            <text:p>-1.491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0857428" calcext:value-type="float">
            <text:p>-0.0857428</text:p>
          </table:table-cell>
          <table:table-cell office:value-type="float" office:value="-0.676494" calcext:value-type="float">
            <text:p>-0.676494</text:p>
          </table:table-cell>
          <table:table-cell office:value-type="float" office:value="-0.0957914" calcext:value-type="float">
            <text:p>-0.0957914</text:p>
          </table:table-cell>
          <table:table-cell office:value-type="float" office:value="1.76371" calcext:value-type="float">
            <text:p>1.76371</text:p>
          </table:table-cell>
          <table:table-cell office:value-type="float" office:value="-0.0311691" calcext:value-type="float">
            <text:p>-0.0311691</text:p>
          </table:table-cell>
          <table:table-cell office:value-type="float" office:value="0.399692" calcext:value-type="float">
            <text:p>0.399692</text:p>
          </table:table-cell>
          <table:table-cell office:value-type="float" office:value="-0.0046037" calcext:value-type="float">
            <text:p>-0.0046037</text:p>
          </table:table-cell>
          <table:table-cell office:value-type="string" calcext:value-type="string">
            <text:p><text:s/></text:p>
          </table:table-cell>
          <table:table-cell office:value-type="float" office:value="0.287023" calcext:value-type="float">
            <text:p>0.287023</text:p>
          </table:table-cell>
          <table:table-cell office:value-type="float" office:value="-0.0841651" calcext:value-type="float">
            <text:p>-0.0841651</text:p>
          </table:table-cell>
          <table:table-cell office:value-type="float" office:value="0.908881" calcext:value-type="float">
            <text:p>0.908881</text:p>
          </table:table-cell>
          <table:table-cell office:value-type="string" calcext:value-type="string">
            <text:p><text:s/></text:p>
          </table:table-cell>
          <table:table-cell office:value-type="float" office:value="-1.74613" calcext:value-type="float">
            <text:p>-1.74613</text:p>
          </table:table-cell>
          <table:table-cell office:value-type="float" office:value="0.0276942" calcext:value-type="float">
            <text:p>0.0276942</text:p>
          </table:table-cell>
          <table:table-cell office:value-type="float" office:value="-1.48983" calcext:value-type="float">
            <text:p>-1.489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0841748" calcext:value-type="float">
            <text:p>-0.0841748</text:p>
          </table:table-cell>
          <table:table-cell office:value-type="float" office:value="-0.676962" calcext:value-type="float">
            <text:p>-0.676962</text:p>
          </table:table-cell>
          <table:table-cell office:value-type="float" office:value="-0.0938015" calcext:value-type="float">
            <text:p>-0.0938015</text:p>
          </table:table-cell>
          <table:table-cell office:value-type="float" office:value="1.76307" calcext:value-type="float">
            <text:p>1.76307</text:p>
          </table:table-cell>
          <table:table-cell office:value-type="float" office:value="-0.0305971" calcext:value-type="float">
            <text:p>-0.0305971</text:p>
          </table:table-cell>
          <table:table-cell office:value-type="float" office:value="0.399279" calcext:value-type="float">
            <text:p>0.399279</text:p>
          </table:table-cell>
          <table:table-cell office:value-type="float" office:value="-0.00451506" calcext:value-type="float">
            <text:p>-0.00451506</text:p>
          </table:table-cell>
          <table:table-cell office:value-type="string" calcext:value-type="string">
            <text:p><text:s/></text:p>
          </table:table-cell>
          <table:table-cell office:value-type="float" office:value="0.286913" calcext:value-type="float">
            <text:p>0.286913</text:p>
          </table:table-cell>
          <table:table-cell office:value-type="float" office:value="-0.0824783" calcext:value-type="float">
            <text:p>-0.0824783</text:p>
          </table:table-cell>
          <table:table-cell office:value-type="float" office:value="0.909515" calcext:value-type="float">
            <text:p>0.909515</text:p>
          </table:table-cell>
          <table:table-cell office:value-type="string" calcext:value-type="string">
            <text:p><text:s/></text:p>
          </table:table-cell>
          <table:table-cell office:value-type="float" office:value="-1.74275" calcext:value-type="float">
            <text:p>-1.74275</text:p>
          </table:table-cell>
          <table:table-cell office:value-type="float" office:value="0.0270992" calcext:value-type="float">
            <text:p>0.0270992</text:p>
          </table:table-cell>
          <table:table-cell office:value-type="float" office:value="-1.48819" calcext:value-type="float">
            <text:p>-1.488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0.0826068" calcext:value-type="float">
            <text:p>-0.0826068</text:p>
          </table:table-cell>
          <table:table-cell office:value-type="float" office:value="-0.677431" calcext:value-type="float">
            <text:p>-0.677431</text:p>
          </table:table-cell>
          <table:table-cell office:value-type="float" office:value="-0.0918104" calcext:value-type="float">
            <text:p>-0.0918104</text:p>
          </table:table-cell>
          <table:table-cell office:value-type="float" office:value="1.76243" calcext:value-type="float">
            <text:p>1.76243</text:p>
          </table:table-cell>
          <table:table-cell office:value-type="float" office:value="-0.0300255" calcext:value-type="float">
            <text:p>-0.0300255</text:p>
          </table:table-cell>
          <table:table-cell office:value-type="float" office:value="0.398865" calcext:value-type="float">
            <text:p>0.398865</text:p>
          </table:table-cell>
          <table:table-cell office:value-type="float" office:value="-0.00442639" calcext:value-type="float">
            <text:p>-0.00442639</text:p>
          </table:table-cell>
          <table:table-cell office:value-type="string" calcext:value-type="string">
            <text:p><text:s/></text:p>
          </table:table-cell>
          <table:table-cell office:value-type="float" office:value="0.286795" calcext:value-type="float">
            <text:p>0.286795</text:p>
          </table:table-cell>
          <table:table-cell office:value-type="float" office:value="-0.0807902" calcext:value-type="float">
            <text:p>-0.0807902</text:p>
          </table:table-cell>
          <table:table-cell office:value-type="float" office:value="0.910148" calcext:value-type="float">
            <text:p>0.910148</text:p>
          </table:table-cell>
          <table:table-cell office:value-type="string" calcext:value-type="string">
            <text:p><text:s/></text:p>
          </table:table-cell>
          <table:table-cell office:value-type="float" office:value="-1.73936" calcext:value-type="float">
            <text:p>-1.73936</text:p>
          </table:table-cell>
          <table:table-cell office:value-type="float" office:value="0.0265011" calcext:value-type="float">
            <text:p>0.0265011</text:p>
          </table:table-cell>
          <table:table-cell office:value-type="float" office:value="-1.48656" calcext:value-type="float">
            <text:p>-1.486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0810389" calcext:value-type="float">
            <text:p>-0.0810389</text:p>
          </table:table-cell>
          <table:table-cell office:value-type="float" office:value="-0.677901" calcext:value-type="float">
            <text:p>-0.677901</text:p>
          </table:table-cell>
          <table:table-cell office:value-type="float" office:value="-0.089818" calcext:value-type="float">
            <text:p>-0.089818</text:p>
          </table:table-cell>
          <table:table-cell office:value-type="float" office:value="1.76179" calcext:value-type="float">
            <text:p>1.76179</text:p>
          </table:table-cell>
          <table:table-cell office:value-type="float" office:value="-0.0294541" calcext:value-type="float">
            <text:p>-0.0294541</text:p>
          </table:table-cell>
          <table:table-cell office:value-type="float" office:value="0.398452" calcext:value-type="float">
            <text:p>0.398452</text:p>
          </table:table-cell>
          <table:table-cell office:value-type="float" office:value="-0.00433769" calcext:value-type="float">
            <text:p>-0.00433769</text:p>
          </table:table-cell>
          <table:table-cell office:value-type="string" calcext:value-type="string">
            <text:p><text:s/></text:p>
          </table:table-cell>
          <table:table-cell office:value-type="float" office:value="0.286669" calcext:value-type="float">
            <text:p>0.286669</text:p>
          </table:table-cell>
          <table:table-cell office:value-type="float" office:value="-0.079101" calcext:value-type="float">
            <text:p>-0.079101</text:p>
          </table:table-cell>
          <table:table-cell office:value-type="float" office:value="0.910781" calcext:value-type="float">
            <text:p>0.910781</text:p>
          </table:table-cell>
          <table:table-cell office:value-type="string" calcext:value-type="string">
            <text:p><text:s/></text:p>
          </table:table-cell>
          <table:table-cell office:value-type="float" office:value="-1.73597" calcext:value-type="float">
            <text:p>-1.73597</text:p>
          </table:table-cell>
          <table:table-cell office:value-type="float" office:value="0.0258998" calcext:value-type="float">
            <text:p>0.0258998</text:p>
          </table:table-cell>
          <table:table-cell office:value-type="float" office:value="-1.48492" calcext:value-type="float">
            <text:p>-1.484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0794712" calcext:value-type="float">
            <text:p>-0.0794712</text:p>
          </table:table-cell>
          <table:table-cell office:value-type="float" office:value="-0.678372" calcext:value-type="float">
            <text:p>-0.678372</text:p>
          </table:table-cell>
          <table:table-cell office:value-type="float" office:value="-0.0878244" calcext:value-type="float">
            <text:p>-0.0878244</text:p>
          </table:table-cell>
          <table:table-cell office:value-type="float" office:value="1.76115" calcext:value-type="float">
            <text:p>1.76115</text:p>
          </table:table-cell>
          <table:table-cell office:value-type="float" office:value="-0.028883" calcext:value-type="float">
            <text:p>-0.028883</text:p>
          </table:table-cell>
          <table:table-cell office:value-type="float" office:value="0.398038" calcext:value-type="float">
            <text:p>0.398038</text:p>
          </table:table-cell>
          <table:table-cell office:value-type="float" office:value="-0.00424897" calcext:value-type="float">
            <text:p>-0.00424897</text:p>
          </table:table-cell>
          <table:table-cell office:value-type="string" calcext:value-type="string">
            <text:p><text:s/></text:p>
          </table:table-cell>
          <table:table-cell office:value-type="float" office:value="0.286535" calcext:value-type="float">
            <text:p>0.286535</text:p>
          </table:table-cell>
          <table:table-cell office:value-type="float" office:value="-0.0774107" calcext:value-type="float">
            <text:p>-0.0774107</text:p>
          </table:table-cell>
          <table:table-cell office:value-type="float" office:value="0.911412" calcext:value-type="float">
            <text:p>0.911412</text:p>
          </table:table-cell>
          <table:table-cell office:value-type="string" calcext:value-type="string">
            <text:p><text:s/></text:p>
          </table:table-cell>
          <table:table-cell office:value-type="float" office:value="-1.73259" calcext:value-type="float">
            <text:p>-1.73259</text:p>
          </table:table-cell>
          <table:table-cell office:value-type="float" office:value="0.0252954" calcext:value-type="float">
            <text:p>0.0252954</text:p>
          </table:table-cell>
          <table:table-cell office:value-type="float" office:value="-1.48329" calcext:value-type="float">
            <text:p>-1.483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0779037" calcext:value-type="float">
            <text:p>-0.0779037</text:p>
          </table:table-cell>
          <table:table-cell office:value-type="float" office:value="-0.678845" calcext:value-type="float">
            <text:p>-0.678845</text:p>
          </table:table-cell>
          <table:table-cell office:value-type="float" office:value="-0.0858297" calcext:value-type="float">
            <text:p>-0.0858297</text:p>
          </table:table-cell>
          <table:table-cell office:value-type="float" office:value="1.76051" calcext:value-type="float">
            <text:p>1.76051</text:p>
          </table:table-cell>
          <table:table-cell office:value-type="float" office:value="-0.0283122" calcext:value-type="float">
            <text:p>-0.0283122</text:p>
          </table:table-cell>
          <table:table-cell office:value-type="float" office:value="0.397625" calcext:value-type="float">
            <text:p>0.397625</text:p>
          </table:table-cell>
          <table:table-cell office:value-type="float" office:value="-0.00416022" calcext:value-type="float">
            <text:p>-0.00416022</text:p>
          </table:table-cell>
          <table:table-cell office:value-type="string" calcext:value-type="string">
            <text:p><text:s/></text:p>
          </table:table-cell>
          <table:table-cell office:value-type="float" office:value="0.286392" calcext:value-type="float">
            <text:p>0.286392</text:p>
          </table:table-cell>
          <table:table-cell office:value-type="float" office:value="-0.0757194" calcext:value-type="float">
            <text:p>-0.0757194</text:p>
          </table:table-cell>
          <table:table-cell office:value-type="float" office:value="0.912043" calcext:value-type="float">
            <text:p>0.912043</text:p>
          </table:table-cell>
          <table:table-cell office:value-type="string" calcext:value-type="string">
            <text:p><text:s/></text:p>
          </table:table-cell>
          <table:table-cell office:value-type="float" office:value="-1.7292" calcext:value-type="float">
            <text:p>-1.7292</text:p>
          </table:table-cell>
          <table:table-cell office:value-type="float" office:value="0.0246879" calcext:value-type="float">
            <text:p>0.0246879</text:p>
          </table:table-cell>
          <table:table-cell office:value-type="float" office:value="-1.48165" calcext:value-type="float">
            <text:p>-1.481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0.0763364" calcext:value-type="float">
            <text:p>-0.0763364</text:p>
          </table:table-cell>
          <table:table-cell office:value-type="float" office:value="-0.679318" calcext:value-type="float">
            <text:p>-0.679318</text:p>
          </table:table-cell>
          <table:table-cell office:value-type="float" office:value="-0.0838339" calcext:value-type="float">
            <text:p>-0.0838339</text:p>
          </table:table-cell>
          <table:table-cell office:value-type="float" office:value="1.75987" calcext:value-type="float">
            <text:p>1.75987</text:p>
          </table:table-cell>
          <table:table-cell office:value-type="float" office:value="-0.0277417" calcext:value-type="float">
            <text:p>-0.0277417</text:p>
          </table:table-cell>
          <table:table-cell office:value-type="float" office:value="0.397212" calcext:value-type="float">
            <text:p>0.397212</text:p>
          </table:table-cell>
          <table:table-cell office:value-type="float" office:value="-0.00407145" calcext:value-type="float">
            <text:p>-0.00407145</text:p>
          </table:table-cell>
          <table:table-cell office:value-type="string" calcext:value-type="string">
            <text:p><text:s/></text:p>
          </table:table-cell>
          <table:table-cell office:value-type="float" office:value="0.286242" calcext:value-type="float">
            <text:p>0.286242</text:p>
          </table:table-cell>
          <table:table-cell office:value-type="float" office:value="-0.0740272" calcext:value-type="float">
            <text:p>-0.0740272</text:p>
          </table:table-cell>
          <table:table-cell office:value-type="float" office:value="0.912673" calcext:value-type="float">
            <text:p>0.912673</text:p>
          </table:table-cell>
          <table:table-cell office:value-type="string" calcext:value-type="string">
            <text:p><text:s/></text:p>
          </table:table-cell>
          <table:table-cell office:value-type="float" office:value="-1.72581" calcext:value-type="float">
            <text:p>-1.72581</text:p>
          </table:table-cell>
          <table:table-cell office:value-type="float" office:value="0.0240773" calcext:value-type="float">
            <text:p>0.0240773</text:p>
          </table:table-cell>
          <table:table-cell office:value-type="float" office:value="-1.48002" calcext:value-type="float">
            <text:p>-1.480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0747694" calcext:value-type="float">
            <text:p>-0.0747694</text:p>
          </table:table-cell>
          <table:table-cell office:value-type="float" office:value="-0.679793" calcext:value-type="float">
            <text:p>-0.679793</text:p>
          </table:table-cell>
          <table:table-cell office:value-type="float" office:value="-0.0818372" calcext:value-type="float">
            <text:p>-0.0818372</text:p>
          </table:table-cell>
          <table:table-cell office:value-type="float" office:value="1.75922" calcext:value-type="float">
            <text:p>1.75922</text:p>
          </table:table-cell>
          <table:table-cell office:value-type="float" office:value="-0.0271716" calcext:value-type="float">
            <text:p>-0.0271716</text:p>
          </table:table-cell>
          <table:table-cell office:value-type="float" office:value="0.396799" calcext:value-type="float">
            <text:p>0.396799</text:p>
          </table:table-cell>
          <table:table-cell office:value-type="float" office:value="-0.00398267" calcext:value-type="float">
            <text:p>-0.00398267</text:p>
          </table:table-cell>
          <table:table-cell office:value-type="string" calcext:value-type="string">
            <text:p><text:s/></text:p>
          </table:table-cell>
          <table:table-cell office:value-type="float" office:value="0.286083" calcext:value-type="float">
            <text:p>0.286083</text:p>
          </table:table-cell>
          <table:table-cell office:value-type="float" office:value="-0.0723341" calcext:value-type="float">
            <text:p>-0.0723341</text:p>
          </table:table-cell>
          <table:table-cell office:value-type="float" office:value="0.913303" calcext:value-type="float">
            <text:p>0.913303</text:p>
          </table:table-cell>
          <table:table-cell office:value-type="string" calcext:value-type="string">
            <text:p><text:s/></text:p>
          </table:table-cell>
          <table:table-cell office:value-type="float" office:value="-1.72242" calcext:value-type="float">
            <text:p>-1.72242</text:p>
          </table:table-cell>
          <table:table-cell office:value-type="float" office:value="0.0234636" calcext:value-type="float">
            <text:p>0.0234636</text:p>
          </table:table-cell>
          <table:table-cell office:value-type="float" office:value="-1.47838" calcext:value-type="float">
            <text:p>-1.478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0732027" calcext:value-type="float">
            <text:p>-0.0732027</text:p>
          </table:table-cell>
          <table:table-cell office:value-type="float" office:value="-0.680268" calcext:value-type="float">
            <text:p>-0.680268</text:p>
          </table:table-cell>
          <table:table-cell office:value-type="float" office:value="-0.0798394" calcext:value-type="float">
            <text:p>-0.0798394</text:p>
          </table:table-cell>
          <table:table-cell office:value-type="float" office:value="1.75858" calcext:value-type="float">
            <text:p>1.75858</text:p>
          </table:table-cell>
          <table:table-cell office:value-type="float" office:value="-0.0266018" calcext:value-type="float">
            <text:p>-0.0266018</text:p>
          </table:table-cell>
          <table:table-cell office:value-type="float" office:value="0.396386" calcext:value-type="float">
            <text:p>0.396386</text:p>
          </table:table-cell>
          <table:table-cell office:value-type="float" office:value="-0.00389387" calcext:value-type="float">
            <text:p>-0.00389387</text:p>
          </table:table-cell>
          <table:table-cell office:value-type="string" calcext:value-type="string">
            <text:p><text:s/></text:p>
          </table:table-cell>
          <table:table-cell office:value-type="float" office:value="0.285916" calcext:value-type="float">
            <text:p>0.285916</text:p>
          </table:table-cell>
          <table:table-cell office:value-type="float" office:value="-0.0706403" calcext:value-type="float">
            <text:p>-0.0706403</text:p>
          </table:table-cell>
          <table:table-cell office:value-type="float" office:value="0.913931" calcext:value-type="float">
            <text:p>0.913931</text:p>
          </table:table-cell>
          <table:table-cell office:value-type="string" calcext:value-type="string">
            <text:p><text:s/></text:p>
          </table:table-cell>
          <table:table-cell office:value-type="float" office:value="-1.71903" calcext:value-type="float">
            <text:p>-1.71903</text:p>
          </table:table-cell>
          <table:table-cell office:value-type="float" office:value="0.0228468" calcext:value-type="float">
            <text:p>0.0228468</text:p>
          </table:table-cell>
          <table:table-cell office:value-type="float" office:value="-1.47675" calcext:value-type="float">
            <text:p>-1.476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0716365" calcext:value-type="float">
            <text:p>-0.0716365</text:p>
          </table:table-cell>
          <table:table-cell office:value-type="float" office:value="-0.680745" calcext:value-type="float">
            <text:p>-0.680745</text:p>
          </table:table-cell>
          <table:table-cell office:value-type="float" office:value="-0.0778408" calcext:value-type="float">
            <text:p>-0.0778408</text:p>
          </table:table-cell>
          <table:table-cell office:value-type="float" office:value="1.75793" calcext:value-type="float">
            <text:p>1.75793</text:p>
          </table:table-cell>
          <table:table-cell office:value-type="float" office:value="-0.0260324" calcext:value-type="float">
            <text:p>-0.0260324</text:p>
          </table:table-cell>
          <table:table-cell office:value-type="float" office:value="0.395973" calcext:value-type="float">
            <text:p>0.395973</text:p>
          </table:table-cell>
          <table:table-cell office:value-type="float" office:value="-0.00380506" calcext:value-type="float">
            <text:p>-0.00380506</text:p>
          </table:table-cell>
          <table:table-cell office:value-type="string" calcext:value-type="string">
            <text:p><text:s/></text:p>
          </table:table-cell>
          <table:table-cell office:value-type="float" office:value="0.285741" calcext:value-type="float">
            <text:p>0.285741</text:p>
          </table:table-cell>
          <table:table-cell office:value-type="float" office:value="-0.0689458" calcext:value-type="float">
            <text:p>-0.0689458</text:p>
          </table:table-cell>
          <table:table-cell office:value-type="float" office:value="0.914558" calcext:value-type="float">
            <text:p>0.914558</text:p>
          </table:table-cell>
          <table:table-cell office:value-type="string" calcext:value-type="string">
            <text:p><text:s/></text:p>
          </table:table-cell>
          <table:table-cell office:value-type="float" office:value="-1.71564" calcext:value-type="float">
            <text:p>-1.71564</text:p>
          </table:table-cell>
          <table:table-cell office:value-type="float" office:value="0.022227" calcext:value-type="float">
            <text:p>0.022227</text:p>
          </table:table-cell>
          <table:table-cell office:value-type="float" office:value="-1.47511" calcext:value-type="float">
            <text:p>-1.475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0700706" calcext:value-type="float">
            <text:p>-0.0700706</text:p>
          </table:table-cell>
          <table:table-cell office:value-type="float" office:value="-0.681223" calcext:value-type="float">
            <text:p>-0.681223</text:p>
          </table:table-cell>
          <table:table-cell office:value-type="float" office:value="-0.0758414" calcext:value-type="float">
            <text:p>-0.0758414</text:p>
          </table:table-cell>
          <table:table-cell office:value-type="float" office:value="1.75729" calcext:value-type="float">
            <text:p>1.75729</text:p>
          </table:table-cell>
          <table:table-cell office:value-type="float" office:value="-0.0254635" calcext:value-type="float">
            <text:p>-0.0254635</text:p>
          </table:table-cell>
          <table:table-cell office:value-type="float" office:value="0.39556" calcext:value-type="float">
            <text:p>0.39556</text:p>
          </table:table-cell>
          <table:table-cell office:value-type="float" office:value="-0.00371623" calcext:value-type="float">
            <text:p>-0.00371623</text:p>
          </table:table-cell>
          <table:table-cell office:value-type="string" calcext:value-type="string">
            <text:p><text:s/></text:p>
          </table:table-cell>
          <table:table-cell office:value-type="float" office:value="0.285557" calcext:value-type="float">
            <text:p>0.285557</text:p>
          </table:table-cell>
          <table:table-cell office:value-type="float" office:value="-0.0672506" calcext:value-type="float">
            <text:p>-0.0672506</text:p>
          </table:table-cell>
          <table:table-cell office:value-type="float" office:value="0.915184" calcext:value-type="float">
            <text:p>0.915184</text:p>
          </table:table-cell>
          <table:table-cell office:value-type="string" calcext:value-type="string">
            <text:p><text:s/></text:p>
          </table:table-cell>
          <table:table-cell office:value-type="float" office:value="-1.71225" calcext:value-type="float">
            <text:p>-1.71225</text:p>
          </table:table-cell>
          <table:table-cell office:value-type="float" office:value="0.0216041" calcext:value-type="float">
            <text:p>0.0216041</text:p>
          </table:table-cell>
          <table:table-cell office:value-type="float" office:value="-1.47348" calcext:value-type="float">
            <text:p>-1.473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0685052" calcext:value-type="float">
            <text:p>-0.0685052</text:p>
          </table:table-cell>
          <table:table-cell office:value-type="float" office:value="-0.681701" calcext:value-type="float">
            <text:p>-0.681701</text:p>
          </table:table-cell>
          <table:table-cell office:value-type="float" office:value="-0.0738411" calcext:value-type="float">
            <text:p>-0.0738411</text:p>
          </table:table-cell>
          <table:table-cell office:value-type="float" office:value="1.75664" calcext:value-type="float">
            <text:p>1.75664</text:p>
          </table:table-cell>
          <table:table-cell office:value-type="float" office:value="-0.0248949" calcext:value-type="float">
            <text:p>-0.0248949</text:p>
          </table:table-cell>
          <table:table-cell office:value-type="float" office:value="0.395148" calcext:value-type="float">
            <text:p>0.395148</text:p>
          </table:table-cell>
          <table:table-cell office:value-type="float" office:value="-0.0036274" calcext:value-type="float">
            <text:p>-0.0036274</text:p>
          </table:table-cell>
          <table:table-cell office:value-type="string" calcext:value-type="string">
            <text:p><text:s/></text:p>
          </table:table-cell>
          <table:table-cell office:value-type="float" office:value="0.285366" calcext:value-type="float">
            <text:p>0.285366</text:p>
          </table:table-cell>
          <table:table-cell office:value-type="float" office:value="-0.065555" calcext:value-type="float">
            <text:p>-0.065555</text:p>
          </table:table-cell>
          <table:table-cell office:value-type="float" office:value="0.915809" calcext:value-type="float">
            <text:p>0.915809</text:p>
          </table:table-cell>
          <table:table-cell office:value-type="string" calcext:value-type="string">
            <text:p><text:s/></text:p>
          </table:table-cell>
          <table:table-cell office:value-type="float" office:value="-1.70886" calcext:value-type="float">
            <text:p>-1.70886</text:p>
          </table:table-cell>
          <table:table-cell office:value-type="float" office:value="0.0209782" calcext:value-type="float">
            <text:p>0.0209782</text:p>
          </table:table-cell>
          <table:table-cell office:value-type="float" office:value="-1.47185" calcext:value-type="float">
            <text:p>-1.471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0669403" calcext:value-type="float">
            <text:p>-0.0669403</text:p>
          </table:table-cell>
          <table:table-cell office:value-type="float" office:value="-0.682181" calcext:value-type="float">
            <text:p>-0.682181</text:p>
          </table:table-cell>
          <table:table-cell office:value-type="float" office:value="-0.0718401" calcext:value-type="float">
            <text:p>-0.0718401</text:p>
          </table:table-cell>
          <table:table-cell office:value-type="float" office:value="1.75599" calcext:value-type="float">
            <text:p>1.75599</text:p>
          </table:table-cell>
          <table:table-cell office:value-type="float" office:value="-0.0243267" calcext:value-type="float">
            <text:p>-0.0243267</text:p>
          </table:table-cell>
          <table:table-cell office:value-type="float" office:value="0.394735" calcext:value-type="float">
            <text:p>0.394735</text:p>
          </table:table-cell>
          <table:table-cell office:value-type="float" office:value="-0.00353856" calcext:value-type="float">
            <text:p>-0.00353856</text:p>
          </table:table-cell>
          <table:table-cell office:value-type="string" calcext:value-type="string">
            <text:p><text:s/></text:p>
          </table:table-cell>
          <table:table-cell office:value-type="float" office:value="0.285166" calcext:value-type="float">
            <text:p>0.285166</text:p>
          </table:table-cell>
          <table:table-cell office:value-type="float" office:value="-0.0638589" calcext:value-type="float">
            <text:p>-0.0638589</text:p>
          </table:table-cell>
          <table:table-cell office:value-type="float" office:value="0.916433" calcext:value-type="float">
            <text:p>0.916433</text:p>
          </table:table-cell>
          <table:table-cell office:value-type="string" calcext:value-type="string">
            <text:p><text:s/></text:p>
          </table:table-cell>
          <table:table-cell office:value-type="float" office:value="-1.70547" calcext:value-type="float">
            <text:p>-1.70547</text:p>
          </table:table-cell>
          <table:table-cell office:value-type="float" office:value="0.0203492" calcext:value-type="float">
            <text:p>0.0203492</text:p>
          </table:table-cell>
          <table:table-cell office:value-type="float" office:value="-1.47022" calcext:value-type="float">
            <text:p>-1.470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065376" calcext:value-type="float">
            <text:p>-0.065376</text:p>
          </table:table-cell>
          <table:table-cell office:value-type="float" office:value="-0.682662" calcext:value-type="float">
            <text:p>-0.682662</text:p>
          </table:table-cell>
          <table:table-cell office:value-type="float" office:value="-0.0698385" calcext:value-type="float">
            <text:p>-0.0698385</text:p>
          </table:table-cell>
          <table:table-cell office:value-type="float" office:value="1.75534" calcext:value-type="float">
            <text:p>1.75534</text:p>
          </table:table-cell>
          <table:table-cell office:value-type="float" office:value="-0.023759" calcext:value-type="float">
            <text:p>-0.023759</text:p>
          </table:table-cell>
          <table:table-cell office:value-type="float" office:value="0.394323" calcext:value-type="float">
            <text:p>0.394323</text:p>
          </table:table-cell>
          <table:table-cell office:value-type="float" office:value="-0.00344972" calcext:value-type="float">
            <text:p>-0.00344972</text:p>
          </table:table-cell>
          <table:table-cell office:value-type="string" calcext:value-type="string">
            <text:p><text:s/></text:p>
          </table:table-cell>
          <table:table-cell office:value-type="float" office:value="0.284958" calcext:value-type="float">
            <text:p>0.284958</text:p>
          </table:table-cell>
          <table:table-cell office:value-type="float" office:value="-0.0621625" calcext:value-type="float">
            <text:p>-0.0621625</text:p>
          </table:table-cell>
          <table:table-cell office:value-type="float" office:value="0.917056" calcext:value-type="float">
            <text:p>0.917056</text:p>
          </table:table-cell>
          <table:table-cell office:value-type="string" calcext:value-type="string">
            <text:p><text:s/></text:p>
          </table:table-cell>
          <table:table-cell office:value-type="float" office:value="-1.70208" calcext:value-type="float">
            <text:p>-1.70208</text:p>
          </table:table-cell>
          <table:table-cell office:value-type="float" office:value="0.0197173" calcext:value-type="float">
            <text:p>0.0197173</text:p>
          </table:table-cell>
          <table:table-cell office:value-type="float" office:value="-1.46858" calcext:value-type="float">
            <text:p>-1.468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0.0638123" calcext:value-type="float">
            <text:p>-0.0638123</text:p>
          </table:table-cell>
          <table:table-cell office:value-type="float" office:value="-0.683143" calcext:value-type="float">
            <text:p>-0.683143</text:p>
          </table:table-cell>
          <table:table-cell office:value-type="float" office:value="-0.0678363" calcext:value-type="float">
            <text:p>-0.0678363</text:p>
          </table:table-cell>
          <table:table-cell office:value-type="float" office:value="1.75469" calcext:value-type="float">
            <text:p>1.75469</text:p>
          </table:table-cell>
          <table:table-cell office:value-type="float" office:value="-0.0231917" calcext:value-type="float">
            <text:p>-0.0231917</text:p>
          </table:table-cell>
          <table:table-cell office:value-type="float" office:value="0.393912" calcext:value-type="float">
            <text:p>0.393912</text:p>
          </table:table-cell>
          <table:table-cell office:value-type="float" office:value="-0.00336088" calcext:value-type="float">
            <text:p>-0.00336088</text:p>
          </table:table-cell>
          <table:table-cell office:value-type="string" calcext:value-type="string">
            <text:p><text:s/></text:p>
          </table:table-cell>
          <table:table-cell office:value-type="float" office:value="0.284742" calcext:value-type="float">
            <text:p>0.284742</text:p>
          </table:table-cell>
          <table:table-cell office:value-type="float" office:value="-0.0604658" calcext:value-type="float">
            <text:p>-0.0604658</text:p>
          </table:table-cell>
          <table:table-cell office:value-type="float" office:value="0.917678" calcext:value-type="float">
            <text:p>0.917678</text:p>
          </table:table-cell>
          <table:table-cell office:value-type="string" calcext:value-type="string">
            <text:p><text:s/></text:p>
          </table:table-cell>
          <table:table-cell office:value-type="float" office:value="-1.69869" calcext:value-type="float">
            <text:p>-1.69869</text:p>
          </table:table-cell>
          <table:table-cell office:value-type="float" office:value="0.0190824" calcext:value-type="float">
            <text:p>0.0190824</text:p>
          </table:table-cell>
          <table:table-cell office:value-type="float" office:value="-1.46695" calcext:value-type="float">
            <text:p>-1.466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0622493" calcext:value-type="float">
            <text:p>-0.0622493</text:p>
          </table:table-cell>
          <table:table-cell office:value-type="float" office:value="-0.683626" calcext:value-type="float">
            <text:p>-0.683626</text:p>
          </table:table-cell>
          <table:table-cell office:value-type="float" office:value="-0.0658335" calcext:value-type="float">
            <text:p>-0.0658335</text:p>
          </table:table-cell>
          <table:table-cell office:value-type="float" office:value="1.75404" calcext:value-type="float">
            <text:p>1.75404</text:p>
          </table:table-cell>
          <table:table-cell office:value-type="float" office:value="-0.0226249" calcext:value-type="float">
            <text:p>-0.0226249</text:p>
          </table:table-cell>
          <table:table-cell office:value-type="float" office:value="0.3935" calcext:value-type="float">
            <text:p>0.3935</text:p>
          </table:table-cell>
          <table:table-cell office:value-type="float" office:value="-0.00327204" calcext:value-type="float">
            <text:p>-0.00327204</text:p>
          </table:table-cell>
          <table:table-cell office:value-type="string" calcext:value-type="string">
            <text:p><text:s/></text:p>
          </table:table-cell>
          <table:table-cell office:value-type="float" office:value="0.284518" calcext:value-type="float">
            <text:p>0.284518</text:p>
          </table:table-cell>
          <table:table-cell office:value-type="float" office:value="-0.0587689" calcext:value-type="float">
            <text:p>-0.0587689</text:p>
          </table:table-cell>
          <table:table-cell office:value-type="float" office:value="0.918299" calcext:value-type="float">
            <text:p>0.918299</text:p>
          </table:table-cell>
          <table:table-cell office:value-type="string" calcext:value-type="string">
            <text:p><text:s/></text:p>
          </table:table-cell>
          <table:table-cell office:value-type="float" office:value="-1.69529" calcext:value-type="float">
            <text:p>-1.69529</text:p>
          </table:table-cell>
          <table:table-cell office:value-type="float" office:value="0.0184444" calcext:value-type="float">
            <text:p>0.0184444</text:p>
          </table:table-cell>
          <table:table-cell office:value-type="float" office:value="-1.46532" calcext:value-type="float">
            <text:p>-1.465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0606869" calcext:value-type="float">
            <text:p>-0.0606869</text:p>
          </table:table-cell>
          <table:table-cell office:value-type="float" office:value="-0.68411" calcext:value-type="float">
            <text:p>-0.68411</text:p>
          </table:table-cell>
          <table:table-cell office:value-type="float" office:value="-0.0638302" calcext:value-type="float">
            <text:p>-0.0638302</text:p>
          </table:table-cell>
          <table:table-cell office:value-type="float" office:value="1.75338" calcext:value-type="float">
            <text:p>1.75338</text:p>
          </table:table-cell>
          <table:table-cell office:value-type="float" office:value="-0.0220586" calcext:value-type="float">
            <text:p>-0.0220586</text:p>
          </table:table-cell>
          <table:table-cell office:value-type="float" office:value="0.393089" calcext:value-type="float">
            <text:p>0.393089</text:p>
          </table:table-cell>
          <table:table-cell office:value-type="float" office:value="-0.00318321" calcext:value-type="float">
            <text:p>-0.00318321</text:p>
          </table:table-cell>
          <table:table-cell office:value-type="string" calcext:value-type="string">
            <text:p><text:s/></text:p>
          </table:table-cell>
          <table:table-cell office:value-type="float" office:value="0.284286" calcext:value-type="float">
            <text:p>0.284286</text:p>
          </table:table-cell>
          <table:table-cell office:value-type="float" office:value="-0.0570718" calcext:value-type="float">
            <text:p>-0.0570718</text:p>
          </table:table-cell>
          <table:table-cell office:value-type="float" office:value="0.918918" calcext:value-type="float">
            <text:p>0.918918</text:p>
          </table:table-cell>
          <table:table-cell office:value-type="string" calcext:value-type="string">
            <text:p><text:s/></text:p>
          </table:table-cell>
          <table:table-cell office:value-type="float" office:value="-1.6919" calcext:value-type="float">
            <text:p>-1.6919</text:p>
          </table:table-cell>
          <table:table-cell office:value-type="float" office:value="0.0178036" calcext:value-type="float">
            <text:p>0.0178036</text:p>
          </table:table-cell>
          <table:table-cell office:value-type="float" office:value="-1.46369" calcext:value-type="float">
            <text:p>-1.463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0.0591253" calcext:value-type="float">
            <text:p>-0.0591253</text:p>
          </table:table-cell>
          <table:table-cell office:value-type="float" office:value="-0.684594" calcext:value-type="float">
            <text:p>-0.684594</text:p>
          </table:table-cell>
          <table:table-cell office:value-type="float" office:value="-0.0618264" calcext:value-type="float">
            <text:p>-0.0618264</text:p>
          </table:table-cell>
          <table:table-cell office:value-type="float" office:value="1.75273" calcext:value-type="float">
            <text:p>1.75273</text:p>
          </table:table-cell>
          <table:table-cell office:value-type="float" office:value="-0.0214928" calcext:value-type="float">
            <text:p>-0.0214928</text:p>
          </table:table-cell>
          <table:table-cell office:value-type="float" office:value="0.392678" calcext:value-type="float">
            <text:p>0.392678</text:p>
          </table:table-cell>
          <table:table-cell office:value-type="float" office:value="-0.00309438" calcext:value-type="float">
            <text:p>-0.00309438</text:p>
          </table:table-cell>
          <table:table-cell office:value-type="string" calcext:value-type="string">
            <text:p><text:s/></text:p>
          </table:table-cell>
          <table:table-cell office:value-type="float" office:value="0.284045" calcext:value-type="float">
            <text:p>0.284045</text:p>
          </table:table-cell>
          <table:table-cell office:value-type="float" office:value="-0.0553748" calcext:value-type="float">
            <text:p>-0.0553748</text:p>
          </table:table-cell>
          <table:table-cell office:value-type="float" office:value="0.919536" calcext:value-type="float">
            <text:p>0.919536</text:p>
          </table:table-cell>
          <table:table-cell office:value-type="string" calcext:value-type="string">
            <text:p><text:s/></text:p>
          </table:table-cell>
          <table:table-cell office:value-type="float" office:value="-1.68852" calcext:value-type="float">
            <text:p>-1.68852</text:p>
          </table:table-cell>
          <table:table-cell office:value-type="float" office:value="0.0171598" calcext:value-type="float">
            <text:p>0.0171598</text:p>
          </table:table-cell>
          <table:table-cell office:value-type="float" office:value="-1.46206" calcext:value-type="float">
            <text:p>-1.462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0.0575644" calcext:value-type="float">
            <text:p>-0.0575644</text:p>
          </table:table-cell>
          <table:table-cell office:value-type="float" office:value="-0.685079" calcext:value-type="float">
            <text:p>-0.685079</text:p>
          </table:table-cell>
          <table:table-cell office:value-type="float" office:value="-0.0598223" calcext:value-type="float">
            <text:p>-0.0598223</text:p>
          </table:table-cell>
          <table:table-cell office:value-type="float" office:value="1.75208" calcext:value-type="float">
            <text:p>1.75208</text:p>
          </table:table-cell>
          <table:table-cell office:value-type="float" office:value="-0.0209275" calcext:value-type="float">
            <text:p>-0.0209275</text:p>
          </table:table-cell>
          <table:table-cell office:value-type="float" office:value="0.392267" calcext:value-type="float">
            <text:p>0.392267</text:p>
          </table:table-cell>
          <table:table-cell office:value-type="float" office:value="-0.00300556" calcext:value-type="float">
            <text:p>-0.00300556</text:p>
          </table:table-cell>
          <table:table-cell office:value-type="string" calcext:value-type="string">
            <text:p><text:s/></text:p>
          </table:table-cell>
          <table:table-cell office:value-type="float" office:value="0.283796" calcext:value-type="float">
            <text:p>0.283796</text:p>
          </table:table-cell>
          <table:table-cell office:value-type="float" office:value="-0.0536777" calcext:value-type="float">
            <text:p>-0.0536777</text:p>
          </table:table-cell>
          <table:table-cell office:value-type="float" office:value="0.920153" calcext:value-type="float">
            <text:p>0.920153</text:p>
          </table:table-cell>
          <table:table-cell office:value-type="string" calcext:value-type="string">
            <text:p><text:s/></text:p>
          </table:table-cell>
          <table:table-cell office:value-type="float" office:value="-1.68513" calcext:value-type="float">
            <text:p>-1.68513</text:p>
          </table:table-cell>
          <table:table-cell office:value-type="float" office:value="0.016513" calcext:value-type="float">
            <text:p>0.016513</text:p>
          </table:table-cell>
          <table:table-cell office:value-type="float" office:value="-1.46044" calcext:value-type="float">
            <text:p>-1.460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0560044" calcext:value-type="float">
            <text:p>-0.0560044</text:p>
          </table:table-cell>
          <table:table-cell office:value-type="float" office:value="-0.685566" calcext:value-type="float">
            <text:p>-0.685566</text:p>
          </table:table-cell>
          <table:table-cell office:value-type="float" office:value="-0.0578179" calcext:value-type="float">
            <text:p>-0.0578179</text:p>
          </table:table-cell>
          <table:table-cell office:value-type="float" office:value="1.75142" calcext:value-type="float">
            <text:p>1.75142</text:p>
          </table:table-cell>
          <table:table-cell office:value-type="float" office:value="-0.0203627" calcext:value-type="float">
            <text:p>-0.0203627</text:p>
          </table:table-cell>
          <table:table-cell office:value-type="float" office:value="0.391857" calcext:value-type="float">
            <text:p>0.391857</text:p>
          </table:table-cell>
          <table:table-cell office:value-type="float" office:value="-0.00291676" calcext:value-type="float">
            <text:p>-0.00291676</text:p>
          </table:table-cell>
          <table:table-cell office:value-type="string" calcext:value-type="string">
            <text:p><text:s/></text:p>
          </table:table-cell>
          <table:table-cell office:value-type="float" office:value="0.28354" calcext:value-type="float">
            <text:p>0.28354</text:p>
          </table:table-cell>
          <table:table-cell office:value-type="float" office:value="-0.0519808" calcext:value-type="float">
            <text:p>-0.0519808</text:p>
          </table:table-cell>
          <table:table-cell office:value-type="float" office:value="0.920769" calcext:value-type="float">
            <text:p>0.920769</text:p>
          </table:table-cell>
          <table:table-cell office:value-type="string" calcext:value-type="string">
            <text:p><text:s/></text:p>
          </table:table-cell>
          <table:table-cell office:value-type="float" office:value="-1.68174" calcext:value-type="float">
            <text:p>-1.68174</text:p>
          </table:table-cell>
          <table:table-cell office:value-type="float" office:value="0.0158634" calcext:value-type="float">
            <text:p>0.0158634</text:p>
          </table:table-cell>
          <table:table-cell office:value-type="float" office:value="-1.45881" calcext:value-type="float">
            <text:p>-1.458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0544453" calcext:value-type="float">
            <text:p>-0.0544453</text:p>
          </table:table-cell>
          <table:table-cell office:value-type="float" office:value="-0.686053" calcext:value-type="float">
            <text:p>-0.686053</text:p>
          </table:table-cell>
          <table:table-cell office:value-type="float" office:value="-0.0558131" calcext:value-type="float">
            <text:p>-0.0558131</text:p>
          </table:table-cell>
          <table:table-cell office:value-type="float" office:value="1.75077" calcext:value-type="float">
            <text:p>1.75077</text:p>
          </table:table-cell>
          <table:table-cell office:value-type="float" office:value="-0.0197985" calcext:value-type="float">
            <text:p>-0.0197985</text:p>
          </table:table-cell>
          <table:table-cell office:value-type="float" office:value="0.391447" calcext:value-type="float">
            <text:p>0.391447</text:p>
          </table:table-cell>
          <table:table-cell office:value-type="float" office:value="-0.00282796" calcext:value-type="float">
            <text:p>-0.00282796</text:p>
          </table:table-cell>
          <table:table-cell office:value-type="string" calcext:value-type="string">
            <text:p><text:s/></text:p>
          </table:table-cell>
          <table:table-cell office:value-type="float" office:value="0.283275" calcext:value-type="float">
            <text:p>0.283275</text:p>
          </table:table-cell>
          <table:table-cell office:value-type="float" office:value="-0.0502841" calcext:value-type="float">
            <text:p>-0.0502841</text:p>
          </table:table-cell>
          <table:table-cell office:value-type="float" office:value="0.921383" calcext:value-type="float">
            <text:p>0.921383</text:p>
          </table:table-cell>
          <table:table-cell office:value-type="string" calcext:value-type="string">
            <text:p><text:s/></text:p>
          </table:table-cell>
          <table:table-cell office:value-type="float" office:value="-1.67835" calcext:value-type="float">
            <text:p>-1.67835</text:p>
          </table:table-cell>
          <table:table-cell office:value-type="float" office:value="0.0152108" calcext:value-type="float">
            <text:p>0.0152108</text:p>
          </table:table-cell>
          <table:table-cell office:value-type="float" office:value="-1.45719" calcext:value-type="float">
            <text:p>-1.457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0.0528871" calcext:value-type="float">
            <text:p>-0.0528871</text:p>
          </table:table-cell>
          <table:table-cell office:value-type="float" office:value="-0.686541" calcext:value-type="float">
            <text:p>-0.686541</text:p>
          </table:table-cell>
          <table:table-cell office:value-type="float" office:value="-0.0538082" calcext:value-type="float">
            <text:p>-0.0538082</text:p>
          </table:table-cell>
          <table:table-cell office:value-type="float" office:value="1.75011" calcext:value-type="float">
            <text:p>1.75011</text:p>
          </table:table-cell>
          <table:table-cell office:value-type="float" office:value="-0.0192348" calcext:value-type="float">
            <text:p>-0.0192348</text:p>
          </table:table-cell>
          <table:table-cell office:value-type="float" office:value="0.391037" calcext:value-type="float">
            <text:p>0.391037</text:p>
          </table:table-cell>
          <table:table-cell office:value-type="float" office:value="-0.00273919" calcext:value-type="float">
            <text:p>-0.00273919</text:p>
          </table:table-cell>
          <table:table-cell office:value-type="string" calcext:value-type="string">
            <text:p><text:s/></text:p>
          </table:table-cell>
          <table:table-cell office:value-type="float" office:value="0.283002" calcext:value-type="float">
            <text:p>0.283002</text:p>
          </table:table-cell>
          <table:table-cell office:value-type="float" office:value="-0.0485877" calcext:value-type="float">
            <text:p>-0.0485877</text:p>
          </table:table-cell>
          <table:table-cell office:value-type="float" office:value="0.921996" calcext:value-type="float">
            <text:p>0.921996</text:p>
          </table:table-cell>
          <table:table-cell office:value-type="string" calcext:value-type="string">
            <text:p><text:s/></text:p>
          </table:table-cell>
          <table:table-cell office:value-type="float" office:value="-1.67496" calcext:value-type="float">
            <text:p>-1.67496</text:p>
          </table:table-cell>
          <table:table-cell office:value-type="float" office:value="0.0145554" calcext:value-type="float">
            <text:p>0.0145554</text:p>
          </table:table-cell>
          <table:table-cell office:value-type="float" office:value="-1.45556" calcext:value-type="float">
            <text:p>-1.455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0.0513299" calcext:value-type="float">
            <text:p>-0.0513299</text:p>
          </table:table-cell>
          <table:table-cell office:value-type="float" office:value="-0.68703" calcext:value-type="float">
            <text:p>-0.68703</text:p>
          </table:table-cell>
          <table:table-cell office:value-type="float" office:value="-0.0518032" calcext:value-type="float">
            <text:p>-0.0518032</text:p>
          </table:table-cell>
          <table:table-cell office:value-type="float" office:value="1.74945" calcext:value-type="float">
            <text:p>1.74945</text:p>
          </table:table-cell>
          <table:table-cell office:value-type="float" office:value="-0.0186717" calcext:value-type="float">
            <text:p>-0.0186717</text:p>
          </table:table-cell>
          <table:table-cell office:value-type="float" office:value="0.390628" calcext:value-type="float">
            <text:p>0.390628</text:p>
          </table:table-cell>
          <table:table-cell office:value-type="float" office:value="-0.00265043" calcext:value-type="float">
            <text:p>-0.00265043</text:p>
          </table:table-cell>
          <table:table-cell office:value-type="string" calcext:value-type="string">
            <text:p><text:s/></text:p>
          </table:table-cell>
          <table:table-cell office:value-type="float" office:value="0.28272" calcext:value-type="float">
            <text:p>0.28272</text:p>
          </table:table-cell>
          <table:table-cell office:value-type="float" office:value="-0.0468917" calcext:value-type="float">
            <text:p>-0.0468917</text:p>
          </table:table-cell>
          <table:table-cell office:value-type="float" office:value="0.922607" calcext:value-type="float">
            <text:p>0.922607</text:p>
          </table:table-cell>
          <table:table-cell office:value-type="string" calcext:value-type="string">
            <text:p><text:s/></text:p>
          </table:table-cell>
          <table:table-cell office:value-type="float" office:value="-1.67158" calcext:value-type="float">
            <text:p>-1.67158</text:p>
          </table:table-cell>
          <table:table-cell office:value-type="float" office:value="0.0138971" calcext:value-type="float">
            <text:p>0.0138971</text:p>
          </table:table-cell>
          <table:table-cell office:value-type="float" office:value="-1.45394" calcext:value-type="float">
            <text:p>-1.453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0.0497736" calcext:value-type="float">
            <text:p>-0.0497736</text:p>
          </table:table-cell>
          <table:table-cell office:value-type="float" office:value="-0.687519" calcext:value-type="float">
            <text:p>-0.687519</text:p>
          </table:table-cell>
          <table:table-cell office:value-type="float" office:value="-0.049798" calcext:value-type="float">
            <text:p>-0.049798</text:p>
          </table:table-cell>
          <table:table-cell office:value-type="float" office:value="1.7488" calcext:value-type="float">
            <text:p>1.7488</text:p>
          </table:table-cell>
          <table:table-cell office:value-type="float" office:value="-0.0181092" calcext:value-type="float">
            <text:p>-0.0181092</text:p>
          </table:table-cell>
          <table:table-cell office:value-type="float" office:value="0.390219" calcext:value-type="float">
            <text:p>0.390219</text:p>
          </table:table-cell>
          <table:table-cell office:value-type="float" office:value="-0.0025617" calcext:value-type="float">
            <text:p>-0.0025617</text:p>
          </table:table-cell>
          <table:table-cell office:value-type="string" calcext:value-type="string">
            <text:p><text:s/></text:p>
          </table:table-cell>
          <table:table-cell office:value-type="float" office:value="0.282431" calcext:value-type="float">
            <text:p>0.282431</text:p>
          </table:table-cell>
          <table:table-cell office:value-type="float" office:value="-0.0451961" calcext:value-type="float">
            <text:p>-0.0451961</text:p>
          </table:table-cell>
          <table:table-cell office:value-type="float" office:value="0.923217" calcext:value-type="float">
            <text:p>0.923217</text:p>
          </table:table-cell>
          <table:table-cell office:value-type="string" calcext:value-type="string">
            <text:p><text:s/></text:p>
          </table:table-cell>
          <table:table-cell office:value-type="float" office:value="-1.66819" calcext:value-type="float">
            <text:p>-1.66819</text:p>
          </table:table-cell>
          <table:table-cell office:value-type="float" office:value="0.013236" calcext:value-type="float">
            <text:p>0.013236</text:p>
          </table:table-cell>
          <table:table-cell office:value-type="float" office:value="-1.45232" calcext:value-type="float">
            <text:p>-1.452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0482185" calcext:value-type="float">
            <text:p>-0.0482185</text:p>
          </table:table-cell>
          <table:table-cell office:value-type="float" office:value="-0.68801" calcext:value-type="float">
            <text:p>-0.68801</text:p>
          </table:table-cell>
          <table:table-cell office:value-type="float" office:value="-0.0477928" calcext:value-type="float">
            <text:p>-0.0477928</text:p>
          </table:table-cell>
          <table:table-cell office:value-type="float" office:value="1.74814" calcext:value-type="float">
            <text:p>1.74814</text:p>
          </table:table-cell>
          <table:table-cell office:value-type="float" office:value="-0.0175474" calcext:value-type="float">
            <text:p>-0.0175474</text:p>
          </table:table-cell>
          <table:table-cell office:value-type="float" office:value="0.38981" calcext:value-type="float">
            <text:p>0.38981</text:p>
          </table:table-cell>
          <table:table-cell office:value-type="float" office:value="-0.00247299" calcext:value-type="float">
            <text:p>-0.00247299</text:p>
          </table:table-cell>
          <table:table-cell office:value-type="string" calcext:value-type="string">
            <text:p><text:s/></text:p>
          </table:table-cell>
          <table:table-cell office:value-type="float" office:value="0.282134" calcext:value-type="float">
            <text:p>0.282134</text:p>
          </table:table-cell>
          <table:table-cell office:value-type="float" office:value="-0.043501" calcext:value-type="float">
            <text:p>-0.043501</text:p>
          </table:table-cell>
          <table:table-cell office:value-type="float" office:value="0.923826" calcext:value-type="float">
            <text:p>0.923826</text:p>
          </table:table-cell>
          <table:table-cell office:value-type="string" calcext:value-type="string">
            <text:p><text:s/></text:p>
          </table:table-cell>
          <table:table-cell office:value-type="float" office:value="-1.66481" calcext:value-type="float">
            <text:p>-1.66481</text:p>
          </table:table-cell>
          <table:table-cell office:value-type="float" office:value="0.012572" calcext:value-type="float">
            <text:p>0.012572</text:p>
          </table:table-cell>
          <table:table-cell office:value-type="float" office:value="-1.4507" calcext:value-type="float">
            <text:p>-1.45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0466644" calcext:value-type="float">
            <text:p>-0.0466644</text:p>
          </table:table-cell>
          <table:table-cell office:value-type="float" office:value="-0.688501" calcext:value-type="float">
            <text:p>-0.688501</text:p>
          </table:table-cell>
          <table:table-cell office:value-type="float" office:value="-0.0457876" calcext:value-type="float">
            <text:p>-0.0457876</text:p>
          </table:table-cell>
          <table:table-cell office:value-type="float" office:value="1.74748" calcext:value-type="float">
            <text:p>1.74748</text:p>
          </table:table-cell>
          <table:table-cell office:value-type="float" office:value="-0.0169861" calcext:value-type="float">
            <text:p>-0.0169861</text:p>
          </table:table-cell>
          <table:table-cell office:value-type="float" office:value="0.389402" calcext:value-type="float">
            <text:p>0.389402</text:p>
          </table:table-cell>
          <table:table-cell office:value-type="float" office:value="-0.0023843" calcext:value-type="float">
            <text:p>-0.0023843</text:p>
          </table:table-cell>
          <table:table-cell office:value-type="string" calcext:value-type="string">
            <text:p><text:s/></text:p>
          </table:table-cell>
          <table:table-cell office:value-type="float" office:value="0.281828" calcext:value-type="float">
            <text:p>0.281828</text:p>
          </table:table-cell>
          <table:table-cell office:value-type="float" office:value="-0.0418065" calcext:value-type="float">
            <text:p>-0.0418065</text:p>
          </table:table-cell>
          <table:table-cell office:value-type="float" office:value="0.924433" calcext:value-type="float">
            <text:p>0.924433</text:p>
          </table:table-cell>
          <table:table-cell office:value-type="string" calcext:value-type="string">
            <text:p><text:s/></text:p>
          </table:table-cell>
          <table:table-cell office:value-type="float" office:value="-1.66143" calcext:value-type="float">
            <text:p>-1.66143</text:p>
          </table:table-cell>
          <table:table-cell office:value-type="float" office:value="0.0119052" calcext:value-type="float">
            <text:p>0.0119052</text:p>
          </table:table-cell>
          <table:table-cell office:value-type="float" office:value="-1.44908" calcext:value-type="float">
            <text:p>-1.449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0451115" calcext:value-type="float">
            <text:p>-0.0451115</text:p>
          </table:table-cell>
          <table:table-cell office:value-type="float" office:value="-0.688993" calcext:value-type="float">
            <text:p>-0.688993</text:p>
          </table:table-cell>
          <table:table-cell office:value-type="float" office:value="-0.0437825" calcext:value-type="float">
            <text:p>-0.0437825</text:p>
          </table:table-cell>
          <table:table-cell office:value-type="float" office:value="1.74682" calcext:value-type="float">
            <text:p>1.74682</text:p>
          </table:table-cell>
          <table:table-cell office:value-type="float" office:value="-0.0164255" calcext:value-type="float">
            <text:p>-0.0164255</text:p>
          </table:table-cell>
          <table:table-cell office:value-type="float" office:value="0.388994" calcext:value-type="float">
            <text:p>0.388994</text:p>
          </table:table-cell>
          <table:table-cell office:value-type="float" office:value="-0.00229565" calcext:value-type="float">
            <text:p>-0.00229565</text:p>
          </table:table-cell>
          <table:table-cell office:value-type="string" calcext:value-type="string">
            <text:p><text:s/></text:p>
          </table:table-cell>
          <table:table-cell office:value-type="float" office:value="0.281515" calcext:value-type="float">
            <text:p>0.281515</text:p>
          </table:table-cell>
          <table:table-cell office:value-type="float" office:value="-0.0401127" calcext:value-type="float">
            <text:p>-0.0401127</text:p>
          </table:table-cell>
          <table:table-cell office:value-type="float" office:value="0.925038" calcext:value-type="float">
            <text:p>0.925038</text:p>
          </table:table-cell>
          <table:table-cell office:value-type="string" calcext:value-type="string">
            <text:p><text:s/></text:p>
          </table:table-cell>
          <table:table-cell office:value-type="float" office:value="-1.65805" calcext:value-type="float">
            <text:p>-1.65805</text:p>
          </table:table-cell>
          <table:table-cell office:value-type="float" office:value="0.0112357" calcext:value-type="float">
            <text:p>0.0112357</text:p>
          </table:table-cell>
          <table:table-cell office:value-type="float" office:value="-1.44746" calcext:value-type="float">
            <text:p>-1.447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0.0435597" calcext:value-type="float">
            <text:p>-0.0435597</text:p>
          </table:table-cell>
          <table:table-cell office:value-type="float" office:value="-0.689486" calcext:value-type="float">
            <text:p>-0.689486</text:p>
          </table:table-cell>
          <table:table-cell office:value-type="float" office:value="-0.0417775" calcext:value-type="float">
            <text:p>-0.0417775</text:p>
          </table:table-cell>
          <table:table-cell office:value-type="float" office:value="1.74616" calcext:value-type="float">
            <text:p>1.74616</text:p>
          </table:table-cell>
          <table:table-cell office:value-type="float" office:value="-0.0158655" calcext:value-type="float">
            <text:p>-0.0158655</text:p>
          </table:table-cell>
          <table:table-cell office:value-type="float" office:value="0.388587" calcext:value-type="float">
            <text:p>0.388587</text:p>
          </table:table-cell>
          <table:table-cell office:value-type="float" office:value="-0.00220702" calcext:value-type="float">
            <text:p>-0.00220702</text:p>
          </table:table-cell>
          <table:table-cell office:value-type="string" calcext:value-type="string">
            <text:p><text:s/></text:p>
          </table:table-cell>
          <table:table-cell office:value-type="float" office:value="0.281194" calcext:value-type="float">
            <text:p>0.281194</text:p>
          </table:table-cell>
          <table:table-cell office:value-type="float" office:value="-0.0384197" calcext:value-type="float">
            <text:p>-0.0384197</text:p>
          </table:table-cell>
          <table:table-cell office:value-type="float" office:value="0.925642" calcext:value-type="float">
            <text:p>0.925642</text:p>
          </table:table-cell>
          <table:table-cell office:value-type="string" calcext:value-type="string">
            <text:p><text:s/></text:p>
          </table:table-cell>
          <table:table-cell office:value-type="float" office:value="-1.65467" calcext:value-type="float">
            <text:p>-1.65467</text:p>
          </table:table-cell>
          <table:table-cell office:value-type="float" office:value="0.0105634" calcext:value-type="float">
            <text:p>0.0105634</text:p>
          </table:table-cell>
          <table:table-cell office:value-type="float" office:value="-1.44585" calcext:value-type="float">
            <text:p>-1.445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0.0420092" calcext:value-type="float">
            <text:p>-0.0420092</text:p>
          </table:table-cell>
          <table:table-cell office:value-type="float" office:value="-0.689979" calcext:value-type="float">
            <text:p>-0.689979</text:p>
          </table:table-cell>
          <table:table-cell office:value-type="float" office:value="-0.0397727" calcext:value-type="float">
            <text:p>-0.0397727</text:p>
          </table:table-cell>
          <table:table-cell office:value-type="float" office:value="1.7455" calcext:value-type="float">
            <text:p>1.7455</text:p>
          </table:table-cell>
          <table:table-cell office:value-type="float" office:value="-0.0153062" calcext:value-type="float">
            <text:p>-0.0153062</text:p>
          </table:table-cell>
          <table:table-cell office:value-type="float" office:value="0.388181" calcext:value-type="float">
            <text:p>0.388181</text:p>
          </table:table-cell>
          <table:table-cell office:value-type="float" office:value="-0.00211843" calcext:value-type="float">
            <text:p>-0.00211843</text:p>
          </table:table-cell>
          <table:table-cell office:value-type="string" calcext:value-type="string">
            <text:p><text:s/></text:p>
          </table:table-cell>
          <table:table-cell office:value-type="float" office:value="0.280864" calcext:value-type="float">
            <text:p>0.280864</text:p>
          </table:table-cell>
          <table:table-cell office:value-type="float" office:value="-0.0367276" calcext:value-type="float">
            <text:p>-0.0367276</text:p>
          </table:table-cell>
          <table:table-cell office:value-type="float" office:value="0.926244" calcext:value-type="float">
            <text:p>0.926244</text:p>
          </table:table-cell>
          <table:table-cell office:value-type="string" calcext:value-type="string">
            <text:p><text:s/></text:p>
          </table:table-cell>
          <table:table-cell office:value-type="float" office:value="-1.65129" calcext:value-type="float">
            <text:p>-1.65129</text:p>
          </table:table-cell>
          <table:table-cell office:value-type="float" office:value="0.00988835" calcext:value-type="float">
            <text:p>0.00988835</text:p>
          </table:table-cell>
          <table:table-cell office:value-type="float" office:value="-1.44424" calcext:value-type="float">
            <text:p>-1.444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0.04046" calcext:value-type="float">
            <text:p>-0.04046</text:p>
          </table:table-cell>
          <table:table-cell office:value-type="float" office:value="-0.690473" calcext:value-type="float">
            <text:p>-0.690473</text:p>
          </table:table-cell>
          <table:table-cell office:value-type="float" office:value="-0.0377682" calcext:value-type="float">
            <text:p>-0.0377682</text:p>
          </table:table-cell>
          <table:table-cell office:value-type="float" office:value="1.74484" calcext:value-type="float">
            <text:p>1.74484</text:p>
          </table:table-cell>
          <table:table-cell office:value-type="float" office:value="-0.0147476" calcext:value-type="float">
            <text:p>-0.0147476</text:p>
          </table:table-cell>
          <table:table-cell office:value-type="float" office:value="0.387774" calcext:value-type="float">
            <text:p>0.387774</text:p>
          </table:table-cell>
          <table:table-cell office:value-type="float" office:value="-0.00202988" calcext:value-type="float">
            <text:p>-0.00202988</text:p>
          </table:table-cell>
          <table:table-cell office:value-type="string" calcext:value-type="string">
            <text:p><text:s/></text:p>
          </table:table-cell>
          <table:table-cell office:value-type="float" office:value="0.280527" calcext:value-type="float">
            <text:p>0.280527</text:p>
          </table:table-cell>
          <table:table-cell office:value-type="float" office:value="-0.0350363" calcext:value-type="float">
            <text:p>-0.0350363</text:p>
          </table:table-cell>
          <table:table-cell office:value-type="float" office:value="0.926845" calcext:value-type="float">
            <text:p>0.926845</text:p>
          </table:table-cell>
          <table:table-cell office:value-type="string" calcext:value-type="string">
            <text:p><text:s/></text:p>
          </table:table-cell>
          <table:table-cell office:value-type="float" office:value="-1.64792" calcext:value-type="float">
            <text:p>-1.64792</text:p>
          </table:table-cell>
          <table:table-cell office:value-type="float" office:value="0.00921058" calcext:value-type="float">
            <text:p>0.00921058</text:p>
          </table:table-cell>
          <table:table-cell office:value-type="float" office:value="-1.44262" calcext:value-type="float">
            <text:p>-1.442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0.0389121" calcext:value-type="float">
            <text:p>-0.0389121</text:p>
          </table:table-cell>
          <table:table-cell office:value-type="float" office:value="-0.690968" calcext:value-type="float">
            <text:p>-0.690968</text:p>
          </table:table-cell>
          <table:table-cell office:value-type="float" office:value="-0.035764" calcext:value-type="float">
            <text:p>-0.035764</text:p>
          </table:table-cell>
          <table:table-cell office:value-type="float" office:value="1.74418" calcext:value-type="float">
            <text:p>1.74418</text:p>
          </table:table-cell>
          <table:table-cell office:value-type="float" office:value="-0.0141897" calcext:value-type="float">
            <text:p>-0.0141897</text:p>
          </table:table-cell>
          <table:table-cell office:value-type="float" office:value="0.387369" calcext:value-type="float">
            <text:p>0.387369</text:p>
          </table:table-cell>
          <table:table-cell office:value-type="float" office:value="-0.00194137" calcext:value-type="float">
            <text:p>-0.00194137</text:p>
          </table:table-cell>
          <table:table-cell office:value-type="string" calcext:value-type="string">
            <text:p><text:s/></text:p>
          </table:table-cell>
          <table:table-cell office:value-type="float" office:value="0.280182" calcext:value-type="float">
            <text:p>0.280182</text:p>
          </table:table-cell>
          <table:table-cell office:value-type="float" office:value="-0.0333461" calcext:value-type="float">
            <text:p>-0.0333461</text:p>
          </table:table-cell>
          <table:table-cell office:value-type="float" office:value="0.927444" calcext:value-type="float">
            <text:p>0.927444</text:p>
          </table:table-cell>
          <table:table-cell office:value-type="string" calcext:value-type="string">
            <text:p><text:s/></text:p>
          </table:table-cell>
          <table:table-cell office:value-type="float" office:value="-1.64454" calcext:value-type="float">
            <text:p>-1.64454</text:p>
          </table:table-cell>
          <table:table-cell office:value-type="float" office:value="0.0085301" calcext:value-type="float">
            <text:p>0.0085301</text:p>
          </table:table-cell>
          <table:table-cell office:value-type="float" office:value="-1.44102" calcext:value-type="float">
            <text:p>-1.441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0373655" calcext:value-type="float">
            <text:p>-0.0373655</text:p>
          </table:table-cell>
          <table:table-cell office:value-type="float" office:value="-0.691464" calcext:value-type="float">
            <text:p>-0.691464</text:p>
          </table:table-cell>
          <table:table-cell office:value-type="float" office:value="-0.0337601" calcext:value-type="float">
            <text:p>-0.0337601</text:p>
          </table:table-cell>
          <table:table-cell office:value-type="float" office:value="1.74352" calcext:value-type="float">
            <text:p>1.74352</text:p>
          </table:table-cell>
          <table:table-cell office:value-type="float" office:value="-0.0136325" calcext:value-type="float">
            <text:p>-0.0136325</text:p>
          </table:table-cell>
          <table:table-cell office:value-type="float" office:value="0.386963" calcext:value-type="float">
            <text:p>0.386963</text:p>
          </table:table-cell>
          <table:table-cell office:value-type="float" office:value="-0.00185289" calcext:value-type="float">
            <text:p>-0.00185289</text:p>
          </table:table-cell>
          <table:table-cell office:value-type="string" calcext:value-type="string">
            <text:p><text:s/></text:p>
          </table:table-cell>
          <table:table-cell office:value-type="float" office:value="0.279828" calcext:value-type="float">
            <text:p>0.279828</text:p>
          </table:table-cell>
          <table:table-cell office:value-type="float" office:value="-0.031657" calcext:value-type="float">
            <text:p>-0.031657</text:p>
          </table:table-cell>
          <table:table-cell office:value-type="float" office:value="0.928041" calcext:value-type="float">
            <text:p>0.928041</text:p>
          </table:table-cell>
          <table:table-cell office:value-type="string" calcext:value-type="string">
            <text:p><text:s/></text:p>
          </table:table-cell>
          <table:table-cell office:value-type="float" office:value="-1.64117" calcext:value-type="float">
            <text:p>-1.64117</text:p>
          </table:table-cell>
          <table:table-cell office:value-type="float" office:value="0.00784694" calcext:value-type="float">
            <text:p>0.00784694</text:p>
          </table:table-cell>
          <table:table-cell office:value-type="float" office:value="-1.43941" calcext:value-type="float">
            <text:p>-1.439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0.0358204" calcext:value-type="float">
            <text:p>-0.0358204</text:p>
          </table:table-cell>
          <table:table-cell office:value-type="float" office:value="-0.69196" calcext:value-type="float">
            <text:p>-0.69196</text:p>
          </table:table-cell>
          <table:table-cell office:value-type="float" office:value="-0.0317567" calcext:value-type="float">
            <text:p>-0.0317567</text:p>
          </table:table-cell>
          <table:table-cell office:value-type="float" office:value="1.74286" calcext:value-type="float">
            <text:p>1.74286</text:p>
          </table:table-cell>
          <table:table-cell office:value-type="float" office:value="-0.013076" calcext:value-type="float">
            <text:p>-0.013076</text:p>
          </table:table-cell>
          <table:table-cell office:value-type="float" office:value="0.386559" calcext:value-type="float">
            <text:p>0.386559</text:p>
          </table:table-cell>
          <table:table-cell office:value-type="float" office:value="-0.00176446" calcext:value-type="float">
            <text:p>-0.00176446</text:p>
          </table:table-cell>
          <table:table-cell office:value-type="string" calcext:value-type="string">
            <text:p><text:s/></text:p>
          </table:table-cell>
          <table:table-cell office:value-type="float" office:value="0.279467" calcext:value-type="float">
            <text:p>0.279467</text:p>
          </table:table-cell>
          <table:table-cell office:value-type="float" office:value="-0.029969" calcext:value-type="float">
            <text:p>-0.029969</text:p>
          </table:table-cell>
          <table:table-cell office:value-type="float" office:value="0.928636" calcext:value-type="float">
            <text:p>0.928636</text:p>
          </table:table-cell>
          <table:table-cell office:value-type="string" calcext:value-type="string">
            <text:p><text:s/></text:p>
          </table:table-cell>
          <table:table-cell office:value-type="float" office:value="-1.6378" calcext:value-type="float">
            <text:p>-1.6378</text:p>
          </table:table-cell>
          <table:table-cell office:value-type="float" office:value="0.00716112" calcext:value-type="float">
            <text:p>0.00716112</text:p>
          </table:table-cell>
          <table:table-cell office:value-type="float" office:value="-1.4378" calcext:value-type="float">
            <text:p>-1.43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0342767" calcext:value-type="float">
            <text:p>-0.0342767</text:p>
          </table:table-cell>
          <table:table-cell office:value-type="float" office:value="-0.692457" calcext:value-type="float">
            <text:p>-0.692457</text:p>
          </table:table-cell>
          <table:table-cell office:value-type="float" office:value="-0.0297537" calcext:value-type="float">
            <text:p>-0.0297537</text:p>
          </table:table-cell>
          <table:table-cell office:value-type="float" office:value="1.7422" calcext:value-type="float">
            <text:p>1.7422</text:p>
          </table:table-cell>
          <table:table-cell office:value-type="float" office:value="-0.0125203" calcext:value-type="float">
            <text:p>-0.0125203</text:p>
          </table:table-cell>
          <table:table-cell office:value-type="float" office:value="0.386155" calcext:value-type="float">
            <text:p>0.386155</text:p>
          </table:table-cell>
          <table:table-cell office:value-type="float" office:value="-0.00167608" calcext:value-type="float">
            <text:p>-0.00167608</text:p>
          </table:table-cell>
          <table:table-cell office:value-type="string" calcext:value-type="string">
            <text:p><text:s/></text:p>
          </table:table-cell>
          <table:table-cell office:value-type="float" office:value="0.279098" calcext:value-type="float">
            <text:p>0.279098</text:p>
          </table:table-cell>
          <table:table-cell office:value-type="float" office:value="-0.0282822" calcext:value-type="float">
            <text:p>-0.0282822</text:p>
          </table:table-cell>
          <table:table-cell office:value-type="float" office:value="0.92923" calcext:value-type="float">
            <text:p>0.92923</text:p>
          </table:table-cell>
          <table:table-cell office:value-type="string" calcext:value-type="string">
            <text:p><text:s/></text:p>
          </table:table-cell>
          <table:table-cell office:value-type="float" office:value="-1.63443" calcext:value-type="float">
            <text:p>-1.63443</text:p>
          </table:table-cell>
          <table:table-cell office:value-type="float" office:value="0.00647266" calcext:value-type="float">
            <text:p>0.00647266</text:p>
          </table:table-cell>
          <table:table-cell office:value-type="float" office:value="-1.4362" calcext:value-type="float">
            <text:p>-1.43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0327345" calcext:value-type="float">
            <text:p>-0.0327345</text:p>
          </table:table-cell>
          <table:table-cell office:value-type="float" office:value="-0.692954" calcext:value-type="float">
            <text:p>-0.692954</text:p>
          </table:table-cell>
          <table:table-cell office:value-type="float" office:value="-0.0277513" calcext:value-type="float">
            <text:p>-0.0277513</text:p>
          </table:table-cell>
          <table:table-cell office:value-type="float" office:value="1.74154" calcext:value-type="float">
            <text:p>1.74154</text:p>
          </table:table-cell>
          <table:table-cell office:value-type="float" office:value="-0.0119653" calcext:value-type="float">
            <text:p>-0.0119653</text:p>
          </table:table-cell>
          <table:table-cell office:value-type="float" office:value="0.385751" calcext:value-type="float">
            <text:p>0.385751</text:p>
          </table:table-cell>
          <table:table-cell office:value-type="float" office:value="-0.00158774" calcext:value-type="float">
            <text:p>-0.00158774</text:p>
          </table:table-cell>
          <table:table-cell office:value-type="string" calcext:value-type="string">
            <text:p><text:s/></text:p>
          </table:table-cell>
          <table:table-cell office:value-type="float" office:value="0.278721" calcext:value-type="float">
            <text:p>0.278721</text:p>
          </table:table-cell>
          <table:table-cell office:value-type="float" office:value="-0.0265968" calcext:value-type="float">
            <text:p>-0.0265968</text:p>
          </table:table-cell>
          <table:table-cell office:value-type="float" office:value="0.929822" calcext:value-type="float">
            <text:p>0.929822</text:p>
          </table:table-cell>
          <table:table-cell office:value-type="string" calcext:value-type="string">
            <text:p><text:s/></text:p>
          </table:table-cell>
          <table:table-cell office:value-type="float" office:value="-1.63107" calcext:value-type="float">
            <text:p>-1.63107</text:p>
          </table:table-cell>
          <table:table-cell office:value-type="float" office:value="0.00578159" calcext:value-type="float">
            <text:p>0.00578159</text:p>
          </table:table-cell>
          <table:table-cell office:value-type="float" office:value="-1.4346" calcext:value-type="float">
            <text:p>-1.43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0311938" calcext:value-type="float">
            <text:p>-0.0311938</text:p>
          </table:table-cell>
          <table:table-cell office:value-type="float" office:value="-0.693452" calcext:value-type="float">
            <text:p>-0.693452</text:p>
          </table:table-cell>
          <table:table-cell office:value-type="float" office:value="-0.0257495" calcext:value-type="float">
            <text:p>-0.0257495</text:p>
          </table:table-cell>
          <table:table-cell office:value-type="float" office:value="1.74087" calcext:value-type="float">
            <text:p>1.74087</text:p>
          </table:table-cell>
          <table:table-cell office:value-type="float" office:value="-0.0114111" calcext:value-type="float">
            <text:p>-0.0114111</text:p>
          </table:table-cell>
          <table:table-cell office:value-type="float" office:value="0.385348" calcext:value-type="float">
            <text:p>0.385348</text:p>
          </table:table-cell>
          <table:table-cell office:value-type="float" office:value="-0.00149946" calcext:value-type="float">
            <text:p>-0.00149946</text:p>
          </table:table-cell>
          <table:table-cell office:value-type="string" calcext:value-type="string">
            <text:p><text:s/></text:p>
          </table:table-cell>
          <table:table-cell office:value-type="float" office:value="0.278337" calcext:value-type="float">
            <text:p>0.278337</text:p>
          </table:table-cell>
          <table:table-cell office:value-type="float" office:value="-0.0249128" calcext:value-type="float">
            <text:p>-0.0249128</text:p>
          </table:table-cell>
          <table:table-cell office:value-type="float" office:value="0.930412" calcext:value-type="float">
            <text:p>0.930412</text:p>
          </table:table-cell>
          <table:table-cell office:value-type="string" calcext:value-type="string">
            <text:p><text:s/></text:p>
          </table:table-cell>
          <table:table-cell office:value-type="float" office:value="-1.6277" calcext:value-type="float">
            <text:p>-1.6277</text:p>
          </table:table-cell>
          <table:table-cell office:value-type="float" office:value="0.00508792" calcext:value-type="float">
            <text:p>0.00508792</text:p>
          </table:table-cell>
          <table:table-cell office:value-type="float" office:value="-1.433" calcext:value-type="float">
            <text:p>-1.4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0296547" calcext:value-type="float">
            <text:p>-0.0296547</text:p>
          </table:table-cell>
          <table:table-cell office:value-type="float" office:value="-0.693951" calcext:value-type="float">
            <text:p>-0.693951</text:p>
          </table:table-cell>
          <table:table-cell office:value-type="float" office:value="-0.0237483" calcext:value-type="float">
            <text:p>-0.0237483</text:p>
          </table:table-cell>
          <table:table-cell office:value-type="float" office:value="1.74021" calcext:value-type="float">
            <text:p>1.74021</text:p>
          </table:table-cell>
          <table:table-cell office:value-type="float" office:value="-0.0108577" calcext:value-type="float">
            <text:p>-0.0108577</text:p>
          </table:table-cell>
          <table:table-cell office:value-type="float" office:value="0.384946" calcext:value-type="float">
            <text:p>0.384946</text:p>
          </table:table-cell>
          <table:table-cell office:value-type="float" office:value="-0.00141123" calcext:value-type="float">
            <text:p>-0.00141123</text:p>
          </table:table-cell>
          <table:table-cell office:value-type="string" calcext:value-type="string">
            <text:p><text:s/></text:p>
          </table:table-cell>
          <table:table-cell office:value-type="float" office:value="0.277944" calcext:value-type="float">
            <text:p>0.277944</text:p>
          </table:table-cell>
          <table:table-cell office:value-type="float" office:value="-0.0232303" calcext:value-type="float">
            <text:p>-0.0232303</text:p>
          </table:table-cell>
          <table:table-cell office:value-type="float" office:value="0.931001" calcext:value-type="float">
            <text:p>0.931001</text:p>
          </table:table-cell>
          <table:table-cell office:value-type="string" calcext:value-type="string">
            <text:p><text:s/></text:p>
          </table:table-cell>
          <table:table-cell office:value-type="float" office:value="-1.62434" calcext:value-type="float">
            <text:p>-1.62434</text:p>
          </table:table-cell>
          <table:table-cell office:value-type="float" office:value="0.00439168" calcext:value-type="float">
            <text:p>0.00439168</text:p>
          </table:table-cell>
          <table:table-cell office:value-type="float" office:value="-1.4314" calcext:value-type="float">
            <text:p>-1.43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0.0281172" calcext:value-type="float">
            <text:p>-0.0281172</text:p>
          </table:table-cell>
          <table:table-cell office:value-type="float" office:value="-0.69445" calcext:value-type="float">
            <text:p>-0.69445</text:p>
          </table:table-cell>
          <table:table-cell office:value-type="float" office:value="-0.0217478" calcext:value-type="float">
            <text:p>-0.0217478</text:p>
          </table:table-cell>
          <table:table-cell office:value-type="float" office:value="1.73955" calcext:value-type="float">
            <text:p>1.73955</text:p>
          </table:table-cell>
          <table:table-cell office:value-type="float" office:value="-0.010305" calcext:value-type="float">
            <text:p>-0.010305</text:p>
          </table:table-cell>
          <table:table-cell office:value-type="float" office:value="0.384544" calcext:value-type="float">
            <text:p>0.384544</text:p>
          </table:table-cell>
          <table:table-cell office:value-type="float" office:value="-0.00132305" calcext:value-type="float">
            <text:p>-0.00132305</text:p>
          </table:table-cell>
          <table:table-cell office:value-type="string" calcext:value-type="string">
            <text:p><text:s/></text:p>
          </table:table-cell>
          <table:table-cell office:value-type="float" office:value="0.277544" calcext:value-type="float">
            <text:p>0.277544</text:p>
          </table:table-cell>
          <table:table-cell office:value-type="float" office:value="-0.0215493" calcext:value-type="float">
            <text:p>-0.0215493</text:p>
          </table:table-cell>
          <table:table-cell office:value-type="float" office:value="0.931587" calcext:value-type="float">
            <text:p>0.931587</text:p>
          </table:table-cell>
          <table:table-cell office:value-type="string" calcext:value-type="string">
            <text:p><text:s/></text:p>
          </table:table-cell>
          <table:table-cell office:value-type="float" office:value="-1.62098" calcext:value-type="float">
            <text:p>-1.62098</text:p>
          </table:table-cell>
          <table:table-cell office:value-type="float" office:value="0.00369289" calcext:value-type="float">
            <text:p>0.00369289</text:p>
          </table:table-cell>
          <table:table-cell office:value-type="float" office:value="-1.42981" calcext:value-type="float">
            <text:p>-1.429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0265814" calcext:value-type="float">
            <text:p>-0.0265814</text:p>
          </table:table-cell>
          <table:table-cell office:value-type="float" office:value="-0.69495" calcext:value-type="float">
            <text:p>-0.69495</text:p>
          </table:table-cell>
          <table:table-cell office:value-type="float" office:value="-0.019748" calcext:value-type="float">
            <text:p>-0.019748</text:p>
          </table:table-cell>
          <table:table-cell office:value-type="float" office:value="1.73889" calcext:value-type="float">
            <text:p>1.73889</text:p>
          </table:table-cell>
          <table:table-cell office:value-type="float" office:value="-0.00975318" calcext:value-type="float">
            <text:p>-0.00975318</text:p>
          </table:table-cell>
          <table:table-cell office:value-type="float" office:value="0.384143" calcext:value-type="float">
            <text:p>0.384143</text:p>
          </table:table-cell>
          <table:table-cell office:value-type="float" office:value="-0.00123493" calcext:value-type="float">
            <text:p>-0.00123493</text:p>
          </table:table-cell>
          <table:table-cell office:value-type="string" calcext:value-type="string">
            <text:p><text:s/></text:p>
          </table:table-cell>
          <table:table-cell office:value-type="float" office:value="0.277136" calcext:value-type="float">
            <text:p>0.277136</text:p>
          </table:table-cell>
          <table:table-cell office:value-type="float" office:value="-0.0198699" calcext:value-type="float">
            <text:p>-0.0198699</text:p>
          </table:table-cell>
          <table:table-cell office:value-type="float" office:value="0.932172" calcext:value-type="float">
            <text:p>0.932172</text:p>
          </table:table-cell>
          <table:table-cell office:value-type="string" calcext:value-type="string">
            <text:p><text:s/></text:p>
          </table:table-cell>
          <table:table-cell office:value-type="float" office:value="-1.61763" calcext:value-type="float">
            <text:p>-1.61763</text:p>
          </table:table-cell>
          <table:table-cell office:value-type="float" office:value="0.00299157" calcext:value-type="float">
            <text:p>0.00299157</text:p>
          </table:table-cell>
          <table:table-cell office:value-type="float" office:value="-1.42822" calcext:value-type="float">
            <text:p>-1.428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0250472" calcext:value-type="float">
            <text:p>-0.0250472</text:p>
          </table:table-cell>
          <table:table-cell office:value-type="float" office:value="-0.695451" calcext:value-type="float">
            <text:p>-0.695451</text:p>
          </table:table-cell>
          <table:table-cell office:value-type="float" office:value="-0.0177491" calcext:value-type="float">
            <text:p>-0.0177491</text:p>
          </table:table-cell>
          <table:table-cell office:value-type="float" office:value="1.73822" calcext:value-type="float">
            <text:p>1.73822</text:p>
          </table:table-cell>
          <table:table-cell office:value-type="float" office:value="-0.00920218" calcext:value-type="float">
            <text:p>-0.00920218</text:p>
          </table:table-cell>
          <table:table-cell office:value-type="float" office:value="0.383742" calcext:value-type="float">
            <text:p>0.383742</text:p>
          </table:table-cell>
          <table:table-cell office:value-type="float" office:value="-0.00114687" calcext:value-type="float">
            <text:p>-0.00114687</text:p>
          </table:table-cell>
          <table:table-cell office:value-type="string" calcext:value-type="string">
            <text:p><text:s/></text:p>
          </table:table-cell>
          <table:table-cell office:value-type="float" office:value="0.27672" calcext:value-type="float">
            <text:p>0.27672</text:p>
          </table:table-cell>
          <table:table-cell office:value-type="float" office:value="-0.0181923" calcext:value-type="float">
            <text:p>-0.0181923</text:p>
          </table:table-cell>
          <table:table-cell office:value-type="float" office:value="0.932754" calcext:value-type="float">
            <text:p>0.932754</text:p>
          </table:table-cell>
          <table:table-cell office:value-type="string" calcext:value-type="string">
            <text:p><text:s/></text:p>
          </table:table-cell>
          <table:table-cell office:value-type="float" office:value="-1.61427" calcext:value-type="float">
            <text:p>-1.61427</text:p>
          </table:table-cell>
          <table:table-cell office:value-type="float" office:value="0.00228776" calcext:value-type="float">
            <text:p>0.00228776</text:p>
          </table:table-cell>
          <table:table-cell office:value-type="float" office:value="-1.42663" calcext:value-type="float">
            <text:p>-1.426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0.0235148" calcext:value-type="float">
            <text:p>-0.0235148</text:p>
          </table:table-cell>
          <table:table-cell office:value-type="float" office:value="-0.695951" calcext:value-type="float">
            <text:p>-0.695951</text:p>
          </table:table-cell>
          <table:table-cell office:value-type="float" office:value="-0.0157511" calcext:value-type="float">
            <text:p>-0.0157511</text:p>
          </table:table-cell>
          <table:table-cell office:value-type="float" office:value="1.73756" calcext:value-type="float">
            <text:p>1.73756</text:p>
          </table:table-cell>
          <table:table-cell office:value-type="float" office:value="-0.008652" calcext:value-type="float">
            <text:p>-0.008652</text:p>
          </table:table-cell>
          <table:table-cell office:value-type="float" office:value="0.383343" calcext:value-type="float">
            <text:p>0.383343</text:p>
          </table:table-cell>
          <table:table-cell office:value-type="float" office:value="-0.00105888" calcext:value-type="float">
            <text:p>-0.00105888</text:p>
          </table:table-cell>
          <table:table-cell office:value-type="string" calcext:value-type="string">
            <text:p><text:s/></text:p>
          </table:table-cell>
          <table:table-cell office:value-type="float" office:value="0.276297" calcext:value-type="float">
            <text:p>0.276297</text:p>
          </table:table-cell>
          <table:table-cell office:value-type="float" office:value="-0.0165164" calcext:value-type="float">
            <text:p>-0.0165164</text:p>
          </table:table-cell>
          <table:table-cell office:value-type="float" office:value="0.933335" calcext:value-type="float">
            <text:p>0.933335</text:p>
          </table:table-cell>
          <table:table-cell office:value-type="string" calcext:value-type="string">
            <text:p><text:s/></text:p>
          </table:table-cell>
          <table:table-cell office:value-type="float" office:value="-1.61092" calcext:value-type="float">
            <text:p>-1.61092</text:p>
          </table:table-cell>
          <table:table-cell office:value-type="float" office:value="0.00158146" calcext:value-type="float">
            <text:p>0.00158146</text:p>
          </table:table-cell>
          <table:table-cell office:value-type="float" office:value="-1.42504" calcext:value-type="float">
            <text:p>-1.425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219842" calcext:value-type="float">
            <text:p>-0.0219842</text:p>
          </table:table-cell>
          <table:table-cell office:value-type="float" office:value="-0.696453" calcext:value-type="float">
            <text:p>-0.696453</text:p>
          </table:table-cell>
          <table:table-cell office:value-type="float" office:value="-0.0137539" calcext:value-type="float">
            <text:p>-0.0137539</text:p>
          </table:table-cell>
          <table:table-cell office:value-type="float" office:value="1.7369" calcext:value-type="float">
            <text:p>1.7369</text:p>
          </table:table-cell>
          <table:table-cell office:value-type="float" office:value="-0.00810268" calcext:value-type="float">
            <text:p>-0.00810268</text:p>
          </table:table-cell>
          <table:table-cell office:value-type="float" office:value="0.382944" calcext:value-type="float">
            <text:p>0.382944</text:p>
          </table:table-cell>
          <table:table-cell office:value-type="float" office:value="-0.000970947" calcext:value-type="float">
            <text:p>-0.000970947</text:p>
          </table:table-cell>
          <table:table-cell office:value-type="string" calcext:value-type="string">
            <text:p><text:s/></text:p>
          </table:table-cell>
          <table:table-cell office:value-type="float" office:value="0.275866" calcext:value-type="float">
            <text:p>0.275866</text:p>
          </table:table-cell>
          <table:table-cell office:value-type="float" office:value="-0.0148424" calcext:value-type="float">
            <text:p>-0.0148424</text:p>
          </table:table-cell>
          <table:table-cell office:value-type="float" office:value="0.933913" calcext:value-type="float">
            <text:p>0.933913</text:p>
          </table:table-cell>
          <table:table-cell office:value-type="string" calcext:value-type="string">
            <text:p><text:s/></text:p>
          </table:table-cell>
          <table:table-cell office:value-type="float" office:value="-1.60757" calcext:value-type="float">
            <text:p>-1.60757</text:p>
          </table:table-cell>
          <table:table-cell office:value-type="float" office:value="0.000872715" calcext:value-type="float">
            <text:p>0.000872715</text:p>
          </table:table-cell>
          <table:table-cell office:value-type="float" office:value="-1.42346" calcext:value-type="float">
            <text:p>-1.423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0.0204555" calcext:value-type="float">
            <text:p>-0.0204555</text:p>
          </table:table-cell>
          <table:table-cell office:value-type="float" office:value="-0.696955" calcext:value-type="float">
            <text:p>-0.696955</text:p>
          </table:table-cell>
          <table:table-cell office:value-type="float" office:value="-0.0117578" calcext:value-type="float">
            <text:p>-0.0117578</text:p>
          </table:table-cell>
          <table:table-cell office:value-type="float" office:value="1.73623" calcext:value-type="float">
            <text:p>1.73623</text:p>
          </table:table-cell>
          <table:table-cell office:value-type="float" office:value="-0.00755422" calcext:value-type="float">
            <text:p>-0.00755422</text:p>
          </table:table-cell>
          <table:table-cell office:value-type="float" office:value="0.382545" calcext:value-type="float">
            <text:p>0.382545</text:p>
          </table:table-cell>
          <table:table-cell office:value-type="float" office:value="-0.000883083" calcext:value-type="float">
            <text:p>-0.000883083</text:p>
          </table:table-cell>
          <table:table-cell office:value-type="string" calcext:value-type="string">
            <text:p><text:s/></text:p>
          </table:table-cell>
          <table:table-cell office:value-type="float" office:value="0.275427" calcext:value-type="float">
            <text:p>0.275427</text:p>
          </table:table-cell>
          <table:table-cell office:value-type="float" office:value="-0.0131704" calcext:value-type="float">
            <text:p>-0.0131704</text:p>
          </table:table-cell>
          <table:table-cell office:value-type="float" office:value="0.93449" calcext:value-type="float">
            <text:p>0.93449</text:p>
          </table:table-cell>
          <table:table-cell office:value-type="string" calcext:value-type="string">
            <text:p><text:s/></text:p>
          </table:table-cell>
          <table:table-cell office:value-type="float" office:value="-1.60423" calcext:value-type="float">
            <text:p>-1.60423</text:p>
          </table:table-cell>
          <table:table-cell office:value-type="float" office:value="0.00016154" calcext:value-type="float">
            <text:p>0.00016154</text:p>
          </table:table-cell>
          <table:table-cell office:value-type="float" office:value="-1.42187" calcext:value-type="float">
            <text:p>-1.421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0.0189285" calcext:value-type="float">
            <text:p>-0.0189285</text:p>
          </table:table-cell>
          <table:table-cell office:value-type="float" office:value="-0.697457" calcext:value-type="float">
            <text:p>-0.697457</text:p>
          </table:table-cell>
          <table:table-cell office:value-type="float" office:value="-0.00976267" calcext:value-type="float">
            <text:p>-0.00976267</text:p>
          </table:table-cell>
          <table:table-cell office:value-type="float" office:value="1.73557" calcext:value-type="float">
            <text:p>1.73557</text:p>
          </table:table-cell>
          <table:table-cell office:value-type="float" office:value="-0.00700664" calcext:value-type="float">
            <text:p>-0.00700664</text:p>
          </table:table-cell>
          <table:table-cell office:value-type="float" office:value="0.382147" calcext:value-type="float">
            <text:p>0.382147</text:p>
          </table:table-cell>
          <table:table-cell office:value-type="float" office:value="-0.000795289" calcext:value-type="float">
            <text:p>-0.000795289</text:p>
          </table:table-cell>
          <table:table-cell office:value-type="string" calcext:value-type="string">
            <text:p><text:s/></text:p>
          </table:table-cell>
          <table:table-cell office:value-type="float" office:value="0.274981" calcext:value-type="float">
            <text:p>0.274981</text:p>
          </table:table-cell>
          <table:table-cell office:value-type="float" office:value="-0.0115003" calcext:value-type="float">
            <text:p>-0.0115003</text:p>
          </table:table-cell>
          <table:table-cell office:value-type="float" office:value="0.935065" calcext:value-type="float">
            <text:p>0.935065</text:p>
          </table:table-cell>
          <table:table-cell office:value-type="string" calcext:value-type="string">
            <text:p><text:s/></text:p>
          </table:table-cell>
          <table:table-cell office:value-type="float" office:value="-1.60089" calcext:value-type="float">
            <text:p>-1.60089</text:p>
          </table:table-cell>
          <table:table-cell office:value-type="float" office:value="-0.00055204" calcext:value-type="float">
            <text:p>-0.00055204</text:p>
          </table:table-cell>
          <table:table-cell office:value-type="float" office:value="-1.42029" calcext:value-type="float">
            <text:p>-1.420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0.0174035" calcext:value-type="float">
            <text:p>-0.0174035</text:p>
          </table:table-cell>
          <table:table-cell office:value-type="float" office:value="-0.69796" calcext:value-type="float">
            <text:p>-0.69796</text:p>
          </table:table-cell>
          <table:table-cell office:value-type="float" office:value="-0.00776865" calcext:value-type="float">
            <text:p>-0.00776865</text:p>
          </table:table-cell>
          <table:table-cell office:value-type="float" office:value="1.73491" calcext:value-type="float">
            <text:p>1.73491</text:p>
          </table:table-cell>
          <table:table-cell office:value-type="float" office:value="-0.00645994" calcext:value-type="float">
            <text:p>-0.00645994</text:p>
          </table:table-cell>
          <table:table-cell office:value-type="float" office:value="0.38175" calcext:value-type="float">
            <text:p>0.38175</text:p>
          </table:table-cell>
          <table:table-cell office:value-type="float" office:value="-0.000707566" calcext:value-type="float">
            <text:p>-0.000707566</text:p>
          </table:table-cell>
          <table:table-cell office:value-type="string" calcext:value-type="string">
            <text:p><text:s/></text:p>
          </table:table-cell>
          <table:table-cell office:value-type="float" office:value="0.274527" calcext:value-type="float">
            <text:p>0.274527</text:p>
          </table:table-cell>
          <table:table-cell office:value-type="float" office:value="-0.00983232" calcext:value-type="float">
            <text:p>-0.00983232</text:p>
          </table:table-cell>
          <table:table-cell office:value-type="float" office:value="0.935637" calcext:value-type="float">
            <text:p>0.935637</text:p>
          </table:table-cell>
          <table:table-cell office:value-type="string" calcext:value-type="string">
            <text:p><text:s/></text:p>
          </table:table-cell>
          <table:table-cell office:value-type="float" office:value="-1.59755" calcext:value-type="float">
            <text:p>-1.59755</text:p>
          </table:table-cell>
          <table:table-cell office:value-type="float" office:value="-0.001268" calcext:value-type="float">
            <text:p>-0.001268</text:p>
          </table:table-cell>
          <table:table-cell office:value-type="float" office:value="-1.41872" calcext:value-type="float">
            <text:p>-1.418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0158804" calcext:value-type="float">
            <text:p>-0.0158804</text:p>
          </table:table-cell>
          <table:table-cell office:value-type="float" office:value="-0.698463" calcext:value-type="float">
            <text:p>-0.698463</text:p>
          </table:table-cell>
          <table:table-cell office:value-type="float" office:value="-0.00577577" calcext:value-type="float">
            <text:p>-0.00577577</text:p>
          </table:table-cell>
          <table:table-cell office:value-type="float" office:value="1.73424" calcext:value-type="float">
            <text:p>1.73424</text:p>
          </table:table-cell>
          <table:table-cell office:value-type="float" office:value="-0.00591415" calcext:value-type="float">
            <text:p>-0.00591415</text:p>
          </table:table-cell>
          <table:table-cell office:value-type="float" office:value="0.381354" calcext:value-type="float">
            <text:p>0.381354</text:p>
          </table:table-cell>
          <table:table-cell office:value-type="float" office:value="-0.000619918" calcext:value-type="float">
            <text:p>-0.000619918</text:p>
          </table:table-cell>
          <table:table-cell office:value-type="string" calcext:value-type="string">
            <text:p><text:s/></text:p>
          </table:table-cell>
          <table:table-cell office:value-type="float" office:value="0.274066" calcext:value-type="float">
            <text:p>0.274066</text:p>
          </table:table-cell>
          <table:table-cell office:value-type="float" office:value="-0.00816651" calcext:value-type="float">
            <text:p>-0.00816651</text:p>
          </table:table-cell>
          <table:table-cell office:value-type="float" office:value="0.936208" calcext:value-type="float">
            <text:p>0.936208</text:p>
          </table:table-cell>
          <table:table-cell office:value-type="string" calcext:value-type="string">
            <text:p><text:s/></text:p>
          </table:table-cell>
          <table:table-cell office:value-type="float" office:value="-1.59421" calcext:value-type="float">
            <text:p>-1.59421</text:p>
          </table:table-cell>
          <table:table-cell office:value-type="float" office:value="-0.00198631" calcext:value-type="float">
            <text:p>-0.00198631</text:p>
          </table:table-cell>
          <table:table-cell office:value-type="float" office:value="-1.41715" calcext:value-type="float">
            <text:p>-1.417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0.0143593" calcext:value-type="float">
            <text:p>-0.0143593</text:p>
          </table:table-cell>
          <table:table-cell office:value-type="float" office:value="-0.698966" calcext:value-type="float">
            <text:p>-0.698966</text:p>
          </table:table-cell>
          <table:table-cell office:value-type="float" office:value="-0.0037841" calcext:value-type="float">
            <text:p>-0.0037841</text:p>
          </table:table-cell>
          <table:table-cell office:value-type="float" office:value="1.73358" calcext:value-type="float">
            <text:p>1.73358</text:p>
          </table:table-cell>
          <table:table-cell office:value-type="float" office:value="-0.00536927" calcext:value-type="float">
            <text:p>-0.00536927</text:p>
          </table:table-cell>
          <table:table-cell office:value-type="float" office:value="0.380959" calcext:value-type="float">
            <text:p>0.380959</text:p>
          </table:table-cell>
          <table:table-cell office:value-type="float" office:value="-0.000532345" calcext:value-type="float">
            <text:p>-0.000532345</text:p>
          </table:table-cell>
          <table:table-cell office:value-type="string" calcext:value-type="string">
            <text:p><text:s/></text:p>
          </table:table-cell>
          <table:table-cell office:value-type="float" office:value="0.273598" calcext:value-type="float">
            <text:p>0.273598</text:p>
          </table:table-cell>
          <table:table-cell office:value-type="float" office:value="-0.00650292" calcext:value-type="float">
            <text:p>-0.00650292</text:p>
          </table:table-cell>
          <table:table-cell office:value-type="float" office:value="0.936776" calcext:value-type="float">
            <text:p>0.936776</text:p>
          </table:table-cell>
          <table:table-cell office:value-type="string" calcext:value-type="string">
            <text:p><text:s/></text:p>
          </table:table-cell>
          <table:table-cell office:value-type="float" office:value="-1.59088" calcext:value-type="float">
            <text:p>-1.59088</text:p>
          </table:table-cell>
          <table:table-cell office:value-type="float" office:value="-0.00270695" calcext:value-type="float">
            <text:p>-0.00270695</text:p>
          </table:table-cell>
          <table:table-cell office:value-type="float" office:value="-1.41558" calcext:value-type="float">
            <text:p>-1.415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0.0128402" calcext:value-type="float">
            <text:p>-0.0128402</text:p>
          </table:table-cell>
          <table:table-cell office:value-type="float" office:value="-0.69947" calcext:value-type="float">
            <text:p>-0.69947</text:p>
          </table:table-cell>
          <table:table-cell office:value-type="float" office:value="-0.00179367" calcext:value-type="float">
            <text:p>-0.00179367</text:p>
          </table:table-cell>
          <table:table-cell office:value-type="float" office:value="1.73292" calcext:value-type="float">
            <text:p>1.73292</text:p>
          </table:table-cell>
          <table:table-cell office:value-type="float" office:value="-0.00482532" calcext:value-type="float">
            <text:p>-0.00482532</text:p>
          </table:table-cell>
          <table:table-cell office:value-type="float" office:value="0.380564" calcext:value-type="float">
            <text:p>0.380564</text:p>
          </table:table-cell>
          <table:table-cell office:value-type="float" office:value="-0.000444852" calcext:value-type="float">
            <text:p>-0.000444852</text:p>
          </table:table-cell>
          <table:table-cell office:value-type="string" calcext:value-type="string">
            <text:p><text:s/></text:p>
          </table:table-cell>
          <table:table-cell office:value-type="float" office:value="0.273122" calcext:value-type="float">
            <text:p>0.273122</text:p>
          </table:table-cell>
          <table:table-cell office:value-type="float" office:value="-0.00484164" calcext:value-type="float">
            <text:p>-0.00484164</text:p>
          </table:table-cell>
          <table:table-cell office:value-type="float" office:value="0.937342" calcext:value-type="float">
            <text:p>0.937342</text:p>
          </table:table-cell>
          <table:table-cell office:value-type="string" calcext:value-type="string">
            <text:p><text:s/></text:p>
          </table:table-cell>
          <table:table-cell office:value-type="float" office:value="-1.58755" calcext:value-type="float">
            <text:p>-1.58755</text:p>
          </table:table-cell>
          <table:table-cell office:value-type="float" office:value="-0.00342989" calcext:value-type="float">
            <text:p>-0.00342989</text:p>
          </table:table-cell>
          <table:table-cell office:value-type="float" office:value="-1.41401" calcext:value-type="float">
            <text:p>-1.414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0.0113232" calcext:value-type="float">
            <text:p>-0.0113232</text:p>
          </table:table-cell>
          <table:table-cell office:value-type="float" office:value="-0.699975" calcext:value-type="float">
            <text:p>-0.699975</text:p>
          </table:table-cell>
          <table:table-cell office:value-type="float" office:value="0.000195448" calcext:value-type="float">
            <text:p>0.000195448</text:p>
          </table:table-cell>
          <table:table-cell office:value-type="float" office:value="1.73225" calcext:value-type="float">
            <text:p>1.73225</text:p>
          </table:table-cell>
          <table:table-cell office:value-type="float" office:value="-0.0042823" calcext:value-type="float">
            <text:p>-0.0042823</text:p>
          </table:table-cell>
          <table:table-cell office:value-type="float" office:value="0.38017" calcext:value-type="float">
            <text:p>0.38017</text:p>
          </table:table-cell>
          <table:table-cell office:value-type="float" office:value="-0.000357438" calcext:value-type="float">
            <text:p>-0.000357438</text:p>
          </table:table-cell>
          <table:table-cell office:value-type="string" calcext:value-type="string">
            <text:p><text:s/></text:p>
          </table:table-cell>
          <table:table-cell office:value-type="float" office:value="0.272638" calcext:value-type="float">
            <text:p>0.272638</text:p>
          </table:table-cell>
          <table:table-cell office:value-type="float" office:value="-0.00318274" calcext:value-type="float">
            <text:p>-0.00318274</text:p>
          </table:table-cell>
          <table:table-cell office:value-type="float" office:value="0.937906" calcext:value-type="float">
            <text:p>0.937906</text:p>
          </table:table-cell>
          <table:table-cell office:value-type="string" calcext:value-type="string">
            <text:p><text:s/></text:p>
          </table:table-cell>
          <table:table-cell office:value-type="float" office:value="-1.58422" calcext:value-type="float">
            <text:p>-1.58422</text:p>
          </table:table-cell>
          <table:table-cell office:value-type="float" office:value="-0.0041551" calcext:value-type="float">
            <text:p>-0.0041551</text:p>
          </table:table-cell>
          <table:table-cell office:value-type="float" office:value="-1.41244" calcext:value-type="float">
            <text:p>-1.412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0.00980828" calcext:value-type="float">
            <text:p>-0.00980828</text:p>
          </table:table-cell>
          <table:table-cell office:value-type="float" office:value="-0.700479" calcext:value-type="float">
            <text:p>-0.700479</text:p>
          </table:table-cell>
          <table:table-cell office:value-type="float" office:value="0.00218321" calcext:value-type="float">
            <text:p>0.00218321</text:p>
          </table:table-cell>
          <table:table-cell office:value-type="float" office:value="1.73159" calcext:value-type="float">
            <text:p>1.73159</text:p>
          </table:table-cell>
          <table:table-cell office:value-type="float" office:value="-0.00374024" calcext:value-type="float">
            <text:p>-0.00374024</text:p>
          </table:table-cell>
          <table:table-cell office:value-type="float" office:value="0.379777" calcext:value-type="float">
            <text:p>0.379777</text:p>
          </table:table-cell>
          <table:table-cell office:value-type="float" office:value="-0.000270108" calcext:value-type="float">
            <text:p>-0.000270108</text:p>
          </table:table-cell>
          <table:table-cell office:value-type="string" calcext:value-type="string">
            <text:p><text:s/></text:p>
          </table:table-cell>
          <table:table-cell office:value-type="float" office:value="0.272147" calcext:value-type="float">
            <text:p>0.272147</text:p>
          </table:table-cell>
          <table:table-cell office:value-type="float" office:value="-0.00152628" calcext:value-type="float">
            <text:p>-0.00152628</text:p>
          </table:table-cell>
          <table:table-cell office:value-type="float" office:value="0.938468" calcext:value-type="float">
            <text:p>0.938468</text:p>
          </table:table-cell>
          <table:table-cell office:value-type="string" calcext:value-type="string">
            <text:p><text:s/></text:p>
          </table:table-cell>
          <table:table-cell office:value-type="float" office:value="-1.5809" calcext:value-type="float">
            <text:p>-1.5809</text:p>
          </table:table-cell>
          <table:table-cell office:value-type="float" office:value="-0.00488256" calcext:value-type="float">
            <text:p>-0.00488256</text:p>
          </table:table-cell>
          <table:table-cell office:value-type="float" office:value="-1.41088" calcext:value-type="float">
            <text:p>-1.410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00829549" calcext:value-type="float">
            <text:p>-0.00829549</text:p>
          </table:table-cell>
          <table:table-cell office:value-type="float" office:value="-0.700984" calcext:value-type="float">
            <text:p>-0.700984</text:p>
          </table:table-cell>
          <table:table-cell office:value-type="float" office:value="0.00416955" calcext:value-type="float">
            <text:p>0.00416955</text:p>
          </table:table-cell>
          <table:table-cell office:value-type="float" office:value="1.73093" calcext:value-type="float">
            <text:p>1.73093</text:p>
          </table:table-cell>
          <table:table-cell office:value-type="float" office:value="-0.00319914" calcext:value-type="float">
            <text:p>-0.00319914</text:p>
          </table:table-cell>
          <table:table-cell office:value-type="float" office:value="0.379385" calcext:value-type="float">
            <text:p>0.379385</text:p>
          </table:table-cell>
          <table:table-cell office:value-type="float" office:value="-0.000182863" calcext:value-type="float">
            <text:p>-0.000182863</text:p>
          </table:table-cell>
          <table:table-cell office:value-type="string" calcext:value-type="string">
            <text:p><text:s/></text:p>
          </table:table-cell>
          <table:table-cell office:value-type="float" office:value="0.271649" calcext:value-type="float">
            <text:p>0.271649</text:p>
          </table:table-cell>
          <table:table-cell office:value-type="float" office:value="0.000127653" calcext:value-type="float">
            <text:p>0.000127653</text:p>
          </table:table-cell>
          <table:table-cell office:value-type="float" office:value="0.939028" calcext:value-type="float">
            <text:p>0.939028</text:p>
          </table:table-cell>
          <table:table-cell office:value-type="string" calcext:value-type="string">
            <text:p><text:s/></text:p>
          </table:table-cell>
          <table:table-cell office:value-type="float" office:value="-1.57758" calcext:value-type="float">
            <text:p>-1.57758</text:p>
          </table:table-cell>
          <table:table-cell office:value-type="float" office:value="-0.00561225" calcext:value-type="float">
            <text:p>-0.00561225</text:p>
          </table:table-cell>
          <table:table-cell office:value-type="float" office:value="-1.40933" calcext:value-type="float">
            <text:p>-1.409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0.00678487" calcext:value-type="float">
            <text:p>-0.00678487</text:p>
          </table:table-cell>
          <table:table-cell office:value-type="float" office:value="-0.70149" calcext:value-type="float">
            <text:p>-0.70149</text:p>
          </table:table-cell>
          <table:table-cell office:value-type="float" office:value="0.00615443" calcext:value-type="float">
            <text:p>0.00615443</text:p>
          </table:table-cell>
          <table:table-cell office:value-type="float" office:value="1.73027" calcext:value-type="float">
            <text:p>1.73027</text:p>
          </table:table-cell>
          <table:table-cell office:value-type="float" office:value="-0.00265902" calcext:value-type="float">
            <text:p>-0.00265902</text:p>
          </table:table-cell>
          <table:table-cell office:value-type="float" office:value="0.378993" calcext:value-type="float">
            <text:p>0.378993</text:p>
          </table:table-cell>
          <table:table-cell table:style-name="ce1" office:value-type="float" office:value="-0.0000957057" calcext:value-type="float">
            <text:p>-9.57E-05</text:p>
          </table:table-cell>
          <table:table-cell office:value-type="string" calcext:value-type="string">
            <text:p><text:s/></text:p>
          </table:table-cell>
          <table:table-cell office:value-type="float" office:value="0.271144" calcext:value-type="float">
            <text:p>0.271144</text:p>
          </table:table-cell>
          <table:table-cell office:value-type="float" office:value="0.001779" calcext:value-type="float">
            <text:p>0.001779</text:p>
          </table:table-cell>
          <table:table-cell office:value-type="float" office:value="0.939585" calcext:value-type="float">
            <text:p>0.939585</text:p>
          </table:table-cell>
          <table:table-cell office:value-type="string" calcext:value-type="string">
            <text:p><text:s/></text:p>
          </table:table-cell>
          <table:table-cell office:value-type="float" office:value="-1.57427" calcext:value-type="float">
            <text:p>-1.57427</text:p>
          </table:table-cell>
          <table:table-cell office:value-type="float" office:value="-0.00634413" calcext:value-type="float">
            <text:p>-0.00634413</text:p>
          </table:table-cell>
          <table:table-cell office:value-type="float" office:value="-1.40777" calcext:value-type="float">
            <text:p>-1.407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00685713" calcext:value-type="float">
            <text:p>-0.00685713</text:p>
          </table:table-cell>
          <table:table-cell office:value-type="float" office:value="-0.701452" calcext:value-type="float">
            <text:p>-0.701452</text:p>
          </table:table-cell>
          <table:table-cell office:value-type="float" office:value="0.00605951" calcext:value-type="float">
            <text:p>0.00605951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0268485" calcext:value-type="float">
            <text:p>-0.00268485</text:p>
          </table:table-cell>
          <table:table-cell office:value-type="float" office:value="0.379023" calcext:value-type="float">
            <text:p>0.379023</text:p>
          </table:table-cell>
          <table:table-cell table:style-name="ce1" office:value-type="float" office:value="-0.000099906" calcext:value-type="float">
            <text:p>-9.99E-05</text:p>
          </table:table-cell>
          <table:table-cell office:value-type="string" calcext:value-type="string">
            <text:p><text:s/></text:p>
          </table:table-cell>
          <table:table-cell office:value-type="float" office:value="0.271183" calcext:value-type="float">
            <text:p>0.271183</text:p>
          </table:table-cell>
          <table:table-cell office:value-type="float" office:value="0.00169992" calcext:value-type="float">
            <text:p>0.00169992</text:p>
          </table:table-cell>
          <table:table-cell office:value-type="float" office:value="0.939542" calcext:value-type="float">
            <text:p>0.939542</text:p>
          </table:table-cell>
          <table:table-cell office:value-type="string" calcext:value-type="string">
            <text:p><text:s/></text:p>
          </table:table-cell>
          <table:table-cell office:value-type="float" office:value="-1.57443" calcext:value-type="float">
            <text:p>-1.57443</text:p>
          </table:table-cell>
          <table:table-cell office:value-type="float" office:value="-0.00630909" calcext:value-type="float">
            <text:p>-0.00630909</text:p>
          </table:table-cell>
          <table:table-cell office:value-type="float" office:value="-1.40789" calcext:value-type="float">
            <text:p>-1.407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0.00685361" calcext:value-type="float">
            <text:p>-0.00685361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414" calcext:value-type="float">
            <text:p>0.00606414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59" calcext:value-type="float">
            <text:p>-0.00268359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018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78" calcext:value-type="float">
            <text:p>0.00170378</text:p>
          </table:table-cell>
          <table:table-cell office:value-type="float" office:value="0.939546" calcext:value-type="float">
            <text:p>0.939546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8" calcext:value-type="float">
            <text:p>-0.0063108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0.00685378" calcext:value-type="float">
            <text:p>-0.00685378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1" calcext:value-type="float">
            <text:p>0.00606391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7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" calcext:value-type="float">
            <text:p>0.0017036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0.00843722" calcext:value-type="float">
            <text:p>-0.00843722</text:p>
          </table:table-cell>
          <table:table-cell office:value-type="float" office:value="-0.701458" calcext:value-type="float">
            <text:p>-0.701458</text:p>
          </table:table-cell>
          <table:table-cell office:value-type="float" office:value="0.00398022" calcext:value-type="float">
            <text:p>0.00398022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0325141" calcext:value-type="float">
            <text:p>-0.00325141</text:p>
          </table:table-cell>
          <table:table-cell office:value-type="float" office:value="0.379029" calcext:value-type="float">
            <text:p>0.379029</text:p>
          </table:table-cell>
          <table:table-cell office:value-type="float" office:value="-0.000192006" calcext:value-type="float">
            <text:p>-0.000192006</text:p>
          </table:table-cell>
          <table:table-cell office:value-type="string" calcext:value-type="string">
            <text:p><text:s/></text:p>
          </table:table-cell>
          <table:table-cell office:value-type="float" office:value="0.271175" calcext:value-type="float">
            <text:p>0.271175</text:p>
          </table:table-cell>
          <table:table-cell table:style-name="ce1" office:value-type="float" office:value="-0.0000242483" calcext:value-type="float">
            <text:p>-2.42E-05</text:p>
          </table:table-cell>
          <table:table-cell office:value-type="float" office:value="0.939547" calcext:value-type="float">
            <text:p>0.939547</text:p>
          </table:table-cell>
          <table:table-cell office:value-type="string" calcext:value-type="string">
            <text:p><text:s/></text:p>
          </table:table-cell>
          <table:table-cell office:value-type="float" office:value="-1.5779" calcext:value-type="float">
            <text:p>-1.5779</text:p>
          </table:table-cell>
          <table:table-cell office:value-type="float" office:value="-0.00554354" calcext:value-type="float">
            <text:p>-0.00554354</text:p>
          </table:table-cell>
          <table:table-cell office:value-type="float" office:value="-1.40789" calcext:value-type="float">
            <text:p>-1.407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0.00994369" calcext:value-type="float">
            <text:p>-0.00994369</text:p>
          </table:table-cell>
          <table:table-cell office:value-type="float" office:value="-0.701461" calcext:value-type="float">
            <text:p>-0.701461</text:p>
          </table:table-cell>
          <table:table-cell office:value-type="float" office:value="0.00199782" calcext:value-type="float">
            <text:p>0.00199782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0379157" calcext:value-type="float">
            <text:p>-0.00379157</text:p>
          </table:table-cell>
          <table:table-cell office:value-type="float" office:value="0.379037" calcext:value-type="float">
            <text:p>0.379037</text:p>
          </table:table-cell>
          <table:table-cell office:value-type="float" office:value="-0.000279811" calcext:value-type="float">
            <text:p>-0.000279811</text:p>
          </table:table-cell>
          <table:table-cell office:value-type="string" calcext:value-type="string">
            <text:p><text:s/></text:p>
          </table:table-cell>
          <table:table-cell office:value-type="float" office:value="0.271165" calcext:value-type="float">
            <text:p>0.271165</text:p>
          </table:table-cell>
          <table:table-cell office:value-type="float" office:value="-0.00166806" calcext:value-type="float">
            <text:p>-0.00166806</text:p>
          </table:table-cell>
          <table:table-cell office:value-type="float" office:value="0.939546" calcext:value-type="float">
            <text:p>0.939546</text:p>
          </table:table-cell>
          <table:table-cell office:value-type="string" calcext:value-type="string">
            <text:p><text:s/></text:p>
          </table:table-cell>
          <table:table-cell office:value-type="float" office:value="-1.58121" calcext:value-type="float">
            <text:p>-1.58121</text:p>
          </table:table-cell>
          <table:table-cell office:value-type="float" office:value="-0.00481366" calcext:value-type="float">
            <text:p>-0.00481366</text:p>
          </table:table-cell>
          <table:table-cell office:value-type="float" office:value="-1.40789" calcext:value-type="float">
            <text:p>-1.407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0.0114538" calcext:value-type="float">
            <text:p>-0.0114538</text:p>
          </table:table-cell>
          <table:table-cell office:value-type="float" office:value="-0.701465" calcext:value-type="float">
            <text:p>-0.701465</text:p>
          </table:table-cell>
          <table:table-cell table:style-name="ce1" office:value-type="float" office:value="0.0000106199" calcext:value-type="float">
            <text:p>1.06E-05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433306" calcext:value-type="float">
            <text:p>-0.00433306</text:p>
          </table:table-cell>
          <table:table-cell office:value-type="float" office:value="0.379046" calcext:value-type="float">
            <text:p>0.379046</text:p>
          </table:table-cell>
          <table:table-cell office:value-type="float" office:value="-0.000367825" calcext:value-type="float">
            <text:p>-0.000367825</text:p>
          </table:table-cell>
          <table:table-cell office:value-type="string" calcext:value-type="string">
            <text:p><text:s/></text:p>
          </table:table-cell>
          <table:table-cell office:value-type="float" office:value="0.271147" calcext:value-type="float">
            <text:p>0.271147</text:p>
          </table:table-cell>
          <table:table-cell office:value-type="float" office:value="-0.0033158" calcext:value-type="float">
            <text:p>-0.0033158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8454" calcext:value-type="float">
            <text:p>-1.58454</text:p>
          </table:table-cell>
          <table:table-cell office:value-type="float" office:value="-0.00408199" calcext:value-type="float">
            <text:p>-0.00408199</text:p>
          </table:table-cell>
          <table:table-cell office:value-type="float" office:value="-1.4079" calcext:value-type="float">
            <text:p>-1.40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0.0129637" calcext:value-type="float">
            <text:p>-0.0129637</text:p>
          </table:table-cell>
          <table:table-cell office:value-type="float" office:value="-0.70147" calcext:value-type="float">
            <text:p>-0.70147</text:p>
          </table:table-cell>
          <table:table-cell office:value-type="float" office:value="-0.00197619" calcext:value-type="float">
            <text:p>-0.00197619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487444" calcext:value-type="float">
            <text:p>-0.00487444</text:p>
          </table:table-cell>
          <table:table-cell office:value-type="float" office:value="0.379055" calcext:value-type="float">
            <text:p>0.379055</text:p>
          </table:table-cell>
          <table:table-cell office:value-type="float" office:value="-0.000455819" calcext:value-type="float">
            <text:p>-0.000455819</text:p>
          </table:table-cell>
          <table:table-cell office:value-type="string" calcext:value-type="string">
            <text:p><text:s/></text:p>
          </table:table-cell>
          <table:table-cell office:value-type="float" office:value="0.271122" calcext:value-type="float">
            <text:p>0.271122</text:p>
          </table:table-cell>
          <table:table-cell office:value-type="float" office:value="-0.00496313" calcext:value-type="float">
            <text:p>-0.00496313</text:p>
          </table:table-cell>
          <table:table-cell office:value-type="float" office:value="0.939542" calcext:value-type="float">
            <text:p>0.939542</text:p>
          </table:table-cell>
          <table:table-cell office:value-type="string" calcext:value-type="string">
            <text:p><text:s/></text:p>
          </table:table-cell>
          <table:table-cell office:value-type="float" office:value="-1.58786" calcext:value-type="float">
            <text:p>-1.58786</text:p>
          </table:table-cell>
          <table:table-cell office:value-type="float" office:value="-0.00335046" calcext:value-type="float">
            <text:p>-0.00335046</text:p>
          </table:table-cell>
          <table:table-cell office:value-type="float" office:value="-1.40791" calcext:value-type="float">
            <text:p>-1.407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0.0144734" calcext:value-type="float">
            <text:p>-0.0144734</text:p>
          </table:table-cell>
          <table:table-cell office:value-type="float" office:value="-0.701475" calcext:value-type="float">
            <text:p>-0.701475</text:p>
          </table:table-cell>
          <table:table-cell office:value-type="float" office:value="-0.00396282" calcext:value-type="float">
            <text:p>-0.00396282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541578" calcext:value-type="float">
            <text:p>-0.00541578</text:p>
          </table:table-cell>
          <table:table-cell office:value-type="float" office:value="0.379064" calcext:value-type="float">
            <text:p>0.379064</text:p>
          </table:table-cell>
          <table:table-cell office:value-type="float" office:value="-0.000543801" calcext:value-type="float">
            <text:p>-0.000543801</text:p>
          </table:table-cell>
          <table:table-cell office:value-type="string" calcext:value-type="string">
            <text:p><text:s/></text:p>
          </table:table-cell>
          <table:table-cell office:value-type="float" office:value="0.271091" calcext:value-type="float">
            <text:p>0.271091</text:p>
          </table:table-cell>
          <table:table-cell office:value-type="float" office:value="-0.00661019" calcext:value-type="float">
            <text:p>-0.00661019</text:p>
          </table:table-cell>
          <table:table-cell office:value-type="float" office:value="0.939538" calcext:value-type="float">
            <text:p>0.939538</text:p>
          </table:table-cell>
          <table:table-cell office:value-type="string" calcext:value-type="string">
            <text:p><text:s/></text:p>
          </table:table-cell>
          <table:table-cell office:value-type="float" office:value="-1.59118" calcext:value-type="float">
            <text:p>-1.59118</text:p>
          </table:table-cell>
          <table:table-cell office:value-type="float" office:value="-0.00261899" calcext:value-type="float">
            <text:p>-0.00261899</text:p>
          </table:table-cell>
          <table:table-cell office:value-type="float" office:value="-1.40793" calcext:value-type="float">
            <text:p>-1.407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0.0159829" calcext:value-type="float">
            <text:p>-0.0159829</text:p>
          </table:table-cell>
          <table:table-cell office:value-type="float" office:value="-0.701481" calcext:value-type="float">
            <text:p>-0.701481</text:p>
          </table:table-cell>
          <table:table-cell office:value-type="float" office:value="-0.00594919" calcext:value-type="float">
            <text:p>-0.00594919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595706" calcext:value-type="float">
            <text:p>-0.00595706</text:p>
          </table:table-cell>
          <table:table-cell office:value-type="float" office:value="0.379074" calcext:value-type="float">
            <text:p>0.379074</text:p>
          </table:table-cell>
          <table:table-cell office:value-type="float" office:value="-0.000631768" calcext:value-type="float">
            <text:p>-0.000631768</text:p>
          </table:table-cell>
          <table:table-cell office:value-type="string" calcext:value-type="string">
            <text:p><text:s/></text:p>
          </table:table-cell>
          <table:table-cell office:value-type="float" office:value="0.271053" calcext:value-type="float">
            <text:p>0.271053</text:p>
          </table:table-cell>
          <table:table-cell office:value-type="float" office:value="-0.0082569" calcext:value-type="float">
            <text:p>-0.0082569</text:p>
          </table:table-cell>
          <table:table-cell office:value-type="float" office:value="0.939533" calcext:value-type="float">
            <text:p>0.939533</text:p>
          </table:table-cell>
          <table:table-cell office:value-type="string" calcext:value-type="string">
            <text:p><text:s/></text:p>
          </table:table-cell>
          <table:table-cell office:value-type="float" office:value="-1.5945" calcext:value-type="float">
            <text:p>-1.5945</text:p>
          </table:table-cell>
          <table:table-cell office:value-type="float" office:value="-0.00188761" calcext:value-type="float">
            <text:p>-0.00188761</text:p>
          </table:table-cell>
          <table:table-cell office:value-type="float" office:value="-1.40794" calcext:value-type="float">
            <text:p>-1.407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0.0174922" calcext:value-type="float">
            <text:p>-0.0174922</text:p>
          </table:table-cell>
          <table:table-cell office:value-type="float" office:value="-0.701487" calcext:value-type="float">
            <text:p>-0.701487</text:p>
          </table:table-cell>
          <table:table-cell office:value-type="float" office:value="-0.00793525" calcext:value-type="float">
            <text:p>-0.00793525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649826" calcext:value-type="float">
            <text:p>-0.00649826</text:p>
          </table:table-cell>
          <table:table-cell office:value-type="float" office:value="0.379084" calcext:value-type="float">
            <text:p>0.379084</text:p>
          </table:table-cell>
          <table:table-cell office:value-type="float" office:value="-0.000719719" calcext:value-type="float">
            <text:p>-0.000719719</text:p>
          </table:table-cell>
          <table:table-cell office:value-type="string" calcext:value-type="string">
            <text:p><text:s/></text:p>
          </table:table-cell>
          <table:table-cell office:value-type="float" office:value="0.271008" calcext:value-type="float">
            <text:p>0.271008</text:p>
          </table:table-cell>
          <table:table-cell office:value-type="float" office:value="-0.00990321" calcext:value-type="float">
            <text:p>-0.00990321</text:p>
          </table:table-cell>
          <table:table-cell office:value-type="float" office:value="0.939527" calcext:value-type="float">
            <text:p>0.939527</text:p>
          </table:table-cell>
          <table:table-cell office:value-type="string" calcext:value-type="string">
            <text:p><text:s/></text:p>
          </table:table-cell>
          <table:table-cell office:value-type="float" office:value="-1.59782" calcext:value-type="float">
            <text:p>-1.59782</text:p>
          </table:table-cell>
          <table:table-cell office:value-type="float" office:value="-0.00115634" calcext:value-type="float">
            <text:p>-0.00115634</text:p>
          </table:table-cell>
          <table:table-cell office:value-type="float" office:value="-1.40796" calcext:value-type="float">
            <text:p>-1.407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0.0190012" calcext:value-type="float">
            <text:p>-0.0190012</text:p>
          </table:table-cell>
          <table:table-cell office:value-type="float" office:value="-0.701495" calcext:value-type="float">
            <text:p>-0.701495</text:p>
          </table:table-cell>
          <table:table-cell office:value-type="float" office:value="-0.00992097" calcext:value-type="float">
            <text:p>-0.00992097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703938" calcext:value-type="float">
            <text:p>-0.00703938</text:p>
          </table:table-cell>
          <table:table-cell office:value-type="float" office:value="0.379094" calcext:value-type="float">
            <text:p>0.379094</text:p>
          </table:table-cell>
          <table:table-cell office:value-type="float" office:value="-0.000807651" calcext:value-type="float">
            <text:p>-0.000807651</text:p>
          </table:table-cell>
          <table:table-cell office:value-type="string" calcext:value-type="string">
            <text:p><text:s/></text:p>
          </table:table-cell>
          <table:table-cell office:value-type="float" office:value="0.270956" calcext:value-type="float">
            <text:p>0.270956</text:p>
          </table:table-cell>
          <table:table-cell office:value-type="float" office:value="-0.011549" calcext:value-type="float">
            <text:p>-0.011549</text:p>
          </table:table-cell>
          <table:table-cell office:value-type="float" office:value="0.939519" calcext:value-type="float">
            <text:p>0.939519</text:p>
          </table:table-cell>
          <table:table-cell office:value-type="string" calcext:value-type="string">
            <text:p><text:s/></text:p>
          </table:table-cell>
          <table:table-cell office:value-type="float" office:value="-1.60114" calcext:value-type="float">
            <text:p>-1.60114</text:p>
          </table:table-cell>
          <table:table-cell office:value-type="float" office:value="-0.000425202" calcext:value-type="float">
            <text:p>-0.000425202</text:p>
          </table:table-cell>
          <table:table-cell office:value-type="float" office:value="-1.40797" calcext:value-type="float">
            <text:p>-1.407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0.02051" calcext:value-type="float">
            <text:p>-0.02051</text:p>
          </table:table-cell>
          <table:table-cell office:value-type="float" office:value="-0.701503" calcext:value-type="float">
            <text:p>-0.701503</text:p>
          </table:table-cell>
          <table:table-cell office:value-type="float" office:value="-0.0119063" calcext:value-type="float">
            <text:p>-0.0119063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758039" calcext:value-type="float">
            <text:p>-0.00758039</text:p>
          </table:table-cell>
          <table:table-cell office:value-type="float" office:value="0.379105" calcext:value-type="float">
            <text:p>0.379105</text:p>
          </table:table-cell>
          <table:table-cell office:value-type="float" office:value="-0.000895562" calcext:value-type="float">
            <text:p>-0.000895562</text:p>
          </table:table-cell>
          <table:table-cell office:value-type="string" calcext:value-type="string">
            <text:p><text:s/></text:p>
          </table:table-cell>
          <table:table-cell office:value-type="float" office:value="0.270898" calcext:value-type="float">
            <text:p>0.270898</text:p>
          </table:table-cell>
          <table:table-cell office:value-type="float" office:value="-0.0131943" calcext:value-type="float">
            <text:p>-0.0131943</text:p>
          </table:table-cell>
          <table:table-cell office:value-type="float" office:value="0.939511" calcext:value-type="float">
            <text:p>0.939511</text:p>
          </table:table-cell>
          <table:table-cell office:value-type="string" calcext:value-type="string">
            <text:p><text:s/></text:p>
          </table:table-cell>
          <table:table-cell office:value-type="float" office:value="-1.60446" calcext:value-type="float">
            <text:p>-1.60446</text:p>
          </table:table-cell>
          <table:table-cell office:value-type="float" office:value="0.000305794" calcext:value-type="float">
            <text:p>0.000305794</text:p>
          </table:table-cell>
          <table:table-cell office:value-type="float" office:value="-1.40799" calcext:value-type="float">
            <text:p>-1.407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0.0220184" calcext:value-type="float">
            <text:p>-0.0220184</text:p>
          </table:table-cell>
          <table:table-cell office:value-type="float" office:value="-0.701511" calcext:value-type="float">
            <text:p>-0.701511</text:p>
          </table:table-cell>
          <table:table-cell office:value-type="float" office:value="-0.0138911" calcext:value-type="float">
            <text:p>-0.0138911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81213" calcext:value-type="float">
            <text:p>-0.0081213</text:p>
          </table:table-cell>
          <table:table-cell office:value-type="float" office:value="0.379116" calcext:value-type="float">
            <text:p>0.379116</text:p>
          </table:table-cell>
          <table:table-cell office:value-type="float" office:value="-0.00098345" calcext:value-type="float">
            <text:p>-0.00098345</text:p>
          </table:table-cell>
          <table:table-cell office:value-type="string" calcext:value-type="string">
            <text:p><text:s/></text:p>
          </table:table-cell>
          <table:table-cell office:value-type="float" office:value="0.270832" calcext:value-type="float">
            <text:p>0.270832</text:p>
          </table:table-cell>
          <table:table-cell office:value-type="float" office:value="-0.014839" calcext:value-type="float">
            <text:p>-0.014839</text:p>
          </table:table-cell>
          <table:table-cell office:value-type="float" office:value="0.939501" calcext:value-type="float">
            <text:p>0.939501</text:p>
          </table:table-cell>
          <table:table-cell office:value-type="string" calcext:value-type="string">
            <text:p><text:s/></text:p>
          </table:table-cell>
          <table:table-cell office:value-type="float" office:value="-1.60777" calcext:value-type="float">
            <text:p>-1.60777</text:p>
          </table:table-cell>
          <table:table-cell office:value-type="float" office:value="0.00103662" calcext:value-type="float">
            <text:p>0.00103662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0.0235265" calcext:value-type="float">
            <text:p>-0.0235265</text:p>
          </table:table-cell>
          <table:table-cell office:value-type="float" office:value="-0.70152" calcext:value-type="float">
            <text:p>-0.70152</text:p>
          </table:table-cell>
          <table:table-cell office:value-type="float" office:value="-0.0158755" calcext:value-type="float">
            <text:p>-0.0158755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866207" calcext:value-type="float">
            <text:p>-0.00866207</text:p>
          </table:table-cell>
          <table:table-cell office:value-type="float" office:value="0.379127" calcext:value-type="float">
            <text:p>0.379127</text:p>
          </table:table-cell>
          <table:table-cell office:value-type="float" office:value="-0.00107131" calcext:value-type="float">
            <text:p>-0.00107131</text:p>
          </table:table-cell>
          <table:table-cell office:value-type="string" calcext:value-type="string">
            <text:p><text:s/></text:p>
          </table:table-cell>
          <table:table-cell office:value-type="float" office:value="0.27076" calcext:value-type="float">
            <text:p>0.27076</text:p>
          </table:table-cell>
          <table:table-cell office:value-type="float" office:value="-0.016483" calcext:value-type="float">
            <text:p>-0.016483</text:p>
          </table:table-cell>
          <table:table-cell office:value-type="float" office:value="0.93949" calcext:value-type="float">
            <text:p>0.93949</text:p>
          </table:table-cell>
          <table:table-cell office:value-type="string" calcext:value-type="string">
            <text:p><text:s/></text:p>
          </table:table-cell>
          <table:table-cell office:value-type="float" office:value="-1.61109" calcext:value-type="float">
            <text:p>-1.61109</text:p>
          </table:table-cell>
          <table:table-cell office:value-type="float" office:value="0.00176727" calcext:value-type="float">
            <text:p>0.00176727</text:p>
          </table:table-cell>
          <table:table-cell office:value-type="float" office:value="-1.40804" calcext:value-type="float">
            <text:p>-1.408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0.0250341" calcext:value-type="float">
            <text:p>-0.0250341</text:p>
          </table:table-cell>
          <table:table-cell office:value-type="float" office:value="-0.70153" calcext:value-type="float">
            <text:p>-0.70153</text:p>
          </table:table-cell>
          <table:table-cell office:value-type="float" office:value="-0.0178593" calcext:value-type="float">
            <text:p>-0.0178593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920271" calcext:value-type="float">
            <text:p>-0.00920271</text:p>
          </table:table-cell>
          <table:table-cell office:value-type="float" office:value="0.379139" calcext:value-type="float">
            <text:p>0.379139</text:p>
          </table:table-cell>
          <table:table-cell office:value-type="float" office:value="-0.00115915" calcext:value-type="float">
            <text:p>-0.00115915</text:p>
          </table:table-cell>
          <table:table-cell office:value-type="string" calcext:value-type="string">
            <text:p><text:s/></text:p>
          </table:table-cell>
          <table:table-cell office:value-type="float" office:value="0.270681" calcext:value-type="float">
            <text:p>0.270681</text:p>
          </table:table-cell>
          <table:table-cell office:value-type="float" office:value="-0.0181262" calcext:value-type="float">
            <text:p>-0.0181262</text:p>
          </table:table-cell>
          <table:table-cell office:value-type="float" office:value="0.939478" calcext:value-type="float">
            <text:p>0.939478</text:p>
          </table:table-cell>
          <table:table-cell office:value-type="string" calcext:value-type="string">
            <text:p><text:s/></text:p>
          </table:table-cell>
          <table:table-cell office:value-type="float" office:value="-1.61441" calcext:value-type="float">
            <text:p>-1.61441</text:p>
          </table:table-cell>
          <table:table-cell office:value-type="float" office:value="0.0024977" calcext:value-type="float">
            <text:p>0.0024977</text:p>
          </table:table-cell>
          <table:table-cell office:value-type="float" office:value="-1.40806" calcext:value-type="float">
            <text:p>-1.408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0.0265413" calcext:value-type="float">
            <text:p>-0.0265413</text:p>
          </table:table-cell>
          <table:table-cell office:value-type="float" office:value="-0.70154" calcext:value-type="float">
            <text:p>-0.70154</text:p>
          </table:table-cell>
          <table:table-cell office:value-type="float" office:value="-0.0198425" calcext:value-type="float">
            <text:p>-0.0198425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974319" calcext:value-type="float">
            <text:p>-0.00974319</text:p>
          </table:table-cell>
          <table:table-cell office:value-type="float" office:value="0.379151" calcext:value-type="float">
            <text:p>0.379151</text:p>
          </table:table-cell>
          <table:table-cell office:value-type="float" office:value="-0.00124695" calcext:value-type="float">
            <text:p>-0.00124695</text:p>
          </table:table-cell>
          <table:table-cell office:value-type="string" calcext:value-type="string">
            <text:p><text:s/></text:p>
          </table:table-cell>
          <table:table-cell office:value-type="float" office:value="0.270595" calcext:value-type="float">
            <text:p>0.270595</text:p>
          </table:table-cell>
          <table:table-cell office:value-type="float" office:value="-0.0197687" calcext:value-type="float">
            <text:p>-0.0197687</text:p>
          </table:table-cell>
          <table:table-cell office:value-type="float" office:value="0.939464" calcext:value-type="float">
            <text:p>0.939464</text:p>
          </table:table-cell>
          <table:table-cell office:value-type="string" calcext:value-type="string">
            <text:p><text:s/></text:p>
          </table:table-cell>
          <table:table-cell office:value-type="float" office:value="-1.61772" calcext:value-type="float">
            <text:p>-1.61772</text:p>
          </table:table-cell>
          <table:table-cell office:value-type="float" office:value="0.00322792" calcext:value-type="float">
            <text:p>0.00322792</text:p>
          </table:table-cell>
          <table:table-cell office:value-type="float" office:value="-1.40809" calcext:value-type="float">
            <text:p>-1.40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0.028048" calcext:value-type="float">
            <text:p>-0.028048</text:p>
          </table:table-cell>
          <table:table-cell office:value-type="float" office:value="-0.701552" calcext:value-type="float">
            <text:p>-0.701552</text:p>
          </table:table-cell>
          <table:table-cell office:value-type="float" office:value="-0.0218251" calcext:value-type="float">
            <text:p>-0.0218251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102835" calcext:value-type="float">
            <text:p>-0.0102835</text:p>
          </table:table-cell>
          <table:table-cell office:value-type="float" office:value="0.379163" calcext:value-type="float">
            <text:p>0.379163</text:p>
          </table:table-cell>
          <table:table-cell office:value-type="float" office:value="-0.00133472" calcext:value-type="float">
            <text:p>-0.00133472</text:p>
          </table:table-cell>
          <table:table-cell office:value-type="string" calcext:value-type="string">
            <text:p><text:s/></text:p>
          </table:table-cell>
          <table:table-cell office:value-type="float" office:value="0.270503" calcext:value-type="float">
            <text:p>0.270503</text:p>
          </table:table-cell>
          <table:table-cell office:value-type="float" office:value="-0.0214103" calcext:value-type="float">
            <text:p>-0.0214103</text:p>
          </table:table-cell>
          <table:table-cell office:value-type="float" office:value="0.93945" calcext:value-type="float">
            <text:p>0.93945</text:p>
          </table:table-cell>
          <table:table-cell office:value-type="string" calcext:value-type="string">
            <text:p><text:s/></text:p>
          </table:table-cell>
          <table:table-cell office:value-type="float" office:value="-1.62104" calcext:value-type="float">
            <text:p>-1.62104</text:p>
          </table:table-cell>
          <table:table-cell office:value-type="float" office:value="0.00395789" calcext:value-type="float">
            <text:p>0.00395789</text:p>
          </table:table-cell>
          <table:table-cell office:value-type="float" office:value="-1.40811" calcext:value-type="float">
            <text:p>-1.408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0.0295542" calcext:value-type="float">
            <text:p>-0.0295542</text:p>
          </table:table-cell>
          <table:table-cell office:value-type="float" office:value="-0.701563" calcext:value-type="float">
            <text:p>-0.701563</text:p>
          </table:table-cell>
          <table:table-cell office:value-type="float" office:value="-0.023807" calcext:value-type="float">
            <text:p>-0.023807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108236" calcext:value-type="float">
            <text:p>-0.0108236</text:p>
          </table:table-cell>
          <table:table-cell office:value-type="float" office:value="0.379176" calcext:value-type="float">
            <text:p>0.379176</text:p>
          </table:table-cell>
          <table:table-cell office:value-type="float" office:value="-0.00142246" calcext:value-type="float">
            <text:p>-0.00142246</text:p>
          </table:table-cell>
          <table:table-cell office:value-type="string" calcext:value-type="string">
            <text:p><text:s/></text:p>
          </table:table-cell>
          <table:table-cell office:value-type="float" office:value="0.270403" calcext:value-type="float">
            <text:p>0.270403</text:p>
          </table:table-cell>
          <table:table-cell office:value-type="float" office:value="-0.0230509" calcext:value-type="float">
            <text:p>-0.0230509</text:p>
          </table:table-cell>
          <table:table-cell office:value-type="float" office:value="0.939434" calcext:value-type="float">
            <text:p>0.939434</text:p>
          </table:table-cell>
          <table:table-cell office:value-type="string" calcext:value-type="string">
            <text:p><text:s/></text:p>
          </table:table-cell>
          <table:table-cell office:value-type="float" office:value="-1.62435" calcext:value-type="float">
            <text:p>-1.62435</text:p>
          </table:table-cell>
          <table:table-cell office:value-type="float" office:value="0.00468759" calcext:value-type="float">
            <text:p>0.00468759</text:p>
          </table:table-cell>
          <table:table-cell office:value-type="float" office:value="-1.40814" calcext:value-type="float">
            <text:p>-1.408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0.0310599" calcext:value-type="float">
            <text:p>-0.0310599</text:p>
          </table:table-cell>
          <table:table-cell office:value-type="float" office:value="-0.701576" calcext:value-type="float">
            <text:p>-0.701576</text:p>
          </table:table-cell>
          <table:table-cell office:value-type="float" office:value="-0.0257881" calcext:value-type="float">
            <text:p>-0.0257881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113636" calcext:value-type="float">
            <text:p>-0.0113636</text:p>
          </table:table-cell>
          <table:table-cell office:value-type="float" office:value="0.379189" calcext:value-type="float">
            <text:p>0.379189</text:p>
          </table:table-cell>
          <table:table-cell office:value-type="float" office:value="-0.00151016" calcext:value-type="float">
            <text:p>-0.00151016</text:p>
          </table:table-cell>
          <table:table-cell office:value-type="string" calcext:value-type="string">
            <text:p><text:s/></text:p>
          </table:table-cell>
          <table:table-cell office:value-type="float" office:value="0.270297" calcext:value-type="float">
            <text:p>0.270297</text:p>
          </table:table-cell>
          <table:table-cell office:value-type="float" office:value="-0.0246905" calcext:value-type="float">
            <text:p>-0.0246905</text:p>
          </table:table-cell>
          <table:table-cell office:value-type="float" office:value="0.939418" calcext:value-type="float">
            <text:p>0.939418</text:p>
          </table:table-cell>
          <table:table-cell office:value-type="string" calcext:value-type="string">
            <text:p><text:s/></text:p>
          </table:table-cell>
          <table:table-cell office:value-type="float" office:value="-1.62766" calcext:value-type="float">
            <text:p>-1.62766</text:p>
          </table:table-cell>
          <table:table-cell office:value-type="float" office:value="0.00541702" calcext:value-type="float">
            <text:p>0.00541702</text:p>
          </table:table-cell>
          <table:table-cell office:value-type="float" office:value="-1.40817" calcext:value-type="float">
            <text:p>-1.408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0.0325649" calcext:value-type="float">
            <text:p>-0.0325649</text:p>
          </table:table-cell>
          <table:table-cell office:value-type="float" office:value="-0.701589" calcext:value-type="float">
            <text:p>-0.701589</text:p>
          </table:table-cell>
          <table:table-cell office:value-type="float" office:value="-0.0277684" calcext:value-type="float">
            <text:p>-0.0277684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119033" calcext:value-type="float">
            <text:p>-0.0119033</text:p>
          </table:table-cell>
          <table:table-cell office:value-type="float" office:value="0.379203" calcext:value-type="float">
            <text:p>0.379203</text:p>
          </table:table-cell>
          <table:table-cell office:value-type="float" office:value="-0.00159782" calcext:value-type="float">
            <text:p>-0.00159782</text:p>
          </table:table-cell>
          <table:table-cell office:value-type="string" calcext:value-type="string">
            <text:p><text:s/></text:p>
          </table:table-cell>
          <table:table-cell office:value-type="float" office:value="0.270185" calcext:value-type="float">
            <text:p>0.270185</text:p>
          </table:table-cell>
          <table:table-cell office:value-type="float" office:value="-0.0263291" calcext:value-type="float">
            <text:p>-0.0263291</text:p>
          </table:table-cell>
          <table:table-cell office:value-type="float" office:value="0.9394" calcext:value-type="float">
            <text:p>0.9394</text:p>
          </table:table-cell>
          <table:table-cell office:value-type="string" calcext:value-type="string">
            <text:p><text:s/></text:p>
          </table:table-cell>
          <table:table-cell office:value-type="float" office:value="-1.63097" calcext:value-type="float">
            <text:p>-1.63097</text:p>
          </table:table-cell>
          <table:table-cell office:value-type="float" office:value="0.00614614" calcext:value-type="float">
            <text:p>0.00614614</text:p>
          </table:table-cell>
          <table:table-cell office:value-type="float" office:value="-1.40821" calcext:value-type="float">
            <text:p>-1.408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0.0340694" calcext:value-type="float">
            <text:p>-0.0340694</text:p>
          </table:table-cell>
          <table:table-cell office:value-type="float" office:value="-0.701602" calcext:value-type="float">
            <text:p>-0.701602</text:p>
          </table:table-cell>
          <table:table-cell office:value-type="float" office:value="-0.0297479" calcext:value-type="float">
            <text:p>-0.0297479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124429" calcext:value-type="float">
            <text:p>-0.0124429</text:p>
          </table:table-cell>
          <table:table-cell office:value-type="float" office:value="0.379216" calcext:value-type="float">
            <text:p>0.379216</text:p>
          </table:table-cell>
          <table:table-cell office:value-type="float" office:value="-0.00168545" calcext:value-type="float">
            <text:p>-0.00168545</text:p>
          </table:table-cell>
          <table:table-cell office:value-type="string" calcext:value-type="string">
            <text:p><text:s/></text:p>
          </table:table-cell>
          <table:table-cell office:value-type="float" office:value="0.270065" calcext:value-type="float">
            <text:p>0.270065</text:p>
          </table:table-cell>
          <table:table-cell office:value-type="float" office:value="-0.0279665" calcext:value-type="float">
            <text:p>-0.0279665</text:p>
          </table:table-cell>
          <table:table-cell office:value-type="float" office:value="0.939381" calcext:value-type="float">
            <text:p>0.939381</text:p>
          </table:table-cell>
          <table:table-cell office:value-type="string" calcext:value-type="string">
            <text:p><text:s/></text:p>
          </table:table-cell>
          <table:table-cell office:value-type="float" office:value="-1.63428" calcext:value-type="float">
            <text:p>-1.63428</text:p>
          </table:table-cell>
          <table:table-cell office:value-type="float" office:value="0.00687494" calcext:value-type="float">
            <text:p>0.00687494</text:p>
          </table:table-cell>
          <table:table-cell office:value-type="float" office:value="-1.40824" calcext:value-type="float">
            <text:p>-1.408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0.0355731" calcext:value-type="float">
            <text:p>-0.0355731</text:p>
          </table:table-cell>
          <table:table-cell office:value-type="float" office:value="-0.701616" calcext:value-type="float">
            <text:p>-0.701616</text:p>
          </table:table-cell>
          <table:table-cell office:value-type="float" office:value="-0.0317265" calcext:value-type="float">
            <text:p>-0.0317265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129821" calcext:value-type="float">
            <text:p>-0.0129821</text:p>
          </table:table-cell>
          <table:table-cell office:value-type="float" office:value="0.37923" calcext:value-type="float">
            <text:p>0.37923</text:p>
          </table:table-cell>
          <table:table-cell office:value-type="float" office:value="-0.00177303" calcext:value-type="float">
            <text:p>-0.00177303</text:p>
          </table:table-cell>
          <table:table-cell office:value-type="string" calcext:value-type="string">
            <text:p><text:s/></text:p>
          </table:table-cell>
          <table:table-cell office:value-type="float" office:value="0.269939" calcext:value-type="float">
            <text:p>0.269939</text:p>
          </table:table-cell>
          <table:table-cell office:value-type="float" office:value="-0.0296028" calcext:value-type="float">
            <text:p>-0.0296028</text:p>
          </table:table-cell>
          <table:table-cell office:value-type="float" office:value="0.93936" calcext:value-type="float">
            <text:p>0.93936</text:p>
          </table:table-cell>
          <table:table-cell office:value-type="string" calcext:value-type="string">
            <text:p><text:s/></text:p>
          </table:table-cell>
          <table:table-cell office:value-type="float" office:value="-1.63759" calcext:value-type="float">
            <text:p>-1.63759</text:p>
          </table:table-cell>
          <table:table-cell office:value-type="float" office:value="0.0076034" calcext:value-type="float">
            <text:p>0.0076034</text:p>
          </table:table-cell>
          <table:table-cell office:value-type="float" office:value="-1.40828" calcext:value-type="float">
            <text:p>-1.408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0.0370762" calcext:value-type="float">
            <text:p>-0.0370762</text:p>
          </table:table-cell>
          <table:table-cell office:value-type="float" office:value="-0.701631" calcext:value-type="float">
            <text:p>-0.701631</text:p>
          </table:table-cell>
          <table:table-cell office:value-type="float" office:value="-0.0337041" calcext:value-type="float">
            <text:p>-0.0337041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135212" calcext:value-type="float">
            <text:p>-0.0135212</text:p>
          </table:table-cell>
          <table:table-cell office:value-type="float" office:value="0.379245" calcext:value-type="float">
            <text:p>0.379245</text:p>
          </table:table-cell>
          <table:table-cell office:value-type="float" office:value="-0.00186056" calcext:value-type="float">
            <text:p>-0.00186056</text:p>
          </table:table-cell>
          <table:table-cell office:value-type="string" calcext:value-type="string">
            <text:p><text:s/></text:p>
          </table:table-cell>
          <table:table-cell office:value-type="float" office:value="0.269806" calcext:value-type="float">
            <text:p>0.269806</text:p>
          </table:table-cell>
          <table:table-cell office:value-type="float" office:value="-0.0312377" calcext:value-type="float">
            <text:p>-0.0312377</text:p>
          </table:table-cell>
          <table:table-cell office:value-type="float" office:value="0.939339" calcext:value-type="float">
            <text:p>0.939339</text:p>
          </table:table-cell>
          <table:table-cell office:value-type="string" calcext:value-type="string">
            <text:p><text:s/></text:p>
          </table:table-cell>
          <table:table-cell office:value-type="float" office:value="-1.64089" calcext:value-type="float">
            <text:p>-1.64089</text:p>
          </table:table-cell>
          <table:table-cell office:value-type="float" office:value="0.0083315" calcext:value-type="float">
            <text:p>0.0083315</text:p>
          </table:table-cell>
          <table:table-cell office:value-type="float" office:value="-1.40832" calcext:value-type="float">
            <text:p>-1.408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0.0385785" calcext:value-type="float">
            <text:p>-0.0385785</text:p>
          </table:table-cell>
          <table:table-cell office:value-type="float" office:value="-0.701647" calcext:value-type="float">
            <text:p>-0.701647</text:p>
          </table:table-cell>
          <table:table-cell office:value-type="float" office:value="-0.0356808" calcext:value-type="float">
            <text:p>-0.0356808</text:p>
          </table:table-cell>
          <table:table-cell office:value-type="float" office:value="1.7303" calcext:value-type="float">
            <text:p>1.7303</text:p>
          </table:table-cell>
          <table:table-cell office:value-type="float" office:value="-0.01406" calcext:value-type="float">
            <text:p>-0.01406</text:p>
          </table:table-cell>
          <table:table-cell office:value-type="float" office:value="0.37926" calcext:value-type="float">
            <text:p>0.37926</text:p>
          </table:table-cell>
          <table:table-cell office:value-type="float" office:value="-0.00194805" calcext:value-type="float">
            <text:p>-0.00194805</text:p>
          </table:table-cell>
          <table:table-cell office:value-type="string" calcext:value-type="string">
            <text:p><text:s/></text:p>
          </table:table-cell>
          <table:table-cell office:value-type="float" office:value="0.269666" calcext:value-type="float">
            <text:p>0.269666</text:p>
          </table:table-cell>
          <table:table-cell office:value-type="float" office:value="-0.0328714" calcext:value-type="float">
            <text:p>-0.0328714</text:p>
          </table:table-cell>
          <table:table-cell office:value-type="float" office:value="0.939316" calcext:value-type="float">
            <text:p>0.939316</text:p>
          </table:table-cell>
          <table:table-cell office:value-type="string" calcext:value-type="string">
            <text:p><text:s/></text:p>
          </table:table-cell>
          <table:table-cell office:value-type="float" office:value="-1.6442" calcext:value-type="float">
            <text:p>-1.6442</text:p>
          </table:table-cell>
          <table:table-cell office:value-type="float" office:value="0.00905922" calcext:value-type="float">
            <text:p>0.00905922</text:p>
          </table:table-cell>
          <table:table-cell office:value-type="float" office:value="-1.40835" calcext:value-type="float">
            <text:p>-1.408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0.04008" calcext:value-type="float">
            <text:p>-0.04008</text:p>
          </table:table-cell>
          <table:table-cell office:value-type="float" office:value="-0.701663" calcext:value-type="float">
            <text:p>-0.701663</text:p>
          </table:table-cell>
          <table:table-cell office:value-type="float" office:value="-0.0376564" calcext:value-type="float">
            <text:p>-0.0376564</text:p>
          </table:table-cell>
          <table:table-cell office:value-type="float" office:value="1.7303" calcext:value-type="float">
            <text:p>1.7303</text:p>
          </table:table-cell>
          <table:table-cell office:value-type="float" office:value="-0.0145985" calcext:value-type="float">
            <text:p>-0.0145985</text:p>
          </table:table-cell>
          <table:table-cell office:value-type="float" office:value="0.379275" calcext:value-type="float">
            <text:p>0.379275</text:p>
          </table:table-cell>
          <table:table-cell office:value-type="float" office:value="-0.00203548" calcext:value-type="float">
            <text:p>-0.00203548</text:p>
          </table:table-cell>
          <table:table-cell office:value-type="string" calcext:value-type="string">
            <text:p><text:s/></text:p>
          </table:table-cell>
          <table:table-cell office:value-type="float" office:value="0.26952" calcext:value-type="float">
            <text:p>0.26952</text:p>
          </table:table-cell>
          <table:table-cell office:value-type="float" office:value="-0.0345036" calcext:value-type="float">
            <text:p>-0.0345036</text:p>
          </table:table-cell>
          <table:table-cell office:value-type="float" office:value="0.939293" calcext:value-type="float">
            <text:p>0.939293</text:p>
          </table:table-cell>
          <table:table-cell office:value-type="string" calcext:value-type="string">
            <text:p><text:s/></text:p>
          </table:table-cell>
          <table:table-cell office:value-type="float" office:value="-1.6475" calcext:value-type="float">
            <text:p>-1.6475</text:p>
          </table:table-cell>
          <table:table-cell office:value-type="float" office:value="0.00978654" calcext:value-type="float">
            <text:p>0.00978654</text:p>
          </table:table-cell>
          <table:table-cell office:value-type="float" office:value="-1.4084" calcext:value-type="float">
            <text:p>-1.40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0.0415808" calcext:value-type="float">
            <text:p>-0.0415808</text:p>
          </table:table-cell>
          <table:table-cell office:value-type="float" office:value="-0.70168" calcext:value-type="float">
            <text:p>-0.70168</text:p>
          </table:table-cell>
          <table:table-cell office:value-type="float" office:value="-0.0396309" calcext:value-type="float">
            <text:p>-0.0396309</text:p>
          </table:table-cell>
          <table:table-cell office:value-type="float" office:value="1.73029" calcext:value-type="float">
            <text:p>1.73029</text:p>
          </table:table-cell>
          <table:table-cell office:value-type="float" office:value="-0.0151367" calcext:value-type="float">
            <text:p>-0.0151367</text:p>
          </table:table-cell>
          <table:table-cell office:value-type="float" office:value="0.37929" calcext:value-type="float">
            <text:p>0.37929</text:p>
          </table:table-cell>
          <table:table-cell office:value-type="float" office:value="-0.00212287" calcext:value-type="float">
            <text:p>-0.00212287</text:p>
          </table:table-cell>
          <table:table-cell office:value-type="string" calcext:value-type="string">
            <text:p><text:s/></text:p>
          </table:table-cell>
          <table:table-cell office:value-type="float" office:value="0.269367" calcext:value-type="float">
            <text:p>0.269367</text:p>
          </table:table-cell>
          <table:table-cell office:value-type="float" office:value="-0.0361344" calcext:value-type="float">
            <text:p>-0.0361344</text:p>
          </table:table-cell>
          <table:table-cell office:value-type="float" office:value="0.939268" calcext:value-type="float">
            <text:p>0.939268</text:p>
          </table:table-cell>
          <table:table-cell office:value-type="string" calcext:value-type="string">
            <text:p><text:s/></text:p>
          </table:table-cell>
          <table:table-cell office:value-type="float" office:value="-1.6508" calcext:value-type="float">
            <text:p>-1.6508</text:p>
          </table:table-cell>
          <table:table-cell office:value-type="float" office:value="0.0105134" calcext:value-type="float">
            <text:p>0.0105134</text:p>
          </table:table-cell>
          <table:table-cell office:value-type="float" office:value="-1.40844" calcext:value-type="float">
            <text:p>-1.40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0.0430807" calcext:value-type="float">
            <text:p>-0.0430807</text:p>
          </table:table-cell>
          <table:table-cell office:value-type="float" office:value="-0.701697" calcext:value-type="float">
            <text:p>-0.701697</text:p>
          </table:table-cell>
          <table:table-cell office:value-type="float" office:value="-0.0416043" calcext:value-type="float">
            <text:p>-0.0416043</text:p>
          </table:table-cell>
          <table:table-cell office:value-type="float" office:value="1.73028" calcext:value-type="float">
            <text:p>1.73028</text:p>
          </table:table-cell>
          <table:table-cell office:value-type="float" office:value="-0.0156747" calcext:value-type="float">
            <text:p>-0.0156747</text:p>
          </table:table-cell>
          <table:table-cell office:value-type="float" office:value="0.379306" calcext:value-type="float">
            <text:p>0.379306</text:p>
          </table:table-cell>
          <table:table-cell office:value-type="float" office:value="-0.0022102" calcext:value-type="float">
            <text:p>-0.0022102</text:p>
          </table:table-cell>
          <table:table-cell office:value-type="string" calcext:value-type="string">
            <text:p><text:s/></text:p>
          </table:table-cell>
          <table:table-cell office:value-type="float" office:value="0.269208" calcext:value-type="float">
            <text:p>0.269208</text:p>
          </table:table-cell>
          <table:table-cell office:value-type="float" office:value="-0.0377637" calcext:value-type="float">
            <text:p>-0.0377637</text:p>
          </table:table-cell>
          <table:table-cell office:value-type="float" office:value="0.939242" calcext:value-type="float">
            <text:p>0.939242</text:p>
          </table:table-cell>
          <table:table-cell office:value-type="string" calcext:value-type="string">
            <text:p><text:s/></text:p>
          </table:table-cell>
          <table:table-cell office:value-type="float" office:value="-1.6541" calcext:value-type="float">
            <text:p>-1.6541</text:p>
          </table:table-cell>
          <table:table-cell office:value-type="float" office:value="0.0112399" calcext:value-type="float">
            <text:p>0.0112399</text:p>
          </table:table-cell>
          <table:table-cell office:value-type="float" office:value="-1.40848" calcext:value-type="float">
            <text:p>-1.408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0.0445797" calcext:value-type="float">
            <text:p>-0.0445797</text:p>
          </table:table-cell>
          <table:table-cell office:value-type="float" office:value="-0.701715" calcext:value-type="float">
            <text:p>-0.701715</text:p>
          </table:table-cell>
          <table:table-cell office:value-type="float" office:value="-0.0435765" calcext:value-type="float">
            <text:p>-0.0435765</text:p>
          </table:table-cell>
          <table:table-cell office:value-type="float" office:value="1.73027" calcext:value-type="float">
            <text:p>1.73027</text:p>
          </table:table-cell>
          <table:table-cell office:value-type="float" office:value="-0.0162123" calcext:value-type="float">
            <text:p>-0.0162123</text:p>
          </table:table-cell>
          <table:table-cell office:value-type="float" office:value="0.379322" calcext:value-type="float">
            <text:p>0.379322</text:p>
          </table:table-cell>
          <table:table-cell office:value-type="float" office:value="-0.00229748" calcext:value-type="float">
            <text:p>-0.00229748</text:p>
          </table:table-cell>
          <table:table-cell office:value-type="string" calcext:value-type="string">
            <text:p><text:s/></text:p>
          </table:table-cell>
          <table:table-cell office:value-type="float" office:value="0.269042" calcext:value-type="float">
            <text:p>0.269042</text:p>
          </table:table-cell>
          <table:table-cell office:value-type="float" office:value="-0.0393914" calcext:value-type="float">
            <text:p>-0.0393914</text:p>
          </table:table-cell>
          <table:table-cell office:value-type="float" office:value="0.939215" calcext:value-type="float">
            <text:p>0.939215</text:p>
          </table:table-cell>
          <table:table-cell office:value-type="string" calcext:value-type="string">
            <text:p><text:s/></text:p>
          </table:table-cell>
          <table:table-cell office:value-type="float" office:value="-1.6574" calcext:value-type="float">
            <text:p>-1.6574</text:p>
          </table:table-cell>
          <table:table-cell office:value-type="float" office:value="0.0119659" calcext:value-type="float">
            <text:p>0.0119659</text:p>
          </table:table-cell>
          <table:table-cell office:value-type="float" office:value="-1.40853" calcext:value-type="float">
            <text:p>-1.408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0.0460778" calcext:value-type="float">
            <text:p>-0.0460778</text:p>
          </table:table-cell>
          <table:table-cell office:value-type="float" office:value="-0.701734" calcext:value-type="float">
            <text:p>-0.701734</text:p>
          </table:table-cell>
          <table:table-cell office:value-type="float" office:value="-0.0455475" calcext:value-type="float">
            <text:p>-0.0455475</text:p>
          </table:table-cell>
          <table:table-cell office:value-type="float" office:value="1.73026" calcext:value-type="float">
            <text:p>1.73026</text:p>
          </table:table-cell>
          <table:table-cell office:value-type="float" office:value="-0.0167496" calcext:value-type="float">
            <text:p>-0.0167496</text:p>
          </table:table-cell>
          <table:table-cell office:value-type="float" office:value="0.379338" calcext:value-type="float">
            <text:p>0.379338</text:p>
          </table:table-cell>
          <table:table-cell office:value-type="float" office:value="-0.00238469" calcext:value-type="float">
            <text:p>-0.00238469</text:p>
          </table:table-cell>
          <table:table-cell office:value-type="string" calcext:value-type="string">
            <text:p><text:s/></text:p>
          </table:table-cell>
          <table:table-cell office:value-type="float" office:value="0.268869" calcext:value-type="float">
            <text:p>0.268869</text:p>
          </table:table-cell>
          <table:table-cell office:value-type="float" office:value="-0.0410175" calcext:value-type="float">
            <text:p>-0.0410175</text:p>
          </table:table-cell>
          <table:table-cell office:value-type="float" office:value="0.939187" calcext:value-type="float">
            <text:p>0.939187</text:p>
          </table:table-cell>
          <table:table-cell office:value-type="string" calcext:value-type="string">
            <text:p><text:s/></text:p>
          </table:table-cell>
          <table:table-cell office:value-type="float" office:value="-1.66069" calcext:value-type="float">
            <text:p>-1.66069</text:p>
          </table:table-cell>
          <table:table-cell office:value-type="float" office:value="0.0126915" calcext:value-type="float">
            <text:p>0.0126915</text:p>
          </table:table-cell>
          <table:table-cell office:value-type="float" office:value="-1.40858" calcext:value-type="float">
            <text:p>-1.408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0.0475749" calcext:value-type="float">
            <text:p>-0.0475749</text:p>
          </table:table-cell>
          <table:table-cell office:value-type="float" office:value="-0.701753" calcext:value-type="float">
            <text:p>-0.701753</text:p>
          </table:table-cell>
          <table:table-cell office:value-type="float" office:value="-0.0475172" calcext:value-type="float">
            <text:p>-0.0475172</text:p>
          </table:table-cell>
          <table:table-cell office:value-type="float" office:value="1.73025" calcext:value-type="float">
            <text:p>1.73025</text:p>
          </table:table-cell>
          <table:table-cell office:value-type="float" office:value="-0.0172866" calcext:value-type="float">
            <text:p>-0.0172866</text:p>
          </table:table-cell>
          <table:table-cell office:value-type="float" office:value="0.379355" calcext:value-type="float">
            <text:p>0.379355</text:p>
          </table:table-cell>
          <table:table-cell office:value-type="float" office:value="-0.00247185" calcext:value-type="float">
            <text:p>-0.00247185</text:p>
          </table:table-cell>
          <table:table-cell office:value-type="string" calcext:value-type="string">
            <text:p><text:s/></text:p>
          </table:table-cell>
          <table:table-cell office:value-type="float" office:value="0.26869" calcext:value-type="float">
            <text:p>0.26869</text:p>
          </table:table-cell>
          <table:table-cell office:value-type="float" office:value="-0.0426418" calcext:value-type="float">
            <text:p>-0.0426418</text:p>
          </table:table-cell>
          <table:table-cell office:value-type="float" office:value="0.939157" calcext:value-type="float">
            <text:p>0.939157</text:p>
          </table:table-cell>
          <table:table-cell office:value-type="string" calcext:value-type="string">
            <text:p><text:s/></text:p>
          </table:table-cell>
          <table:table-cell office:value-type="float" office:value="-1.66399" calcext:value-type="float">
            <text:p>-1.66399</text:p>
          </table:table-cell>
          <table:table-cell office:value-type="float" office:value="0.0134165" calcext:value-type="float">
            <text:p>0.0134165</text:p>
          </table:table-cell>
          <table:table-cell office:value-type="float" office:value="-1.40863" calcext:value-type="float">
            <text:p>-1.408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0.049071" calcext:value-type="float">
            <text:p>-0.049071</text:p>
          </table:table-cell>
          <table:table-cell office:value-type="float" office:value="-0.701773" calcext:value-type="float">
            <text:p>-0.701773</text:p>
          </table:table-cell>
          <table:table-cell office:value-type="float" office:value="-0.0494856" calcext:value-type="float">
            <text:p>-0.0494856</text:p>
          </table:table-cell>
          <table:table-cell office:value-type="float" office:value="1.73024" calcext:value-type="float">
            <text:p>1.73024</text:p>
          </table:table-cell>
          <table:table-cell office:value-type="float" office:value="-0.0178232" calcext:value-type="float">
            <text:p>-0.0178232</text:p>
          </table:table-cell>
          <table:table-cell office:value-type="float" office:value="0.379372" calcext:value-type="float">
            <text:p>0.379372</text:p>
          </table:table-cell>
          <table:table-cell office:value-type="float" office:value="-0.00255895" calcext:value-type="float">
            <text:p>-0.00255895</text:p>
          </table:table-cell>
          <table:table-cell office:value-type="string" calcext:value-type="string">
            <text:p><text:s/></text:p>
          </table:table-cell>
          <table:table-cell office:value-type="float" office:value="0.268504" calcext:value-type="float">
            <text:p>0.268504</text:p>
          </table:table-cell>
          <table:table-cell office:value-type="float" office:value="-0.0442644" calcext:value-type="float">
            <text:p>-0.0442644</text:p>
          </table:table-cell>
          <table:table-cell office:value-type="float" office:value="0.939127" calcext:value-type="float">
            <text:p>0.939127</text:p>
          </table:table-cell>
          <table:table-cell office:value-type="string" calcext:value-type="string">
            <text:p><text:s/></text:p>
          </table:table-cell>
          <table:table-cell office:value-type="float" office:value="-1.66728" calcext:value-type="float">
            <text:p>-1.66728</text:p>
          </table:table-cell>
          <table:table-cell office:value-type="float" office:value="0.0141411" calcext:value-type="float">
            <text:p>0.0141411</text:p>
          </table:table-cell>
          <table:table-cell office:value-type="float" office:value="-1.40868" calcext:value-type="float">
            <text:p>-1.408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0.0505661" calcext:value-type="float">
            <text:p>-0.0505661</text:p>
          </table:table-cell>
          <table:table-cell office:value-type="float" office:value="-0.701794" calcext:value-type="float">
            <text:p>-0.701794</text:p>
          </table:table-cell>
          <table:table-cell office:value-type="float" office:value="-0.0514526" calcext:value-type="float">
            <text:p>-0.0514526</text:p>
          </table:table-cell>
          <table:table-cell office:value-type="float" office:value="1.73023" calcext:value-type="float">
            <text:p>1.73023</text:p>
          </table:table-cell>
          <table:table-cell office:value-type="float" office:value="-0.0183595" calcext:value-type="float">
            <text:p>-0.0183595</text:p>
          </table:table-cell>
          <table:table-cell office:value-type="float" office:value="0.37939" calcext:value-type="float">
            <text:p>0.37939</text:p>
          </table:table-cell>
          <table:table-cell office:value-type="float" office:value="-0.00264598" calcext:value-type="float">
            <text:p>-0.00264598</text:p>
          </table:table-cell>
          <table:table-cell office:value-type="string" calcext:value-type="string">
            <text:p><text:s/></text:p>
          </table:table-cell>
          <table:table-cell office:value-type="float" office:value="0.268311" calcext:value-type="float">
            <text:p>0.268311</text:p>
          </table:table-cell>
          <table:table-cell office:value-type="float" office:value="-0.0458852" calcext:value-type="float">
            <text:p>-0.0458852</text:p>
          </table:table-cell>
          <table:table-cell office:value-type="float" office:value="0.939095" calcext:value-type="float">
            <text:p>0.939095</text:p>
          </table:table-cell>
          <table:table-cell office:value-type="string" calcext:value-type="string">
            <text:p><text:s/></text:p>
          </table:table-cell>
          <table:table-cell office:value-type="float" office:value="-1.67056" calcext:value-type="float">
            <text:p>-1.67056</text:p>
          </table:table-cell>
          <table:table-cell office:value-type="float" office:value="0.0148651" calcext:value-type="float">
            <text:p>0.0148651</text:p>
          </table:table-cell>
          <table:table-cell office:value-type="float" office:value="-1.40873" calcext:value-type="float">
            <text:p>-1.408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0.0520602" calcext:value-type="float">
            <text:p>-0.0520602</text:p>
          </table:table-cell>
          <table:table-cell office:value-type="float" office:value="-0.701815" calcext:value-type="float">
            <text:p>-0.701815</text:p>
          </table:table-cell>
          <table:table-cell office:value-type="float" office:value="-0.0534182" calcext:value-type="float">
            <text:p>-0.0534182</text:p>
          </table:table-cell>
          <table:table-cell office:value-type="float" office:value="1.73022" calcext:value-type="float">
            <text:p>1.73022</text:p>
          </table:table-cell>
          <table:table-cell office:value-type="float" office:value="-0.0188954" calcext:value-type="float">
            <text:p>-0.0188954</text:p>
          </table:table-cell>
          <table:table-cell office:value-type="float" office:value="0.379407" calcext:value-type="float">
            <text:p>0.379407</text:p>
          </table:table-cell>
          <table:table-cell office:value-type="float" office:value="-0.00273294" calcext:value-type="float">
            <text:p>-0.00273294</text:p>
          </table:table-cell>
          <table:table-cell office:value-type="string" calcext:value-type="string">
            <text:p><text:s/></text:p>
          </table:table-cell>
          <table:table-cell office:value-type="float" office:value="0.268113" calcext:value-type="float">
            <text:p>0.268113</text:p>
          </table:table-cell>
          <table:table-cell office:value-type="float" office:value="-0.047504" calcext:value-type="float">
            <text:p>-0.047504</text:p>
          </table:table-cell>
          <table:table-cell office:value-type="float" office:value="0.939062" calcext:value-type="float">
            <text:p>0.939062</text:p>
          </table:table-cell>
          <table:table-cell office:value-type="string" calcext:value-type="string">
            <text:p><text:s/></text:p>
          </table:table-cell>
          <table:table-cell office:value-type="float" office:value="-1.67385" calcext:value-type="float">
            <text:p>-1.67385</text:p>
          </table:table-cell>
          <table:table-cell office:value-type="float" office:value="0.0155886" calcext:value-type="float">
            <text:p>0.0155886</text:p>
          </table:table-cell>
          <table:table-cell office:value-type="float" office:value="-1.40878" calcext:value-type="float">
            <text:p>-1.408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0.0535532" calcext:value-type="float">
            <text:p>-0.0535532</text:p>
          </table:table-cell>
          <table:table-cell office:value-type="float" office:value="-0.701836" calcext:value-type="float">
            <text:p>-0.701836</text:p>
          </table:table-cell>
          <table:table-cell office:value-type="float" office:value="-0.0553823" calcext:value-type="float">
            <text:p>-0.0553823</text:p>
          </table:table-cell>
          <table:table-cell office:value-type="float" office:value="1.73021" calcext:value-type="float">
            <text:p>1.73021</text:p>
          </table:table-cell>
          <table:table-cell office:value-type="float" office:value="-0.0194309" calcext:value-type="float">
            <text:p>-0.0194309</text:p>
          </table:table-cell>
          <table:table-cell office:value-type="float" office:value="0.379426" calcext:value-type="float">
            <text:p>0.379426</text:p>
          </table:table-cell>
          <table:table-cell office:value-type="float" office:value="-0.00281984" calcext:value-type="float">
            <text:p>-0.00281984</text:p>
          </table:table-cell>
          <table:table-cell office:value-type="string" calcext:value-type="string">
            <text:p><text:s/></text:p>
          </table:table-cell>
          <table:table-cell office:value-type="float" office:value="0.267907" calcext:value-type="float">
            <text:p>0.267907</text:p>
          </table:table-cell>
          <table:table-cell office:value-type="float" office:value="-0.0491209" calcext:value-type="float">
            <text:p>-0.0491209</text:p>
          </table:table-cell>
          <table:table-cell office:value-type="float" office:value="0.939028" calcext:value-type="float">
            <text:p>0.939028</text:p>
          </table:table-cell>
          <table:table-cell office:value-type="string" calcext:value-type="string">
            <text:p><text:s/></text:p>
          </table:table-cell>
          <table:table-cell office:value-type="float" office:value="-1.67713" calcext:value-type="float">
            <text:p>-1.67713</text:p>
          </table:table-cell>
          <table:table-cell office:value-type="float" office:value="0.0163115" calcext:value-type="float">
            <text:p>0.0163115</text:p>
          </table:table-cell>
          <table:table-cell office:value-type="float" office:value="-1.40884" calcext:value-type="float">
            <text:p>-1.408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0.055045" calcext:value-type="float">
            <text:p>-0.055045</text:p>
          </table:table-cell>
          <table:table-cell office:value-type="float" office:value="-0.701859" calcext:value-type="float">
            <text:p>-0.701859</text:p>
          </table:table-cell>
          <table:table-cell office:value-type="float" office:value="-0.0573449" calcext:value-type="float">
            <text:p>-0.0573449</text:p>
          </table:table-cell>
          <table:table-cell office:value-type="float" office:value="1.7302" calcext:value-type="float">
            <text:p>1.7302</text:p>
          </table:table-cell>
          <table:table-cell office:value-type="float" office:value="-0.019966" calcext:value-type="float">
            <text:p>-0.019966</text:p>
          </table:table-cell>
          <table:table-cell office:value-type="float" office:value="0.379444" calcext:value-type="float">
            <text:p>0.379444</text:p>
          </table:table-cell>
          <table:table-cell office:value-type="float" office:value="-0.00290667" calcext:value-type="float">
            <text:p>-0.00290667</text:p>
          </table:table-cell>
          <table:table-cell office:value-type="string" calcext:value-type="string">
            <text:p><text:s/></text:p>
          </table:table-cell>
          <table:table-cell office:value-type="float" office:value="0.267695" calcext:value-type="float">
            <text:p>0.267695</text:p>
          </table:table-cell>
          <table:table-cell office:value-type="float" office:value="-0.0507359" calcext:value-type="float">
            <text:p>-0.0507359</text:p>
          </table:table-cell>
          <table:table-cell office:value-type="float" office:value="0.938993" calcext:value-type="float">
            <text:p>0.938993</text:p>
          </table:table-cell>
          <table:table-cell office:value-type="string" calcext:value-type="string">
            <text:p><text:s/></text:p>
          </table:table-cell>
          <table:table-cell office:value-type="float" office:value="-1.68042" calcext:value-type="float">
            <text:p>-1.68042</text:p>
          </table:table-cell>
          <table:table-cell office:value-type="float" office:value="0.0170338" calcext:value-type="float">
            <text:p>0.0170338</text:p>
          </table:table-cell>
          <table:table-cell office:value-type="float" office:value="-1.4089" calcext:value-type="float">
            <text:p>-1.40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0.0565356" calcext:value-type="float">
            <text:p>-0.0565356</text:p>
          </table:table-cell>
          <table:table-cell office:value-type="float" office:value="-0.701882" calcext:value-type="float">
            <text:p>-0.701882</text:p>
          </table:table-cell>
          <table:table-cell office:value-type="float" office:value="-0.059306" calcext:value-type="float">
            <text:p>-0.059306</text:p>
          </table:table-cell>
          <table:table-cell office:value-type="float" office:value="1.73019" calcext:value-type="float">
            <text:p>1.73019</text:p>
          </table:table-cell>
          <table:table-cell office:value-type="float" office:value="-0.0205007" calcext:value-type="float">
            <text:p>-0.0205007</text:p>
          </table:table-cell>
          <table:table-cell office:value-type="float" office:value="0.379463" calcext:value-type="float">
            <text:p>0.379463</text:p>
          </table:table-cell>
          <table:table-cell office:value-type="float" office:value="-0.00299342" calcext:value-type="float">
            <text:p>-0.00299342</text:p>
          </table:table-cell>
          <table:table-cell office:value-type="string" calcext:value-type="string">
            <text:p><text:s/></text:p>
          </table:table-cell>
          <table:table-cell office:value-type="float" office:value="0.267477" calcext:value-type="float">
            <text:p>0.267477</text:p>
          </table:table-cell>
          <table:table-cell office:value-type="float" office:value="-0.0523487" calcext:value-type="float">
            <text:p>-0.0523487</text:p>
          </table:table-cell>
          <table:table-cell office:value-type="float" office:value="0.938957" calcext:value-type="float">
            <text:p>0.938957</text:p>
          </table:table-cell>
          <table:table-cell office:value-type="string" calcext:value-type="string">
            <text:p><text:s/></text:p>
          </table:table-cell>
          <table:table-cell office:value-type="float" office:value="-1.68369" calcext:value-type="float">
            <text:p>-1.68369</text:p>
          </table:table-cell>
          <table:table-cell office:value-type="float" office:value="0.0177555" calcext:value-type="float">
            <text:p>0.0177555</text:p>
          </table:table-cell>
          <table:table-cell office:value-type="float" office:value="-1.40896" calcext:value-type="float">
            <text:p>-1.408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0.0580251" calcext:value-type="float">
            <text:p>-0.0580251</text:p>
          </table:table-cell>
          <table:table-cell office:value-type="float" office:value="-0.701905" calcext:value-type="float">
            <text:p>-0.701905</text:p>
          </table:table-cell>
          <table:table-cell office:value-type="float" office:value="-0.0612654" calcext:value-type="float">
            <text:p>-0.0612654</text:p>
          </table:table-cell>
          <table:table-cell office:value-type="float" office:value="1.73017" calcext:value-type="float">
            <text:p>1.73017</text:p>
          </table:table-cell>
          <table:table-cell office:value-type="float" office:value="-0.021035" calcext:value-type="float">
            <text:p>-0.021035</text:p>
          </table:table-cell>
          <table:table-cell office:value-type="float" office:value="0.379482" calcext:value-type="float">
            <text:p>0.379482</text:p>
          </table:table-cell>
          <table:table-cell office:value-type="float" office:value="-0.0030801" calcext:value-type="float">
            <text:p>-0.0030801</text:p>
          </table:table-cell>
          <table:table-cell office:value-type="string" calcext:value-type="string">
            <text:p><text:s/></text:p>
          </table:table-cell>
          <table:table-cell office:value-type="float" office:value="0.267252" calcext:value-type="float">
            <text:p>0.267252</text:p>
          </table:table-cell>
          <table:table-cell office:value-type="float" office:value="-0.0539594" calcext:value-type="float">
            <text:p>-0.0539594</text:p>
          </table:table-cell>
          <table:table-cell office:value-type="float" office:value="0.93892" calcext:value-type="float">
            <text:p>0.93892</text:p>
          </table:table-cell>
          <table:table-cell office:value-type="string" calcext:value-type="string">
            <text:p><text:s/></text:p>
          </table:table-cell>
          <table:table-cell office:value-type="float" office:value="-1.68697" calcext:value-type="float">
            <text:p>-1.68697</text:p>
          </table:table-cell>
          <table:table-cell office:value-type="float" office:value="0.0184766" calcext:value-type="float">
            <text:p>0.0184766</text:p>
          </table:table-cell>
          <table:table-cell office:value-type="float" office:value="-1.40902" calcext:value-type="float">
            <text:p>-1.409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0.0595133" calcext:value-type="float">
            <text:p>-0.0595133</text:p>
          </table:table-cell>
          <table:table-cell office:value-type="float" office:value="-0.701929" calcext:value-type="float">
            <text:p>-0.701929</text:p>
          </table:table-cell>
          <table:table-cell office:value-type="float" office:value="-0.0632232" calcext:value-type="float">
            <text:p>-0.0632232</text:p>
          </table:table-cell>
          <table:table-cell office:value-type="float" office:value="1.73016" calcext:value-type="float">
            <text:p>1.73016</text:p>
          </table:table-cell>
          <table:table-cell office:value-type="float" office:value="-0.0215689" calcext:value-type="float">
            <text:p>-0.0215689</text:p>
          </table:table-cell>
          <table:table-cell office:value-type="float" office:value="0.379501" calcext:value-type="float">
            <text:p>0.379501</text:p>
          </table:table-cell>
          <table:table-cell office:value-type="float" office:value="-0.00316671" calcext:value-type="float">
            <text:p>-0.00316671</text:p>
          </table:table-cell>
          <table:table-cell office:value-type="string" calcext:value-type="string">
            <text:p><text:s/></text:p>
          </table:table-cell>
          <table:table-cell office:value-type="float" office:value="0.267021" calcext:value-type="float">
            <text:p>0.267021</text:p>
          </table:table-cell>
          <table:table-cell office:value-type="float" office:value="-0.0555679" calcext:value-type="float">
            <text:p>-0.0555679</text:p>
          </table:table-cell>
          <table:table-cell office:value-type="float" office:value="0.938882" calcext:value-type="float">
            <text:p>0.938882</text:p>
          </table:table-cell>
          <table:table-cell office:value-type="string" calcext:value-type="string">
            <text:p><text:s/></text:p>
          </table:table-cell>
          <table:table-cell office:value-type="float" office:value="-1.69024" calcext:value-type="float">
            <text:p>-1.69024</text:p>
          </table:table-cell>
          <table:table-cell office:value-type="float" office:value="0.0191971" calcext:value-type="float">
            <text:p>0.0191971</text:p>
          </table:table-cell>
          <table:table-cell office:value-type="float" office:value="-1.40908" calcext:value-type="float">
            <text:p>-1.409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0.0610003" calcext:value-type="float">
            <text:p>-0.0610003</text:p>
          </table:table-cell>
          <table:table-cell office:value-type="float" office:value="-0.701954" calcext:value-type="float">
            <text:p>-0.701954</text:p>
          </table:table-cell>
          <table:table-cell office:value-type="float" office:value="-0.0651793" calcext:value-type="float">
            <text:p>-0.0651793</text:p>
          </table:table-cell>
          <table:table-cell office:value-type="float" office:value="1.73015" calcext:value-type="float">
            <text:p>1.73015</text:p>
          </table:table-cell>
          <table:table-cell office:value-type="float" office:value="-0.0221023" calcext:value-type="float">
            <text:p>-0.0221023</text:p>
          </table:table-cell>
          <table:table-cell office:value-type="float" office:value="0.379521" calcext:value-type="float">
            <text:p>0.379521</text:p>
          </table:table-cell>
          <table:table-cell office:value-type="float" office:value="-0.00325323" calcext:value-type="float">
            <text:p>-0.00325323</text:p>
          </table:table-cell>
          <table:table-cell office:value-type="string" calcext:value-type="string">
            <text:p><text:s/></text:p>
          </table:table-cell>
          <table:table-cell office:value-type="float" office:value="0.266784" calcext:value-type="float">
            <text:p>0.266784</text:p>
          </table:table-cell>
          <table:table-cell office:value-type="float" office:value="-0.0571741" calcext:value-type="float">
            <text:p>-0.0571741</text:p>
          </table:table-cell>
          <table:table-cell office:value-type="float" office:value="0.938842" calcext:value-type="float">
            <text:p>0.938842</text:p>
          </table:table-cell>
          <table:table-cell office:value-type="string" calcext:value-type="string">
            <text:p><text:s/></text:p>
          </table:table-cell>
          <table:table-cell office:value-type="float" office:value="-1.69351" calcext:value-type="float">
            <text:p>-1.69351</text:p>
          </table:table-cell>
          <table:table-cell office:value-type="float" office:value="0.0199169" calcext:value-type="float">
            <text:p>0.0199169</text:p>
          </table:table-cell>
          <table:table-cell office:value-type="float" office:value="-1.40914" calcext:value-type="float">
            <text:p>-1.409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0.0624859" calcext:value-type="float">
            <text:p>-0.0624859</text:p>
          </table:table-cell>
          <table:table-cell office:value-type="float" office:value="-0.70198" calcext:value-type="float">
            <text:p>-0.70198</text:p>
          </table:table-cell>
          <table:table-cell office:value-type="float" office:value="-0.0671337" calcext:value-type="float">
            <text:p>-0.0671337</text:p>
          </table:table-cell>
          <table:table-cell office:value-type="float" office:value="1.73013" calcext:value-type="float">
            <text:p>1.73013</text:p>
          </table:table-cell>
          <table:table-cell office:value-type="float" office:value="-0.0226353" calcext:value-type="float">
            <text:p>-0.0226353</text:p>
          </table:table-cell>
          <table:table-cell office:value-type="float" office:value="0.379541" calcext:value-type="float">
            <text:p>0.379541</text:p>
          </table:table-cell>
          <table:table-cell office:value-type="float" office:value="-0.00333968" calcext:value-type="float">
            <text:p>-0.00333968</text:p>
          </table:table-cell>
          <table:table-cell office:value-type="string" calcext:value-type="string">
            <text:p><text:s/></text:p>
          </table:table-cell>
          <table:table-cell office:value-type="float" office:value="0.26654" calcext:value-type="float">
            <text:p>0.26654</text:p>
          </table:table-cell>
          <table:table-cell office:value-type="float" office:value="-0.0587781" calcext:value-type="float">
            <text:p>-0.0587781</text:p>
          </table:table-cell>
          <table:table-cell office:value-type="float" office:value="0.938802" calcext:value-type="float">
            <text:p>0.938802</text:p>
          </table:table-cell>
          <table:table-cell office:value-type="string" calcext:value-type="string">
            <text:p><text:s/></text:p>
          </table:table-cell>
          <table:table-cell office:value-type="float" office:value="-1.69678" calcext:value-type="float">
            <text:p>-1.69678</text:p>
          </table:table-cell>
          <table:table-cell office:value-type="float" office:value="0.020636" calcext:value-type="float">
            <text:p>0.020636</text:p>
          </table:table-cell>
          <table:table-cell office:value-type="float" office:value="-1.40921" calcext:value-type="float">
            <text:p>-1.409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0.0639702" calcext:value-type="float">
            <text:p>-0.0639702</text:p>
          </table:table-cell>
          <table:table-cell office:value-type="float" office:value="-0.702006" calcext:value-type="float">
            <text:p>-0.702006</text:p>
          </table:table-cell>
          <table:table-cell office:value-type="float" office:value="-0.0690863" calcext:value-type="float">
            <text:p>-0.0690863</text:p>
          </table:table-cell>
          <table:table-cell office:value-type="float" office:value="1.73012" calcext:value-type="float">
            <text:p>1.73012</text:p>
          </table:table-cell>
          <table:table-cell office:value-type="float" office:value="-0.0231678" calcext:value-type="float">
            <text:p>-0.0231678</text:p>
          </table:table-cell>
          <table:table-cell office:value-type="float" office:value="0.379561" calcext:value-type="float">
            <text:p>0.379561</text:p>
          </table:table-cell>
          <table:table-cell office:value-type="float" office:value="-0.00342604" calcext:value-type="float">
            <text:p>-0.00342604</text:p>
          </table:table-cell>
          <table:table-cell office:value-type="string" calcext:value-type="string">
            <text:p><text:s/></text:p>
          </table:table-cell>
          <table:table-cell office:value-type="float" office:value="0.26629" calcext:value-type="float">
            <text:p>0.26629</text:p>
          </table:table-cell>
          <table:table-cell office:value-type="float" office:value="-0.0603797" calcext:value-type="float">
            <text:p>-0.0603797</text:p>
          </table:table-cell>
          <table:table-cell office:value-type="float" office:value="0.93876" calcext:value-type="float">
            <text:p>0.93876</text:p>
          </table:table-cell>
          <table:table-cell office:value-type="string" calcext:value-type="string">
            <text:p><text:s/></text:p>
          </table:table-cell>
          <table:table-cell office:value-type="float" office:value="-1.70005" calcext:value-type="float">
            <text:p>-1.70005</text:p>
          </table:table-cell>
          <table:table-cell office:value-type="float" office:value="0.0213544" calcext:value-type="float">
            <text:p>0.0213544</text:p>
          </table:table-cell>
          <table:table-cell office:value-type="float" office:value="-1.40928" calcext:value-type="float">
            <text:p>-1.409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0.0654532" calcext:value-type="float">
            <text:p>-0.0654532</text:p>
          </table:table-cell>
          <table:table-cell office:value-type="float" office:value="-0.702032" calcext:value-type="float">
            <text:p>-0.702032</text:p>
          </table:table-cell>
          <table:table-cell office:value-type="float" office:value="-0.071037" calcext:value-type="float">
            <text:p>-0.071037</text:p>
          </table:table-cell>
          <table:table-cell office:value-type="float" office:value="1.7301" calcext:value-type="float">
            <text:p>1.7301</text:p>
          </table:table-cell>
          <table:table-cell office:value-type="float" office:value="-0.0236998" calcext:value-type="float">
            <text:p>-0.0236998</text:p>
          </table:table-cell>
          <table:table-cell office:value-type="float" office:value="0.379582" calcext:value-type="float">
            <text:p>0.379582</text:p>
          </table:table-cell>
          <table:table-cell office:value-type="float" office:value="-0.00351231" calcext:value-type="float">
            <text:p>-0.00351231</text:p>
          </table:table-cell>
          <table:table-cell office:value-type="string" calcext:value-type="string">
            <text:p><text:s/></text:p>
          </table:table-cell>
          <table:table-cell office:value-type="float" office:value="0.266033" calcext:value-type="float">
            <text:p>0.266033</text:p>
          </table:table-cell>
          <table:table-cell office:value-type="float" office:value="-0.0619788" calcext:value-type="float">
            <text:p>-0.0619788</text:p>
          </table:table-cell>
          <table:table-cell office:value-type="float" office:value="0.938717" calcext:value-type="float">
            <text:p>0.938717</text:p>
          </table:table-cell>
          <table:table-cell office:value-type="string" calcext:value-type="string">
            <text:p><text:s/></text:p>
          </table:table-cell>
          <table:table-cell office:value-type="float" office:value="-1.70331" calcext:value-type="float">
            <text:p>-1.70331</text:p>
          </table:table-cell>
          <table:table-cell office:value-type="float" office:value="0.0220722" calcext:value-type="float">
            <text:p>0.0220722</text:p>
          </table:table-cell>
          <table:table-cell office:value-type="float" office:value="-1.40935" calcext:value-type="float">
            <text:p>-1.409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0.0669347" calcext:value-type="float">
            <text:p>-0.0669347</text:p>
          </table:table-cell>
          <table:table-cell office:value-type="float" office:value="-0.702059" calcext:value-type="float">
            <text:p>-0.702059</text:p>
          </table:table-cell>
          <table:table-cell office:value-type="float" office:value="-0.0729859" calcext:value-type="float">
            <text:p>-0.0729859</text:p>
          </table:table-cell>
          <table:table-cell office:value-type="float" office:value="1.73009" calcext:value-type="float">
            <text:p>1.73009</text:p>
          </table:table-cell>
          <table:table-cell office:value-type="float" office:value="-0.0242313" calcext:value-type="float">
            <text:p>-0.0242313</text:p>
          </table:table-cell>
          <table:table-cell office:value-type="float" office:value="0.379602" calcext:value-type="float">
            <text:p>0.379602</text:p>
          </table:table-cell>
          <table:table-cell office:value-type="float" office:value="-0.00359851" calcext:value-type="float">
            <text:p>-0.00359851</text:p>
          </table:table-cell>
          <table:table-cell office:value-type="string" calcext:value-type="string">
            <text:p><text:s/></text:p>
          </table:table-cell>
          <table:table-cell office:value-type="float" office:value="0.26577" calcext:value-type="float">
            <text:p>0.26577</text:p>
          </table:table-cell>
          <table:table-cell office:value-type="float" office:value="-0.0635755" calcext:value-type="float">
            <text:p>-0.0635755</text:p>
          </table:table-cell>
          <table:table-cell office:value-type="float" office:value="0.938674" calcext:value-type="float">
            <text:p>0.938674</text:p>
          </table:table-cell>
          <table:table-cell office:value-type="string" calcext:value-type="string">
            <text:p><text:s/></text:p>
          </table:table-cell>
          <table:table-cell office:value-type="float" office:value="-1.70657" calcext:value-type="float">
            <text:p>-1.70657</text:p>
          </table:table-cell>
          <table:table-cell office:value-type="float" office:value="0.0227892" calcext:value-type="float">
            <text:p>0.0227892</text:p>
          </table:table-cell>
          <table:table-cell office:value-type="float" office:value="-1.40942" calcext:value-type="float">
            <text:p>-1.409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0.0684148" calcext:value-type="float">
            <text:p>-0.0684148</text:p>
          </table:table-cell>
          <table:table-cell office:value-type="float" office:value="-0.702087" calcext:value-type="float">
            <text:p>-0.702087</text:p>
          </table:table-cell>
          <table:table-cell office:value-type="float" office:value="-0.0749329" calcext:value-type="float">
            <text:p>-0.0749329</text:p>
          </table:table-cell>
          <table:table-cell office:value-type="float" office:value="1.73007" calcext:value-type="float">
            <text:p>1.73007</text:p>
          </table:table-cell>
          <table:table-cell office:value-type="float" office:value="-0.0247623" calcext:value-type="float">
            <text:p>-0.0247623</text:p>
          </table:table-cell>
          <table:table-cell office:value-type="float" office:value="0.379624" calcext:value-type="float">
            <text:p>0.379624</text:p>
          </table:table-cell>
          <table:table-cell office:value-type="float" office:value="-0.00368461" calcext:value-type="float">
            <text:p>-0.00368461</text:p>
          </table:table-cell>
          <table:table-cell office:value-type="string" calcext:value-type="string">
            <text:p><text:s/></text:p>
          </table:table-cell>
          <table:table-cell office:value-type="float" office:value="0.265501" calcext:value-type="float">
            <text:p>0.265501</text:p>
          </table:table-cell>
          <table:table-cell office:value-type="float" office:value="-0.0651696" calcext:value-type="float">
            <text:p>-0.0651696</text:p>
          </table:table-cell>
          <table:table-cell office:value-type="float" office:value="0.938629" calcext:value-type="float">
            <text:p>0.938629</text:p>
          </table:table-cell>
          <table:table-cell office:value-type="string" calcext:value-type="string">
            <text:p><text:s/></text:p>
          </table:table-cell>
          <table:table-cell office:value-type="float" office:value="-1.70982" calcext:value-type="float">
            <text:p>-1.70982</text:p>
          </table:table-cell>
          <table:table-cell office:value-type="float" office:value="0.0235054" calcext:value-type="float">
            <text:p>0.0235054</text:p>
          </table:table-cell>
          <table:table-cell office:value-type="float" office:value="-1.40949" calcext:value-type="float">
            <text:p>-1.409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0.0698935" calcext:value-type="float">
            <text:p>-0.0698935</text:p>
          </table:table-cell>
          <table:table-cell office:value-type="float" office:value="-0.702116" calcext:value-type="float">
            <text:p>-0.702116</text:p>
          </table:table-cell>
          <table:table-cell office:value-type="float" office:value="-0.0768779" calcext:value-type="float">
            <text:p>-0.0768779</text:p>
          </table:table-cell>
          <table:table-cell office:value-type="float" office:value="1.73005" calcext:value-type="float">
            <text:p>1.73005</text:p>
          </table:table-cell>
          <table:table-cell office:value-type="float" office:value="-0.0252928" calcext:value-type="float">
            <text:p>-0.0252928</text:p>
          </table:table-cell>
          <table:table-cell office:value-type="float" office:value="0.379645" calcext:value-type="float">
            <text:p>0.379645</text:p>
          </table:table-cell>
          <table:table-cell office:value-type="float" office:value="-0.00377062" calcext:value-type="float">
            <text:p>-0.00377062</text:p>
          </table:table-cell>
          <table:table-cell office:value-type="string" calcext:value-type="string">
            <text:p><text:s/></text:p>
          </table:table-cell>
          <table:table-cell office:value-type="float" office:value="0.265226" calcext:value-type="float">
            <text:p>0.265226</text:p>
          </table:table-cell>
          <table:table-cell office:value-type="float" office:value="-0.0667612" calcext:value-type="float">
            <text:p>-0.0667612</text:p>
          </table:table-cell>
          <table:table-cell office:value-type="float" office:value="0.938583" calcext:value-type="float">
            <text:p>0.938583</text:p>
          </table:table-cell>
          <table:table-cell office:value-type="string" calcext:value-type="string">
            <text:p><text:s/></text:p>
          </table:table-cell>
          <table:table-cell office:value-type="float" office:value="-1.71308" calcext:value-type="float">
            <text:p>-1.71308</text:p>
          </table:table-cell>
          <table:table-cell office:value-type="float" office:value="0.0242209" calcext:value-type="float">
            <text:p>0.0242209</text:p>
          </table:table-cell>
          <table:table-cell office:value-type="float" office:value="-1.40956" calcext:value-type="float">
            <text:p>-1.409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0.0713706" calcext:value-type="float">
            <text:p>-0.0713706</text:p>
          </table:table-cell>
          <table:table-cell office:value-type="float" office:value="-0.702145" calcext:value-type="float">
            <text:p>-0.702145</text:p>
          </table:table-cell>
          <table:table-cell office:value-type="float" office:value="-0.0788209" calcext:value-type="float">
            <text:p>-0.0788209</text:p>
          </table:table-cell>
          <table:table-cell office:value-type="float" office:value="1.73003" calcext:value-type="float">
            <text:p>1.73003</text:p>
          </table:table-cell>
          <table:table-cell office:value-type="float" office:value="-0.0258227" calcext:value-type="float">
            <text:p>-0.0258227</text:p>
          </table:table-cell>
          <table:table-cell office:value-type="float" office:value="0.379667" calcext:value-type="float">
            <text:p>0.379667</text:p>
          </table:table-cell>
          <table:table-cell office:value-type="float" office:value="-0.00385654" calcext:value-type="float">
            <text:p>-0.00385654</text:p>
          </table:table-cell>
          <table:table-cell office:value-type="string" calcext:value-type="string">
            <text:p><text:s/></text:p>
          </table:table-cell>
          <table:table-cell office:value-type="float" office:value="0.264945" calcext:value-type="float">
            <text:p>0.264945</text:p>
          </table:table-cell>
          <table:table-cell office:value-type="float" office:value="-0.06835" calcext:value-type="float">
            <text:p>-0.06835</text:p>
          </table:table-cell>
          <table:table-cell office:value-type="float" office:value="0.938536" calcext:value-type="float">
            <text:p>0.938536</text:p>
          </table:table-cell>
          <table:table-cell office:value-type="string" calcext:value-type="string">
            <text:p><text:s/></text:p>
          </table:table-cell>
          <table:table-cell office:value-type="float" office:value="-1.71633" calcext:value-type="float">
            <text:p>-1.71633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-1.40964" calcext:value-type="float">
            <text:p>-1.409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0728462" calcext:value-type="float">
            <text:p>-0.0728462</text:p>
          </table:table-cell>
          <table:table-cell office:value-type="float" office:value="-0.702174" calcext:value-type="float">
            <text:p>-0.702174</text:p>
          </table:table-cell>
          <table:table-cell office:value-type="float" office:value="-0.0807618" calcext:value-type="float">
            <text:p>-0.0807618</text:p>
          </table:table-cell>
          <table:table-cell office:value-type="float" office:value="1.73002" calcext:value-type="float">
            <text:p>1.73002</text:p>
          </table:table-cell>
          <table:table-cell office:value-type="float" office:value="-0.0263522" calcext:value-type="float">
            <text:p>-0.0263522</text:p>
          </table:table-cell>
          <table:table-cell office:value-type="float" office:value="0.379689" calcext:value-type="float">
            <text:p>0.379689</text:p>
          </table:table-cell>
          <table:table-cell office:value-type="float" office:value="-0.00394237" calcext:value-type="float">
            <text:p>-0.00394237</text:p>
          </table:table-cell>
          <table:table-cell office:value-type="string" calcext:value-type="string">
            <text:p><text:s/></text:p>
          </table:table-cell>
          <table:table-cell office:value-type="float" office:value="0.264657" calcext:value-type="float">
            <text:p>0.264657</text:p>
          </table:table-cell>
          <table:table-cell office:value-type="float" office:value="-0.0699362" calcext:value-type="float">
            <text:p>-0.0699362</text:p>
          </table:table-cell>
          <table:table-cell office:value-type="float" office:value="0.938488" calcext:value-type="float">
            <text:p>0.938488</text:p>
          </table:table-cell>
          <table:table-cell office:value-type="string" calcext:value-type="string">
            <text:p><text:s/></text:p>
          </table:table-cell>
          <table:table-cell office:value-type="float" office:value="-1.71957" calcext:value-type="float">
            <text:p>-1.71957</text:p>
          </table:table-cell>
          <table:table-cell office:value-type="float" office:value="0.0256496" calcext:value-type="float">
            <text:p>0.0256496</text:p>
          </table:table-cell>
          <table:table-cell office:value-type="float" office:value="-1.40971" calcext:value-type="float">
            <text:p>-1.409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0743202" calcext:value-type="float">
            <text:p>-0.0743202</text:p>
          </table:table-cell>
          <table:table-cell office:value-type="float" office:value="-0.702204" calcext:value-type="float">
            <text:p>-0.702204</text:p>
          </table:table-cell>
          <table:table-cell office:value-type="float" office:value="-0.0827006" calcext:value-type="float">
            <text:p>-0.0827006</text:p>
          </table:table-cell>
          <table:table-cell office:value-type="float" office:value="1.73" calcext:value-type="float">
            <text:p>1.73</text:p>
          </table:table-cell>
          <table:table-cell office:value-type="float" office:value="-0.026881" calcext:value-type="float">
            <text:p>-0.026881</text:p>
          </table:table-cell>
          <table:table-cell office:value-type="float" office:value="0.379711" calcext:value-type="float">
            <text:p>0.379711</text:p>
          </table:table-cell>
          <table:table-cell office:value-type="float" office:value="-0.0040281" calcext:value-type="float">
            <text:p>-0.0040281</text:p>
          </table:table-cell>
          <table:table-cell office:value-type="string" calcext:value-type="string">
            <text:p><text:s/></text:p>
          </table:table-cell>
          <table:table-cell office:value-type="float" office:value="0.264364" calcext:value-type="float">
            <text:p>0.264364</text:p>
          </table:table-cell>
          <table:table-cell office:value-type="float" office:value="-0.0715196" calcext:value-type="float">
            <text:p>-0.0715196</text:p>
          </table:table-cell>
          <table:table-cell office:value-type="float" office:value="0.938438" calcext:value-type="float">
            <text:p>0.938438</text:p>
          </table:table-cell>
          <table:table-cell office:value-type="string" calcext:value-type="string">
            <text:p><text:s/></text:p>
          </table:table-cell>
          <table:table-cell office:value-type="float" office:value="-1.72281" calcext:value-type="float">
            <text:p>-1.72281</text:p>
          </table:table-cell>
          <table:table-cell office:value-type="float" office:value="0.0263627" calcext:value-type="float">
            <text:p>0.0263627</text:p>
          </table:table-cell>
          <table:table-cell office:value-type="float" office:value="-1.40979" calcext:value-type="float">
            <text:p>-1.409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0757926" calcext:value-type="float">
            <text:p>-0.0757926</text:p>
          </table:table-cell>
          <table:table-cell office:value-type="float" office:value="-0.702235" calcext:value-type="float">
            <text:p>-0.702235</text:p>
          </table:table-cell>
          <table:table-cell office:value-type="float" office:value="-0.0846374" calcext:value-type="float">
            <text:p>-0.0846374</text:p>
          </table:table-cell>
          <table:table-cell office:value-type="float" office:value="1.72998" calcext:value-type="float">
            <text:p>1.72998</text:p>
          </table:table-cell>
          <table:table-cell office:value-type="float" office:value="-0.0274094" calcext:value-type="float">
            <text:p>-0.0274094</text:p>
          </table:table-cell>
          <table:table-cell office:value-type="float" office:value="0.379734" calcext:value-type="float">
            <text:p>0.379734</text:p>
          </table:table-cell>
          <table:table-cell office:value-type="float" office:value="-0.00411373" calcext:value-type="float">
            <text:p>-0.00411373</text:p>
          </table:table-cell>
          <table:table-cell office:value-type="string" calcext:value-type="string">
            <text:p><text:s/></text:p>
          </table:table-cell>
          <table:table-cell office:value-type="float" office:value="0.264064" calcext:value-type="float">
            <text:p>0.264064</text:p>
          </table:table-cell>
          <table:table-cell office:value-type="float" office:value="-0.0731002" calcext:value-type="float">
            <text:p>-0.0731002</text:p>
          </table:table-cell>
          <table:table-cell office:value-type="float" office:value="0.938388" calcext:value-type="float">
            <text:p>0.938388</text:p>
          </table:table-cell>
          <table:table-cell office:value-type="string" calcext:value-type="string">
            <text:p><text:s/></text:p>
          </table:table-cell>
          <table:table-cell office:value-type="float" office:value="-1.72605" calcext:value-type="float">
            <text:p>-1.72605</text:p>
          </table:table-cell>
          <table:table-cell office:value-type="float" office:value="0.027075" calcext:value-type="float">
            <text:p>0.027075</text:p>
          </table:table-cell>
          <table:table-cell office:value-type="float" office:value="-1.40987" calcext:value-type="float">
            <text:p>-1.409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0.0772634" calcext:value-type="float">
            <text:p>-0.0772634</text:p>
          </table:table-cell>
          <table:table-cell office:value-type="float" office:value="-0.702266" calcext:value-type="float">
            <text:p>-0.702266</text:p>
          </table:table-cell>
          <table:table-cell office:value-type="float" office:value="-0.0865719" calcext:value-type="float">
            <text:p>-0.0865719</text:p>
          </table:table-cell>
          <table:table-cell office:value-type="float" office:value="1.72996" calcext:value-type="float">
            <text:p>1.72996</text:p>
          </table:table-cell>
          <table:table-cell office:value-type="float" office:value="-0.0279371" calcext:value-type="float">
            <text:p>-0.0279371</text:p>
          </table:table-cell>
          <table:table-cell office:value-type="float" office:value="0.379757" calcext:value-type="float">
            <text:p>0.379757</text:p>
          </table:table-cell>
          <table:table-cell office:value-type="float" office:value="-0.00419926" calcext:value-type="float">
            <text:p>-0.00419926</text:p>
          </table:table-cell>
          <table:table-cell office:value-type="string" calcext:value-type="string">
            <text:p><text:s/></text:p>
          </table:table-cell>
          <table:table-cell office:value-type="float" office:value="0.263758" calcext:value-type="float">
            <text:p>0.263758</text:p>
          </table:table-cell>
          <table:table-cell office:value-type="float" office:value="-0.0746779" calcext:value-type="float">
            <text:p>-0.0746779</text:p>
          </table:table-cell>
          <table:table-cell office:value-type="float" office:value="0.938337" calcext:value-type="float">
            <text:p>0.938337</text:p>
          </table:table-cell>
          <table:table-cell office:value-type="string" calcext:value-type="string">
            <text:p><text:s/></text:p>
          </table:table-cell>
          <table:table-cell office:value-type="float" office:value="-1.72929" calcext:value-type="float">
            <text:p>-1.72929</text:p>
          </table:table-cell>
          <table:table-cell office:value-type="float" office:value="0.0277864" calcext:value-type="float">
            <text:p>0.0277864</text:p>
          </table:table-cell>
          <table:table-cell office:value-type="float" office:value="-1.40995" calcext:value-type="float">
            <text:p>-1.409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0.0787325" calcext:value-type="float">
            <text:p>-0.0787325</text:p>
          </table:table-cell>
          <table:table-cell office:value-type="float" office:value="-0.702298" calcext:value-type="float">
            <text:p>-0.702298</text:p>
          </table:table-cell>
          <table:table-cell office:value-type="float" office:value="-0.0885042" calcext:value-type="float">
            <text:p>-0.0885042</text:p>
          </table:table-cell>
          <table:table-cell office:value-type="float" office:value="1.72994" calcext:value-type="float">
            <text:p>1.72994</text:p>
          </table:table-cell>
          <table:table-cell office:value-type="float" office:value="-0.0284642" calcext:value-type="float">
            <text:p>-0.0284642</text:p>
          </table:table-cell>
          <table:table-cell office:value-type="float" office:value="0.379781" calcext:value-type="float">
            <text:p>0.379781</text:p>
          </table:table-cell>
          <table:table-cell office:value-type="float" office:value="-0.00428469" calcext:value-type="float">
            <text:p>-0.00428469</text:p>
          </table:table-cell>
          <table:table-cell office:value-type="string" calcext:value-type="string">
            <text:p><text:s/></text:p>
          </table:table-cell>
          <table:table-cell office:value-type="float" office:value="0.263446" calcext:value-type="float">
            <text:p>0.263446</text:p>
          </table:table-cell>
          <table:table-cell office:value-type="float" office:value="-0.0762527" calcext:value-type="float">
            <text:p>-0.0762527</text:p>
          </table:table-cell>
          <table:table-cell office:value-type="float" office:value="0.938285" calcext:value-type="float">
            <text:p>0.938285</text:p>
          </table:table-cell>
          <table:table-cell office:value-type="string" calcext:value-type="string">
            <text:p><text:s/></text:p>
          </table:table-cell>
          <table:table-cell office:value-type="float" office:value="-1.73252" calcext:value-type="float">
            <text:p>-1.73252</text:p>
          </table:table-cell>
          <table:table-cell office:value-type="float" office:value="0.028497" calcext:value-type="float">
            <text:p>0.028497</text:p>
          </table:table-cell>
          <table:table-cell office:value-type="float" office:value="-1.41003" calcext:value-type="float">
            <text:p>-1.410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0801999" calcext:value-type="float">
            <text:p>-0.0801999</text:p>
          </table:table-cell>
          <table:table-cell office:value-type="float" office:value="-0.70233" calcext:value-type="float">
            <text:p>-0.70233</text:p>
          </table:table-cell>
          <table:table-cell office:value-type="float" office:value="-0.0904343" calcext:value-type="float">
            <text:p>-0.0904343</text:p>
          </table:table-cell>
          <table:table-cell office:value-type="float" office:value="1.72992" calcext:value-type="float">
            <text:p>1.72992</text:p>
          </table:table-cell>
          <table:table-cell office:value-type="float" office:value="-0.0289908" calcext:value-type="float">
            <text:p>-0.0289908</text:p>
          </table:table-cell>
          <table:table-cell office:value-type="float" office:value="0.379804" calcext:value-type="float">
            <text:p>0.379804</text:p>
          </table:table-cell>
          <table:table-cell office:value-type="float" office:value="-0.00437002" calcext:value-type="float">
            <text:p>-0.00437002</text:p>
          </table:table-cell>
          <table:table-cell office:value-type="string" calcext:value-type="string">
            <text:p><text:s/></text:p>
          </table:table-cell>
          <table:table-cell office:value-type="float" office:value="0.263128" calcext:value-type="float">
            <text:p>0.263128</text:p>
          </table:table-cell>
          <table:table-cell office:value-type="float" office:value="-0.0778245" calcext:value-type="float">
            <text:p>-0.0778245</text:p>
          </table:table-cell>
          <table:table-cell office:value-type="float" office:value="0.938231" calcext:value-type="float">
            <text:p>0.938231</text:p>
          </table:table-cell>
          <table:table-cell office:value-type="string" calcext:value-type="string">
            <text:p><text:s/></text:p>
          </table:table-cell>
          <table:table-cell office:value-type="float" office:value="-1.73575" calcext:value-type="float">
            <text:p>-1.73575</text:p>
          </table:table-cell>
          <table:table-cell office:value-type="float" office:value="0.0292067" calcext:value-type="float">
            <text:p>0.0292067</text:p>
          </table:table-cell>
          <table:table-cell office:value-type="float" office:value="-1.41012" calcext:value-type="float">
            <text:p>-1.410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0.0816656" calcext:value-type="float">
            <text:p>-0.0816656</text:p>
          </table:table-cell>
          <table:table-cell office:value-type="float" office:value="-0.702364" calcext:value-type="float">
            <text:p>-0.702364</text:p>
          </table:table-cell>
          <table:table-cell office:value-type="float" office:value="-0.092362" calcext:value-type="float">
            <text:p>-0.092362</text:p>
          </table:table-cell>
          <table:table-cell office:value-type="float" office:value="1.7299" calcext:value-type="float">
            <text:p>1.7299</text:p>
          </table:table-cell>
          <table:table-cell office:value-type="float" office:value="-0.0295167" calcext:value-type="float">
            <text:p>-0.0295167</text:p>
          </table:table-cell>
          <table:table-cell office:value-type="float" office:value="0.379828" calcext:value-type="float">
            <text:p>0.379828</text:p>
          </table:table-cell>
          <table:table-cell office:value-type="float" office:value="-0.00445524" calcext:value-type="float">
            <text:p>-0.00445524</text:p>
          </table:table-cell>
          <table:table-cell office:value-type="string" calcext:value-type="string">
            <text:p><text:s/></text:p>
          </table:table-cell>
          <table:table-cell office:value-type="float" office:value="0.262804" calcext:value-type="float">
            <text:p>0.262804</text:p>
          </table:table-cell>
          <table:table-cell office:value-type="float" office:value="-0.0793933" calcext:value-type="float">
            <text:p>-0.0793933</text:p>
          </table:table-cell>
          <table:table-cell office:value-type="float" office:value="0.938177" calcext:value-type="float">
            <text:p>0.938177</text:p>
          </table:table-cell>
          <table:table-cell office:value-type="string" calcext:value-type="string">
            <text:p><text:s/></text:p>
          </table:table-cell>
          <table:table-cell office:value-type="float" office:value="-1.73897" calcext:value-type="float">
            <text:p>-1.73897</text:p>
          </table:table-cell>
          <table:table-cell office:value-type="float" office:value="0.0299156" calcext:value-type="float">
            <text:p>0.0299156</text:p>
          </table:table-cell>
          <table:table-cell office:value-type="float" office:value="-1.4102" calcext:value-type="float">
            <text:p>-1.41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0.0831296" calcext:value-type="float">
            <text:p>-0.0831296</text:p>
          </table:table-cell>
          <table:table-cell office:value-type="float" office:value="-0.702397" calcext:value-type="float">
            <text:p>-0.702397</text:p>
          </table:table-cell>
          <table:table-cell office:value-type="float" office:value="-0.0942874" calcext:value-type="float">
            <text:p>-0.0942874</text:p>
          </table:table-cell>
          <table:table-cell office:value-type="float" office:value="1.72987" calcext:value-type="float">
            <text:p>1.72987</text:p>
          </table:table-cell>
          <table:table-cell office:value-type="float" office:value="-0.0300421" calcext:value-type="float">
            <text:p>-0.0300421</text:p>
          </table:table-cell>
          <table:table-cell office:value-type="float" office:value="0.379852" calcext:value-type="float">
            <text:p>0.379852</text:p>
          </table:table-cell>
          <table:table-cell office:value-type="float" office:value="-0.00454036" calcext:value-type="float">
            <text:p>-0.00454036</text:p>
          </table:table-cell>
          <table:table-cell office:value-type="string" calcext:value-type="string">
            <text:p><text:s/></text:p>
          </table:table-cell>
          <table:table-cell office:value-type="float" office:value="0.262475" calcext:value-type="float">
            <text:p>0.262475</text:p>
          </table:table-cell>
          <table:table-cell office:value-type="float" office:value="-0.080959" calcext:value-type="float">
            <text:p>-0.080959</text:p>
          </table:table-cell>
          <table:table-cell office:value-type="float" office:value="0.938121" calcext:value-type="float">
            <text:p>0.938121</text:p>
          </table:table-cell>
          <table:table-cell office:value-type="string" calcext:value-type="string">
            <text:p><text:s/></text:p>
          </table:table-cell>
          <table:table-cell office:value-type="float" office:value="-1.74219" calcext:value-type="float">
            <text:p>-1.74219</text:p>
          </table:table-cell>
          <table:table-cell office:value-type="float" office:value="0.0306235" calcext:value-type="float">
            <text:p>0.0306235</text:p>
          </table:table-cell>
          <table:table-cell office:value-type="float" office:value="-1.41029" calcext:value-type="float">
            <text:p>-1.410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0.0845917" calcext:value-type="float">
            <text:p>-0.0845917</text:p>
          </table:table-cell>
          <table:table-cell office:value-type="float" office:value="-0.702431" calcext:value-type="float">
            <text:p>-0.702431</text:p>
          </table:table-cell>
          <table:table-cell office:value-type="float" office:value="-0.0962105" calcext:value-type="float">
            <text:p>-0.0962105</text:p>
          </table:table-cell>
          <table:table-cell office:value-type="float" office:value="1.72985" calcext:value-type="float">
            <text:p>1.72985</text:p>
          </table:table-cell>
          <table:table-cell office:value-type="float" office:value="-0.0305668" calcext:value-type="float">
            <text:p>-0.0305668</text:p>
          </table:table-cell>
          <table:table-cell office:value-type="float" office:value="0.379877" calcext:value-type="float">
            <text:p>0.379877</text:p>
          </table:table-cell>
          <table:table-cell office:value-type="float" office:value="-0.00462536" calcext:value-type="float">
            <text:p>-0.00462536</text:p>
          </table:table-cell>
          <table:table-cell office:value-type="string" calcext:value-type="string">
            <text:p><text:s/></text:p>
          </table:table-cell>
          <table:table-cell office:value-type="float" office:value="0.262139" calcext:value-type="float">
            <text:p>0.262139</text:p>
          </table:table-cell>
          <table:table-cell office:value-type="float" office:value="-0.0825216" calcext:value-type="float">
            <text:p>-0.0825216</text:p>
          </table:table-cell>
          <table:table-cell office:value-type="float" office:value="0.938065" calcext:value-type="float">
            <text:p>0.938065</text:p>
          </table:table-cell>
          <table:table-cell office:value-type="string" calcext:value-type="string">
            <text:p><text:s/></text:p>
          </table:table-cell>
          <table:table-cell office:value-type="float" office:value="-1.74541" calcext:value-type="float">
            <text:p>-1.74541</text:p>
          </table:table-cell>
          <table:table-cell office:value-type="float" office:value="0.0313304" calcext:value-type="float">
            <text:p>0.0313304</text:p>
          </table:table-cell>
          <table:table-cell office:value-type="float" office:value="-1.41038" calcext:value-type="float">
            <text:p>-1.410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0.086052" calcext:value-type="float">
            <text:p>-0.086052</text:p>
          </table:table-cell>
          <table:table-cell office:value-type="float" office:value="-0.702466" calcext:value-type="float">
            <text:p>-0.702466</text:p>
          </table:table-cell>
          <table:table-cell office:value-type="float" office:value="-0.0981311" calcext:value-type="float">
            <text:p>-0.0981311</text:p>
          </table:table-cell>
          <table:table-cell office:value-type="float" office:value="1.72983" calcext:value-type="float">
            <text:p>1.72983</text:p>
          </table:table-cell>
          <table:table-cell office:value-type="float" office:value="-0.0310908" calcext:value-type="float">
            <text:p>-0.0310908</text:p>
          </table:table-cell>
          <table:table-cell office:value-type="float" office:value="0.379901" calcext:value-type="float">
            <text:p>0.379901</text:p>
          </table:table-cell>
          <table:table-cell office:value-type="float" office:value="-0.00471026" calcext:value-type="float">
            <text:p>-0.00471026</text:p>
          </table:table-cell>
          <table:table-cell office:value-type="string" calcext:value-type="string">
            <text:p><text:s/></text:p>
          </table:table-cell>
          <table:table-cell office:value-type="float" office:value="0.261798" calcext:value-type="float">
            <text:p>0.261798</text:p>
          </table:table-cell>
          <table:table-cell office:value-type="float" office:value="-0.084081" calcext:value-type="float">
            <text:p>-0.084081</text:p>
          </table:table-cell>
          <table:table-cell office:value-type="float" office:value="0.938008" calcext:value-type="float">
            <text:p>0.938008</text:p>
          </table:table-cell>
          <table:table-cell office:value-type="string" calcext:value-type="string">
            <text:p><text:s/></text:p>
          </table:table-cell>
          <table:table-cell office:value-type="float" office:value="-1.74862" calcext:value-type="float">
            <text:p>-1.74862</text:p>
          </table:table-cell>
          <table:table-cell office:value-type="float" office:value="0.0320365" calcext:value-type="float">
            <text:p>0.0320365</text:p>
          </table:table-cell>
          <table:table-cell office:value-type="float" office:value="-1.41047" calcext:value-type="float">
            <text:p>-1.410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0.0875105" calcext:value-type="float">
            <text:p>-0.0875105</text:p>
          </table:table-cell>
          <table:table-cell office:value-type="float" office:value="-0.702501" calcext:value-type="float">
            <text:p>-0.702501</text:p>
          </table:table-cell>
          <table:table-cell office:value-type="float" office:value="-0.100049" calcext:value-type="float">
            <text:p>-0.100049</text:p>
          </table:table-cell>
          <table:table-cell office:value-type="float" office:value="1.72981" calcext:value-type="float">
            <text:p>1.72981</text:p>
          </table:table-cell>
          <table:table-cell office:value-type="float" office:value="-0.0316142" calcext:value-type="float">
            <text:p>-0.0316142</text:p>
          </table:table-cell>
          <table:table-cell office:value-type="float" office:value="0.379926" calcext:value-type="float">
            <text:p>0.379926</text:p>
          </table:table-cell>
          <table:table-cell office:value-type="float" office:value="-0.00479504" calcext:value-type="float">
            <text:p>-0.00479504</text:p>
          </table:table-cell>
          <table:table-cell office:value-type="string" calcext:value-type="string">
            <text:p><text:s/></text:p>
          </table:table-cell>
          <table:table-cell office:value-type="float" office:value="0.26145" calcext:value-type="float">
            <text:p>0.26145</text:p>
          </table:table-cell>
          <table:table-cell office:value-type="float" office:value="-0.0856371" calcext:value-type="float">
            <text:p>-0.0856371</text:p>
          </table:table-cell>
          <table:table-cell office:value-type="float" office:value="0.937949" calcext:value-type="float">
            <text:p>0.937949</text:p>
          </table:table-cell>
          <table:table-cell office:value-type="string" calcext:value-type="string">
            <text:p><text:s/></text:p>
          </table:table-cell>
          <table:table-cell office:value-type="float" office:value="-1.75183" calcext:value-type="float">
            <text:p>-1.75183</text:p>
          </table:table-cell>
          <table:table-cell office:value-type="float" office:value="0.0327416" calcext:value-type="float">
            <text:p>0.0327416</text:p>
          </table:table-cell>
          <table:table-cell office:value-type="float" office:value="-1.41056" calcext:value-type="float">
            <text:p>-1.410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0.0889671" calcext:value-type="float">
            <text:p>-0.0889671</text:p>
          </table:table-cell>
          <table:table-cell office:value-type="float" office:value="-0.702537" calcext:value-type="float">
            <text:p>-0.702537</text:p>
          </table:table-cell>
          <table:table-cell office:value-type="float" office:value="-0.101965" calcext:value-type="float">
            <text:p>-0.101965</text:p>
          </table:table-cell>
          <table:table-cell office:value-type="float" office:value="1.72978" calcext:value-type="float">
            <text:p>1.72978</text:p>
          </table:table-cell>
          <table:table-cell office:value-type="float" office:value="-0.032137" calcext:value-type="float">
            <text:p>-0.032137</text:p>
          </table:table-cell>
          <table:table-cell office:value-type="float" office:value="0.379952" calcext:value-type="float">
            <text:p>0.379952</text:p>
          </table:table-cell>
          <table:table-cell office:value-type="float" office:value="-0.00487971" calcext:value-type="float">
            <text:p>-0.00487971</text:p>
          </table:table-cell>
          <table:table-cell office:value-type="string" calcext:value-type="string">
            <text:p><text:s/></text:p>
          </table:table-cell>
          <table:table-cell office:value-type="float" office:value="0.261097" calcext:value-type="float">
            <text:p>0.261097</text:p>
          </table:table-cell>
          <table:table-cell office:value-type="float" office:value="-0.08719" calcext:value-type="float">
            <text:p>-0.08719</text:p>
          </table:table-cell>
          <table:table-cell office:value-type="float" office:value="0.93789" calcext:value-type="float">
            <text:p>0.93789</text:p>
          </table:table-cell>
          <table:table-cell office:value-type="string" calcext:value-type="string">
            <text:p><text:s/></text:p>
          </table:table-cell>
          <table:table-cell office:value-type="float" office:value="-1.75503" calcext:value-type="float">
            <text:p>-1.75503</text:p>
          </table:table-cell>
          <table:table-cell office:value-type="float" office:value="0.0334457" calcext:value-type="float">
            <text:p>0.0334457</text:p>
          </table:table-cell>
          <table:table-cell office:value-type="float" office:value="-1.41065" calcext:value-type="float">
            <text:p>-1.410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0904218" calcext:value-type="float">
            <text:p>-0.0904218</text:p>
          </table:table-cell>
          <table:table-cell office:value-type="float" office:value="-0.702573" calcext:value-type="float">
            <text:p>-0.702573</text:p>
          </table:table-cell>
          <table:table-cell office:value-type="float" office:value="-0.103878" calcext:value-type="float">
            <text:p>-0.103878</text:p>
          </table:table-cell>
          <table:table-cell office:value-type="float" office:value="1.72976" calcext:value-type="float">
            <text:p>1.72976</text:p>
          </table:table-cell>
          <table:table-cell office:value-type="float" office:value="-0.0326591" calcext:value-type="float">
            <text:p>-0.0326591</text:p>
          </table:table-cell>
          <table:table-cell office:value-type="float" office:value="0.379977" calcext:value-type="float">
            <text:p>0.379977</text:p>
          </table:table-cell>
          <table:table-cell office:value-type="float" office:value="-0.00496426" calcext:value-type="float">
            <text:p>-0.00496426</text:p>
          </table:table-cell>
          <table:table-cell office:value-type="string" calcext:value-type="string">
            <text:p><text:s/></text:p>
          </table:table-cell>
          <table:table-cell office:value-type="float" office:value="0.260738" calcext:value-type="float">
            <text:p>0.260738</text:p>
          </table:table-cell>
          <table:table-cell office:value-type="float" office:value="-0.0887395" calcext:value-type="float">
            <text:p>-0.0887395</text:p>
          </table:table-cell>
          <table:table-cell office:value-type="float" office:value="0.937829" calcext:value-type="float">
            <text:p>0.937829</text:p>
          </table:table-cell>
          <table:table-cell office:value-type="string" calcext:value-type="string">
            <text:p><text:s/></text:p>
          </table:table-cell>
          <table:table-cell office:value-type="float" office:value="-1.75824" calcext:value-type="float">
            <text:p>-1.75824</text:p>
          </table:table-cell>
          <table:table-cell office:value-type="float" office:value="0.0341488" calcext:value-type="float">
            <text:p>0.0341488</text:p>
          </table:table-cell>
          <table:table-cell office:value-type="float" office:value="-1.41075" calcext:value-type="float">
            <text:p>-1.410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0.0918746" calcext:value-type="float">
            <text:p>-0.0918746</text:p>
          </table:table-cell>
          <table:table-cell office:value-type="float" office:value="-0.70261" calcext:value-type="float">
            <text:p>-0.70261</text:p>
          </table:table-cell>
          <table:table-cell office:value-type="float" office:value="-0.105788" calcext:value-type="float">
            <text:p>-0.105788</text:p>
          </table:table-cell>
          <table:table-cell office:value-type="float" office:value="1.72973" calcext:value-type="float">
            <text:p>1.72973</text:p>
          </table:table-cell>
          <table:table-cell office:value-type="float" office:value="-0.0331805" calcext:value-type="float">
            <text:p>-0.0331805</text:p>
          </table:table-cell>
          <table:table-cell office:value-type="float" office:value="0.380003" calcext:value-type="float">
            <text:p>0.380003</text:p>
          </table:table-cell>
          <table:table-cell office:value-type="float" office:value="-0.0050487" calcext:value-type="float">
            <text:p>-0.0050487</text:p>
          </table:table-cell>
          <table:table-cell office:value-type="string" calcext:value-type="string">
            <text:p><text:s/></text:p>
          </table:table-cell>
          <table:table-cell office:value-type="float" office:value="0.260374" calcext:value-type="float">
            <text:p>0.260374</text:p>
          </table:table-cell>
          <table:table-cell office:value-type="float" office:value="-0.0902857" calcext:value-type="float">
            <text:p>-0.0902857</text:p>
          </table:table-cell>
          <table:table-cell office:value-type="float" office:value="0.937768" calcext:value-type="float">
            <text:p>0.937768</text:p>
          </table:table-cell>
          <table:table-cell office:value-type="string" calcext:value-type="string">
            <text:p><text:s/></text:p>
          </table:table-cell>
          <table:table-cell office:value-type="float" office:value="-1.76143" calcext:value-type="float">
            <text:p>-1.76143</text:p>
          </table:table-cell>
          <table:table-cell office:value-type="float" office:value="0.0348509" calcext:value-type="float">
            <text:p>0.0348509</text:p>
          </table:table-cell>
          <table:table-cell office:value-type="float" office:value="-1.41084" calcext:value-type="float">
            <text:p>-1.410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0933253" calcext:value-type="float">
            <text:p>-0.0933253</text:p>
          </table:table-cell>
          <table:table-cell office:value-type="float" office:value="-0.702648" calcext:value-type="float">
            <text:p>-0.702648</text:p>
          </table:table-cell>
          <table:table-cell office:value-type="float" office:value="-0.107696" calcext:value-type="float">
            <text:p>-0.107696</text:p>
          </table:table-cell>
          <table:table-cell office:value-type="float" office:value="1.72971" calcext:value-type="float">
            <text:p>1.72971</text:p>
          </table:table-cell>
          <table:table-cell office:value-type="float" office:value="-0.0337012" calcext:value-type="float">
            <text:p>-0.0337012</text:p>
          </table:table-cell>
          <table:table-cell office:value-type="float" office:value="0.380029" calcext:value-type="float">
            <text:p>0.380029</text:p>
          </table:table-cell>
          <table:table-cell office:value-type="float" office:value="-0.00513302" calcext:value-type="float">
            <text:p>-0.00513302</text:p>
          </table:table-cell>
          <table:table-cell office:value-type="string" calcext:value-type="string">
            <text:p><text:s/></text:p>
          </table:table-cell>
          <table:table-cell office:value-type="float" office:value="0.260003" calcext:value-type="float">
            <text:p>0.260003</text:p>
          </table:table-cell>
          <table:table-cell office:value-type="float" office:value="-0.0918284" calcext:value-type="float">
            <text:p>-0.0918284</text:p>
          </table:table-cell>
          <table:table-cell office:value-type="float" office:value="0.937705" calcext:value-type="float">
            <text:p>0.937705</text:p>
          </table:table-cell>
          <table:table-cell office:value-type="string" calcext:value-type="string">
            <text:p><text:s/></text:p>
          </table:table-cell>
          <table:table-cell office:value-type="float" office:value="-1.76462" calcext:value-type="float">
            <text:p>-1.76462</text:p>
          </table:table-cell>
          <table:table-cell office:value-type="float" office:value="0.035552" calcext:value-type="float">
            <text:p>0.035552</text:p>
          </table:table-cell>
          <table:table-cell office:value-type="float" office:value="-1.41094" calcext:value-type="float">
            <text:p>-1.410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0.0947741" calcext:value-type="float">
            <text:p>-0.0947741</text:p>
          </table:table-cell>
          <table:table-cell office:value-type="float" office:value="-0.702686" calcext:value-type="float">
            <text:p>-0.702686</text:p>
          </table:table-cell>
          <table:table-cell office:value-type="float" office:value="-0.109602" calcext:value-type="float">
            <text:p>-0.109602</text:p>
          </table:table-cell>
          <table:table-cell office:value-type="float" office:value="1.72968" calcext:value-type="float">
            <text:p>1.72968</text:p>
          </table:table-cell>
          <table:table-cell office:value-type="float" office:value="-0.0342212" calcext:value-type="float">
            <text:p>-0.0342212</text:p>
          </table:table-cell>
          <table:table-cell office:value-type="float" office:value="0.380056" calcext:value-type="float">
            <text:p>0.380056</text:p>
          </table:table-cell>
          <table:table-cell office:value-type="float" office:value="-0.00521721" calcext:value-type="float">
            <text:p>-0.00521721</text:p>
          </table:table-cell>
          <table:table-cell office:value-type="string" calcext:value-type="string">
            <text:p><text:s/></text:p>
          </table:table-cell>
          <table:table-cell office:value-type="float" office:value="0.259628" calcext:value-type="float">
            <text:p>0.259628</text:p>
          </table:table-cell>
          <table:table-cell office:value-type="float" office:value="-0.0933676" calcext:value-type="float">
            <text:p>-0.0933676</text:p>
          </table:table-cell>
          <table:table-cell office:value-type="float" office:value="0.937642" calcext:value-type="float">
            <text:p>0.937642</text:p>
          </table:table-cell>
          <table:table-cell office:value-type="string" calcext:value-type="string">
            <text:p><text:s/></text:p>
          </table:table-cell>
          <table:table-cell office:value-type="float" office:value="-1.76781" calcext:value-type="float">
            <text:p>-1.76781</text:p>
          </table:table-cell>
          <table:table-cell office:value-type="float" office:value="0.0362521" calcext:value-type="float">
            <text:p>0.0362521</text:p>
          </table:table-cell>
          <table:table-cell office:value-type="float" office:value="-1.41104" calcext:value-type="float">
            <text:p>-1.411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0.0962209" calcext:value-type="float">
            <text:p>-0.0962209</text:p>
          </table:table-cell>
          <table:table-cell office:value-type="float" office:value="-0.702724" calcext:value-type="float">
            <text:p>-0.702724</text:p>
          </table:table-cell>
          <table:table-cell office:value-type="float" office:value="-0.111504" calcext:value-type="float">
            <text:p>-0.111504</text:p>
          </table:table-cell>
          <table:table-cell office:value-type="float" office:value="1.72966" calcext:value-type="float">
            <text:p>1.72966</text:p>
          </table:table-cell>
          <table:table-cell office:value-type="float" office:value="-0.0347405" calcext:value-type="float">
            <text:p>-0.0347405</text:p>
          </table:table-cell>
          <table:table-cell office:value-type="float" office:value="0.380082" calcext:value-type="float">
            <text:p>0.380082</text:p>
          </table:table-cell>
          <table:table-cell office:value-type="float" office:value="-0.00530129" calcext:value-type="float">
            <text:p>-0.00530129</text:p>
          </table:table-cell>
          <table:table-cell office:value-type="string" calcext:value-type="string">
            <text:p><text:s/></text:p>
          </table:table-cell>
          <table:table-cell office:value-type="float" office:value="0.259246" calcext:value-type="float">
            <text:p>0.259246</text:p>
          </table:table-cell>
          <table:table-cell office:value-type="float" office:value="-0.0949033" calcext:value-type="float">
            <text:p>-0.0949033</text:p>
          </table:table-cell>
          <table:table-cell office:value-type="float" office:value="0.937577" calcext:value-type="float">
            <text:p>0.937577</text:p>
          </table:table-cell>
          <table:table-cell office:value-type="string" calcext:value-type="string">
            <text:p><text:s/></text:p>
          </table:table-cell>
          <table:table-cell office:value-type="float" office:value="-1.77099" calcext:value-type="float">
            <text:p>-1.77099</text:p>
          </table:table-cell>
          <table:table-cell office:value-type="float" office:value="0.0369511" calcext:value-type="float">
            <text:p>0.0369511</text:p>
          </table:table-cell>
          <table:table-cell office:value-type="float" office:value="-1.41114" calcext:value-type="float">
            <text:p>-1.411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0.0976656" calcext:value-type="float">
            <text:p>-0.0976656</text:p>
          </table:table-cell>
          <table:table-cell office:value-type="float" office:value="-0.702764" calcext:value-type="float">
            <text:p>-0.702764</text:p>
          </table:table-cell>
          <table:table-cell office:value-type="float" office:value="-0.113404" calcext:value-type="float">
            <text:p>-0.113404</text:p>
          </table:table-cell>
          <table:table-cell office:value-type="float" office:value="1.72963" calcext:value-type="float">
            <text:p>1.72963</text:p>
          </table:table-cell>
          <table:table-cell office:value-type="float" office:value="-0.035259" calcext:value-type="float">
            <text:p>-0.035259</text:p>
          </table:table-cell>
          <table:table-cell office:value-type="float" office:value="0.380109" calcext:value-type="float">
            <text:p>0.380109</text:p>
          </table:table-cell>
          <table:table-cell office:value-type="float" office:value="-0.00538523" calcext:value-type="float">
            <text:p>-0.00538523</text:p>
          </table:table-cell>
          <table:table-cell office:value-type="string" calcext:value-type="string">
            <text:p><text:s/></text:p>
          </table:table-cell>
          <table:table-cell office:value-type="float" office:value="0.258859" calcext:value-type="float">
            <text:p>0.258859</text:p>
          </table:table-cell>
          <table:table-cell office:value-type="float" office:value="-0.0964355" calcext:value-type="float">
            <text:p>-0.0964355</text:p>
          </table:table-cell>
          <table:table-cell office:value-type="float" office:value="0.937512" calcext:value-type="float">
            <text:p>0.937512</text:p>
          </table:table-cell>
          <table:table-cell office:value-type="string" calcext:value-type="string">
            <text:p><text:s/></text:p>
          </table:table-cell>
          <table:table-cell office:value-type="float" office:value="-1.77417" calcext:value-type="float">
            <text:p>-1.77417</text:p>
          </table:table-cell>
          <table:table-cell office:value-type="float" office:value="0.0376491" calcext:value-type="float">
            <text:p>0.0376491</text:p>
          </table:table-cell>
          <table:table-cell office:value-type="float" office:value="-1.41124" calcext:value-type="float">
            <text:p>-1.411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0.0991082" calcext:value-type="float">
            <text:p>-0.0991082</text:p>
          </table:table-cell>
          <table:table-cell office:value-type="float" office:value="-0.702803" calcext:value-type="float">
            <text:p>-0.702803</text:p>
          </table:table-cell>
          <table:table-cell office:value-type="float" office:value="-0.115301" calcext:value-type="float">
            <text:p>-0.115301</text:p>
          </table:table-cell>
          <table:table-cell office:value-type="float" office:value="1.7296" calcext:value-type="float">
            <text:p>1.7296</text:p>
          </table:table-cell>
          <table:table-cell office:value-type="float" office:value="-0.0357768" calcext:value-type="float">
            <text:p>-0.0357768</text:p>
          </table:table-cell>
          <table:table-cell office:value-type="float" office:value="0.380136" calcext:value-type="float">
            <text:p>0.380136</text:p>
          </table:table-cell>
          <table:table-cell office:value-type="float" office:value="-0.00546906" calcext:value-type="float">
            <text:p>-0.00546906</text:p>
          </table:table-cell>
          <table:table-cell office:value-type="string" calcext:value-type="string">
            <text:p><text:s/></text:p>
          </table:table-cell>
          <table:table-cell office:value-type="float" office:value="0.258466" calcext:value-type="float">
            <text:p>0.258466</text:p>
          </table:table-cell>
          <table:table-cell office:value-type="float" office:value="-0.097964" calcext:value-type="float">
            <text:p>-0.097964</text:p>
          </table:table-cell>
          <table:table-cell office:value-type="float" office:value="0.937446" calcext:value-type="float">
            <text:p>0.937446</text:p>
          </table:table-cell>
          <table:table-cell office:value-type="string" calcext:value-type="string">
            <text:p><text:s/></text:p>
          </table:table-cell>
          <table:table-cell office:value-type="float" office:value="-1.77735" calcext:value-type="float">
            <text:p>-1.77735</text:p>
          </table:table-cell>
          <table:table-cell office:value-type="float" office:value="0.0383459" calcext:value-type="float">
            <text:p>0.0383459</text:p>
          </table:table-cell>
          <table:table-cell office:value-type="float" office:value="-1.41134" calcext:value-type="float">
            <text:p>-1.411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0.100549" calcext:value-type="float">
            <text:p>-0.100549</text:p>
          </table:table-cell>
          <table:table-cell office:value-type="float" office:value="-0.702843" calcext:value-type="float">
            <text:p>-0.702843</text:p>
          </table:table-cell>
          <table:table-cell office:value-type="float" office:value="-0.117195" calcext:value-type="float">
            <text:p>-0.117195</text:p>
          </table:table-cell>
          <table:table-cell office:value-type="float" office:value="1.72957" calcext:value-type="float">
            <text:p>1.72957</text:p>
          </table:table-cell>
          <table:table-cell office:value-type="float" office:value="-0.0362939" calcext:value-type="float">
            <text:p>-0.0362939</text:p>
          </table:table-cell>
          <table:table-cell office:value-type="float" office:value="0.380164" calcext:value-type="float">
            <text:p>0.380164</text:p>
          </table:table-cell>
          <table:table-cell office:value-type="float" office:value="-0.00555275" calcext:value-type="float">
            <text:p>-0.00555275</text:p>
          </table:table-cell>
          <table:table-cell office:value-type="string" calcext:value-type="string">
            <text:p><text:s/></text:p>
          </table:table-cell>
          <table:table-cell office:value-type="float" office:value="0.258068" calcext:value-type="float">
            <text:p>0.258068</text:p>
          </table:table-cell>
          <table:table-cell office:value-type="float" office:value="-0.0994888" calcext:value-type="float">
            <text:p>-0.0994888</text:p>
          </table:table-cell>
          <table:table-cell office:value-type="float" office:value="0.937378" calcext:value-type="float">
            <text:p>0.937378</text:p>
          </table:table-cell>
          <table:table-cell office:value-type="string" calcext:value-type="string">
            <text:p><text:s/></text:p>
          </table:table-cell>
          <table:table-cell office:value-type="float" office:value="-1.78052" calcext:value-type="float">
            <text:p>-1.78052</text:p>
          </table:table-cell>
          <table:table-cell office:value-type="float" office:value="0.0390417" calcext:value-type="float">
            <text:p>0.0390417</text:p>
          </table:table-cell>
          <table:table-cell office:value-type="float" office:value="-1.41145" calcext:value-type="float">
            <text:p>-1.411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0.101987" calcext:value-type="float">
            <text:p>-0.101987</text:p>
          </table:table-cell>
          <table:table-cell office:value-type="float" office:value="-0.702884" calcext:value-type="float">
            <text:p>-0.702884</text:p>
          </table:table-cell>
          <table:table-cell office:value-type="float" office:value="-0.119086" calcext:value-type="float">
            <text:p>-0.119086</text:p>
          </table:table-cell>
          <table:table-cell office:value-type="float" office:value="1.72955" calcext:value-type="float">
            <text:p>1.72955</text:p>
          </table:table-cell>
          <table:table-cell office:value-type="float" office:value="-0.0368103" calcext:value-type="float">
            <text:p>-0.0368103</text:p>
          </table:table-cell>
          <table:table-cell office:value-type="float" office:value="0.380192" calcext:value-type="float">
            <text:p>0.380192</text:p>
          </table:table-cell>
          <table:table-cell office:value-type="float" office:value="-0.00563632" calcext:value-type="float">
            <text:p>-0.00563632</text:p>
          </table:table-cell>
          <table:table-cell office:value-type="string" calcext:value-type="string">
            <text:p><text:s/></text:p>
          </table:table-cell>
          <table:table-cell office:value-type="float" office:value="0.257665" calcext:value-type="float">
            <text:p>0.257665</text:p>
          </table:table-cell>
          <table:table-cell office:value-type="float" office:value="-0.10101" calcext:value-type="float">
            <text:p>-0.10101</text:p>
          </table:table-cell>
          <table:table-cell office:value-type="float" office:value="0.93731" calcext:value-type="float">
            <text:p>0.93731</text:p>
          </table:table-cell>
          <table:table-cell office:value-type="string" calcext:value-type="string">
            <text:p><text:s/></text:p>
          </table:table-cell>
          <table:table-cell office:value-type="float" office:value="-1.78368" calcext:value-type="float">
            <text:p>-1.78368</text:p>
          </table:table-cell>
          <table:table-cell office:value-type="float" office:value="0.0397364" calcext:value-type="float">
            <text:p>0.0397364</text:p>
          </table:table-cell>
          <table:table-cell office:value-type="float" office:value="-1.41155" calcext:value-type="float">
            <text:p>-1.411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0.103423" calcext:value-type="float">
            <text:p>-0.103423</text:p>
          </table:table-cell>
          <table:table-cell office:value-type="float" office:value="-0.702925" calcext:value-type="float">
            <text:p>-0.702925</text:p>
          </table:table-cell>
          <table:table-cell office:value-type="float" office:value="-0.120975" calcext:value-type="float">
            <text:p>-0.120975</text:p>
          </table:table-cell>
          <table:table-cell office:value-type="float" office:value="1.72952" calcext:value-type="float">
            <text:p>1.72952</text:p>
          </table:table-cell>
          <table:table-cell office:value-type="float" office:value="-0.0373258" calcext:value-type="float">
            <text:p>-0.0373258</text:p>
          </table:table-cell>
          <table:table-cell office:value-type="float" office:value="0.38022" calcext:value-type="float">
            <text:p>0.38022</text:p>
          </table:table-cell>
          <table:table-cell office:value-type="float" office:value="-0.00571975" calcext:value-type="float">
            <text:p>-0.00571975</text:p>
          </table:table-cell>
          <table:table-cell office:value-type="string" calcext:value-type="string">
            <text:p><text:s/></text:p>
          </table:table-cell>
          <table:table-cell office:value-type="float" office:value="0.257256" calcext:value-type="float">
            <text:p>0.257256</text:p>
          </table:table-cell>
          <table:table-cell office:value-type="float" office:value="-0.102527" calcext:value-type="float">
            <text:p>-0.102527</text:p>
          </table:table-cell>
          <table:table-cell office:value-type="float" office:value="0.937241" calcext:value-type="float">
            <text:p>0.937241</text:p>
          </table:table-cell>
          <table:table-cell office:value-type="string" calcext:value-type="string">
            <text:p><text:s/></text:p>
          </table:table-cell>
          <table:table-cell office:value-type="float" office:value="-1.78684" calcext:value-type="float">
            <text:p>-1.78684</text:p>
          </table:table-cell>
          <table:table-cell office:value-type="float" office:value="0.04043" calcext:value-type="float">
            <text:p>0.04043</text:p>
          </table:table-cell>
          <table:table-cell office:value-type="float" office:value="-1.41166" calcext:value-type="float">
            <text:p>-1.411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0.104857" calcext:value-type="float">
            <text:p>-0.104857</text:p>
          </table:table-cell>
          <table:table-cell office:value-type="float" office:value="-0.702967" calcext:value-type="float">
            <text:p>-0.702967</text:p>
          </table:table-cell>
          <table:table-cell office:value-type="float" office:value="-0.122861" calcext:value-type="float">
            <text:p>-0.122861</text:p>
          </table:table-cell>
          <table:table-cell office:value-type="float" office:value="1.72949" calcext:value-type="float">
            <text:p>1.72949</text:p>
          </table:table-cell>
          <table:table-cell office:value-type="float" office:value="-0.0378406" calcext:value-type="float">
            <text:p>-0.0378406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-0.00580306" calcext:value-type="float">
            <text:p>-0.00580306</text:p>
          </table:table-cell>
          <table:table-cell office:value-type="string" calcext:value-type="string">
            <text:p><text:s/></text:p>
          </table:table-cell>
          <table:table-cell office:value-type="float" office:value="0.256841" calcext:value-type="float">
            <text:p>0.256841</text:p>
          </table:table-cell>
          <table:table-cell office:value-type="float" office:value="-0.104041" calcext:value-type="float">
            <text:p>-0.104041</text:p>
          </table:table-cell>
          <table:table-cell office:value-type="float" office:value="0.937171" calcext:value-type="float">
            <text:p>0.937171</text:p>
          </table:table-cell>
          <table:table-cell office:value-type="string" calcext:value-type="string">
            <text:p><text:s/></text:p>
          </table:table-cell>
          <table:table-cell office:value-type="float" office:value="-1.79" calcext:value-type="float">
            <text:p>-1.79</text:p>
          </table:table-cell>
          <table:table-cell office:value-type="float" office:value="0.0411224" calcext:value-type="float">
            <text:p>0.0411224</text:p>
          </table:table-cell>
          <table:table-cell office:value-type="float" office:value="-1.41177" calcext:value-type="float">
            <text:p>-1.411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0.106289" calcext:value-type="float">
            <text:p>-0.106289</text:p>
          </table:table-cell>
          <table:table-cell office:value-type="float" office:value="-0.703009" calcext:value-type="float">
            <text:p>-0.703009</text:p>
          </table:table-cell>
          <table:table-cell office:value-type="float" office:value="-0.124743" calcext:value-type="float">
            <text:p>-0.124743</text:p>
          </table:table-cell>
          <table:table-cell office:value-type="float" office:value="1.72946" calcext:value-type="float">
            <text:p>1.72946</text:p>
          </table:table-cell>
          <table:table-cell office:value-type="float" office:value="-0.0383546" calcext:value-type="float">
            <text:p>-0.0383546</text:p>
          </table:table-cell>
          <table:table-cell office:value-type="float" office:value="0.380276" calcext:value-type="float">
            <text:p>0.380276</text:p>
          </table:table-cell>
          <table:table-cell office:value-type="float" office:value="-0.00588623" calcext:value-type="float">
            <text:p>-0.00588623</text:p>
          </table:table-cell>
          <table:table-cell office:value-type="string" calcext:value-type="string">
            <text:p><text:s/></text:p>
          </table:table-cell>
          <table:table-cell office:value-type="float" office:value="0.256422" calcext:value-type="float">
            <text:p>0.256422</text:p>
          </table:table-cell>
          <table:table-cell office:value-type="float" office:value="-0.105551" calcext:value-type="float">
            <text:p>-0.105551</text:p>
          </table:table-cell>
          <table:table-cell office:value-type="float" office:value="0.937099" calcext:value-type="float">
            <text:p>0.937099</text:p>
          </table:table-cell>
          <table:table-cell office:value-type="string" calcext:value-type="string">
            <text:p><text:s/></text:p>
          </table:table-cell>
          <table:table-cell office:value-type="float" office:value="-1.79315" calcext:value-type="float">
            <text:p>-1.79315</text:p>
          </table:table-cell>
          <table:table-cell office:value-type="float" office:value="0.0418137" calcext:value-type="float">
            <text:p>0.0418137</text:p>
          </table:table-cell>
          <table:table-cell office:value-type="float" office:value="-1.41188" calcext:value-type="float">
            <text:p>-1.411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0.107719" calcext:value-type="float">
            <text:p>-0.107719</text:p>
          </table:table-cell>
          <table:table-cell office:value-type="float" office:value="-0.703052" calcext:value-type="float">
            <text:p>-0.703052</text:p>
          </table:table-cell>
          <table:table-cell office:value-type="float" office:value="-0.126623" calcext:value-type="float">
            <text:p>-0.126623</text:p>
          </table:table-cell>
          <table:table-cell office:value-type="float" office:value="1.72943" calcext:value-type="float">
            <text:p>1.72943</text:p>
          </table:table-cell>
          <table:table-cell office:value-type="float" office:value="-0.0388679" calcext:value-type="float">
            <text:p>-0.0388679</text:p>
          </table:table-cell>
          <table:table-cell office:value-type="float" office:value="0.380305" calcext:value-type="float">
            <text:p>0.380305</text:p>
          </table:table-cell>
          <table:table-cell office:value-type="float" office:value="-0.00596926" calcext:value-type="float">
            <text:p>-0.00596926</text:p>
          </table:table-cell>
          <table:table-cell office:value-type="string" calcext:value-type="string">
            <text:p><text:s/></text:p>
          </table:table-cell>
          <table:table-cell office:value-type="float" office:value="0.255997" calcext:value-type="float">
            <text:p>0.255997</text:p>
          </table:table-cell>
          <table:table-cell office:value-type="float" office:value="-0.107057" calcext:value-type="float">
            <text:p>-0.107057</text:p>
          </table:table-cell>
          <table:table-cell office:value-type="float" office:value="0.937027" calcext:value-type="float">
            <text:p>0.937027</text:p>
          </table:table-cell>
          <table:table-cell office:value-type="string" calcext:value-type="string">
            <text:p><text:s/></text:p>
          </table:table-cell>
          <table:table-cell office:value-type="float" office:value="-1.79629" calcext:value-type="float">
            <text:p>-1.79629</text:p>
          </table:table-cell>
          <table:table-cell office:value-type="float" office:value="0.0425038" calcext:value-type="float">
            <text:p>0.0425038</text:p>
          </table:table-cell>
          <table:table-cell office:value-type="float" office:value="-1.41199" calcext:value-type="float">
            <text:p>-1.411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0.109146" calcext:value-type="float">
            <text:p>-0.109146</text:p>
          </table:table-cell>
          <table:table-cell office:value-type="float" office:value="-0.703096" calcext:value-type="float">
            <text:p>-0.703096</text:p>
          </table:table-cell>
          <table:table-cell office:value-type="float" office:value="-0.128499" calcext:value-type="float">
            <text:p>-0.128499</text:p>
          </table:table-cell>
          <table:table-cell office:value-type="float" office:value="1.7294" calcext:value-type="float">
            <text:p>1.7294</text:p>
          </table:table-cell>
          <table:table-cell office:value-type="float" office:value="-0.0393803" calcext:value-type="float">
            <text:p>-0.0393803</text:p>
          </table:table-cell>
          <table:table-cell office:value-type="float" office:value="0.380334" calcext:value-type="float">
            <text:p>0.380334</text:p>
          </table:table-cell>
          <table:table-cell office:value-type="float" office:value="-0.00605216" calcext:value-type="float">
            <text:p>-0.00605216</text:p>
          </table:table-cell>
          <table:table-cell office:value-type="string" calcext:value-type="string">
            <text:p><text:s/></text:p>
          </table:table-cell>
          <table:table-cell office:value-type="float" office:value="0.255567" calcext:value-type="float">
            <text:p>0.255567</text:p>
          </table:table-cell>
          <table:table-cell office:value-type="float" office:value="-0.108559" calcext:value-type="float">
            <text:p>-0.108559</text:p>
          </table:table-cell>
          <table:table-cell office:value-type="float" office:value="0.936954" calcext:value-type="float">
            <text:p>0.936954</text:p>
          </table:table-cell>
          <table:table-cell office:value-type="string" calcext:value-type="string">
            <text:p><text:s/></text:p>
          </table:table-cell>
          <table:table-cell office:value-type="float" office:value="-1.79943" calcext:value-type="float">
            <text:p>-1.79943</text:p>
          </table:table-cell>
          <table:table-cell office:value-type="float" office:value="0.0431928" calcext:value-type="float">
            <text:p>0.0431928</text:p>
          </table:table-cell>
          <table:table-cell office:value-type="float" office:value="-1.4121" calcext:value-type="float">
            <text:p>-1.41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0.110571" calcext:value-type="float">
            <text:p>-0.110571</text:p>
          </table:table-cell>
          <table:table-cell office:value-type="float" office:value="-0.703139" calcext:value-type="float">
            <text:p>-0.703139</text:p>
          </table:table-cell>
          <table:table-cell office:value-type="float" office:value="-0.130373" calcext:value-type="float">
            <text:p>-0.130373</text:p>
          </table:table-cell>
          <table:table-cell office:value-type="float" office:value="1.72937" calcext:value-type="float">
            <text:p>1.72937</text:p>
          </table:table-cell>
          <table:table-cell office:value-type="float" office:value="-0.0398919" calcext:value-type="float">
            <text:p>-0.0398919</text:p>
          </table:table-cell>
          <table:table-cell office:value-type="float" office:value="0.380363" calcext:value-type="float">
            <text:p>0.380363</text:p>
          </table:table-cell>
          <table:table-cell office:value-type="float" office:value="-0.00613492" calcext:value-type="float">
            <text:p>-0.00613492</text:p>
          </table:table-cell>
          <table:table-cell office:value-type="string" calcext:value-type="string">
            <text:p><text:s/></text:p>
          </table:table-cell>
          <table:table-cell office:value-type="float" office:value="0.255131" calcext:value-type="float">
            <text:p>0.255131</text:p>
          </table:table-cell>
          <table:table-cell office:value-type="float" office:value="-0.110057" calcext:value-type="float">
            <text:p>-0.110057</text:p>
          </table:table-cell>
          <table:table-cell office:value-type="float" office:value="0.936881" calcext:value-type="float">
            <text:p>0.936881</text:p>
          </table:table-cell>
          <table:table-cell office:value-type="string" calcext:value-type="string">
            <text:p><text:s/></text:p>
          </table:table-cell>
          <table:table-cell office:value-type="float" office:value="-1.80257" calcext:value-type="float">
            <text:p>-1.80257</text:p>
          </table:table-cell>
          <table:table-cell office:value-type="float" office:value="0.0438805" calcext:value-type="float">
            <text:p>0.0438805</text:p>
          </table:table-cell>
          <table:table-cell office:value-type="float" office:value="-1.41221" calcext:value-type="float">
            <text:p>-1.412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0.111994" calcext:value-type="float">
            <text:p>-0.111994</text:p>
          </table:table-cell>
          <table:table-cell office:value-type="float" office:value="-0.703184" calcext:value-type="float">
            <text:p>-0.703184</text:p>
          </table:table-cell>
          <table:table-cell office:value-type="float" office:value="-0.132243" calcext:value-type="float">
            <text:p>-0.132243</text:p>
          </table:table-cell>
          <table:table-cell office:value-type="float" office:value="1.72934" calcext:value-type="float">
            <text:p>1.72934</text:p>
          </table:table-cell>
          <table:table-cell office:value-type="float" office:value="-0.0404027" calcext:value-type="float">
            <text:p>-0.0404027</text:p>
          </table:table-cell>
          <table:table-cell office:value-type="float" office:value="0.380393" calcext:value-type="float">
            <text:p>0.380393</text:p>
          </table:table-cell>
          <table:table-cell office:value-type="float" office:value="-0.00621753" calcext:value-type="float">
            <text:p>-0.00621753</text:p>
          </table:table-cell>
          <table:table-cell office:value-type="string" calcext:value-type="string">
            <text:p><text:s/></text:p>
          </table:table-cell>
          <table:table-cell office:value-type="float" office:value="0.25469" calcext:value-type="float">
            <text:p>0.25469</text:p>
          </table:table-cell>
          <table:table-cell office:value-type="float" office:value="-0.111551" calcext:value-type="float">
            <text:p>-0.111551</text:p>
          </table:table-cell>
          <table:table-cell office:value-type="float" office:value="0.936806" calcext:value-type="float">
            <text:p>0.936806</text:p>
          </table:table-cell>
          <table:table-cell office:value-type="string" calcext:value-type="string">
            <text:p><text:s/></text:p>
          </table:table-cell>
          <table:table-cell office:value-type="float" office:value="-1.8057" calcext:value-type="float">
            <text:p>-1.8057</text:p>
          </table:table-cell>
          <table:table-cell office:value-type="float" office:value="0.0445671" calcext:value-type="float">
            <text:p>0.0445671</text:p>
          </table:table-cell>
          <table:table-cell office:value-type="float" office:value="-1.41233" calcext:value-type="float">
            <text:p>-1.412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113414" calcext:value-type="float">
            <text:p>-0.113414</text:p>
          </table:table-cell>
          <table:table-cell office:value-type="float" office:value="-0.703229" calcext:value-type="float">
            <text:p>-0.703229</text:p>
          </table:table-cell>
          <table:table-cell office:value-type="float" office:value="-0.134111" calcext:value-type="float">
            <text:p>-0.134111</text:p>
          </table:table-cell>
          <table:table-cell office:value-type="float" office:value="1.7293" calcext:value-type="float">
            <text:p>1.7293</text:p>
          </table:table-cell>
          <table:table-cell office:value-type="float" office:value="-0.0409127" calcext:value-type="float">
            <text:p>-0.0409127</text:p>
          </table:table-cell>
          <table:table-cell office:value-type="float" office:value="0.380422" calcext:value-type="float">
            <text:p>0.380422</text:p>
          </table:table-cell>
          <table:table-cell office:value-type="float" office:value="-0.00630001" calcext:value-type="float">
            <text:p>-0.00630001</text:p>
          </table:table-cell>
          <table:table-cell office:value-type="string" calcext:value-type="string">
            <text:p><text:s/></text:p>
          </table:table-cell>
          <table:table-cell office:value-type="float" office:value="0.254245" calcext:value-type="float">
            <text:p>0.254245</text:p>
          </table:table-cell>
          <table:table-cell office:value-type="float" office:value="-0.113041" calcext:value-type="float">
            <text:p>-0.113041</text:p>
          </table:table-cell>
          <table:table-cell office:value-type="float" office:value="0.93673" calcext:value-type="float">
            <text:p>0.93673</text:p>
          </table:table-cell>
          <table:table-cell office:value-type="string" calcext:value-type="string">
            <text:p><text:s/></text:p>
          </table:table-cell>
          <table:table-cell office:value-type="float" office:value="-1.80882" calcext:value-type="float">
            <text:p>-1.80882</text:p>
          </table:table-cell>
          <table:table-cell office:value-type="float" office:value="0.0452524" calcext:value-type="float">
            <text:p>0.0452524</text:p>
          </table:table-cell>
          <table:table-cell office:value-type="float" office:value="-1.41245" calcext:value-type="float">
            <text:p>-1.412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0.114832" calcext:value-type="float">
            <text:p>-0.114832</text:p>
          </table:table-cell>
          <table:table-cell office:value-type="float" office:value="-0.703274" calcext:value-type="float">
            <text:p>-0.703274</text:p>
          </table:table-cell>
          <table:table-cell office:value-type="float" office:value="-0.135975" calcext:value-type="float">
            <text:p>-0.135975</text:p>
          </table:table-cell>
          <table:table-cell office:value-type="float" office:value="1.72927" calcext:value-type="float">
            <text:p>1.72927</text:p>
          </table:table-cell>
          <table:table-cell office:value-type="float" office:value="-0.0414218" calcext:value-type="float">
            <text:p>-0.0414218</text:p>
          </table:table-cell>
          <table:table-cell office:value-type="float" office:value="0.380452" calcext:value-type="float">
            <text:p>0.380452</text:p>
          </table:table-cell>
          <table:table-cell office:value-type="float" office:value="-0.00638235" calcext:value-type="float">
            <text:p>-0.00638235</text:p>
          </table:table-cell>
          <table:table-cell office:value-type="string" calcext:value-type="string">
            <text:p><text:s/></text:p>
          </table:table-cell>
          <table:table-cell office:value-type="float" office:value="0.253794" calcext:value-type="float">
            <text:p>0.253794</text:p>
          </table:table-cell>
          <table:table-cell office:value-type="float" office:value="-0.114527" calcext:value-type="float">
            <text:p>-0.114527</text:p>
          </table:table-cell>
          <table:table-cell office:value-type="float" office:value="0.936654" calcext:value-type="float">
            <text:p>0.936654</text:p>
          </table:table-cell>
          <table:table-cell office:value-type="string" calcext:value-type="string">
            <text:p><text:s/></text:p>
          </table:table-cell>
          <table:table-cell office:value-type="float" office:value="-1.81194" calcext:value-type="float">
            <text:p>-1.81194</text:p>
          </table:table-cell>
          <table:table-cell office:value-type="float" office:value="0.0459366" calcext:value-type="float">
            <text:p>0.0459366</text:p>
          </table:table-cell>
          <table:table-cell office:value-type="float" office:value="-1.41256" calcext:value-type="float">
            <text:p>-1.412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116247" calcext:value-type="float">
            <text:p>-0.116247</text:p>
          </table:table-cell>
          <table:table-cell office:value-type="float" office:value="-0.70332" calcext:value-type="float">
            <text:p>-0.70332</text:p>
          </table:table-cell>
          <table:table-cell office:value-type="float" office:value="-0.137836" calcext:value-type="float">
            <text:p>-0.137836</text:p>
          </table:table-cell>
          <table:table-cell office:value-type="float" office:value="1.72924" calcext:value-type="float">
            <text:p>1.72924</text:p>
          </table:table-cell>
          <table:table-cell office:value-type="float" office:value="-0.0419301" calcext:value-type="float">
            <text:p>-0.0419301</text:p>
          </table:table-cell>
          <table:table-cell office:value-type="float" office:value="0.380482" calcext:value-type="float">
            <text:p>0.380482</text:p>
          </table:table-cell>
          <table:table-cell office:value-type="float" office:value="-0.00646454" calcext:value-type="float">
            <text:p>-0.00646454</text:p>
          </table:table-cell>
          <table:table-cell office:value-type="string" calcext:value-type="string">
            <text:p><text:s/></text:p>
          </table:table-cell>
          <table:table-cell office:value-type="float" office:value="0.253338" calcext:value-type="float">
            <text:p>0.253338</text:p>
          </table:table-cell>
          <table:table-cell office:value-type="float" office:value="-0.116008" calcext:value-type="float">
            <text:p>-0.116008</text:p>
          </table:table-cell>
          <table:table-cell office:value-type="float" office:value="0.936576" calcext:value-type="float">
            <text:p>0.936576</text:p>
          </table:table-cell>
          <table:table-cell office:value-type="string" calcext:value-type="string">
            <text:p><text:s/></text:p>
          </table:table-cell>
          <table:table-cell office:value-type="float" office:value="-1.81506" calcext:value-type="float">
            <text:p>-1.81506</text:p>
          </table:table-cell>
          <table:table-cell office:value-type="float" office:value="0.0466194" calcext:value-type="float">
            <text:p>0.0466194</text:p>
          </table:table-cell>
          <table:table-cell office:value-type="float" office:value="-1.41268" calcext:value-type="float">
            <text:p>-1.412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117661" calcext:value-type="float">
            <text:p>-0.117661</text:p>
          </table:table-cell>
          <table:table-cell office:value-type="float" office:value="-0.703366" calcext:value-type="float">
            <text:p>-0.703366</text:p>
          </table:table-cell>
          <table:table-cell office:value-type="float" office:value="-0.139694" calcext:value-type="float">
            <text:p>-0.139694</text:p>
          </table:table-cell>
          <table:table-cell office:value-type="float" office:value="1.72921" calcext:value-type="float">
            <text:p>1.72921</text:p>
          </table:table-cell>
          <table:table-cell office:value-type="float" office:value="-0.0424375" calcext:value-type="float">
            <text:p>-0.0424375</text:p>
          </table:table-cell>
          <table:table-cell office:value-type="float" office:value="0.380513" calcext:value-type="float">
            <text:p>0.380513</text:p>
          </table:table-cell>
          <table:table-cell office:value-type="float" office:value="-0.00654658" calcext:value-type="float">
            <text:p>-0.00654658</text:p>
          </table:table-cell>
          <table:table-cell office:value-type="string" calcext:value-type="string">
            <text:p><text:s/></text:p>
          </table:table-cell>
          <table:table-cell office:value-type="float" office:value="0.252877" calcext:value-type="float">
            <text:p>0.252877</text:p>
          </table:table-cell>
          <table:table-cell office:value-type="float" office:value="-0.117486" calcext:value-type="float">
            <text:p>-0.117486</text:p>
          </table:table-cell>
          <table:table-cell office:value-type="float" office:value="0.936498" calcext:value-type="float">
            <text:p>0.936498</text:p>
          </table:table-cell>
          <table:table-cell office:value-type="string" calcext:value-type="string">
            <text:p><text:s/></text:p>
          </table:table-cell>
          <table:table-cell office:value-type="float" office:value="-1.81817" calcext:value-type="float">
            <text:p>-1.81817</text:p>
          </table:table-cell>
          <table:table-cell office:value-type="float" office:value="0.0473011" calcext:value-type="float">
            <text:p>0.0473011</text:p>
          </table:table-cell>
          <table:table-cell office:value-type="float" office:value="-1.4128" calcext:value-type="float">
            <text:p>-1.41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0.119071" calcext:value-type="float">
            <text:p>-0.119071</text:p>
          </table:table-cell>
          <table:table-cell office:value-type="float" office:value="-0.703413" calcext:value-type="float">
            <text:p>-0.703413</text:p>
          </table:table-cell>
          <table:table-cell office:value-type="float" office:value="-0.141548" calcext:value-type="float">
            <text:p>-0.141548</text:p>
          </table:table-cell>
          <table:table-cell office:value-type="float" office:value="1.72917" calcext:value-type="float">
            <text:p>1.72917</text:p>
          </table:table-cell>
          <table:table-cell office:value-type="float" office:value="-0.0429441" calcext:value-type="float">
            <text:p>-0.0429441</text:p>
          </table:table-cell>
          <table:table-cell office:value-type="float" office:value="0.380543" calcext:value-type="float">
            <text:p>0.380543</text:p>
          </table:table-cell>
          <table:table-cell office:value-type="float" office:value="-0.00662848" calcext:value-type="float">
            <text:p>-0.00662848</text:p>
          </table:table-cell>
          <table:table-cell office:value-type="string" calcext:value-type="string">
            <text:p><text:s/></text:p>
          </table:table-cell>
          <table:table-cell office:value-type="float" office:value="0.252411" calcext:value-type="float">
            <text:p>0.252411</text:p>
          </table:table-cell>
          <table:table-cell office:value-type="float" office:value="-0.118959" calcext:value-type="float">
            <text:p>-0.118959</text:p>
          </table:table-cell>
          <table:table-cell office:value-type="float" office:value="0.936419" calcext:value-type="float">
            <text:p>0.936419</text:p>
          </table:table-cell>
          <table:table-cell office:value-type="string" calcext:value-type="string">
            <text:p><text:s/></text:p>
          </table:table-cell>
          <table:table-cell office:value-type="float" office:value="-1.82127" calcext:value-type="float">
            <text:p>-1.82127</text:p>
          </table:table-cell>
          <table:table-cell office:value-type="float" office:value="0.0479814" calcext:value-type="float">
            <text:p>0.0479814</text:p>
          </table:table-cell>
          <table:table-cell office:value-type="float" office:value="-1.41292" calcext:value-type="float">
            <text:p>-1.412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0.120479" calcext:value-type="float">
            <text:p>-0.120479</text:p>
          </table:table-cell>
          <table:table-cell office:value-type="float" office:value="-0.70346" calcext:value-type="float">
            <text:p>-0.70346</text:p>
          </table:table-cell>
          <table:table-cell office:value-type="float" office:value="-0.143399" calcext:value-type="float">
            <text:p>-0.143399</text:p>
          </table:table-cell>
          <table:table-cell office:value-type="float" office:value="1.72914" calcext:value-type="float">
            <text:p>1.72914</text:p>
          </table:table-cell>
          <table:table-cell office:value-type="float" office:value="-0.0434498" calcext:value-type="float">
            <text:p>-0.0434498</text:p>
          </table:table-cell>
          <table:table-cell office:value-type="float" office:value="0.380574" calcext:value-type="float">
            <text:p>0.380574</text:p>
          </table:table-cell>
          <table:table-cell office:value-type="float" office:value="-0.00671023" calcext:value-type="float">
            <text:p>-0.00671023</text:p>
          </table:table-cell>
          <table:table-cell office:value-type="string" calcext:value-type="string">
            <text:p><text:s/></text:p>
          </table:table-cell>
          <table:table-cell office:value-type="float" office:value="0.251941" calcext:value-type="float">
            <text:p>0.251941</text:p>
          </table:table-cell>
          <table:table-cell office:value-type="float" office:value="-0.120429" calcext:value-type="float">
            <text:p>-0.120429</text:p>
          </table:table-cell>
          <table:table-cell office:value-type="float" office:value="0.936339" calcext:value-type="float">
            <text:p>0.936339</text:p>
          </table:table-cell>
          <table:table-cell office:value-type="string" calcext:value-type="string">
            <text:p><text:s/></text:p>
          </table:table-cell>
          <table:table-cell office:value-type="float" office:value="-1.82437" calcext:value-type="float">
            <text:p>-1.82437</text:p>
          </table:table-cell>
          <table:table-cell office:value-type="float" office:value="0.0486605" calcext:value-type="float">
            <text:p>0.0486605</text:p>
          </table:table-cell>
          <table:table-cell office:value-type="float" office:value="-1.41304" calcext:value-type="float">
            <text:p>-1.413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0.121885" calcext:value-type="float">
            <text:p>-0.121885</text:p>
          </table:table-cell>
          <table:table-cell office:value-type="float" office:value="-0.703508" calcext:value-type="float">
            <text:p>-0.703508</text:p>
          </table:table-cell>
          <table:table-cell office:value-type="float" office:value="-0.145247" calcext:value-type="float">
            <text:p>-0.145247</text:p>
          </table:table-cell>
          <table:table-cell office:value-type="float" office:value="1.7291" calcext:value-type="float">
            <text:p>1.7291</text:p>
          </table:table-cell>
          <table:table-cell office:value-type="float" office:value="-0.0439546" calcext:value-type="float">
            <text:p>-0.0439546</text:p>
          </table:table-cell>
          <table:table-cell office:value-type="float" office:value="0.380605" calcext:value-type="float">
            <text:p>0.380605</text:p>
          </table:table-cell>
          <table:table-cell office:value-type="float" office:value="-0.00679183" calcext:value-type="float">
            <text:p>-0.00679183</text:p>
          </table:table-cell>
          <table:table-cell office:value-type="string" calcext:value-type="string">
            <text:p><text:s/>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-0.121894" calcext:value-type="float">
            <text:p>-0.121894</text:p>
          </table:table-cell>
          <table:table-cell office:value-type="float" office:value="0.936258" calcext:value-type="float">
            <text:p>0.936258</text:p>
          </table:table-cell>
          <table:table-cell office:value-type="string" calcext:value-type="string">
            <text:p><text:s/></text:p>
          </table:table-cell>
          <table:table-cell office:value-type="float" office:value="-1.82747" calcext:value-type="float">
            <text:p>-1.82747</text:p>
          </table:table-cell>
          <table:table-cell office:value-type="float" office:value="0.0493383" calcext:value-type="float">
            <text:p>0.0493383</text:p>
          </table:table-cell>
          <table:table-cell office:value-type="float" office:value="-1.41317" calcext:value-type="float">
            <text:p>-1.413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123288" calcext:value-type="float">
            <text:p>-0.123288</text:p>
          </table:table-cell>
          <table:table-cell office:value-type="float" office:value="-0.703556" calcext:value-type="float">
            <text:p>-0.703556</text:p>
          </table:table-cell>
          <table:table-cell office:value-type="float" office:value="-0.147092" calcext:value-type="float">
            <text:p>-0.147092</text:p>
          </table:table-cell>
          <table:table-cell office:value-type="float" office:value="1.72907" calcext:value-type="float">
            <text:p>1.72907</text:p>
          </table:table-cell>
          <table:table-cell office:value-type="float" office:value="-0.0444586" calcext:value-type="float">
            <text:p>-0.0444586</text:p>
          </table:table-cell>
          <table:table-cell office:value-type="float" office:value="0.380637" calcext:value-type="float">
            <text:p>0.380637</text:p>
          </table:table-cell>
          <table:table-cell office:value-type="float" office:value="-0.00687328" calcext:value-type="float">
            <text:p>-0.00687328</text:p>
          </table:table-cell>
          <table:table-cell office:value-type="string" calcext:value-type="string">
            <text:p><text:s/></text:p>
          </table:table-cell>
          <table:table-cell office:value-type="float" office:value="0.250985" calcext:value-type="float">
            <text:p>0.250985</text:p>
          </table:table-cell>
          <table:table-cell office:value-type="float" office:value="-0.123354" calcext:value-type="float">
            <text:p>-0.123354</text:p>
          </table:table-cell>
          <table:table-cell office:value-type="float" office:value="0.936176" calcext:value-type="float">
            <text:p>0.936176</text:p>
          </table:table-cell>
          <table:table-cell office:value-type="string" calcext:value-type="string">
            <text:p><text:s/></text:p>
          </table:table-cell>
          <table:table-cell office:value-type="float" office:value="-1.83055" calcext:value-type="float">
            <text:p>-1.83055</text:p>
          </table:table-cell>
          <table:table-cell office:value-type="float" office:value="0.0500148" calcext:value-type="float">
            <text:p>0.0500148</text:p>
          </table:table-cell>
          <table:table-cell office:value-type="float" office:value="-1.41329" calcext:value-type="float">
            <text:p>-1.413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0.124689" calcext:value-type="float">
            <text:p>-0.124689</text:p>
          </table:table-cell>
          <table:table-cell office:value-type="float" office:value="-0.703605" calcext:value-type="float">
            <text:p>-0.703605</text:p>
          </table:table-cell>
          <table:table-cell office:value-type="float" office:value="-0.148933" calcext:value-type="float">
            <text:p>-0.148933</text:p>
          </table:table-cell>
          <table:table-cell office:value-type="float" office:value="1.72903" calcext:value-type="float">
            <text:p>1.72903</text:p>
          </table:table-cell>
          <table:table-cell office:value-type="float" office:value="-0.0449616" calcext:value-type="float">
            <text:p>-0.0449616</text:p>
          </table:table-cell>
          <table:table-cell office:value-type="float" office:value="0.380668" calcext:value-type="float">
            <text:p>0.380668</text:p>
          </table:table-cell>
          <table:table-cell office:value-type="float" office:value="-0.00695458" calcext:value-type="float">
            <text:p>-0.00695458</text:p>
          </table:table-cell>
          <table:table-cell office:value-type="string" calcext:value-type="string">
            <text:p><text:s/></text:p>
          </table:table-cell>
          <table:table-cell office:value-type="float" office:value="0.250499" calcext:value-type="float">
            <text:p>0.250499</text:p>
          </table:table-cell>
          <table:table-cell office:value-type="float" office:value="-0.124811" calcext:value-type="float">
            <text:p>-0.124811</text:p>
          </table:table-cell>
          <table:table-cell office:value-type="float" office:value="0.936093" calcext:value-type="float">
            <text:p>0.936093</text:p>
          </table:table-cell>
          <table:table-cell office:value-type="string" calcext:value-type="string">
            <text:p><text:s/></text:p>
          </table:table-cell>
          <table:table-cell office:value-type="float" office:value="-1.83364" calcext:value-type="float">
            <text:p>-1.83364</text:p>
          </table:table-cell>
          <table:table-cell office:value-type="float" office:value="0.05069" calcext:value-type="float">
            <text:p>0.05069</text:p>
          </table:table-cell>
          <table:table-cell office:value-type="float" office:value="-1.41342" calcext:value-type="float">
            <text:p>-1.413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0.126087" calcext:value-type="float">
            <text:p>-0.126087</text:p>
          </table:table-cell>
          <table:table-cell office:value-type="float" office:value="-0.703654" calcext:value-type="float">
            <text:p>-0.703654</text:p>
          </table:table-cell>
          <table:table-cell office:value-type="float" office:value="-0.150771" calcext:value-type="float">
            <text:p>-0.150771</text:p>
          </table:table-cell>
          <table:table-cell office:value-type="float" office:value="1.729" calcext:value-type="float">
            <text:p>1.729</text:p>
          </table:table-cell>
          <table:table-cell office:value-type="float" office:value="-0.0454637" calcext:value-type="float">
            <text:p>-0.0454637</text:p>
          </table:table-cell>
          <table:table-cell office:value-type="float" office:value="0.3807" calcext:value-type="float">
            <text:p>0.3807</text:p>
          </table:table-cell>
          <table:table-cell office:value-type="float" office:value="-0.00703573" calcext:value-type="float">
            <text:p>-0.00703573</text:p>
          </table:table-cell>
          <table:table-cell office:value-type="string" calcext:value-type="string">
            <text:p><text:s/>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-0.126262" calcext:value-type="float">
            <text:p>-0.126262</text:p>
          </table:table-cell>
          <table:table-cell office:value-type="float" office:value="0.93601" calcext:value-type="float">
            <text:p>0.93601</text:p>
          </table:table-cell>
          <table:table-cell office:value-type="string" calcext:value-type="string">
            <text:p><text:s/></text:p>
          </table:table-cell>
          <table:table-cell office:value-type="float" office:value="-1.83671" calcext:value-type="float">
            <text:p>-1.83671</text:p>
          </table:table-cell>
          <table:table-cell office:value-type="float" office:value="0.0513639" calcext:value-type="float">
            <text:p>0.0513639</text:p>
          </table:table-cell>
          <table:table-cell office:value-type="float" office:value="-1.41355" calcext:value-type="float">
            <text:p>-1.413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0.127483" calcext:value-type="float">
            <text:p>-0.127483</text:p>
          </table:table-cell>
          <table:table-cell office:value-type="float" office:value="-0.703704" calcext:value-type="float">
            <text:p>-0.703704</text:p>
          </table:table-cell>
          <table:table-cell office:value-type="float" office:value="-0.152605" calcext:value-type="float">
            <text:p>-0.152605</text:p>
          </table:table-cell>
          <table:table-cell office:value-type="float" office:value="1.72896" calcext:value-type="float">
            <text:p>1.72896</text:p>
          </table:table-cell>
          <table:table-cell office:value-type="float" office:value="-0.0459649" calcext:value-type="float">
            <text:p>-0.0459649</text:p>
          </table:table-cell>
          <table:table-cell office:value-type="float" office:value="0.380732" calcext:value-type="float">
            <text:p>0.380732</text:p>
          </table:table-cell>
          <table:table-cell office:value-type="float" office:value="-0.00711672" calcext:value-type="float">
            <text:p>-0.00711672</text:p>
          </table:table-cell>
          <table:table-cell office:value-type="string" calcext:value-type="string">
            <text:p><text:s/></text:p>
          </table:table-cell>
          <table:table-cell office:value-type="float" office:value="0.249515" calcext:value-type="float">
            <text:p>0.249515</text:p>
          </table:table-cell>
          <table:table-cell office:value-type="float" office:value="-0.12771" calcext:value-type="float">
            <text:p>-0.12771</text:p>
          </table:table-cell>
          <table:table-cell office:value-type="float" office:value="0.935926" calcext:value-type="float">
            <text:p>0.935926</text:p>
          </table:table-cell>
          <table:table-cell office:value-type="string" calcext:value-type="string">
            <text:p><text:s/></text:p>
          </table:table-cell>
          <table:table-cell office:value-type="float" office:value="-1.83979" calcext:value-type="float">
            <text:p>-1.83979</text:p>
          </table:table-cell>
          <table:table-cell office:value-type="float" office:value="0.0520364" calcext:value-type="float">
            <text:p>0.0520364</text:p>
          </table:table-cell>
          <table:table-cell office:value-type="float" office:value="-1.41367" calcext:value-type="float">
            <text:p>-1.413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0.128876" calcext:value-type="float">
            <text:p>-0.128876</text:p>
          </table:table-cell>
          <table:table-cell office:value-type="float" office:value="-0.703754" calcext:value-type="float">
            <text:p>-0.703754</text:p>
          </table:table-cell>
          <table:table-cell office:value-type="float" office:value="-0.154436" calcext:value-type="float">
            <text:p>-0.154436</text:p>
          </table:table-cell>
          <table:table-cell office:value-type="float" office:value="1.72892" calcext:value-type="float">
            <text:p>1.72892</text:p>
          </table:table-cell>
          <table:table-cell office:value-type="float" office:value="-0.0464653" calcext:value-type="float">
            <text:p>-0.0464653</text:p>
          </table:table-cell>
          <table:table-cell office:value-type="float" office:value="0.380764" calcext:value-type="float">
            <text:p>0.380764</text:p>
          </table:table-cell>
          <table:table-cell office:value-type="float" office:value="-0.00719755" calcext:value-type="float">
            <text:p>-0.00719755</text:p>
          </table:table-cell>
          <table:table-cell office:value-type="string" calcext:value-type="string">
            <text:p><text:s/></text:p>
          </table:table-cell>
          <table:table-cell office:value-type="float" office:value="0.249016" calcext:value-type="float">
            <text:p>0.249016</text:p>
          </table:table-cell>
          <table:table-cell office:value-type="float" office:value="-0.129153" calcext:value-type="float">
            <text:p>-0.129153</text:p>
          </table:table-cell>
          <table:table-cell office:value-type="float" office:value="0.935841" calcext:value-type="float">
            <text:p>0.935841</text:p>
          </table:table-cell>
          <table:table-cell office:value-type="string" calcext:value-type="string">
            <text:p><text:s/></text:p>
          </table:table-cell>
          <table:table-cell office:value-type="float" office:value="-1.84285" calcext:value-type="float">
            <text:p>-1.84285</text:p>
          </table:table-cell>
          <table:table-cell office:value-type="float" office:value="0.0527076" calcext:value-type="float">
            <text:p>0.0527076</text:p>
          </table:table-cell>
          <table:table-cell office:value-type="float" office:value="-1.4138" calcext:value-type="float">
            <text:p>-1.41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0.130266" calcext:value-type="float">
            <text:p>-0.130266</text:p>
          </table:table-cell>
          <table:table-cell office:value-type="float" office:value="-0.703805" calcext:value-type="float">
            <text:p>-0.703805</text:p>
          </table:table-cell>
          <table:table-cell office:value-type="float" office:value="-0.156263" calcext:value-type="float">
            <text:p>-0.156263</text:p>
          </table:table-cell>
          <table:table-cell office:value-type="float" office:value="1.72889" calcext:value-type="float">
            <text:p>1.72889</text:p>
          </table:table-cell>
          <table:table-cell office:value-type="float" office:value="-0.0469646" calcext:value-type="float">
            <text:p>-0.0469646</text:p>
          </table:table-cell>
          <table:table-cell office:value-type="float" office:value="0.380797" calcext:value-type="float">
            <text:p>0.380797</text:p>
          </table:table-cell>
          <table:table-cell office:value-type="float" office:value="-0.00727823" calcext:value-type="float">
            <text:p>-0.00727823</text:p>
          </table:table-cell>
          <table:table-cell office:value-type="string" calcext:value-type="string">
            <text:p><text:s/></text:p>
          </table:table-cell>
          <table:table-cell office:value-type="float" office:value="0.248512" calcext:value-type="float">
            <text:p>0.248512</text:p>
          </table:table-cell>
          <table:table-cell office:value-type="float" office:value="-0.130592" calcext:value-type="float">
            <text:p>-0.130592</text:p>
          </table:table-cell>
          <table:table-cell office:value-type="float" office:value="0.935755" calcext:value-type="float">
            <text:p>0.935755</text:p>
          </table:table-cell>
          <table:table-cell office:value-type="string" calcext:value-type="string">
            <text:p><text:s/></text:p>
          </table:table-cell>
          <table:table-cell office:value-type="float" office:value="-1.84591" calcext:value-type="float">
            <text:p>-1.84591</text:p>
          </table:table-cell>
          <table:table-cell office:value-type="float" office:value="0.0533775" calcext:value-type="float">
            <text:p>0.0533775</text:p>
          </table:table-cell>
          <table:table-cell office:value-type="float" office:value="-1.41393" calcext:value-type="float">
            <text:p>-1.413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0.131653" calcext:value-type="float">
            <text:p>-0.131653</text:p>
          </table:table-cell>
          <table:table-cell office:value-type="float" office:value="-0.703856" calcext:value-type="float">
            <text:p>-0.703856</text:p>
          </table:table-cell>
          <table:table-cell office:value-type="float" office:value="-0.158087" calcext:value-type="float">
            <text:p>-0.158087</text:p>
          </table:table-cell>
          <table:table-cell office:value-type="float" office:value="1.72885" calcext:value-type="float">
            <text:p>1.72885</text:p>
          </table:table-cell>
          <table:table-cell office:value-type="float" office:value="-0.0474631" calcext:value-type="float">
            <text:p>-0.0474631</text:p>
          </table:table-cell>
          <table:table-cell office:value-type="float" office:value="0.380829" calcext:value-type="float">
            <text:p>0.380829</text:p>
          </table:table-cell>
          <table:table-cell office:value-type="float" office:value="-0.00735874" calcext:value-type="float">
            <text:p>-0.00735874</text:p>
          </table:table-cell>
          <table:table-cell office:value-type="string" calcext:value-type="string">
            <text:p><text:s/></text:p>
          </table:table-cell>
          <table:table-cell office:value-type="float" office:value="0.248003" calcext:value-type="float">
            <text:p>0.248003</text:p>
          </table:table-cell>
          <table:table-cell office:value-type="float" office:value="-0.132026" calcext:value-type="float">
            <text:p>-0.132026</text:p>
          </table:table-cell>
          <table:table-cell office:value-type="float" office:value="0.935668" calcext:value-type="float">
            <text:p>0.935668</text:p>
          </table:table-cell>
          <table:table-cell office:value-type="string" calcext:value-type="string">
            <text:p><text:s/></text:p>
          </table:table-cell>
          <table:table-cell office:value-type="float" office:value="-1.84897" calcext:value-type="float">
            <text:p>-1.84897</text:p>
          </table:table-cell>
          <table:table-cell office:value-type="float" office:value="0.0540459" calcext:value-type="float">
            <text:p>0.0540459</text:p>
          </table:table-cell>
          <table:table-cell office:value-type="float" office:value="-1.41407" calcext:value-type="float">
            <text:p>-1.414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0.133038" calcext:value-type="float">
            <text:p>-0.133038</text:p>
          </table:table-cell>
          <table:table-cell office:value-type="float" office:value="-0.703908" calcext:value-type="float">
            <text:p>-0.703908</text:p>
          </table:table-cell>
          <table:table-cell office:value-type="float" office:value="-0.159908" calcext:value-type="float">
            <text:p>-0.159908</text:p>
          </table:table-cell>
          <table:table-cell office:value-type="float" office:value="1.72881" calcext:value-type="float">
            <text:p>1.72881</text:p>
          </table:table-cell>
          <table:table-cell office:value-type="float" office:value="-0.0479606" calcext:value-type="float">
            <text:p>-0.0479606</text:p>
          </table:table-cell>
          <table:table-cell office:value-type="float" office:value="0.380862" calcext:value-type="float">
            <text:p>0.380862</text:p>
          </table:table-cell>
          <table:table-cell office:value-type="float" office:value="-0.0074391" calcext:value-type="float">
            <text:p>-0.0074391</text:p>
          </table:table-cell>
          <table:table-cell office:value-type="string" calcext:value-type="string">
            <text:p><text:s/></text:p>
          </table:table-cell>
          <table:table-cell office:value-type="float" office:value="0.24749" calcext:value-type="float">
            <text:p>0.24749</text:p>
          </table:table-cell>
          <table:table-cell office:value-type="float" office:value="-0.133456" calcext:value-type="float">
            <text:p>-0.133456</text:p>
          </table:table-cell>
          <table:table-cell office:value-type="float" office:value="0.935581" calcext:value-type="float">
            <text:p>0.935581</text:p>
          </table:table-cell>
          <table:table-cell office:value-type="string" calcext:value-type="string">
            <text:p><text:s/></text:p>
          </table:table-cell>
          <table:table-cell office:value-type="float" office:value="-1.85201" calcext:value-type="float">
            <text:p>-1.85201</text:p>
          </table:table-cell>
          <table:table-cell office:value-type="float" office:value="0.054713" calcext:value-type="float">
            <text:p>0.054713</text:p>
          </table:table-cell>
          <table:table-cell office:value-type="float" office:value="-1.4142" calcext:value-type="float">
            <text:p>-1.41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0.134421" calcext:value-type="float">
            <text:p>-0.134421</text:p>
          </table:table-cell>
          <table:table-cell office:value-type="float" office:value="-0.70396" calcext:value-type="float">
            <text:p>-0.70396</text:p>
          </table:table-cell>
          <table:table-cell office:value-type="float" office:value="-0.161724" calcext:value-type="float">
            <text:p>-0.161724</text:p>
          </table:table-cell>
          <table:table-cell office:value-type="float" office:value="1.72877" calcext:value-type="float">
            <text:p>1.72877</text:p>
          </table:table-cell>
          <table:table-cell office:value-type="float" office:value="-0.0484571" calcext:value-type="float">
            <text:p>-0.0484571</text:p>
          </table:table-cell>
          <table:table-cell office:value-type="float" office:value="0.380895" calcext:value-type="float">
            <text:p>0.380895</text:p>
          </table:table-cell>
          <table:table-cell office:value-type="float" office:value="-0.0075193" calcext:value-type="float">
            <text:p>-0.0075193</text:p>
          </table:table-cell>
          <table:table-cell office:value-type="string" calcext:value-type="string">
            <text:p><text:s/></text:p>
          </table:table-cell>
          <table:table-cell office:value-type="float" office:value="0.246973" calcext:value-type="float">
            <text:p>0.246973</text:p>
          </table:table-cell>
          <table:table-cell office:value-type="float" office:value="-0.134881" calcext:value-type="float">
            <text:p>-0.134881</text:p>
          </table:table-cell>
          <table:table-cell office:value-type="float" office:value="0.935492" calcext:value-type="float">
            <text:p>0.935492</text:p>
          </table:table-cell>
          <table:table-cell office:value-type="string" calcext:value-type="string">
            <text:p><text:s/></text:p>
          </table:table-cell>
          <table:table-cell office:value-type="float" office:value="-1.85506" calcext:value-type="float">
            <text:p>-1.85506</text:p>
          </table:table-cell>
          <table:table-cell office:value-type="float" office:value="0.0553787" calcext:value-type="float">
            <text:p>0.0553787</text:p>
          </table:table-cell>
          <table:table-cell office:value-type="float" office:value="-1.41433" calcext:value-type="float">
            <text:p>-1.414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0.1358" calcext:value-type="float">
            <text:p>-0.1358</text:p>
          </table:table-cell>
          <table:table-cell office:value-type="float" office:value="-0.704012" calcext:value-type="float">
            <text:p>-0.704012</text:p>
          </table:table-cell>
          <table:table-cell office:value-type="float" office:value="-0.163537" calcext:value-type="float">
            <text:p>-0.163537</text:p>
          </table:table-cell>
          <table:table-cell office:value-type="float" office:value="1.72873" calcext:value-type="float">
            <text:p>1.72873</text:p>
          </table:table-cell>
          <table:table-cell office:value-type="float" office:value="-0.0489527" calcext:value-type="float">
            <text:p>-0.0489527</text:p>
          </table:table-cell>
          <table:table-cell office:value-type="float" office:value="0.380928" calcext:value-type="float">
            <text:p>0.380928</text:p>
          </table:table-cell>
          <table:table-cell office:value-type="float" office:value="-0.00759933" calcext:value-type="float">
            <text:p>-0.00759933</text:p>
          </table:table-cell>
          <table:table-cell office:value-type="string" calcext:value-type="string">
            <text:p><text:s/></text:p>
          </table:table-cell>
          <table:table-cell office:value-type="float" office:value="0.246451" calcext:value-type="float">
            <text:p>0.246451</text:p>
          </table:table-cell>
          <table:table-cell office:value-type="float" office:value="-0.136301" calcext:value-type="float">
            <text:p>-0.136301</text:p>
          </table:table-cell>
          <table:table-cell office:value-type="float" office:value="0.935403" calcext:value-type="float">
            <text:p>0.935403</text:p>
          </table:table-cell>
          <table:table-cell office:value-type="string" calcext:value-type="string">
            <text:p><text:s/></text:p>
          </table:table-cell>
          <table:table-cell office:value-type="float" office:value="-1.85809" calcext:value-type="float">
            <text:p>-1.85809</text:p>
          </table:table-cell>
          <table:table-cell office:value-type="float" office:value="0.0560431" calcext:value-type="float">
            <text:p>0.0560431</text:p>
          </table:table-cell>
          <table:table-cell office:value-type="float" office:value="-1.41447" calcext:value-type="float">
            <text:p>-1.414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0.137177" calcext:value-type="float">
            <text:p>-0.137177</text:p>
          </table:table-cell>
          <table:table-cell office:value-type="float" office:value="-0.704065" calcext:value-type="float">
            <text:p>-0.704065</text:p>
          </table:table-cell>
          <table:table-cell office:value-type="float" office:value="-0.165347" calcext:value-type="float">
            <text:p>-0.165347</text:p>
          </table:table-cell>
          <table:table-cell office:value-type="float" office:value="1.72869" calcext:value-type="float">
            <text:p>1.72869</text:p>
          </table:table-cell>
          <table:table-cell office:value-type="float" office:value="-0.0494473" calcext:value-type="float">
            <text:p>-0.0494473</text:p>
          </table:table-cell>
          <table:table-cell office:value-type="float" office:value="0.380962" calcext:value-type="float">
            <text:p>0.380962</text:p>
          </table:table-cell>
          <table:table-cell office:value-type="float" office:value="-0.00767921" calcext:value-type="float">
            <text:p>-0.00767921</text:p>
          </table:table-cell>
          <table:table-cell office:value-type="string" calcext:value-type="string">
            <text:p><text:s/></text:p>
          </table:table-cell>
          <table:table-cell office:value-type="float" office:value="0.245925" calcext:value-type="float">
            <text:p>0.245925</text:p>
          </table:table-cell>
          <table:table-cell office:value-type="float" office:value="-0.137717" calcext:value-type="float">
            <text:p>-0.137717</text:p>
          </table:table-cell>
          <table:table-cell office:value-type="float" office:value="0.935313" calcext:value-type="float">
            <text:p>0.935313</text:p>
          </table:table-cell>
          <table:table-cell office:value-type="string" calcext:value-type="string">
            <text:p><text:s/></text:p>
          </table:table-cell>
          <table:table-cell office:value-type="float" office:value="-1.86112" calcext:value-type="float">
            <text:p>-1.86112</text:p>
          </table:table-cell>
          <table:table-cell office:value-type="float" office:value="0.056706" calcext:value-type="float">
            <text:p>0.056706</text:p>
          </table:table-cell>
          <table:table-cell office:value-type="float" office:value="-1.4146" calcext:value-type="float">
            <text:p>-1.41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0.138551" calcext:value-type="float">
            <text:p>-0.138551</text:p>
          </table:table-cell>
          <table:table-cell office:value-type="float" office:value="-0.704118" calcext:value-type="float">
            <text:p>-0.704118</text:p>
          </table:table-cell>
          <table:table-cell office:value-type="float" office:value="-0.167153" calcext:value-type="float">
            <text:p>-0.167153</text:p>
          </table:table-cell>
          <table:table-cell office:value-type="float" office:value="1.72865" calcext:value-type="float">
            <text:p>1.72865</text:p>
          </table:table-cell>
          <table:table-cell office:value-type="float" office:value="-0.049941" calcext:value-type="float">
            <text:p>-0.049941</text:p>
          </table:table-cell>
          <table:table-cell office:value-type="float" office:value="0.380995" calcext:value-type="float">
            <text:p>0.380995</text:p>
          </table:table-cell>
          <table:table-cell office:value-type="float" office:value="-0.00775891" calcext:value-type="float">
            <text:p>-0.00775891</text:p>
          </table:table-cell>
          <table:table-cell office:value-type="string" calcext:value-type="string">
            <text:p><text:s/></text:p>
          </table:table-cell>
          <table:table-cell office:value-type="float" office:value="0.245394" calcext:value-type="float">
            <text:p>0.245394</text:p>
          </table:table-cell>
          <table:table-cell office:value-type="float" office:value="-0.139128" calcext:value-type="float">
            <text:p>-0.139128</text:p>
          </table:table-cell>
          <table:table-cell office:value-type="float" office:value="0.935223" calcext:value-type="float">
            <text:p>0.935223</text:p>
          </table:table-cell>
          <table:table-cell office:value-type="string" calcext:value-type="string">
            <text:p><text:s/></text:p>
          </table:table-cell>
          <table:table-cell office:value-type="float" office:value="-1.86415" calcext:value-type="float">
            <text:p>-1.86415</text:p>
          </table:table-cell>
          <table:table-cell office:value-type="float" office:value="0.0573674" calcext:value-type="float">
            <text:p>0.0573674</text:p>
          </table:table-cell>
          <table:table-cell office:value-type="float" office:value="-1.41474" calcext:value-type="float">
            <text:p>-1.414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0.139923" calcext:value-type="float">
            <text:p>-0.139923</text:p>
          </table:table-cell>
          <table:table-cell office:value-type="float" office:value="-0.704172" calcext:value-type="float">
            <text:p>-0.704172</text:p>
          </table:table-cell>
          <table:table-cell office:value-type="float" office:value="-0.168955" calcext:value-type="float">
            <text:p>-0.168955</text:p>
          </table:table-cell>
          <table:table-cell office:value-type="float" office:value="1.72861" calcext:value-type="float">
            <text:p>1.72861</text:p>
          </table:table-cell>
          <table:table-cell office:value-type="float" office:value="-0.0504337" calcext:value-type="float">
            <text:p>-0.0504337</text:p>
          </table:table-cell>
          <table:table-cell office:value-type="float" office:value="0.381029" calcext:value-type="float">
            <text:p>0.381029</text:p>
          </table:table-cell>
          <table:table-cell office:value-type="float" office:value="-0.00783846" calcext:value-type="float">
            <text:p>-0.00783846</text:p>
          </table:table-cell>
          <table:table-cell office:value-type="string" calcext:value-type="string">
            <text:p><text:s/></text:p>
          </table:table-cell>
          <table:table-cell office:value-type="float" office:value="0.244859" calcext:value-type="float">
            <text:p>0.244859</text:p>
          </table:table-cell>
          <table:table-cell office:value-type="float" office:value="-0.140535" calcext:value-type="float">
            <text:p>-0.140535</text:p>
          </table:table-cell>
          <table:table-cell office:value-type="float" office:value="0.935131" calcext:value-type="float">
            <text:p>0.935131</text:p>
          </table:table-cell>
          <table:table-cell office:value-type="string" calcext:value-type="string">
            <text:p><text:s/></text:p>
          </table:table-cell>
          <table:table-cell office:value-type="float" office:value="-1.86717" calcext:value-type="float">
            <text:p>-1.86717</text:p>
          </table:table-cell>
          <table:table-cell office:value-type="float" office:value="0.0580275" calcext:value-type="float">
            <text:p>0.0580275</text:p>
          </table:table-cell>
          <table:table-cell office:value-type="float" office:value="-1.41488" calcext:value-type="float">
            <text:p>-1.414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0.141291" calcext:value-type="float">
            <text:p>-0.141291</text:p>
          </table:table-cell>
          <table:table-cell office:value-type="float" office:value="-0.704226" calcext:value-type="float">
            <text:p>-0.704226</text:p>
          </table:table-cell>
          <table:table-cell office:value-type="float" office:value="-0.170753" calcext:value-type="float">
            <text:p>-0.170753</text:p>
          </table:table-cell>
          <table:table-cell office:value-type="float" office:value="1.72857" calcext:value-type="float">
            <text:p>1.72857</text:p>
          </table:table-cell>
          <table:table-cell office:value-type="float" office:value="-0.0509254" calcext:value-type="float">
            <text:p>-0.0509254</text:p>
          </table:table-cell>
          <table:table-cell office:value-type="float" office:value="0.381063" calcext:value-type="float">
            <text:p>0.381063</text:p>
          </table:table-cell>
          <table:table-cell office:value-type="float" office:value="-0.00791783" calcext:value-type="float">
            <text:p>-0.00791783</text:p>
          </table:table-cell>
          <table:table-cell office:value-type="string" calcext:value-type="string">
            <text:p><text:s/></text:p>
          </table:table-cell>
          <table:table-cell office:value-type="float" office:value="0.24432" calcext:value-type="float">
            <text:p>0.24432</text:p>
          </table:table-cell>
          <table:table-cell office:value-type="float" office:value="-0.141937" calcext:value-type="float">
            <text:p>-0.141937</text:p>
          </table:table-cell>
          <table:table-cell office:value-type="float" office:value="0.935039" calcext:value-type="float">
            <text:p>0.935039</text:p>
          </table:table-cell>
          <table:table-cell office:value-type="string" calcext:value-type="string">
            <text:p><text:s/></text:p>
          </table:table-cell>
          <table:table-cell office:value-type="float" office:value="-1.87018" calcext:value-type="float">
            <text:p>-1.87018</text:p>
          </table:table-cell>
          <table:table-cell office:value-type="float" office:value="0.0586861" calcext:value-type="float">
            <text:p>0.0586861</text:p>
          </table:table-cell>
          <table:table-cell office:value-type="float" office:value="-1.41502" calcext:value-type="float">
            <text:p>-1.415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0.142657" calcext:value-type="float">
            <text:p>-0.142657</text:p>
          </table:table-cell>
          <table:table-cell office:value-type="float" office:value="-0.704281" calcext:value-type="float">
            <text:p>-0.704281</text:p>
          </table:table-cell>
          <table:table-cell office:value-type="float" office:value="-0.172548" calcext:value-type="float">
            <text:p>-0.172548</text:p>
          </table:table-cell>
          <table:table-cell office:value-type="float" office:value="1.72853" calcext:value-type="float">
            <text:p>1.72853</text:p>
          </table:table-cell>
          <table:table-cell office:value-type="float" office:value="-0.0514161" calcext:value-type="float">
            <text:p>-0.0514161</text:p>
          </table:table-cell>
          <table:table-cell office:value-type="float" office:value="0.381097" calcext:value-type="float">
            <text:p>0.381097</text:p>
          </table:table-cell>
          <table:table-cell office:value-type="float" office:value="-0.00799704" calcext:value-type="float">
            <text:p>-0.00799704</text:p>
          </table:table-cell>
          <table:table-cell office:value-type="string" calcext:value-type="string">
            <text:p><text:s/></text:p>
          </table:table-cell>
          <table:table-cell office:value-type="float" office:value="0.243777" calcext:value-type="float">
            <text:p>0.243777</text:p>
          </table:table-cell>
          <table:table-cell office:value-type="float" office:value="-0.143334" calcext:value-type="float">
            <text:p>-0.143334</text:p>
          </table:table-cell>
          <table:table-cell office:value-type="float" office:value="0.934946" calcext:value-type="float">
            <text:p>0.934946</text:p>
          </table:table-cell>
          <table:table-cell office:value-type="string" calcext:value-type="string">
            <text:p><text:s/></text:p>
          </table:table-cell>
          <table:table-cell office:value-type="float" office:value="-1.87319" calcext:value-type="float">
            <text:p>-1.87319</text:p>
          </table:table-cell>
          <table:table-cell office:value-type="float" office:value="0.0593433" calcext:value-type="float">
            <text:p>0.0593433</text:p>
          </table:table-cell>
          <table:table-cell office:value-type="float" office:value="-1.41516" calcext:value-type="float">
            <text:p>-1.4151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0.14402" calcext:value-type="float">
            <text:p>-0.14402</text:p>
          </table:table-cell>
          <table:table-cell office:value-type="float" office:value="-0.704336" calcext:value-type="float">
            <text:p>-0.704336</text:p>
          </table:table-cell>
          <table:table-cell office:value-type="float" office:value="-0.174339" calcext:value-type="float">
            <text:p>-0.174339</text:p>
          </table:table-cell>
          <table:table-cell office:value-type="float" office:value="1.72849" calcext:value-type="float">
            <text:p>1.72849</text:p>
          </table:table-cell>
          <table:table-cell office:value-type="float" office:value="-0.0519058" calcext:value-type="float">
            <text:p>-0.0519058</text:p>
          </table:table-cell>
          <table:table-cell office:value-type="float" office:value="0.381131" calcext:value-type="float">
            <text:p>0.381131</text:p>
          </table:table-cell>
          <table:table-cell office:value-type="float" office:value="-0.00807608" calcext:value-type="float">
            <text:p>-0.00807608</text:p>
          </table:table-cell>
          <table:table-cell office:value-type="string" calcext:value-type="string">
            <text:p><text:s/></text:p>
          </table:table-cell>
          <table:table-cell office:value-type="float" office:value="0.243229" calcext:value-type="float">
            <text:p>0.243229</text:p>
          </table:table-cell>
          <table:table-cell office:value-type="float" office:value="-0.144726" calcext:value-type="float">
            <text:p>-0.144726</text:p>
          </table:table-cell>
          <table:table-cell office:value-type="float" office:value="0.934853" calcext:value-type="float">
            <text:p>0.934853</text:p>
          </table:table-cell>
          <table:table-cell office:value-type="string" calcext:value-type="string">
            <text:p><text:s/></text:p>
          </table:table-cell>
          <table:table-cell office:value-type="float" office:value="-1.87619" calcext:value-type="float">
            <text:p>-1.87619</text:p>
          </table:table-cell>
          <table:table-cell office:value-type="float" office:value="0.059999" calcext:value-type="float">
            <text:p>0.059999</text:p>
          </table:table-cell>
          <table:table-cell office:value-type="float" office:value="-1.4153" calcext:value-type="float">
            <text:p>-1.41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0.14538" calcext:value-type="float">
            <text:p>-0.14538</text:p>
          </table:table-cell>
          <table:table-cell office:value-type="float" office:value="-0.704391" calcext:value-type="float">
            <text:p>-0.704391</text:p>
          </table:table-cell>
          <table:table-cell office:value-type="float" office:value="-0.176126" calcext:value-type="float">
            <text:p>-0.176126</text:p>
          </table:table-cell>
          <table:table-cell office:value-type="float" office:value="1.72845" calcext:value-type="float">
            <text:p>1.72845</text:p>
          </table:table-cell>
          <table:table-cell office:value-type="float" office:value="-0.0523945" calcext:value-type="float">
            <text:p>-0.0523945</text:p>
          </table:table-cell>
          <table:table-cell office:value-type="float" office:value="0.381166" calcext:value-type="float">
            <text:p>0.381166</text:p>
          </table:table-cell>
          <table:table-cell office:value-type="float" office:value="-0.00815495" calcext:value-type="float">
            <text:p>-0.00815495</text:p>
          </table:table-cell>
          <table:table-cell office:value-type="string" calcext:value-type="string">
            <text:p><text:s/></text:p>
          </table:table-cell>
          <table:table-cell office:value-type="float" office:value="0.242678" calcext:value-type="float">
            <text:p>0.242678</text:p>
          </table:table-cell>
          <table:table-cell office:value-type="float" office:value="-0.146114" calcext:value-type="float">
            <text:p>-0.146114</text:p>
          </table:table-cell>
          <table:table-cell office:value-type="float" office:value="0.934758" calcext:value-type="float">
            <text:p>0.934758</text:p>
          </table:table-cell>
          <table:table-cell office:value-type="string" calcext:value-type="string">
            <text:p><text:s/></text:p>
          </table:table-cell>
          <table:table-cell office:value-type="float" office:value="-1.87918" calcext:value-type="float">
            <text:p>-1.87918</text:p>
          </table:table-cell>
          <table:table-cell office:value-type="float" office:value="0.0606533" calcext:value-type="float">
            <text:p>0.0606533</text:p>
          </table:table-cell>
          <table:table-cell office:value-type="float" office:value="-1.41544" calcext:value-type="float">
            <text:p>-1.415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0.146737" calcext:value-type="float">
            <text:p>-0.146737</text:p>
          </table:table-cell>
          <table:table-cell office:value-type="float" office:value="-0.704447" calcext:value-type="float">
            <text:p>-0.704447</text:p>
          </table:table-cell>
          <table:table-cell office:value-type="float" office:value="-0.17791" calcext:value-type="float">
            <text:p>-0.17791</text:p>
          </table:table-cell>
          <table:table-cell office:value-type="float" office:value="1.72841" calcext:value-type="float">
            <text:p>1.72841</text:p>
          </table:table-cell>
          <table:table-cell office:value-type="float" office:value="-0.0528822" calcext:value-type="float">
            <text:p>-0.0528822</text:p>
          </table:table-cell>
          <table:table-cell office:value-type="float" office:value="0.381201" calcext:value-type="float">
            <text:p>0.381201</text:p>
          </table:table-cell>
          <table:table-cell office:value-type="float" office:value="-0.00823365" calcext:value-type="float">
            <text:p>-0.00823365</text:p>
          </table:table-cell>
          <table:table-cell office:value-type="string" calcext:value-type="string">
            <text:p><text:s/></text:p>
          </table:table-cell>
          <table:table-cell office:value-type="float" office:value="0.242122" calcext:value-type="float">
            <text:p>0.242122</text:p>
          </table:table-cell>
          <table:table-cell office:value-type="float" office:value="-0.147497" calcext:value-type="float">
            <text:p>-0.147497</text:p>
          </table:table-cell>
          <table:table-cell office:value-type="float" office:value="0.934663" calcext:value-type="float">
            <text:p>0.934663</text:p>
          </table:table-cell>
          <table:table-cell office:value-type="string" calcext:value-type="string">
            <text:p><text:s/></text:p>
          </table:table-cell>
          <table:table-cell office:value-type="float" office:value="-1.88217" calcext:value-type="float">
            <text:p>-1.88217</text:p>
          </table:table-cell>
          <table:table-cell office:value-type="float" office:value="0.0613061" calcext:value-type="float">
            <text:p>0.0613061</text:p>
          </table:table-cell>
          <table:table-cell office:value-type="float" office:value="-1.41559" calcext:value-type="float">
            <text:p>-1.415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0.148091" calcext:value-type="float">
            <text:p>-0.148091</text:p>
          </table:table-cell>
          <table:table-cell office:value-type="float" office:value="-0.704503" calcext:value-type="float">
            <text:p>-0.704503</text:p>
          </table:table-cell>
          <table:table-cell office:value-type="float" office:value="-0.179689" calcext:value-type="float">
            <text:p>-0.179689</text:p>
          </table:table-cell>
          <table:table-cell office:value-type="float" office:value="1.72836" calcext:value-type="float">
            <text:p>1.72836</text:p>
          </table:table-cell>
          <table:table-cell office:value-type="float" office:value="-0.0533689" calcext:value-type="float">
            <text:p>-0.0533689</text:p>
          </table:table-cell>
          <table:table-cell office:value-type="float" office:value="0.381235" calcext:value-type="float">
            <text:p>0.381235</text:p>
          </table:table-cell>
          <table:table-cell office:value-type="float" office:value="-0.00831218" calcext:value-type="float">
            <text:p>-0.00831218</text:p>
          </table:table-cell>
          <table:table-cell office:value-type="string" calcext:value-type="string">
            <text:p><text:s/></text:p>
          </table:table-cell>
          <table:table-cell office:value-type="float" office:value="0.241563" calcext:value-type="float">
            <text:p>0.241563</text:p>
          </table:table-cell>
          <table:table-cell office:value-type="float" office:value="-0.148875" calcext:value-type="float">
            <text:p>-0.148875</text:p>
          </table:table-cell>
          <table:table-cell office:value-type="float" office:value="0.934567" calcext:value-type="float">
            <text:p>0.934567</text:p>
          </table:table-cell>
          <table:table-cell office:value-type="string" calcext:value-type="string">
            <text:p><text:s/></text:p>
          </table:table-cell>
          <table:table-cell office:value-type="float" office:value="-1.88515" calcext:value-type="float">
            <text:p>-1.88515</text:p>
          </table:table-cell>
          <table:table-cell office:value-type="float" office:value="0.0619574" calcext:value-type="float">
            <text:p>0.0619574</text:p>
          </table:table-cell>
          <table:table-cell office:value-type="float" office:value="-1.41573" calcext:value-type="float">
            <text:p>-1.415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0.149443" calcext:value-type="float">
            <text:p>-0.149443</text:p>
          </table:table-cell>
          <table:table-cell office:value-type="float" office:value="-0.70456" calcext:value-type="float">
            <text:p>-0.70456</text:p>
          </table:table-cell>
          <table:table-cell office:value-type="float" office:value="-0.181465" calcext:value-type="float">
            <text:p>-0.181465</text:p>
          </table:table-cell>
          <table:table-cell office:value-type="float" office:value="1.72832" calcext:value-type="float">
            <text:p>1.72832</text:p>
          </table:table-cell>
          <table:table-cell office:value-type="float" office:value="-0.0538545" calcext:value-type="float">
            <text:p>-0.0538545</text:p>
          </table:table-cell>
          <table:table-cell office:value-type="float" office:value="0.38127" calcext:value-type="float">
            <text:p>0.38127</text:p>
          </table:table-cell>
          <table:table-cell office:value-type="float" office:value="-0.00839053" calcext:value-type="float">
            <text:p>-0.00839053</text:p>
          </table:table-cell>
          <table:table-cell office:value-type="string" calcext:value-type="string">
            <text:p><text:s/></text:p>
          </table:table-cell>
          <table:table-cell office:value-type="float" office:value="0.240999" calcext:value-type="float">
            <text:p>0.240999</text:p>
          </table:table-cell>
          <table:table-cell office:value-type="float" office:value="-0.150248" calcext:value-type="float">
            <text:p>-0.150248</text:p>
          </table:table-cell>
          <table:table-cell office:value-type="float" office:value="0.934471" calcext:value-type="float">
            <text:p>0.934471</text:p>
          </table:table-cell>
          <table:table-cell office:value-type="string" calcext:value-type="string">
            <text:p><text:s/></text:p>
          </table:table-cell>
          <table:table-cell office:value-type="float" office:value="-1.88813" calcext:value-type="float">
            <text:p>-1.88813</text:p>
          </table:table-cell>
          <table:table-cell office:value-type="float" office:value="0.0626072" calcext:value-type="float">
            <text:p>0.0626072</text:p>
          </table:table-cell>
          <table:table-cell office:value-type="float" office:value="-1.41588" calcext:value-type="float">
            <text:p>-1.415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0.150791" calcext:value-type="float">
            <text:p>-0.150791</text:p>
          </table:table-cell>
          <table:table-cell office:value-type="float" office:value="-0.704617" calcext:value-type="float">
            <text:p>-0.704617</text:p>
          </table:table-cell>
          <table:table-cell office:value-type="float" office:value="-0.183237" calcext:value-type="float">
            <text:p>-0.183237</text:p>
          </table:table-cell>
          <table:table-cell office:value-type="float" office:value="1.72828" calcext:value-type="float">
            <text:p>1.72828</text:p>
          </table:table-cell>
          <table:table-cell office:value-type="float" office:value="-0.0543392" calcext:value-type="float">
            <text:p>-0.0543392</text:p>
          </table:table-cell>
          <table:table-cell office:value-type="float" office:value="0.381306" calcext:value-type="float">
            <text:p>0.381306</text:p>
          </table:table-cell>
          <table:table-cell office:value-type="float" office:value="-0.00846871" calcext:value-type="float">
            <text:p>-0.00846871</text:p>
          </table:table-cell>
          <table:table-cell office:value-type="string" calcext:value-type="string">
            <text:p><text:s/></text:p>
          </table:table-cell>
          <table:table-cell office:value-type="float" office:value="0.240431" calcext:value-type="float">
            <text:p>0.240431</text:p>
          </table:table-cell>
          <table:table-cell office:value-type="float" office:value="-0.151616" calcext:value-type="float">
            <text:p>-0.151616</text:p>
          </table:table-cell>
          <table:table-cell office:value-type="float" office:value="0.934374" calcext:value-type="float">
            <text:p>0.934374</text:p>
          </table:table-cell>
          <table:table-cell office:value-type="string" calcext:value-type="string">
            <text:p><text:s/></text:p>
          </table:table-cell>
          <table:table-cell office:value-type="float" office:value="-1.8911" calcext:value-type="float">
            <text:p>-1.8911</text:p>
          </table:table-cell>
          <table:table-cell office:value-type="float" office:value="0.0632555" calcext:value-type="float">
            <text:p>0.0632555</text:p>
          </table:table-cell>
          <table:table-cell office:value-type="float" office:value="-1.41602" calcext:value-type="float">
            <text:p>-1.416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22:52:46.265156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0:42:41.082704119</meta:creation-date>
    <dc:date>2016-12-15T22:53:24.668075178</dc:date>
    <meta:editing-duration>PT7M11S</meta:editing-duration>
    <meta:editing-cycles>4</meta:editing-cycles>
    <meta:generator>LibreOffice/5.1.4.2$Linux_X86_64 LibreOffice_project/10m0$Build-2</meta:generator>
    <meta:document-statistic meta:table-count="1" meta:cell-count="85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993366" draw:fill-color="#99336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1cm" chart:symbol-height="0.01cm" chart:link-data-style-to-source="true"/>
      <style:graphic-properties svg:stroke-width="0.08cm" svg:stroke-color="#ccffcc" draw:fill-color="#ccff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01cm" chart:symbol-height="0.0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01cm" chart:symbol-height="0.01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01cm" chart:symbol-height="0.01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01cm" chart:symbol-height="0.01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943cm" svg:height="9.907cm" xlink:href=".." xlink:type="simple" chart:class="chart:scatter" chart:style-name="ch1">
        <chart:title svg:x="6.946cm" svg:y="0.334cm" chart:style-name="ch2">
          <text:p>Joint Variables</text:p>
        </chart:title>
        <chart:legend chart:legend-position="end" svg:x="15.043cm" svg:y="3.16cm" style:legend-expansion="high" chart:style-name="ch3"/>
        <chart:plot-area chart:style-name="ch4" table:cell-range-address="Sheet1.A1:Sheet1.H501" chart:data-source-has-labels="row" svg:x="1.349cm" svg:y="1.311cm" svg:width="13.356cm" svg:height="7.417cm">
          <chartooo:coordinate-region svg:x="2.182cm" svg:y="1.489cm" svg:width="12.489cm" svg:height="7.018cm"/>
          <chart:axis chart:dimension="x" chart:name="primary-x" chart:style-name="ch5">
            <chart:title svg:x="6.515cm" svg:y="8.926cm" chart:style-name="ch6">
              <text:p>Marker motion steps</text:p>
            </chart:title>
          </chart:axis>
          <chart:axis chart:dimension="y" chart:name="primary-y" chart:style-name="ch7">
            <chart:title svg:x="0.451cm" svg:y="6.359cm" chart:style-name="ch8">
              <text:p>Variable (radians)</text:p>
            </chart:title>
            <chart:grid chart:style-name="ch9" chart:class="major"/>
          </chart:axis>
          <chart:series chart:style-name="ch10" chart:values-cell-range-address="Sheet1.B1:Sheet1.B501" loext:label-string="q_0" chart:class="chart:scatter">
            <chart:domain table:cell-range-address="Sheet1.A1:Sheet1.A501"/>
            <chart:data-point chart:repeated="501"/>
          </chart:series>
          <chart:series chart:style-name="ch11" chart:values-cell-range-address="Sheet1.C1:Sheet1.C501" loext:label-string="q_1" chart:class="chart:scatter">
            <chart:data-point chart:repeated="501"/>
          </chart:series>
          <chart:series chart:style-name="ch12" chart:values-cell-range-address="Sheet1.D1:Sheet1.D501" loext:label-string="q_2" chart:class="chart:scatter">
            <chart:data-point chart:repeated="501"/>
          </chart:series>
          <chart:series chart:style-name="ch13" chart:values-cell-range-address="Sheet1.E1:Sheet1.E501" loext:label-string="q_3" chart:class="chart:scatter">
            <chart:data-point chart:repeated="501"/>
          </chart:series>
          <chart:series chart:style-name="ch14" chart:values-cell-range-address="Sheet1.F1:Sheet1.F501" loext:label-string="q_4" chart:class="chart:scatter">
            <chart:data-point chart:repeated="501"/>
          </chart:series>
          <chart:series chart:style-name="ch15" chart:values-cell-range-address="Sheet1.G1:Sheet1.G501" loext:label-string="q_5" chart:class="chart:scatter">
            <chart:data-point chart:repeated="501"/>
          </chart:series>
          <chart:series chart:style-name="ch16" chart:values-cell-range-address="Sheet1.H1:Sheet1.H501" loext:label-string="q_6" chart:class="chart:scatter">
            <chart:data-point chart:repeated="5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_0</text:p>
              </table:table-cell>
              <table:table-cell office:value-type="string">
                <text:p>q_1</text:p>
              </table:table-cell>
              <table:table-cell office:value-type="string">
                <text:p>q_2</text:p>
              </table:table-cell>
              <table:table-cell office:value-type="string">
                <text:p>q_3</text:p>
              </table:table-cell>
              <table:table-cell office:value-type="string">
                <text:p>q_4</text:p>
              </table:table-cell>
              <table:table-cell office:value-type="string">
                <text:p>q_5</text:p>
              </table:table-cell>
              <table:table-cell office:value-type="string">
                <text:p>q_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">
                <text:p>0</text:p>
                <draw:g>
                  <svg:desc>Sheet1.B1:Sheet1.B501</svg:desc>
                </draw:g>
              </table:table-cell>
              <table:table-cell office:value-type="float" office:value="-0.65">
                <text:p>-0.65</text:p>
                <draw:g>
                  <svg:desc>Sheet1.C1:Sheet1.C501</svg:desc>
                </draw:g>
              </table:table-cell>
              <table:table-cell office:value-type="float" office:value="0">
                <text:p>0</text:p>
                <draw:g>
                  <svg:desc>Sheet1.D1:Sheet1.D501</svg:desc>
                </draw:g>
              </table:table-cell>
              <table:table-cell office:value-type="float" office:value="1.8">
                <text:p>1.8</text:p>
                <draw:g>
                  <svg:desc>Sheet1.E1:Sheet1.E501</svg:desc>
                </draw:g>
              </table:table-cell>
              <table:table-cell office:value-type="float" office:value="0">
                <text:p>0</text:p>
                <draw:g>
                  <svg:desc>Sheet1.F1:Sheet1.F501</svg:desc>
                </draw:g>
              </table:table-cell>
              <table:table-cell office:value-type="float" office:value="0.42">
                <text:p>0.42</text:p>
                <draw:g>
                  <svg:desc>Sheet1.G1:Sheet1.G501</svg:desc>
                </draw:g>
              </table:table-cell>
              <table:table-cell office:value-type="float" office:value="0">
                <text:p>0</text:p>
                <draw:g>
                  <svg:desc>Sheet1.H1:Sheet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0169108">
                <text:p>-0.00169108</text:p>
              </table:table-cell>
              <table:table-cell office:value-type="float" office:value="-0.650006">
                <text:p>-0.650006</text:p>
              </table:table-cell>
              <table:table-cell office:value-type="float" office:value="-0.00199345">
                <text:p>-0.00199345</text:p>
              </table:table-cell>
              <table:table-cell office:value-type="float" office:value="1.8">
                <text:p>1.8</text:p>
              </table:table-cell>
              <table:table-cell office:value-type="float" office:value="-0.000619384">
                <text:p>-0.000619384</text:p>
              </table:table-cell>
              <table:table-cell office:value-type="float" office:value="0.420002">
                <text:p>0.420002</text:p>
              </table:table-cell>
              <table:table-cell office:value-type="float" office:value="-0.0000928694">
                <text:p>-0.0000928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0338233">
                <text:p>-0.00338233</text:p>
              </table:table-cell>
              <table:table-cell office:value-type="float" office:value="-0.650012">
                <text:p>-0.650012</text:p>
              </table:table-cell>
              <table:table-cell office:value-type="float" office:value="-0.00398709">
                <text:p>-0.00398709</text:p>
              </table:table-cell>
              <table:table-cell office:value-type="float" office:value="1.8">
                <text:p>1.8</text:p>
              </table:table-cell>
              <table:table-cell office:value-type="float" office:value="-0.00123883">
                <text:p>-0.00123883</text:p>
              </table:table-cell>
              <table:table-cell office:value-type="float" office:value="0.420005">
                <text:p>0.420005</text:p>
              </table:table-cell>
              <table:table-cell office:value-type="float" office:value="-0.000185745">
                <text:p>-0.000185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050735">
                <text:p>-0.0050735</text:p>
              </table:table-cell>
              <table:table-cell office:value-type="float" office:value="-0.650019">
                <text:p>-0.650019</text:p>
              </table:table-cell>
              <table:table-cell office:value-type="float" office:value="-0.00598065">
                <text:p>-0.00598065</text:p>
              </table:table-cell>
              <table:table-cell office:value-type="float" office:value="1.8">
                <text:p>1.8</text:p>
              </table:table-cell>
              <table:table-cell office:value-type="float" office:value="-0.00185825">
                <text:p>-0.00185825</text:p>
              </table:table-cell>
              <table:table-cell office:value-type="float" office:value="0.420007">
                <text:p>0.420007</text:p>
              </table:table-cell>
              <table:table-cell office:value-type="float" office:value="-0.000278614">
                <text:p>-0.000278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0676456">
                <text:p>-0.00676456</text:p>
              </table:table-cell>
              <table:table-cell office:value-type="float" office:value="-0.650027">
                <text:p>-0.650027</text:p>
              </table:table-cell>
              <table:table-cell office:value-type="float" office:value="-0.00797407">
                <text:p>-0.00797407</text:p>
              </table:table-cell>
              <table:table-cell office:value-type="float" office:value="1.79999">
                <text:p>1.79999</text:p>
              </table:table-cell>
              <table:table-cell office:value-type="float" office:value="-0.00247762">
                <text:p>-0.00247762</text:p>
              </table:table-cell>
              <table:table-cell office:value-type="float" office:value="0.420009">
                <text:p>0.420009</text:p>
              </table:table-cell>
              <table:table-cell office:value-type="float" office:value="-0.000371472">
                <text:p>-0.000371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0845546">
                <text:p>-0.00845546</text:p>
              </table:table-cell>
              <table:table-cell office:value-type="float" office:value="-0.650037">
                <text:p>-0.650037</text:p>
              </table:table-cell>
              <table:table-cell office:value-type="float" office:value="-0.00996729">
                <text:p>-0.00996729</text:p>
              </table:table-cell>
              <table:table-cell office:value-type="float" office:value="1.79999">
                <text:p>1.79999</text:p>
              </table:table-cell>
              <table:table-cell office:value-type="float" office:value="-0.00309693">
                <text:p>-0.00309693</text:p>
              </table:table-cell>
              <table:table-cell office:value-type="float" office:value="0.420011">
                <text:p>0.420011</text:p>
              </table:table-cell>
              <table:table-cell office:value-type="float" office:value="-0.000464317">
                <text:p>-0.000464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101461">
                <text:p>-0.0101461</text:p>
              </table:table-cell>
              <table:table-cell office:value-type="float" office:value="-0.650047">
                <text:p>-0.650047</text:p>
              </table:table-cell>
              <table:table-cell office:value-type="float" office:value="-0.0119602">
                <text:p>-0.0119602</text:p>
              </table:table-cell>
              <table:table-cell office:value-type="float" office:value="1.79998">
                <text:p>1.79998</text:p>
              </table:table-cell>
              <table:table-cell office:value-type="float" office:value="-0.00371616">
                <text:p>-0.00371616</text:p>
              </table:table-cell>
              <table:table-cell office:value-type="float" office:value="0.420013">
                <text:p>0.420013</text:p>
              </table:table-cell>
              <table:table-cell office:value-type="float" office:value="-0.000557146">
                <text:p>-0.000557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118366">
                <text:p>-0.0118366</text:p>
              </table:table-cell>
              <table:table-cell office:value-type="float" office:value="-0.650058">
                <text:p>-0.650058</text:p>
              </table:table-cell>
              <table:table-cell office:value-type="float" office:value="-0.0139529">
                <text:p>-0.0139529</text:p>
              </table:table-cell>
              <table:table-cell office:value-type="float" office:value="1.79997">
                <text:p>1.79997</text:p>
              </table:table-cell>
              <table:table-cell office:value-type="float" office:value="-0.00433529">
                <text:p>-0.00433529</text:p>
              </table:table-cell>
              <table:table-cell office:value-type="float" office:value="0.420015">
                <text:p>0.420015</text:p>
              </table:table-cell>
              <table:table-cell office:value-type="float" office:value="-0.000649957">
                <text:p>-0.000649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135267">
                <text:p>-0.0135267</text:p>
              </table:table-cell>
              <table:table-cell office:value-type="float" office:value="-0.650071">
                <text:p>-0.650071</text:p>
              </table:table-cell>
              <table:table-cell office:value-type="float" office:value="-0.0159452">
                <text:p>-0.0159452</text:p>
              </table:table-cell>
              <table:table-cell office:value-type="float" office:value="1.79996">
                <text:p>1.79996</text:p>
              </table:table-cell>
              <table:table-cell office:value-type="float" office:value="-0.00495431">
                <text:p>-0.00495431</text:p>
              </table:table-cell>
              <table:table-cell office:value-type="float" office:value="0.420017">
                <text:p>0.420017</text:p>
              </table:table-cell>
              <table:table-cell office:value-type="float" office:value="-0.000742748">
                <text:p>-0.000742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152164">
                <text:p>-0.0152164</text:p>
              </table:table-cell>
              <table:table-cell office:value-type="float" office:value="-0.650084">
                <text:p>-0.650084</text:p>
              </table:table-cell>
              <table:table-cell office:value-type="float" office:value="-0.017937">
                <text:p>-0.017937</text:p>
              </table:table-cell>
              <table:table-cell office:value-type="float" office:value="1.79995">
                <text:p>1.79995</text:p>
              </table:table-cell>
              <table:table-cell office:value-type="float" office:value="-0.00557319">
                <text:p>-0.00557319</text:p>
              </table:table-cell>
              <table:table-cell office:value-type="float" office:value="0.420018">
                <text:p>0.420018</text:p>
              </table:table-cell>
              <table:table-cell office:value-type="float" office:value="-0.000835514">
                <text:p>-0.000835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169058">
                <text:p>-0.0169058</text:p>
              </table:table-cell>
              <table:table-cell office:value-type="float" office:value="-0.650099">
                <text:p>-0.650099</text:p>
              </table:table-cell>
              <table:table-cell office:value-type="float" office:value="-0.0199284">
                <text:p>-0.0199284</text:p>
              </table:table-cell>
              <table:table-cell office:value-type="float" office:value="1.79994">
                <text:p>1.79994</text:p>
              </table:table-cell>
              <table:table-cell office:value-type="float" office:value="-0.00619192">
                <text:p>-0.00619192</text:p>
              </table:table-cell>
              <table:table-cell office:value-type="float" office:value="0.42002">
                <text:p>0.42002</text:p>
              </table:table-cell>
              <table:table-cell office:value-type="float" office:value="-0.000928255">
                <text:p>-0.000928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185947">
                <text:p>-0.0185947</text:p>
              </table:table-cell>
              <table:table-cell office:value-type="float" office:value="-0.650115">
                <text:p>-0.650115</text:p>
              </table:table-cell>
              <table:table-cell office:value-type="float" office:value="-0.0219193">
                <text:p>-0.0219193</text:p>
              </table:table-cell>
              <table:table-cell office:value-type="float" office:value="1.79992">
                <text:p>1.79992</text:p>
              </table:table-cell>
              <table:table-cell office:value-type="float" office:value="-0.00681048">
                <text:p>-0.00681048</text:p>
              </table:table-cell>
              <table:table-cell office:value-type="float" office:value="0.420021">
                <text:p>0.420021</text:p>
              </table:table-cell>
              <table:table-cell office:value-type="float" office:value="-0.00102097">
                <text:p>-0.0010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202831">
                <text:p>-0.0202831</text:p>
              </table:table-cell>
              <table:table-cell office:value-type="float" office:value="-0.650131">
                <text:p>-0.650131</text:p>
              </table:table-cell>
              <table:table-cell office:value-type="float" office:value="-0.0239095">
                <text:p>-0.0239095</text:p>
              </table:table-cell>
              <table:table-cell office:value-type="float" office:value="1.79991">
                <text:p>1.79991</text:p>
              </table:table-cell>
              <table:table-cell office:value-type="float" office:value="-0.00742885">
                <text:p>-0.00742885</text:p>
              </table:table-cell>
              <table:table-cell office:value-type="float" office:value="0.420022">
                <text:p>0.420022</text:p>
              </table:table-cell>
              <table:table-cell office:value-type="float" office:value="-0.00111365">
                <text:p>-0.00111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21971">
                <text:p>-0.021971</text:p>
              </table:table-cell>
              <table:table-cell office:value-type="float" office:value="-0.650149">
                <text:p>-0.650149</text:p>
              </table:table-cell>
              <table:table-cell office:value-type="float" office:value="-0.0258991">
                <text:p>-0.0258991</text:p>
              </table:table-cell>
              <table:table-cell office:value-type="float" office:value="1.79989">
                <text:p>1.79989</text:p>
              </table:table-cell>
              <table:table-cell office:value-type="float" office:value="-0.00804702">
                <text:p>-0.00804702</text:p>
              </table:table-cell>
              <table:table-cell office:value-type="float" office:value="0.420023">
                <text:p>0.420023</text:p>
              </table:table-cell>
              <table:table-cell office:value-type="float" office:value="-0.00120629">
                <text:p>-0.00120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236582">
                <text:p>-0.0236582</text:p>
              </table:table-cell>
              <table:table-cell office:value-type="float" office:value="-0.650167">
                <text:p>-0.650167</text:p>
              </table:table-cell>
              <table:table-cell office:value-type="float" office:value="-0.027888">
                <text:p>-0.027888</text:p>
              </table:table-cell>
              <table:table-cell office:value-type="float" office:value="1.79987">
                <text:p>1.79987</text:p>
              </table:table-cell>
              <table:table-cell office:value-type="float" office:value="-0.00866496">
                <text:p>-0.00866496</text:p>
              </table:table-cell>
              <table:table-cell office:value-type="float" office:value="0.420024">
                <text:p>0.420024</text:p>
              </table:table-cell>
              <table:table-cell office:value-type="float" office:value="-0.0012989">
                <text:p>-0.0012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253449">
                <text:p>-0.0253449</text:p>
              </table:table-cell>
              <table:table-cell office:value-type="float" office:value="-0.650187">
                <text:p>-0.650187</text:p>
              </table:table-cell>
              <table:table-cell office:value-type="float" office:value="-0.0298762">
                <text:p>-0.0298762</text:p>
              </table:table-cell>
              <table:table-cell office:value-type="float" office:value="1.79985">
                <text:p>1.79985</text:p>
              </table:table-cell>
              <table:table-cell office:value-type="float" office:value="-0.00928267">
                <text:p>-0.00928267</text:p>
              </table:table-cell>
              <table:table-cell office:value-type="float" office:value="0.420025">
                <text:p>0.420025</text:p>
              </table:table-cell>
              <table:table-cell office:value-type="float" office:value="-0.00139148">
                <text:p>-0.00139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270308">
                <text:p>-0.0270308</text:p>
              </table:table-cell>
              <table:table-cell office:value-type="float" office:value="-0.650208">
                <text:p>-0.650208</text:p>
              </table:table-cell>
              <table:table-cell office:value-type="float" office:value="-0.0318635">
                <text:p>-0.0318635</text:p>
              </table:table-cell>
              <table:table-cell office:value-type="float" office:value="1.79983">
                <text:p>1.79983</text:p>
              </table:table-cell>
              <table:table-cell office:value-type="float" office:value="-0.00990012">
                <text:p>-0.00990012</text:p>
              </table:table-cell>
              <table:table-cell office:value-type="float" office:value="0.420026">
                <text:p>0.420026</text:p>
              </table:table-cell>
              <table:table-cell office:value-type="float" office:value="-0.001484">
                <text:p>-0.0014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28716">
                <text:p>-0.028716</text:p>
              </table:table-cell>
              <table:table-cell office:value-type="float" office:value="-0.65023">
                <text:p>-0.65023</text:p>
              </table:table-cell>
              <table:table-cell office:value-type="float" office:value="-0.03385">
                <text:p>-0.03385</text:p>
              </table:table-cell>
              <table:table-cell office:value-type="float" office:value="1.7998">
                <text:p>1.7998</text:p>
              </table:table-cell>
              <table:table-cell office:value-type="float" office:value="-0.0105173">
                <text:p>-0.0105173</text:p>
              </table:table-cell>
              <table:table-cell office:value-type="float" office:value="0.420026">
                <text:p>0.420026</text:p>
              </table:table-cell>
              <table:table-cell office:value-type="float" office:value="-0.00157649">
                <text:p>-0.00157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304005">
                <text:p>-0.0304005</text:p>
              </table:table-cell>
              <table:table-cell office:value-type="float" office:value="-0.650252">
                <text:p>-0.650252</text:p>
              </table:table-cell>
              <table:table-cell office:value-type="float" office:value="-0.0358356">
                <text:p>-0.0358356</text:p>
              </table:table-cell>
              <table:table-cell office:value-type="float" office:value="1.79978">
                <text:p>1.79978</text:p>
              </table:table-cell>
              <table:table-cell office:value-type="float" office:value="-0.0111342">
                <text:p>-0.0111342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166893">
                <text:p>-0.00166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320841">
                <text:p>-0.0320841</text:p>
              </table:table-cell>
              <table:table-cell office:value-type="float" office:value="-0.650276">
                <text:p>-0.650276</text:p>
              </table:table-cell>
              <table:table-cell office:value-type="float" office:value="-0.0378201">
                <text:p>-0.0378201</text:p>
              </table:table-cell>
              <table:table-cell office:value-type="float" office:value="1.79975">
                <text:p>1.79975</text:p>
              </table:table-cell>
              <table:table-cell office:value-type="float" office:value="-0.0117507">
                <text:p>-0.0117507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176131">
                <text:p>-0.00176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0337668">
                <text:p>-0.0337668</text:p>
              </table:table-cell>
              <table:table-cell office:value-type="float" office:value="-0.650301">
                <text:p>-0.650301</text:p>
              </table:table-cell>
              <table:table-cell office:value-type="float" office:value="-0.0398037">
                <text:p>-0.0398037</text:p>
              </table:table-cell>
              <table:table-cell office:value-type="float" office:value="1.79972">
                <text:p>1.79972</text:p>
              </table:table-cell>
              <table:table-cell office:value-type="float" office:value="-0.012367">
                <text:p>-0.012367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185365">
                <text:p>-0.00185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0354486">
                <text:p>-0.0354486</text:p>
              </table:table-cell>
              <table:table-cell office:value-type="float" office:value="-0.650327">
                <text:p>-0.650327</text:p>
              </table:table-cell>
              <table:table-cell office:value-type="float" office:value="-0.0417861">
                <text:p>-0.0417861</text:p>
              </table:table-cell>
              <table:table-cell office:value-type="float" office:value="1.79969">
                <text:p>1.79969</text:p>
              </table:table-cell>
              <table:table-cell office:value-type="float" office:value="-0.0129829">
                <text:p>-0.0129829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194593">
                <text:p>-0.00194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0371295">
                <text:p>-0.0371295</text:p>
              </table:table-cell>
              <table:table-cell office:value-type="float" office:value="-0.650354">
                <text:p>-0.650354</text:p>
              </table:table-cell>
              <table:table-cell office:value-type="float" office:value="-0.0437675">
                <text:p>-0.0437675</text:p>
              </table:table-cell>
              <table:table-cell office:value-type="float" office:value="1.79966">
                <text:p>1.79966</text:p>
              </table:table-cell>
              <table:table-cell office:value-type="float" office:value="-0.0135984">
                <text:p>-0.0135984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203816">
                <text:p>-0.00203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388093">
                <text:p>-0.0388093</text:p>
              </table:table-cell>
              <table:table-cell office:value-type="float" office:value="-0.650382">
                <text:p>-0.650382</text:p>
              </table:table-cell>
              <table:table-cell office:value-type="float" office:value="-0.0457476">
                <text:p>-0.0457476</text:p>
              </table:table-cell>
              <table:table-cell office:value-type="float" office:value="1.79962">
                <text:p>1.79962</text:p>
              </table:table-cell>
              <table:table-cell office:value-type="float" office:value="-0.0142136">
                <text:p>-0.0142136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213032">
                <text:p>-0.00213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404881">
                <text:p>-0.0404881</text:p>
              </table:table-cell>
              <table:table-cell office:value-type="float" office:value="-0.650411">
                <text:p>-0.650411</text:p>
              </table:table-cell>
              <table:table-cell office:value-type="float" office:value="-0.0477265">
                <text:p>-0.0477265</text:p>
              </table:table-cell>
              <table:table-cell office:value-type="float" office:value="1.79959">
                <text:p>1.79959</text:p>
              </table:table-cell>
              <table:table-cell office:value-type="float" office:value="-0.0148283">
                <text:p>-0.0148283</text:p>
              </table:table-cell>
              <table:table-cell office:value-type="float" office:value="0.420026">
                <text:p>0.420026</text:p>
              </table:table-cell>
              <table:table-cell office:value-type="float" office:value="-0.00222242">
                <text:p>-0.002222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0421658">
                <text:p>-0.0421658</text:p>
              </table:table-cell>
              <table:table-cell office:value-type="float" office:value="-0.650441">
                <text:p>-0.650441</text:p>
              </table:table-cell>
              <table:table-cell office:value-type="float" office:value="-0.049704">
                <text:p>-0.049704</text:p>
              </table:table-cell>
              <table:table-cell office:value-type="float" office:value="1.79955">
                <text:p>1.79955</text:p>
              </table:table-cell>
              <table:table-cell office:value-type="float" office:value="-0.0154427">
                <text:p>-0.0154427</text:p>
              </table:table-cell>
              <table:table-cell office:value-type="float" office:value="0.420026">
                <text:p>0.420026</text:p>
              </table:table-cell>
              <table:table-cell office:value-type="float" office:value="-0.00231446">
                <text:p>-0.00231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0438423">
                <text:p>-0.0438423</text:p>
              </table:table-cell>
              <table:table-cell office:value-type="float" office:value="-0.650472">
                <text:p>-0.650472</text:p>
              </table:table-cell>
              <table:table-cell office:value-type="float" office:value="-0.0516803">
                <text:p>-0.0516803</text:p>
              </table:table-cell>
              <table:table-cell office:value-type="float" office:value="1.79952">
                <text:p>1.79952</text:p>
              </table:table-cell>
              <table:table-cell office:value-type="float" office:value="-0.0160566">
                <text:p>-0.0160566</text:p>
              </table:table-cell>
              <table:table-cell office:value-type="float" office:value="0.420025">
                <text:p>0.420025</text:p>
              </table:table-cell>
              <table:table-cell office:value-type="float" office:value="-0.00240643">
                <text:p>-0.00240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0455177">
                <text:p>-0.0455177</text:p>
              </table:table-cell>
              <table:table-cell office:value-type="float" office:value="-0.650504">
                <text:p>-0.650504</text:p>
              </table:table-cell>
              <table:table-cell office:value-type="float" office:value="-0.0536551">
                <text:p>-0.0536551</text:p>
              </table:table-cell>
              <table:table-cell office:value-type="float" office:value="1.79948">
                <text:p>1.79948</text:p>
              </table:table-cell>
              <table:table-cell office:value-type="float" office:value="-0.0166701">
                <text:p>-0.0166701</text:p>
              </table:table-cell>
              <table:table-cell office:value-type="float" office:value="0.420025">
                <text:p>0.420025</text:p>
              </table:table-cell>
              <table:table-cell office:value-type="float" office:value="-0.00249833">
                <text:p>-0.00249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0471918">
                <text:p>-0.0471918</text:p>
              </table:table-cell>
              <table:table-cell office:value-type="float" office:value="-0.650536">
                <text:p>-0.650536</text:p>
              </table:table-cell>
              <table:table-cell office:value-type="float" office:value="-0.0556284">
                <text:p>-0.0556284</text:p>
              </table:table-cell>
              <table:table-cell office:value-type="float" office:value="1.79943">
                <text:p>1.79943</text:p>
              </table:table-cell>
              <table:table-cell office:value-type="float" office:value="-0.0172831">
                <text:p>-0.0172831</text:p>
              </table:table-cell>
              <table:table-cell office:value-type="float" office:value="0.420024">
                <text:p>0.420024</text:p>
              </table:table-cell>
              <table:table-cell office:value-type="float" office:value="-0.00259016">
                <text:p>-0.00259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0488646">
                <text:p>-0.0488646</text:p>
              </table:table-cell>
              <table:table-cell office:value-type="float" office:value="-0.65057">
                <text:p>-0.65057</text:p>
              </table:table-cell>
              <table:table-cell office:value-type="float" office:value="-0.0576003">
                <text:p>-0.0576003</text:p>
              </table:table-cell>
              <table:table-cell office:value-type="float" office:value="1.79939">
                <text:p>1.79939</text:p>
              </table:table-cell>
              <table:table-cell office:value-type="float" office:value="-0.0178956">
                <text:p>-0.0178956</text:p>
              </table:table-cell>
              <table:table-cell office:value-type="float" office:value="0.420023">
                <text:p>0.420023</text:p>
              </table:table-cell>
              <table:table-cell office:value-type="float" office:value="-0.00268191">
                <text:p>-0.00268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0505361">
                <text:p>-0.0505361</text:p>
              </table:table-cell>
              <table:table-cell office:value-type="float" office:value="-0.650605">
                <text:p>-0.650605</text:p>
              </table:table-cell>
              <table:table-cell office:value-type="float" office:value="-0.0595705">
                <text:p>-0.0595705</text:p>
              </table:table-cell>
              <table:table-cell office:value-type="float" office:value="1.79935">
                <text:p>1.79935</text:p>
              </table:table-cell>
              <table:table-cell office:value-type="float" office:value="-0.0185077">
                <text:p>-0.0185077</text:p>
              </table:table-cell>
              <table:table-cell office:value-type="float" office:value="0.420022">
                <text:p>0.420022</text:p>
              </table:table-cell>
              <table:table-cell office:value-type="float" office:value="-0.00277359">
                <text:p>-0.00277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0522062">
                <text:p>-0.0522062</text:p>
              </table:table-cell>
              <table:table-cell office:value-type="float" office:value="-0.650641">
                <text:p>-0.650641</text:p>
              </table:table-cell>
              <table:table-cell office:value-type="float" office:value="-0.0615392">
                <text:p>-0.0615392</text:p>
              </table:table-cell>
              <table:table-cell office:value-type="float" office:value="1.7993">
                <text:p>1.7993</text:p>
              </table:table-cell>
              <table:table-cell office:value-type="float" office:value="-0.0191192">
                <text:p>-0.0191192</text:p>
              </table:table-cell>
              <table:table-cell office:value-type="float" office:value="0.420021">
                <text:p>0.420021</text:p>
              </table:table-cell>
              <table:table-cell office:value-type="float" office:value="-0.00286518">
                <text:p>-0.00286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0538749">
                <text:p>-0.0538749</text:p>
              </table:table-cell>
              <table:table-cell office:value-type="float" office:value="-0.650678">
                <text:p>-0.650678</text:p>
              </table:table-cell>
              <table:table-cell office:value-type="float" office:value="-0.0635062">
                <text:p>-0.0635062</text:p>
              </table:table-cell>
              <table:table-cell office:value-type="float" office:value="1.79926">
                <text:p>1.79926</text:p>
              </table:table-cell>
              <table:table-cell office:value-type="float" office:value="-0.0197302">
                <text:p>-0.0197302</text:p>
              </table:table-cell>
              <table:table-cell office:value-type="float" office:value="0.420019">
                <text:p>0.420019</text:p>
              </table:table-cell>
              <table:table-cell office:value-type="float" office:value="-0.0029567">
                <text:p>-0.0029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0555422">
                <text:p>-0.0555422</text:p>
              </table:table-cell>
              <table:table-cell office:value-type="float" office:value="-0.650716">
                <text:p>-0.650716</text:p>
              </table:table-cell>
              <table:table-cell office:value-type="float" office:value="-0.0654714">
                <text:p>-0.0654714</text:p>
              </table:table-cell>
              <table:table-cell office:value-type="float" office:value="1.79921">
                <text:p>1.79921</text:p>
              </table:table-cell>
              <table:table-cell office:value-type="float" office:value="-0.0203406">
                <text:p>-0.0203406</text:p>
              </table:table-cell>
              <table:table-cell office:value-type="float" office:value="0.420018">
                <text:p>0.420018</text:p>
              </table:table-cell>
              <table:table-cell office:value-type="float" office:value="-0.00304813">
                <text:p>-0.003048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0572079">
                <text:p>-0.0572079</text:p>
              </table:table-cell>
              <table:table-cell office:value-type="float" office:value="-0.650755">
                <text:p>-0.650755</text:p>
              </table:table-cell>
              <table:table-cell office:value-type="float" office:value="-0.0674349">
                <text:p>-0.0674349</text:p>
              </table:table-cell>
              <table:table-cell office:value-type="float" office:value="1.79916">
                <text:p>1.79916</text:p>
              </table:table-cell>
              <table:table-cell office:value-type="float" office:value="-0.0209505">
                <text:p>-0.0209505</text:p>
              </table:table-cell>
              <table:table-cell office:value-type="float" office:value="0.420016">
                <text:p>0.420016</text:p>
              </table:table-cell>
              <table:table-cell office:value-type="float" office:value="-0.00313947">
                <text:p>-0.00313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0588721">
                <text:p>-0.0588721</text:p>
              </table:table-cell>
              <table:table-cell office:value-type="float" office:value="-0.650795">
                <text:p>-0.650795</text:p>
              </table:table-cell>
              <table:table-cell office:value-type="float" office:value="-0.0693966">
                <text:p>-0.0693966</text:p>
              </table:table-cell>
              <table:table-cell office:value-type="float" office:value="1.79911">
                <text:p>1.79911</text:p>
              </table:table-cell>
              <table:table-cell office:value-type="float" office:value="-0.0215598">
                <text:p>-0.0215598</text:p>
              </table:table-cell>
              <table:table-cell office:value-type="float" office:value="0.420014">
                <text:p>0.420014</text:p>
              </table:table-cell>
              <table:table-cell office:value-type="float" office:value="-0.00323073">
                <text:p>-0.00323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0605348">
                <text:p>-0.0605348</text:p>
              </table:table-cell>
              <table:table-cell office:value-type="float" office:value="-0.650836">
                <text:p>-0.650836</text:p>
              </table:table-cell>
              <table:table-cell office:value-type="float" office:value="-0.0713564">
                <text:p>-0.0713564</text:p>
              </table:table-cell>
              <table:table-cell office:value-type="float" office:value="1.79905">
                <text:p>1.79905</text:p>
              </table:table-cell>
              <table:table-cell office:value-type="float" office:value="-0.0221685">
                <text:p>-0.0221685</text:p>
              </table:table-cell>
              <table:table-cell office:value-type="float" office:value="0.420012">
                <text:p>0.420012</text:p>
              </table:table-cell>
              <table:table-cell office:value-type="float" office:value="-0.00332189">
                <text:p>-0.00332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0621957">
                <text:p>-0.0621957</text:p>
              </table:table-cell>
              <table:table-cell office:value-type="float" office:value="-0.650877">
                <text:p>-0.650877</text:p>
              </table:table-cell>
              <table:table-cell office:value-type="float" office:value="-0.0733142">
                <text:p>-0.0733142</text:p>
              </table:table-cell>
              <table:table-cell office:value-type="float" office:value="1.799">
                <text:p>1.799</text:p>
              </table:table-cell>
              <table:table-cell office:value-type="float" office:value="-0.0227766">
                <text:p>-0.0227766</text:p>
              </table:table-cell>
              <table:table-cell office:value-type="float" office:value="0.420011">
                <text:p>0.420011</text:p>
              </table:table-cell>
              <table:table-cell office:value-type="float" office:value="-0.00341296">
                <text:p>-0.00341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0638551">
                <text:p>-0.0638551</text:p>
              </table:table-cell>
              <table:table-cell office:value-type="float" office:value="-0.65092">
                <text:p>-0.65092</text:p>
              </table:table-cell>
              <table:table-cell office:value-type="float" office:value="-0.0752701">
                <text:p>-0.0752701</text:p>
              </table:table-cell>
              <table:table-cell office:value-type="float" office:value="1.79894">
                <text:p>1.79894</text:p>
              </table:table-cell>
              <table:table-cell office:value-type="float" office:value="-0.0233841">
                <text:p>-0.0233841</text:p>
              </table:table-cell>
              <table:table-cell office:value-type="float" office:value="0.420008">
                <text:p>0.420008</text:p>
              </table:table-cell>
              <table:table-cell office:value-type="float" office:value="-0.00350393">
                <text:p>-0.003503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0655126">
                <text:p>-0.0655126</text:p>
              </table:table-cell>
              <table:table-cell office:value-type="float" office:value="-0.650964">
                <text:p>-0.650964</text:p>
              </table:table-cell>
              <table:table-cell office:value-type="float" office:value="-0.077224">
                <text:p>-0.077224</text:p>
              </table:table-cell>
              <table:table-cell office:value-type="float" office:value="1.79888">
                <text:p>1.79888</text:p>
              </table:table-cell>
              <table:table-cell office:value-type="float" office:value="-0.0239909">
                <text:p>-0.0239909</text:p>
              </table:table-cell>
              <table:table-cell office:value-type="float" office:value="0.420006">
                <text:p>0.420006</text:p>
              </table:table-cell>
              <table:table-cell office:value-type="float" office:value="-0.0035948">
                <text:p>-0.00359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0671685">
                <text:p>-0.0671685</text:p>
              </table:table-cell>
              <table:table-cell office:value-type="float" office:value="-0.651008">
                <text:p>-0.651008</text:p>
              </table:table-cell>
              <table:table-cell office:value-type="float" office:value="-0.0791758">
                <text:p>-0.0791758</text:p>
              </table:table-cell>
              <table:table-cell office:value-type="float" office:value="1.79883">
                <text:p>1.79883</text:p>
              </table:table-cell>
              <table:table-cell office:value-type="float" office:value="-0.0245971">
                <text:p>-0.0245971</text:p>
              </table:table-cell>
              <table:table-cell office:value-type="float" office:value="0.420004">
                <text:p>0.420004</text:p>
              </table:table-cell>
              <table:table-cell office:value-type="float" office:value="-0.00368558">
                <text:p>-0.003685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0688225">
                <text:p>-0.0688225</text:p>
              </table:table-cell>
              <table:table-cell office:value-type="float" office:value="-0.651054">
                <text:p>-0.651054</text:p>
              </table:table-cell>
              <table:table-cell office:value-type="float" office:value="-0.0811254">
                <text:p>-0.0811254</text:p>
              </table:table-cell>
              <table:table-cell office:value-type="float" office:value="1.79877">
                <text:p>1.79877</text:p>
              </table:table-cell>
              <table:table-cell office:value-type="float" office:value="-0.0252026">
                <text:p>-0.0252026</text:p>
              </table:table-cell>
              <table:table-cell office:value-type="float" office:value="0.420001">
                <text:p>0.420001</text:p>
              </table:table-cell>
              <table:table-cell office:value-type="float" office:value="-0.00377625">
                <text:p>-0.00377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0704747">
                <text:p>-0.0704747</text:p>
              </table:table-cell>
              <table:table-cell office:value-type="float" office:value="-0.651101">
                <text:p>-0.651101</text:p>
              </table:table-cell>
              <table:table-cell office:value-type="float" office:value="-0.0830729">
                <text:p>-0.0830729</text:p>
              </table:table-cell>
              <table:table-cell office:value-type="float" office:value="1.7987">
                <text:p>1.7987</text:p>
              </table:table-cell>
              <table:table-cell office:value-type="float" office:value="-0.0258074">
                <text:p>-0.0258074</text:p>
              </table:table-cell>
              <table:table-cell office:value-type="float" office:value="0.419999">
                <text:p>0.419999</text:p>
              </table:table-cell>
              <table:table-cell office:value-type="float" office:value="-0.00386681">
                <text:p>-0.003866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072125">
                <text:p>-0.072125</text:p>
              </table:table-cell>
              <table:table-cell office:value-type="float" office:value="-0.651148">
                <text:p>-0.651148</text:p>
              </table:table-cell>
              <table:table-cell office:value-type="float" office:value="-0.0850182">
                <text:p>-0.0850182</text:p>
              </table:table-cell>
              <table:table-cell office:value-type="float" office:value="1.79864">
                <text:p>1.79864</text:p>
              </table:table-cell>
              <table:table-cell office:value-type="float" office:value="-0.0264115">
                <text:p>-0.0264115</text:p>
              </table:table-cell>
              <table:table-cell office:value-type="float" office:value="0.419996">
                <text:p>0.419996</text:p>
              </table:table-cell>
              <table:table-cell office:value-type="float" office:value="-0.00395727">
                <text:p>-0.00395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0737734">
                <text:p>-0.0737734</text:p>
              </table:table-cell>
              <table:table-cell office:value-type="float" office:value="-0.651197">
                <text:p>-0.651197</text:p>
              </table:table-cell>
              <table:table-cell office:value-type="float" office:value="-0.0869612">
                <text:p>-0.0869612</text:p>
              </table:table-cell>
              <table:table-cell office:value-type="float" office:value="1.79858">
                <text:p>1.79858</text:p>
              </table:table-cell>
              <table:table-cell office:value-type="float" office:value="-0.0270149">
                <text:p>-0.0270149</text:p>
              </table:table-cell>
              <table:table-cell office:value-type="float" office:value="0.419993">
                <text:p>0.419993</text:p>
              </table:table-cell>
              <table:table-cell office:value-type="float" office:value="-0.00404761">
                <text:p>-0.004047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0754198">
                <text:p>-0.0754198</text:p>
              </table:table-cell>
              <table:table-cell office:value-type="float" office:value="-0.651246">
                <text:p>-0.651246</text:p>
              </table:table-cell>
              <table:table-cell office:value-type="float" office:value="-0.0889019">
                <text:p>-0.0889019</text:p>
              </table:table-cell>
              <table:table-cell office:value-type="float" office:value="1.79851">
                <text:p>1.79851</text:p>
              </table:table-cell>
              <table:table-cell office:value-type="float" office:value="-0.0276175">
                <text:p>-0.0276175</text:p>
              </table:table-cell>
              <table:table-cell office:value-type="float" office:value="0.41999">
                <text:p>0.41999</text:p>
              </table:table-cell>
              <table:table-cell office:value-type="float" office:value="-0.00413785">
                <text:p>-0.00413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0770642">
                <text:p>-0.0770642</text:p>
              </table:table-cell>
              <table:table-cell office:value-type="float" office:value="-0.651296">
                <text:p>-0.651296</text:p>
              </table:table-cell>
              <table:table-cell office:value-type="float" office:value="-0.0908402">
                <text:p>-0.0908402</text:p>
              </table:table-cell>
              <table:table-cell office:value-type="float" office:value="1.79844">
                <text:p>1.79844</text:p>
              </table:table-cell>
              <table:table-cell office:value-type="float" office:value="-0.0282194">
                <text:p>-0.0282194</text:p>
              </table:table-cell>
              <table:table-cell office:value-type="float" office:value="0.419987">
                <text:p>0.419987</text:p>
              </table:table-cell>
              <table:table-cell office:value-type="float" office:value="-0.00422797">
                <text:p>-0.004227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0787066">
                <text:p>-0.0787066</text:p>
              </table:table-cell>
              <table:table-cell office:value-type="float" office:value="-0.651348">
                <text:p>-0.651348</text:p>
              </table:table-cell>
              <table:table-cell office:value-type="float" office:value="-0.0927761">
                <text:p>-0.0927761</text:p>
              </table:table-cell>
              <table:table-cell office:value-type="float" office:value="1.79837">
                <text:p>1.79837</text:p>
              </table:table-cell>
              <table:table-cell office:value-type="float" office:value="-0.0288205">
                <text:p>-0.0288205</text:p>
              </table:table-cell>
              <table:table-cell office:value-type="float" office:value="0.419984">
                <text:p>0.419984</text:p>
              </table:table-cell>
              <table:table-cell office:value-type="float" office:value="-0.00431797">
                <text:p>-0.00431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0803469">
                <text:p>-0.0803469</text:p>
              </table:table-cell>
              <table:table-cell office:value-type="float" office:value="-0.6514">
                <text:p>-0.6514</text:p>
              </table:table-cell>
              <table:table-cell office:value-type="float" office:value="-0.0947096">
                <text:p>-0.0947096</text:p>
              </table:table-cell>
              <table:table-cell office:value-type="float" office:value="1.7983">
                <text:p>1.7983</text:p>
              </table:table-cell>
              <table:table-cell office:value-type="float" office:value="-0.0294209">
                <text:p>-0.0294209</text:p>
              </table:table-cell>
              <table:table-cell office:value-type="float" office:value="0.419981">
                <text:p>0.419981</text:p>
              </table:table-cell>
              <table:table-cell office:value-type="float" office:value="-0.00440786">
                <text:p>-0.004407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081985">
                <text:p>-0.081985</text:p>
              </table:table-cell>
              <table:table-cell office:value-type="float" office:value="-0.651453">
                <text:p>-0.651453</text:p>
              </table:table-cell>
              <table:table-cell office:value-type="float" office:value="-0.0966405">
                <text:p>-0.0966405</text:p>
              </table:table-cell>
              <table:table-cell office:value-type="float" office:value="1.79823">
                <text:p>1.79823</text:p>
              </table:table-cell>
              <table:table-cell office:value-type="float" office:value="-0.0300205">
                <text:p>-0.0300205</text:p>
              </table:table-cell>
              <table:table-cell office:value-type="float" office:value="0.419977">
                <text:p>0.419977</text:p>
              </table:table-cell>
              <table:table-cell office:value-type="float" office:value="-0.00449762">
                <text:p>-0.004497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083621">
                <text:p>-0.083621</text:p>
              </table:table-cell>
              <table:table-cell office:value-type="float" office:value="-0.651507">
                <text:p>-0.651507</text:p>
              </table:table-cell>
              <table:table-cell office:value-type="float" office:value="-0.0985689">
                <text:p>-0.0985689</text:p>
              </table:table-cell>
              <table:table-cell office:value-type="float" office:value="1.79816">
                <text:p>1.79816</text:p>
              </table:table-cell>
              <table:table-cell office:value-type="float" office:value="-0.0306192">
                <text:p>-0.0306192</text:p>
              </table:table-cell>
              <table:table-cell office:value-type="float" office:value="0.419974">
                <text:p>0.419974</text:p>
              </table:table-cell>
              <table:table-cell office:value-type="float" office:value="-0.00458726">
                <text:p>-0.00458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0852548">
                <text:p>-0.0852548</text:p>
              </table:table-cell>
              <table:table-cell office:value-type="float" office:value="-0.651562">
                <text:p>-0.651562</text:p>
              </table:table-cell>
              <table:table-cell office:value-type="float" office:value="-0.100495">
                <text:p>-0.100495</text:p>
              </table:table-cell>
              <table:table-cell office:value-type="float" office:value="1.79809">
                <text:p>1.79809</text:p>
              </table:table-cell>
              <table:table-cell office:value-type="float" office:value="-0.0312172">
                <text:p>-0.0312172</text:p>
              </table:table-cell>
              <table:table-cell office:value-type="float" office:value="0.41997">
                <text:p>0.41997</text:p>
              </table:table-cell>
              <table:table-cell office:value-type="float" office:value="-0.00467678">
                <text:p>-0.004676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0868864">
                <text:p>-0.0868864</text:p>
              </table:table-cell>
              <table:table-cell office:value-type="float" office:value="-0.651617">
                <text:p>-0.651617</text:p>
              </table:table-cell>
              <table:table-cell office:value-type="float" office:value="-0.102418">
                <text:p>-0.102418</text:p>
              </table:table-cell>
              <table:table-cell office:value-type="float" office:value="1.79801">
                <text:p>1.79801</text:p>
              </table:table-cell>
              <table:table-cell office:value-type="float" office:value="-0.0318143">
                <text:p>-0.0318143</text:p>
              </table:table-cell>
              <table:table-cell office:value-type="float" office:value="0.419966">
                <text:p>0.419966</text:p>
              </table:table-cell>
              <table:table-cell office:value-type="float" office:value="-0.00476616">
                <text:p>-0.00476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0885157">
                <text:p>-0.0885157</text:p>
              </table:table-cell>
              <table:table-cell office:value-type="float" office:value="-0.651674">
                <text:p>-0.651674</text:p>
              </table:table-cell>
              <table:table-cell office:value-type="float" office:value="-0.104338">
                <text:p>-0.104338</text:p>
              </table:table-cell>
              <table:table-cell office:value-type="float" office:value="1.79793">
                <text:p>1.79793</text:p>
              </table:table-cell>
              <table:table-cell office:value-type="float" office:value="-0.0324105">
                <text:p>-0.0324105</text:p>
              </table:table-cell>
              <table:table-cell office:value-type="float" office:value="0.419962">
                <text:p>0.419962</text:p>
              </table:table-cell>
              <table:table-cell office:value-type="float" office:value="-0.00485542">
                <text:p>-0.004855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.0901427">
                <text:p>-0.0901427</text:p>
              </table:table-cell>
              <table:table-cell office:value-type="float" office:value="-0.651731">
                <text:p>-0.651731</text:p>
              </table:table-cell>
              <table:table-cell office:value-type="float" office:value="-0.106256">
                <text:p>-0.106256</text:p>
              </table:table-cell>
              <table:table-cell office:value-type="float" office:value="1.79785">
                <text:p>1.79785</text:p>
              </table:table-cell>
              <table:table-cell office:value-type="float" office:value="-0.0330059">
                <text:p>-0.0330059</text:p>
              </table:table-cell>
              <table:table-cell office:value-type="float" office:value="0.419958">
                <text:p>0.419958</text:p>
              </table:table-cell>
              <table:table-cell office:value-type="float" office:value="-0.00494455">
                <text:p>-0.00494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0917673">
                <text:p>-0.0917673</text:p>
              </table:table-cell>
              <table:table-cell office:value-type="float" office:value="-0.65179">
                <text:p>-0.65179</text:p>
              </table:table-cell>
              <table:table-cell office:value-type="float" office:value="-0.108171">
                <text:p>-0.108171</text:p>
              </table:table-cell>
              <table:table-cell office:value-type="float" office:value="1.79777">
                <text:p>1.79777</text:p>
              </table:table-cell>
              <table:table-cell office:value-type="float" office:value="-0.0336004">
                <text:p>-0.0336004</text:p>
              </table:table-cell>
              <table:table-cell office:value-type="float" office:value="0.419954">
                <text:p>0.419954</text:p>
              </table:table-cell>
              <table:table-cell office:value-type="float" office:value="-0.00503355">
                <text:p>-0.005033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0933895">
                <text:p>-0.0933895</text:p>
              </table:table-cell>
              <table:table-cell office:value-type="float" office:value="-0.651849">
                <text:p>-0.651849</text:p>
              </table:table-cell>
              <table:table-cell office:value-type="float" office:value="-0.110083">
                <text:p>-0.110083</text:p>
              </table:table-cell>
              <table:table-cell office:value-type="float" office:value="1.79769">
                <text:p>1.79769</text:p>
              </table:table-cell>
              <table:table-cell office:value-type="float" office:value="-0.034194">
                <text:p>-0.034194</text:p>
              </table:table-cell>
              <table:table-cell office:value-type="float" office:value="0.41995">
                <text:p>0.41995</text:p>
              </table:table-cell>
              <table:table-cell office:value-type="float" office:value="-0.0051224">
                <text:p>-0.00512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0950093">
                <text:p>-0.0950093</text:p>
              </table:table-cell>
              <table:table-cell office:value-type="float" office:value="-0.651909">
                <text:p>-0.651909</text:p>
              </table:table-cell>
              <table:table-cell office:value-type="float" office:value="-0.111993">
                <text:p>-0.111993</text:p>
              </table:table-cell>
              <table:table-cell office:value-type="float" office:value="1.79761">
                <text:p>1.79761</text:p>
              </table:table-cell>
              <table:table-cell office:value-type="float" office:value="-0.0347867">
                <text:p>-0.0347867</text:p>
              </table:table-cell>
              <table:table-cell office:value-type="float" office:value="0.419946">
                <text:p>0.419946</text:p>
              </table:table-cell>
              <table:table-cell office:value-type="float" office:value="-0.00521113">
                <text:p>-0.00521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0966267">
                <text:p>-0.0966267</text:p>
              </table:table-cell>
              <table:table-cell office:value-type="float" office:value="-0.65197">
                <text:p>-0.65197</text:p>
              </table:table-cell>
              <table:table-cell office:value-type="float" office:value="-0.113899">
                <text:p>-0.113899</text:p>
              </table:table-cell>
              <table:table-cell office:value-type="float" office:value="1.79753">
                <text:p>1.79753</text:p>
              </table:table-cell>
              <table:table-cell office:value-type="float" office:value="-0.0353785">
                <text:p>-0.0353785</text:p>
              </table:table-cell>
              <table:table-cell office:value-type="float" office:value="0.419941">
                <text:p>0.419941</text:p>
              </table:table-cell>
              <table:table-cell office:value-type="float" office:value="-0.00529971">
                <text:p>-0.005299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0982415">
                <text:p>-0.0982415</text:p>
              </table:table-cell>
              <table:table-cell office:value-type="float" office:value="-0.652032">
                <text:p>-0.652032</text:p>
              </table:table-cell>
              <table:table-cell office:value-type="float" office:value="-0.115803">
                <text:p>-0.115803</text:p>
              </table:table-cell>
              <table:table-cell office:value-type="float" office:value="1.79744">
                <text:p>1.79744</text:p>
              </table:table-cell>
              <table:table-cell office:value-type="float" office:value="-0.0359693">
                <text:p>-0.0359693</text:p>
              </table:table-cell>
              <table:table-cell office:value-type="float" office:value="0.419937">
                <text:p>0.419937</text:p>
              </table:table-cell>
              <table:table-cell office:value-type="float" office:value="-0.00538815">
                <text:p>-0.00538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0998539">
                <text:p>-0.0998539</text:p>
              </table:table-cell>
              <table:table-cell office:value-type="float" office:value="-0.652095">
                <text:p>-0.652095</text:p>
              </table:table-cell>
              <table:table-cell office:value-type="float" office:value="-0.117703">
                <text:p>-0.117703</text:p>
              </table:table-cell>
              <table:table-cell office:value-type="float" office:value="1.79736">
                <text:p>1.79736</text:p>
              </table:table-cell>
              <table:table-cell office:value-type="float" office:value="-0.0365592">
                <text:p>-0.0365592</text:p>
              </table:table-cell>
              <table:table-cell office:value-type="float" office:value="0.419932">
                <text:p>0.419932</text:p>
              </table:table-cell>
              <table:table-cell office:value-type="float" office:value="-0.00547645">
                <text:p>-0.005476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101464">
                <text:p>-0.101464</text:p>
              </table:table-cell>
              <table:table-cell office:value-type="float" office:value="-0.652159">
                <text:p>-0.652159</text:p>
              </table:table-cell>
              <table:table-cell office:value-type="float" office:value="-0.1196">
                <text:p>-0.1196</text:p>
              </table:table-cell>
              <table:table-cell office:value-type="float" office:value="1.79727">
                <text:p>1.79727</text:p>
              </table:table-cell>
              <table:table-cell office:value-type="float" office:value="-0.0371482">
                <text:p>-0.0371482</text:p>
              </table:table-cell>
              <table:table-cell office:value-type="float" office:value="0.419927">
                <text:p>0.419927</text:p>
              </table:table-cell>
              <table:table-cell office:value-type="float" office:value="-0.0055646">
                <text:p>-0.0055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103071">
                <text:p>-0.103071</text:p>
              </table:table-cell>
              <table:table-cell office:value-type="float" office:value="-0.652223">
                <text:p>-0.652223</text:p>
              </table:table-cell>
              <table:table-cell office:value-type="float" office:value="-0.121495">
                <text:p>-0.121495</text:p>
              </table:table-cell>
              <table:table-cell office:value-type="float" office:value="1.79718">
                <text:p>1.79718</text:p>
              </table:table-cell>
              <table:table-cell office:value-type="float" office:value="-0.0377362">
                <text:p>-0.0377362</text:p>
              </table:table-cell>
              <table:table-cell office:value-type="float" office:value="0.419922">
                <text:p>0.419922</text:p>
              </table:table-cell>
              <table:table-cell office:value-type="float" office:value="-0.00565261">
                <text:p>-0.005652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104675">
                <text:p>-0.104675</text:p>
              </table:table-cell>
              <table:table-cell office:value-type="float" office:value="-0.652288">
                <text:p>-0.652288</text:p>
              </table:table-cell>
              <table:table-cell office:value-type="float" office:value="-0.123386">
                <text:p>-0.123386</text:p>
              </table:table-cell>
              <table:table-cell office:value-type="float" office:value="1.79709">
                <text:p>1.79709</text:p>
              </table:table-cell>
              <table:table-cell office:value-type="float" office:value="-0.0383232">
                <text:p>-0.0383232</text:p>
              </table:table-cell>
              <table:table-cell office:value-type="float" office:value="0.419917">
                <text:p>0.419917</text:p>
              </table:table-cell>
              <table:table-cell office:value-type="float" office:value="-0.00574047">
                <text:p>-0.005740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0.106277">
                <text:p>-0.106277</text:p>
              </table:table-cell>
              <table:table-cell office:value-type="float" office:value="-0.652354">
                <text:p>-0.652354</text:p>
              </table:table-cell>
              <table:table-cell office:value-type="float" office:value="-0.125274">
                <text:p>-0.125274</text:p>
              </table:table-cell>
              <table:table-cell office:value-type="float" office:value="1.797">
                <text:p>1.797</text:p>
              </table:table-cell>
              <table:table-cell office:value-type="float" office:value="-0.0389092">
                <text:p>-0.0389092</text:p>
              </table:table-cell>
              <table:table-cell office:value-type="float" office:value="0.419912">
                <text:p>0.419912</text:p>
              </table:table-cell>
              <table:table-cell office:value-type="float" office:value="-0.00582817">
                <text:p>-0.00582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0.107876">
                <text:p>-0.107876</text:p>
              </table:table-cell>
              <table:table-cell office:value-type="float" office:value="-0.652421">
                <text:p>-0.652421</text:p>
              </table:table-cell>
              <table:table-cell office:value-type="float" office:value="-0.127159">
                <text:p>-0.127159</text:p>
              </table:table-cell>
              <table:table-cell office:value-type="float" office:value="1.79691">
                <text:p>1.79691</text:p>
              </table:table-cell>
              <table:table-cell office:value-type="float" office:value="-0.0394941">
                <text:p>-0.0394941</text:p>
              </table:table-cell>
              <table:table-cell office:value-type="float" office:value="0.419907">
                <text:p>0.419907</text:p>
              </table:table-cell>
              <table:table-cell office:value-type="float" office:value="-0.00591573">
                <text:p>-0.005915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0.109473">
                <text:p>-0.109473</text:p>
              </table:table-cell>
              <table:table-cell office:value-type="float" office:value="-0.652489">
                <text:p>-0.652489</text:p>
              </table:table-cell>
              <table:table-cell office:value-type="float" office:value="-0.129041">
                <text:p>-0.129041</text:p>
              </table:table-cell>
              <table:table-cell office:value-type="float" office:value="1.79681">
                <text:p>1.79681</text:p>
              </table:table-cell>
              <table:table-cell office:value-type="float" office:value="-0.0400781">
                <text:p>-0.0400781</text:p>
              </table:table-cell>
              <table:table-cell office:value-type="float" office:value="0.419902">
                <text:p>0.419902</text:p>
              </table:table-cell>
              <table:table-cell office:value-type="float" office:value="-0.00600313">
                <text:p>-0.00600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111066">
                <text:p>-0.111066</text:p>
              </table:table-cell>
              <table:table-cell office:value-type="float" office:value="-0.652558">
                <text:p>-0.652558</text:p>
              </table:table-cell>
              <table:table-cell office:value-type="float" office:value="-0.130919">
                <text:p>-0.130919</text:p>
              </table:table-cell>
              <table:table-cell office:value-type="float" office:value="1.79672">
                <text:p>1.79672</text:p>
              </table:table-cell>
              <table:table-cell office:value-type="float" office:value="-0.0406611">
                <text:p>-0.0406611</text:p>
              </table:table-cell>
              <table:table-cell office:value-type="float" office:value="0.419896">
                <text:p>0.419896</text:p>
              </table:table-cell>
              <table:table-cell office:value-type="float" office:value="-0.00609037">
                <text:p>-0.00609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112657">
                <text:p>-0.112657</text:p>
              </table:table-cell>
              <table:table-cell office:value-type="float" office:value="-0.652627">
                <text:p>-0.652627</text:p>
              </table:table-cell>
              <table:table-cell office:value-type="float" office:value="-0.132795">
                <text:p>-0.132795</text:p>
              </table:table-cell>
              <table:table-cell office:value-type="float" office:value="1.79662">
                <text:p>1.79662</text:p>
              </table:table-cell>
              <table:table-cell office:value-type="float" office:value="-0.0412429">
                <text:p>-0.0412429</text:p>
              </table:table-cell>
              <table:table-cell office:value-type="float" office:value="0.419891">
                <text:p>0.419891</text:p>
              </table:table-cell>
              <table:table-cell office:value-type="float" office:value="-0.00617746">
                <text:p>-0.006177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114245">
                <text:p>-0.114245</text:p>
              </table:table-cell>
              <table:table-cell office:value-type="float" office:value="-0.652697">
                <text:p>-0.652697</text:p>
              </table:table-cell>
              <table:table-cell office:value-type="float" office:value="-0.134667">
                <text:p>-0.134667</text:p>
              </table:table-cell>
              <table:table-cell office:value-type="float" office:value="1.79652">
                <text:p>1.79652</text:p>
              </table:table-cell>
              <table:table-cell office:value-type="float" office:value="-0.0418238">
                <text:p>-0.0418238</text:p>
              </table:table-cell>
              <table:table-cell office:value-type="float" office:value="0.419885">
                <text:p>0.419885</text:p>
              </table:table-cell>
              <table:table-cell office:value-type="float" office:value="-0.00626439">
                <text:p>-0.00626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11583">
                <text:p>-0.11583</text:p>
              </table:table-cell>
              <table:table-cell office:value-type="float" office:value="-0.652768">
                <text:p>-0.652768</text:p>
              </table:table-cell>
              <table:table-cell office:value-type="float" office:value="-0.136535">
                <text:p>-0.136535</text:p>
              </table:table-cell>
              <table:table-cell office:value-type="float" office:value="1.79642">
                <text:p>1.79642</text:p>
              </table:table-cell>
              <table:table-cell office:value-type="float" office:value="-0.0424035">
                <text:p>-0.0424035</text:p>
              </table:table-cell>
              <table:table-cell office:value-type="float" office:value="0.419879">
                <text:p>0.419879</text:p>
              </table:table-cell>
              <table:table-cell office:value-type="float" office:value="-0.00635115">
                <text:p>-0.006351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117413">
                <text:p>-0.117413</text:p>
              </table:table-cell>
              <table:table-cell office:value-type="float" office:value="-0.65284">
                <text:p>-0.65284</text:p>
              </table:table-cell>
              <table:table-cell office:value-type="float" office:value="-0.1384">
                <text:p>-0.1384</text:p>
              </table:table-cell>
              <table:table-cell office:value-type="float" office:value="1.79632">
                <text:p>1.79632</text:p>
              </table:table-cell>
              <table:table-cell office:value-type="float" office:value="-0.0429822">
                <text:p>-0.0429822</text:p>
              </table:table-cell>
              <table:table-cell office:value-type="float" office:value="0.419873">
                <text:p>0.419873</text:p>
              </table:table-cell>
              <table:table-cell office:value-type="float" office:value="-0.00643776">
                <text:p>-0.006437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118992">
                <text:p>-0.118992</text:p>
              </table:table-cell>
              <table:table-cell office:value-type="float" office:value="-0.652912">
                <text:p>-0.652912</text:p>
              </table:table-cell>
              <table:table-cell office:value-type="float" office:value="-0.140262">
                <text:p>-0.140262</text:p>
              </table:table-cell>
              <table:table-cell office:value-type="float" office:value="1.79622">
                <text:p>1.79622</text:p>
              </table:table-cell>
              <table:table-cell office:value-type="float" office:value="-0.0435598">
                <text:p>-0.0435598</text:p>
              </table:table-cell>
              <table:table-cell office:value-type="float" office:value="0.419867">
                <text:p>0.419867</text:p>
              </table:table-cell>
              <table:table-cell office:value-type="float" office:value="-0.0065242">
                <text:p>-0.0065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120568">
                <text:p>-0.120568</text:p>
              </table:table-cell>
              <table:table-cell office:value-type="float" office:value="-0.652985">
                <text:p>-0.652985</text:p>
              </table:table-cell>
              <table:table-cell office:value-type="float" office:value="-0.14212">
                <text:p>-0.14212</text:p>
              </table:table-cell>
              <table:table-cell office:value-type="float" office:value="1.79612">
                <text:p>1.79612</text:p>
              </table:table-cell>
              <table:table-cell office:value-type="float" office:value="-0.0441363">
                <text:p>-0.0441363</text:p>
              </table:table-cell>
              <table:table-cell office:value-type="float" office:value="0.419861">
                <text:p>0.419861</text:p>
              </table:table-cell>
              <table:table-cell office:value-type="float" office:value="-0.00661047">
                <text:p>-0.006610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122142">
                <text:p>-0.122142</text:p>
              </table:table-cell>
              <table:table-cell office:value-type="float" office:value="-0.65306">
                <text:p>-0.65306</text:p>
              </table:table-cell>
              <table:table-cell office:value-type="float" office:value="-0.143974">
                <text:p>-0.143974</text:p>
              </table:table-cell>
              <table:table-cell office:value-type="float" office:value="1.79602">
                <text:p>1.79602</text:p>
              </table:table-cell>
              <table:table-cell office:value-type="float" office:value="-0.0447117">
                <text:p>-0.0447117</text:p>
              </table:table-cell>
              <table:table-cell office:value-type="float" office:value="0.419855">
                <text:p>0.419855</text:p>
              </table:table-cell>
              <table:table-cell office:value-type="float" office:value="-0.00669657">
                <text:p>-0.006696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123712">
                <text:p>-0.123712</text:p>
              </table:table-cell>
              <table:table-cell office:value-type="float" office:value="-0.653134">
                <text:p>-0.653134</text:p>
              </table:table-cell>
              <table:table-cell office:value-type="float" office:value="-0.145826">
                <text:p>-0.145826</text:p>
              </table:table-cell>
              <table:table-cell office:value-type="float" office:value="1.79591">
                <text:p>1.79591</text:p>
              </table:table-cell>
              <table:table-cell office:value-type="float" office:value="-0.0452859">
                <text:p>-0.0452859</text:p>
              </table:table-cell>
              <table:table-cell office:value-type="float" office:value="0.419849">
                <text:p>0.419849</text:p>
              </table:table-cell>
              <table:table-cell office:value-type="float" office:value="-0.00678251">
                <text:p>-0.006782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12528">
                <text:p>-0.12528</text:p>
              </table:table-cell>
              <table:table-cell office:value-type="float" office:value="-0.65321">
                <text:p>-0.65321</text:p>
              </table:table-cell>
              <table:table-cell office:value-type="float" office:value="-0.147673">
                <text:p>-0.147673</text:p>
              </table:table-cell>
              <table:table-cell office:value-type="float" office:value="1.79581">
                <text:p>1.79581</text:p>
              </table:table-cell>
              <table:table-cell office:value-type="float" office:value="-0.0458591">
                <text:p>-0.0458591</text:p>
              </table:table-cell>
              <table:table-cell office:value-type="float" office:value="0.419842">
                <text:p>0.419842</text:p>
              </table:table-cell>
              <table:table-cell office:value-type="float" office:value="-0.00686828">
                <text:p>-0.006868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126844">
                <text:p>-0.126844</text:p>
              </table:table-cell>
              <table:table-cell office:value-type="float" office:value="-0.653286">
                <text:p>-0.653286</text:p>
              </table:table-cell>
              <table:table-cell office:value-type="float" office:value="-0.149517">
                <text:p>-0.149517</text:p>
              </table:table-cell>
              <table:table-cell office:value-type="float" office:value="1.7957">
                <text:p>1.7957</text:p>
              </table:table-cell>
              <table:table-cell office:value-type="float" office:value="-0.046431">
                <text:p>-0.046431</text:p>
              </table:table-cell>
              <table:table-cell office:value-type="float" office:value="0.419836">
                <text:p>0.419836</text:p>
              </table:table-cell>
              <table:table-cell office:value-type="float" office:value="-0.00695387">
                <text:p>-0.00695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128405">
                <text:p>-0.128405</text:p>
              </table:table-cell>
              <table:table-cell office:value-type="float" office:value="-0.653363">
                <text:p>-0.653363</text:p>
              </table:table-cell>
              <table:table-cell office:value-type="float" office:value="-0.151357">
                <text:p>-0.151357</text:p>
              </table:table-cell>
              <table:table-cell office:value-type="float" office:value="1.79559">
                <text:p>1.79559</text:p>
              </table:table-cell>
              <table:table-cell office:value-type="float" office:value="-0.0470019">
                <text:p>-0.0470019</text:p>
              </table:table-cell>
              <table:table-cell office:value-type="float" office:value="0.419829">
                <text:p>0.419829</text:p>
              </table:table-cell>
              <table:table-cell office:value-type="float" office:value="-0.00703929">
                <text:p>-0.00703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129963">
                <text:p>-0.129963</text:p>
              </table:table-cell>
              <table:table-cell office:value-type="float" office:value="-0.653441">
                <text:p>-0.653441</text:p>
              </table:table-cell>
              <table:table-cell office:value-type="float" office:value="-0.153194">
                <text:p>-0.153194</text:p>
              </table:table-cell>
              <table:table-cell office:value-type="float" office:value="1.79548">
                <text:p>1.79548</text:p>
              </table:table-cell>
              <table:table-cell office:value-type="float" office:value="-0.0475715">
                <text:p>-0.0475715</text:p>
              </table:table-cell>
              <table:table-cell office:value-type="float" office:value="0.419823">
                <text:p>0.419823</text:p>
              </table:table-cell>
              <table:table-cell office:value-type="float" office:value="-0.00712453">
                <text:p>-0.007124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131518">
                <text:p>-0.131518</text:p>
              </table:table-cell>
              <table:table-cell office:value-type="float" office:value="-0.653519">
                <text:p>-0.653519</text:p>
              </table:table-cell>
              <table:table-cell office:value-type="float" office:value="-0.155026">
                <text:p>-0.155026</text:p>
              </table:table-cell>
              <table:table-cell office:value-type="float" office:value="1.79537">
                <text:p>1.79537</text:p>
              </table:table-cell>
              <table:table-cell office:value-type="float" office:value="-0.04814">
                <text:p>-0.04814</text:p>
              </table:table-cell>
              <table:table-cell office:value-type="float" office:value="0.419816">
                <text:p>0.419816</text:p>
              </table:table-cell>
              <table:table-cell office:value-type="float" office:value="-0.0072096">
                <text:p>-0.00720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13307">
                <text:p>-0.13307</text:p>
              </table:table-cell>
              <table:table-cell office:value-type="float" office:value="-0.653599">
                <text:p>-0.653599</text:p>
              </table:table-cell>
              <table:table-cell office:value-type="float" office:value="-0.156856">
                <text:p>-0.156856</text:p>
              </table:table-cell>
              <table:table-cell office:value-type="float" office:value="1.79526">
                <text:p>1.79526</text:p>
              </table:table-cell>
              <table:table-cell office:value-type="float" office:value="-0.0487073">
                <text:p>-0.0487073</text:p>
              </table:table-cell>
              <table:table-cell office:value-type="float" office:value="0.419809">
                <text:p>0.419809</text:p>
              </table:table-cell>
              <table:table-cell office:value-type="float" office:value="-0.00729449">
                <text:p>-0.00729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134618">
                <text:p>-0.134618</text:p>
              </table:table-cell>
              <table:table-cell office:value-type="float" office:value="-0.653679">
                <text:p>-0.653679</text:p>
              </table:table-cell>
              <table:table-cell office:value-type="float" office:value="-0.158681">
                <text:p>-0.158681</text:p>
              </table:table-cell>
              <table:table-cell office:value-type="float" office:value="1.79515">
                <text:p>1.79515</text:p>
              </table:table-cell>
              <table:table-cell office:value-type="float" office:value="-0.0492734">
                <text:p>-0.0492734</text:p>
              </table:table-cell>
              <table:table-cell office:value-type="float" office:value="0.419802">
                <text:p>0.419802</text:p>
              </table:table-cell>
              <table:table-cell office:value-type="float" office:value="-0.0073792">
                <text:p>-0.00737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136164">
                <text:p>-0.136164</text:p>
              </table:table-cell>
              <table:table-cell office:value-type="float" office:value="-0.653759">
                <text:p>-0.653759</text:p>
              </table:table-cell>
              <table:table-cell office:value-type="float" office:value="-0.160502">
                <text:p>-0.160502</text:p>
              </table:table-cell>
              <table:table-cell office:value-type="float" office:value="1.79503">
                <text:p>1.79503</text:p>
              </table:table-cell>
              <table:table-cell office:value-type="float" office:value="-0.0498383">
                <text:p>-0.0498383</text:p>
              </table:table-cell>
              <table:table-cell office:value-type="float" office:value="0.419795">
                <text:p>0.419795</text:p>
              </table:table-cell>
              <table:table-cell office:value-type="float" office:value="-0.00746372">
                <text:p>-0.007463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653841">
                <text:p>-0.653841</text:p>
              </table:table-cell>
              <table:table-cell office:value-type="float" office:value="-0.16232">
                <text:p>-0.16232</text:p>
              </table:table-cell>
              <table:table-cell office:value-type="float" office:value="1.79492">
                <text:p>1.79492</text:p>
              </table:table-cell>
              <table:table-cell office:value-type="float" office:value="-0.050402">
                <text:p>-0.050402</text:p>
              </table:table-cell>
              <table:table-cell office:value-type="float" office:value="0.419788">
                <text:p>0.419788</text:p>
              </table:table-cell>
              <table:table-cell office:value-type="float" office:value="-0.00754807">
                <text:p>-0.007548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139244">
                <text:p>-0.139244</text:p>
              </table:table-cell>
              <table:table-cell office:value-type="float" office:value="-0.653923">
                <text:p>-0.653923</text:p>
              </table:table-cell>
              <table:table-cell office:value-type="float" office:value="-0.164134">
                <text:p>-0.164134</text:p>
              </table:table-cell>
              <table:table-cell office:value-type="float" office:value="1.7948">
                <text:p>1.7948</text:p>
              </table:table-cell>
              <table:table-cell office:value-type="float" office:value="-0.0509644">
                <text:p>-0.0509644</text:p>
              </table:table-cell>
              <table:table-cell office:value-type="float" office:value="0.419781">
                <text:p>0.419781</text:p>
              </table:table-cell>
              <table:table-cell office:value-type="float" office:value="-0.00763223">
                <text:p>-0.007632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14078">
                <text:p>-0.14078</text:p>
              </table:table-cell>
              <table:table-cell office:value-type="float" office:value="-0.654005">
                <text:p>-0.654005</text:p>
              </table:table-cell>
              <table:table-cell office:value-type="float" office:value="-0.165944">
                <text:p>-0.165944</text:p>
              </table:table-cell>
              <table:table-cell office:value-type="float" office:value="1.79469">
                <text:p>1.79469</text:p>
              </table:table-cell>
              <table:table-cell office:value-type="float" office:value="-0.0515256">
                <text:p>-0.0515256</text:p>
              </table:table-cell>
              <table:table-cell office:value-type="float" office:value="0.419773">
                <text:p>0.419773</text:p>
              </table:table-cell>
              <table:table-cell office:value-type="float" office:value="-0.00771621">
                <text:p>-0.007716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142312">
                <text:p>-0.142312</text:p>
              </table:table-cell>
              <table:table-cell office:value-type="float" office:value="-0.654089">
                <text:p>-0.654089</text:p>
              </table:table-cell>
              <table:table-cell office:value-type="float" office:value="-0.16775">
                <text:p>-0.16775</text:p>
              </table:table-cell>
              <table:table-cell office:value-type="float" office:value="1.79457">
                <text:p>1.79457</text:p>
              </table:table-cell>
              <table:table-cell office:value-type="float" office:value="-0.0520856">
                <text:p>-0.0520856</text:p>
              </table:table-cell>
              <table:table-cell office:value-type="float" office:value="0.419766">
                <text:p>0.419766</text:p>
              </table:table-cell>
              <table:table-cell office:value-type="float" office:value="-0.0078">
                <text:p>-0.0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143841">
                <text:p>-0.143841</text:p>
              </table:table-cell>
              <table:table-cell office:value-type="float" office:value="-0.654173">
                <text:p>-0.654173</text:p>
              </table:table-cell>
              <table:table-cell office:value-type="float" office:value="-0.169552">
                <text:p>-0.169552</text:p>
              </table:table-cell>
              <table:table-cell office:value-type="float" office:value="1.79445">
                <text:p>1.79445</text:p>
              </table:table-cell>
              <table:table-cell office:value-type="float" office:value="-0.0526443">
                <text:p>-0.0526443</text:p>
              </table:table-cell>
              <table:table-cell office:value-type="float" office:value="0.419758">
                <text:p>0.419758</text:p>
              </table:table-cell>
              <table:table-cell office:value-type="float" office:value="-0.0078836">
                <text:p>-0.0078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145366">
                <text:p>-0.145366</text:p>
              </table:table-cell>
              <table:table-cell office:value-type="float" office:value="-0.654258">
                <text:p>-0.654258</text:p>
              </table:table-cell>
              <table:table-cell office:value-type="float" office:value="-0.17135">
                <text:p>-0.17135</text:p>
              </table:table-cell>
              <table:table-cell office:value-type="float" office:value="1.79433">
                <text:p>1.79433</text:p>
              </table:table-cell>
              <table:table-cell office:value-type="float" office:value="-0.0532018">
                <text:p>-0.0532018</text:p>
              </table:table-cell>
              <table:table-cell office:value-type="float" office:value="0.419751">
                <text:p>0.419751</text:p>
              </table:table-cell>
              <table:table-cell office:value-type="float" office:value="-0.00796702">
                <text:p>-0.007967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146888">
                <text:p>-0.146888</text:p>
              </table:table-cell>
              <table:table-cell office:value-type="float" office:value="-0.654343">
                <text:p>-0.654343</text:p>
              </table:table-cell>
              <table:table-cell office:value-type="float" office:value="-0.173144">
                <text:p>-0.173144</text:p>
              </table:table-cell>
              <table:table-cell office:value-type="float" office:value="1.79421">
                <text:p>1.79421</text:p>
              </table:table-cell>
              <table:table-cell office:value-type="float" office:value="-0.053758">
                <text:p>-0.053758</text:p>
              </table:table-cell>
              <table:table-cell office:value-type="float" office:value="0.419743">
                <text:p>0.419743</text:p>
              </table:table-cell>
              <table:table-cell office:value-type="float" office:value="-0.00805024">
                <text:p>-0.008050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148407">
                <text:p>-0.148407</text:p>
              </table:table-cell>
              <table:table-cell office:value-type="float" office:value="-0.654429">
                <text:p>-0.654429</text:p>
              </table:table-cell>
              <table:table-cell office:value-type="float" office:value="-0.174934">
                <text:p>-0.174934</text:p>
              </table:table-cell>
              <table:table-cell office:value-type="float" office:value="1.79409">
                <text:p>1.79409</text:p>
              </table:table-cell>
              <table:table-cell office:value-type="float" office:value="-0.054313">
                <text:p>-0.054313</text:p>
              </table:table-cell>
              <table:table-cell office:value-type="float" office:value="0.419735">
                <text:p>0.419735</text:p>
              </table:table-cell>
              <table:table-cell office:value-type="float" office:value="-0.00813327">
                <text:p>-0.00813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149922">
                <text:p>-0.149922</text:p>
              </table:table-cell>
              <table:table-cell office:value-type="float" office:value="-0.654516">
                <text:p>-0.654516</text:p>
              </table:table-cell>
              <table:table-cell office:value-type="float" office:value="-0.17672">
                <text:p>-0.17672</text:p>
              </table:table-cell>
              <table:table-cell office:value-type="float" office:value="1.79397">
                <text:p>1.79397</text:p>
              </table:table-cell>
              <table:table-cell office:value-type="float" office:value="-0.0548666">
                <text:p>-0.0548666</text:p>
              </table:table-cell>
              <table:table-cell office:value-type="float" office:value="0.419727">
                <text:p>0.419727</text:p>
              </table:table-cell>
              <table:table-cell office:value-type="float" office:value="-0.00821611">
                <text:p>-0.008216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151434">
                <text:p>-0.151434</text:p>
              </table:table-cell>
              <table:table-cell office:value-type="float" office:value="-0.654603">
                <text:p>-0.654603</text:p>
              </table:table-cell>
              <table:table-cell office:value-type="float" office:value="-0.178502">
                <text:p>-0.178502</text:p>
              </table:table-cell>
              <table:table-cell office:value-type="float" office:value="1.79384">
                <text:p>1.79384</text:p>
              </table:table-cell>
              <table:table-cell office:value-type="float" office:value="-0.055419">
                <text:p>-0.055419</text:p>
              </table:table-cell>
              <table:table-cell office:value-type="float" office:value="0.419719">
                <text:p>0.419719</text:p>
              </table:table-cell>
              <table:table-cell office:value-type="float" office:value="-0.00829876">
                <text:p>-0.008298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152942">
                <text:p>-0.152942</text:p>
              </table:table-cell>
              <table:table-cell office:value-type="float" office:value="-0.654691">
                <text:p>-0.654691</text:p>
              </table:table-cell>
              <table:table-cell office:value-type="float" office:value="-0.180279">
                <text:p>-0.180279</text:p>
              </table:table-cell>
              <table:table-cell office:value-type="float" office:value="1.79372">
                <text:p>1.79372</text:p>
              </table:table-cell>
              <table:table-cell office:value-type="float" office:value="-0.05597">
                <text:p>-0.05597</text:p>
              </table:table-cell>
              <table:table-cell office:value-type="float" office:value="0.419711">
                <text:p>0.419711</text:p>
              </table:table-cell>
              <table:table-cell office:value-type="float" office:value="-0.00838121">
                <text:p>-0.008381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154447">
                <text:p>-0.154447</text:p>
              </table:table-cell>
              <table:table-cell office:value-type="float" office:value="-0.65478">
                <text:p>-0.65478</text:p>
              </table:table-cell>
              <table:table-cell office:value-type="float" office:value="-0.182053">
                <text:p>-0.182053</text:p>
              </table:table-cell>
              <table:table-cell office:value-type="float" office:value="1.79359">
                <text:p>1.79359</text:p>
              </table:table-cell>
              <table:table-cell office:value-type="float" office:value="-0.0565198">
                <text:p>-0.0565198</text:p>
              </table:table-cell>
              <table:table-cell office:value-type="float" office:value="0.419703">
                <text:p>0.419703</text:p>
              </table:table-cell>
              <table:table-cell office:value-type="float" office:value="-0.00846347">
                <text:p>-0.008463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155948">
                <text:p>-0.155948</text:p>
              </table:table-cell>
              <table:table-cell office:value-type="float" office:value="-0.654869">
                <text:p>-0.654869</text:p>
              </table:table-cell>
              <table:table-cell office:value-type="float" office:value="-0.183822">
                <text:p>-0.183822</text:p>
              </table:table-cell>
              <table:table-cell office:value-type="float" office:value="1.79347">
                <text:p>1.79347</text:p>
              </table:table-cell>
              <table:table-cell office:value-type="float" office:value="-0.0570682">
                <text:p>-0.0570682</text:p>
              </table:table-cell>
              <table:table-cell office:value-type="float" office:value="0.419695">
                <text:p>0.419695</text:p>
              </table:table-cell>
              <table:table-cell office:value-type="float" office:value="-0.00854553">
                <text:p>-0.008545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157445">
                <text:p>-0.157445</text:p>
              </table:table-cell>
              <table:table-cell office:value-type="float" office:value="-0.654959">
                <text:p>-0.654959</text:p>
              </table:table-cell>
              <table:table-cell office:value-type="float" office:value="-0.185588">
                <text:p>-0.185588</text:p>
              </table:table-cell>
              <table:table-cell office:value-type="float" office:value="1.79334">
                <text:p>1.79334</text:p>
              </table:table-cell>
              <table:table-cell office:value-type="float" office:value="-0.0576153">
                <text:p>-0.0576153</text:p>
              </table:table-cell>
              <table:table-cell office:value-type="float" office:value="0.419687">
                <text:p>0.419687</text:p>
              </table:table-cell>
              <table:table-cell office:value-type="float" office:value="-0.00862739">
                <text:p>-0.008627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158939">
                <text:p>-0.158939</text:p>
              </table:table-cell>
              <table:table-cell office:value-type="float" office:value="-0.655049">
                <text:p>-0.655049</text:p>
              </table:table-cell>
              <table:table-cell office:value-type="float" office:value="-0.187349">
                <text:p>-0.187349</text:p>
              </table:table-cell>
              <table:table-cell office:value-type="float" office:value="1.79321">
                <text:p>1.79321</text:p>
              </table:table-cell>
              <table:table-cell office:value-type="float" office:value="-0.0581611">
                <text:p>-0.0581611</text:p>
              </table:table-cell>
              <table:table-cell office:value-type="float" office:value="0.419678">
                <text:p>0.419678</text:p>
              </table:table-cell>
              <table:table-cell office:value-type="float" office:value="-0.00870905">
                <text:p>-0.00870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16043">
                <text:p>-0.16043</text:p>
              </table:table-cell>
              <table:table-cell office:value-type="float" office:value="-0.65514">
                <text:p>-0.65514</text:p>
              </table:table-cell>
              <table:table-cell office:value-type="float" office:value="-0.189106">
                <text:p>-0.189106</text:p>
              </table:table-cell>
              <table:table-cell office:value-type="float" office:value="1.79308">
                <text:p>1.79308</text:p>
              </table:table-cell>
              <table:table-cell office:value-type="float" office:value="-0.0587055">
                <text:p>-0.0587055</text:p>
              </table:table-cell>
              <table:table-cell office:value-type="float" office:value="0.41967">
                <text:p>0.41967</text:p>
              </table:table-cell>
              <table:table-cell office:value-type="float" office:value="-0.00879051">
                <text:p>-0.00879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161917">
                <text:p>-0.161917</text:p>
              </table:table-cell>
              <table:table-cell office:value-type="float" office:value="-0.655232">
                <text:p>-0.655232</text:p>
              </table:table-cell>
              <table:table-cell office:value-type="float" office:value="-0.190858">
                <text:p>-0.190858</text:p>
              </table:table-cell>
              <table:table-cell office:value-type="float" office:value="1.79295">
                <text:p>1.79295</text:p>
              </table:table-cell>
              <table:table-cell office:value-type="float" office:value="-0.0592486">
                <text:p>-0.0592486</text:p>
              </table:table-cell>
              <table:table-cell office:value-type="float" office:value="0.419661">
                <text:p>0.419661</text:p>
              </table:table-cell>
              <table:table-cell office:value-type="float" office:value="-0.00887177">
                <text:p>-0.008871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161816">
                <text:p>-0.161816</text:p>
              </table:table-cell>
              <table:table-cell office:value-type="float" office:value="-0.65522">
                <text:p>-0.65522</text:p>
              </table:table-cell>
              <table:table-cell office:value-type="float" office:value="-0.190741">
                <text:p>-0.190741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21">
                <text:p>-0.0592121</text:p>
              </table:table-cell>
              <table:table-cell office:value-type="float" office:value="0.419667">
                <text:p>0.419667</text:p>
              </table:table-cell>
              <table:table-cell office:value-type="float" office:value="-0.00886629">
                <text:p>-0.008866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9">
                <text:p>-0.190749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6">
                <text:p>-0.0592146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6">
                <text:p>-0.00886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0.160202">
                <text:p>-0.160202</text:p>
              </table:table-cell>
              <table:table-cell office:value-type="float" office:value="-0.655655">
                <text:p>-0.655655</text:p>
              </table:table-cell>
              <table:table-cell office:value-type="float" office:value="-0.188756">
                <text:p>-0.188756</text:p>
              </table:table-cell>
              <table:table-cell office:value-type="float" office:value="1.79237">
                <text:p>1.79237</text:p>
              </table:table-cell>
              <table:table-cell office:value-type="float" office:value="-0.0586107">
                <text:p>-0.0586107</text:p>
              </table:table-cell>
              <table:table-cell office:value-type="float" office:value="0.419237">
                <text:p>0.419237</text:p>
              </table:table-cell>
              <table:table-cell office:value-type="float" office:value="-0.00877655">
                <text:p>-0.008776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0.158689">
                <text:p>-0.158689</text:p>
              </table:table-cell>
              <table:table-cell office:value-type="float" office:value="-0.656049">
                <text:p>-0.656049</text:p>
              </table:table-cell>
              <table:table-cell office:value-type="float" office:value="-0.186896">
                <text:p>-0.186896</text:p>
              </table:table-cell>
              <table:table-cell office:value-type="float" office:value="1.79182">
                <text:p>1.79182</text:p>
              </table:table-cell>
              <table:table-cell office:value-type="float" office:value="-0.0580476">
                <text:p>-0.0580476</text:p>
              </table:table-cell>
              <table:table-cell office:value-type="float" office:value="0.418845">
                <text:p>0.418845</text:p>
              </table:table-cell>
              <table:table-cell office:value-type="float" office:value="-0.00869245">
                <text:p>-0.008692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0.157167">
                <text:p>-0.157167</text:p>
              </table:table-cell>
              <table:table-cell office:value-type="float" office:value="-0.656449">
                <text:p>-0.656449</text:p>
              </table:table-cell>
              <table:table-cell office:value-type="float" office:value="-0.185024">
                <text:p>-0.185024</text:p>
              </table:table-cell>
              <table:table-cell office:value-type="float" office:value="1.79127">
                <text:p>1.79127</text:p>
              </table:table-cell>
              <table:table-cell office:value-type="float" office:value="-0.0574813">
                <text:p>-0.0574813</text:p>
              </table:table-cell>
              <table:table-cell office:value-type="float" office:value="0.418448">
                <text:p>0.418448</text:p>
              </table:table-cell>
              <table:table-cell office:value-type="float" office:value="-0.0086078">
                <text:p>-0.00860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0.155644">
                <text:p>-0.155644</text:p>
              </table:table-cell>
              <table:table-cell office:value-type="float" office:value="-0.656851">
                <text:p>-0.656851</text:p>
              </table:table-cell>
              <table:table-cell office:value-type="float" office:value="-0.183149">
                <text:p>-0.183149</text:p>
              </table:table-cell>
              <table:table-cell office:value-type="float" office:value="1.79071">
                <text:p>1.79071</text:p>
              </table:table-cell>
              <table:table-cell office:value-type="float" office:value="-0.0569147">
                <text:p>-0.0569147</text:p>
              </table:table-cell>
              <table:table-cell office:value-type="float" office:value="0.418052">
                <text:p>0.418052</text:p>
              </table:table-cell>
              <table:table-cell office:value-type="float" office:value="-0.00852304">
                <text:p>-0.008523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0.154119">
                <text:p>-0.154119</text:p>
              </table:table-cell>
              <table:table-cell office:value-type="float" office:value="-0.657254">
                <text:p>-0.657254</text:p>
              </table:table-cell>
              <table:table-cell office:value-type="float" office:value="-0.18127">
                <text:p>-0.18127</text:p>
              </table:table-cell>
              <table:table-cell office:value-type="float" office:value="1.79015">
                <text:p>1.79015</text:p>
              </table:table-cell>
              <table:table-cell office:value-type="float" office:value="-0.0563476">
                <text:p>-0.0563476</text:p>
              </table:table-cell>
              <table:table-cell office:value-type="float" office:value="0.417654">
                <text:p>0.417654</text:p>
              </table:table-cell>
              <table:table-cell office:value-type="float" office:value="-0.00843815">
                <text:p>-0.008438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0.152591">
                <text:p>-0.152591</text:p>
              </table:table-cell>
              <table:table-cell office:value-type="float" office:value="-0.657659">
                <text:p>-0.657659</text:p>
              </table:table-cell>
              <table:table-cell office:value-type="float" office:value="-0.179388">
                <text:p>-0.179388</text:p>
              </table:table-cell>
              <table:table-cell office:value-type="float" office:value="1.7896">
                <text:p>1.7896</text:p>
              </table:table-cell>
              <table:table-cell office:value-type="float" office:value="-0.0557801">
                <text:p>-0.0557801</text:p>
              </table:table-cell>
              <table:table-cell office:value-type="float" office:value="0.417256">
                <text:p>0.417256</text:p>
              </table:table-cell>
              <table:table-cell office:value-type="float" office:value="-0.00835313">
                <text:p>-0.008353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0.151063">
                <text:p>-0.151063</text:p>
              </table:table-cell>
              <table:table-cell office:value-type="float" office:value="-0.658065">
                <text:p>-0.658065</text:p>
              </table:table-cell>
              <table:table-cell office:value-type="float" office:value="-0.177502">
                <text:p>-0.177502</text:p>
              </table:table-cell>
              <table:table-cell office:value-type="float" office:value="1.78903">
                <text:p>1.78903</text:p>
              </table:table-cell>
              <table:table-cell office:value-type="float" office:value="-0.0552122">
                <text:p>-0.0552122</text:p>
              </table:table-cell>
              <table:table-cell office:value-type="float" office:value="0.416858">
                <text:p>0.416858</text:p>
              </table:table-cell>
              <table:table-cell office:value-type="float" office:value="-0.00826798">
                <text:p>-0.008267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0.149532">
                <text:p>-0.149532</text:p>
              </table:table-cell>
              <table:table-cell office:value-type="float" office:value="-0.658473">
                <text:p>-0.658473</text:p>
              </table:table-cell>
              <table:table-cell office:value-type="float" office:value="-0.175613">
                <text:p>-0.175613</text:p>
              </table:table-cell>
              <table:table-cell office:value-type="float" office:value="1.78847">
                <text:p>1.78847</text:p>
              </table:table-cell>
              <table:table-cell office:value-type="float" office:value="-0.0546438">
                <text:p>-0.0546438</text:p>
              </table:table-cell>
              <table:table-cell office:value-type="float" office:value="0.416458">
                <text:p>0.416458</text:p>
              </table:table-cell>
              <table:table-cell office:value-type="float" office:value="-0.00818271">
                <text:p>-0.008182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0.147999">
                <text:p>-0.147999</text:p>
              </table:table-cell>
              <table:table-cell office:value-type="float" office:value="-0.658883">
                <text:p>-0.658883</text:p>
              </table:table-cell>
              <table:table-cell office:value-type="float" office:value="-0.173721">
                <text:p>-0.173721</text:p>
              </table:table-cell>
              <table:table-cell office:value-type="float" office:value="1.7879">
                <text:p>1.7879</text:p>
              </table:table-cell>
              <table:table-cell office:value-type="float" office:value="-0.054075">
                <text:p>-0.054075</text:p>
              </table:table-cell>
              <table:table-cell office:value-type="float" office:value="0.416058">
                <text:p>0.416058</text:p>
              </table:table-cell>
              <table:table-cell office:value-type="float" office:value="-0.00809731">
                <text:p>-0.008097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0.146465">
                <text:p>-0.146465</text:p>
              </table:table-cell>
              <table:table-cell office:value-type="float" office:value="-0.659294">
                <text:p>-0.659294</text:p>
              </table:table-cell>
              <table:table-cell office:value-type="float" office:value="-0.171825">
                <text:p>-0.171825</text:p>
              </table:table-cell>
              <table:table-cell office:value-type="float" office:value="1.78734">
                <text:p>1.78734</text:p>
              </table:table-cell>
              <table:table-cell office:value-type="float" office:value="-0.0535058">
                <text:p>-0.0535058</text:p>
              </table:table-cell>
              <table:table-cell office:value-type="float" office:value="0.415657">
                <text:p>0.415657</text:p>
              </table:table-cell>
              <table:table-cell office:value-type="float" office:value="-0.00801179">
                <text:p>-0.008011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144929">
                <text:p>-0.144929</text:p>
              </table:table-cell>
              <table:table-cell office:value-type="float" office:value="-0.659707">
                <text:p>-0.659707</text:p>
              </table:table-cell>
              <table:table-cell office:value-type="float" office:value="-0.169926">
                <text:p>-0.169926</text:p>
              </table:table-cell>
              <table:table-cell office:value-type="float" office:value="1.78677">
                <text:p>1.78677</text:p>
              </table:table-cell>
              <table:table-cell office:value-type="float" office:value="-0.0529363">
                <text:p>-0.0529363</text:p>
              </table:table-cell>
              <table:table-cell office:value-type="float" office:value="0.415256">
                <text:p>0.415256</text:p>
              </table:table-cell>
              <table:table-cell office:value-type="float" office:value="-0.00792615">
                <text:p>-0.007926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143392">
                <text:p>-0.143392</text:p>
              </table:table-cell>
              <table:table-cell office:value-type="float" office:value="-0.660121">
                <text:p>-0.660121</text:p>
              </table:table-cell>
              <table:table-cell office:value-type="float" office:value="-0.168024">
                <text:p>-0.168024</text:p>
              </table:table-cell>
              <table:table-cell office:value-type="float" office:value="1.78619">
                <text:p>1.78619</text:p>
              </table:table-cell>
              <table:table-cell office:value-type="float" office:value="-0.0523664">
                <text:p>-0.0523664</text:p>
              </table:table-cell>
              <table:table-cell office:value-type="float" office:value="0.414854">
                <text:p>0.414854</text:p>
              </table:table-cell>
              <table:table-cell office:value-type="float" office:value="-0.0078404">
                <text:p>-0.00784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0.141853">
                <text:p>-0.141853</text:p>
              </table:table-cell>
              <table:table-cell office:value-type="float" office:value="-0.660537">
                <text:p>-0.660537</text:p>
              </table:table-cell>
              <table:table-cell office:value-type="float" office:value="-0.166118">
                <text:p>-0.166118</text:p>
              </table:table-cell>
              <table:table-cell office:value-type="float" office:value="1.78562">
                <text:p>1.78562</text:p>
              </table:table-cell>
              <table:table-cell office:value-type="float" office:value="-0.0517962">
                <text:p>-0.0517962</text:p>
              </table:table-cell>
              <table:table-cell office:value-type="float" office:value="0.414451">
                <text:p>0.414451</text:p>
              </table:table-cell>
              <table:table-cell office:value-type="float" office:value="-0.00775452">
                <text:p>-0.007754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0.140312">
                <text:p>-0.140312</text:p>
              </table:table-cell>
              <table:table-cell office:value-type="float" office:value="-0.660955">
                <text:p>-0.660955</text:p>
              </table:table-cell>
              <table:table-cell office:value-type="float" office:value="-0.16421">
                <text:p>-0.16421</text:p>
              </table:table-cell>
              <table:table-cell office:value-type="float" office:value="1.78504">
                <text:p>1.78504</text:p>
              </table:table-cell>
              <table:table-cell office:value-type="float" office:value="-0.0512256">
                <text:p>-0.0512256</text:p>
              </table:table-cell>
              <table:table-cell office:value-type="float" office:value="0.414048">
                <text:p>0.414048</text:p>
              </table:table-cell>
              <table:table-cell office:value-type="float" office:value="-0.00766853">
                <text:p>-0.007668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0.13877">
                <text:p>-0.13877</text:p>
              </table:table-cell>
              <table:table-cell office:value-type="float" office:value="-0.661374">
                <text:p>-0.661374</text:p>
              </table:table-cell>
              <table:table-cell office:value-type="float" office:value="-0.162298">
                <text:p>-0.162298</text:p>
              </table:table-cell>
              <table:table-cell office:value-type="float" office:value="1.78446">
                <text:p>1.78446</text:p>
              </table:table-cell>
              <table:table-cell office:value-type="float" office:value="-0.0506547">
                <text:p>-0.0506547</text:p>
              </table:table-cell>
              <table:table-cell office:value-type="float" office:value="0.413645">
                <text:p>0.413645</text:p>
              </table:table-cell>
              <table:table-cell office:value-type="float" office:value="-0.00758243">
                <text:p>-0.007582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0.137227">
                <text:p>-0.137227</text:p>
              </table:table-cell>
              <table:table-cell office:value-type="float" office:value="-0.661795">
                <text:p>-0.661795</text:p>
              </table:table-cell>
              <table:table-cell office:value-type="float" office:value="-0.160383">
                <text:p>-0.160383</text:p>
              </table:table-cell>
              <table:table-cell office:value-type="float" office:value="1.78388">
                <text:p>1.78388</text:p>
              </table:table-cell>
              <table:table-cell office:value-type="float" office:value="-0.0500835">
                <text:p>-0.0500835</text:p>
              </table:table-cell>
              <table:table-cell office:value-type="float" office:value="0.41324">
                <text:p>0.41324</text:p>
              </table:table-cell>
              <table:table-cell office:value-type="float" office:value="-0.00749622">
                <text:p>-0.007496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0.135682">
                <text:p>-0.135682</text:p>
              </table:table-cell>
              <table:table-cell office:value-type="float" office:value="-0.662217">
                <text:p>-0.662217</text:p>
              </table:table-cell>
              <table:table-cell office:value-type="float" office:value="-0.158465">
                <text:p>-0.158465</text:p>
              </table:table-cell>
              <table:table-cell office:value-type="float" office:value="1.7833">
                <text:p>1.7833</text:p>
              </table:table-cell>
              <table:table-cell office:value-type="float" office:value="-0.049512">
                <text:p>-0.049512</text:p>
              </table:table-cell>
              <table:table-cell office:value-type="float" office:value="0.412836">
                <text:p>0.412836</text:p>
              </table:table-cell>
              <table:table-cell office:value-type="float" office:value="-0.0074099">
                <text:p>-0.00740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0.134135">
                <text:p>-0.134135</text:p>
              </table:table-cell>
              <table:table-cell office:value-type="float" office:value="-0.662641">
                <text:p>-0.662641</text:p>
              </table:table-cell>
              <table:table-cell office:value-type="float" office:value="-0.156545">
                <text:p>-0.156545</text:p>
              </table:table-cell>
              <table:table-cell office:value-type="float" office:value="1.78271">
                <text:p>1.78271</text:p>
              </table:table-cell>
              <table:table-cell office:value-type="float" office:value="-0.0489403">
                <text:p>-0.0489403</text:p>
              </table:table-cell>
              <table:table-cell office:value-type="float" office:value="0.41243">
                <text:p>0.41243</text:p>
              </table:table-cell>
              <table:table-cell office:value-type="float" office:value="-0.00732348">
                <text:p>-0.007323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0.132588">
                <text:p>-0.132588</text:p>
              </table:table-cell>
              <table:table-cell office:value-type="float" office:value="-0.663066">
                <text:p>-0.663066</text:p>
              </table:table-cell>
              <table:table-cell office:value-type="float" office:value="-0.154621">
                <text:p>-0.154621</text:p>
              </table:table-cell>
              <table:table-cell office:value-type="float" office:value="1.78213">
                <text:p>1.78213</text:p>
              </table:table-cell>
              <table:table-cell office:value-type="float" office:value="-0.0483682">
                <text:p>-0.0483682</text:p>
              </table:table-cell>
              <table:table-cell office:value-type="float" office:value="0.412024">
                <text:p>0.412024</text:p>
              </table:table-cell>
              <table:table-cell office:value-type="float" office:value="-0.00723695">
                <text:p>-0.007236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0.131039">
                <text:p>-0.131039</text:p>
              </table:table-cell>
              <table:table-cell office:value-type="float" office:value="-0.663493">
                <text:p>-0.663493</text:p>
              </table:table-cell>
              <table:table-cell office:value-type="float" office:value="-0.152695">
                <text:p>-0.152695</text:p>
              </table:table-cell>
              <table:table-cell office:value-type="float" office:value="1.78154">
                <text:p>1.78154</text:p>
              </table:table-cell>
              <table:table-cell office:value-type="float" office:value="-0.047796">
                <text:p>-0.047796</text:p>
              </table:table-cell>
              <table:table-cell office:value-type="float" office:value="0.411618">
                <text:p>0.411618</text:p>
              </table:table-cell>
              <table:table-cell office:value-type="float" office:value="-0.00715032">
                <text:p>-0.007150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0.129488">
                <text:p>-0.129488</text:p>
              </table:table-cell>
              <table:table-cell office:value-type="float" office:value="-0.663922">
                <text:p>-0.663922</text:p>
              </table:table-cell>
              <table:table-cell office:value-type="float" office:value="-0.150765">
                <text:p>-0.150765</text:p>
              </table:table-cell>
              <table:table-cell office:value-type="float" office:value="1.78095">
                <text:p>1.78095</text:p>
              </table:table-cell>
              <table:table-cell office:value-type="float" office:value="-0.0472235">
                <text:p>-0.0472235</text:p>
              </table:table-cell>
              <table:table-cell office:value-type="float" office:value="0.411211">
                <text:p>0.411211</text:p>
              </table:table-cell>
              <table:table-cell office:value-type="float" office:value="-0.00706359">
                <text:p>-0.007063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127937">
                <text:p>-0.127937</text:p>
              </table:table-cell>
              <table:table-cell office:value-type="float" office:value="-0.664352">
                <text:p>-0.664352</text:p>
              </table:table-cell>
              <table:table-cell office:value-type="float" office:value="-0.148833">
                <text:p>-0.148833</text:p>
              </table:table-cell>
              <table:table-cell office:value-type="float" office:value="1.78036">
                <text:p>1.78036</text:p>
              </table:table-cell>
              <table:table-cell office:value-type="float" office:value="-0.0466509">
                <text:p>-0.0466509</text:p>
              </table:table-cell>
              <table:table-cell office:value-type="float" office:value="0.410804">
                <text:p>0.410804</text:p>
              </table:table-cell>
              <table:table-cell office:value-type="float" office:value="-0.00697676">
                <text:p>-0.006976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126384">
                <text:p>-0.126384</text:p>
              </table:table-cell>
              <table:table-cell office:value-type="float" office:value="-0.664783">
                <text:p>-0.664783</text:p>
              </table:table-cell>
              <table:table-cell office:value-type="float" office:value="-0.146898">
                <text:p>-0.146898</text:p>
              </table:table-cell>
              <table:table-cell office:value-type="float" office:value="1.77976">
                <text:p>1.77976</text:p>
              </table:table-cell>
              <table:table-cell office:value-type="float" office:value="-0.046078">
                <text:p>-0.046078</text:p>
              </table:table-cell>
              <table:table-cell office:value-type="float" office:value="0.410396">
                <text:p>0.410396</text:p>
              </table:table-cell>
              <table:table-cell office:value-type="float" office:value="-0.00688984">
                <text:p>-0.00688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12483">
                <text:p>-0.12483</text:p>
              </table:table-cell>
              <table:table-cell office:value-type="float" office:value="-0.665216">
                <text:p>-0.665216</text:p>
              </table:table-cell>
              <table:table-cell office:value-type="float" office:value="-0.144961">
                <text:p>-0.144961</text:p>
              </table:table-cell>
              <table:table-cell office:value-type="float" office:value="1.77916">
                <text:p>1.77916</text:p>
              </table:table-cell>
              <table:table-cell office:value-type="float" office:value="-0.045505">
                <text:p>-0.045505</text:p>
              </table:table-cell>
              <table:table-cell office:value-type="float" office:value="0.409988">
                <text:p>0.409988</text:p>
              </table:table-cell>
              <table:table-cell office:value-type="float" office:value="-0.00680282">
                <text:p>-0.006802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123275">
                <text:p>-0.123275</text:p>
              </table:table-cell>
              <table:table-cell office:value-type="float" office:value="-0.665651">
                <text:p>-0.665651</text:p>
              </table:table-cell>
              <table:table-cell office:value-type="float" office:value="-0.14302">
                <text:p>-0.14302</text:p>
              </table:table-cell>
              <table:table-cell office:value-type="float" office:value="1.77857">
                <text:p>1.77857</text:p>
              </table:table-cell>
              <table:table-cell office:value-type="float" office:value="-0.0449318">
                <text:p>-0.0449318</text:p>
              </table:table-cell>
              <table:table-cell office:value-type="float" office:value="0.409579">
                <text:p>0.409579</text:p>
              </table:table-cell>
              <table:table-cell office:value-type="float" office:value="-0.00671572">
                <text:p>-0.006715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12172">
                <text:p>-0.12172</text:p>
              </table:table-cell>
              <table:table-cell office:value-type="float" office:value="-0.666087">
                <text:p>-0.666087</text:p>
              </table:table-cell>
              <table:table-cell office:value-type="float" office:value="-0.141078">
                <text:p>-0.141078</text:p>
              </table:table-cell>
              <table:table-cell office:value-type="float" office:value="1.77797">
                <text:p>1.77797</text:p>
              </table:table-cell>
              <table:table-cell office:value-type="float" office:value="-0.0443584">
                <text:p>-0.0443584</text:p>
              </table:table-cell>
              <table:table-cell office:value-type="float" office:value="0.40917">
                <text:p>0.40917</text:p>
              </table:table-cell>
              <table:table-cell office:value-type="float" office:value="-0.00662852">
                <text:p>-0.006628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0.120163">
                <text:p>-0.120163</text:p>
              </table:table-cell>
              <table:table-cell office:value-type="float" office:value="-0.666524">
                <text:p>-0.666524</text:p>
              </table:table-cell>
              <table:table-cell office:value-type="float" office:value="-0.139132">
                <text:p>-0.139132</text:p>
              </table:table-cell>
              <table:table-cell office:value-type="float" office:value="1.77736">
                <text:p>1.77736</text:p>
              </table:table-cell>
              <table:table-cell office:value-type="float" office:value="-0.043785">
                <text:p>-0.043785</text:p>
              </table:table-cell>
              <table:table-cell office:value-type="float" office:value="0.408761">
                <text:p>0.408761</text:p>
              </table:table-cell>
              <table:table-cell office:value-type="float" office:value="-0.00654124">
                <text:p>-0.006541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0.118605">
                <text:p>-0.118605</text:p>
              </table:table-cell>
              <table:table-cell office:value-type="float" office:value="-0.666963">
                <text:p>-0.666963</text:p>
              </table:table-cell>
              <table:table-cell office:value-type="float" office:value="-0.137184">
                <text:p>-0.137184</text:p>
              </table:table-cell>
              <table:table-cell office:value-type="float" office:value="1.77676">
                <text:p>1.77676</text:p>
              </table:table-cell>
              <table:table-cell office:value-type="float" office:value="-0.0432114">
                <text:p>-0.0432114</text:p>
              </table:table-cell>
              <table:table-cell office:value-type="float" office:value="0.408351">
                <text:p>0.408351</text:p>
              </table:table-cell>
              <table:table-cell office:value-type="float" office:value="-0.00645387">
                <text:p>-0.006453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0.117046">
                <text:p>-0.117046</text:p>
              </table:table-cell>
              <table:table-cell office:value-type="float" office:value="-0.667403">
                <text:p>-0.667403</text:p>
              </table:table-cell>
              <table:table-cell office:value-type="float" office:value="-0.135234">
                <text:p>-0.135234</text:p>
              </table:table-cell>
              <table:table-cell office:value-type="float" office:value="1.77616">
                <text:p>1.77616</text:p>
              </table:table-cell>
              <table:table-cell office:value-type="float" office:value="-0.0426377">
                <text:p>-0.0426377</text:p>
              </table:table-cell>
              <table:table-cell office:value-type="float" office:value="0.407941">
                <text:p>0.407941</text:p>
              </table:table-cell>
              <table:table-cell office:value-type="float" office:value="-0.00636642">
                <text:p>-0.006366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115486">
                <text:p>-0.115486</text:p>
              </table:table-cell>
              <table:table-cell office:value-type="float" office:value="-0.667845">
                <text:p>-0.667845</text:p>
              </table:table-cell>
              <table:table-cell office:value-type="float" office:value="-0.133281">
                <text:p>-0.133281</text:p>
              </table:table-cell>
              <table:table-cell office:value-type="float" office:value="1.77555">
                <text:p>1.77555</text:p>
              </table:table-cell>
              <table:table-cell office:value-type="float" office:value="-0.042064">
                <text:p>-0.042064</text:p>
              </table:table-cell>
              <table:table-cell office:value-type="float" office:value="0.407531">
                <text:p>0.407531</text:p>
              </table:table-cell>
              <table:table-cell office:value-type="float" office:value="-0.00627889">
                <text:p>-0.006278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113926">
                <text:p>-0.113926</text:p>
              </table:table-cell>
              <table:table-cell office:value-type="float" office:value="-0.668288">
                <text:p>-0.668288</text:p>
              </table:table-cell>
              <table:table-cell office:value-type="float" office:value="-0.131326">
                <text:p>-0.131326</text:p>
              </table:table-cell>
              <table:table-cell office:value-type="float" office:value="1.77494">
                <text:p>1.77494</text:p>
              </table:table-cell>
              <table:table-cell office:value-type="float" office:value="-0.0414901">
                <text:p>-0.0414901</text:p>
              </table:table-cell>
              <table:table-cell office:value-type="float" office:value="0.40712">
                <text:p>0.40712</text:p>
              </table:table-cell>
              <table:table-cell office:value-type="float" office:value="-0.00619128">
                <text:p>-0.006191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112364">
                <text:p>-0.112364</text:p>
              </table:table-cell>
              <table:table-cell office:value-type="float" office:value="-0.668733">
                <text:p>-0.668733</text:p>
              </table:table-cell>
              <table:table-cell office:value-type="float" office:value="-0.129369">
                <text:p>-0.129369</text:p>
              </table:table-cell>
              <table:table-cell office:value-type="float" office:value="1.77433">
                <text:p>1.77433</text:p>
              </table:table-cell>
              <table:table-cell office:value-type="float" office:value="-0.0409163">
                <text:p>-0.0409163</text:p>
              </table:table-cell>
              <table:table-cell office:value-type="float" office:value="0.406709">
                <text:p>0.406709</text:p>
              </table:table-cell>
              <table:table-cell office:value-type="float" office:value="-0.0061036">
                <text:p>-0.00610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110802">
                <text:p>-0.110802</text:p>
              </table:table-cell>
              <table:table-cell office:value-type="float" office:value="-0.669179">
                <text:p>-0.669179</text:p>
              </table:table-cell>
              <table:table-cell office:value-type="float" office:value="-0.127409">
                <text:p>-0.127409</text:p>
              </table:table-cell>
              <table:table-cell office:value-type="float" office:value="1.77372">
                <text:p>1.77372</text:p>
              </table:table-cell>
              <table:table-cell office:value-type="float" office:value="-0.0403424">
                <text:p>-0.0403424</text:p>
              </table:table-cell>
              <table:table-cell office:value-type="float" office:value="0.406298">
                <text:p>0.406298</text:p>
              </table:table-cell>
              <table:table-cell office:value-type="float" office:value="-0.00601584">
                <text:p>-0.006015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0.109239">
                <text:p>-0.109239</text:p>
              </table:table-cell>
              <table:table-cell office:value-type="float" office:value="-0.669626">
                <text:p>-0.669626</text:p>
              </table:table-cell>
              <table:table-cell office:value-type="float" office:value="-0.125447">
                <text:p>-0.125447</text:p>
              </table:table-cell>
              <table:table-cell office:value-type="float" office:value="1.7731">
                <text:p>1.7731</text:p>
              </table:table-cell>
              <table:table-cell office:value-type="float" office:value="-0.0397685">
                <text:p>-0.0397685</text:p>
              </table:table-cell>
              <table:table-cell office:value-type="float" office:value="0.405886">
                <text:p>0.405886</text:p>
              </table:table-cell>
              <table:table-cell office:value-type="float" office:value="-0.00592801">
                <text:p>-0.005928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107676">
                <text:p>-0.107676</text:p>
              </table:table-cell>
              <table:table-cell office:value-type="float" office:value="-0.670075">
                <text:p>-0.670075</text:p>
              </table:table-cell>
              <table:table-cell office:value-type="float" office:value="-0.123483">
                <text:p>-0.123483</text:p>
              </table:table-cell>
              <table:table-cell office:value-type="float" office:value="1.77249">
                <text:p>1.77249</text:p>
              </table:table-cell>
              <table:table-cell office:value-type="float" office:value="-0.0391946">
                <text:p>-0.0391946</text:p>
              </table:table-cell>
              <table:table-cell office:value-type="float" office:value="0.405474">
                <text:p>0.405474</text:p>
              </table:table-cell>
              <table:table-cell office:value-type="float" office:value="-0.00584012">
                <text:p>-0.005840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0.106112">
                <text:p>-0.106112</text:p>
              </table:table-cell>
              <table:table-cell office:value-type="float" office:value="-0.670525">
                <text:p>-0.670525</text:p>
              </table:table-cell>
              <table:table-cell office:value-type="float" office:value="-0.121517">
                <text:p>-0.121517</text:p>
              </table:table-cell>
              <table:table-cell office:value-type="float" office:value="1.77187">
                <text:p>1.77187</text:p>
              </table:table-cell>
              <table:table-cell office:value-type="float" office:value="-0.0386207">
                <text:p>-0.0386207</text:p>
              </table:table-cell>
              <table:table-cell office:value-type="float" office:value="0.405062">
                <text:p>0.405062</text:p>
              </table:table-cell>
              <table:table-cell office:value-type="float" office:value="-0.00575216">
                <text:p>-0.005752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0.104547">
                <text:p>-0.104547</text:p>
              </table:table-cell>
              <table:table-cell office:value-type="float" office:value="-0.670976">
                <text:p>-0.670976</text:p>
              </table:table-cell>
              <table:table-cell office:value-type="float" office:value="-0.119549">
                <text:p>-0.119549</text:p>
              </table:table-cell>
              <table:table-cell office:value-type="float" office:value="1.77125">
                <text:p>1.77125</text:p>
              </table:table-cell>
              <table:table-cell office:value-type="float" office:value="-0.0380468">
                <text:p>-0.0380468</text:p>
              </table:table-cell>
              <table:table-cell office:value-type="float" office:value="0.40465">
                <text:p>0.40465</text:p>
              </table:table-cell>
              <table:table-cell office:value-type="float" office:value="-0.00566413">
                <text:p>-0.005664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102982">
                <text:p>-0.102982</text:p>
              </table:table-cell>
              <table:table-cell office:value-type="float" office:value="-0.671429">
                <text:p>-0.671429</text:p>
              </table:table-cell>
              <table:table-cell office:value-type="float" office:value="-0.117579">
                <text:p>-0.117579</text:p>
              </table:table-cell>
              <table:table-cell office:value-type="float" office:value="1.77063">
                <text:p>1.77063</text:p>
              </table:table-cell>
              <table:table-cell office:value-type="float" office:value="-0.037473">
                <text:p>-0.037473</text:p>
              </table:table-cell>
              <table:table-cell office:value-type="float" office:value="0.404238">
                <text:p>0.404238</text:p>
              </table:table-cell>
              <table:table-cell office:value-type="float" office:value="-0.00557604">
                <text:p>-0.005576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0.101416">
                <text:p>-0.101416</text:p>
              </table:table-cell>
              <table:table-cell office:value-type="float" office:value="-0.671883">
                <text:p>-0.671883</text:p>
              </table:table-cell>
              <table:table-cell office:value-type="float" office:value="-0.115607">
                <text:p>-0.115607</text:p>
              </table:table-cell>
              <table:table-cell office:value-type="float" office:value="1.77001">
                <text:p>1.77001</text:p>
              </table:table-cell>
              <table:table-cell office:value-type="float" office:value="-0.0368993">
                <text:p>-0.0368993</text:p>
              </table:table-cell>
              <table:table-cell office:value-type="float" office:value="0.403825">
                <text:p>0.403825</text:p>
              </table:table-cell>
              <table:table-cell office:value-type="float" office:value="-0.0054879">
                <text:p>-0.00548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0998502">
                <text:p>-0.0998502</text:p>
              </table:table-cell>
              <table:table-cell office:value-type="float" office:value="-0.672339">
                <text:p>-0.672339</text:p>
              </table:table-cell>
              <table:table-cell office:value-type="float" office:value="-0.113633">
                <text:p>-0.113633</text:p>
              </table:table-cell>
              <table:table-cell office:value-type="float" office:value="1.76938">
                <text:p>1.76938</text:p>
              </table:table-cell>
              <table:table-cell office:value-type="float" office:value="-0.0363256">
                <text:p>-0.0363256</text:p>
              </table:table-cell>
              <table:table-cell office:value-type="float" office:value="0.403412">
                <text:p>0.403412</text:p>
              </table:table-cell>
              <table:table-cell office:value-type="float" office:value="-0.00539969">
                <text:p>-0.005399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0.0982837">
                <text:p>-0.0982837</text:p>
              </table:table-cell>
              <table:table-cell office:value-type="float" office:value="-0.672795">
                <text:p>-0.672795</text:p>
              </table:table-cell>
              <table:table-cell office:value-type="float" office:value="-0.111657">
                <text:p>-0.111657</text:p>
              </table:table-cell>
              <table:table-cell office:value-type="float" office:value="1.76876">
                <text:p>1.76876</text:p>
              </table:table-cell>
              <table:table-cell office:value-type="float" office:value="-0.035752">
                <text:p>-0.035752</text:p>
              </table:table-cell>
              <table:table-cell office:value-type="float" office:value="0.402999">
                <text:p>0.402999</text:p>
              </table:table-cell>
              <table:table-cell office:value-type="float" office:value="-0.00531143">
                <text:p>-0.005311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0.0967168">
                <text:p>-0.0967168</text:p>
              </table:table-cell>
              <table:table-cell office:value-type="float" office:value="-0.673253">
                <text:p>-0.673253</text:p>
              </table:table-cell>
              <table:table-cell office:value-type="float" office:value="-0.10968">
                <text:p>-0.10968</text:p>
              </table:table-cell>
              <table:table-cell office:value-type="float" office:value="1.76813">
                <text:p>1.76813</text:p>
              </table:table-cell>
              <table:table-cell office:value-type="float" office:value="-0.0351786">
                <text:p>-0.0351786</text:p>
              </table:table-cell>
              <table:table-cell office:value-type="float" office:value="0.402586">
                <text:p>0.402586</text:p>
              </table:table-cell>
              <table:table-cell office:value-type="float" office:value="-0.00522312">
                <text:p>-0.005223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0.0951496">
                <text:p>-0.0951496</text:p>
              </table:table-cell>
              <table:table-cell office:value-type="float" office:value="-0.673713">
                <text:p>-0.673713</text:p>
              </table:table-cell>
              <table:table-cell office:value-type="float" office:value="-0.1077">
                <text:p>-0.1077</text:p>
              </table:table-cell>
              <table:table-cell office:value-type="float" office:value="1.7675">
                <text:p>1.7675</text:p>
              </table:table-cell>
              <table:table-cell office:value-type="float" office:value="-0.0346053">
                <text:p>-0.0346053</text:p>
              </table:table-cell>
              <table:table-cell office:value-type="float" office:value="0.402173">
                <text:p>0.402173</text:p>
              </table:table-cell>
              <table:table-cell office:value-type="float" office:value="-0.00513476">
                <text:p>-0.005134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0.0935822">
                <text:p>-0.0935822</text:p>
              </table:table-cell>
              <table:table-cell office:value-type="float" office:value="-0.674173">
                <text:p>-0.674173</text:p>
              </table:table-cell>
              <table:table-cell office:value-type="float" office:value="-0.105719">
                <text:p>-0.105719</text:p>
              </table:table-cell>
              <table:table-cell office:value-type="float" office:value="1.76688">
                <text:p>1.76688</text:p>
              </table:table-cell>
              <table:table-cell office:value-type="float" office:value="-0.0340321">
                <text:p>-0.0340321</text:p>
              </table:table-cell>
              <table:table-cell office:value-type="float" office:value="0.40176">
                <text:p>0.40176</text:p>
              </table:table-cell>
              <table:table-cell office:value-type="float" office:value="-0.00504636">
                <text:p>-0.005046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0.0920146">
                <text:p>-0.0920146</text:p>
              </table:table-cell>
              <table:table-cell office:value-type="float" office:value="-0.674635">
                <text:p>-0.674635</text:p>
              </table:table-cell>
              <table:table-cell office:value-type="float" office:value="-0.103737">
                <text:p>-0.103737</text:p>
              </table:table-cell>
              <table:table-cell office:value-type="float" office:value="1.76624">
                <text:p>1.76624</text:p>
              </table:table-cell>
              <table:table-cell office:value-type="float" office:value="-0.0334591">
                <text:p>-0.0334591</text:p>
              </table:table-cell>
              <table:table-cell office:value-type="float" office:value="0.401346">
                <text:p>0.401346</text:p>
              </table:table-cell>
              <table:table-cell office:value-type="float" office:value="-0.00495791">
                <text:p>-0.004957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0.0904468">
                <text:p>-0.0904468</text:p>
              </table:table-cell>
              <table:table-cell office:value-type="float" office:value="-0.675098">
                <text:p>-0.675098</text:p>
              </table:table-cell>
              <table:table-cell office:value-type="float" office:value="-0.101753">
                <text:p>-0.101753</text:p>
              </table:table-cell>
              <table:table-cell office:value-type="float" office:value="1.76561">
                <text:p>1.76561</text:p>
              </table:table-cell>
              <table:table-cell office:value-type="float" office:value="-0.0328863">
                <text:p>-0.0328863</text:p>
              </table:table-cell>
              <table:table-cell office:value-type="float" office:value="0.400933">
                <text:p>0.400933</text:p>
              </table:table-cell>
              <table:table-cell office:value-type="float" office:value="-0.00486941">
                <text:p>-0.004869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0.0888788">
                <text:p>-0.0888788</text:p>
              </table:table-cell>
              <table:table-cell office:value-type="float" office:value="-0.675562">
                <text:p>-0.675562</text:p>
              </table:table-cell>
              <table:table-cell office:value-type="float" office:value="-0.0997671">
                <text:p>-0.0997671</text:p>
              </table:table-cell>
              <table:table-cell office:value-type="float" office:value="1.76498">
                <text:p>1.76498</text:p>
              </table:table-cell>
              <table:table-cell office:value-type="float" office:value="-0.0323137">
                <text:p>-0.0323137</text:p>
              </table:table-cell>
              <table:table-cell office:value-type="float" office:value="0.400519">
                <text:p>0.400519</text:p>
              </table:table-cell>
              <table:table-cell office:value-type="float" office:value="-0.00478088">
                <text:p>-0.004780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0.0873108">
                <text:p>-0.0873108</text:p>
              </table:table-cell>
              <table:table-cell office:value-type="float" office:value="-0.676028">
                <text:p>-0.676028</text:p>
              </table:table-cell>
              <table:table-cell office:value-type="float" office:value="-0.0977799">
                <text:p>-0.0977799</text:p>
              </table:table-cell>
              <table:table-cell office:value-type="float" office:value="1.76434">
                <text:p>1.76434</text:p>
              </table:table-cell>
              <table:table-cell office:value-type="float" office:value="-0.0317413">
                <text:p>-0.0317413</text:p>
              </table:table-cell>
              <table:table-cell office:value-type="float" office:value="0.400106">
                <text:p>0.400106</text:p>
              </table:table-cell>
              <table:table-cell office:value-type="float" office:value="-0.0046923">
                <text:p>-0.00469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0.0857428">
                <text:p>-0.0857428</text:p>
              </table:table-cell>
              <table:table-cell office:value-type="float" office:value="-0.676494">
                <text:p>-0.676494</text:p>
              </table:table-cell>
              <table:table-cell office:value-type="float" office:value="-0.0957914">
                <text:p>-0.0957914</text:p>
              </table:table-cell>
              <table:table-cell office:value-type="float" office:value="1.76371">
                <text:p>1.76371</text:p>
              </table:table-cell>
              <table:table-cell office:value-type="float" office:value="-0.0311691">
                <text:p>-0.0311691</text:p>
              </table:table-cell>
              <table:table-cell office:value-type="float" office:value="0.399692">
                <text:p>0.399692</text:p>
              </table:table-cell>
              <table:table-cell office:value-type="float" office:value="-0.0046037">
                <text:p>-0.00460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0.0841748">
                <text:p>-0.0841748</text:p>
              </table:table-cell>
              <table:table-cell office:value-type="float" office:value="-0.676962">
                <text:p>-0.676962</text:p>
              </table:table-cell>
              <table:table-cell office:value-type="float" office:value="-0.0938015">
                <text:p>-0.0938015</text:p>
              </table:table-cell>
              <table:table-cell office:value-type="float" office:value="1.76307">
                <text:p>1.76307</text:p>
              </table:table-cell>
              <table:table-cell office:value-type="float" office:value="-0.0305971">
                <text:p>-0.0305971</text:p>
              </table:table-cell>
              <table:table-cell office:value-type="float" office:value="0.399279">
                <text:p>0.399279</text:p>
              </table:table-cell>
              <table:table-cell office:value-type="float" office:value="-0.00451506">
                <text:p>-0.004515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0.0826068">
                <text:p>-0.0826068</text:p>
              </table:table-cell>
              <table:table-cell office:value-type="float" office:value="-0.677431">
                <text:p>-0.677431</text:p>
              </table:table-cell>
              <table:table-cell office:value-type="float" office:value="-0.0918104">
                <text:p>-0.0918104</text:p>
              </table:table-cell>
              <table:table-cell office:value-type="float" office:value="1.76243">
                <text:p>1.76243</text:p>
              </table:table-cell>
              <table:table-cell office:value-type="float" office:value="-0.0300255">
                <text:p>-0.0300255</text:p>
              </table:table-cell>
              <table:table-cell office:value-type="float" office:value="0.398865">
                <text:p>0.398865</text:p>
              </table:table-cell>
              <table:table-cell office:value-type="float" office:value="-0.00442639">
                <text:p>-0.004426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0.0810389">
                <text:p>-0.0810389</text:p>
              </table:table-cell>
              <table:table-cell office:value-type="float" office:value="-0.677901">
                <text:p>-0.677901</text:p>
              </table:table-cell>
              <table:table-cell office:value-type="float" office:value="-0.089818">
                <text:p>-0.089818</text:p>
              </table:table-cell>
              <table:table-cell office:value-type="float" office:value="1.76179">
                <text:p>1.76179</text:p>
              </table:table-cell>
              <table:table-cell office:value-type="float" office:value="-0.0294541">
                <text:p>-0.0294541</text:p>
              </table:table-cell>
              <table:table-cell office:value-type="float" office:value="0.398452">
                <text:p>0.398452</text:p>
              </table:table-cell>
              <table:table-cell office:value-type="float" office:value="-0.00433769">
                <text:p>-0.004337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0794712">
                <text:p>-0.0794712</text:p>
              </table:table-cell>
              <table:table-cell office:value-type="float" office:value="-0.678372">
                <text:p>-0.678372</text:p>
              </table:table-cell>
              <table:table-cell office:value-type="float" office:value="-0.0878244">
                <text:p>-0.0878244</text:p>
              </table:table-cell>
              <table:table-cell office:value-type="float" office:value="1.76115">
                <text:p>1.76115</text:p>
              </table:table-cell>
              <table:table-cell office:value-type="float" office:value="-0.028883">
                <text:p>-0.028883</text:p>
              </table:table-cell>
              <table:table-cell office:value-type="float" office:value="0.398038">
                <text:p>0.398038</text:p>
              </table:table-cell>
              <table:table-cell office:value-type="float" office:value="-0.00424897">
                <text:p>-0.004248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0779037">
                <text:p>-0.0779037</text:p>
              </table:table-cell>
              <table:table-cell office:value-type="float" office:value="-0.678845">
                <text:p>-0.678845</text:p>
              </table:table-cell>
              <table:table-cell office:value-type="float" office:value="-0.0858297">
                <text:p>-0.0858297</text:p>
              </table:table-cell>
              <table:table-cell office:value-type="float" office:value="1.76051">
                <text:p>1.76051</text:p>
              </table:table-cell>
              <table:table-cell office:value-type="float" office:value="-0.0283122">
                <text:p>-0.0283122</text:p>
              </table:table-cell>
              <table:table-cell office:value-type="float" office:value="0.397625">
                <text:p>0.397625</text:p>
              </table:table-cell>
              <table:table-cell office:value-type="float" office:value="-0.00416022">
                <text:p>-0.004160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0763364">
                <text:p>-0.0763364</text:p>
              </table:table-cell>
              <table:table-cell office:value-type="float" office:value="-0.679318">
                <text:p>-0.679318</text:p>
              </table:table-cell>
              <table:table-cell office:value-type="float" office:value="-0.0838339">
                <text:p>-0.0838339</text:p>
              </table:table-cell>
              <table:table-cell office:value-type="float" office:value="1.75987">
                <text:p>1.75987</text:p>
              </table:table-cell>
              <table:table-cell office:value-type="float" office:value="-0.0277417">
                <text:p>-0.0277417</text:p>
              </table:table-cell>
              <table:table-cell office:value-type="float" office:value="0.397212">
                <text:p>0.397212</text:p>
              </table:table-cell>
              <table:table-cell office:value-type="float" office:value="-0.00407145">
                <text:p>-0.004071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0.0747694">
                <text:p>-0.0747694</text:p>
              </table:table-cell>
              <table:table-cell office:value-type="float" office:value="-0.679793">
                <text:p>-0.679793</text:p>
              </table:table-cell>
              <table:table-cell office:value-type="float" office:value="-0.0818372">
                <text:p>-0.0818372</text:p>
              </table:table-cell>
              <table:table-cell office:value-type="float" office:value="1.75922">
                <text:p>1.75922</text:p>
              </table:table-cell>
              <table:table-cell office:value-type="float" office:value="-0.0271716">
                <text:p>-0.0271716</text:p>
              </table:table-cell>
              <table:table-cell office:value-type="float" office:value="0.396799">
                <text:p>0.396799</text:p>
              </table:table-cell>
              <table:table-cell office:value-type="float" office:value="-0.00398267">
                <text:p>-0.003982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0.0732027">
                <text:p>-0.0732027</text:p>
              </table:table-cell>
              <table:table-cell office:value-type="float" office:value="-0.680268">
                <text:p>-0.680268</text:p>
              </table:table-cell>
              <table:table-cell office:value-type="float" office:value="-0.0798394">
                <text:p>-0.0798394</text:p>
              </table:table-cell>
              <table:table-cell office:value-type="float" office:value="1.75858">
                <text:p>1.75858</text:p>
              </table:table-cell>
              <table:table-cell office:value-type="float" office:value="-0.0266018">
                <text:p>-0.0266018</text:p>
              </table:table-cell>
              <table:table-cell office:value-type="float" office:value="0.396386">
                <text:p>0.396386</text:p>
              </table:table-cell>
              <table:table-cell office:value-type="float" office:value="-0.00389387">
                <text:p>-0.003893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0.0716365">
                <text:p>-0.0716365</text:p>
              </table:table-cell>
              <table:table-cell office:value-type="float" office:value="-0.680745">
                <text:p>-0.680745</text:p>
              </table:table-cell>
              <table:table-cell office:value-type="float" office:value="-0.0778408">
                <text:p>-0.0778408</text:p>
              </table:table-cell>
              <table:table-cell office:value-type="float" office:value="1.75793">
                <text:p>1.75793</text:p>
              </table:table-cell>
              <table:table-cell office:value-type="float" office:value="-0.0260324">
                <text:p>-0.0260324</text:p>
              </table:table-cell>
              <table:table-cell office:value-type="float" office:value="0.395973">
                <text:p>0.395973</text:p>
              </table:table-cell>
              <table:table-cell office:value-type="float" office:value="-0.00380506">
                <text:p>-0.003805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0.0700706">
                <text:p>-0.0700706</text:p>
              </table:table-cell>
              <table:table-cell office:value-type="float" office:value="-0.681223">
                <text:p>-0.681223</text:p>
              </table:table-cell>
              <table:table-cell office:value-type="float" office:value="-0.0758414">
                <text:p>-0.0758414</text:p>
              </table:table-cell>
              <table:table-cell office:value-type="float" office:value="1.75729">
                <text:p>1.75729</text:p>
              </table:table-cell>
              <table:table-cell office:value-type="float" office:value="-0.0254635">
                <text:p>-0.0254635</text:p>
              </table:table-cell>
              <table:table-cell office:value-type="float" office:value="0.39556">
                <text:p>0.39556</text:p>
              </table:table-cell>
              <table:table-cell office:value-type="float" office:value="-0.00371623">
                <text:p>-0.003716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0.0685052">
                <text:p>-0.0685052</text:p>
              </table:table-cell>
              <table:table-cell office:value-type="float" office:value="-0.681701">
                <text:p>-0.681701</text:p>
              </table:table-cell>
              <table:table-cell office:value-type="float" office:value="-0.0738411">
                <text:p>-0.0738411</text:p>
              </table:table-cell>
              <table:table-cell office:value-type="float" office:value="1.75664">
                <text:p>1.75664</text:p>
              </table:table-cell>
              <table:table-cell office:value-type="float" office:value="-0.0248949">
                <text:p>-0.0248949</text:p>
              </table:table-cell>
              <table:table-cell office:value-type="float" office:value="0.395148">
                <text:p>0.395148</text:p>
              </table:table-cell>
              <table:table-cell office:value-type="float" office:value="-0.0036274">
                <text:p>-0.00362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0.0669403">
                <text:p>-0.0669403</text:p>
              </table:table-cell>
              <table:table-cell office:value-type="float" office:value="-0.682181">
                <text:p>-0.682181</text:p>
              </table:table-cell>
              <table:table-cell office:value-type="float" office:value="-0.0718401">
                <text:p>-0.0718401</text:p>
              </table:table-cell>
              <table:table-cell office:value-type="float" office:value="1.75599">
                <text:p>1.75599</text:p>
              </table:table-cell>
              <table:table-cell office:value-type="float" office:value="-0.0243267">
                <text:p>-0.0243267</text:p>
              </table:table-cell>
              <table:table-cell office:value-type="float" office:value="0.394735">
                <text:p>0.394735</text:p>
              </table:table-cell>
              <table:table-cell office:value-type="float" office:value="-0.00353856">
                <text:p>-0.003538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0.065376">
                <text:p>-0.065376</text:p>
              </table:table-cell>
              <table:table-cell office:value-type="float" office:value="-0.682662">
                <text:p>-0.682662</text:p>
              </table:table-cell>
              <table:table-cell office:value-type="float" office:value="-0.0698385">
                <text:p>-0.0698385</text:p>
              </table:table-cell>
              <table:table-cell office:value-type="float" office:value="1.75534">
                <text:p>1.75534</text:p>
              </table:table-cell>
              <table:table-cell office:value-type="float" office:value="-0.023759">
                <text:p>-0.023759</text:p>
              </table:table-cell>
              <table:table-cell office:value-type="float" office:value="0.394323">
                <text:p>0.394323</text:p>
              </table:table-cell>
              <table:table-cell office:value-type="float" office:value="-0.00344972">
                <text:p>-0.003449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0.0638123">
                <text:p>-0.0638123</text:p>
              </table:table-cell>
              <table:table-cell office:value-type="float" office:value="-0.683143">
                <text:p>-0.683143</text:p>
              </table:table-cell>
              <table:table-cell office:value-type="float" office:value="-0.0678363">
                <text:p>-0.0678363</text:p>
              </table:table-cell>
              <table:table-cell office:value-type="float" office:value="1.75469">
                <text:p>1.75469</text:p>
              </table:table-cell>
              <table:table-cell office:value-type="float" office:value="-0.0231917">
                <text:p>-0.0231917</text:p>
              </table:table-cell>
              <table:table-cell office:value-type="float" office:value="0.393912">
                <text:p>0.393912</text:p>
              </table:table-cell>
              <table:table-cell office:value-type="float" office:value="-0.00336088">
                <text:p>-0.003360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0.0622493">
                <text:p>-0.0622493</text:p>
              </table:table-cell>
              <table:table-cell office:value-type="float" office:value="-0.683626">
                <text:p>-0.683626</text:p>
              </table:table-cell>
              <table:table-cell office:value-type="float" office:value="-0.0658335">
                <text:p>-0.0658335</text:p>
              </table:table-cell>
              <table:table-cell office:value-type="float" office:value="1.75404">
                <text:p>1.75404</text:p>
              </table:table-cell>
              <table:table-cell office:value-type="float" office:value="-0.0226249">
                <text:p>-0.0226249</text:p>
              </table:table-cell>
              <table:table-cell office:value-type="float" office:value="0.3935">
                <text:p>0.3935</text:p>
              </table:table-cell>
              <table:table-cell office:value-type="float" office:value="-0.00327204">
                <text:p>-0.003272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0.0606869">
                <text:p>-0.0606869</text:p>
              </table:table-cell>
              <table:table-cell office:value-type="float" office:value="-0.68411">
                <text:p>-0.68411</text:p>
              </table:table-cell>
              <table:table-cell office:value-type="float" office:value="-0.0638302">
                <text:p>-0.0638302</text:p>
              </table:table-cell>
              <table:table-cell office:value-type="float" office:value="1.75338">
                <text:p>1.75338</text:p>
              </table:table-cell>
              <table:table-cell office:value-type="float" office:value="-0.0220586">
                <text:p>-0.0220586</text:p>
              </table:table-cell>
              <table:table-cell office:value-type="float" office:value="0.393089">
                <text:p>0.393089</text:p>
              </table:table-cell>
              <table:table-cell office:value-type="float" office:value="-0.00318321">
                <text:p>-0.003183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0591253">
                <text:p>-0.0591253</text:p>
              </table:table-cell>
              <table:table-cell office:value-type="float" office:value="-0.684594">
                <text:p>-0.684594</text:p>
              </table:table-cell>
              <table:table-cell office:value-type="float" office:value="-0.0618264">
                <text:p>-0.0618264</text:p>
              </table:table-cell>
              <table:table-cell office:value-type="float" office:value="1.75273">
                <text:p>1.75273</text:p>
              </table:table-cell>
              <table:table-cell office:value-type="float" office:value="-0.0214928">
                <text:p>-0.0214928</text:p>
              </table:table-cell>
              <table:table-cell office:value-type="float" office:value="0.392678">
                <text:p>0.392678</text:p>
              </table:table-cell>
              <table:table-cell office:value-type="float" office:value="-0.00309438">
                <text:p>-0.003094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0575644">
                <text:p>-0.0575644</text:p>
              </table:table-cell>
              <table:table-cell office:value-type="float" office:value="-0.685079">
                <text:p>-0.685079</text:p>
              </table:table-cell>
              <table:table-cell office:value-type="float" office:value="-0.0598223">
                <text:p>-0.0598223</text:p>
              </table:table-cell>
              <table:table-cell office:value-type="float" office:value="1.75208">
                <text:p>1.75208</text:p>
              </table:table-cell>
              <table:table-cell office:value-type="float" office:value="-0.0209275">
                <text:p>-0.0209275</text:p>
              </table:table-cell>
              <table:table-cell office:value-type="float" office:value="0.392267">
                <text:p>0.392267</text:p>
              </table:table-cell>
              <table:table-cell office:value-type="float" office:value="-0.00300556">
                <text:p>-0.003005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0.0560044">
                <text:p>-0.0560044</text:p>
              </table:table-cell>
              <table:table-cell office:value-type="float" office:value="-0.685566">
                <text:p>-0.685566</text:p>
              </table:table-cell>
              <table:table-cell office:value-type="float" office:value="-0.0578179">
                <text:p>-0.0578179</text:p>
              </table:table-cell>
              <table:table-cell office:value-type="float" office:value="1.75142">
                <text:p>1.75142</text:p>
              </table:table-cell>
              <table:table-cell office:value-type="float" office:value="-0.0203627">
                <text:p>-0.0203627</text:p>
              </table:table-cell>
              <table:table-cell office:value-type="float" office:value="0.391857">
                <text:p>0.391857</text:p>
              </table:table-cell>
              <table:table-cell office:value-type="float" office:value="-0.00291676">
                <text:p>-0.002916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0.0544453">
                <text:p>-0.0544453</text:p>
              </table:table-cell>
              <table:table-cell office:value-type="float" office:value="-0.686053">
                <text:p>-0.686053</text:p>
              </table:table-cell>
              <table:table-cell office:value-type="float" office:value="-0.0558131">
                <text:p>-0.0558131</text:p>
              </table:table-cell>
              <table:table-cell office:value-type="float" office:value="1.75077">
                <text:p>1.75077</text:p>
              </table:table-cell>
              <table:table-cell office:value-type="float" office:value="-0.0197985">
                <text:p>-0.0197985</text:p>
              </table:table-cell>
              <table:table-cell office:value-type="float" office:value="0.391447">
                <text:p>0.391447</text:p>
              </table:table-cell>
              <table:table-cell office:value-type="float" office:value="-0.00282796">
                <text:p>-0.002827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0.0528871">
                <text:p>-0.0528871</text:p>
              </table:table-cell>
              <table:table-cell office:value-type="float" office:value="-0.686541">
                <text:p>-0.686541</text:p>
              </table:table-cell>
              <table:table-cell office:value-type="float" office:value="-0.0538082">
                <text:p>-0.0538082</text:p>
              </table:table-cell>
              <table:table-cell office:value-type="float" office:value="1.75011">
                <text:p>1.75011</text:p>
              </table:table-cell>
              <table:table-cell office:value-type="float" office:value="-0.0192348">
                <text:p>-0.0192348</text:p>
              </table:table-cell>
              <table:table-cell office:value-type="float" office:value="0.391037">
                <text:p>0.391037</text:p>
              </table:table-cell>
              <table:table-cell office:value-type="float" office:value="-0.00273919">
                <text:p>-0.002739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0.0513299">
                <text:p>-0.0513299</text:p>
              </table:table-cell>
              <table:table-cell office:value-type="float" office:value="-0.68703">
                <text:p>-0.68703</text:p>
              </table:table-cell>
              <table:table-cell office:value-type="float" office:value="-0.0518032">
                <text:p>-0.0518032</text:p>
              </table:table-cell>
              <table:table-cell office:value-type="float" office:value="1.74945">
                <text:p>1.74945</text:p>
              </table:table-cell>
              <table:table-cell office:value-type="float" office:value="-0.0186717">
                <text:p>-0.0186717</text:p>
              </table:table-cell>
              <table:table-cell office:value-type="float" office:value="0.390628">
                <text:p>0.390628</text:p>
              </table:table-cell>
              <table:table-cell office:value-type="float" office:value="-0.00265043">
                <text:p>-0.002650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0.0497736">
                <text:p>-0.0497736</text:p>
              </table:table-cell>
              <table:table-cell office:value-type="float" office:value="-0.687519">
                <text:p>-0.687519</text:p>
              </table:table-cell>
              <table:table-cell office:value-type="float" office:value="-0.049798">
                <text:p>-0.049798</text:p>
              </table:table-cell>
              <table:table-cell office:value-type="float" office:value="1.7488">
                <text:p>1.7488</text:p>
              </table:table-cell>
              <table:table-cell office:value-type="float" office:value="-0.0181092">
                <text:p>-0.0181092</text:p>
              </table:table-cell>
              <table:table-cell office:value-type="float" office:value="0.390219">
                <text:p>0.390219</text:p>
              </table:table-cell>
              <table:table-cell office:value-type="float" office:value="-0.0025617">
                <text:p>-0.00256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0.0482185">
                <text:p>-0.0482185</text:p>
              </table:table-cell>
              <table:table-cell office:value-type="float" office:value="-0.68801">
                <text:p>-0.68801</text:p>
              </table:table-cell>
              <table:table-cell office:value-type="float" office:value="-0.0477928">
                <text:p>-0.0477928</text:p>
              </table:table-cell>
              <table:table-cell office:value-type="float" office:value="1.74814">
                <text:p>1.74814</text:p>
              </table:table-cell>
              <table:table-cell office:value-type="float" office:value="-0.0175474">
                <text:p>-0.0175474</text:p>
              </table:table-cell>
              <table:table-cell office:value-type="float" office:value="0.38981">
                <text:p>0.38981</text:p>
              </table:table-cell>
              <table:table-cell office:value-type="float" office:value="-0.00247299">
                <text:p>-0.002472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0.0466644">
                <text:p>-0.0466644</text:p>
              </table:table-cell>
              <table:table-cell office:value-type="float" office:value="-0.688501">
                <text:p>-0.688501</text:p>
              </table:table-cell>
              <table:table-cell office:value-type="float" office:value="-0.0457876">
                <text:p>-0.0457876</text:p>
              </table:table-cell>
              <table:table-cell office:value-type="float" office:value="1.74748">
                <text:p>1.74748</text:p>
              </table:table-cell>
              <table:table-cell office:value-type="float" office:value="-0.0169861">
                <text:p>-0.0169861</text:p>
              </table:table-cell>
              <table:table-cell office:value-type="float" office:value="0.389402">
                <text:p>0.389402</text:p>
              </table:table-cell>
              <table:table-cell office:value-type="float" office:value="-0.0023843">
                <text:p>-0.00238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0.0451115">
                <text:p>-0.0451115</text:p>
              </table:table-cell>
              <table:table-cell office:value-type="float" office:value="-0.688993">
                <text:p>-0.688993</text:p>
              </table:table-cell>
              <table:table-cell office:value-type="float" office:value="-0.0437825">
                <text:p>-0.0437825</text:p>
              </table:table-cell>
              <table:table-cell office:value-type="float" office:value="1.74682">
                <text:p>1.74682</text:p>
              </table:table-cell>
              <table:table-cell office:value-type="float" office:value="-0.0164255">
                <text:p>-0.0164255</text:p>
              </table:table-cell>
              <table:table-cell office:value-type="float" office:value="0.388994">
                <text:p>0.388994</text:p>
              </table:table-cell>
              <table:table-cell office:value-type="float" office:value="-0.00229565">
                <text:p>-0.002295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0.0435597">
                <text:p>-0.0435597</text:p>
              </table:table-cell>
              <table:table-cell office:value-type="float" office:value="-0.689486">
                <text:p>-0.689486</text:p>
              </table:table-cell>
              <table:table-cell office:value-type="float" office:value="-0.0417775">
                <text:p>-0.0417775</text:p>
              </table:table-cell>
              <table:table-cell office:value-type="float" office:value="1.74616">
                <text:p>1.74616</text:p>
              </table:table-cell>
              <table:table-cell office:value-type="float" office:value="-0.0158655">
                <text:p>-0.0158655</text:p>
              </table:table-cell>
              <table:table-cell office:value-type="float" office:value="0.388587">
                <text:p>0.388587</text:p>
              </table:table-cell>
              <table:table-cell office:value-type="float" office:value="-0.00220702">
                <text:p>-0.002207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0.0420092">
                <text:p>-0.0420092</text:p>
              </table:table-cell>
              <table:table-cell office:value-type="float" office:value="-0.689979">
                <text:p>-0.689979</text:p>
              </table:table-cell>
              <table:table-cell office:value-type="float" office:value="-0.0397727">
                <text:p>-0.0397727</text:p>
              </table:table-cell>
              <table:table-cell office:value-type="float" office:value="1.7455">
                <text:p>1.7455</text:p>
              </table:table-cell>
              <table:table-cell office:value-type="float" office:value="-0.0153062">
                <text:p>-0.0153062</text:p>
              </table:table-cell>
              <table:table-cell office:value-type="float" office:value="0.388181">
                <text:p>0.388181</text:p>
              </table:table-cell>
              <table:table-cell office:value-type="float" office:value="-0.00211843">
                <text:p>-0.002118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0.04046">
                <text:p>-0.04046</text:p>
              </table:table-cell>
              <table:table-cell office:value-type="float" office:value="-0.690473">
                <text:p>-0.690473</text:p>
              </table:table-cell>
              <table:table-cell office:value-type="float" office:value="-0.0377682">
                <text:p>-0.0377682</text:p>
              </table:table-cell>
              <table:table-cell office:value-type="float" office:value="1.74484">
                <text:p>1.74484</text:p>
              </table:table-cell>
              <table:table-cell office:value-type="float" office:value="-0.0147476">
                <text:p>-0.0147476</text:p>
              </table:table-cell>
              <table:table-cell office:value-type="float" office:value="0.387774">
                <text:p>0.387774</text:p>
              </table:table-cell>
              <table:table-cell office:value-type="float" office:value="-0.00202988">
                <text:p>-0.002029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0.0389121">
                <text:p>-0.0389121</text:p>
              </table:table-cell>
              <table:table-cell office:value-type="float" office:value="-0.690968">
                <text:p>-0.690968</text:p>
              </table:table-cell>
              <table:table-cell office:value-type="float" office:value="-0.035764">
                <text:p>-0.035764</text:p>
              </table:table-cell>
              <table:table-cell office:value-type="float" office:value="1.74418">
                <text:p>1.74418</text:p>
              </table:table-cell>
              <table:table-cell office:value-type="float" office:value="-0.0141897">
                <text:p>-0.0141897</text:p>
              </table:table-cell>
              <table:table-cell office:value-type="float" office:value="0.387369">
                <text:p>0.387369</text:p>
              </table:table-cell>
              <table:table-cell office:value-type="float" office:value="-0.00194137">
                <text:p>-0.001941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0.0373655">
                <text:p>-0.0373655</text:p>
              </table:table-cell>
              <table:table-cell office:value-type="float" office:value="-0.691464">
                <text:p>-0.691464</text:p>
              </table:table-cell>
              <table:table-cell office:value-type="float" office:value="-0.0337601">
                <text:p>-0.0337601</text:p>
              </table:table-cell>
              <table:table-cell office:value-type="float" office:value="1.74352">
                <text:p>1.74352</text:p>
              </table:table-cell>
              <table:table-cell office:value-type="float" office:value="-0.0136325">
                <text:p>-0.0136325</text:p>
              </table:table-cell>
              <table:table-cell office:value-type="float" office:value="0.386963">
                <text:p>0.386963</text:p>
              </table:table-cell>
              <table:table-cell office:value-type="float" office:value="-0.00185289">
                <text:p>-0.001852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0.0358204">
                <text:p>-0.0358204</text:p>
              </table:table-cell>
              <table:table-cell office:value-type="float" office:value="-0.69196">
                <text:p>-0.69196</text:p>
              </table:table-cell>
              <table:table-cell office:value-type="float" office:value="-0.0317567">
                <text:p>-0.0317567</text:p>
              </table:table-cell>
              <table:table-cell office:value-type="float" office:value="1.74286">
                <text:p>1.74286</text:p>
              </table:table-cell>
              <table:table-cell office:value-type="float" office:value="-0.013076">
                <text:p>-0.013076</text:p>
              </table:table-cell>
              <table:table-cell office:value-type="float" office:value="0.386559">
                <text:p>0.386559</text:p>
              </table:table-cell>
              <table:table-cell office:value-type="float" office:value="-0.00176446">
                <text:p>-0.001764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0.0342767">
                <text:p>-0.0342767</text:p>
              </table:table-cell>
              <table:table-cell office:value-type="float" office:value="-0.692457">
                <text:p>-0.692457</text:p>
              </table:table-cell>
              <table:table-cell office:value-type="float" office:value="-0.0297537">
                <text:p>-0.0297537</text:p>
              </table:table-cell>
              <table:table-cell office:value-type="float" office:value="1.7422">
                <text:p>1.7422</text:p>
              </table:table-cell>
              <table:table-cell office:value-type="float" office:value="-0.0125203">
                <text:p>-0.0125203</text:p>
              </table:table-cell>
              <table:table-cell office:value-type="float" office:value="0.386155">
                <text:p>0.386155</text:p>
              </table:table-cell>
              <table:table-cell office:value-type="float" office:value="-0.00167608">
                <text:p>-0.001676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0.0327345">
                <text:p>-0.0327345</text:p>
              </table:table-cell>
              <table:table-cell office:value-type="float" office:value="-0.692954">
                <text:p>-0.692954</text:p>
              </table:table-cell>
              <table:table-cell office:value-type="float" office:value="-0.0277513">
                <text:p>-0.0277513</text:p>
              </table:table-cell>
              <table:table-cell office:value-type="float" office:value="1.74154">
                <text:p>1.74154</text:p>
              </table:table-cell>
              <table:table-cell office:value-type="float" office:value="-0.0119653">
                <text:p>-0.0119653</text:p>
              </table:table-cell>
              <table:table-cell office:value-type="float" office:value="0.385751">
                <text:p>0.385751</text:p>
              </table:table-cell>
              <table:table-cell office:value-type="float" office:value="-0.00158774">
                <text:p>-0.001587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0.0311938">
                <text:p>-0.0311938</text:p>
              </table:table-cell>
              <table:table-cell office:value-type="float" office:value="-0.693452">
                <text:p>-0.693452</text:p>
              </table:table-cell>
              <table:table-cell office:value-type="float" office:value="-0.0257495">
                <text:p>-0.0257495</text:p>
              </table:table-cell>
              <table:table-cell office:value-type="float" office:value="1.74087">
                <text:p>1.74087</text:p>
              </table:table-cell>
              <table:table-cell office:value-type="float" office:value="-0.0114111">
                <text:p>-0.0114111</text:p>
              </table:table-cell>
              <table:table-cell office:value-type="float" office:value="0.385348">
                <text:p>0.385348</text:p>
              </table:table-cell>
              <table:table-cell office:value-type="float" office:value="-0.00149946">
                <text:p>-0.001499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0.0296547">
                <text:p>-0.0296547</text:p>
              </table:table-cell>
              <table:table-cell office:value-type="float" office:value="-0.693951">
                <text:p>-0.693951</text:p>
              </table:table-cell>
              <table:table-cell office:value-type="float" office:value="-0.0237483">
                <text:p>-0.0237483</text:p>
              </table:table-cell>
              <table:table-cell office:value-type="float" office:value="1.74021">
                <text:p>1.74021</text:p>
              </table:table-cell>
              <table:table-cell office:value-type="float" office:value="-0.0108577">
                <text:p>-0.0108577</text:p>
              </table:table-cell>
              <table:table-cell office:value-type="float" office:value="0.384946">
                <text:p>0.384946</text:p>
              </table:table-cell>
              <table:table-cell office:value-type="float" office:value="-0.00141123">
                <text:p>-0.001411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0.0281172">
                <text:p>-0.0281172</text:p>
              </table:table-cell>
              <table:table-cell office:value-type="float" office:value="-0.69445">
                <text:p>-0.69445</text:p>
              </table:table-cell>
              <table:table-cell office:value-type="float" office:value="-0.0217478">
                <text:p>-0.0217478</text:p>
              </table:table-cell>
              <table:table-cell office:value-type="float" office:value="1.73955">
                <text:p>1.73955</text:p>
              </table:table-cell>
              <table:table-cell office:value-type="float" office:value="-0.010305">
                <text:p>-0.010305</text:p>
              </table:table-cell>
              <table:table-cell office:value-type="float" office:value="0.384544">
                <text:p>0.384544</text:p>
              </table:table-cell>
              <table:table-cell office:value-type="float" office:value="-0.00132305">
                <text:p>-0.001323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0.0265814">
                <text:p>-0.0265814</text:p>
              </table:table-cell>
              <table:table-cell office:value-type="float" office:value="-0.69495">
                <text:p>-0.69495</text:p>
              </table:table-cell>
              <table:table-cell office:value-type="float" office:value="-0.019748">
                <text:p>-0.019748</text:p>
              </table:table-cell>
              <table:table-cell office:value-type="float" office:value="1.73889">
                <text:p>1.73889</text:p>
              </table:table-cell>
              <table:table-cell office:value-type="float" office:value="-0.00975318">
                <text:p>-0.00975318</text:p>
              </table:table-cell>
              <table:table-cell office:value-type="float" office:value="0.384143">
                <text:p>0.384143</text:p>
              </table:table-cell>
              <table:table-cell office:value-type="float" office:value="-0.00123493">
                <text:p>-0.001234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0.0250472">
                <text:p>-0.0250472</text:p>
              </table:table-cell>
              <table:table-cell office:value-type="float" office:value="-0.695451">
                <text:p>-0.695451</text:p>
              </table:table-cell>
              <table:table-cell office:value-type="float" office:value="-0.0177491">
                <text:p>-0.0177491</text:p>
              </table:table-cell>
              <table:table-cell office:value-type="float" office:value="1.73822">
                <text:p>1.73822</text:p>
              </table:table-cell>
              <table:table-cell office:value-type="float" office:value="-0.00920218">
                <text:p>-0.00920218</text:p>
              </table:table-cell>
              <table:table-cell office:value-type="float" office:value="0.383742">
                <text:p>0.383742</text:p>
              </table:table-cell>
              <table:table-cell office:value-type="float" office:value="-0.00114687">
                <text:p>-0.001146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0.0235148">
                <text:p>-0.0235148</text:p>
              </table:table-cell>
              <table:table-cell office:value-type="float" office:value="-0.695951">
                <text:p>-0.695951</text:p>
              </table:table-cell>
              <table:table-cell office:value-type="float" office:value="-0.0157511">
                <text:p>-0.0157511</text:p>
              </table:table-cell>
              <table:table-cell office:value-type="float" office:value="1.73756">
                <text:p>1.73756</text:p>
              </table:table-cell>
              <table:table-cell office:value-type="float" office:value="-0.008652">
                <text:p>-0.008652</text:p>
              </table:table-cell>
              <table:table-cell office:value-type="float" office:value="0.383343">
                <text:p>0.383343</text:p>
              </table:table-cell>
              <table:table-cell office:value-type="float" office:value="-0.00105888">
                <text:p>-0.001058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0.0219842">
                <text:p>-0.0219842</text:p>
              </table:table-cell>
              <table:table-cell office:value-type="float" office:value="-0.696453">
                <text:p>-0.696453</text:p>
              </table:table-cell>
              <table:table-cell office:value-type="float" office:value="-0.0137539">
                <text:p>-0.0137539</text:p>
              </table:table-cell>
              <table:table-cell office:value-type="float" office:value="1.7369">
                <text:p>1.7369</text:p>
              </table:table-cell>
              <table:table-cell office:value-type="float" office:value="-0.00810268">
                <text:p>-0.00810268</text:p>
              </table:table-cell>
              <table:table-cell office:value-type="float" office:value="0.382944">
                <text:p>0.382944</text:p>
              </table:table-cell>
              <table:table-cell office:value-type="float" office:value="-0.000970947">
                <text:p>-0.0009709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0.0204555">
                <text:p>-0.0204555</text:p>
              </table:table-cell>
              <table:table-cell office:value-type="float" office:value="-0.696955">
                <text:p>-0.696955</text:p>
              </table:table-cell>
              <table:table-cell office:value-type="float" office:value="-0.0117578">
                <text:p>-0.0117578</text:p>
              </table:table-cell>
              <table:table-cell office:value-type="float" office:value="1.73623">
                <text:p>1.73623</text:p>
              </table:table-cell>
              <table:table-cell office:value-type="float" office:value="-0.00755422">
                <text:p>-0.00755422</text:p>
              </table:table-cell>
              <table:table-cell office:value-type="float" office:value="0.382545">
                <text:p>0.382545</text:p>
              </table:table-cell>
              <table:table-cell office:value-type="float" office:value="-0.000883083">
                <text:p>-0.0008830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0.0189285">
                <text:p>-0.0189285</text:p>
              </table:table-cell>
              <table:table-cell office:value-type="float" office:value="-0.697457">
                <text:p>-0.697457</text:p>
              </table:table-cell>
              <table:table-cell office:value-type="float" office:value="-0.00976267">
                <text:p>-0.00976267</text:p>
              </table:table-cell>
              <table:table-cell office:value-type="float" office:value="1.73557">
                <text:p>1.73557</text:p>
              </table:table-cell>
              <table:table-cell office:value-type="float" office:value="-0.00700664">
                <text:p>-0.00700664</text:p>
              </table:table-cell>
              <table:table-cell office:value-type="float" office:value="0.382147">
                <text:p>0.382147</text:p>
              </table:table-cell>
              <table:table-cell office:value-type="float" office:value="-0.000795289">
                <text:p>-0.0007952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0.0174035">
                <text:p>-0.0174035</text:p>
              </table:table-cell>
              <table:table-cell office:value-type="float" office:value="-0.69796">
                <text:p>-0.69796</text:p>
              </table:table-cell>
              <table:table-cell office:value-type="float" office:value="-0.00776865">
                <text:p>-0.00776865</text:p>
              </table:table-cell>
              <table:table-cell office:value-type="float" office:value="1.73491">
                <text:p>1.73491</text:p>
              </table:table-cell>
              <table:table-cell office:value-type="float" office:value="-0.00645994">
                <text:p>-0.00645994</text:p>
              </table:table-cell>
              <table:table-cell office:value-type="float" office:value="0.38175">
                <text:p>0.38175</text:p>
              </table:table-cell>
              <table:table-cell office:value-type="float" office:value="-0.000707566">
                <text:p>-0.0007075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0.0158804">
                <text:p>-0.0158804</text:p>
              </table:table-cell>
              <table:table-cell office:value-type="float" office:value="-0.698463">
                <text:p>-0.698463</text:p>
              </table:table-cell>
              <table:table-cell office:value-type="float" office:value="-0.00577577">
                <text:p>-0.00577577</text:p>
              </table:table-cell>
              <table:table-cell office:value-type="float" office:value="1.73424">
                <text:p>1.73424</text:p>
              </table:table-cell>
              <table:table-cell office:value-type="float" office:value="-0.00591415">
                <text:p>-0.00591415</text:p>
              </table:table-cell>
              <table:table-cell office:value-type="float" office:value="0.381354">
                <text:p>0.381354</text:p>
              </table:table-cell>
              <table:table-cell office:value-type="float" office:value="-0.000619918">
                <text:p>-0.0006199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0.0143593">
                <text:p>-0.0143593</text:p>
              </table:table-cell>
              <table:table-cell office:value-type="float" office:value="-0.698966">
                <text:p>-0.698966</text:p>
              </table:table-cell>
              <table:table-cell office:value-type="float" office:value="-0.0037841">
                <text:p>-0.0037841</text:p>
              </table:table-cell>
              <table:table-cell office:value-type="float" office:value="1.73358">
                <text:p>1.73358</text:p>
              </table:table-cell>
              <table:table-cell office:value-type="float" office:value="-0.00536927">
                <text:p>-0.00536927</text:p>
              </table:table-cell>
              <table:table-cell office:value-type="float" office:value="0.380959">
                <text:p>0.380959</text:p>
              </table:table-cell>
              <table:table-cell office:value-type="float" office:value="-0.000532345">
                <text:p>-0.0005323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0.0128402">
                <text:p>-0.0128402</text:p>
              </table:table-cell>
              <table:table-cell office:value-type="float" office:value="-0.69947">
                <text:p>-0.69947</text:p>
              </table:table-cell>
              <table:table-cell office:value-type="float" office:value="-0.00179367">
                <text:p>-0.00179367</text:p>
              </table:table-cell>
              <table:table-cell office:value-type="float" office:value="1.73292">
                <text:p>1.73292</text:p>
              </table:table-cell>
              <table:table-cell office:value-type="float" office:value="-0.00482532">
                <text:p>-0.00482532</text:p>
              </table:table-cell>
              <table:table-cell office:value-type="float" office:value="0.380564">
                <text:p>0.380564</text:p>
              </table:table-cell>
              <table:table-cell office:value-type="float" office:value="-0.000444852">
                <text:p>-0.0004448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0.0113232">
                <text:p>-0.0113232</text:p>
              </table:table-cell>
              <table:table-cell office:value-type="float" office:value="-0.699975">
                <text:p>-0.699975</text:p>
              </table:table-cell>
              <table:table-cell office:value-type="float" office:value="0.000195448">
                <text:p>0.000195448</text:p>
              </table:table-cell>
              <table:table-cell office:value-type="float" office:value="1.73225">
                <text:p>1.73225</text:p>
              </table:table-cell>
              <table:table-cell office:value-type="float" office:value="-0.0042823">
                <text:p>-0.0042823</text:p>
              </table:table-cell>
              <table:table-cell office:value-type="float" office:value="0.38017">
                <text:p>0.38017</text:p>
              </table:table-cell>
              <table:table-cell office:value-type="float" office:value="-0.000357438">
                <text:p>-0.0003574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0.00980828">
                <text:p>-0.00980828</text:p>
              </table:table-cell>
              <table:table-cell office:value-type="float" office:value="-0.700479">
                <text:p>-0.700479</text:p>
              </table:table-cell>
              <table:table-cell office:value-type="float" office:value="0.00218321">
                <text:p>0.00218321</text:p>
              </table:table-cell>
              <table:table-cell office:value-type="float" office:value="1.73159">
                <text:p>1.73159</text:p>
              </table:table-cell>
              <table:table-cell office:value-type="float" office:value="-0.00374024">
                <text:p>-0.00374024</text:p>
              </table:table-cell>
              <table:table-cell office:value-type="float" office:value="0.379777">
                <text:p>0.379777</text:p>
              </table:table-cell>
              <table:table-cell office:value-type="float" office:value="-0.000270108">
                <text:p>-0.0002701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0.00829549">
                <text:p>-0.00829549</text:p>
              </table:table-cell>
              <table:table-cell office:value-type="float" office:value="-0.700984">
                <text:p>-0.700984</text:p>
              </table:table-cell>
              <table:table-cell office:value-type="float" office:value="0.00416955">
                <text:p>0.00416955</text:p>
              </table:table-cell>
              <table:table-cell office:value-type="float" office:value="1.73093">
                <text:p>1.73093</text:p>
              </table:table-cell>
              <table:table-cell office:value-type="float" office:value="-0.00319914">
                <text:p>-0.00319914</text:p>
              </table:table-cell>
              <table:table-cell office:value-type="float" office:value="0.379385">
                <text:p>0.379385</text:p>
              </table:table-cell>
              <table:table-cell office:value-type="float" office:value="-0.000182863">
                <text:p>-0.0001828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0.00678487">
                <text:p>-0.00678487</text:p>
              </table:table-cell>
              <table:table-cell office:value-type="float" office:value="-0.70149">
                <text:p>-0.70149</text:p>
              </table:table-cell>
              <table:table-cell office:value-type="float" office:value="0.00615443">
                <text:p>0.00615443</text:p>
              </table:table-cell>
              <table:table-cell office:value-type="float" office:value="1.73027">
                <text:p>1.73027</text:p>
              </table:table-cell>
              <table:table-cell office:value-type="float" office:value="-0.00265902">
                <text:p>-0.00265902</text:p>
              </table:table-cell>
              <table:table-cell office:value-type="float" office:value="0.378993">
                <text:p>0.378993</text:p>
              </table:table-cell>
              <table:table-cell office:value-type="float" office:value="-0.0000957057">
                <text:p>-0.00009570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0.00685713">
                <text:p>-0.00685713</text:p>
              </table:table-cell>
              <table:table-cell office:value-type="float" office:value="-0.701452">
                <text:p>-0.701452</text:p>
              </table:table-cell>
              <table:table-cell office:value-type="float" office:value="0.00605951">
                <text:p>0.00605951</text:p>
              </table:table-cell>
              <table:table-cell office:value-type="float" office:value="1.73032">
                <text:p>1.73032</text:p>
              </table:table-cell>
              <table:table-cell office:value-type="float" office:value="-0.00268485">
                <text:p>-0.00268485</text:p>
              </table:table-cell>
              <table:table-cell office:value-type="float" office:value="0.379023">
                <text:p>0.379023</text:p>
              </table:table-cell>
              <table:table-cell office:value-type="float" office:value="-0.000099906">
                <text:p>-0.0000999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0.00685361">
                <text:p>-0.00685361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414">
                <text:p>0.00606414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59">
                <text:p>-0.00268359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018">
                <text:p>-0.0000997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0.00685378">
                <text:p>-0.00685378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1">
                <text:p>0.00606391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7">
                <text:p>-0.00009971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0.00843722">
                <text:p>-0.00843722</text:p>
              </table:table-cell>
              <table:table-cell office:value-type="float" office:value="-0.701458">
                <text:p>-0.701458</text:p>
              </table:table-cell>
              <table:table-cell office:value-type="float" office:value="0.00398022">
                <text:p>0.00398022</text:p>
              </table:table-cell>
              <table:table-cell office:value-type="float" office:value="1.73032">
                <text:p>1.73032</text:p>
              </table:table-cell>
              <table:table-cell office:value-type="float" office:value="-0.00325141">
                <text:p>-0.00325141</text:p>
              </table:table-cell>
              <table:table-cell office:value-type="float" office:value="0.379029">
                <text:p>0.379029</text:p>
              </table:table-cell>
              <table:table-cell office:value-type="float" office:value="-0.000192006">
                <text:p>-0.0001920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0.00994369">
                <text:p>-0.00994369</text:p>
              </table:table-cell>
              <table:table-cell office:value-type="float" office:value="-0.701461">
                <text:p>-0.701461</text:p>
              </table:table-cell>
              <table:table-cell office:value-type="float" office:value="0.00199782">
                <text:p>0.00199782</text:p>
              </table:table-cell>
              <table:table-cell office:value-type="float" office:value="1.73032">
                <text:p>1.73032</text:p>
              </table:table-cell>
              <table:table-cell office:value-type="float" office:value="-0.00379157">
                <text:p>-0.00379157</text:p>
              </table:table-cell>
              <table:table-cell office:value-type="float" office:value="0.379037">
                <text:p>0.379037</text:p>
              </table:table-cell>
              <table:table-cell office:value-type="float" office:value="-0.000279811">
                <text:p>-0.0002798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0.0114538">
                <text:p>-0.0114538</text:p>
              </table:table-cell>
              <table:table-cell office:value-type="float" office:value="-0.701465">
                <text:p>-0.701465</text:p>
              </table:table-cell>
              <table:table-cell office:value-type="float" office:value="0.0000106199">
                <text:p>0.0000106199</text:p>
              </table:table-cell>
              <table:table-cell office:value-type="float" office:value="1.73033">
                <text:p>1.73033</text:p>
              </table:table-cell>
              <table:table-cell office:value-type="float" office:value="-0.00433306">
                <text:p>-0.00433306</text:p>
              </table:table-cell>
              <table:table-cell office:value-type="float" office:value="0.379046">
                <text:p>0.379046</text:p>
              </table:table-cell>
              <table:table-cell office:value-type="float" office:value="-0.000367825">
                <text:p>-0.0003678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0.0129637">
                <text:p>-0.0129637</text:p>
              </table:table-cell>
              <table:table-cell office:value-type="float" office:value="-0.70147">
                <text:p>-0.70147</text:p>
              </table:table-cell>
              <table:table-cell office:value-type="float" office:value="-0.00197619">
                <text:p>-0.00197619</text:p>
              </table:table-cell>
              <table:table-cell office:value-type="float" office:value="1.73033">
                <text:p>1.73033</text:p>
              </table:table-cell>
              <table:table-cell office:value-type="float" office:value="-0.00487444">
                <text:p>-0.00487444</text:p>
              </table:table-cell>
              <table:table-cell office:value-type="float" office:value="0.379055">
                <text:p>0.379055</text:p>
              </table:table-cell>
              <table:table-cell office:value-type="float" office:value="-0.000455819">
                <text:p>-0.0004558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0.0144734">
                <text:p>-0.0144734</text:p>
              </table:table-cell>
              <table:table-cell office:value-type="float" office:value="-0.701475">
                <text:p>-0.701475</text:p>
              </table:table-cell>
              <table:table-cell office:value-type="float" office:value="-0.00396282">
                <text:p>-0.00396282</text:p>
              </table:table-cell>
              <table:table-cell office:value-type="float" office:value="1.73033">
                <text:p>1.73033</text:p>
              </table:table-cell>
              <table:table-cell office:value-type="float" office:value="-0.00541578">
                <text:p>-0.00541578</text:p>
              </table:table-cell>
              <table:table-cell office:value-type="float" office:value="0.379064">
                <text:p>0.379064</text:p>
              </table:table-cell>
              <table:table-cell office:value-type="float" office:value="-0.000543801">
                <text:p>-0.0005438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0.0159829">
                <text:p>-0.0159829</text:p>
              </table:table-cell>
              <table:table-cell office:value-type="float" office:value="-0.701481">
                <text:p>-0.701481</text:p>
              </table:table-cell>
              <table:table-cell office:value-type="float" office:value="-0.00594919">
                <text:p>-0.00594919</text:p>
              </table:table-cell>
              <table:table-cell office:value-type="float" office:value="1.73033">
                <text:p>1.73033</text:p>
              </table:table-cell>
              <table:table-cell office:value-type="float" office:value="-0.00595706">
                <text:p>-0.00595706</text:p>
              </table:table-cell>
              <table:table-cell office:value-type="float" office:value="0.379074">
                <text:p>0.379074</text:p>
              </table:table-cell>
              <table:table-cell office:value-type="float" office:value="-0.000631768">
                <text:p>-0.0006317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0.0174922">
                <text:p>-0.0174922</text:p>
              </table:table-cell>
              <table:table-cell office:value-type="float" office:value="-0.701487">
                <text:p>-0.701487</text:p>
              </table:table-cell>
              <table:table-cell office:value-type="float" office:value="-0.00793525">
                <text:p>-0.00793525</text:p>
              </table:table-cell>
              <table:table-cell office:value-type="float" office:value="1.73034">
                <text:p>1.73034</text:p>
              </table:table-cell>
              <table:table-cell office:value-type="float" office:value="-0.00649826">
                <text:p>-0.00649826</text:p>
              </table:table-cell>
              <table:table-cell office:value-type="float" office:value="0.379084">
                <text:p>0.379084</text:p>
              </table:table-cell>
              <table:table-cell office:value-type="float" office:value="-0.000719719">
                <text:p>-0.0007197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0.0190012">
                <text:p>-0.0190012</text:p>
              </table:table-cell>
              <table:table-cell office:value-type="float" office:value="-0.701495">
                <text:p>-0.701495</text:p>
              </table:table-cell>
              <table:table-cell office:value-type="float" office:value="-0.00992097">
                <text:p>-0.00992097</text:p>
              </table:table-cell>
              <table:table-cell office:value-type="float" office:value="1.73034">
                <text:p>1.73034</text:p>
              </table:table-cell>
              <table:table-cell office:value-type="float" office:value="-0.00703938">
                <text:p>-0.00703938</text:p>
              </table:table-cell>
              <table:table-cell office:value-type="float" office:value="0.379094">
                <text:p>0.379094</text:p>
              </table:table-cell>
              <table:table-cell office:value-type="float" office:value="-0.000807651">
                <text:p>-0.0008076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0.02051">
                <text:p>-0.02051</text:p>
              </table:table-cell>
              <table:table-cell office:value-type="float" office:value="-0.701503">
                <text:p>-0.701503</text:p>
              </table:table-cell>
              <table:table-cell office:value-type="float" office:value="-0.0119063">
                <text:p>-0.0119063</text:p>
              </table:table-cell>
              <table:table-cell office:value-type="float" office:value="1.73034">
                <text:p>1.73034</text:p>
              </table:table-cell>
              <table:table-cell office:value-type="float" office:value="-0.00758039">
                <text:p>-0.00758039</text:p>
              </table:table-cell>
              <table:table-cell office:value-type="float" office:value="0.379105">
                <text:p>0.379105</text:p>
              </table:table-cell>
              <table:table-cell office:value-type="float" office:value="-0.000895562">
                <text:p>-0.0008955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0.0220184">
                <text:p>-0.0220184</text:p>
              </table:table-cell>
              <table:table-cell office:value-type="float" office:value="-0.701511">
                <text:p>-0.701511</text:p>
              </table:table-cell>
              <table:table-cell office:value-type="float" office:value="-0.0138911">
                <text:p>-0.0138911</text:p>
              </table:table-cell>
              <table:table-cell office:value-type="float" office:value="1.73034">
                <text:p>1.73034</text:p>
              </table:table-cell>
              <table:table-cell office:value-type="float" office:value="-0.0081213">
                <text:p>-0.0081213</text:p>
              </table:table-cell>
              <table:table-cell office:value-type="float" office:value="0.379116">
                <text:p>0.379116</text:p>
              </table:table-cell>
              <table:table-cell office:value-type="float" office:value="-0.00098345">
                <text:p>-0.000983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0.0235265">
                <text:p>-0.0235265</text:p>
              </table:table-cell>
              <table:table-cell office:value-type="float" office:value="-0.70152">
                <text:p>-0.70152</text:p>
              </table:table-cell>
              <table:table-cell office:value-type="float" office:value="-0.0158755">
                <text:p>-0.0158755</text:p>
              </table:table-cell>
              <table:table-cell office:value-type="float" office:value="1.73034">
                <text:p>1.73034</text:p>
              </table:table-cell>
              <table:table-cell office:value-type="float" office:value="-0.00866207">
                <text:p>-0.00866207</text:p>
              </table:table-cell>
              <table:table-cell office:value-type="float" office:value="0.379127">
                <text:p>0.379127</text:p>
              </table:table-cell>
              <table:table-cell office:value-type="float" office:value="-0.00107131">
                <text:p>-0.001071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0.0250341">
                <text:p>-0.0250341</text:p>
              </table:table-cell>
              <table:table-cell office:value-type="float" office:value="-0.70153">
                <text:p>-0.70153</text:p>
              </table:table-cell>
              <table:table-cell office:value-type="float" office:value="-0.0178593">
                <text:p>-0.0178593</text:p>
              </table:table-cell>
              <table:table-cell office:value-type="float" office:value="1.73034">
                <text:p>1.73034</text:p>
              </table:table-cell>
              <table:table-cell office:value-type="float" office:value="-0.00920271">
                <text:p>-0.00920271</text:p>
              </table:table-cell>
              <table:table-cell office:value-type="float" office:value="0.379139">
                <text:p>0.379139</text:p>
              </table:table-cell>
              <table:table-cell office:value-type="float" office:value="-0.00115915">
                <text:p>-0.001159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0.0265413">
                <text:p>-0.0265413</text:p>
              </table:table-cell>
              <table:table-cell office:value-type="float" office:value="-0.70154">
                <text:p>-0.70154</text:p>
              </table:table-cell>
              <table:table-cell office:value-type="float" office:value="-0.0198425">
                <text:p>-0.0198425</text:p>
              </table:table-cell>
              <table:table-cell office:value-type="float" office:value="1.73033">
                <text:p>1.73033</text:p>
              </table:table-cell>
              <table:table-cell office:value-type="float" office:value="-0.00974319">
                <text:p>-0.00974319</text:p>
              </table:table-cell>
              <table:table-cell office:value-type="float" office:value="0.379151">
                <text:p>0.379151</text:p>
              </table:table-cell>
              <table:table-cell office:value-type="float" office:value="-0.00124695">
                <text:p>-0.001246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0.028048">
                <text:p>-0.028048</text:p>
              </table:table-cell>
              <table:table-cell office:value-type="float" office:value="-0.701552">
                <text:p>-0.701552</text:p>
              </table:table-cell>
              <table:table-cell office:value-type="float" office:value="-0.0218251">
                <text:p>-0.0218251</text:p>
              </table:table-cell>
              <table:table-cell office:value-type="float" office:value="1.73033">
                <text:p>1.73033</text:p>
              </table:table-cell>
              <table:table-cell office:value-type="float" office:value="-0.0102835">
                <text:p>-0.0102835</text:p>
              </table:table-cell>
              <table:table-cell office:value-type="float" office:value="0.379163">
                <text:p>0.379163</text:p>
              </table:table-cell>
              <table:table-cell office:value-type="float" office:value="-0.00133472">
                <text:p>-0.001334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0.0295542">
                <text:p>-0.0295542</text:p>
              </table:table-cell>
              <table:table-cell office:value-type="float" office:value="-0.701563">
                <text:p>-0.701563</text:p>
              </table:table-cell>
              <table:table-cell office:value-type="float" office:value="-0.023807">
                <text:p>-0.023807</text:p>
              </table:table-cell>
              <table:table-cell office:value-type="float" office:value="1.73033">
                <text:p>1.73033</text:p>
              </table:table-cell>
              <table:table-cell office:value-type="float" office:value="-0.0108236">
                <text:p>-0.0108236</text:p>
              </table:table-cell>
              <table:table-cell office:value-type="float" office:value="0.379176">
                <text:p>0.379176</text:p>
              </table:table-cell>
              <table:table-cell office:value-type="float" office:value="-0.00142246">
                <text:p>-0.001422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0.0310599">
                <text:p>-0.0310599</text:p>
              </table:table-cell>
              <table:table-cell office:value-type="float" office:value="-0.701576">
                <text:p>-0.701576</text:p>
              </table:table-cell>
              <table:table-cell office:value-type="float" office:value="-0.0257881">
                <text:p>-0.0257881</text:p>
              </table:table-cell>
              <table:table-cell office:value-type="float" office:value="1.73033">
                <text:p>1.73033</text:p>
              </table:table-cell>
              <table:table-cell office:value-type="float" office:value="-0.0113636">
                <text:p>-0.0113636</text:p>
              </table:table-cell>
              <table:table-cell office:value-type="float" office:value="0.379189">
                <text:p>0.379189</text:p>
              </table:table-cell>
              <table:table-cell office:value-type="float" office:value="-0.00151016">
                <text:p>-0.001510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0.0325649">
                <text:p>-0.0325649</text:p>
              </table:table-cell>
              <table:table-cell office:value-type="float" office:value="-0.701589">
                <text:p>-0.701589</text:p>
              </table:table-cell>
              <table:table-cell office:value-type="float" office:value="-0.0277684">
                <text:p>-0.0277684</text:p>
              </table:table-cell>
              <table:table-cell office:value-type="float" office:value="1.73032">
                <text:p>1.73032</text:p>
              </table:table-cell>
              <table:table-cell office:value-type="float" office:value="-0.0119033">
                <text:p>-0.0119033</text:p>
              </table:table-cell>
              <table:table-cell office:value-type="float" office:value="0.379203">
                <text:p>0.379203</text:p>
              </table:table-cell>
              <table:table-cell office:value-type="float" office:value="-0.00159782">
                <text:p>-0.001597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0.0340694">
                <text:p>-0.0340694</text:p>
              </table:table-cell>
              <table:table-cell office:value-type="float" office:value="-0.701602">
                <text:p>-0.701602</text:p>
              </table:table-cell>
              <table:table-cell office:value-type="float" office:value="-0.0297479">
                <text:p>-0.0297479</text:p>
              </table:table-cell>
              <table:table-cell office:value-type="float" office:value="1.73032">
                <text:p>1.73032</text:p>
              </table:table-cell>
              <table:table-cell office:value-type="float" office:value="-0.0124429">
                <text:p>-0.0124429</text:p>
              </table:table-cell>
              <table:table-cell office:value-type="float" office:value="0.379216">
                <text:p>0.379216</text:p>
              </table:table-cell>
              <table:table-cell office:value-type="float" office:value="-0.00168545">
                <text:p>-0.001685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0.0355731">
                <text:p>-0.0355731</text:p>
              </table:table-cell>
              <table:table-cell office:value-type="float" office:value="-0.701616">
                <text:p>-0.701616</text:p>
              </table:table-cell>
              <table:table-cell office:value-type="float" office:value="-0.0317265">
                <text:p>-0.0317265</text:p>
              </table:table-cell>
              <table:table-cell office:value-type="float" office:value="1.73031">
                <text:p>1.73031</text:p>
              </table:table-cell>
              <table:table-cell office:value-type="float" office:value="-0.0129821">
                <text:p>-0.0129821</text:p>
              </table:table-cell>
              <table:table-cell office:value-type="float" office:value="0.37923">
                <text:p>0.37923</text:p>
              </table:table-cell>
              <table:table-cell office:value-type="float" office:value="-0.00177303">
                <text:p>-0.001773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0.0370762">
                <text:p>-0.0370762</text:p>
              </table:table-cell>
              <table:table-cell office:value-type="float" office:value="-0.701631">
                <text:p>-0.701631</text:p>
              </table:table-cell>
              <table:table-cell office:value-type="float" office:value="-0.0337041">
                <text:p>-0.0337041</text:p>
              </table:table-cell>
              <table:table-cell office:value-type="float" office:value="1.73031">
                <text:p>1.73031</text:p>
              </table:table-cell>
              <table:table-cell office:value-type="float" office:value="-0.0135212">
                <text:p>-0.0135212</text:p>
              </table:table-cell>
              <table:table-cell office:value-type="float" office:value="0.379245">
                <text:p>0.379245</text:p>
              </table:table-cell>
              <table:table-cell office:value-type="float" office:value="-0.00186056">
                <text:p>-0.001860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0.0385785">
                <text:p>-0.0385785</text:p>
              </table:table-cell>
              <table:table-cell office:value-type="float" office:value="-0.701647">
                <text:p>-0.701647</text:p>
              </table:table-cell>
              <table:table-cell office:value-type="float" office:value="-0.0356808">
                <text:p>-0.0356808</text:p>
              </table:table-cell>
              <table:table-cell office:value-type="float" office:value="1.7303">
                <text:p>1.7303</text:p>
              </table:table-cell>
              <table:table-cell office:value-type="float" office:value="-0.01406">
                <text:p>-0.01406</text:p>
              </table:table-cell>
              <table:table-cell office:value-type="float" office:value="0.37926">
                <text:p>0.37926</text:p>
              </table:table-cell>
              <table:table-cell office:value-type="float" office:value="-0.00194805">
                <text:p>-0.001948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0.04008">
                <text:p>-0.04008</text:p>
              </table:table-cell>
              <table:table-cell office:value-type="float" office:value="-0.701663">
                <text:p>-0.701663</text:p>
              </table:table-cell>
              <table:table-cell office:value-type="float" office:value="-0.0376564">
                <text:p>-0.0376564</text:p>
              </table:table-cell>
              <table:table-cell office:value-type="float" office:value="1.7303">
                <text:p>1.7303</text:p>
              </table:table-cell>
              <table:table-cell office:value-type="float" office:value="-0.0145985">
                <text:p>-0.0145985</text:p>
              </table:table-cell>
              <table:table-cell office:value-type="float" office:value="0.379275">
                <text:p>0.379275</text:p>
              </table:table-cell>
              <table:table-cell office:value-type="float" office:value="-0.00203548">
                <text:p>-0.002035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0.0415808">
                <text:p>-0.0415808</text:p>
              </table:table-cell>
              <table:table-cell office:value-type="float" office:value="-0.70168">
                <text:p>-0.70168</text:p>
              </table:table-cell>
              <table:table-cell office:value-type="float" office:value="-0.0396309">
                <text:p>-0.0396309</text:p>
              </table:table-cell>
              <table:table-cell office:value-type="float" office:value="1.73029">
                <text:p>1.73029</text:p>
              </table:table-cell>
              <table:table-cell office:value-type="float" office:value="-0.0151367">
                <text:p>-0.0151367</text:p>
              </table:table-cell>
              <table:table-cell office:value-type="float" office:value="0.37929">
                <text:p>0.37929</text:p>
              </table:table-cell>
              <table:table-cell office:value-type="float" office:value="-0.00212287">
                <text:p>-0.002122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0.0430807">
                <text:p>-0.0430807</text:p>
              </table:table-cell>
              <table:table-cell office:value-type="float" office:value="-0.701697">
                <text:p>-0.701697</text:p>
              </table:table-cell>
              <table:table-cell office:value-type="float" office:value="-0.0416043">
                <text:p>-0.0416043</text:p>
              </table:table-cell>
              <table:table-cell office:value-type="float" office:value="1.73028">
                <text:p>1.73028</text:p>
              </table:table-cell>
              <table:table-cell office:value-type="float" office:value="-0.0156747">
                <text:p>-0.0156747</text:p>
              </table:table-cell>
              <table:table-cell office:value-type="float" office:value="0.379306">
                <text:p>0.379306</text:p>
              </table:table-cell>
              <table:table-cell office:value-type="float" office:value="-0.0022102">
                <text:p>-0.00221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0.0445797">
                <text:p>-0.0445797</text:p>
              </table:table-cell>
              <table:table-cell office:value-type="float" office:value="-0.701715">
                <text:p>-0.701715</text:p>
              </table:table-cell>
              <table:table-cell office:value-type="float" office:value="-0.0435765">
                <text:p>-0.0435765</text:p>
              </table:table-cell>
              <table:table-cell office:value-type="float" office:value="1.73027">
                <text:p>1.73027</text:p>
              </table:table-cell>
              <table:table-cell office:value-type="float" office:value="-0.0162123">
                <text:p>-0.0162123</text:p>
              </table:table-cell>
              <table:table-cell office:value-type="float" office:value="0.379322">
                <text:p>0.379322</text:p>
              </table:table-cell>
              <table:table-cell office:value-type="float" office:value="-0.00229748">
                <text:p>-0.002297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0.0460778">
                <text:p>-0.0460778</text:p>
              </table:table-cell>
              <table:table-cell office:value-type="float" office:value="-0.701734">
                <text:p>-0.701734</text:p>
              </table:table-cell>
              <table:table-cell office:value-type="float" office:value="-0.0455475">
                <text:p>-0.0455475</text:p>
              </table:table-cell>
              <table:table-cell office:value-type="float" office:value="1.73026">
                <text:p>1.73026</text:p>
              </table:table-cell>
              <table:table-cell office:value-type="float" office:value="-0.0167496">
                <text:p>-0.0167496</text:p>
              </table:table-cell>
              <table:table-cell office:value-type="float" office:value="0.379338">
                <text:p>0.379338</text:p>
              </table:table-cell>
              <table:table-cell office:value-type="float" office:value="-0.00238469">
                <text:p>-0.002384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0.0475749">
                <text:p>-0.0475749</text:p>
              </table:table-cell>
              <table:table-cell office:value-type="float" office:value="-0.701753">
                <text:p>-0.701753</text:p>
              </table:table-cell>
              <table:table-cell office:value-type="float" office:value="-0.0475172">
                <text:p>-0.0475172</text:p>
              </table:table-cell>
              <table:table-cell office:value-type="float" office:value="1.73025">
                <text:p>1.73025</text:p>
              </table:table-cell>
              <table:table-cell office:value-type="float" office:value="-0.0172866">
                <text:p>-0.0172866</text:p>
              </table:table-cell>
              <table:table-cell office:value-type="float" office:value="0.379355">
                <text:p>0.379355</text:p>
              </table:table-cell>
              <table:table-cell office:value-type="float" office:value="-0.00247185">
                <text:p>-0.002471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0.049071">
                <text:p>-0.049071</text:p>
              </table:table-cell>
              <table:table-cell office:value-type="float" office:value="-0.701773">
                <text:p>-0.701773</text:p>
              </table:table-cell>
              <table:table-cell office:value-type="float" office:value="-0.0494856">
                <text:p>-0.0494856</text:p>
              </table:table-cell>
              <table:table-cell office:value-type="float" office:value="1.73024">
                <text:p>1.73024</text:p>
              </table:table-cell>
              <table:table-cell office:value-type="float" office:value="-0.0178232">
                <text:p>-0.0178232</text:p>
              </table:table-cell>
              <table:table-cell office:value-type="float" office:value="0.379372">
                <text:p>0.379372</text:p>
              </table:table-cell>
              <table:table-cell office:value-type="float" office:value="-0.00255895">
                <text:p>-0.002558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0.0505661">
                <text:p>-0.0505661</text:p>
              </table:table-cell>
              <table:table-cell office:value-type="float" office:value="-0.701794">
                <text:p>-0.701794</text:p>
              </table:table-cell>
              <table:table-cell office:value-type="float" office:value="-0.0514526">
                <text:p>-0.0514526</text:p>
              </table:table-cell>
              <table:table-cell office:value-type="float" office:value="1.73023">
                <text:p>1.73023</text:p>
              </table:table-cell>
              <table:table-cell office:value-type="float" office:value="-0.0183595">
                <text:p>-0.0183595</text:p>
              </table:table-cell>
              <table:table-cell office:value-type="float" office:value="0.37939">
                <text:p>0.37939</text:p>
              </table:table-cell>
              <table:table-cell office:value-type="float" office:value="-0.00264598">
                <text:p>-0.002645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0.0520602">
                <text:p>-0.0520602</text:p>
              </table:table-cell>
              <table:table-cell office:value-type="float" office:value="-0.701815">
                <text:p>-0.701815</text:p>
              </table:table-cell>
              <table:table-cell office:value-type="float" office:value="-0.0534182">
                <text:p>-0.0534182</text:p>
              </table:table-cell>
              <table:table-cell office:value-type="float" office:value="1.73022">
                <text:p>1.73022</text:p>
              </table:table-cell>
              <table:table-cell office:value-type="float" office:value="-0.0188954">
                <text:p>-0.0188954</text:p>
              </table:table-cell>
              <table:table-cell office:value-type="float" office:value="0.379407">
                <text:p>0.379407</text:p>
              </table:table-cell>
              <table:table-cell office:value-type="float" office:value="-0.00273294">
                <text:p>-0.002732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0.0535532">
                <text:p>-0.0535532</text:p>
              </table:table-cell>
              <table:table-cell office:value-type="float" office:value="-0.701836">
                <text:p>-0.701836</text:p>
              </table:table-cell>
              <table:table-cell office:value-type="float" office:value="-0.0553823">
                <text:p>-0.0553823</text:p>
              </table:table-cell>
              <table:table-cell office:value-type="float" office:value="1.73021">
                <text:p>1.73021</text:p>
              </table:table-cell>
              <table:table-cell office:value-type="float" office:value="-0.0194309">
                <text:p>-0.0194309</text:p>
              </table:table-cell>
              <table:table-cell office:value-type="float" office:value="0.379426">
                <text:p>0.379426</text:p>
              </table:table-cell>
              <table:table-cell office:value-type="float" office:value="-0.00281984">
                <text:p>-0.002819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0.055045">
                <text:p>-0.055045</text:p>
              </table:table-cell>
              <table:table-cell office:value-type="float" office:value="-0.701859">
                <text:p>-0.701859</text:p>
              </table:table-cell>
              <table:table-cell office:value-type="float" office:value="-0.0573449">
                <text:p>-0.0573449</text:p>
              </table:table-cell>
              <table:table-cell office:value-type="float" office:value="1.7302">
                <text:p>1.7302</text:p>
              </table:table-cell>
              <table:table-cell office:value-type="float" office:value="-0.019966">
                <text:p>-0.019966</text:p>
              </table:table-cell>
              <table:table-cell office:value-type="float" office:value="0.379444">
                <text:p>0.379444</text:p>
              </table:table-cell>
              <table:table-cell office:value-type="float" office:value="-0.00290667">
                <text:p>-0.00290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0.0565356">
                <text:p>-0.0565356</text:p>
              </table:table-cell>
              <table:table-cell office:value-type="float" office:value="-0.701882">
                <text:p>-0.701882</text:p>
              </table:table-cell>
              <table:table-cell office:value-type="float" office:value="-0.059306">
                <text:p>-0.059306</text:p>
              </table:table-cell>
              <table:table-cell office:value-type="float" office:value="1.73019">
                <text:p>1.73019</text:p>
              </table:table-cell>
              <table:table-cell office:value-type="float" office:value="-0.0205007">
                <text:p>-0.0205007</text:p>
              </table:table-cell>
              <table:table-cell office:value-type="float" office:value="0.379463">
                <text:p>0.379463</text:p>
              </table:table-cell>
              <table:table-cell office:value-type="float" office:value="-0.00299342">
                <text:p>-0.002993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0.0580251">
                <text:p>-0.0580251</text:p>
              </table:table-cell>
              <table:table-cell office:value-type="float" office:value="-0.701905">
                <text:p>-0.701905</text:p>
              </table:table-cell>
              <table:table-cell office:value-type="float" office:value="-0.0612654">
                <text:p>-0.0612654</text:p>
              </table:table-cell>
              <table:table-cell office:value-type="float" office:value="1.73017">
                <text:p>1.73017</text:p>
              </table:table-cell>
              <table:table-cell office:value-type="float" office:value="-0.021035">
                <text:p>-0.021035</text:p>
              </table:table-cell>
              <table:table-cell office:value-type="float" office:value="0.379482">
                <text:p>0.379482</text:p>
              </table:table-cell>
              <table:table-cell office:value-type="float" office:value="-0.0030801">
                <text:p>-0.00308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0.0595133">
                <text:p>-0.0595133</text:p>
              </table:table-cell>
              <table:table-cell office:value-type="float" office:value="-0.701929">
                <text:p>-0.701929</text:p>
              </table:table-cell>
              <table:table-cell office:value-type="float" office:value="-0.0632232">
                <text:p>-0.0632232</text:p>
              </table:table-cell>
              <table:table-cell office:value-type="float" office:value="1.73016">
                <text:p>1.73016</text:p>
              </table:table-cell>
              <table:table-cell office:value-type="float" office:value="-0.0215689">
                <text:p>-0.0215689</text:p>
              </table:table-cell>
              <table:table-cell office:value-type="float" office:value="0.379501">
                <text:p>0.379501</text:p>
              </table:table-cell>
              <table:table-cell office:value-type="float" office:value="-0.00316671">
                <text:p>-0.003166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0.0610003">
                <text:p>-0.0610003</text:p>
              </table:table-cell>
              <table:table-cell office:value-type="float" office:value="-0.701954">
                <text:p>-0.701954</text:p>
              </table:table-cell>
              <table:table-cell office:value-type="float" office:value="-0.0651793">
                <text:p>-0.0651793</text:p>
              </table:table-cell>
              <table:table-cell office:value-type="float" office:value="1.73015">
                <text:p>1.73015</text:p>
              </table:table-cell>
              <table:table-cell office:value-type="float" office:value="-0.0221023">
                <text:p>-0.0221023</text:p>
              </table:table-cell>
              <table:table-cell office:value-type="float" office:value="0.379521">
                <text:p>0.379521</text:p>
              </table:table-cell>
              <table:table-cell office:value-type="float" office:value="-0.00325323">
                <text:p>-0.003253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0.0624859">
                <text:p>-0.0624859</text:p>
              </table:table-cell>
              <table:table-cell office:value-type="float" office:value="-0.70198">
                <text:p>-0.70198</text:p>
              </table:table-cell>
              <table:table-cell office:value-type="float" office:value="-0.0671337">
                <text:p>-0.0671337</text:p>
              </table:table-cell>
              <table:table-cell office:value-type="float" office:value="1.73013">
                <text:p>1.73013</text:p>
              </table:table-cell>
              <table:table-cell office:value-type="float" office:value="-0.0226353">
                <text:p>-0.0226353</text:p>
              </table:table-cell>
              <table:table-cell office:value-type="float" office:value="0.379541">
                <text:p>0.379541</text:p>
              </table:table-cell>
              <table:table-cell office:value-type="float" office:value="-0.00333968">
                <text:p>-0.003339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0.0639702">
                <text:p>-0.0639702</text:p>
              </table:table-cell>
              <table:table-cell office:value-type="float" office:value="-0.702006">
                <text:p>-0.702006</text:p>
              </table:table-cell>
              <table:table-cell office:value-type="float" office:value="-0.0690863">
                <text:p>-0.0690863</text:p>
              </table:table-cell>
              <table:table-cell office:value-type="float" office:value="1.73012">
                <text:p>1.73012</text:p>
              </table:table-cell>
              <table:table-cell office:value-type="float" office:value="-0.0231678">
                <text:p>-0.0231678</text:p>
              </table:table-cell>
              <table:table-cell office:value-type="float" office:value="0.379561">
                <text:p>0.379561</text:p>
              </table:table-cell>
              <table:table-cell office:value-type="float" office:value="-0.00342604">
                <text:p>-0.003426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0.0654532">
                <text:p>-0.0654532</text:p>
              </table:table-cell>
              <table:table-cell office:value-type="float" office:value="-0.702032">
                <text:p>-0.702032</text:p>
              </table:table-cell>
              <table:table-cell office:value-type="float" office:value="-0.071037">
                <text:p>-0.071037</text:p>
              </table:table-cell>
              <table:table-cell office:value-type="float" office:value="1.7301">
                <text:p>1.7301</text:p>
              </table:table-cell>
              <table:table-cell office:value-type="float" office:value="-0.0236998">
                <text:p>-0.0236998</text:p>
              </table:table-cell>
              <table:table-cell office:value-type="float" office:value="0.379582">
                <text:p>0.379582</text:p>
              </table:table-cell>
              <table:table-cell office:value-type="float" office:value="-0.00351231">
                <text:p>-0.003512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0.0669347">
                <text:p>-0.0669347</text:p>
              </table:table-cell>
              <table:table-cell office:value-type="float" office:value="-0.702059">
                <text:p>-0.702059</text:p>
              </table:table-cell>
              <table:table-cell office:value-type="float" office:value="-0.0729859">
                <text:p>-0.0729859</text:p>
              </table:table-cell>
              <table:table-cell office:value-type="float" office:value="1.73009">
                <text:p>1.73009</text:p>
              </table:table-cell>
              <table:table-cell office:value-type="float" office:value="-0.0242313">
                <text:p>-0.0242313</text:p>
              </table:table-cell>
              <table:table-cell office:value-type="float" office:value="0.379602">
                <text:p>0.379602</text:p>
              </table:table-cell>
              <table:table-cell office:value-type="float" office:value="-0.00359851">
                <text:p>-0.003598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0.0684148">
                <text:p>-0.0684148</text:p>
              </table:table-cell>
              <table:table-cell office:value-type="float" office:value="-0.702087">
                <text:p>-0.702087</text:p>
              </table:table-cell>
              <table:table-cell office:value-type="float" office:value="-0.0749329">
                <text:p>-0.0749329</text:p>
              </table:table-cell>
              <table:table-cell office:value-type="float" office:value="1.73007">
                <text:p>1.73007</text:p>
              </table:table-cell>
              <table:table-cell office:value-type="float" office:value="-0.0247623">
                <text:p>-0.0247623</text:p>
              </table:table-cell>
              <table:table-cell office:value-type="float" office:value="0.379624">
                <text:p>0.379624</text:p>
              </table:table-cell>
              <table:table-cell office:value-type="float" office:value="-0.00368461">
                <text:p>-0.003684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0.0698935">
                <text:p>-0.0698935</text:p>
              </table:table-cell>
              <table:table-cell office:value-type="float" office:value="-0.702116">
                <text:p>-0.702116</text:p>
              </table:table-cell>
              <table:table-cell office:value-type="float" office:value="-0.0768779">
                <text:p>-0.0768779</text:p>
              </table:table-cell>
              <table:table-cell office:value-type="float" office:value="1.73005">
                <text:p>1.73005</text:p>
              </table:table-cell>
              <table:table-cell office:value-type="float" office:value="-0.0252928">
                <text:p>-0.0252928</text:p>
              </table:table-cell>
              <table:table-cell office:value-type="float" office:value="0.379645">
                <text:p>0.379645</text:p>
              </table:table-cell>
              <table:table-cell office:value-type="float" office:value="-0.00377062">
                <text:p>-0.003770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0.0713706">
                <text:p>-0.0713706</text:p>
              </table:table-cell>
              <table:table-cell office:value-type="float" office:value="-0.702145">
                <text:p>-0.702145</text:p>
              </table:table-cell>
              <table:table-cell office:value-type="float" office:value="-0.0788209">
                <text:p>-0.0788209</text:p>
              </table:table-cell>
              <table:table-cell office:value-type="float" office:value="1.73003">
                <text:p>1.73003</text:p>
              </table:table-cell>
              <table:table-cell office:value-type="float" office:value="-0.0258227">
                <text:p>-0.0258227</text:p>
              </table:table-cell>
              <table:table-cell office:value-type="float" office:value="0.379667">
                <text:p>0.379667</text:p>
              </table:table-cell>
              <table:table-cell office:value-type="float" office:value="-0.00385654">
                <text:p>-0.003856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0.0728462">
                <text:p>-0.0728462</text:p>
              </table:table-cell>
              <table:table-cell office:value-type="float" office:value="-0.702174">
                <text:p>-0.702174</text:p>
              </table:table-cell>
              <table:table-cell office:value-type="float" office:value="-0.0807618">
                <text:p>-0.0807618</text:p>
              </table:table-cell>
              <table:table-cell office:value-type="float" office:value="1.73002">
                <text:p>1.73002</text:p>
              </table:table-cell>
              <table:table-cell office:value-type="float" office:value="-0.0263522">
                <text:p>-0.0263522</text:p>
              </table:table-cell>
              <table:table-cell office:value-type="float" office:value="0.379689">
                <text:p>0.379689</text:p>
              </table:table-cell>
              <table:table-cell office:value-type="float" office:value="-0.00394237">
                <text:p>-0.003942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0.0743202">
                <text:p>-0.0743202</text:p>
              </table:table-cell>
              <table:table-cell office:value-type="float" office:value="-0.702204">
                <text:p>-0.702204</text:p>
              </table:table-cell>
              <table:table-cell office:value-type="float" office:value="-0.0827006">
                <text:p>-0.0827006</text:p>
              </table:table-cell>
              <table:table-cell office:value-type="float" office:value="1.73">
                <text:p>1.73</text:p>
              </table:table-cell>
              <table:table-cell office:value-type="float" office:value="-0.026881">
                <text:p>-0.026881</text:p>
              </table:table-cell>
              <table:table-cell office:value-type="float" office:value="0.379711">
                <text:p>0.379711</text:p>
              </table:table-cell>
              <table:table-cell office:value-type="float" office:value="-0.0040281">
                <text:p>-0.00402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0.0757926">
                <text:p>-0.0757926</text:p>
              </table:table-cell>
              <table:table-cell office:value-type="float" office:value="-0.702235">
                <text:p>-0.702235</text:p>
              </table:table-cell>
              <table:table-cell office:value-type="float" office:value="-0.0846374">
                <text:p>-0.0846374</text:p>
              </table:table-cell>
              <table:table-cell office:value-type="float" office:value="1.72998">
                <text:p>1.72998</text:p>
              </table:table-cell>
              <table:table-cell office:value-type="float" office:value="-0.0274094">
                <text:p>-0.0274094</text:p>
              </table:table-cell>
              <table:table-cell office:value-type="float" office:value="0.379734">
                <text:p>0.379734</text:p>
              </table:table-cell>
              <table:table-cell office:value-type="float" office:value="-0.00411373">
                <text:p>-0.004113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0.0772634">
                <text:p>-0.0772634</text:p>
              </table:table-cell>
              <table:table-cell office:value-type="float" office:value="-0.702266">
                <text:p>-0.702266</text:p>
              </table:table-cell>
              <table:table-cell office:value-type="float" office:value="-0.0865719">
                <text:p>-0.0865719</text:p>
              </table:table-cell>
              <table:table-cell office:value-type="float" office:value="1.72996">
                <text:p>1.72996</text:p>
              </table:table-cell>
              <table:table-cell office:value-type="float" office:value="-0.0279371">
                <text:p>-0.0279371</text:p>
              </table:table-cell>
              <table:table-cell office:value-type="float" office:value="0.379757">
                <text:p>0.379757</text:p>
              </table:table-cell>
              <table:table-cell office:value-type="float" office:value="-0.00419926">
                <text:p>-0.004199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0.0787325">
                <text:p>-0.0787325</text:p>
              </table:table-cell>
              <table:table-cell office:value-type="float" office:value="-0.702298">
                <text:p>-0.702298</text:p>
              </table:table-cell>
              <table:table-cell office:value-type="float" office:value="-0.0885042">
                <text:p>-0.0885042</text:p>
              </table:table-cell>
              <table:table-cell office:value-type="float" office:value="1.72994">
                <text:p>1.72994</text:p>
              </table:table-cell>
              <table:table-cell office:value-type="float" office:value="-0.0284642">
                <text:p>-0.0284642</text:p>
              </table:table-cell>
              <table:table-cell office:value-type="float" office:value="0.379781">
                <text:p>0.379781</text:p>
              </table:table-cell>
              <table:table-cell office:value-type="float" office:value="-0.00428469">
                <text:p>-0.004284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0.0801999">
                <text:p>-0.0801999</text:p>
              </table:table-cell>
              <table:table-cell office:value-type="float" office:value="-0.70233">
                <text:p>-0.70233</text:p>
              </table:table-cell>
              <table:table-cell office:value-type="float" office:value="-0.0904343">
                <text:p>-0.0904343</text:p>
              </table:table-cell>
              <table:table-cell office:value-type="float" office:value="1.72992">
                <text:p>1.72992</text:p>
              </table:table-cell>
              <table:table-cell office:value-type="float" office:value="-0.0289908">
                <text:p>-0.0289908</text:p>
              </table:table-cell>
              <table:table-cell office:value-type="float" office:value="0.379804">
                <text:p>0.379804</text:p>
              </table:table-cell>
              <table:table-cell office:value-type="float" office:value="-0.00437002">
                <text:p>-0.004370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0.0816656">
                <text:p>-0.0816656</text:p>
              </table:table-cell>
              <table:table-cell office:value-type="float" office:value="-0.702364">
                <text:p>-0.702364</text:p>
              </table:table-cell>
              <table:table-cell office:value-type="float" office:value="-0.092362">
                <text:p>-0.092362</text:p>
              </table:table-cell>
              <table:table-cell office:value-type="float" office:value="1.7299">
                <text:p>1.7299</text:p>
              </table:table-cell>
              <table:table-cell office:value-type="float" office:value="-0.0295167">
                <text:p>-0.0295167</text:p>
              </table:table-cell>
              <table:table-cell office:value-type="float" office:value="0.379828">
                <text:p>0.379828</text:p>
              </table:table-cell>
              <table:table-cell office:value-type="float" office:value="-0.00445524">
                <text:p>-0.004455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0.0831296">
                <text:p>-0.0831296</text:p>
              </table:table-cell>
              <table:table-cell office:value-type="float" office:value="-0.702397">
                <text:p>-0.702397</text:p>
              </table:table-cell>
              <table:table-cell office:value-type="float" office:value="-0.0942874">
                <text:p>-0.0942874</text:p>
              </table:table-cell>
              <table:table-cell office:value-type="float" office:value="1.72987">
                <text:p>1.72987</text:p>
              </table:table-cell>
              <table:table-cell office:value-type="float" office:value="-0.0300421">
                <text:p>-0.0300421</text:p>
              </table:table-cell>
              <table:table-cell office:value-type="float" office:value="0.379852">
                <text:p>0.379852</text:p>
              </table:table-cell>
              <table:table-cell office:value-type="float" office:value="-0.00454036">
                <text:p>-0.004540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0.0845917">
                <text:p>-0.0845917</text:p>
              </table:table-cell>
              <table:table-cell office:value-type="float" office:value="-0.702431">
                <text:p>-0.702431</text:p>
              </table:table-cell>
              <table:table-cell office:value-type="float" office:value="-0.0962105">
                <text:p>-0.0962105</text:p>
              </table:table-cell>
              <table:table-cell office:value-type="float" office:value="1.72985">
                <text:p>1.72985</text:p>
              </table:table-cell>
              <table:table-cell office:value-type="float" office:value="-0.0305668">
                <text:p>-0.0305668</text:p>
              </table:table-cell>
              <table:table-cell office:value-type="float" office:value="0.379877">
                <text:p>0.379877</text:p>
              </table:table-cell>
              <table:table-cell office:value-type="float" office:value="-0.00462536">
                <text:p>-0.004625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0.086052">
                <text:p>-0.086052</text:p>
              </table:table-cell>
              <table:table-cell office:value-type="float" office:value="-0.702466">
                <text:p>-0.702466</text:p>
              </table:table-cell>
              <table:table-cell office:value-type="float" office:value="-0.0981311">
                <text:p>-0.0981311</text:p>
              </table:table-cell>
              <table:table-cell office:value-type="float" office:value="1.72983">
                <text:p>1.72983</text:p>
              </table:table-cell>
              <table:table-cell office:value-type="float" office:value="-0.0310908">
                <text:p>-0.0310908</text:p>
              </table:table-cell>
              <table:table-cell office:value-type="float" office:value="0.379901">
                <text:p>0.379901</text:p>
              </table:table-cell>
              <table:table-cell office:value-type="float" office:value="-0.00471026">
                <text:p>-0.004710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0.0875105">
                <text:p>-0.0875105</text:p>
              </table:table-cell>
              <table:table-cell office:value-type="float" office:value="-0.702501">
                <text:p>-0.702501</text:p>
              </table:table-cell>
              <table:table-cell office:value-type="float" office:value="-0.100049">
                <text:p>-0.100049</text:p>
              </table:table-cell>
              <table:table-cell office:value-type="float" office:value="1.72981">
                <text:p>1.72981</text:p>
              </table:table-cell>
              <table:table-cell office:value-type="float" office:value="-0.0316142">
                <text:p>-0.0316142</text:p>
              </table:table-cell>
              <table:table-cell office:value-type="float" office:value="0.379926">
                <text:p>0.379926</text:p>
              </table:table-cell>
              <table:table-cell office:value-type="float" office:value="-0.00479504">
                <text:p>-0.004795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0.0889671">
                <text:p>-0.0889671</text:p>
              </table:table-cell>
              <table:table-cell office:value-type="float" office:value="-0.702537">
                <text:p>-0.702537</text:p>
              </table:table-cell>
              <table:table-cell office:value-type="float" office:value="-0.101965">
                <text:p>-0.101965</text:p>
              </table:table-cell>
              <table:table-cell office:value-type="float" office:value="1.72978">
                <text:p>1.72978</text:p>
              </table:table-cell>
              <table:table-cell office:value-type="float" office:value="-0.032137">
                <text:p>-0.032137</text:p>
              </table:table-cell>
              <table:table-cell office:value-type="float" office:value="0.379952">
                <text:p>0.379952</text:p>
              </table:table-cell>
              <table:table-cell office:value-type="float" office:value="-0.00487971">
                <text:p>-0.004879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0.0904218">
                <text:p>-0.0904218</text:p>
              </table:table-cell>
              <table:table-cell office:value-type="float" office:value="-0.702573">
                <text:p>-0.702573</text:p>
              </table:table-cell>
              <table:table-cell office:value-type="float" office:value="-0.103878">
                <text:p>-0.103878</text:p>
              </table:table-cell>
              <table:table-cell office:value-type="float" office:value="1.72976">
                <text:p>1.72976</text:p>
              </table:table-cell>
              <table:table-cell office:value-type="float" office:value="-0.0326591">
                <text:p>-0.0326591</text:p>
              </table:table-cell>
              <table:table-cell office:value-type="float" office:value="0.379977">
                <text:p>0.379977</text:p>
              </table:table-cell>
              <table:table-cell office:value-type="float" office:value="-0.00496426">
                <text:p>-0.004964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0.0918746">
                <text:p>-0.0918746</text:p>
              </table:table-cell>
              <table:table-cell office:value-type="float" office:value="-0.70261">
                <text:p>-0.70261</text:p>
              </table:table-cell>
              <table:table-cell office:value-type="float" office:value="-0.105788">
                <text:p>-0.105788</text:p>
              </table:table-cell>
              <table:table-cell office:value-type="float" office:value="1.72973">
                <text:p>1.72973</text:p>
              </table:table-cell>
              <table:table-cell office:value-type="float" office:value="-0.0331805">
                <text:p>-0.0331805</text:p>
              </table:table-cell>
              <table:table-cell office:value-type="float" office:value="0.380003">
                <text:p>0.380003</text:p>
              </table:table-cell>
              <table:table-cell office:value-type="float" office:value="-0.0050487">
                <text:p>-0.00504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0.0933253">
                <text:p>-0.0933253</text:p>
              </table:table-cell>
              <table:table-cell office:value-type="float" office:value="-0.702648">
                <text:p>-0.702648</text:p>
              </table:table-cell>
              <table:table-cell office:value-type="float" office:value="-0.107696">
                <text:p>-0.107696</text:p>
              </table:table-cell>
              <table:table-cell office:value-type="float" office:value="1.72971">
                <text:p>1.72971</text:p>
              </table:table-cell>
              <table:table-cell office:value-type="float" office:value="-0.0337012">
                <text:p>-0.0337012</text:p>
              </table:table-cell>
              <table:table-cell office:value-type="float" office:value="0.380029">
                <text:p>0.380029</text:p>
              </table:table-cell>
              <table:table-cell office:value-type="float" office:value="-0.00513302">
                <text:p>-0.005133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0.0947741">
                <text:p>-0.0947741</text:p>
              </table:table-cell>
              <table:table-cell office:value-type="float" office:value="-0.702686">
                <text:p>-0.702686</text:p>
              </table:table-cell>
              <table:table-cell office:value-type="float" office:value="-0.109602">
                <text:p>-0.109602</text:p>
              </table:table-cell>
              <table:table-cell office:value-type="float" office:value="1.72968">
                <text:p>1.72968</text:p>
              </table:table-cell>
              <table:table-cell office:value-type="float" office:value="-0.0342212">
                <text:p>-0.0342212</text:p>
              </table:table-cell>
              <table:table-cell office:value-type="float" office:value="0.380056">
                <text:p>0.380056</text:p>
              </table:table-cell>
              <table:table-cell office:value-type="float" office:value="-0.00521721">
                <text:p>-0.005217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0.0962209">
                <text:p>-0.0962209</text:p>
              </table:table-cell>
              <table:table-cell office:value-type="float" office:value="-0.702724">
                <text:p>-0.702724</text:p>
              </table:table-cell>
              <table:table-cell office:value-type="float" office:value="-0.111504">
                <text:p>-0.111504</text:p>
              </table:table-cell>
              <table:table-cell office:value-type="float" office:value="1.72966">
                <text:p>1.72966</text:p>
              </table:table-cell>
              <table:table-cell office:value-type="float" office:value="-0.0347405">
                <text:p>-0.0347405</text:p>
              </table:table-cell>
              <table:table-cell office:value-type="float" office:value="0.380082">
                <text:p>0.380082</text:p>
              </table:table-cell>
              <table:table-cell office:value-type="float" office:value="-0.00530129">
                <text:p>-0.005301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0.0976656">
                <text:p>-0.0976656</text:p>
              </table:table-cell>
              <table:table-cell office:value-type="float" office:value="-0.702764">
                <text:p>-0.702764</text:p>
              </table:table-cell>
              <table:table-cell office:value-type="float" office:value="-0.113404">
                <text:p>-0.113404</text:p>
              </table:table-cell>
              <table:table-cell office:value-type="float" office:value="1.72963">
                <text:p>1.72963</text:p>
              </table:table-cell>
              <table:table-cell office:value-type="float" office:value="-0.035259">
                <text:p>-0.035259</text:p>
              </table:table-cell>
              <table:table-cell office:value-type="float" office:value="0.380109">
                <text:p>0.380109</text:p>
              </table:table-cell>
              <table:table-cell office:value-type="float" office:value="-0.00538523">
                <text:p>-0.005385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0.0991082">
                <text:p>-0.0991082</text:p>
              </table:table-cell>
              <table:table-cell office:value-type="float" office:value="-0.702803">
                <text:p>-0.702803</text:p>
              </table:table-cell>
              <table:table-cell office:value-type="float" office:value="-0.115301">
                <text:p>-0.115301</text:p>
              </table:table-cell>
              <table:table-cell office:value-type="float" office:value="1.7296">
                <text:p>1.7296</text:p>
              </table:table-cell>
              <table:table-cell office:value-type="float" office:value="-0.0357768">
                <text:p>-0.0357768</text:p>
              </table:table-cell>
              <table:table-cell office:value-type="float" office:value="0.380136">
                <text:p>0.380136</text:p>
              </table:table-cell>
              <table:table-cell office:value-type="float" office:value="-0.00546906">
                <text:p>-0.005469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0.100549">
                <text:p>-0.100549</text:p>
              </table:table-cell>
              <table:table-cell office:value-type="float" office:value="-0.702843">
                <text:p>-0.702843</text:p>
              </table:table-cell>
              <table:table-cell office:value-type="float" office:value="-0.117195">
                <text:p>-0.117195</text:p>
              </table:table-cell>
              <table:table-cell office:value-type="float" office:value="1.72957">
                <text:p>1.72957</text:p>
              </table:table-cell>
              <table:table-cell office:value-type="float" office:value="-0.0362939">
                <text:p>-0.0362939</text:p>
              </table:table-cell>
              <table:table-cell office:value-type="float" office:value="0.380164">
                <text:p>0.380164</text:p>
              </table:table-cell>
              <table:table-cell office:value-type="float" office:value="-0.00555275">
                <text:p>-0.005552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0.101987">
                <text:p>-0.101987</text:p>
              </table:table-cell>
              <table:table-cell office:value-type="float" office:value="-0.702884">
                <text:p>-0.702884</text:p>
              </table:table-cell>
              <table:table-cell office:value-type="float" office:value="-0.119086">
                <text:p>-0.119086</text:p>
              </table:table-cell>
              <table:table-cell office:value-type="float" office:value="1.72955">
                <text:p>1.72955</text:p>
              </table:table-cell>
              <table:table-cell office:value-type="float" office:value="-0.0368103">
                <text:p>-0.0368103</text:p>
              </table:table-cell>
              <table:table-cell office:value-type="float" office:value="0.380192">
                <text:p>0.380192</text:p>
              </table:table-cell>
              <table:table-cell office:value-type="float" office:value="-0.00563632">
                <text:p>-0.005636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0.103423">
                <text:p>-0.103423</text:p>
              </table:table-cell>
              <table:table-cell office:value-type="float" office:value="-0.702925">
                <text:p>-0.702925</text:p>
              </table:table-cell>
              <table:table-cell office:value-type="float" office:value="-0.120975">
                <text:p>-0.120975</text:p>
              </table:table-cell>
              <table:table-cell office:value-type="float" office:value="1.72952">
                <text:p>1.72952</text:p>
              </table:table-cell>
              <table:table-cell office:value-type="float" office:value="-0.0373258">
                <text:p>-0.0373258</text:p>
              </table:table-cell>
              <table:table-cell office:value-type="float" office:value="0.38022">
                <text:p>0.38022</text:p>
              </table:table-cell>
              <table:table-cell office:value-type="float" office:value="-0.00571975">
                <text:p>-0.005719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0.104857">
                <text:p>-0.104857</text:p>
              </table:table-cell>
              <table:table-cell office:value-type="float" office:value="-0.702967">
                <text:p>-0.702967</text:p>
              </table:table-cell>
              <table:table-cell office:value-type="float" office:value="-0.122861">
                <text:p>-0.122861</text:p>
              </table:table-cell>
              <table:table-cell office:value-type="float" office:value="1.72949">
                <text:p>1.72949</text:p>
              </table:table-cell>
              <table:table-cell office:value-type="float" office:value="-0.0378406">
                <text:p>-0.0378406</text:p>
              </table:table-cell>
              <table:table-cell office:value-type="float" office:value="0.380248">
                <text:p>0.380248</text:p>
              </table:table-cell>
              <table:table-cell office:value-type="float" office:value="-0.00580306">
                <text:p>-0.005803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0.106289">
                <text:p>-0.106289</text:p>
              </table:table-cell>
              <table:table-cell office:value-type="float" office:value="-0.703009">
                <text:p>-0.703009</text:p>
              </table:table-cell>
              <table:table-cell office:value-type="float" office:value="-0.124743">
                <text:p>-0.124743</text:p>
              </table:table-cell>
              <table:table-cell office:value-type="float" office:value="1.72946">
                <text:p>1.72946</text:p>
              </table:table-cell>
              <table:table-cell office:value-type="float" office:value="-0.0383546">
                <text:p>-0.0383546</text:p>
              </table:table-cell>
              <table:table-cell office:value-type="float" office:value="0.380276">
                <text:p>0.380276</text:p>
              </table:table-cell>
              <table:table-cell office:value-type="float" office:value="-0.00588623">
                <text:p>-0.005886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0.107719">
                <text:p>-0.107719</text:p>
              </table:table-cell>
              <table:table-cell office:value-type="float" office:value="-0.703052">
                <text:p>-0.703052</text:p>
              </table:table-cell>
              <table:table-cell office:value-type="float" office:value="-0.126623">
                <text:p>-0.126623</text:p>
              </table:table-cell>
              <table:table-cell office:value-type="float" office:value="1.72943">
                <text:p>1.72943</text:p>
              </table:table-cell>
              <table:table-cell office:value-type="float" office:value="-0.0388679">
                <text:p>-0.0388679</text:p>
              </table:table-cell>
              <table:table-cell office:value-type="float" office:value="0.380305">
                <text:p>0.380305</text:p>
              </table:table-cell>
              <table:table-cell office:value-type="float" office:value="-0.00596926">
                <text:p>-0.005969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0.109146">
                <text:p>-0.109146</text:p>
              </table:table-cell>
              <table:table-cell office:value-type="float" office:value="-0.703096">
                <text:p>-0.703096</text:p>
              </table:table-cell>
              <table:table-cell office:value-type="float" office:value="-0.128499">
                <text:p>-0.128499</text:p>
              </table:table-cell>
              <table:table-cell office:value-type="float" office:value="1.7294">
                <text:p>1.7294</text:p>
              </table:table-cell>
              <table:table-cell office:value-type="float" office:value="-0.0393803">
                <text:p>-0.0393803</text:p>
              </table:table-cell>
              <table:table-cell office:value-type="float" office:value="0.380334">
                <text:p>0.380334</text:p>
              </table:table-cell>
              <table:table-cell office:value-type="float" office:value="-0.00605216">
                <text:p>-0.006052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0.110571">
                <text:p>-0.110571</text:p>
              </table:table-cell>
              <table:table-cell office:value-type="float" office:value="-0.703139">
                <text:p>-0.703139</text:p>
              </table:table-cell>
              <table:table-cell office:value-type="float" office:value="-0.130373">
                <text:p>-0.130373</text:p>
              </table:table-cell>
              <table:table-cell office:value-type="float" office:value="1.72937">
                <text:p>1.72937</text:p>
              </table:table-cell>
              <table:table-cell office:value-type="float" office:value="-0.0398919">
                <text:p>-0.0398919</text:p>
              </table:table-cell>
              <table:table-cell office:value-type="float" office:value="0.380363">
                <text:p>0.380363</text:p>
              </table:table-cell>
              <table:table-cell office:value-type="float" office:value="-0.00613492">
                <text:p>-0.006134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0.111994">
                <text:p>-0.111994</text:p>
              </table:table-cell>
              <table:table-cell office:value-type="float" office:value="-0.703184">
                <text:p>-0.703184</text:p>
              </table:table-cell>
              <table:table-cell office:value-type="float" office:value="-0.132243">
                <text:p>-0.132243</text:p>
              </table:table-cell>
              <table:table-cell office:value-type="float" office:value="1.72934">
                <text:p>1.72934</text:p>
              </table:table-cell>
              <table:table-cell office:value-type="float" office:value="-0.0404027">
                <text:p>-0.0404027</text:p>
              </table:table-cell>
              <table:table-cell office:value-type="float" office:value="0.380393">
                <text:p>0.380393</text:p>
              </table:table-cell>
              <table:table-cell office:value-type="float" office:value="-0.00621753">
                <text:p>-0.006217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0.113414">
                <text:p>-0.113414</text:p>
              </table:table-cell>
              <table:table-cell office:value-type="float" office:value="-0.703229">
                <text:p>-0.703229</text:p>
              </table:table-cell>
              <table:table-cell office:value-type="float" office:value="-0.134111">
                <text:p>-0.134111</text:p>
              </table:table-cell>
              <table:table-cell office:value-type="float" office:value="1.7293">
                <text:p>1.7293</text:p>
              </table:table-cell>
              <table:table-cell office:value-type="float" office:value="-0.0409127">
                <text:p>-0.0409127</text:p>
              </table:table-cell>
              <table:table-cell office:value-type="float" office:value="0.380422">
                <text:p>0.380422</text:p>
              </table:table-cell>
              <table:table-cell office:value-type="float" office:value="-0.00630001">
                <text:p>-0.006300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0.114832">
                <text:p>-0.114832</text:p>
              </table:table-cell>
              <table:table-cell office:value-type="float" office:value="-0.703274">
                <text:p>-0.703274</text:p>
              </table:table-cell>
              <table:table-cell office:value-type="float" office:value="-0.135975">
                <text:p>-0.135975</text:p>
              </table:table-cell>
              <table:table-cell office:value-type="float" office:value="1.72927">
                <text:p>1.72927</text:p>
              </table:table-cell>
              <table:table-cell office:value-type="float" office:value="-0.0414218">
                <text:p>-0.0414218</text:p>
              </table:table-cell>
              <table:table-cell office:value-type="float" office:value="0.380452">
                <text:p>0.380452</text:p>
              </table:table-cell>
              <table:table-cell office:value-type="float" office:value="-0.00638235">
                <text:p>-0.006382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0.116247">
                <text:p>-0.116247</text:p>
              </table:table-cell>
              <table:table-cell office:value-type="float" office:value="-0.70332">
                <text:p>-0.70332</text:p>
              </table:table-cell>
              <table:table-cell office:value-type="float" office:value="-0.137836">
                <text:p>-0.137836</text:p>
              </table:table-cell>
              <table:table-cell office:value-type="float" office:value="1.72924">
                <text:p>1.72924</text:p>
              </table:table-cell>
              <table:table-cell office:value-type="float" office:value="-0.0419301">
                <text:p>-0.0419301</text:p>
              </table:table-cell>
              <table:table-cell office:value-type="float" office:value="0.380482">
                <text:p>0.380482</text:p>
              </table:table-cell>
              <table:table-cell office:value-type="float" office:value="-0.00646454">
                <text:p>-0.006464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0.117661">
                <text:p>-0.117661</text:p>
              </table:table-cell>
              <table:table-cell office:value-type="float" office:value="-0.703366">
                <text:p>-0.703366</text:p>
              </table:table-cell>
              <table:table-cell office:value-type="float" office:value="-0.139694">
                <text:p>-0.139694</text:p>
              </table:table-cell>
              <table:table-cell office:value-type="float" office:value="1.72921">
                <text:p>1.72921</text:p>
              </table:table-cell>
              <table:table-cell office:value-type="float" office:value="-0.0424375">
                <text:p>-0.0424375</text:p>
              </table:table-cell>
              <table:table-cell office:value-type="float" office:value="0.380513">
                <text:p>0.380513</text:p>
              </table:table-cell>
              <table:table-cell office:value-type="float" office:value="-0.00654658">
                <text:p>-0.006546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0.119071">
                <text:p>-0.119071</text:p>
              </table:table-cell>
              <table:table-cell office:value-type="float" office:value="-0.703413">
                <text:p>-0.703413</text:p>
              </table:table-cell>
              <table:table-cell office:value-type="float" office:value="-0.141548">
                <text:p>-0.141548</text:p>
              </table:table-cell>
              <table:table-cell office:value-type="float" office:value="1.72917">
                <text:p>1.72917</text:p>
              </table:table-cell>
              <table:table-cell office:value-type="float" office:value="-0.0429441">
                <text:p>-0.0429441</text:p>
              </table:table-cell>
              <table:table-cell office:value-type="float" office:value="0.380543">
                <text:p>0.380543</text:p>
              </table:table-cell>
              <table:table-cell office:value-type="float" office:value="-0.00662848">
                <text:p>-0.006628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0.120479">
                <text:p>-0.120479</text:p>
              </table:table-cell>
              <table:table-cell office:value-type="float" office:value="-0.70346">
                <text:p>-0.70346</text:p>
              </table:table-cell>
              <table:table-cell office:value-type="float" office:value="-0.143399">
                <text:p>-0.143399</text:p>
              </table:table-cell>
              <table:table-cell office:value-type="float" office:value="1.72914">
                <text:p>1.72914</text:p>
              </table:table-cell>
              <table:table-cell office:value-type="float" office:value="-0.0434498">
                <text:p>-0.0434498</text:p>
              </table:table-cell>
              <table:table-cell office:value-type="float" office:value="0.380574">
                <text:p>0.380574</text:p>
              </table:table-cell>
              <table:table-cell office:value-type="float" office:value="-0.00671023">
                <text:p>-0.006710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0.121885">
                <text:p>-0.121885</text:p>
              </table:table-cell>
              <table:table-cell office:value-type="float" office:value="-0.703508">
                <text:p>-0.703508</text:p>
              </table:table-cell>
              <table:table-cell office:value-type="float" office:value="-0.145247">
                <text:p>-0.145247</text:p>
              </table:table-cell>
              <table:table-cell office:value-type="float" office:value="1.7291">
                <text:p>1.7291</text:p>
              </table:table-cell>
              <table:table-cell office:value-type="float" office:value="-0.0439546">
                <text:p>-0.0439546</text:p>
              </table:table-cell>
              <table:table-cell office:value-type="float" office:value="0.380605">
                <text:p>0.380605</text:p>
              </table:table-cell>
              <table:table-cell office:value-type="float" office:value="-0.00679183">
                <text:p>-0.006791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0.123288">
                <text:p>-0.123288</text:p>
              </table:table-cell>
              <table:table-cell office:value-type="float" office:value="-0.703556">
                <text:p>-0.703556</text:p>
              </table:table-cell>
              <table:table-cell office:value-type="float" office:value="-0.147092">
                <text:p>-0.147092</text:p>
              </table:table-cell>
              <table:table-cell office:value-type="float" office:value="1.72907">
                <text:p>1.72907</text:p>
              </table:table-cell>
              <table:table-cell office:value-type="float" office:value="-0.0444586">
                <text:p>-0.0444586</text:p>
              </table:table-cell>
              <table:table-cell office:value-type="float" office:value="0.380637">
                <text:p>0.380637</text:p>
              </table:table-cell>
              <table:table-cell office:value-type="float" office:value="-0.00687328">
                <text:p>-0.006873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0.124689">
                <text:p>-0.124689</text:p>
              </table:table-cell>
              <table:table-cell office:value-type="float" office:value="-0.703605">
                <text:p>-0.703605</text:p>
              </table:table-cell>
              <table:table-cell office:value-type="float" office:value="-0.148933">
                <text:p>-0.148933</text:p>
              </table:table-cell>
              <table:table-cell office:value-type="float" office:value="1.72903">
                <text:p>1.72903</text:p>
              </table:table-cell>
              <table:table-cell office:value-type="float" office:value="-0.0449616">
                <text:p>-0.0449616</text:p>
              </table:table-cell>
              <table:table-cell office:value-type="float" office:value="0.380668">
                <text:p>0.380668</text:p>
              </table:table-cell>
              <table:table-cell office:value-type="float" office:value="-0.00695458">
                <text:p>-0.006954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0.126087">
                <text:p>-0.126087</text:p>
              </table:table-cell>
              <table:table-cell office:value-type="float" office:value="-0.703654">
                <text:p>-0.703654</text:p>
              </table:table-cell>
              <table:table-cell office:value-type="float" office:value="-0.150771">
                <text:p>-0.150771</text:p>
              </table:table-cell>
              <table:table-cell office:value-type="float" office:value="1.729">
                <text:p>1.729</text:p>
              </table:table-cell>
              <table:table-cell office:value-type="float" office:value="-0.0454637">
                <text:p>-0.0454637</text:p>
              </table:table-cell>
              <table:table-cell office:value-type="float" office:value="0.3807">
                <text:p>0.3807</text:p>
              </table:table-cell>
              <table:table-cell office:value-type="float" office:value="-0.00703573">
                <text:p>-0.007035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0.127483">
                <text:p>-0.127483</text:p>
              </table:table-cell>
              <table:table-cell office:value-type="float" office:value="-0.703704">
                <text:p>-0.703704</text:p>
              </table:table-cell>
              <table:table-cell office:value-type="float" office:value="-0.152605">
                <text:p>-0.152605</text:p>
              </table:table-cell>
              <table:table-cell office:value-type="float" office:value="1.72896">
                <text:p>1.72896</text:p>
              </table:table-cell>
              <table:table-cell office:value-type="float" office:value="-0.0459649">
                <text:p>-0.0459649</text:p>
              </table:table-cell>
              <table:table-cell office:value-type="float" office:value="0.380732">
                <text:p>0.380732</text:p>
              </table:table-cell>
              <table:table-cell office:value-type="float" office:value="-0.00711672">
                <text:p>-0.007116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0.128876">
                <text:p>-0.128876</text:p>
              </table:table-cell>
              <table:table-cell office:value-type="float" office:value="-0.703754">
                <text:p>-0.703754</text:p>
              </table:table-cell>
              <table:table-cell office:value-type="float" office:value="-0.154436">
                <text:p>-0.154436</text:p>
              </table:table-cell>
              <table:table-cell office:value-type="float" office:value="1.72892">
                <text:p>1.72892</text:p>
              </table:table-cell>
              <table:table-cell office:value-type="float" office:value="-0.0464653">
                <text:p>-0.0464653</text:p>
              </table:table-cell>
              <table:table-cell office:value-type="float" office:value="0.380764">
                <text:p>0.380764</text:p>
              </table:table-cell>
              <table:table-cell office:value-type="float" office:value="-0.00719755">
                <text:p>-0.007197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0.130266">
                <text:p>-0.130266</text:p>
              </table:table-cell>
              <table:table-cell office:value-type="float" office:value="-0.703805">
                <text:p>-0.703805</text:p>
              </table:table-cell>
              <table:table-cell office:value-type="float" office:value="-0.156263">
                <text:p>-0.156263</text:p>
              </table:table-cell>
              <table:table-cell office:value-type="float" office:value="1.72889">
                <text:p>1.72889</text:p>
              </table:table-cell>
              <table:table-cell office:value-type="float" office:value="-0.0469646">
                <text:p>-0.0469646</text:p>
              </table:table-cell>
              <table:table-cell office:value-type="float" office:value="0.380797">
                <text:p>0.380797</text:p>
              </table:table-cell>
              <table:table-cell office:value-type="float" office:value="-0.00727823">
                <text:p>-0.007278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0.131653">
                <text:p>-0.131653</text:p>
              </table:table-cell>
              <table:table-cell office:value-type="float" office:value="-0.703856">
                <text:p>-0.703856</text:p>
              </table:table-cell>
              <table:table-cell office:value-type="float" office:value="-0.158087">
                <text:p>-0.158087</text:p>
              </table:table-cell>
              <table:table-cell office:value-type="float" office:value="1.72885">
                <text:p>1.72885</text:p>
              </table:table-cell>
              <table:table-cell office:value-type="float" office:value="-0.0474631">
                <text:p>-0.0474631</text:p>
              </table:table-cell>
              <table:table-cell office:value-type="float" office:value="0.380829">
                <text:p>0.380829</text:p>
              </table:table-cell>
              <table:table-cell office:value-type="float" office:value="-0.00735874">
                <text:p>-0.007358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0.133038">
                <text:p>-0.133038</text:p>
              </table:table-cell>
              <table:table-cell office:value-type="float" office:value="-0.703908">
                <text:p>-0.703908</text:p>
              </table:table-cell>
              <table:table-cell office:value-type="float" office:value="-0.159908">
                <text:p>-0.159908</text:p>
              </table:table-cell>
              <table:table-cell office:value-type="float" office:value="1.72881">
                <text:p>1.72881</text:p>
              </table:table-cell>
              <table:table-cell office:value-type="float" office:value="-0.0479606">
                <text:p>-0.0479606</text:p>
              </table:table-cell>
              <table:table-cell office:value-type="float" office:value="0.380862">
                <text:p>0.380862</text:p>
              </table:table-cell>
              <table:table-cell office:value-type="float" office:value="-0.0074391">
                <text:p>-0.00743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0.134421">
                <text:p>-0.134421</text:p>
              </table:table-cell>
              <table:table-cell office:value-type="float" office:value="-0.70396">
                <text:p>-0.70396</text:p>
              </table:table-cell>
              <table:table-cell office:value-type="float" office:value="-0.161724">
                <text:p>-0.161724</text:p>
              </table:table-cell>
              <table:table-cell office:value-type="float" office:value="1.72877">
                <text:p>1.72877</text:p>
              </table:table-cell>
              <table:table-cell office:value-type="float" office:value="-0.0484571">
                <text:p>-0.0484571</text:p>
              </table:table-cell>
              <table:table-cell office:value-type="float" office:value="0.380895">
                <text:p>0.380895</text:p>
              </table:table-cell>
              <table:table-cell office:value-type="float" office:value="-0.0075193">
                <text:p>-0.00751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0.1358">
                <text:p>-0.1358</text:p>
              </table:table-cell>
              <table:table-cell office:value-type="float" office:value="-0.704012">
                <text:p>-0.704012</text:p>
              </table:table-cell>
              <table:table-cell office:value-type="float" office:value="-0.163537">
                <text:p>-0.163537</text:p>
              </table:table-cell>
              <table:table-cell office:value-type="float" office:value="1.72873">
                <text:p>1.72873</text:p>
              </table:table-cell>
              <table:table-cell office:value-type="float" office:value="-0.0489527">
                <text:p>-0.0489527</text:p>
              </table:table-cell>
              <table:table-cell office:value-type="float" office:value="0.380928">
                <text:p>0.380928</text:p>
              </table:table-cell>
              <table:table-cell office:value-type="float" office:value="-0.00759933">
                <text:p>-0.007599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0.137177">
                <text:p>-0.137177</text:p>
              </table:table-cell>
              <table:table-cell office:value-type="float" office:value="-0.704065">
                <text:p>-0.704065</text:p>
              </table:table-cell>
              <table:table-cell office:value-type="float" office:value="-0.165347">
                <text:p>-0.165347</text:p>
              </table:table-cell>
              <table:table-cell office:value-type="float" office:value="1.72869">
                <text:p>1.72869</text:p>
              </table:table-cell>
              <table:table-cell office:value-type="float" office:value="-0.0494473">
                <text:p>-0.0494473</text:p>
              </table:table-cell>
              <table:table-cell office:value-type="float" office:value="0.380962">
                <text:p>0.380962</text:p>
              </table:table-cell>
              <table:table-cell office:value-type="float" office:value="-0.00767921">
                <text:p>-0.007679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0.138551">
                <text:p>-0.138551</text:p>
              </table:table-cell>
              <table:table-cell office:value-type="float" office:value="-0.704118">
                <text:p>-0.704118</text:p>
              </table:table-cell>
              <table:table-cell office:value-type="float" office:value="-0.167153">
                <text:p>-0.167153</text:p>
              </table:table-cell>
              <table:table-cell office:value-type="float" office:value="1.72865">
                <text:p>1.72865</text:p>
              </table:table-cell>
              <table:table-cell office:value-type="float" office:value="-0.049941">
                <text:p>-0.049941</text:p>
              </table:table-cell>
              <table:table-cell office:value-type="float" office:value="0.380995">
                <text:p>0.380995</text:p>
              </table:table-cell>
              <table:table-cell office:value-type="float" office:value="-0.00775891">
                <text:p>-0.007758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0.139923">
                <text:p>-0.139923</text:p>
              </table:table-cell>
              <table:table-cell office:value-type="float" office:value="-0.704172">
                <text:p>-0.704172</text:p>
              </table:table-cell>
              <table:table-cell office:value-type="float" office:value="-0.168955">
                <text:p>-0.168955</text:p>
              </table:table-cell>
              <table:table-cell office:value-type="float" office:value="1.72861">
                <text:p>1.72861</text:p>
              </table:table-cell>
              <table:table-cell office:value-type="float" office:value="-0.0504337">
                <text:p>-0.0504337</text:p>
              </table:table-cell>
              <table:table-cell office:value-type="float" office:value="0.381029">
                <text:p>0.381029</text:p>
              </table:table-cell>
              <table:table-cell office:value-type="float" office:value="-0.00783846">
                <text:p>-0.007838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0.141291">
                <text:p>-0.141291</text:p>
              </table:table-cell>
              <table:table-cell office:value-type="float" office:value="-0.704226">
                <text:p>-0.704226</text:p>
              </table:table-cell>
              <table:table-cell office:value-type="float" office:value="-0.170753">
                <text:p>-0.170753</text:p>
              </table:table-cell>
              <table:table-cell office:value-type="float" office:value="1.72857">
                <text:p>1.72857</text:p>
              </table:table-cell>
              <table:table-cell office:value-type="float" office:value="-0.0509254">
                <text:p>-0.0509254</text:p>
              </table:table-cell>
              <table:table-cell office:value-type="float" office:value="0.381063">
                <text:p>0.381063</text:p>
              </table:table-cell>
              <table:table-cell office:value-type="float" office:value="-0.00791783">
                <text:p>-0.007917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0.142657">
                <text:p>-0.142657</text:p>
              </table:table-cell>
              <table:table-cell office:value-type="float" office:value="-0.704281">
                <text:p>-0.704281</text:p>
              </table:table-cell>
              <table:table-cell office:value-type="float" office:value="-0.172548">
                <text:p>-0.172548</text:p>
              </table:table-cell>
              <table:table-cell office:value-type="float" office:value="1.72853">
                <text:p>1.72853</text:p>
              </table:table-cell>
              <table:table-cell office:value-type="float" office:value="-0.0514161">
                <text:p>-0.0514161</text:p>
              </table:table-cell>
              <table:table-cell office:value-type="float" office:value="0.381097">
                <text:p>0.381097</text:p>
              </table:table-cell>
              <table:table-cell office:value-type="float" office:value="-0.00799704">
                <text:p>-0.007997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0.14402">
                <text:p>-0.14402</text:p>
              </table:table-cell>
              <table:table-cell office:value-type="float" office:value="-0.704336">
                <text:p>-0.704336</text:p>
              </table:table-cell>
              <table:table-cell office:value-type="float" office:value="-0.174339">
                <text:p>-0.174339</text:p>
              </table:table-cell>
              <table:table-cell office:value-type="float" office:value="1.72849">
                <text:p>1.72849</text:p>
              </table:table-cell>
              <table:table-cell office:value-type="float" office:value="-0.0519058">
                <text:p>-0.0519058</text:p>
              </table:table-cell>
              <table:table-cell office:value-type="float" office:value="0.381131">
                <text:p>0.381131</text:p>
              </table:table-cell>
              <table:table-cell office:value-type="float" office:value="-0.00807608">
                <text:p>-0.008076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0.14538">
                <text:p>-0.14538</text:p>
              </table:table-cell>
              <table:table-cell office:value-type="float" office:value="-0.704391">
                <text:p>-0.704391</text:p>
              </table:table-cell>
              <table:table-cell office:value-type="float" office:value="-0.176126">
                <text:p>-0.176126</text:p>
              </table:table-cell>
              <table:table-cell office:value-type="float" office:value="1.72845">
                <text:p>1.72845</text:p>
              </table:table-cell>
              <table:table-cell office:value-type="float" office:value="-0.0523945">
                <text:p>-0.0523945</text:p>
              </table:table-cell>
              <table:table-cell office:value-type="float" office:value="0.381166">
                <text:p>0.381166</text:p>
              </table:table-cell>
              <table:table-cell office:value-type="float" office:value="-0.00815495">
                <text:p>-0.008154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0.146737">
                <text:p>-0.146737</text:p>
              </table:table-cell>
              <table:table-cell office:value-type="float" office:value="-0.704447">
                <text:p>-0.704447</text:p>
              </table:table-cell>
              <table:table-cell office:value-type="float" office:value="-0.17791">
                <text:p>-0.17791</text:p>
              </table:table-cell>
              <table:table-cell office:value-type="float" office:value="1.72841">
                <text:p>1.72841</text:p>
              </table:table-cell>
              <table:table-cell office:value-type="float" office:value="-0.0528822">
                <text:p>-0.0528822</text:p>
              </table:table-cell>
              <table:table-cell office:value-type="float" office:value="0.381201">
                <text:p>0.381201</text:p>
              </table:table-cell>
              <table:table-cell office:value-type="float" office:value="-0.00823365">
                <text:p>-0.008233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0.148091">
                <text:p>-0.148091</text:p>
              </table:table-cell>
              <table:table-cell office:value-type="float" office:value="-0.704503">
                <text:p>-0.704503</text:p>
              </table:table-cell>
              <table:table-cell office:value-type="float" office:value="-0.179689">
                <text:p>-0.179689</text:p>
              </table:table-cell>
              <table:table-cell office:value-type="float" office:value="1.72836">
                <text:p>1.72836</text:p>
              </table:table-cell>
              <table:table-cell office:value-type="float" office:value="-0.0533689">
                <text:p>-0.0533689</text:p>
              </table:table-cell>
              <table:table-cell office:value-type="float" office:value="0.381235">
                <text:p>0.381235</text:p>
              </table:table-cell>
              <table:table-cell office:value-type="float" office:value="-0.00831218">
                <text:p>-0.008312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0.149443">
                <text:p>-0.149443</text:p>
              </table:table-cell>
              <table:table-cell office:value-type="float" office:value="-0.70456">
                <text:p>-0.70456</text:p>
              </table:table-cell>
              <table:table-cell office:value-type="float" office:value="-0.181465">
                <text:p>-0.181465</text:p>
              </table:table-cell>
              <table:table-cell office:value-type="float" office:value="1.72832">
                <text:p>1.72832</text:p>
              </table:table-cell>
              <table:table-cell office:value-type="float" office:value="-0.0538545">
                <text:p>-0.0538545</text:p>
              </table:table-cell>
              <table:table-cell office:value-type="float" office:value="0.38127">
                <text:p>0.38127</text:p>
              </table:table-cell>
              <table:table-cell office:value-type="float" office:value="-0.00839053">
                <text:p>-0.008390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0.150791">
                <text:p>-0.150791</text:p>
              </table:table-cell>
              <table:table-cell office:value-type="float" office:value="-0.704617">
                <text:p>-0.704617</text:p>
              </table:table-cell>
              <table:table-cell office:value-type="float" office:value="-0.183237">
                <text:p>-0.183237</text:p>
              </table:table-cell>
              <table:table-cell office:value-type="float" office:value="1.72828">
                <text:p>1.72828</text:p>
              </table:table-cell>
              <table:table-cell office:value-type="float" office:value="-0.0543392">
                <text:p>-0.0543392</text:p>
              </table:table-cell>
              <table:table-cell office:value-type="float" office:value="0.381306">
                <text:p>0.381306</text:p>
              </table:table-cell>
              <table:table-cell office:value-type="float" office:value="-0.00846871">
                <text:p>-0.00846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Tool position</text:p>
        </chart:title>
        <chart:legend chart:legend-position="end" svg:x="14.471cm" svg:y="3.703cm" style:legend-expansion="high" chart:style-name="ch3"/>
        <chart:plot-area chart:style-name="ch4" table:cell-range-address="Sheet1.A1:Sheet1.A501 Sheet1.J1:Sheet1.L501" chart:data-source-has-labels="row" svg:x="1.331cm" svg:y="1.275cm" svg:width="12.82cm" svg:height="6.564cm">
          <chartooo:coordinate-region svg:x="2.164cm" svg:y="1.474cm" svg:width="11.707cm" svg:height="6.166cm"/>
          <chart:axis chart:dimension="x" chart:name="primary-x" chart:style-name="ch5">
            <chart:title svg:x="6.229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J1:Sheet1.J501" loext:label-string="x" chart:class="chart:scatter">
            <chart:domain table:cell-range-address="Sheet1.A1:Sheet1.A501"/>
            <chart:data-point chart:repeated="501"/>
          </chart:series>
          <chart:series chart:style-name="ch10" chart:values-cell-range-address="Sheet1.K1:Sheet1.K501" loext:label-string="y" chart:class="chart:scatter">
            <chart:data-point chart:repeated="501"/>
          </chart:series>
          <chart:series chart:style-name="ch11" chart:values-cell-range-address="Sheet1.L1:Sheet1.L501" loext:label-string="z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.319048">
                <text:p>0.319048</text:p>
                <draw:g>
                  <svg:desc>Sheet1.J1:Sheet1.J501</svg:desc>
                </draw:g>
              </table:table-cell>
              <table:table-cell office:value-type="float" office:value="3.36778E-018">
                <text:p>3.36778E-018</text:p>
                <draw:g>
                  <svg:desc>Sheet1.K1:Sheet1.K501</svg:desc>
                </draw:g>
              </table:table-cell>
              <table:table-cell office:value-type="float" office:value="0.878589">
                <text:p>0.878589</text:p>
                <draw:g>
                  <svg:desc>Sheet1.L1:Sheet1.L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9048">
                <text:p>0.319048</text:p>
              </table:table-cell>
              <table:table-cell office:value-type="float" office:value="3.36778E-018">
                <text:p>3.36778E-018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9041">
                <text:p>0.319041</text:p>
              </table:table-cell>
              <table:table-cell office:value-type="float" office:value="-0.00175864">
                <text:p>-0.00175864</text:p>
              </table:table-cell>
              <table:table-cell office:value-type="float" office:value="0.87859">
                <text:p>0.87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19027">
                <text:p>0.319027</text:p>
              </table:table-cell>
              <table:table-cell office:value-type="float" office:value="-0.00351743">
                <text:p>-0.00351743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19005">
                <text:p>0.319005</text:p>
              </table:table-cell>
              <table:table-cell office:value-type="float" office:value="-0.00527607">
                <text:p>-0.00527607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8975">
                <text:p>0.318975</text:p>
              </table:table-cell>
              <table:table-cell office:value-type="float" office:value="-0.00703448">
                <text:p>-0.00703448</text:p>
              </table:table-cell>
              <table:table-cell office:value-type="float" office:value="0.878588">
                <text:p>0.878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18937">
                <text:p>0.318937</text:p>
              </table:table-cell>
              <table:table-cell office:value-type="float" office:value="-0.00879259">
                <text:p>-0.00879259</text:p>
              </table:table-cell>
              <table:table-cell office:value-type="float" office:value="0.878587">
                <text:p>0.878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18891">
                <text:p>0.318891</text:p>
              </table:table-cell>
              <table:table-cell office:value-type="float" office:value="-0.0105503">
                <text:p>-0.0105503</text:p>
              </table:table-cell>
              <table:table-cell office:value-type="float" office:value="0.878586">
                <text:p>0.878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18837">
                <text:p>0.318837</text:p>
              </table:table-cell>
              <table:table-cell office:value-type="float" office:value="-0.0123076">
                <text:p>-0.0123076</text:p>
              </table:table-cell>
              <table:table-cell office:value-type="float" office:value="0.878585">
                <text:p>0.8785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18776">
                <text:p>0.318776</text:p>
              </table:table-cell>
              <table:table-cell office:value-type="float" office:value="-0.0140643">
                <text:p>-0.0140643</text:p>
              </table:table-cell>
              <table:table-cell office:value-type="float" office:value="0.878584">
                <text:p>0.878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18706">
                <text:p>0.318706</text:p>
              </table:table-cell>
              <table:table-cell office:value-type="float" office:value="-0.0158204">
                <text:p>-0.0158204</text:p>
              </table:table-cell>
              <table:table-cell office:value-type="float" office:value="0.878582">
                <text:p>0.878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18628">
                <text:p>0.318628</text:p>
              </table:table-cell>
              <table:table-cell office:value-type="float" office:value="-0.0175758">
                <text:p>-0.0175758</text:p>
              </table:table-cell>
              <table:table-cell office:value-type="float" office:value="0.87858">
                <text:p>0.87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18543">
                <text:p>0.318543</text:p>
              </table:table-cell>
              <table:table-cell office:value-type="float" office:value="-0.0193304">
                <text:p>-0.0193304</text:p>
              </table:table-cell>
              <table:table-cell office:value-type="float" office:value="0.878578">
                <text:p>0.878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18449">
                <text:p>0.318449</text:p>
              </table:table-cell>
              <table:table-cell office:value-type="float" office:value="-0.0210842">
                <text:p>-0.0210842</text:p>
              </table:table-cell>
              <table:table-cell office:value-type="float" office:value="0.878575">
                <text:p>0.878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18348">
                <text:p>0.318348</text:p>
              </table:table-cell>
              <table:table-cell office:value-type="float" office:value="-0.022837">
                <text:p>-0.022837</text:p>
              </table:table-cell>
              <table:table-cell office:value-type="float" office:value="0.878573">
                <text:p>0.878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8239">
                <text:p>0.318239</text:p>
              </table:table-cell>
              <table:table-cell office:value-type="float" office:value="-0.0245888">
                <text:p>-0.0245888</text:p>
              </table:table-cell>
              <table:table-cell office:value-type="float" office:value="0.87857">
                <text:p>0.87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18122">
                <text:p>0.318122</text:p>
              </table:table-cell>
              <table:table-cell office:value-type="float" office:value="-0.0263396">
                <text:p>-0.0263396</text:p>
              </table:table-cell>
              <table:table-cell office:value-type="float" office:value="0.878567">
                <text:p>0.878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17997">
                <text:p>0.317997</text:p>
              </table:table-cell>
              <table:table-cell office:value-type="float" office:value="-0.0280891">
                <text:p>-0.0280891</text:p>
              </table:table-cell>
              <table:table-cell office:value-type="float" office:value="0.878564">
                <text:p>0.878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17865">
                <text:p>0.317865</text:p>
              </table:table-cell>
              <table:table-cell office:value-type="float" office:value="-0.0298374">
                <text:p>-0.0298374</text:p>
              </table:table-cell>
              <table:table-cell office:value-type="float" office:value="0.878561">
                <text:p>0.878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17724">
                <text:p>0.317724</text:p>
              </table:table-cell>
              <table:table-cell office:value-type="float" office:value="-0.0315844">
                <text:p>-0.0315844</text:p>
              </table:table-cell>
              <table:table-cell office:value-type="float" office:value="0.878557">
                <text:p>0.878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17576">
                <text:p>0.317576</text:p>
              </table:table-cell>
              <table:table-cell office:value-type="float" office:value="-0.03333">
                <text:p>-0.03333</text:p>
              </table:table-cell>
              <table:table-cell office:value-type="float" office:value="0.878553">
                <text:p>0.8785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1742">
                <text:p>0.31742</text:p>
              </table:table-cell>
              <table:table-cell office:value-type="float" office:value="-0.0350741">
                <text:p>-0.0350741</text:p>
              </table:table-cell>
              <table:table-cell office:value-type="float" office:value="0.878549">
                <text:p>0.8785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17256">
                <text:p>0.317256</text:p>
              </table:table-cell>
              <table:table-cell office:value-type="float" office:value="-0.0368166">
                <text:p>-0.0368166</text:p>
              </table:table-cell>
              <table:table-cell office:value-type="float" office:value="0.878545">
                <text:p>0.878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17085">
                <text:p>0.317085</text:p>
              </table:table-cell>
              <table:table-cell office:value-type="float" office:value="-0.0385575">
                <text:p>-0.0385575</text:p>
              </table:table-cell>
              <table:table-cell office:value-type="float" office:value="0.87854">
                <text:p>0.87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16906">
                <text:p>0.316906</text:p>
              </table:table-cell>
              <table:table-cell office:value-type="float" office:value="-0.0402967">
                <text:p>-0.0402967</text:p>
              </table:table-cell>
              <table:table-cell office:value-type="float" office:value="0.878536">
                <text:p>0.878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16719">
                <text:p>0.316719</text:p>
              </table:table-cell>
              <table:table-cell office:value-type="float" office:value="-0.0420341">
                <text:p>-0.0420341</text:p>
              </table:table-cell>
              <table:table-cell office:value-type="float" office:value="0.878531">
                <text:p>0.8785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16524">
                <text:p>0.316524</text:p>
              </table:table-cell>
              <table:table-cell office:value-type="float" office:value="-0.0437697">
                <text:p>-0.0437697</text:p>
              </table:table-cell>
              <table:table-cell office:value-type="float" office:value="0.878526">
                <text:p>0.8785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16322">
                <text:p>0.316322</text:p>
              </table:table-cell>
              <table:table-cell office:value-type="float" office:value="-0.0455033">
                <text:p>-0.0455033</text:p>
              </table:table-cell>
              <table:table-cell office:value-type="float" office:value="0.878521">
                <text:p>0.8785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16112">
                <text:p>0.316112</text:p>
              </table:table-cell>
              <table:table-cell office:value-type="float" office:value="-0.047235">
                <text:p>-0.047235</text:p>
              </table:table-cell>
              <table:table-cell office:value-type="float" office:value="0.878515">
                <text:p>0.8785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15895">
                <text:p>0.315895</text:p>
              </table:table-cell>
              <table:table-cell office:value-type="float" office:value="-0.0489645">
                <text:p>-0.0489645</text:p>
              </table:table-cell>
              <table:table-cell office:value-type="float" office:value="0.878509">
                <text:p>0.878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1567">
                <text:p>0.31567</text:p>
              </table:table-cell>
              <table:table-cell office:value-type="float" office:value="-0.0506919">
                <text:p>-0.0506919</text:p>
              </table:table-cell>
              <table:table-cell office:value-type="float" office:value="0.878504">
                <text:p>0.878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15437">
                <text:p>0.315437</text:p>
              </table:table-cell>
              <table:table-cell office:value-type="float" office:value="-0.0524171">
                <text:p>-0.0524171</text:p>
              </table:table-cell>
              <table:table-cell office:value-type="float" office:value="0.878497">
                <text:p>0.8784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15197">
                <text:p>0.315197</text:p>
              </table:table-cell>
              <table:table-cell office:value-type="float" office:value="-0.0541399">
                <text:p>-0.0541399</text:p>
              </table:table-cell>
              <table:table-cell office:value-type="float" office:value="0.878491">
                <text:p>0.878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1495">
                <text:p>0.31495</text:p>
              </table:table-cell>
              <table:table-cell office:value-type="float" office:value="-0.0558604">
                <text:p>-0.0558604</text:p>
              </table:table-cell>
              <table:table-cell office:value-type="float" office:value="0.878485">
                <text:p>0.878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14695">
                <text:p>0.314695</text:p>
              </table:table-cell>
              <table:table-cell office:value-type="float" office:value="-0.0575785">
                <text:p>-0.0575785</text:p>
              </table:table-cell>
              <table:table-cell office:value-type="float" office:value="0.878478">
                <text:p>0.878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14432">
                <text:p>0.314432</text:p>
              </table:table-cell>
              <table:table-cell office:value-type="float" office:value="-0.059294">
                <text:p>-0.059294</text:p>
              </table:table-cell>
              <table:table-cell office:value-type="float" office:value="0.878471">
                <text:p>0.8784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14163">
                <text:p>0.314163</text:p>
              </table:table-cell>
              <table:table-cell office:value-type="float" office:value="-0.061007">
                <text:p>-0.061007</text:p>
              </table:table-cell>
              <table:table-cell office:value-type="float" office:value="0.878464">
                <text:p>0.878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13886">
                <text:p>0.313886</text:p>
              </table:table-cell>
              <table:table-cell office:value-type="float" office:value="-0.0627173">
                <text:p>-0.0627173</text:p>
              </table:table-cell>
              <table:table-cell office:value-type="float" office:value="0.878457">
                <text:p>0.87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13601">
                <text:p>0.313601</text:p>
              </table:table-cell>
              <table:table-cell office:value-type="float" office:value="-0.0644248">
                <text:p>-0.0644248</text:p>
              </table:table-cell>
              <table:table-cell office:value-type="float" office:value="0.878449">
                <text:p>0.8784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13309">
                <text:p>0.313309</text:p>
              </table:table-cell>
              <table:table-cell office:value-type="float" office:value="-0.0661296">
                <text:p>-0.0661296</text:p>
              </table:table-cell>
              <table:table-cell office:value-type="float" office:value="0.878441">
                <text:p>0.878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1301">
                <text:p>0.31301</text:p>
              </table:table-cell>
              <table:table-cell office:value-type="float" office:value="-0.0678315">
                <text:p>-0.0678315</text:p>
              </table:table-cell>
              <table:table-cell office:value-type="float" office:value="0.878433">
                <text:p>0.8784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12704">
                <text:p>0.312704</text:p>
              </table:table-cell>
              <table:table-cell office:value-type="float" office:value="-0.0695305">
                <text:p>-0.0695305</text:p>
              </table:table-cell>
              <table:table-cell office:value-type="float" office:value="0.878425">
                <text:p>0.878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1239">
                <text:p>0.31239</text:p>
              </table:table-cell>
              <table:table-cell office:value-type="float" office:value="-0.0712265">
                <text:p>-0.0712265</text:p>
              </table:table-cell>
              <table:table-cell office:value-type="float" office:value="0.878417">
                <text:p>0.878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1207">
                <text:p>0.31207</text:p>
              </table:table-cell>
              <table:table-cell office:value-type="float" office:value="-0.0729195">
                <text:p>-0.0729195</text:p>
              </table:table-cell>
              <table:table-cell office:value-type="float" office:value="0.878408">
                <text:p>0.878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11742">
                <text:p>0.311742</text:p>
              </table:table-cell>
              <table:table-cell office:value-type="float" office:value="-0.0746093">
                <text:p>-0.0746093</text:p>
              </table:table-cell>
              <table:table-cell office:value-type="float" office:value="0.878399">
                <text:p>0.878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11407">
                <text:p>0.311407</text:p>
              </table:table-cell>
              <table:table-cell office:value-type="float" office:value="-0.0762959">
                <text:p>-0.0762959</text:p>
              </table:table-cell>
              <table:table-cell office:value-type="float" office:value="0.87839">
                <text:p>0.878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11065">
                <text:p>0.311065</text:p>
              </table:table-cell>
              <table:table-cell office:value-type="float" office:value="-0.0779793">
                <text:p>-0.0779793</text:p>
              </table:table-cell>
              <table:table-cell office:value-type="float" office:value="0.878381">
                <text:p>0.878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10716">
                <text:p>0.310716</text:p>
              </table:table-cell>
              <table:table-cell office:value-type="float" office:value="-0.0796593">
                <text:p>-0.0796593</text:p>
              </table:table-cell>
              <table:table-cell office:value-type="float" office:value="0.878372">
                <text:p>0.87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10361">
                <text:p>0.310361</text:p>
              </table:table-cell>
              <table:table-cell office:value-type="float" office:value="-0.081336">
                <text:p>-0.081336</text:p>
              </table:table-cell>
              <table:table-cell office:value-type="float" office:value="0.878362">
                <text:p>0.878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09998">
                <text:p>0.309998</text:p>
              </table:table-cell>
              <table:table-cell office:value-type="float" office:value="-0.0830092">
                <text:p>-0.0830092</text:p>
              </table:table-cell>
              <table:table-cell office:value-type="float" office:value="0.878352">
                <text:p>0.8783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09628">
                <text:p>0.309628</text:p>
              </table:table-cell>
              <table:table-cell office:value-type="float" office:value="-0.0846789">
                <text:p>-0.0846789</text:p>
              </table:table-cell>
              <table:table-cell office:value-type="float" office:value="0.878342">
                <text:p>0.878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09252">
                <text:p>0.309252</text:p>
              </table:table-cell>
              <table:table-cell office:value-type="float" office:value="-0.086345">
                <text:p>-0.086345</text:p>
              </table:table-cell>
              <table:table-cell office:value-type="float" office:value="0.878332">
                <text:p>0.8783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08868">
                <text:p>0.308868</text:p>
              </table:table-cell>
              <table:table-cell office:value-type="float" office:value="-0.0880075">
                <text:p>-0.0880075</text:p>
              </table:table-cell>
              <table:table-cell office:value-type="float" office:value="0.878322">
                <text:p>0.8783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08478">
                <text:p>0.308478</text:p>
              </table:table-cell>
              <table:table-cell office:value-type="float" office:value="-0.0896663">
                <text:p>-0.0896663</text:p>
              </table:table-cell>
              <table:table-cell office:value-type="float" office:value="0.878311">
                <text:p>0.878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08082">
                <text:p>0.308082</text:p>
              </table:table-cell>
              <table:table-cell office:value-type="float" office:value="-0.0913214">
                <text:p>-0.0913214</text:p>
              </table:table-cell>
              <table:table-cell office:value-type="float" office:value="0.8783">
                <text:p>0.87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07678">
                <text:p>0.307678</text:p>
              </table:table-cell>
              <table:table-cell office:value-type="float" office:value="-0.0929726">
                <text:p>-0.0929726</text:p>
              </table:table-cell>
              <table:table-cell office:value-type="float" office:value="0.878289">
                <text:p>0.878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07268">
                <text:p>0.307268</text:p>
              </table:table-cell>
              <table:table-cell office:value-type="float" office:value="-0.09462">
                <text:p>-0.09462</text:p>
              </table:table-cell>
              <table:table-cell office:value-type="float" office:value="0.878278">
                <text:p>0.8782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06852">
                <text:p>0.306852</text:p>
              </table:table-cell>
              <table:table-cell office:value-type="float" office:value="-0.0962635">
                <text:p>-0.0962635</text:p>
              </table:table-cell>
              <table:table-cell office:value-type="float" office:value="0.878267">
                <text:p>0.8782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06428">
                <text:p>0.306428</text:p>
              </table:table-cell>
              <table:table-cell office:value-type="float" office:value="-0.097903">
                <text:p>-0.097903</text:p>
              </table:table-cell>
              <table:table-cell office:value-type="float" office:value="0.878255">
                <text:p>0.878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05999">
                <text:p>0.305999</text:p>
              </table:table-cell>
              <table:table-cell office:value-type="float" office:value="-0.0995384">
                <text:p>-0.0995384</text:p>
              </table:table-cell>
              <table:table-cell office:value-type="float" office:value="0.878243">
                <text:p>0.878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05563">
                <text:p>0.305563</text:p>
              </table:table-cell>
              <table:table-cell office:value-type="float" office:value="-0.10117">
                <text:p>-0.10117</text:p>
              </table:table-cell>
              <table:table-cell office:value-type="float" office:value="0.878231">
                <text:p>0.8782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0512">
                <text:p>0.30512</text:p>
              </table:table-cell>
              <table:table-cell office:value-type="float" office:value="-0.102797">
                <text:p>-0.102797</text:p>
              </table:table-cell>
              <table:table-cell office:value-type="float" office:value="0.878219">
                <text:p>0.878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04671">
                <text:p>0.304671</text:p>
              </table:table-cell>
              <table:table-cell office:value-type="float" office:value="-0.10442">
                <text:p>-0.10442</text:p>
              </table:table-cell>
              <table:table-cell office:value-type="float" office:value="0.878207">
                <text:p>0.8782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04216">
                <text:p>0.304216</text:p>
              </table:table-cell>
              <table:table-cell office:value-type="float" office:value="-0.106039">
                <text:p>-0.106039</text:p>
              </table:table-cell>
              <table:table-cell office:value-type="float" office:value="0.878194">
                <text:p>0.878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03755">
                <text:p>0.303755</text:p>
              </table:table-cell>
              <table:table-cell office:value-type="float" office:value="-0.107653">
                <text:p>-0.107653</text:p>
              </table:table-cell>
              <table:table-cell office:value-type="float" office:value="0.878181">
                <text:p>0.8781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03288">
                <text:p>0.303288</text:p>
              </table:table-cell>
              <table:table-cell office:value-type="float" office:value="-0.109263">
                <text:p>-0.109263</text:p>
              </table:table-cell>
              <table:table-cell office:value-type="float" office:value="0.878168">
                <text:p>0.8781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02814">
                <text:p>0.302814</text:p>
              </table:table-cell>
              <table:table-cell office:value-type="float" office:value="-0.110869">
                <text:p>-0.110869</text:p>
              </table:table-cell>
              <table:table-cell office:value-type="float" office:value="0.878155">
                <text:p>0.878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02334">
                <text:p>0.302334</text:p>
              </table:table-cell>
              <table:table-cell office:value-type="float" office:value="-0.11247">
                <text:p>-0.11247</text:p>
              </table:table-cell>
              <table:table-cell office:value-type="float" office:value="0.878141">
                <text:p>0.8781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01848">
                <text:p>0.301848</text:p>
              </table:table-cell>
              <table:table-cell office:value-type="float" office:value="-0.114067">
                <text:p>-0.114067</text:p>
              </table:table-cell>
              <table:table-cell office:value-type="float" office:value="0.878128">
                <text:p>0.878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01357">
                <text:p>0.301357</text:p>
              </table:table-cell>
              <table:table-cell office:value-type="float" office:value="-0.115659">
                <text:p>-0.115659</text:p>
              </table:table-cell>
              <table:table-cell office:value-type="float" office:value="0.878114">
                <text:p>0.8781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00859">
                <text:p>0.300859</text:p>
              </table:table-cell>
              <table:table-cell office:value-type="float" office:value="-0.117247">
                <text:p>-0.117247</text:p>
              </table:table-cell>
              <table:table-cell office:value-type="float" office:value="0.8781">
                <text:p>0.8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00355">
                <text:p>0.300355</text:p>
              </table:table-cell>
              <table:table-cell office:value-type="float" office:value="-0.11883">
                <text:p>-0.11883</text:p>
              </table:table-cell>
              <table:table-cell office:value-type="float" office:value="0.878086">
                <text:p>0.878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9846">
                <text:p>0.299846</text:p>
              </table:table-cell>
              <table:table-cell office:value-type="float" office:value="-0.120408">
                <text:p>-0.120408</text:p>
              </table:table-cell>
              <table:table-cell office:value-type="float" office:value="0.878071">
                <text:p>0.8780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9331">
                <text:p>0.299331</text:p>
              </table:table-cell>
              <table:table-cell office:value-type="float" office:value="-0.121982">
                <text:p>-0.121982</text:p>
              </table:table-cell>
              <table:table-cell office:value-type="float" office:value="0.878057">
                <text:p>0.8780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9881">
                <text:p>0.29881</text:p>
              </table:table-cell>
              <table:table-cell office:value-type="float" office:value="-0.123551">
                <text:p>-0.123551</text:p>
              </table:table-cell>
              <table:table-cell office:value-type="float" office:value="0.878042">
                <text:p>0.8780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98283">
                <text:p>0.298283</text:p>
              </table:table-cell>
              <table:table-cell office:value-type="float" office:value="-0.125115">
                <text:p>-0.125115</text:p>
              </table:table-cell>
              <table:table-cell office:value-type="float" office:value="0.878027">
                <text:p>0.8780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97751">
                <text:p>0.297751</text:p>
              </table:table-cell>
              <table:table-cell office:value-type="float" office:value="-0.126674">
                <text:p>-0.126674</text:p>
              </table:table-cell>
              <table:table-cell office:value-type="float" office:value="0.878012">
                <text:p>0.878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97213">
                <text:p>0.297213</text:p>
              </table:table-cell>
              <table:table-cell office:value-type="float" office:value="-0.128228">
                <text:p>-0.128228</text:p>
              </table:table-cell>
              <table:table-cell office:value-type="float" office:value="0.877996">
                <text:p>0.8779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9667">
                <text:p>0.29667</text:p>
              </table:table-cell>
              <table:table-cell office:value-type="float" office:value="-0.129777">
                <text:p>-0.129777</text:p>
              </table:table-cell>
              <table:table-cell office:value-type="float" office:value="0.877981">
                <text:p>0.8779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96121">
                <text:p>0.296121</text:p>
              </table:table-cell>
              <table:table-cell office:value-type="float" office:value="-0.131322">
                <text:p>-0.131322</text:p>
              </table:table-cell>
              <table:table-cell office:value-type="float" office:value="0.877965">
                <text:p>0.8779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95567">
                <text:p>0.295567</text:p>
              </table:table-cell>
              <table:table-cell office:value-type="float" office:value="-0.132861">
                <text:p>-0.132861</text:p>
              </table:table-cell>
              <table:table-cell office:value-type="float" office:value="0.877949">
                <text:p>0.877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95007">
                <text:p>0.295007</text:p>
              </table:table-cell>
              <table:table-cell office:value-type="float" office:value="-0.134395">
                <text:p>-0.134395</text:p>
              </table:table-cell>
              <table:table-cell office:value-type="float" office:value="0.877933">
                <text:p>0.8779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94442">
                <text:p>0.294442</text:p>
              </table:table-cell>
              <table:table-cell office:value-type="float" office:value="-0.135924">
                <text:p>-0.135924</text:p>
              </table:table-cell>
              <table:table-cell office:value-type="float" office:value="0.877917">
                <text:p>0.8779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93872">
                <text:p>0.293872</text:p>
              </table:table-cell>
              <table:table-cell office:value-type="float" office:value="-0.137448">
                <text:p>-0.137448</text:p>
              </table:table-cell>
              <table:table-cell office:value-type="float" office:value="0.8779">
                <text:p>0.87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93297">
                <text:p>0.293297</text:p>
              </table:table-cell>
              <table:table-cell office:value-type="float" office:value="-0.138967">
                <text:p>-0.138967</text:p>
              </table:table-cell>
              <table:table-cell office:value-type="float" office:value="0.877883">
                <text:p>0.877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92717">
                <text:p>0.292717</text:p>
              </table:table-cell>
              <table:table-cell office:value-type="float" office:value="-0.140481">
                <text:p>-0.140481</text:p>
              </table:table-cell>
              <table:table-cell office:value-type="float" office:value="0.877866">
                <text:p>0.8778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92131">
                <text:p>0.292131</text:p>
              </table:table-cell>
              <table:table-cell office:value-type="float" office:value="-0.141989">
                <text:p>-0.141989</text:p>
              </table:table-cell>
              <table:table-cell office:value-type="float" office:value="0.877849">
                <text:p>0.8778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91541">
                <text:p>0.291541</text:p>
              </table:table-cell>
              <table:table-cell office:value-type="float" office:value="-0.143492">
                <text:p>-0.143492</text:p>
              </table:table-cell>
              <table:table-cell office:value-type="float" office:value="0.877832">
                <text:p>0.8778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90945">
                <text:p>0.290945</text:p>
              </table:table-cell>
              <table:table-cell office:value-type="float" office:value="-0.14499">
                <text:p>-0.14499</text:p>
              </table:table-cell>
              <table:table-cell office:value-type="float" office:value="0.877815">
                <text:p>0.8778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90345">
                <text:p>0.290345</text:p>
              </table:table-cell>
              <table:table-cell office:value-type="float" office:value="-0.146483">
                <text:p>-0.146483</text:p>
              </table:table-cell>
              <table:table-cell office:value-type="float" office:value="0.877797">
                <text:p>0.8777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8974">
                <text:p>0.28974</text:p>
              </table:table-cell>
              <table:table-cell office:value-type="float" office:value="-0.14797">
                <text:p>-0.14797</text:p>
              </table:table-cell>
              <table:table-cell office:value-type="float" office:value="0.877779">
                <text:p>0.8777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8913">
                <text:p>0.28913</text:p>
              </table:table-cell>
              <table:table-cell office:value-type="float" office:value="-0.149452">
                <text:p>-0.149452</text:p>
              </table:table-cell>
              <table:table-cell office:value-type="float" office:value="0.877761">
                <text:p>0.8777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88515">
                <text:p>0.288515</text:p>
              </table:table-cell>
              <table:table-cell office:value-type="float" office:value="-0.150928">
                <text:p>-0.150928</text:p>
              </table:table-cell>
              <table:table-cell office:value-type="float" office:value="0.877743">
                <text:p>0.877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87896">
                <text:p>0.287896</text:p>
              </table:table-cell>
              <table:table-cell office:value-type="float" office:value="-0.152399">
                <text:p>-0.152399</text:p>
              </table:table-cell>
              <table:table-cell office:value-type="float" office:value="0.877724">
                <text:p>0.8777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87272">
                <text:p>0.287272</text:p>
              </table:table-cell>
              <table:table-cell office:value-type="float" office:value="-0.153864">
                <text:p>-0.153864</text:p>
              </table:table-cell>
              <table:table-cell office:value-type="float" office:value="0.877706">
                <text:p>0.8777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86643">
                <text:p>0.286643</text:p>
              </table:table-cell>
              <table:table-cell office:value-type="float" office:value="-0.155324">
                <text:p>-0.155324</text:p>
              </table:table-cell>
              <table:table-cell office:value-type="float" office:value="0.877687">
                <text:p>0.877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8601">
                <text:p>0.28601</text:p>
              </table:table-cell>
              <table:table-cell office:value-type="float" office:value="-0.156779">
                <text:p>-0.156779</text:p>
              </table:table-cell>
              <table:table-cell office:value-type="float" office:value="0.877668">
                <text:p>0.8776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85372">
                <text:p>0.285372</text:p>
              </table:table-cell>
              <table:table-cell office:value-type="float" office:value="-0.158228">
                <text:p>-0.158228</text:p>
              </table:table-cell>
              <table:table-cell office:value-type="float" office:value="0.877649">
                <text:p>0.8776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8473">
                <text:p>0.28473</text:p>
              </table:table-cell>
              <table:table-cell office:value-type="float" office:value="-0.159671">
                <text:p>-0.159671</text:p>
              </table:table-cell>
              <table:table-cell office:value-type="float" office:value="0.87763">
                <text:p>0.877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84084">
                <text:p>0.284084</text:p>
              </table:table-cell>
              <table:table-cell office:value-type="float" office:value="-0.161109">
                <text:p>-0.161109</text:p>
              </table:table-cell>
              <table:table-cell office:value-type="float" office:value="0.87761">
                <text:p>0.877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283433">
                <text:p>0.283433</text:p>
              </table:table-cell>
              <table:table-cell office:value-type="float" office:value="-0.162541">
                <text:p>-0.162541</text:p>
              </table:table-cell>
              <table:table-cell office:value-type="float" office:value="0.877591">
                <text:p>0.877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282779">
                <text:p>0.282779</text:p>
              </table:table-cell>
              <table:table-cell office:value-type="float" office:value="-0.163967">
                <text:p>-0.163967</text:p>
              </table:table-cell>
              <table:table-cell office:value-type="float" office:value="0.877571">
                <text:p>0.8775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82828">
                <text:p>0.282828</text:p>
              </table:table-cell>
              <table:table-cell office:value-type="float" office:value="-0.163872">
                <text:p>-0.163872</text:p>
              </table:table-cell>
              <table:table-cell office:value-type="float" office:value="0.877565">
                <text:p>0.8775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83094">
                <text:p>0.283094</text:p>
              </table:table-cell>
              <table:table-cell office:value-type="float" office:value="-0.162232">
                <text:p>-0.162232</text:p>
              </table:table-cell>
              <table:table-cell office:value-type="float" office:value="0.87825">
                <text:p>0.878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83348">
                <text:p>0.283348</text:p>
              </table:table-cell>
              <table:table-cell office:value-type="float" office:value="-0.160696">
                <text:p>-0.160696</text:p>
              </table:table-cell>
              <table:table-cell office:value-type="float" office:value="0.878875">
                <text:p>0.878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83595">
                <text:p>0.283595</text:p>
              </table:table-cell>
              <table:table-cell office:value-type="float" office:value="-0.159147">
                <text:p>-0.159147</text:p>
              </table:table-cell>
              <table:table-cell office:value-type="float" office:value="0.879506">
                <text:p>0.8795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83835">
                <text:p>0.283835</text:p>
              </table:table-cell>
              <table:table-cell office:value-type="float" office:value="-0.157594">
                <text:p>-0.157594</text:p>
              </table:table-cell>
              <table:table-cell office:value-type="float" office:value="0.880138">
                <text:p>0.8801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84069">
                <text:p>0.284069</text:p>
              </table:table-cell>
              <table:table-cell office:value-type="float" office:value="-0.156037">
                <text:p>-0.156037</text:p>
              </table:table-cell>
              <table:table-cell office:value-type="float" office:value="0.88077">
                <text:p>0.880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84296">
                <text:p>0.284296</text:p>
              </table:table-cell>
              <table:table-cell office:value-type="float" office:value="-0.154476">
                <text:p>-0.154476</text:p>
              </table:table-cell>
              <table:table-cell office:value-type="float" office:value="0.881403">
                <text:p>0.8814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84515">
                <text:p>0.284515</text:p>
              </table:table-cell>
              <table:table-cell office:value-type="float" office:value="-0.152911">
                <text:p>-0.152911</text:p>
              </table:table-cell>
              <table:table-cell office:value-type="float" office:value="0.882037">
                <text:p>0.8820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84728">
                <text:p>0.284728</text:p>
              </table:table-cell>
              <table:table-cell office:value-type="float" office:value="-0.151341">
                <text:p>-0.151341</text:p>
              </table:table-cell>
              <table:table-cell office:value-type="float" office:value="0.882671">
                <text:p>0.8826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84934">
                <text:p>0.284934</text:p>
              </table:table-cell>
              <table:table-cell office:value-type="float" office:value="-0.149768">
                <text:p>-0.149768</text:p>
              </table:table-cell>
              <table:table-cell office:value-type="float" office:value="0.883306">
                <text:p>0.8833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85133">
                <text:p>0.285133</text:p>
              </table:table-cell>
              <table:table-cell office:value-type="float" office:value="-0.14819">
                <text:p>-0.14819</text:p>
              </table:table-cell>
              <table:table-cell office:value-type="float" office:value="0.883942">
                <text:p>0.8839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85325">
                <text:p>0.285325</text:p>
              </table:table-cell>
              <table:table-cell office:value-type="float" office:value="-0.146608">
                <text:p>-0.146608</text:p>
              </table:table-cell>
              <table:table-cell office:value-type="float" office:value="0.884578">
                <text:p>0.8845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8551">
                <text:p>0.28551</text:p>
              </table:table-cell>
              <table:table-cell office:value-type="float" office:value="-0.145023">
                <text:p>-0.145023</text:p>
              </table:table-cell>
              <table:table-cell office:value-type="float" office:value="0.885215">
                <text:p>0.8852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85687">
                <text:p>0.285687</text:p>
              </table:table-cell>
              <table:table-cell office:value-type="float" office:value="-0.143433">
                <text:p>-0.143433</text:p>
              </table:table-cell>
              <table:table-cell office:value-type="float" office:value="0.885852">
                <text:p>0.8858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85858">
                <text:p>0.285858</text:p>
              </table:table-cell>
              <table:table-cell office:value-type="float" office:value="-0.14184">
                <text:p>-0.14184</text:p>
              </table:table-cell>
              <table:table-cell office:value-type="float" office:value="0.88649">
                <text:p>0.886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86021">
                <text:p>0.286021</text:p>
              </table:table-cell>
              <table:table-cell office:value-type="float" office:value="-0.140243">
                <text:p>-0.140243</text:p>
              </table:table-cell>
              <table:table-cell office:value-type="float" office:value="0.887128">
                <text:p>0.887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86177">
                <text:p>0.286177</text:p>
              </table:table-cell>
              <table:table-cell office:value-type="float" office:value="-0.138642">
                <text:p>-0.138642</text:p>
              </table:table-cell>
              <table:table-cell office:value-type="float" office:value="0.887767">
                <text:p>0.8877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86325">
                <text:p>0.286325</text:p>
              </table:table-cell>
              <table:table-cell office:value-type="float" office:value="-0.137038">
                <text:p>-0.137038</text:p>
              </table:table-cell>
              <table:table-cell office:value-type="float" office:value="0.888406">
                <text:p>0.8884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86467">
                <text:p>0.286467</text:p>
              </table:table-cell>
              <table:table-cell office:value-type="float" office:value="-0.13543">
                <text:p>-0.13543</text:p>
              </table:table-cell>
              <table:table-cell office:value-type="float" office:value="0.889046">
                <text:p>0.8890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86601">
                <text:p>0.286601</text:p>
              </table:table-cell>
              <table:table-cell office:value-type="float" office:value="-0.133818">
                <text:p>-0.133818</text:p>
              </table:table-cell>
              <table:table-cell office:value-type="float" office:value="0.889686">
                <text:p>0.8896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86727">
                <text:p>0.286727</text:p>
              </table:table-cell>
              <table:table-cell office:value-type="float" office:value="-0.132203">
                <text:p>-0.132203</text:p>
              </table:table-cell>
              <table:table-cell office:value-type="float" office:value="0.890326">
                <text:p>0.8903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86846">
                <text:p>0.286846</text:p>
              </table:table-cell>
              <table:table-cell office:value-type="float" office:value="-0.130585">
                <text:p>-0.130585</text:p>
              </table:table-cell>
              <table:table-cell office:value-type="float" office:value="0.890967">
                <text:p>0.8909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86957">
                <text:p>0.286957</text:p>
              </table:table-cell>
              <table:table-cell office:value-type="float" office:value="-0.128963">
                <text:p>-0.128963</text:p>
              </table:table-cell>
              <table:table-cell office:value-type="float" office:value="0.891607">
                <text:p>0.8916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87061">
                <text:p>0.287061</text:p>
              </table:table-cell>
              <table:table-cell office:value-type="float" office:value="-0.127338">
                <text:p>-0.127338</text:p>
              </table:table-cell>
              <table:table-cell office:value-type="float" office:value="0.892248">
                <text:p>0.892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87158">
                <text:p>0.287158</text:p>
              </table:table-cell>
              <table:table-cell office:value-type="float" office:value="-0.12571">
                <text:p>-0.12571</text:p>
              </table:table-cell>
              <table:table-cell office:value-type="float" office:value="0.892889">
                <text:p>0.8928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87247">
                <text:p>0.287247</text:p>
              </table:table-cell>
              <table:table-cell office:value-type="float" office:value="-0.124078">
                <text:p>-0.124078</text:p>
              </table:table-cell>
              <table:table-cell office:value-type="float" office:value="0.893531">
                <text:p>0.8935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87328">
                <text:p>0.287328</text:p>
              </table:table-cell>
              <table:table-cell office:value-type="float" office:value="-0.122444">
                <text:p>-0.122444</text:p>
              </table:table-cell>
              <table:table-cell office:value-type="float" office:value="0.894172">
                <text:p>0.8941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87401">
                <text:p>0.287401</text:p>
              </table:table-cell>
              <table:table-cell office:value-type="float" office:value="-0.120806">
                <text:p>-0.120806</text:p>
              </table:table-cell>
              <table:table-cell office:value-type="float" office:value="0.894814">
                <text:p>0.8948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87467">
                <text:p>0.287467</text:p>
              </table:table-cell>
              <table:table-cell office:value-type="float" office:value="-0.119166">
                <text:p>-0.119166</text:p>
              </table:table-cell>
              <table:table-cell office:value-type="float" office:value="0.895455">
                <text:p>0.8954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87525">
                <text:p>0.287525</text:p>
              </table:table-cell>
              <table:table-cell office:value-type="float" office:value="-0.117523">
                <text:p>-0.117523</text:p>
              </table:table-cell>
              <table:table-cell office:value-type="float" office:value="0.896097">
                <text:p>0.8960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87575">
                <text:p>0.287575</text:p>
              </table:table-cell>
              <table:table-cell office:value-type="float" office:value="-0.115877">
                <text:p>-0.115877</text:p>
              </table:table-cell>
              <table:table-cell office:value-type="float" office:value="0.896739">
                <text:p>0.8967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87618">
                <text:p>0.287618</text:p>
              </table:table-cell>
              <table:table-cell office:value-type="float" office:value="-0.114228">
                <text:p>-0.114228</text:p>
              </table:table-cell>
              <table:table-cell office:value-type="float" office:value="0.89738">
                <text:p>0.897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87652">
                <text:p>0.287652</text:p>
              </table:table-cell>
              <table:table-cell office:value-type="float" office:value="-0.112577">
                <text:p>-0.112577</text:p>
              </table:table-cell>
              <table:table-cell office:value-type="float" office:value="0.898021">
                <text:p>0.898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87679">
                <text:p>0.287679</text:p>
              </table:table-cell>
              <table:table-cell office:value-type="float" office:value="-0.110923">
                <text:p>-0.110923</text:p>
              </table:table-cell>
              <table:table-cell office:value-type="float" office:value="0.898663">
                <text:p>0.8986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87698">
                <text:p>0.287698</text:p>
              </table:table-cell>
              <table:table-cell office:value-type="float" office:value="-0.109266">
                <text:p>-0.109266</text:p>
              </table:table-cell>
              <table:table-cell office:value-type="float" office:value="0.899304">
                <text:p>0.8993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87709">
                <text:p>0.287709</text:p>
              </table:table-cell>
              <table:table-cell office:value-type="float" office:value="-0.107607">
                <text:p>-0.107607</text:p>
              </table:table-cell>
              <table:table-cell office:value-type="float" office:value="0.899945">
                <text:p>0.8999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87712">
                <text:p>0.287712</text:p>
              </table:table-cell>
              <table:table-cell office:value-type="float" office:value="-0.105946">
                <text:p>-0.105946</text:p>
              </table:table-cell>
              <table:table-cell office:value-type="float" office:value="0.900586">
                <text:p>0.9005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87707">
                <text:p>0.287707</text:p>
              </table:table-cell>
              <table:table-cell office:value-type="float" office:value="-0.104282">
                <text:p>-0.104282</text:p>
              </table:table-cell>
              <table:table-cell office:value-type="float" office:value="0.901226">
                <text:p>0.9012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87694">
                <text:p>0.287694</text:p>
              </table:table-cell>
              <table:table-cell office:value-type="float" office:value="-0.102616">
                <text:p>-0.102616</text:p>
              </table:table-cell>
              <table:table-cell office:value-type="float" office:value="0.901867">
                <text:p>0.9018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87674">
                <text:p>0.287674</text:p>
              </table:table-cell>
              <table:table-cell office:value-type="float" office:value="-0.100948">
                <text:p>-0.100948</text:p>
              </table:table-cell>
              <table:table-cell office:value-type="float" office:value="0.902507">
                <text:p>0.9025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87645">
                <text:p>0.287645</text:p>
              </table:table-cell>
              <table:table-cell office:value-type="float" office:value="-0.0992778">
                <text:p>-0.0992778</text:p>
              </table:table-cell>
              <table:table-cell office:value-type="float" office:value="0.903146">
                <text:p>0.9031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87608">
                <text:p>0.287608</text:p>
              </table:table-cell>
              <table:table-cell office:value-type="float" office:value="-0.0976056">
                <text:p>-0.0976056</text:p>
              </table:table-cell>
              <table:table-cell office:value-type="float" office:value="0.903785">
                <text:p>0.9037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87563">
                <text:p>0.287563</text:p>
              </table:table-cell>
              <table:table-cell office:value-type="float" office:value="-0.0959315">
                <text:p>-0.0959315</text:p>
              </table:table-cell>
              <table:table-cell office:value-type="float" office:value="0.904424">
                <text:p>0.9044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8751">
                <text:p>0.28751</text:p>
              </table:table-cell>
              <table:table-cell office:value-type="float" office:value="-0.0942556">
                <text:p>-0.0942556</text:p>
              </table:table-cell>
              <table:table-cell office:value-type="float" office:value="0.905062">
                <text:p>0.9050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87449">
                <text:p>0.287449</text:p>
              </table:table-cell>
              <table:table-cell office:value-type="float" office:value="-0.0925778">
                <text:p>-0.0925778</text:p>
              </table:table-cell>
              <table:table-cell office:value-type="float" office:value="0.9057">
                <text:p>0.90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8738">
                <text:p>0.28738</text:p>
              </table:table-cell>
              <table:table-cell office:value-type="float" office:value="-0.0908984">
                <text:p>-0.0908984</text:p>
              </table:table-cell>
              <table:table-cell office:value-type="float" office:value="0.906337">
                <text:p>0.9063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87303">
                <text:p>0.287303</text:p>
              </table:table-cell>
              <table:table-cell office:value-type="float" office:value="-0.0892173">
                <text:p>-0.0892173</text:p>
              </table:table-cell>
              <table:table-cell office:value-type="float" office:value="0.906974">
                <text:p>0.9069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87218">
                <text:p>0.287218</text:p>
              </table:table-cell>
              <table:table-cell office:value-type="float" office:value="-0.0875347">
                <text:p>-0.0875347</text:p>
              </table:table-cell>
              <table:table-cell office:value-type="float" office:value="0.90761">
                <text:p>0.907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87124">
                <text:p>0.287124</text:p>
              </table:table-cell>
              <table:table-cell office:value-type="float" office:value="-0.0858506">
                <text:p>-0.0858506</text:p>
              </table:table-cell>
              <table:table-cell office:value-type="float" office:value="0.908246">
                <text:p>0.9082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87023">
                <text:p>0.287023</text:p>
              </table:table-cell>
              <table:table-cell office:value-type="float" office:value="-0.0841651">
                <text:p>-0.0841651</text:p>
              </table:table-cell>
              <table:table-cell office:value-type="float" office:value="0.908881">
                <text:p>0.9088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86913">
                <text:p>0.286913</text:p>
              </table:table-cell>
              <table:table-cell office:value-type="float" office:value="-0.0824783">
                <text:p>-0.0824783</text:p>
              </table:table-cell>
              <table:table-cell office:value-type="float" office:value="0.909515">
                <text:p>0.9095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86795">
                <text:p>0.286795</text:p>
              </table:table-cell>
              <table:table-cell office:value-type="float" office:value="-0.0807902">
                <text:p>-0.0807902</text:p>
              </table:table-cell>
              <table:table-cell office:value-type="float" office:value="0.910148">
                <text:p>0.9101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86669">
                <text:p>0.286669</text:p>
              </table:table-cell>
              <table:table-cell office:value-type="float" office:value="-0.079101">
                <text:p>-0.079101</text:p>
              </table:table-cell>
              <table:table-cell office:value-type="float" office:value="0.910781">
                <text:p>0.9107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86535">
                <text:p>0.286535</text:p>
              </table:table-cell>
              <table:table-cell office:value-type="float" office:value="-0.0774107">
                <text:p>-0.0774107</text:p>
              </table:table-cell>
              <table:table-cell office:value-type="float" office:value="0.911412">
                <text:p>0.911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86392">
                <text:p>0.286392</text:p>
              </table:table-cell>
              <table:table-cell office:value-type="float" office:value="-0.0757194">
                <text:p>-0.0757194</text:p>
              </table:table-cell>
              <table:table-cell office:value-type="float" office:value="0.912043">
                <text:p>0.9120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86242">
                <text:p>0.286242</text:p>
              </table:table-cell>
              <table:table-cell office:value-type="float" office:value="-0.0740272">
                <text:p>-0.0740272</text:p>
              </table:table-cell>
              <table:table-cell office:value-type="float" office:value="0.912673">
                <text:p>0.9126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86083">
                <text:p>0.286083</text:p>
              </table:table-cell>
              <table:table-cell office:value-type="float" office:value="-0.0723341">
                <text:p>-0.0723341</text:p>
              </table:table-cell>
              <table:table-cell office:value-type="float" office:value="0.913303">
                <text:p>0.9133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85916">
                <text:p>0.285916</text:p>
              </table:table-cell>
              <table:table-cell office:value-type="float" office:value="-0.0706403">
                <text:p>-0.0706403</text:p>
              </table:table-cell>
              <table:table-cell office:value-type="float" office:value="0.913931">
                <text:p>0.9139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85741">
                <text:p>0.285741</text:p>
              </table:table-cell>
              <table:table-cell office:value-type="float" office:value="-0.0689458">
                <text:p>-0.0689458</text:p>
              </table:table-cell>
              <table:table-cell office:value-type="float" office:value="0.914558">
                <text:p>0.9145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85557">
                <text:p>0.285557</text:p>
              </table:table-cell>
              <table:table-cell office:value-type="float" office:value="-0.0672506">
                <text:p>-0.0672506</text:p>
              </table:table-cell>
              <table:table-cell office:value-type="float" office:value="0.915184">
                <text:p>0.9151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85366">
                <text:p>0.285366</text:p>
              </table:table-cell>
              <table:table-cell office:value-type="float" office:value="-0.065555">
                <text:p>-0.065555</text:p>
              </table:table-cell>
              <table:table-cell office:value-type="float" office:value="0.915809">
                <text:p>0.9158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85166">
                <text:p>0.285166</text:p>
              </table:table-cell>
              <table:table-cell office:value-type="float" office:value="-0.0638589">
                <text:p>-0.0638589</text:p>
              </table:table-cell>
              <table:table-cell office:value-type="float" office:value="0.916433">
                <text:p>0.9164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84958">
                <text:p>0.284958</text:p>
              </table:table-cell>
              <table:table-cell office:value-type="float" office:value="-0.0621625">
                <text:p>-0.0621625</text:p>
              </table:table-cell>
              <table:table-cell office:value-type="float" office:value="0.917056">
                <text:p>0.917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84742">
                <text:p>0.284742</text:p>
              </table:table-cell>
              <table:table-cell office:value-type="float" office:value="-0.0604658">
                <text:p>-0.0604658</text:p>
              </table:table-cell>
              <table:table-cell office:value-type="float" office:value="0.917678">
                <text:p>0.9176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284518">
                <text:p>0.284518</text:p>
              </table:table-cell>
              <table:table-cell office:value-type="float" office:value="-0.0587689">
                <text:p>-0.0587689</text:p>
              </table:table-cell>
              <table:table-cell office:value-type="float" office:value="0.918299">
                <text:p>0.9182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284286">
                <text:p>0.284286</text:p>
              </table:table-cell>
              <table:table-cell office:value-type="float" office:value="-0.0570718">
                <text:p>-0.0570718</text:p>
              </table:table-cell>
              <table:table-cell office:value-type="float" office:value="0.918918">
                <text:p>0.9189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284045">
                <text:p>0.284045</text:p>
              </table:table-cell>
              <table:table-cell office:value-type="float" office:value="-0.0553748">
                <text:p>-0.0553748</text:p>
              </table:table-cell>
              <table:table-cell office:value-type="float" office:value="0.919536">
                <text:p>0.9195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283796">
                <text:p>0.283796</text:p>
              </table:table-cell>
              <table:table-cell office:value-type="float" office:value="-0.0536777">
                <text:p>-0.0536777</text:p>
              </table:table-cell>
              <table:table-cell office:value-type="float" office:value="0.920153">
                <text:p>0.9201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8354">
                <text:p>0.28354</text:p>
              </table:table-cell>
              <table:table-cell office:value-type="float" office:value="-0.0519808">
                <text:p>-0.0519808</text:p>
              </table:table-cell>
              <table:table-cell office:value-type="float" office:value="0.920769">
                <text:p>0.9207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283275">
                <text:p>0.283275</text:p>
              </table:table-cell>
              <table:table-cell office:value-type="float" office:value="-0.0502841">
                <text:p>-0.0502841</text:p>
              </table:table-cell>
              <table:table-cell office:value-type="float" office:value="0.921383">
                <text:p>0.9213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283002">
                <text:p>0.283002</text:p>
              </table:table-cell>
              <table:table-cell office:value-type="float" office:value="-0.0485877">
                <text:p>-0.0485877</text:p>
              </table:table-cell>
              <table:table-cell office:value-type="float" office:value="0.921996">
                <text:p>0.9219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28272">
                <text:p>0.28272</text:p>
              </table:table-cell>
              <table:table-cell office:value-type="float" office:value="-0.0468917">
                <text:p>-0.0468917</text:p>
              </table:table-cell>
              <table:table-cell office:value-type="float" office:value="0.922607">
                <text:p>0.9226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282431">
                <text:p>0.282431</text:p>
              </table:table-cell>
              <table:table-cell office:value-type="float" office:value="-0.0451961">
                <text:p>-0.0451961</text:p>
              </table:table-cell>
              <table:table-cell office:value-type="float" office:value="0.923217">
                <text:p>0.9232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282134">
                <text:p>0.282134</text:p>
              </table:table-cell>
              <table:table-cell office:value-type="float" office:value="-0.043501">
                <text:p>-0.043501</text:p>
              </table:table-cell>
              <table:table-cell office:value-type="float" office:value="0.923826">
                <text:p>0.9238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281828">
                <text:p>0.281828</text:p>
              </table:table-cell>
              <table:table-cell office:value-type="float" office:value="-0.0418065">
                <text:p>-0.0418065</text:p>
              </table:table-cell>
              <table:table-cell office:value-type="float" office:value="0.924433">
                <text:p>0.9244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281515">
                <text:p>0.281515</text:p>
              </table:table-cell>
              <table:table-cell office:value-type="float" office:value="-0.0401127">
                <text:p>-0.0401127</text:p>
              </table:table-cell>
              <table:table-cell office:value-type="float" office:value="0.925038">
                <text:p>0.9250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281194">
                <text:p>0.281194</text:p>
              </table:table-cell>
              <table:table-cell office:value-type="float" office:value="-0.0384197">
                <text:p>-0.0384197</text:p>
              </table:table-cell>
              <table:table-cell office:value-type="float" office:value="0.925642">
                <text:p>0.9256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280864">
                <text:p>0.280864</text:p>
              </table:table-cell>
              <table:table-cell office:value-type="float" office:value="-0.0367276">
                <text:p>-0.0367276</text:p>
              </table:table-cell>
              <table:table-cell office:value-type="float" office:value="0.926244">
                <text:p>0.9262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80527">
                <text:p>0.280527</text:p>
              </table:table-cell>
              <table:table-cell office:value-type="float" office:value="-0.0350363">
                <text:p>-0.0350363</text:p>
              </table:table-cell>
              <table:table-cell office:value-type="float" office:value="0.926845">
                <text:p>0.9268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280182">
                <text:p>0.280182</text:p>
              </table:table-cell>
              <table:table-cell office:value-type="float" office:value="-0.0333461">
                <text:p>-0.0333461</text:p>
              </table:table-cell>
              <table:table-cell office:value-type="float" office:value="0.927444">
                <text:p>0.9274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279828">
                <text:p>0.279828</text:p>
              </table:table-cell>
              <table:table-cell office:value-type="float" office:value="-0.031657">
                <text:p>-0.031657</text:p>
              </table:table-cell>
              <table:table-cell office:value-type="float" office:value="0.928041">
                <text:p>0.9280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279467">
                <text:p>0.279467</text:p>
              </table:table-cell>
              <table:table-cell office:value-type="float" office:value="-0.029969">
                <text:p>-0.029969</text:p>
              </table:table-cell>
              <table:table-cell office:value-type="float" office:value="0.928636">
                <text:p>0.9286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279098">
                <text:p>0.279098</text:p>
              </table:table-cell>
              <table:table-cell office:value-type="float" office:value="-0.0282822">
                <text:p>-0.0282822</text:p>
              </table:table-cell>
              <table:table-cell office:value-type="float" office:value="0.92923">
                <text:p>0.929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278721">
                <text:p>0.278721</text:p>
              </table:table-cell>
              <table:table-cell office:value-type="float" office:value="-0.0265968">
                <text:p>-0.0265968</text:p>
              </table:table-cell>
              <table:table-cell office:value-type="float" office:value="0.929822">
                <text:p>0.9298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278337">
                <text:p>0.278337</text:p>
              </table:table-cell>
              <table:table-cell office:value-type="float" office:value="-0.0249128">
                <text:p>-0.0249128</text:p>
              </table:table-cell>
              <table:table-cell office:value-type="float" office:value="0.930412">
                <text:p>0.9304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277944">
                <text:p>0.277944</text:p>
              </table:table-cell>
              <table:table-cell office:value-type="float" office:value="-0.0232303">
                <text:p>-0.0232303</text:p>
              </table:table-cell>
              <table:table-cell office:value-type="float" office:value="0.931001">
                <text:p>0.9310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277544">
                <text:p>0.277544</text:p>
              </table:table-cell>
              <table:table-cell office:value-type="float" office:value="-0.0215493">
                <text:p>-0.0215493</text:p>
              </table:table-cell>
              <table:table-cell office:value-type="float" office:value="0.931587">
                <text:p>0.9315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277136">
                <text:p>0.277136</text:p>
              </table:table-cell>
              <table:table-cell office:value-type="float" office:value="-0.0198699">
                <text:p>-0.0198699</text:p>
              </table:table-cell>
              <table:table-cell office:value-type="float" office:value="0.932172">
                <text:p>0.9321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27672">
                <text:p>0.27672</text:p>
              </table:table-cell>
              <table:table-cell office:value-type="float" office:value="-0.0181923">
                <text:p>-0.0181923</text:p>
              </table:table-cell>
              <table:table-cell office:value-type="float" office:value="0.932754">
                <text:p>0.9327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276297">
                <text:p>0.276297</text:p>
              </table:table-cell>
              <table:table-cell office:value-type="float" office:value="-0.0165164">
                <text:p>-0.0165164</text:p>
              </table:table-cell>
              <table:table-cell office:value-type="float" office:value="0.933335">
                <text:p>0.9333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275866">
                <text:p>0.275866</text:p>
              </table:table-cell>
              <table:table-cell office:value-type="float" office:value="-0.0148424">
                <text:p>-0.0148424</text:p>
              </table:table-cell>
              <table:table-cell office:value-type="float" office:value="0.933913">
                <text:p>0.9339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275427">
                <text:p>0.275427</text:p>
              </table:table-cell>
              <table:table-cell office:value-type="float" office:value="-0.0131704">
                <text:p>-0.0131704</text:p>
              </table:table-cell>
              <table:table-cell office:value-type="float" office:value="0.93449">
                <text:p>0.934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274981">
                <text:p>0.274981</text:p>
              </table:table-cell>
              <table:table-cell office:value-type="float" office:value="-0.0115003">
                <text:p>-0.0115003</text:p>
              </table:table-cell>
              <table:table-cell office:value-type="float" office:value="0.935065">
                <text:p>0.9350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274527">
                <text:p>0.274527</text:p>
              </table:table-cell>
              <table:table-cell office:value-type="float" office:value="-0.00983232">
                <text:p>-0.00983232</text:p>
              </table:table-cell>
              <table:table-cell office:value-type="float" office:value="0.935637">
                <text:p>0.9356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274066">
                <text:p>0.274066</text:p>
              </table:table-cell>
              <table:table-cell office:value-type="float" office:value="-0.00816651">
                <text:p>-0.00816651</text:p>
              </table:table-cell>
              <table:table-cell office:value-type="float" office:value="0.936208">
                <text:p>0.9362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273598">
                <text:p>0.273598</text:p>
              </table:table-cell>
              <table:table-cell office:value-type="float" office:value="-0.00650292">
                <text:p>-0.00650292</text:p>
              </table:table-cell>
              <table:table-cell office:value-type="float" office:value="0.936776">
                <text:p>0.9367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273122">
                <text:p>0.273122</text:p>
              </table:table-cell>
              <table:table-cell office:value-type="float" office:value="-0.00484164">
                <text:p>-0.00484164</text:p>
              </table:table-cell>
              <table:table-cell office:value-type="float" office:value="0.937342">
                <text:p>0.9373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272638">
                <text:p>0.272638</text:p>
              </table:table-cell>
              <table:table-cell office:value-type="float" office:value="-0.00318274">
                <text:p>-0.00318274</text:p>
              </table:table-cell>
              <table:table-cell office:value-type="float" office:value="0.937906">
                <text:p>0.9379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272147">
                <text:p>0.272147</text:p>
              </table:table-cell>
              <table:table-cell office:value-type="float" office:value="-0.00152628">
                <text:p>-0.00152628</text:p>
              </table:table-cell>
              <table:table-cell office:value-type="float" office:value="0.938468">
                <text:p>0.9384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271649">
                <text:p>0.271649</text:p>
              </table:table-cell>
              <table:table-cell office:value-type="float" office:value="0.000127653">
                <text:p>0.000127653</text:p>
              </table:table-cell>
              <table:table-cell office:value-type="float" office:value="0.939028">
                <text:p>0.9390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271144">
                <text:p>0.271144</text:p>
              </table:table-cell>
              <table:table-cell office:value-type="float" office:value="0.001779">
                <text:p>0.001779</text:p>
              </table:table-cell>
              <table:table-cell office:value-type="float" office:value="0.939585">
                <text:p>0.9395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271183">
                <text:p>0.271183</text:p>
              </table:table-cell>
              <table:table-cell office:value-type="float" office:value="0.00169992">
                <text:p>0.00169992</text:p>
              </table:table-cell>
              <table:table-cell office:value-type="float" office:value="0.939542">
                <text:p>0.9395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78">
                <text:p>0.00170378</text:p>
              </table:table-cell>
              <table:table-cell office:value-type="float" office:value="0.939546">
                <text:p>0.9395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">
                <text:p>0.0017036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271175">
                <text:p>0.271175</text:p>
              </table:table-cell>
              <table:table-cell office:value-type="float" office:value="-0.0000242483">
                <text:p>-0.0000242483</text:p>
              </table:table-cell>
              <table:table-cell office:value-type="float" office:value="0.939547">
                <text:p>0.9395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271165">
                <text:p>0.271165</text:p>
              </table:table-cell>
              <table:table-cell office:value-type="float" office:value="-0.00166806">
                <text:p>-0.00166806</text:p>
              </table:table-cell>
              <table:table-cell office:value-type="float" office:value="0.939546">
                <text:p>0.9395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271147">
                <text:p>0.271147</text:p>
              </table:table-cell>
              <table:table-cell office:value-type="float" office:value="-0.0033158">
                <text:p>-0.0033158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271122">
                <text:p>0.271122</text:p>
              </table:table-cell>
              <table:table-cell office:value-type="float" office:value="-0.00496313">
                <text:p>-0.00496313</text:p>
              </table:table-cell>
              <table:table-cell office:value-type="float" office:value="0.939542">
                <text:p>0.9395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271091">
                <text:p>0.271091</text:p>
              </table:table-cell>
              <table:table-cell office:value-type="float" office:value="-0.00661019">
                <text:p>-0.00661019</text:p>
              </table:table-cell>
              <table:table-cell office:value-type="float" office:value="0.939538">
                <text:p>0.9395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271053">
                <text:p>0.271053</text:p>
              </table:table-cell>
              <table:table-cell office:value-type="float" office:value="-0.0082569">
                <text:p>-0.0082569</text:p>
              </table:table-cell>
              <table:table-cell office:value-type="float" office:value="0.939533">
                <text:p>0.9395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271008">
                <text:p>0.271008</text:p>
              </table:table-cell>
              <table:table-cell office:value-type="float" office:value="-0.00990321">
                <text:p>-0.00990321</text:p>
              </table:table-cell>
              <table:table-cell office:value-type="float" office:value="0.939527">
                <text:p>0.9395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270956">
                <text:p>0.270956</text:p>
              </table:table-cell>
              <table:table-cell office:value-type="float" office:value="-0.011549">
                <text:p>-0.011549</text:p>
              </table:table-cell>
              <table:table-cell office:value-type="float" office:value="0.939519">
                <text:p>0.9395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270898">
                <text:p>0.270898</text:p>
              </table:table-cell>
              <table:table-cell office:value-type="float" office:value="-0.0131943">
                <text:p>-0.0131943</text:p>
              </table:table-cell>
              <table:table-cell office:value-type="float" office:value="0.939511">
                <text:p>0.9395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270832">
                <text:p>0.270832</text:p>
              </table:table-cell>
              <table:table-cell office:value-type="float" office:value="-0.014839">
                <text:p>-0.014839</text:p>
              </table:table-cell>
              <table:table-cell office:value-type="float" office:value="0.939501">
                <text:p>0.9395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27076">
                <text:p>0.27076</text:p>
              </table:table-cell>
              <table:table-cell office:value-type="float" office:value="-0.016483">
                <text:p>-0.016483</text:p>
              </table:table-cell>
              <table:table-cell office:value-type="float" office:value="0.93949">
                <text:p>0.939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270681">
                <text:p>0.270681</text:p>
              </table:table-cell>
              <table:table-cell office:value-type="float" office:value="-0.0181262">
                <text:p>-0.0181262</text:p>
              </table:table-cell>
              <table:table-cell office:value-type="float" office:value="0.939478">
                <text:p>0.9394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270595">
                <text:p>0.270595</text:p>
              </table:table-cell>
              <table:table-cell office:value-type="float" office:value="-0.0197687">
                <text:p>-0.0197687</text:p>
              </table:table-cell>
              <table:table-cell office:value-type="float" office:value="0.939464">
                <text:p>0.9394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270503">
                <text:p>0.270503</text:p>
              </table:table-cell>
              <table:table-cell office:value-type="float" office:value="-0.0214103">
                <text:p>-0.0214103</text:p>
              </table:table-cell>
              <table:table-cell office:value-type="float" office:value="0.93945">
                <text:p>0.939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270403">
                <text:p>0.270403</text:p>
              </table:table-cell>
              <table:table-cell office:value-type="float" office:value="-0.0230509">
                <text:p>-0.0230509</text:p>
              </table:table-cell>
              <table:table-cell office:value-type="float" office:value="0.939434">
                <text:p>0.9394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270297">
                <text:p>0.270297</text:p>
              </table:table-cell>
              <table:table-cell office:value-type="float" office:value="-0.0246905">
                <text:p>-0.0246905</text:p>
              </table:table-cell>
              <table:table-cell office:value-type="float" office:value="0.939418">
                <text:p>0.9394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270185">
                <text:p>0.270185</text:p>
              </table:table-cell>
              <table:table-cell office:value-type="float" office:value="-0.0263291">
                <text:p>-0.0263291</text:p>
              </table:table-cell>
              <table:table-cell office:value-type="float" office:value="0.9394">
                <text:p>0.93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270065">
                <text:p>0.270065</text:p>
              </table:table-cell>
              <table:table-cell office:value-type="float" office:value="-0.0279665">
                <text:p>-0.0279665</text:p>
              </table:table-cell>
              <table:table-cell office:value-type="float" office:value="0.939381">
                <text:p>0.9393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269939">
                <text:p>0.269939</text:p>
              </table:table-cell>
              <table:table-cell office:value-type="float" office:value="-0.0296028">
                <text:p>-0.0296028</text:p>
              </table:table-cell>
              <table:table-cell office:value-type="float" office:value="0.93936">
                <text:p>0.939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269806">
                <text:p>0.269806</text:p>
              </table:table-cell>
              <table:table-cell office:value-type="float" office:value="-0.0312377">
                <text:p>-0.0312377</text:p>
              </table:table-cell>
              <table:table-cell office:value-type="float" office:value="0.939339">
                <text:p>0.9393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269666">
                <text:p>0.269666</text:p>
              </table:table-cell>
              <table:table-cell office:value-type="float" office:value="-0.0328714">
                <text:p>-0.0328714</text:p>
              </table:table-cell>
              <table:table-cell office:value-type="float" office:value="0.939316">
                <text:p>0.9393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26952">
                <text:p>0.26952</text:p>
              </table:table-cell>
              <table:table-cell office:value-type="float" office:value="-0.0345036">
                <text:p>-0.0345036</text:p>
              </table:table-cell>
              <table:table-cell office:value-type="float" office:value="0.939293">
                <text:p>0.9392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269367">
                <text:p>0.269367</text:p>
              </table:table-cell>
              <table:table-cell office:value-type="float" office:value="-0.0361344">
                <text:p>-0.0361344</text:p>
              </table:table-cell>
              <table:table-cell office:value-type="float" office:value="0.939268">
                <text:p>0.9392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269208">
                <text:p>0.269208</text:p>
              </table:table-cell>
              <table:table-cell office:value-type="float" office:value="-0.0377637">
                <text:p>-0.0377637</text:p>
              </table:table-cell>
              <table:table-cell office:value-type="float" office:value="0.939242">
                <text:p>0.9392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269042">
                <text:p>0.269042</text:p>
              </table:table-cell>
              <table:table-cell office:value-type="float" office:value="-0.0393914">
                <text:p>-0.0393914</text:p>
              </table:table-cell>
              <table:table-cell office:value-type="float" office:value="0.939215">
                <text:p>0.9392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268869">
                <text:p>0.268869</text:p>
              </table:table-cell>
              <table:table-cell office:value-type="float" office:value="-0.0410175">
                <text:p>-0.0410175</text:p>
              </table:table-cell>
              <table:table-cell office:value-type="float" office:value="0.939187">
                <text:p>0.9391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26869">
                <text:p>0.26869</text:p>
              </table:table-cell>
              <table:table-cell office:value-type="float" office:value="-0.0426418">
                <text:p>-0.0426418</text:p>
              </table:table-cell>
              <table:table-cell office:value-type="float" office:value="0.939157">
                <text:p>0.9391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268504">
                <text:p>0.268504</text:p>
              </table:table-cell>
              <table:table-cell office:value-type="float" office:value="-0.0442644">
                <text:p>-0.0442644</text:p>
              </table:table-cell>
              <table:table-cell office:value-type="float" office:value="0.939127">
                <text:p>0.9391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268311">
                <text:p>0.268311</text:p>
              </table:table-cell>
              <table:table-cell office:value-type="float" office:value="-0.0458852">
                <text:p>-0.0458852</text:p>
              </table:table-cell>
              <table:table-cell office:value-type="float" office:value="0.939095">
                <text:p>0.9390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268113">
                <text:p>0.268113</text:p>
              </table:table-cell>
              <table:table-cell office:value-type="float" office:value="-0.047504">
                <text:p>-0.047504</text:p>
              </table:table-cell>
              <table:table-cell office:value-type="float" office:value="0.939062">
                <text:p>0.9390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267907">
                <text:p>0.267907</text:p>
              </table:table-cell>
              <table:table-cell office:value-type="float" office:value="-0.0491209">
                <text:p>-0.0491209</text:p>
              </table:table-cell>
              <table:table-cell office:value-type="float" office:value="0.939028">
                <text:p>0.9390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267695">
                <text:p>0.267695</text:p>
              </table:table-cell>
              <table:table-cell office:value-type="float" office:value="-0.0507359">
                <text:p>-0.0507359</text:p>
              </table:table-cell>
              <table:table-cell office:value-type="float" office:value="0.938993">
                <text:p>0.9389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267477">
                <text:p>0.267477</text:p>
              </table:table-cell>
              <table:table-cell office:value-type="float" office:value="-0.0523487">
                <text:p>-0.0523487</text:p>
              </table:table-cell>
              <table:table-cell office:value-type="float" office:value="0.938957">
                <text:p>0.9389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267252">
                <text:p>0.267252</text:p>
              </table:table-cell>
              <table:table-cell office:value-type="float" office:value="-0.0539594">
                <text:p>-0.0539594</text:p>
              </table:table-cell>
              <table:table-cell office:value-type="float" office:value="0.93892">
                <text:p>0.938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267021">
                <text:p>0.267021</text:p>
              </table:table-cell>
              <table:table-cell office:value-type="float" office:value="-0.0555679">
                <text:p>-0.0555679</text:p>
              </table:table-cell>
              <table:table-cell office:value-type="float" office:value="0.938882">
                <text:p>0.9388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266784">
                <text:p>0.266784</text:p>
              </table:table-cell>
              <table:table-cell office:value-type="float" office:value="-0.0571741">
                <text:p>-0.0571741</text:p>
              </table:table-cell>
              <table:table-cell office:value-type="float" office:value="0.938842">
                <text:p>0.9388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26654">
                <text:p>0.26654</text:p>
              </table:table-cell>
              <table:table-cell office:value-type="float" office:value="-0.0587781">
                <text:p>-0.0587781</text:p>
              </table:table-cell>
              <table:table-cell office:value-type="float" office:value="0.938802">
                <text:p>0.9388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26629">
                <text:p>0.26629</text:p>
              </table:table-cell>
              <table:table-cell office:value-type="float" office:value="-0.0603797">
                <text:p>-0.0603797</text:p>
              </table:table-cell>
              <table:table-cell office:value-type="float" office:value="0.93876">
                <text:p>0.938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266033">
                <text:p>0.266033</text:p>
              </table:table-cell>
              <table:table-cell office:value-type="float" office:value="-0.0619788">
                <text:p>-0.0619788</text:p>
              </table:table-cell>
              <table:table-cell office:value-type="float" office:value="0.938717">
                <text:p>0.9387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26577">
                <text:p>0.26577</text:p>
              </table:table-cell>
              <table:table-cell office:value-type="float" office:value="-0.0635755">
                <text:p>-0.0635755</text:p>
              </table:table-cell>
              <table:table-cell office:value-type="float" office:value="0.938674">
                <text:p>0.9386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265501">
                <text:p>0.265501</text:p>
              </table:table-cell>
              <table:table-cell office:value-type="float" office:value="-0.0651696">
                <text:p>-0.0651696</text:p>
              </table:table-cell>
              <table:table-cell office:value-type="float" office:value="0.938629">
                <text:p>0.9386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265226">
                <text:p>0.265226</text:p>
              </table:table-cell>
              <table:table-cell office:value-type="float" office:value="-0.0667612">
                <text:p>-0.0667612</text:p>
              </table:table-cell>
              <table:table-cell office:value-type="float" office:value="0.938583">
                <text:p>0.9385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264945">
                <text:p>0.264945</text:p>
              </table:table-cell>
              <table:table-cell office:value-type="float" office:value="-0.06835">
                <text:p>-0.06835</text:p>
              </table:table-cell>
              <table:table-cell office:value-type="float" office:value="0.938536">
                <text:p>0.9385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264657">
                <text:p>0.264657</text:p>
              </table:table-cell>
              <table:table-cell office:value-type="float" office:value="-0.0699362">
                <text:p>-0.0699362</text:p>
              </table:table-cell>
              <table:table-cell office:value-type="float" office:value="0.938488">
                <text:p>0.9384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264364">
                <text:p>0.264364</text:p>
              </table:table-cell>
              <table:table-cell office:value-type="float" office:value="-0.0715196">
                <text:p>-0.0715196</text:p>
              </table:table-cell>
              <table:table-cell office:value-type="float" office:value="0.938438">
                <text:p>0.9384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264064">
                <text:p>0.264064</text:p>
              </table:table-cell>
              <table:table-cell office:value-type="float" office:value="-0.0731002">
                <text:p>-0.0731002</text:p>
              </table:table-cell>
              <table:table-cell office:value-type="float" office:value="0.938388">
                <text:p>0.9383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263758">
                <text:p>0.263758</text:p>
              </table:table-cell>
              <table:table-cell office:value-type="float" office:value="-0.0746779">
                <text:p>-0.0746779</text:p>
              </table:table-cell>
              <table:table-cell office:value-type="float" office:value="0.938337">
                <text:p>0.9383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263446">
                <text:p>0.263446</text:p>
              </table:table-cell>
              <table:table-cell office:value-type="float" office:value="-0.0762527">
                <text:p>-0.0762527</text:p>
              </table:table-cell>
              <table:table-cell office:value-type="float" office:value="0.938285">
                <text:p>0.9382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263128">
                <text:p>0.263128</text:p>
              </table:table-cell>
              <table:table-cell office:value-type="float" office:value="-0.0778245">
                <text:p>-0.0778245</text:p>
              </table:table-cell>
              <table:table-cell office:value-type="float" office:value="0.938231">
                <text:p>0.9382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262804">
                <text:p>0.262804</text:p>
              </table:table-cell>
              <table:table-cell office:value-type="float" office:value="-0.0793933">
                <text:p>-0.0793933</text:p>
              </table:table-cell>
              <table:table-cell office:value-type="float" office:value="0.938177">
                <text:p>0.9381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262475">
                <text:p>0.262475</text:p>
              </table:table-cell>
              <table:table-cell office:value-type="float" office:value="-0.080959">
                <text:p>-0.080959</text:p>
              </table:table-cell>
              <table:table-cell office:value-type="float" office:value="0.938121">
                <text:p>0.9381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262139">
                <text:p>0.262139</text:p>
              </table:table-cell>
              <table:table-cell office:value-type="float" office:value="-0.0825216">
                <text:p>-0.0825216</text:p>
              </table:table-cell>
              <table:table-cell office:value-type="float" office:value="0.938065">
                <text:p>0.9380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261798">
                <text:p>0.261798</text:p>
              </table:table-cell>
              <table:table-cell office:value-type="float" office:value="-0.084081">
                <text:p>-0.084081</text:p>
              </table:table-cell>
              <table:table-cell office:value-type="float" office:value="0.938008">
                <text:p>0.9380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26145">
                <text:p>0.26145</text:p>
              </table:table-cell>
              <table:table-cell office:value-type="float" office:value="-0.0856371">
                <text:p>-0.0856371</text:p>
              </table:table-cell>
              <table:table-cell office:value-type="float" office:value="0.937949">
                <text:p>0.9379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261097">
                <text:p>0.261097</text:p>
              </table:table-cell>
              <table:table-cell office:value-type="float" office:value="-0.08719">
                <text:p>-0.08719</text:p>
              </table:table-cell>
              <table:table-cell office:value-type="float" office:value="0.93789">
                <text:p>0.937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260738">
                <text:p>0.260738</text:p>
              </table:table-cell>
              <table:table-cell office:value-type="float" office:value="-0.0887395">
                <text:p>-0.0887395</text:p>
              </table:table-cell>
              <table:table-cell office:value-type="float" office:value="0.937829">
                <text:p>0.9378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260374">
                <text:p>0.260374</text:p>
              </table:table-cell>
              <table:table-cell office:value-type="float" office:value="-0.0902857">
                <text:p>-0.0902857</text:p>
              </table:table-cell>
              <table:table-cell office:value-type="float" office:value="0.937768">
                <text:p>0.9377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260003">
                <text:p>0.260003</text:p>
              </table:table-cell>
              <table:table-cell office:value-type="float" office:value="-0.0918284">
                <text:p>-0.0918284</text:p>
              </table:table-cell>
              <table:table-cell office:value-type="float" office:value="0.937705">
                <text:p>0.9377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259628">
                <text:p>0.259628</text:p>
              </table:table-cell>
              <table:table-cell office:value-type="float" office:value="-0.0933676">
                <text:p>-0.0933676</text:p>
              </table:table-cell>
              <table:table-cell office:value-type="float" office:value="0.937642">
                <text:p>0.9376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259246">
                <text:p>0.259246</text:p>
              </table:table-cell>
              <table:table-cell office:value-type="float" office:value="-0.0949033">
                <text:p>-0.0949033</text:p>
              </table:table-cell>
              <table:table-cell office:value-type="float" office:value="0.937577">
                <text:p>0.9375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258859">
                <text:p>0.258859</text:p>
              </table:table-cell>
              <table:table-cell office:value-type="float" office:value="-0.0964355">
                <text:p>-0.0964355</text:p>
              </table:table-cell>
              <table:table-cell office:value-type="float" office:value="0.937512">
                <text:p>0.9375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258466">
                <text:p>0.258466</text:p>
              </table:table-cell>
              <table:table-cell office:value-type="float" office:value="-0.097964">
                <text:p>-0.097964</text:p>
              </table:table-cell>
              <table:table-cell office:value-type="float" office:value="0.937446">
                <text:p>0.9374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258068">
                <text:p>0.258068</text:p>
              </table:table-cell>
              <table:table-cell office:value-type="float" office:value="-0.0994888">
                <text:p>-0.0994888</text:p>
              </table:table-cell>
              <table:table-cell office:value-type="float" office:value="0.937378">
                <text:p>0.9373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257665">
                <text:p>0.257665</text:p>
              </table:table-cell>
              <table:table-cell office:value-type="float" office:value="-0.10101">
                <text:p>-0.10101</text:p>
              </table:table-cell>
              <table:table-cell office:value-type="float" office:value="0.93731">
                <text:p>0.937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257256">
                <text:p>0.257256</text:p>
              </table:table-cell>
              <table:table-cell office:value-type="float" office:value="-0.102527">
                <text:p>-0.102527</text:p>
              </table:table-cell>
              <table:table-cell office:value-type="float" office:value="0.937241">
                <text:p>0.9372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256841">
                <text:p>0.256841</text:p>
              </table:table-cell>
              <table:table-cell office:value-type="float" office:value="-0.104041">
                <text:p>-0.104041</text:p>
              </table:table-cell>
              <table:table-cell office:value-type="float" office:value="0.937171">
                <text:p>0.9371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256422">
                <text:p>0.256422</text:p>
              </table:table-cell>
              <table:table-cell office:value-type="float" office:value="-0.105551">
                <text:p>-0.105551</text:p>
              </table:table-cell>
              <table:table-cell office:value-type="float" office:value="0.937099">
                <text:p>0.9370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255997">
                <text:p>0.255997</text:p>
              </table:table-cell>
              <table:table-cell office:value-type="float" office:value="-0.107057">
                <text:p>-0.107057</text:p>
              </table:table-cell>
              <table:table-cell office:value-type="float" office:value="0.937027">
                <text:p>0.9370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255567">
                <text:p>0.255567</text:p>
              </table:table-cell>
              <table:table-cell office:value-type="float" office:value="-0.108559">
                <text:p>-0.108559</text:p>
              </table:table-cell>
              <table:table-cell office:value-type="float" office:value="0.936954">
                <text:p>0.9369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255131">
                <text:p>0.255131</text:p>
              </table:table-cell>
              <table:table-cell office:value-type="float" office:value="-0.110057">
                <text:p>-0.110057</text:p>
              </table:table-cell>
              <table:table-cell office:value-type="float" office:value="0.936881">
                <text:p>0.9368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25469">
                <text:p>0.25469</text:p>
              </table:table-cell>
              <table:table-cell office:value-type="float" office:value="-0.111551">
                <text:p>-0.111551</text:p>
              </table:table-cell>
              <table:table-cell office:value-type="float" office:value="0.936806">
                <text:p>0.9368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254245">
                <text:p>0.254245</text:p>
              </table:table-cell>
              <table:table-cell office:value-type="float" office:value="-0.113041">
                <text:p>-0.113041</text:p>
              </table:table-cell>
              <table:table-cell office:value-type="float" office:value="0.93673">
                <text:p>0.936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253794">
                <text:p>0.253794</text:p>
              </table:table-cell>
              <table:table-cell office:value-type="float" office:value="-0.114527">
                <text:p>-0.114527</text:p>
              </table:table-cell>
              <table:table-cell office:value-type="float" office:value="0.936654">
                <text:p>0.9366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253338">
                <text:p>0.253338</text:p>
              </table:table-cell>
              <table:table-cell office:value-type="float" office:value="-0.116008">
                <text:p>-0.116008</text:p>
              </table:table-cell>
              <table:table-cell office:value-type="float" office:value="0.936576">
                <text:p>0.9365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252877">
                <text:p>0.252877</text:p>
              </table:table-cell>
              <table:table-cell office:value-type="float" office:value="-0.117486">
                <text:p>-0.117486</text:p>
              </table:table-cell>
              <table:table-cell office:value-type="float" office:value="0.936498">
                <text:p>0.9364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252411">
                <text:p>0.252411</text:p>
              </table:table-cell>
              <table:table-cell office:value-type="float" office:value="-0.118959">
                <text:p>-0.118959</text:p>
              </table:table-cell>
              <table:table-cell office:value-type="float" office:value="0.936419">
                <text:p>0.9364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251941">
                <text:p>0.251941</text:p>
              </table:table-cell>
              <table:table-cell office:value-type="float" office:value="-0.120429">
                <text:p>-0.120429</text:p>
              </table:table-cell>
              <table:table-cell office:value-type="float" office:value="0.936339">
                <text:p>0.9363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251465">
                <text:p>0.251465</text:p>
              </table:table-cell>
              <table:table-cell office:value-type="float" office:value="-0.121894">
                <text:p>-0.121894</text:p>
              </table:table-cell>
              <table:table-cell office:value-type="float" office:value="0.936258">
                <text:p>0.9362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250985">
                <text:p>0.250985</text:p>
              </table:table-cell>
              <table:table-cell office:value-type="float" office:value="-0.123354">
                <text:p>-0.123354</text:p>
              </table:table-cell>
              <table:table-cell office:value-type="float" office:value="0.936176">
                <text:p>0.9361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250499">
                <text:p>0.250499</text:p>
              </table:table-cell>
              <table:table-cell office:value-type="float" office:value="-0.124811">
                <text:p>-0.124811</text:p>
              </table:table-cell>
              <table:table-cell office:value-type="float" office:value="0.936093">
                <text:p>0.9360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25001">
                <text:p>0.25001</text:p>
              </table:table-cell>
              <table:table-cell office:value-type="float" office:value="-0.126262">
                <text:p>-0.126262</text:p>
              </table:table-cell>
              <table:table-cell office:value-type="float" office:value="0.93601">
                <text:p>0.936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249515">
                <text:p>0.249515</text:p>
              </table:table-cell>
              <table:table-cell office:value-type="float" office:value="-0.12771">
                <text:p>-0.12771</text:p>
              </table:table-cell>
              <table:table-cell office:value-type="float" office:value="0.935926">
                <text:p>0.9359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249016">
                <text:p>0.249016</text:p>
              </table:table-cell>
              <table:table-cell office:value-type="float" office:value="-0.129153">
                <text:p>-0.129153</text:p>
              </table:table-cell>
              <table:table-cell office:value-type="float" office:value="0.935841">
                <text:p>0.9358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248512">
                <text:p>0.248512</text:p>
              </table:table-cell>
              <table:table-cell office:value-type="float" office:value="-0.130592">
                <text:p>-0.130592</text:p>
              </table:table-cell>
              <table:table-cell office:value-type="float" office:value="0.935755">
                <text:p>0.9357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248003">
                <text:p>0.248003</text:p>
              </table:table-cell>
              <table:table-cell office:value-type="float" office:value="-0.132026">
                <text:p>-0.132026</text:p>
              </table:table-cell>
              <table:table-cell office:value-type="float" office:value="0.935668">
                <text:p>0.9356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24749">
                <text:p>0.24749</text:p>
              </table:table-cell>
              <table:table-cell office:value-type="float" office:value="-0.133456">
                <text:p>-0.133456</text:p>
              </table:table-cell>
              <table:table-cell office:value-type="float" office:value="0.935581">
                <text:p>0.9355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246973">
                <text:p>0.246973</text:p>
              </table:table-cell>
              <table:table-cell office:value-type="float" office:value="-0.134881">
                <text:p>-0.134881</text:p>
              </table:table-cell>
              <table:table-cell office:value-type="float" office:value="0.935492">
                <text:p>0.9354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246451">
                <text:p>0.246451</text:p>
              </table:table-cell>
              <table:table-cell office:value-type="float" office:value="-0.136301">
                <text:p>-0.136301</text:p>
              </table:table-cell>
              <table:table-cell office:value-type="float" office:value="0.935403">
                <text:p>0.9354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245925">
                <text:p>0.245925</text:p>
              </table:table-cell>
              <table:table-cell office:value-type="float" office:value="-0.137717">
                <text:p>-0.137717</text:p>
              </table:table-cell>
              <table:table-cell office:value-type="float" office:value="0.935313">
                <text:p>0.9353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245394">
                <text:p>0.245394</text:p>
              </table:table-cell>
              <table:table-cell office:value-type="float" office:value="-0.139128">
                <text:p>-0.139128</text:p>
              </table:table-cell>
              <table:table-cell office:value-type="float" office:value="0.935223">
                <text:p>0.9352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244859">
                <text:p>0.244859</text:p>
              </table:table-cell>
              <table:table-cell office:value-type="float" office:value="-0.140535">
                <text:p>-0.140535</text:p>
              </table:table-cell>
              <table:table-cell office:value-type="float" office:value="0.935131">
                <text:p>0.9351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24432">
                <text:p>0.24432</text:p>
              </table:table-cell>
              <table:table-cell office:value-type="float" office:value="-0.141937">
                <text:p>-0.141937</text:p>
              </table:table-cell>
              <table:table-cell office:value-type="float" office:value="0.935039">
                <text:p>0.9350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243777">
                <text:p>0.243777</text:p>
              </table:table-cell>
              <table:table-cell office:value-type="float" office:value="-0.143334">
                <text:p>-0.143334</text:p>
              </table:table-cell>
              <table:table-cell office:value-type="float" office:value="0.934946">
                <text:p>0.9349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243229">
                <text:p>0.243229</text:p>
              </table:table-cell>
              <table:table-cell office:value-type="float" office:value="-0.144726">
                <text:p>-0.144726</text:p>
              </table:table-cell>
              <table:table-cell office:value-type="float" office:value="0.934853">
                <text:p>0.9348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242678">
                <text:p>0.242678</text:p>
              </table:table-cell>
              <table:table-cell office:value-type="float" office:value="-0.146114">
                <text:p>-0.146114</text:p>
              </table:table-cell>
              <table:table-cell office:value-type="float" office:value="0.934758">
                <text:p>0.9347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242122">
                <text:p>0.242122</text:p>
              </table:table-cell>
              <table:table-cell office:value-type="float" office:value="-0.147497">
                <text:p>-0.147497</text:p>
              </table:table-cell>
              <table:table-cell office:value-type="float" office:value="0.934663">
                <text:p>0.9346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241563">
                <text:p>0.241563</text:p>
              </table:table-cell>
              <table:table-cell office:value-type="float" office:value="-0.148875">
                <text:p>-0.148875</text:p>
              </table:table-cell>
              <table:table-cell office:value-type="float" office:value="0.934567">
                <text:p>0.9345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240999">
                <text:p>0.240999</text:p>
              </table:table-cell>
              <table:table-cell office:value-type="float" office:value="-0.150248">
                <text:p>-0.150248</text:p>
              </table:table-cell>
              <table:table-cell office:value-type="float" office:value="0.934471">
                <text:p>0.9344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240431">
                <text:p>0.240431</text:p>
              </table:table-cell>
              <table:table-cell office:value-type="float" office:value="-0.151616">
                <text:p>-0.151616</text:p>
              </table:table-cell>
              <table:table-cell office:value-type="float" office:value="0.934374">
                <text:p>0.9343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Tool Rotation</text:p>
        </chart:title>
        <chart:legend chart:legend-position="end" svg:x="13.915cm" svg:y="3.703cm" style:legend-expansion="high" chart:style-name="ch3"/>
        <chart:plot-area chart:style-name="ch4" table:cell-range-address="Sheet1.A1:Sheet1.A501 Sheet1.N1:Sheet1.P501" chart:data-source-has-labels="row" svg:x="1.331cm" svg:y="1.275cm" svg:width="12.264cm" svg:height="6.564cm">
          <chartooo:coordinate-region svg:x="2.164cm" svg:y="1.473cm" svg:width="11.151cm" svg:height="6.167cm"/>
          <chart:axis chart:dimension="x" chart:name="primary-x" chart:style-name="ch5">
            <chart:title svg:x="5.951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N1:Sheet1.N501" loext:label-string="roll" chart:class="chart:scatter">
            <chart:domain table:cell-range-address="Sheet1.A1:Sheet1.A501"/>
            <chart:data-point chart:repeated="501"/>
          </chart:series>
          <chart:series chart:style-name="ch10" chart:values-cell-range-address="Sheet1.O1:Sheet1.O501" loext:label-string="pitch" chart:class="chart:scatter">
            <chart:data-point chart:repeated="501"/>
          </chart:series>
          <chart:series chart:style-name="ch11" chart:values-cell-range-address="Sheet1.P1:Sheet1.P501" loext:label-string="yaw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ll</text:p>
              </table:table-cell>
              <table:table-cell office:value-type="string">
                <text:p>pitch</text:p>
              </table:table-cell>
              <table:table-cell office:value-type="string">
                <text:p>y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-1.5708">
                <text:p>-1.5708</text:p>
                <draw:g>
                  <svg:desc>Sheet1.N1:Sheet1.N501</svg:desc>
                </draw:g>
              </table:table-cell>
              <table:table-cell office:value-type="float" office:value="-4.87609E-020">
                <text:p>-4.87609E-020</text:p>
                <draw:g>
                  <svg:desc>Sheet1.O1:Sheet1.O501</svg:desc>
                </draw:g>
              </table:table-cell>
              <table:table-cell office:value-type="float" office:value="-1.57">
                <text:p>-1.57</text:p>
                <draw:g>
                  <svg:desc>Sheet1.P1:Sheet1.P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5708">
                <text:p>-1.5708</text:p>
              </table:table-cell>
              <table:table-cell office:value-type="float" office:value="-4.87609E-020">
                <text:p>-4.87609E-0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7433">
                <text:p>-1.57433</text:p>
              </table:table-cell>
              <table:table-cell office:value-type="float" office:value="0.000548195">
                <text:p>0.00054819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7786">
                <text:p>-1.57786</text:p>
              </table:table-cell>
              <table:table-cell office:value-type="float" office:value="0.00109647">
                <text:p>0.0010964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58139">
                <text:p>-1.58139</text:p>
              </table:table-cell>
              <table:table-cell office:value-type="float" office:value="0.00164474">
                <text:p>0.0016447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58492">
                <text:p>-1.58492</text:p>
              </table:table-cell>
              <table:table-cell office:value-type="float" office:value="0.002193">
                <text:p>0.002193</text:p>
              </table:table-cell>
              <table:table-cell office:value-type="float" office:value="-1.56999">
                <text:p>-1.56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58845">
                <text:p>-1.58845</text:p>
              </table:table-cell>
              <table:table-cell office:value-type="float" office:value="0.00274124">
                <text:p>0.00274124</text:p>
              </table:table-cell>
              <table:table-cell office:value-type="float" office:value="-1.56999">
                <text:p>-1.56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59198">
                <text:p>-1.59198</text:p>
              </table:table-cell>
              <table:table-cell office:value-type="float" office:value="0.00328943">
                <text:p>0.00328943</text:p>
              </table:table-cell>
              <table:table-cell office:value-type="float" office:value="-1.56999">
                <text:p>-1.56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59551">
                <text:p>-1.59551</text:p>
              </table:table-cell>
              <table:table-cell office:value-type="float" office:value="0.00383758">
                <text:p>0.00383758</text:p>
              </table:table-cell>
              <table:table-cell office:value-type="float" office:value="-1.56999">
                <text:p>-1.56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59904">
                <text:p>-1.59904</text:p>
              </table:table-cell>
              <table:table-cell office:value-type="float" office:value="0.00438566">
                <text:p>0.00438566</text:p>
              </table:table-cell>
              <table:table-cell office:value-type="float" office:value="-1.56998">
                <text:p>-1.56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60257">
                <text:p>-1.60257</text:p>
              </table:table-cell>
              <table:table-cell office:value-type="float" office:value="0.00493367">
                <text:p>0.00493367</text:p>
              </table:table-cell>
              <table:table-cell office:value-type="float" office:value="-1.56998">
                <text:p>-1.56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6061">
                <text:p>-1.6061</text:p>
              </table:table-cell>
              <table:table-cell office:value-type="float" office:value="0.00548159">
                <text:p>0.00548159</text:p>
              </table:table-cell>
              <table:table-cell office:value-type="float" office:value="-1.56998">
                <text:p>-1.56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60962">
                <text:p>-1.60962</text:p>
              </table:table-cell>
              <table:table-cell office:value-type="float" office:value="0.00602941">
                <text:p>0.00602941</text:p>
              </table:table-cell>
              <table:table-cell office:value-type="float" office:value="-1.56997">
                <text:p>-1.56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61315">
                <text:p>-1.61315</text:p>
              </table:table-cell>
              <table:table-cell office:value-type="float" office:value="0.00657711">
                <text:p>0.00657711</text:p>
              </table:table-cell>
              <table:table-cell office:value-type="float" office:value="-1.56997">
                <text:p>-1.56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61667">
                <text:p>-1.61667</text:p>
              </table:table-cell>
              <table:table-cell office:value-type="float" office:value="0.00712469">
                <text:p>0.00712469</text:p>
              </table:table-cell>
              <table:table-cell office:value-type="float" office:value="-1.56996">
                <text:p>-1.56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6202">
                <text:p>-1.6202</text:p>
              </table:table-cell>
              <table:table-cell office:value-type="float" office:value="0.00767213">
                <text:p>0.00767213</text:p>
              </table:table-cell>
              <table:table-cell office:value-type="float" office:value="-1.56996">
                <text:p>-1.56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62372">
                <text:p>-1.62372</text:p>
              </table:table-cell>
              <table:table-cell office:value-type="float" office:value="0.00821942">
                <text:p>0.00821942</text:p>
              </table:table-cell>
              <table:table-cell office:value-type="float" office:value="-1.56995">
                <text:p>-1.56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62724">
                <text:p>-1.62724</text:p>
              </table:table-cell>
              <table:table-cell office:value-type="float" office:value="0.00876654">
                <text:p>0.00876654</text:p>
              </table:table-cell>
              <table:table-cell office:value-type="float" office:value="-1.56995">
                <text:p>-1.56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63076">
                <text:p>-1.63076</text:p>
              </table:table-cell>
              <table:table-cell office:value-type="float" office:value="0.00931348">
                <text:p>0.00931348</text:p>
              </table:table-cell>
              <table:table-cell office:value-type="float" office:value="-1.56994">
                <text:p>-1.56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63428">
                <text:p>-1.63428</text:p>
              </table:table-cell>
              <table:table-cell office:value-type="float" office:value="0.00986023">
                <text:p>0.00986023</text:p>
              </table:table-cell>
              <table:table-cell office:value-type="float" office:value="-1.56994">
                <text:p>-1.56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63779">
                <text:p>-1.63779</text:p>
              </table:table-cell>
              <table:table-cell office:value-type="float" office:value="0.0104068">
                <text:p>0.0104068</text:p>
              </table:table-cell>
              <table:table-cell office:value-type="float" office:value="-1.56993">
                <text:p>-1.569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.64131">
                <text:p>-1.64131</text:p>
              </table:table-cell>
              <table:table-cell office:value-type="float" office:value="0.0109531">
                <text:p>0.0109531</text:p>
              </table:table-cell>
              <table:table-cell office:value-type="float" office:value="-1.56992">
                <text:p>-1.56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.64482">
                <text:p>-1.64482</text:p>
              </table:table-cell>
              <table:table-cell office:value-type="float" office:value="0.0114992">
                <text:p>0.0114992</text:p>
              </table:table-cell>
              <table:table-cell office:value-type="float" office:value="-1.56991">
                <text:p>-1.56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.64833">
                <text:p>-1.64833</text:p>
              </table:table-cell>
              <table:table-cell office:value-type="float" office:value="0.0120451">
                <text:p>0.0120451</text:p>
              </table:table-cell>
              <table:table-cell office:value-type="float" office:value="-1.56991">
                <text:p>-1.56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.65184">
                <text:p>-1.65184</text:p>
              </table:table-cell>
              <table:table-cell office:value-type="float" office:value="0.0125907">
                <text:p>0.0125907</text:p>
              </table:table-cell>
              <table:table-cell office:value-type="float" office:value="-1.5699">
                <text:p>-1.56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65534">
                <text:p>-1.65534</text:p>
              </table:table-cell>
              <table:table-cell office:value-type="float" office:value="0.0131361">
                <text:p>0.0131361</text:p>
              </table:table-cell>
              <table:table-cell office:value-type="float" office:value="-1.56989">
                <text:p>-1.56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65884">
                <text:p>-1.65884</text:p>
              </table:table-cell>
              <table:table-cell office:value-type="float" office:value="0.0136811">
                <text:p>0.0136811</text:p>
              </table:table-cell>
              <table:table-cell office:value-type="float" office:value="-1.56988">
                <text:p>-1.569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66235">
                <text:p>-1.66235</text:p>
              </table:table-cell>
              <table:table-cell office:value-type="float" office:value="0.0142259">
                <text:p>0.0142259</text:p>
              </table:table-cell>
              <table:table-cell office:value-type="float" office:value="-1.56987">
                <text:p>-1.56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66584">
                <text:p>-1.66584</text:p>
              </table:table-cell>
              <table:table-cell office:value-type="float" office:value="0.0147704">
                <text:p>0.0147704</text:p>
              </table:table-cell>
              <table:table-cell office:value-type="float" office:value="-1.56986">
                <text:p>-1.56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66934">
                <text:p>-1.66934</text:p>
              </table:table-cell>
              <table:table-cell office:value-type="float" office:value="0.0153146">
                <text:p>0.0153146</text:p>
              </table:table-cell>
              <table:table-cell office:value-type="float" office:value="-1.56985">
                <text:p>-1.56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.67283">
                <text:p>-1.67283</text:p>
              </table:table-cell>
              <table:table-cell office:value-type="float" office:value="0.0158584">
                <text:p>0.0158584</text:p>
              </table:table-cell>
              <table:table-cell office:value-type="float" office:value="-1.56984">
                <text:p>-1.56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67632">
                <text:p>-1.67632</text:p>
              </table:table-cell>
              <table:table-cell office:value-type="float" office:value="0.0164019">
                <text:p>0.0164019</text:p>
              </table:table-cell>
              <table:table-cell office:value-type="float" office:value="-1.56983">
                <text:p>-1.569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.67981">
                <text:p>-1.67981</text:p>
              </table:table-cell>
              <table:table-cell office:value-type="float" office:value="0.0169451">
                <text:p>0.0169451</text:p>
              </table:table-cell>
              <table:table-cell office:value-type="float" office:value="-1.56982">
                <text:p>-1.56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6833">
                <text:p>-1.6833</text:p>
              </table:table-cell>
              <table:table-cell office:value-type="float" office:value="0.0174879">
                <text:p>0.0174879</text:p>
              </table:table-cell>
              <table:table-cell office:value-type="float" office:value="-1.56981">
                <text:p>-1.56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.68678">
                <text:p>-1.68678</text:p>
              </table:table-cell>
              <table:table-cell office:value-type="float" office:value="0.0180303">
                <text:p>0.0180303</text:p>
              </table:table-cell>
              <table:table-cell office:value-type="float" office:value="-1.56979">
                <text:p>-1.569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69026">
                <text:p>-1.69026</text:p>
              </table:table-cell>
              <table:table-cell office:value-type="float" office:value="0.0185723">
                <text:p>0.0185723</text:p>
              </table:table-cell>
              <table:table-cell office:value-type="float" office:value="-1.56978">
                <text:p>-1.569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69374">
                <text:p>-1.69374</text:p>
              </table:table-cell>
              <table:table-cell office:value-type="float" office:value="0.0191139">
                <text:p>0.0191139</text:p>
              </table:table-cell>
              <table:table-cell office:value-type="float" office:value="-1.56977">
                <text:p>-1.56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.69721">
                <text:p>-1.69721</text:p>
              </table:table-cell>
              <table:table-cell office:value-type="float" office:value="0.0196552">
                <text:p>0.0196552</text:p>
              </table:table-cell>
              <table:table-cell office:value-type="float" office:value="-1.56976">
                <text:p>-1.56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.70068">
                <text:p>-1.70068</text:p>
              </table:table-cell>
              <table:table-cell office:value-type="float" office:value="0.020196">
                <text:p>0.020196</text:p>
              </table:table-cell>
              <table:table-cell office:value-type="float" office:value="-1.56974">
                <text:p>-1.569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.70414">
                <text:p>-1.70414</text:p>
              </table:table-cell>
              <table:table-cell office:value-type="float" office:value="0.0207363">
                <text:p>0.0207363</text:p>
              </table:table-cell>
              <table:table-cell office:value-type="float" office:value="-1.56973">
                <text:p>-1.569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.70761">
                <text:p>-1.70761</text:p>
              </table:table-cell>
              <table:table-cell office:value-type="float" office:value="0.0212762">
                <text:p>0.0212762</text:p>
              </table:table-cell>
              <table:table-cell office:value-type="float" office:value="-1.56972">
                <text:p>-1.569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.71106">
                <text:p>-1.71106</text:p>
              </table:table-cell>
              <table:table-cell office:value-type="float" office:value="0.0218157">
                <text:p>0.0218157</text:p>
              </table:table-cell>
              <table:table-cell office:value-type="float" office:value="-1.5697">
                <text:p>-1.56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.71452">
                <text:p>-1.71452</text:p>
              </table:table-cell>
              <table:table-cell office:value-type="float" office:value="0.0223547">
                <text:p>0.0223547</text:p>
              </table:table-cell>
              <table:table-cell office:value-type="float" office:value="-1.56969">
                <text:p>-1.569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.71797">
                <text:p>-1.71797</text:p>
              </table:table-cell>
              <table:table-cell office:value-type="float" office:value="0.0228932">
                <text:p>0.0228932</text:p>
              </table:table-cell>
              <table:table-cell office:value-type="float" office:value="-1.56967">
                <text:p>-1.56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.72142">
                <text:p>-1.72142</text:p>
              </table:table-cell>
              <table:table-cell office:value-type="float" office:value="0.0234312">
                <text:p>0.0234312</text:p>
              </table:table-cell>
              <table:table-cell office:value-type="float" office:value="-1.56966">
                <text:p>-1.56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72486">
                <text:p>-1.72486</text:p>
              </table:table-cell>
              <table:table-cell office:value-type="float" office:value="0.0239688">
                <text:p>0.0239688</text:p>
              </table:table-cell>
              <table:table-cell office:value-type="float" office:value="-1.56964">
                <text:p>-1.56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.7283">
                <text:p>-1.7283</text:p>
              </table:table-cell>
              <table:table-cell office:value-type="float" office:value="0.0245058">
                <text:p>0.0245058</text:p>
              </table:table-cell>
              <table:table-cell office:value-type="float" office:value="-1.56963">
                <text:p>-1.569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.73174">
                <text:p>-1.73174</text:p>
              </table:table-cell>
              <table:table-cell office:value-type="float" office:value="0.0250422">
                <text:p>0.0250422</text:p>
              </table:table-cell>
              <table:table-cell office:value-type="float" office:value="-1.56961">
                <text:p>-1.569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73517">
                <text:p>-1.73517</text:p>
              </table:table-cell>
              <table:table-cell office:value-type="float" office:value="0.0255782">
                <text:p>0.0255782</text:p>
              </table:table-cell>
              <table:table-cell office:value-type="float" office:value="-1.5696">
                <text:p>-1.5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7386">
                <text:p>-1.7386</text:p>
              </table:table-cell>
              <table:table-cell office:value-type="float" office:value="0.0261136">
                <text:p>0.0261136</text:p>
              </table:table-cell>
              <table:table-cell office:value-type="float" office:value="-1.56958">
                <text:p>-1.569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.74202">
                <text:p>-1.74202</text:p>
              </table:table-cell>
              <table:table-cell office:value-type="float" office:value="0.0266484">
                <text:p>0.0266484</text:p>
              </table:table-cell>
              <table:table-cell office:value-type="float" office:value="-1.56956">
                <text:p>-1.569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74544">
                <text:p>-1.74544</text:p>
              </table:table-cell>
              <table:table-cell office:value-type="float" office:value="0.0271827">
                <text:p>0.0271827</text:p>
              </table:table-cell>
              <table:table-cell office:value-type="float" office:value="-1.56954">
                <text:p>-1.569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74885">
                <text:p>-1.74885</text:p>
              </table:table-cell>
              <table:table-cell office:value-type="float" office:value="0.0277164">
                <text:p>0.0277164</text:p>
              </table:table-cell>
              <table:table-cell office:value-type="float" office:value="-1.56953">
                <text:p>-1.569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.75226">
                <text:p>-1.75226</text:p>
              </table:table-cell>
              <table:table-cell office:value-type="float" office:value="0.0282495">
                <text:p>0.0282495</text:p>
              </table:table-cell>
              <table:table-cell office:value-type="float" office:value="-1.56951">
                <text:p>-1.56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75566">
                <text:p>-1.75566</text:p>
              </table:table-cell>
              <table:table-cell office:value-type="float" office:value="0.028782">
                <text:p>0.028782</text:p>
              </table:table-cell>
              <table:table-cell office:value-type="float" office:value="-1.56949">
                <text:p>-1.56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.75906">
                <text:p>-1.75906</text:p>
              </table:table-cell>
              <table:table-cell office:value-type="float" office:value="0.0293139">
                <text:p>0.0293139</text:p>
              </table:table-cell>
              <table:table-cell office:value-type="float" office:value="-1.56947">
                <text:p>-1.56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76246">
                <text:p>-1.76246</text:p>
              </table:table-cell>
              <table:table-cell office:value-type="float" office:value="0.0298451">
                <text:p>0.0298451</text:p>
              </table:table-cell>
              <table:table-cell office:value-type="float" office:value="-1.56945">
                <text:p>-1.56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.76585">
                <text:p>-1.76585</text:p>
              </table:table-cell>
              <table:table-cell office:value-type="float" office:value="0.0303757">
                <text:p>0.0303757</text:p>
              </table:table-cell>
              <table:table-cell office:value-type="float" office:value="-1.56944">
                <text:p>-1.569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.76923">
                <text:p>-1.76923</text:p>
              </table:table-cell>
              <table:table-cell office:value-type="float" office:value="0.0309057">
                <text:p>0.0309057</text:p>
              </table:table-cell>
              <table:table-cell office:value-type="float" office:value="-1.56942">
                <text:p>-1.569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.77261">
                <text:p>-1.77261</text:p>
              </table:table-cell>
              <table:table-cell office:value-type="float" office:value="0.0314351">
                <text:p>0.0314351</text:p>
              </table:table-cell>
              <table:table-cell office:value-type="float" office:value="-1.5694">
                <text:p>-1.56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.77599">
                <text:p>-1.77599</text:p>
              </table:table-cell>
              <table:table-cell office:value-type="float" office:value="0.0319637">
                <text:p>0.0319637</text:p>
              </table:table-cell>
              <table:table-cell office:value-type="float" office:value="-1.56938">
                <text:p>-1.56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.77936">
                <text:p>-1.77936</text:p>
              </table:table-cell>
              <table:table-cell office:value-type="float" office:value="0.0324917">
                <text:p>0.0324917</text:p>
              </table:table-cell>
              <table:table-cell office:value-type="float" office:value="-1.56936">
                <text:p>-1.569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.78272">
                <text:p>-1.78272</text:p>
              </table:table-cell>
              <table:table-cell office:value-type="float" office:value="0.033019">
                <text:p>0.033019</text:p>
              </table:table-cell>
              <table:table-cell office:value-type="float" office:value="-1.56934">
                <text:p>-1.569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.78608">
                <text:p>-1.78608</text:p>
              </table:table-cell>
              <table:table-cell office:value-type="float" office:value="0.0335457">
                <text:p>0.0335457</text:p>
              </table:table-cell>
              <table:table-cell office:value-type="float" office:value="-1.56932">
                <text:p>-1.569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78944">
                <text:p>-1.78944</text:p>
              </table:table-cell>
              <table:table-cell office:value-type="float" office:value="0.0340716">
                <text:p>0.0340716</text:p>
              </table:table-cell>
              <table:table-cell office:value-type="float" office:value="-1.5693">
                <text:p>-1.56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.79278">
                <text:p>-1.79278</text:p>
              </table:table-cell>
              <table:table-cell office:value-type="float" office:value="0.0345968">
                <text:p>0.0345968</text:p>
              </table:table-cell>
              <table:table-cell office:value-type="float" office:value="-1.56928">
                <text:p>-1.569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.79613">
                <text:p>-1.79613</text:p>
              </table:table-cell>
              <table:table-cell office:value-type="float" office:value="0.0351213">
                <text:p>0.0351213</text:p>
              </table:table-cell>
              <table:table-cell office:value-type="float" office:value="-1.56925">
                <text:p>-1.56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.79946">
                <text:p>-1.79946</text:p>
              </table:table-cell>
              <table:table-cell office:value-type="float" office:value="0.035645">
                <text:p>0.035645</text:p>
              </table:table-cell>
              <table:table-cell office:value-type="float" office:value="-1.56923">
                <text:p>-1.569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.8028">
                <text:p>-1.8028</text:p>
              </table:table-cell>
              <table:table-cell office:value-type="float" office:value="0.036168">
                <text:p>0.036168</text:p>
              </table:table-cell>
              <table:table-cell office:value-type="float" office:value="-1.56921">
                <text:p>-1.569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.80612">
                <text:p>-1.80612</text:p>
              </table:table-cell>
              <table:table-cell office:value-type="float" office:value="0.0366903">
                <text:p>0.0366903</text:p>
              </table:table-cell>
              <table:table-cell office:value-type="float" office:value="-1.56919">
                <text:p>-1.569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.80944">
                <text:p>-1.80944</text:p>
              </table:table-cell>
              <table:table-cell office:value-type="float" office:value="0.0372118">
                <text:p>0.0372118</text:p>
              </table:table-cell>
              <table:table-cell office:value-type="float" office:value="-1.56917">
                <text:p>-1.569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.81276">
                <text:p>-1.81276</text:p>
              </table:table-cell>
              <table:table-cell office:value-type="float" office:value="0.0377325">
                <text:p>0.0377325</text:p>
              </table:table-cell>
              <table:table-cell office:value-type="float" office:value="-1.56914">
                <text:p>-1.56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81606">
                <text:p>-1.81606</text:p>
              </table:table-cell>
              <table:table-cell office:value-type="float" office:value="0.0382524">
                <text:p>0.0382524</text:p>
              </table:table-cell>
              <table:table-cell office:value-type="float" office:value="-1.56912">
                <text:p>-1.569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.81937">
                <text:p>-1.81937</text:p>
              </table:table-cell>
              <table:table-cell office:value-type="float" office:value="0.0387716">
                <text:p>0.0387716</text:p>
              </table:table-cell>
              <table:table-cell office:value-type="float" office:value="-1.5691">
                <text:p>-1.56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.82266">
                <text:p>-1.82266</text:p>
              </table:table-cell>
              <table:table-cell office:value-type="float" office:value="0.03929">
                <text:p>0.03929</text:p>
              </table:table-cell>
              <table:table-cell office:value-type="float" office:value="-1.56908">
                <text:p>-1.569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.82595">
                <text:p>-1.82595</text:p>
              </table:table-cell>
              <table:table-cell office:value-type="float" office:value="0.0398075">
                <text:p>0.0398075</text:p>
              </table:table-cell>
              <table:table-cell office:value-type="float" office:value="-1.56905">
                <text:p>-1.569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.82924">
                <text:p>-1.82924</text:p>
              </table:table-cell>
              <table:table-cell office:value-type="float" office:value="0.0403243">
                <text:p>0.0403243</text:p>
              </table:table-cell>
              <table:table-cell office:value-type="float" office:value="-1.56903">
                <text:p>-1.569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.83251">
                <text:p>-1.83251</text:p>
              </table:table-cell>
              <table:table-cell office:value-type="float" office:value="0.0408402">
                <text:p>0.0408402</text:p>
              </table:table-cell>
              <table:table-cell office:value-type="float" office:value="-1.56901">
                <text:p>-1.569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83579">
                <text:p>-1.83579</text:p>
              </table:table-cell>
              <table:table-cell office:value-type="float" office:value="0.0413553">
                <text:p>0.0413553</text:p>
              </table:table-cell>
              <table:table-cell office:value-type="float" office:value="-1.56898">
                <text:p>-1.568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83905">
                <text:p>-1.83905</text:p>
              </table:table-cell>
              <table:table-cell office:value-type="float" office:value="0.0418695">
                <text:p>0.0418695</text:p>
              </table:table-cell>
              <table:table-cell office:value-type="float" office:value="-1.56896">
                <text:p>-1.568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84231">
                <text:p>-1.84231</text:p>
              </table:table-cell>
              <table:table-cell office:value-type="float" office:value="0.0423829">
                <text:p>0.0423829</text:p>
              </table:table-cell>
              <table:table-cell office:value-type="float" office:value="-1.56893">
                <text:p>-1.56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84556">
                <text:p>-1.84556</text:p>
              </table:table-cell>
              <table:table-cell office:value-type="float" office:value="0.0428955">
                <text:p>0.0428955</text:p>
              </table:table-cell>
              <table:table-cell office:value-type="float" office:value="-1.56891">
                <text:p>-1.568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84881">
                <text:p>-1.84881</text:p>
              </table:table-cell>
              <table:table-cell office:value-type="float" office:value="0.0434072">
                <text:p>0.0434072</text:p>
              </table:table-cell>
              <table:table-cell office:value-type="float" office:value="-1.56888">
                <text:p>-1.568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.85205">
                <text:p>-1.85205</text:p>
              </table:table-cell>
              <table:table-cell office:value-type="float" office:value="0.043918">
                <text:p>0.043918</text:p>
              </table:table-cell>
              <table:table-cell office:value-type="float" office:value="-1.56886">
                <text:p>-1.568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85528">
                <text:p>-1.85528</text:p>
              </table:table-cell>
              <table:table-cell office:value-type="float" office:value="0.0444279">
                <text:p>0.0444279</text:p>
              </table:table-cell>
              <table:table-cell office:value-type="float" office:value="-1.56883">
                <text:p>-1.56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.8585">
                <text:p>-1.8585</text:p>
              </table:table-cell>
              <table:table-cell office:value-type="float" office:value="0.044937">
                <text:p>0.044937</text:p>
              </table:table-cell>
              <table:table-cell office:value-type="float" office:value="-1.56881">
                <text:p>-1.568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.86172">
                <text:p>-1.86172</text:p>
              </table:table-cell>
              <table:table-cell office:value-type="float" office:value="0.0454452">
                <text:p>0.0454452</text:p>
              </table:table-cell>
              <table:table-cell office:value-type="float" office:value="-1.56878">
                <text:p>-1.568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.86494">
                <text:p>-1.86494</text:p>
              </table:table-cell>
              <table:table-cell office:value-type="float" office:value="0.0459524">
                <text:p>0.0459524</text:p>
              </table:table-cell>
              <table:table-cell office:value-type="float" office:value="-1.56876">
                <text:p>-1.568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.86814">
                <text:p>-1.86814</text:p>
              </table:table-cell>
              <table:table-cell office:value-type="float" office:value="0.0464588">
                <text:p>0.0464588</text:p>
              </table:table-cell>
              <table:table-cell office:value-type="float" office:value="-1.56873">
                <text:p>-1.56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.87134">
                <text:p>-1.87134</text:p>
              </table:table-cell>
              <table:table-cell office:value-type="float" office:value="0.0469642">
                <text:p>0.0469642</text:p>
              </table:table-cell>
              <table:table-cell office:value-type="float" office:value="-1.56871">
                <text:p>-1.568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.87453">
                <text:p>-1.87453</text:p>
              </table:table-cell>
              <table:table-cell office:value-type="float" office:value="0.0474687">
                <text:p>0.0474687</text:p>
              </table:table-cell>
              <table:table-cell office:value-type="float" office:value="-1.56868">
                <text:p>-1.568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.87772">
                <text:p>-1.87772</text:p>
              </table:table-cell>
              <table:table-cell office:value-type="float" office:value="0.0479723">
                <text:p>0.0479723</text:p>
              </table:table-cell>
              <table:table-cell office:value-type="float" office:value="-1.56865">
                <text:p>-1.568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.8809">
                <text:p>-1.8809</text:p>
              </table:table-cell>
              <table:table-cell office:value-type="float" office:value="0.0484749">
                <text:p>0.0484749</text:p>
              </table:table-cell>
              <table:table-cell office:value-type="float" office:value="-1.56863">
                <text:p>-1.568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88407">
                <text:p>-1.88407</text:p>
              </table:table-cell>
              <table:table-cell office:value-type="float" office:value="0.0489766">
                <text:p>0.0489766</text:p>
              </table:table-cell>
              <table:table-cell office:value-type="float" office:value="-1.5686">
                <text:p>-1.56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.88723">
                <text:p>-1.88723</text:p>
              </table:table-cell>
              <table:table-cell office:value-type="float" office:value="0.0494773">
                <text:p>0.0494773</text:p>
              </table:table-cell>
              <table:table-cell office:value-type="float" office:value="-1.56857">
                <text:p>-1.56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.89039">
                <text:p>-1.89039</text:p>
              </table:table-cell>
              <table:table-cell office:value-type="float" office:value="0.0499771">
                <text:p>0.0499771</text:p>
              </table:table-cell>
              <table:table-cell office:value-type="float" office:value="-1.56855">
                <text:p>-1.56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.89354">
                <text:p>-1.89354</text:p>
              </table:table-cell>
              <table:table-cell office:value-type="float" office:value="0.0504759">
                <text:p>0.0504759</text:p>
              </table:table-cell>
              <table:table-cell office:value-type="float" office:value="-1.56852">
                <text:p>-1.56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.89668">
                <text:p>-1.89668</text:p>
              </table:table-cell>
              <table:table-cell office:value-type="float" office:value="0.0509738">
                <text:p>0.0509738</text:p>
              </table:table-cell>
              <table:table-cell office:value-type="float" office:value="-1.56849">
                <text:p>-1.568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.89981">
                <text:p>-1.89981</text:p>
              </table:table-cell>
              <table:table-cell office:value-type="float" office:value="0.0514706">
                <text:p>0.0514706</text:p>
              </table:table-cell>
              <table:table-cell office:value-type="float" office:value="-1.56846">
                <text:p>-1.568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.90294">
                <text:p>-1.90294</text:p>
              </table:table-cell>
              <table:table-cell office:value-type="float" office:value="0.0519665">
                <text:p>0.0519665</text:p>
              </table:table-cell>
              <table:table-cell office:value-type="float" office:value="-1.56844">
                <text:p>-1.568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90606">
                <text:p>-1.90606</text:p>
              </table:table-cell>
              <table:table-cell office:value-type="float" office:value="0.0524614">
                <text:p>0.0524614</text:p>
              </table:table-cell>
              <table:table-cell office:value-type="float" office:value="-1.56841">
                <text:p>-1.568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.90917">
                <text:p>-1.90917</text:p>
              </table:table-cell>
              <table:table-cell office:value-type="float" office:value="0.0529553">
                <text:p>0.0529553</text:p>
              </table:table-cell>
              <table:table-cell office:value-type="float" office:value="-1.56838">
                <text:p>-1.568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.90896">
                <text:p>-1.90896</text:p>
              </table:table-cell>
              <table:table-cell office:value-type="float" office:value="0.0529212">
                <text:p>0.0529212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6">
                <text:p>0.0529236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.90554">
                <text:p>-1.90554</text:p>
              </table:table-cell>
              <table:table-cell office:value-type="float" office:value="0.0524585">
                <text:p>0.0524585</text:p>
              </table:table-cell>
              <table:table-cell office:value-type="float" office:value="-1.56672">
                <text:p>-1.566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.90232">
                <text:p>-1.90232</text:p>
              </table:table-cell>
              <table:table-cell office:value-type="float" office:value="0.0520202">
                <text:p>0.0520202</text:p>
              </table:table-cell>
              <table:table-cell office:value-type="float" office:value="-1.56518">
                <text:p>-1.565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.89909">
                <text:p>-1.89909</text:p>
              </table:table-cell>
              <table:table-cell office:value-type="float" office:value="0.0515769">
                <text:p>0.0515769</text:p>
              </table:table-cell>
              <table:table-cell office:value-type="float" office:value="-1.56363">
                <text:p>-1.563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.89585">
                <text:p>-1.89585</text:p>
              </table:table-cell>
              <table:table-cell office:value-type="float" office:value="0.0511306">
                <text:p>0.0511306</text:p>
              </table:table-cell>
              <table:table-cell office:value-type="float" office:value="-1.56208">
                <text:p>-1.562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.89261">
                <text:p>-1.89261</text:p>
              </table:table-cell>
              <table:table-cell office:value-type="float" office:value="0.0506811">
                <text:p>0.0506811</text:p>
              </table:table-cell>
              <table:table-cell office:value-type="float" office:value="-1.56052">
                <text:p>-1.560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.88936">
                <text:p>-1.88936</text:p>
              </table:table-cell>
              <table:table-cell office:value-type="float" office:value="0.0502284">
                <text:p>0.0502284</text:p>
              </table:table-cell>
              <table:table-cell office:value-type="float" office:value="-1.55897">
                <text:p>-1.558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.88611">
                <text:p>-1.88611</text:p>
              </table:table-cell>
              <table:table-cell office:value-type="float" office:value="0.0497724">
                <text:p>0.0497724</text:p>
              </table:table-cell>
              <table:table-cell office:value-type="float" office:value="-1.5574">
                <text:p>-1.55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.88286">
                <text:p>-1.88286</text:p>
              </table:table-cell>
              <table:table-cell office:value-type="float" office:value="0.0493133">
                <text:p>0.0493133</text:p>
              </table:table-cell>
              <table:table-cell office:value-type="float" office:value="-1.55584">
                <text:p>-1.555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.87959">
                <text:p>-1.87959</text:p>
              </table:table-cell>
              <table:table-cell office:value-type="float" office:value="0.0488509">
                <text:p>0.0488509</text:p>
              </table:table-cell>
              <table:table-cell office:value-type="float" office:value="-1.55427">
                <text:p>-1.554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.87633">
                <text:p>-1.87633</text:p>
              </table:table-cell>
              <table:table-cell office:value-type="float" office:value="0.0483854">
                <text:p>0.0483854</text:p>
              </table:table-cell>
              <table:table-cell office:value-type="float" office:value="-1.5527">
                <text:p>-1.55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.87306">
                <text:p>-1.87306</text:p>
              </table:table-cell>
              <table:table-cell office:value-type="float" office:value="0.0479166">
                <text:p>0.0479166</text:p>
              </table:table-cell>
              <table:table-cell office:value-type="float" office:value="-1.55112">
                <text:p>-1.551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.86978">
                <text:p>-1.86978</text:p>
              </table:table-cell>
              <table:table-cell office:value-type="float" office:value="0.0474445">
                <text:p>0.0474445</text:p>
              </table:table-cell>
              <table:table-cell office:value-type="float" office:value="-1.54955">
                <text:p>-1.549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.8665">
                <text:p>-1.8665</text:p>
              </table:table-cell>
              <table:table-cell office:value-type="float" office:value="0.0469693">
                <text:p>0.0469693</text:p>
              </table:table-cell>
              <table:table-cell office:value-type="float" office:value="-1.54797">
                <text:p>-1.547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.86321">
                <text:p>-1.86321</text:p>
              </table:table-cell>
              <table:table-cell office:value-type="float" office:value="0.0464908">
                <text:p>0.0464908</text:p>
              </table:table-cell>
              <table:table-cell office:value-type="float" office:value="-1.54639">
                <text:p>-1.546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.85992">
                <text:p>-1.85992</text:p>
              </table:table-cell>
              <table:table-cell office:value-type="float" office:value="0.046009">
                <text:p>0.046009</text:p>
              </table:table-cell>
              <table:table-cell office:value-type="float" office:value="-1.5448">
                <text:p>-1.5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.85663">
                <text:p>-1.85663</text:p>
              </table:table-cell>
              <table:table-cell office:value-type="float" office:value="0.045524">
                <text:p>0.045524</text:p>
              </table:table-cell>
              <table:table-cell office:value-type="float" office:value="-1.54321">
                <text:p>-1.543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.85333">
                <text:p>-1.85333</text:p>
              </table:table-cell>
              <table:table-cell office:value-type="float" office:value="0.0450358">
                <text:p>0.0450358</text:p>
              </table:table-cell>
              <table:table-cell office:value-type="float" office:value="-1.54162">
                <text:p>-1.541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.85003">
                <text:p>-1.85003</text:p>
              </table:table-cell>
              <table:table-cell office:value-type="float" office:value="0.0445443">
                <text:p>0.0445443</text:p>
              </table:table-cell>
              <table:table-cell office:value-type="float" office:value="-1.54003">
                <text:p>-1.540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.84673">
                <text:p>-1.84673</text:p>
              </table:table-cell>
              <table:table-cell office:value-type="float" office:value="0.0440495">
                <text:p>0.0440495</text:p>
              </table:table-cell>
              <table:table-cell office:value-type="float" office:value="-1.53844">
                <text:p>-1.538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.84342">
                <text:p>-1.84342</text:p>
              </table:table-cell>
              <table:table-cell office:value-type="float" office:value="0.0435515">
                <text:p>0.0435515</text:p>
              </table:table-cell>
              <table:table-cell office:value-type="float" office:value="-1.53684">
                <text:p>-1.536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.8401">
                <text:p>-1.8401</text:p>
              </table:table-cell>
              <table:table-cell office:value-type="float" office:value="0.0430502">
                <text:p>0.0430502</text:p>
              </table:table-cell>
              <table:table-cell office:value-type="float" office:value="-1.53524">
                <text:p>-1.535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.83679">
                <text:p>-1.83679</text:p>
              </table:table-cell>
              <table:table-cell office:value-type="float" office:value="0.0425457">
                <text:p>0.0425457</text:p>
              </table:table-cell>
              <table:table-cell office:value-type="float" office:value="-1.53364">
                <text:p>-1.533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.83346">
                <text:p>-1.83346</text:p>
              </table:table-cell>
              <table:table-cell office:value-type="float" office:value="0.0420379">
                <text:p>0.0420379</text:p>
              </table:table-cell>
              <table:table-cell office:value-type="float" office:value="-1.53204">
                <text:p>-1.532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.83014">
                <text:p>-1.83014</text:p>
              </table:table-cell>
              <table:table-cell office:value-type="float" office:value="0.0415268">
                <text:p>0.0415268</text:p>
              </table:table-cell>
              <table:table-cell office:value-type="float" office:value="-1.53043">
                <text:p>-1.530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.82681">
                <text:p>-1.82681</text:p>
              </table:table-cell>
              <table:table-cell office:value-type="float" office:value="0.0410125">
                <text:p>0.0410125</text:p>
              </table:table-cell>
              <table:table-cell office:value-type="float" office:value="-1.52882">
                <text:p>-1.528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.82348">
                <text:p>-1.82348</text:p>
              </table:table-cell>
              <table:table-cell office:value-type="float" office:value="0.0404949">
                <text:p>0.0404949</text:p>
              </table:table-cell>
              <table:table-cell office:value-type="float" office:value="-1.52721">
                <text:p>-1.527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.82015">
                <text:p>-1.82015</text:p>
              </table:table-cell>
              <table:table-cell office:value-type="float" office:value="0.039974">
                <text:p>0.039974</text:p>
              </table:table-cell>
              <table:table-cell office:value-type="float" office:value="-1.5256">
                <text:p>-1.52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.81681">
                <text:p>-1.81681</text:p>
              </table:table-cell>
              <table:table-cell office:value-type="float" office:value="0.0394499">
                <text:p>0.0394499</text:p>
              </table:table-cell>
              <table:table-cell office:value-type="float" office:value="-1.52399">
                <text:p>-1.523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.81347">
                <text:p>-1.81347</text:p>
              </table:table-cell>
              <table:table-cell office:value-type="float" office:value="0.0389225">
                <text:p>0.0389225</text:p>
              </table:table-cell>
              <table:table-cell office:value-type="float" office:value="-1.52237">
                <text:p>-1.522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.81012">
                <text:p>-1.81012</text:p>
              </table:table-cell>
              <table:table-cell office:value-type="float" office:value="0.0383919">
                <text:p>0.0383919</text:p>
              </table:table-cell>
              <table:table-cell office:value-type="float" office:value="-1.52076">
                <text:p>-1.520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.80678">
                <text:p>-1.80678</text:p>
              </table:table-cell>
              <table:table-cell office:value-type="float" office:value="0.0378579">
                <text:p>0.0378579</text:p>
              </table:table-cell>
              <table:table-cell office:value-type="float" office:value="-1.51914">
                <text:p>-1.519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.80343">
                <text:p>-1.80343</text:p>
              </table:table-cell>
              <table:table-cell office:value-type="float" office:value="0.0373208">
                <text:p>0.0373208</text:p>
              </table:table-cell>
              <table:table-cell office:value-type="float" office:value="-1.51752">
                <text:p>-1.517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.80007">
                <text:p>-1.80007</text:p>
              </table:table-cell>
              <table:table-cell office:value-type="float" office:value="0.0367803">
                <text:p>0.0367803</text:p>
              </table:table-cell>
              <table:table-cell office:value-type="float" office:value="-1.5159">
                <text:p>-1.51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.79672">
                <text:p>-1.79672</text:p>
              </table:table-cell>
              <table:table-cell office:value-type="float" office:value="0.0362367">
                <text:p>0.0362367</text:p>
              </table:table-cell>
              <table:table-cell office:value-type="float" office:value="-1.51428">
                <text:p>-1.514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.79336">
                <text:p>-1.79336</text:p>
              </table:table-cell>
              <table:table-cell office:value-type="float" office:value="0.0356897">
                <text:p>0.0356897</text:p>
              </table:table-cell>
              <table:table-cell office:value-type="float" office:value="-1.51265">
                <text:p>-1.512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.79">
                <text:p>-1.79</text:p>
              </table:table-cell>
              <table:table-cell office:value-type="float" office:value="0.0351396">
                <text:p>0.0351396</text:p>
              </table:table-cell>
              <table:table-cell office:value-type="float" office:value="-1.51103">
                <text:p>-1.511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.78664">
                <text:p>-1.78664</text:p>
              </table:table-cell>
              <table:table-cell office:value-type="float" office:value="0.0345861">
                <text:p>0.0345861</text:p>
              </table:table-cell>
              <table:table-cell office:value-type="float" office:value="-1.5094">
                <text:p>-1.50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.78327">
                <text:p>-1.78327</text:p>
              </table:table-cell>
              <table:table-cell office:value-type="float" office:value="0.0340295">
                <text:p>0.0340295</text:p>
              </table:table-cell>
              <table:table-cell office:value-type="float" office:value="-1.50778">
                <text:p>-1.507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.77991">
                <text:p>-1.77991</text:p>
              </table:table-cell>
              <table:table-cell office:value-type="float" office:value="0.0334696">
                <text:p>0.0334696</text:p>
              </table:table-cell>
              <table:table-cell office:value-type="float" office:value="-1.50615">
                <text:p>-1.506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.77654">
                <text:p>-1.77654</text:p>
              </table:table-cell>
              <table:table-cell office:value-type="float" office:value="0.0329065">
                <text:p>0.0329065</text:p>
              </table:table-cell>
              <table:table-cell office:value-type="float" office:value="-1.50452">
                <text:p>-1.504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.77316">
                <text:p>-1.77316</text:p>
              </table:table-cell>
              <table:table-cell office:value-type="float" office:value="0.0323401">
                <text:p>0.0323401</text:p>
              </table:table-cell>
              <table:table-cell office:value-type="float" office:value="-1.50289">
                <text:p>-1.502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.76979">
                <text:p>-1.76979</text:p>
              </table:table-cell>
              <table:table-cell office:value-type="float" office:value="0.0317706">
                <text:p>0.0317706</text:p>
              </table:table-cell>
              <table:table-cell office:value-type="float" office:value="-1.50126">
                <text:p>-1.501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.76642">
                <text:p>-1.76642</text:p>
              </table:table-cell>
              <table:table-cell office:value-type="float" office:value="0.0311978">
                <text:p>0.0311978</text:p>
              </table:table-cell>
              <table:table-cell office:value-type="float" office:value="-1.49963">
                <text:p>-1.49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.76304">
                <text:p>-1.76304</text:p>
              </table:table-cell>
              <table:table-cell office:value-type="float" office:value="0.0306218">
                <text:p>0.0306218</text:p>
              </table:table-cell>
              <table:table-cell office:value-type="float" office:value="-1.49799">
                <text:p>-1.497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.75966">
                <text:p>-1.75966</text:p>
              </table:table-cell>
              <table:table-cell office:value-type="float" office:value="0.0300427">
                <text:p>0.0300427</text:p>
              </table:table-cell>
              <table:table-cell office:value-type="float" office:value="-1.49636">
                <text:p>-1.496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.75628">
                <text:p>-1.75628</text:p>
              </table:table-cell>
              <table:table-cell office:value-type="float" office:value="0.0294603">
                <text:p>0.0294603</text:p>
              </table:table-cell>
              <table:table-cell office:value-type="float" office:value="-1.49473">
                <text:p>-1.494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.7529">
                <text:p>-1.7529</text:p>
              </table:table-cell>
              <table:table-cell office:value-type="float" office:value="0.0288748">
                <text:p>0.0288748</text:p>
              </table:table-cell>
              <table:table-cell office:value-type="float" office:value="-1.49309">
                <text:p>-1.493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.74952">
                <text:p>-1.74952</text:p>
              </table:table-cell>
              <table:table-cell office:value-type="float" office:value="0.0282861">
                <text:p>0.0282861</text:p>
              </table:table-cell>
              <table:table-cell office:value-type="float" office:value="-1.49146">
                <text:p>-1.491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.74613">
                <text:p>-1.74613</text:p>
              </table:table-cell>
              <table:table-cell office:value-type="float" office:value="0.0276942">
                <text:p>0.0276942</text:p>
              </table:table-cell>
              <table:table-cell office:value-type="float" office:value="-1.48983">
                <text:p>-1.489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.74275">
                <text:p>-1.74275</text:p>
              </table:table-cell>
              <table:table-cell office:value-type="float" office:value="0.0270992">
                <text:p>0.0270992</text:p>
              </table:table-cell>
              <table:table-cell office:value-type="float" office:value="-1.48819">
                <text:p>-1.488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.73936">
                <text:p>-1.73936</text:p>
              </table:table-cell>
              <table:table-cell office:value-type="float" office:value="0.0265011">
                <text:p>0.0265011</text:p>
              </table:table-cell>
              <table:table-cell office:value-type="float" office:value="-1.48656">
                <text:p>-1.486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.73597">
                <text:p>-1.73597</text:p>
              </table:table-cell>
              <table:table-cell office:value-type="float" office:value="0.0258998">
                <text:p>0.0258998</text:p>
              </table:table-cell>
              <table:table-cell office:value-type="float" office:value="-1.48492">
                <text:p>-1.484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.73259">
                <text:p>-1.73259</text:p>
              </table:table-cell>
              <table:table-cell office:value-type="float" office:value="0.0252954">
                <text:p>0.0252954</text:p>
              </table:table-cell>
              <table:table-cell office:value-type="float" office:value="-1.48329">
                <text:p>-1.483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.7292">
                <text:p>-1.7292</text:p>
              </table:table-cell>
              <table:table-cell office:value-type="float" office:value="0.0246879">
                <text:p>0.0246879</text:p>
              </table:table-cell>
              <table:table-cell office:value-type="float" office:value="-1.48165">
                <text:p>-1.481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.72581">
                <text:p>-1.72581</text:p>
              </table:table-cell>
              <table:table-cell office:value-type="float" office:value="0.0240773">
                <text:p>0.0240773</text:p>
              </table:table-cell>
              <table:table-cell office:value-type="float" office:value="-1.48002">
                <text:p>-1.480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.72242">
                <text:p>-1.72242</text:p>
              </table:table-cell>
              <table:table-cell office:value-type="float" office:value="0.0234636">
                <text:p>0.0234636</text:p>
              </table:table-cell>
              <table:table-cell office:value-type="float" office:value="-1.47838">
                <text:p>-1.478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.71903">
                <text:p>-1.71903</text:p>
              </table:table-cell>
              <table:table-cell office:value-type="float" office:value="0.0228468">
                <text:p>0.0228468</text:p>
              </table:table-cell>
              <table:table-cell office:value-type="float" office:value="-1.47675">
                <text:p>-1.476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.71564">
                <text:p>-1.71564</text:p>
              </table:table-cell>
              <table:table-cell office:value-type="float" office:value="0.022227">
                <text:p>0.022227</text:p>
              </table:table-cell>
              <table:table-cell office:value-type="float" office:value="-1.47511">
                <text:p>-1.475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.71225">
                <text:p>-1.71225</text:p>
              </table:table-cell>
              <table:table-cell office:value-type="float" office:value="0.0216041">
                <text:p>0.0216041</text:p>
              </table:table-cell>
              <table:table-cell office:value-type="float" office:value="-1.47348">
                <text:p>-1.473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.70886">
                <text:p>-1.70886</text:p>
              </table:table-cell>
              <table:table-cell office:value-type="float" office:value="0.0209782">
                <text:p>0.0209782</text:p>
              </table:table-cell>
              <table:table-cell office:value-type="float" office:value="-1.47185">
                <text:p>-1.471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.70547">
                <text:p>-1.70547</text:p>
              </table:table-cell>
              <table:table-cell office:value-type="float" office:value="0.0203492">
                <text:p>0.0203492</text:p>
              </table:table-cell>
              <table:table-cell office:value-type="float" office:value="-1.47022">
                <text:p>-1.470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.70208">
                <text:p>-1.70208</text:p>
              </table:table-cell>
              <table:table-cell office:value-type="float" office:value="0.0197173">
                <text:p>0.0197173</text:p>
              </table:table-cell>
              <table:table-cell office:value-type="float" office:value="-1.46858">
                <text:p>-1.468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.69869">
                <text:p>-1.69869</text:p>
              </table:table-cell>
              <table:table-cell office:value-type="float" office:value="0.0190824">
                <text:p>0.0190824</text:p>
              </table:table-cell>
              <table:table-cell office:value-type="float" office:value="-1.46695">
                <text:p>-1.466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.69529">
                <text:p>-1.69529</text:p>
              </table:table-cell>
              <table:table-cell office:value-type="float" office:value="0.0184444">
                <text:p>0.0184444</text:p>
              </table:table-cell>
              <table:table-cell office:value-type="float" office:value="-1.46532">
                <text:p>-1.465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.6919">
                <text:p>-1.6919</text:p>
              </table:table-cell>
              <table:table-cell office:value-type="float" office:value="0.0178036">
                <text:p>0.0178036</text:p>
              </table:table-cell>
              <table:table-cell office:value-type="float" office:value="-1.46369">
                <text:p>-1.463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.68852">
                <text:p>-1.68852</text:p>
              </table:table-cell>
              <table:table-cell office:value-type="float" office:value="0.0171598">
                <text:p>0.0171598</text:p>
              </table:table-cell>
              <table:table-cell office:value-type="float" office:value="-1.46206">
                <text:p>-1.462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.68513">
                <text:p>-1.68513</text:p>
              </table:table-cell>
              <table:table-cell office:value-type="float" office:value="0.016513">
                <text:p>0.016513</text:p>
              </table:table-cell>
              <table:table-cell office:value-type="float" office:value="-1.46044">
                <text:p>-1.460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.68174">
                <text:p>-1.68174</text:p>
              </table:table-cell>
              <table:table-cell office:value-type="float" office:value="0.0158634">
                <text:p>0.0158634</text:p>
              </table:table-cell>
              <table:table-cell office:value-type="float" office:value="-1.45881">
                <text:p>-1.458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.67835">
                <text:p>-1.67835</text:p>
              </table:table-cell>
              <table:table-cell office:value-type="float" office:value="0.0152108">
                <text:p>0.0152108</text:p>
              </table:table-cell>
              <table:table-cell office:value-type="float" office:value="-1.45719">
                <text:p>-1.457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.67496">
                <text:p>-1.67496</text:p>
              </table:table-cell>
              <table:table-cell office:value-type="float" office:value="0.0145554">
                <text:p>0.0145554</text:p>
              </table:table-cell>
              <table:table-cell office:value-type="float" office:value="-1.45556">
                <text:p>-1.455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.67158">
                <text:p>-1.67158</text:p>
              </table:table-cell>
              <table:table-cell office:value-type="float" office:value="0.0138971">
                <text:p>0.0138971</text:p>
              </table:table-cell>
              <table:table-cell office:value-type="float" office:value="-1.45394">
                <text:p>-1.453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.66819">
                <text:p>-1.66819</text:p>
              </table:table-cell>
              <table:table-cell office:value-type="float" office:value="0.013236">
                <text:p>0.013236</text:p>
              </table:table-cell>
              <table:table-cell office:value-type="float" office:value="-1.45232">
                <text:p>-1.452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.66481">
                <text:p>-1.66481</text:p>
              </table:table-cell>
              <table:table-cell office:value-type="float" office:value="0.012572">
                <text:p>0.012572</text:p>
              </table:table-cell>
              <table:table-cell office:value-type="float" office:value="-1.4507">
                <text:p>-1.45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.66143">
                <text:p>-1.66143</text:p>
              </table:table-cell>
              <table:table-cell office:value-type="float" office:value="0.0119052">
                <text:p>0.0119052</text:p>
              </table:table-cell>
              <table:table-cell office:value-type="float" office:value="-1.44908">
                <text:p>-1.449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.65805">
                <text:p>-1.65805</text:p>
              </table:table-cell>
              <table:table-cell office:value-type="float" office:value="0.0112357">
                <text:p>0.0112357</text:p>
              </table:table-cell>
              <table:table-cell office:value-type="float" office:value="-1.44746">
                <text:p>-1.447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.65467">
                <text:p>-1.65467</text:p>
              </table:table-cell>
              <table:table-cell office:value-type="float" office:value="0.0105634">
                <text:p>0.0105634</text:p>
              </table:table-cell>
              <table:table-cell office:value-type="float" office:value="-1.44585">
                <text:p>-1.445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.65129">
                <text:p>-1.65129</text:p>
              </table:table-cell>
              <table:table-cell office:value-type="float" office:value="0.00988835">
                <text:p>0.00988835</text:p>
              </table:table-cell>
              <table:table-cell office:value-type="float" office:value="-1.44424">
                <text:p>-1.444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.64792">
                <text:p>-1.64792</text:p>
              </table:table-cell>
              <table:table-cell office:value-type="float" office:value="0.00921058">
                <text:p>0.00921058</text:p>
              </table:table-cell>
              <table:table-cell office:value-type="float" office:value="-1.44262">
                <text:p>-1.442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.64454">
                <text:p>-1.64454</text:p>
              </table:table-cell>
              <table:table-cell office:value-type="float" office:value="0.0085301">
                <text:p>0.0085301</text:p>
              </table:table-cell>
              <table:table-cell office:value-type="float" office:value="-1.44102">
                <text:p>-1.441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.64117">
                <text:p>-1.64117</text:p>
              </table:table-cell>
              <table:table-cell office:value-type="float" office:value="0.00784694">
                <text:p>0.00784694</text:p>
              </table:table-cell>
              <table:table-cell office:value-type="float" office:value="-1.43941">
                <text:p>-1.439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.6378">
                <text:p>-1.6378</text:p>
              </table:table-cell>
              <table:table-cell office:value-type="float" office:value="0.00716112">
                <text:p>0.00716112</text:p>
              </table:table-cell>
              <table:table-cell office:value-type="float" office:value="-1.4378">
                <text:p>-1.43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.63443">
                <text:p>-1.63443</text:p>
              </table:table-cell>
              <table:table-cell office:value-type="float" office:value="0.00647266">
                <text:p>0.00647266</text:p>
              </table:table-cell>
              <table:table-cell office:value-type="float" office:value="-1.4362">
                <text:p>-1.43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.63107">
                <text:p>-1.63107</text:p>
              </table:table-cell>
              <table:table-cell office:value-type="float" office:value="0.00578159">
                <text:p>0.00578159</text:p>
              </table:table-cell>
              <table:table-cell office:value-type="float" office:value="-1.4346">
                <text:p>-1.43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.6277">
                <text:p>-1.6277</text:p>
              </table:table-cell>
              <table:table-cell office:value-type="float" office:value="0.00508792">
                <text:p>0.00508792</text:p>
              </table:table-cell>
              <table:table-cell office:value-type="float" office:value="-1.433">
                <text:p>-1.4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.62434">
                <text:p>-1.62434</text:p>
              </table:table-cell>
              <table:table-cell office:value-type="float" office:value="0.00439168">
                <text:p>0.00439168</text:p>
              </table:table-cell>
              <table:table-cell office:value-type="float" office:value="-1.4314">
                <text:p>-1.43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.62098">
                <text:p>-1.62098</text:p>
              </table:table-cell>
              <table:table-cell office:value-type="float" office:value="0.00369289">
                <text:p>0.00369289</text:p>
              </table:table-cell>
              <table:table-cell office:value-type="float" office:value="-1.42981">
                <text:p>-1.429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.61763">
                <text:p>-1.61763</text:p>
              </table:table-cell>
              <table:table-cell office:value-type="float" office:value="0.00299157">
                <text:p>0.00299157</text:p>
              </table:table-cell>
              <table:table-cell office:value-type="float" office:value="-1.42822">
                <text:p>-1.428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.61427">
                <text:p>-1.61427</text:p>
              </table:table-cell>
              <table:table-cell office:value-type="float" office:value="0.00228776">
                <text:p>0.00228776</text:p>
              </table:table-cell>
              <table:table-cell office:value-type="float" office:value="-1.42663">
                <text:p>-1.426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.61092">
                <text:p>-1.61092</text:p>
              </table:table-cell>
              <table:table-cell office:value-type="float" office:value="0.00158146">
                <text:p>0.00158146</text:p>
              </table:table-cell>
              <table:table-cell office:value-type="float" office:value="-1.42504">
                <text:p>-1.425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.60757">
                <text:p>-1.60757</text:p>
              </table:table-cell>
              <table:table-cell office:value-type="float" office:value="0.000872715">
                <text:p>0.000872715</text:p>
              </table:table-cell>
              <table:table-cell office:value-type="float" office:value="-1.42346">
                <text:p>-1.423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.60423">
                <text:p>-1.60423</text:p>
              </table:table-cell>
              <table:table-cell office:value-type="float" office:value="0.00016154">
                <text:p>0.00016154</text:p>
              </table:table-cell>
              <table:table-cell office:value-type="float" office:value="-1.42187">
                <text:p>-1.42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.60089">
                <text:p>-1.60089</text:p>
              </table:table-cell>
              <table:table-cell office:value-type="float" office:value="-0.00055204">
                <text:p>-0.00055204</text:p>
              </table:table-cell>
              <table:table-cell office:value-type="float" office:value="-1.42029">
                <text:p>-1.420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.59755">
                <text:p>-1.59755</text:p>
              </table:table-cell>
              <table:table-cell office:value-type="float" office:value="-0.001268">
                <text:p>-0.001268</text:p>
              </table:table-cell>
              <table:table-cell office:value-type="float" office:value="-1.41872">
                <text:p>-1.418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.59421">
                <text:p>-1.59421</text:p>
              </table:table-cell>
              <table:table-cell office:value-type="float" office:value="-0.00198631">
                <text:p>-0.00198631</text:p>
              </table:table-cell>
              <table:table-cell office:value-type="float" office:value="-1.41715">
                <text:p>-1.417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.59088">
                <text:p>-1.59088</text:p>
              </table:table-cell>
              <table:table-cell office:value-type="float" office:value="-0.00270695">
                <text:p>-0.00270695</text:p>
              </table:table-cell>
              <table:table-cell office:value-type="float" office:value="-1.41558">
                <text:p>-1.415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.58755">
                <text:p>-1.58755</text:p>
              </table:table-cell>
              <table:table-cell office:value-type="float" office:value="-0.00342989">
                <text:p>-0.00342989</text:p>
              </table:table-cell>
              <table:table-cell office:value-type="float" office:value="-1.41401">
                <text:p>-1.414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.58422">
                <text:p>-1.58422</text:p>
              </table:table-cell>
              <table:table-cell office:value-type="float" office:value="-0.0041551">
                <text:p>-0.0041551</text:p>
              </table:table-cell>
              <table:table-cell office:value-type="float" office:value="-1.41244">
                <text:p>-1.412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.5809">
                <text:p>-1.5809</text:p>
              </table:table-cell>
              <table:table-cell office:value-type="float" office:value="-0.00488256">
                <text:p>-0.00488256</text:p>
              </table:table-cell>
              <table:table-cell office:value-type="float" office:value="-1.41088">
                <text:p>-1.410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.57758">
                <text:p>-1.57758</text:p>
              </table:table-cell>
              <table:table-cell office:value-type="float" office:value="-0.00561225">
                <text:p>-0.00561225</text:p>
              </table:table-cell>
              <table:table-cell office:value-type="float" office:value="-1.40933">
                <text:p>-1.409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.57427">
                <text:p>-1.57427</text:p>
              </table:table-cell>
              <table:table-cell office:value-type="float" office:value="-0.00634413">
                <text:p>-0.00634413</text:p>
              </table:table-cell>
              <table:table-cell office:value-type="float" office:value="-1.40777">
                <text:p>-1.407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.57443">
                <text:p>-1.57443</text:p>
              </table:table-cell>
              <table:table-cell office:value-type="float" office:value="-0.00630909">
                <text:p>-0.00630909</text:p>
              </table:table-cell>
              <table:table-cell office:value-type="float" office:value="-1.40789">
                <text:p>-1.407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8">
                <text:p>-0.0063108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1.5779">
                <text:p>-1.5779</text:p>
              </table:table-cell>
              <table:table-cell office:value-type="float" office:value="-0.00554354">
                <text:p>-0.00554354</text:p>
              </table:table-cell>
              <table:table-cell office:value-type="float" office:value="-1.40789">
                <text:p>-1.407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1.58121">
                <text:p>-1.58121</text:p>
              </table:table-cell>
              <table:table-cell office:value-type="float" office:value="-0.00481366">
                <text:p>-0.00481366</text:p>
              </table:table-cell>
              <table:table-cell office:value-type="float" office:value="-1.40789">
                <text:p>-1.407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1.58454">
                <text:p>-1.58454</text:p>
              </table:table-cell>
              <table:table-cell office:value-type="float" office:value="-0.00408199">
                <text:p>-0.00408199</text:p>
              </table:table-cell>
              <table:table-cell office:value-type="float" office:value="-1.4079">
                <text:p>-1.40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1.58786">
                <text:p>-1.58786</text:p>
              </table:table-cell>
              <table:table-cell office:value-type="float" office:value="-0.00335046">
                <text:p>-0.00335046</text:p>
              </table:table-cell>
              <table:table-cell office:value-type="float" office:value="-1.40791">
                <text:p>-1.407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1.59118">
                <text:p>-1.59118</text:p>
              </table:table-cell>
              <table:table-cell office:value-type="float" office:value="-0.00261899">
                <text:p>-0.00261899</text:p>
              </table:table-cell>
              <table:table-cell office:value-type="float" office:value="-1.40793">
                <text:p>-1.407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1.5945">
                <text:p>-1.5945</text:p>
              </table:table-cell>
              <table:table-cell office:value-type="float" office:value="-0.00188761">
                <text:p>-0.00188761</text:p>
              </table:table-cell>
              <table:table-cell office:value-type="float" office:value="-1.40794">
                <text:p>-1.407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1.59782">
                <text:p>-1.59782</text:p>
              </table:table-cell>
              <table:table-cell office:value-type="float" office:value="-0.00115634">
                <text:p>-0.00115634</text:p>
              </table:table-cell>
              <table:table-cell office:value-type="float" office:value="-1.40796">
                <text:p>-1.407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1.60114">
                <text:p>-1.60114</text:p>
              </table:table-cell>
              <table:table-cell office:value-type="float" office:value="-0.000425202">
                <text:p>-0.000425202</text:p>
              </table:table-cell>
              <table:table-cell office:value-type="float" office:value="-1.40797">
                <text:p>-1.407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1.60446">
                <text:p>-1.60446</text:p>
              </table:table-cell>
              <table:table-cell office:value-type="float" office:value="0.000305794">
                <text:p>0.000305794</text:p>
              </table:table-cell>
              <table:table-cell office:value-type="float" office:value="-1.40799">
                <text:p>-1.407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1.60777">
                <text:p>-1.60777</text:p>
              </table:table-cell>
              <table:table-cell office:value-type="float" office:value="0.00103662">
                <text:p>0.00103662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1.61109">
                <text:p>-1.61109</text:p>
              </table:table-cell>
              <table:table-cell office:value-type="float" office:value="0.00176727">
                <text:p>0.00176727</text:p>
              </table:table-cell>
              <table:table-cell office:value-type="float" office:value="-1.40804">
                <text:p>-1.408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1.61441">
                <text:p>-1.61441</text:p>
              </table:table-cell>
              <table:table-cell office:value-type="float" office:value="0.0024977">
                <text:p>0.0024977</text:p>
              </table:table-cell>
              <table:table-cell office:value-type="float" office:value="-1.40806">
                <text:p>-1.408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1.61772">
                <text:p>-1.61772</text:p>
              </table:table-cell>
              <table:table-cell office:value-type="float" office:value="0.00322792">
                <text:p>0.00322792</text:p>
              </table:table-cell>
              <table:table-cell office:value-type="float" office:value="-1.40809">
                <text:p>-1.408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1.62104">
                <text:p>-1.62104</text:p>
              </table:table-cell>
              <table:table-cell office:value-type="float" office:value="0.00395789">
                <text:p>0.00395789</text:p>
              </table:table-cell>
              <table:table-cell office:value-type="float" office:value="-1.40811">
                <text:p>-1.408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1.62435">
                <text:p>-1.62435</text:p>
              </table:table-cell>
              <table:table-cell office:value-type="float" office:value="0.00468759">
                <text:p>0.00468759</text:p>
              </table:table-cell>
              <table:table-cell office:value-type="float" office:value="-1.40814">
                <text:p>-1.408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1.62766">
                <text:p>-1.62766</text:p>
              </table:table-cell>
              <table:table-cell office:value-type="float" office:value="0.00541702">
                <text:p>0.00541702</text:p>
              </table:table-cell>
              <table:table-cell office:value-type="float" office:value="-1.40817">
                <text:p>-1.408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1.63097">
                <text:p>-1.63097</text:p>
              </table:table-cell>
              <table:table-cell office:value-type="float" office:value="0.00614614">
                <text:p>0.00614614</text:p>
              </table:table-cell>
              <table:table-cell office:value-type="float" office:value="-1.40821">
                <text:p>-1.408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1.63428">
                <text:p>-1.63428</text:p>
              </table:table-cell>
              <table:table-cell office:value-type="float" office:value="0.00687494">
                <text:p>0.00687494</text:p>
              </table:table-cell>
              <table:table-cell office:value-type="float" office:value="-1.40824">
                <text:p>-1.408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1.63759">
                <text:p>-1.63759</text:p>
              </table:table-cell>
              <table:table-cell office:value-type="float" office:value="0.0076034">
                <text:p>0.0076034</text:p>
              </table:table-cell>
              <table:table-cell office:value-type="float" office:value="-1.40828">
                <text:p>-1.408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1.64089">
                <text:p>-1.64089</text:p>
              </table:table-cell>
              <table:table-cell office:value-type="float" office:value="0.0083315">
                <text:p>0.0083315</text:p>
              </table:table-cell>
              <table:table-cell office:value-type="float" office:value="-1.40832">
                <text:p>-1.408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1.6442">
                <text:p>-1.6442</text:p>
              </table:table-cell>
              <table:table-cell office:value-type="float" office:value="0.00905922">
                <text:p>0.00905922</text:p>
              </table:table-cell>
              <table:table-cell office:value-type="float" office:value="-1.40835">
                <text:p>-1.408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1.6475">
                <text:p>-1.6475</text:p>
              </table:table-cell>
              <table:table-cell office:value-type="float" office:value="0.00978654">
                <text:p>0.00978654</text:p>
              </table:table-cell>
              <table:table-cell office:value-type="float" office:value="-1.4084">
                <text:p>-1.40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1.6508">
                <text:p>-1.6508</text:p>
              </table:table-cell>
              <table:table-cell office:value-type="float" office:value="0.0105134">
                <text:p>0.0105134</text:p>
              </table:table-cell>
              <table:table-cell office:value-type="float" office:value="-1.40844">
                <text:p>-1.408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1.6541">
                <text:p>-1.6541</text:p>
              </table:table-cell>
              <table:table-cell office:value-type="float" office:value="0.0112399">
                <text:p>0.0112399</text:p>
              </table:table-cell>
              <table:table-cell office:value-type="float" office:value="-1.40848">
                <text:p>-1.408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1.6574">
                <text:p>-1.6574</text:p>
              </table:table-cell>
              <table:table-cell office:value-type="float" office:value="0.0119659">
                <text:p>0.0119659</text:p>
              </table:table-cell>
              <table:table-cell office:value-type="float" office:value="-1.40853">
                <text:p>-1.408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1.66069">
                <text:p>-1.66069</text:p>
              </table:table-cell>
              <table:table-cell office:value-type="float" office:value="0.0126915">
                <text:p>0.0126915</text:p>
              </table:table-cell>
              <table:table-cell office:value-type="float" office:value="-1.40858">
                <text:p>-1.408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1.66399">
                <text:p>-1.66399</text:p>
              </table:table-cell>
              <table:table-cell office:value-type="float" office:value="0.0134165">
                <text:p>0.0134165</text:p>
              </table:table-cell>
              <table:table-cell office:value-type="float" office:value="-1.40863">
                <text:p>-1.408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1.66728">
                <text:p>-1.66728</text:p>
              </table:table-cell>
              <table:table-cell office:value-type="float" office:value="0.0141411">
                <text:p>0.0141411</text:p>
              </table:table-cell>
              <table:table-cell office:value-type="float" office:value="-1.40868">
                <text:p>-1.408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1.67056">
                <text:p>-1.67056</text:p>
              </table:table-cell>
              <table:table-cell office:value-type="float" office:value="0.0148651">
                <text:p>0.0148651</text:p>
              </table:table-cell>
              <table:table-cell office:value-type="float" office:value="-1.40873">
                <text:p>-1.408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1.67385">
                <text:p>-1.67385</text:p>
              </table:table-cell>
              <table:table-cell office:value-type="float" office:value="0.0155886">
                <text:p>0.0155886</text:p>
              </table:table-cell>
              <table:table-cell office:value-type="float" office:value="-1.40878">
                <text:p>-1.408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1.67713">
                <text:p>-1.67713</text:p>
              </table:table-cell>
              <table:table-cell office:value-type="float" office:value="0.0163115">
                <text:p>0.0163115</text:p>
              </table:table-cell>
              <table:table-cell office:value-type="float" office:value="-1.40884">
                <text:p>-1.408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1.68042">
                <text:p>-1.68042</text:p>
              </table:table-cell>
              <table:table-cell office:value-type="float" office:value="0.0170338">
                <text:p>0.0170338</text:p>
              </table:table-cell>
              <table:table-cell office:value-type="float" office:value="-1.4089">
                <text:p>-1.40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1.68369">
                <text:p>-1.68369</text:p>
              </table:table-cell>
              <table:table-cell office:value-type="float" office:value="0.0177555">
                <text:p>0.0177555</text:p>
              </table:table-cell>
              <table:table-cell office:value-type="float" office:value="-1.40896">
                <text:p>-1.408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1.68697">
                <text:p>-1.68697</text:p>
              </table:table-cell>
              <table:table-cell office:value-type="float" office:value="0.0184766">
                <text:p>0.0184766</text:p>
              </table:table-cell>
              <table:table-cell office:value-type="float" office:value="-1.40902">
                <text:p>-1.409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1.69024">
                <text:p>-1.69024</text:p>
              </table:table-cell>
              <table:table-cell office:value-type="float" office:value="0.0191971">
                <text:p>0.0191971</text:p>
              </table:table-cell>
              <table:table-cell office:value-type="float" office:value="-1.40908">
                <text:p>-1.409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1.69351">
                <text:p>-1.69351</text:p>
              </table:table-cell>
              <table:table-cell office:value-type="float" office:value="0.0199169">
                <text:p>0.0199169</text:p>
              </table:table-cell>
              <table:table-cell office:value-type="float" office:value="-1.40914">
                <text:p>-1.409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1.69678">
                <text:p>-1.69678</text:p>
              </table:table-cell>
              <table:table-cell office:value-type="float" office:value="0.020636">
                <text:p>0.020636</text:p>
              </table:table-cell>
              <table:table-cell office:value-type="float" office:value="-1.40921">
                <text:p>-1.409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1.70005">
                <text:p>-1.70005</text:p>
              </table:table-cell>
              <table:table-cell office:value-type="float" office:value="0.0213544">
                <text:p>0.0213544</text:p>
              </table:table-cell>
              <table:table-cell office:value-type="float" office:value="-1.40928">
                <text:p>-1.409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1.70331">
                <text:p>-1.70331</text:p>
              </table:table-cell>
              <table:table-cell office:value-type="float" office:value="0.0220722">
                <text:p>0.0220722</text:p>
              </table:table-cell>
              <table:table-cell office:value-type="float" office:value="-1.40935">
                <text:p>-1.409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1.70657">
                <text:p>-1.70657</text:p>
              </table:table-cell>
              <table:table-cell office:value-type="float" office:value="0.0227892">
                <text:p>0.0227892</text:p>
              </table:table-cell>
              <table:table-cell office:value-type="float" office:value="-1.40942">
                <text:p>-1.409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1.70982">
                <text:p>-1.70982</text:p>
              </table:table-cell>
              <table:table-cell office:value-type="float" office:value="0.0235054">
                <text:p>0.0235054</text:p>
              </table:table-cell>
              <table:table-cell office:value-type="float" office:value="-1.40949">
                <text:p>-1.409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1.71308">
                <text:p>-1.71308</text:p>
              </table:table-cell>
              <table:table-cell office:value-type="float" office:value="0.0242209">
                <text:p>0.0242209</text:p>
              </table:table-cell>
              <table:table-cell office:value-type="float" office:value="-1.40956">
                <text:p>-1.409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1.71633">
                <text:p>-1.71633</text:p>
              </table:table-cell>
              <table:table-cell office:value-type="float" office:value="0.0249357">
                <text:p>0.0249357</text:p>
              </table:table-cell>
              <table:table-cell office:value-type="float" office:value="-1.40964">
                <text:p>-1.409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1.71957">
                <text:p>-1.71957</text:p>
              </table:table-cell>
              <table:table-cell office:value-type="float" office:value="0.0256496">
                <text:p>0.0256496</text:p>
              </table:table-cell>
              <table:table-cell office:value-type="float" office:value="-1.40971">
                <text:p>-1.409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1.72281">
                <text:p>-1.72281</text:p>
              </table:table-cell>
              <table:table-cell office:value-type="float" office:value="0.0263627">
                <text:p>0.0263627</text:p>
              </table:table-cell>
              <table:table-cell office:value-type="float" office:value="-1.40979">
                <text:p>-1.409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1.72605">
                <text:p>-1.72605</text:p>
              </table:table-cell>
              <table:table-cell office:value-type="float" office:value="0.027075">
                <text:p>0.027075</text:p>
              </table:table-cell>
              <table:table-cell office:value-type="float" office:value="-1.40987">
                <text:p>-1.409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1.72929">
                <text:p>-1.72929</text:p>
              </table:table-cell>
              <table:table-cell office:value-type="float" office:value="0.0277864">
                <text:p>0.0277864</text:p>
              </table:table-cell>
              <table:table-cell office:value-type="float" office:value="-1.40995">
                <text:p>-1.409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1.73252">
                <text:p>-1.73252</text:p>
              </table:table-cell>
              <table:table-cell office:value-type="float" office:value="0.028497">
                <text:p>0.028497</text:p>
              </table:table-cell>
              <table:table-cell office:value-type="float" office:value="-1.41003">
                <text:p>-1.410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1.73575">
                <text:p>-1.73575</text:p>
              </table:table-cell>
              <table:table-cell office:value-type="float" office:value="0.0292067">
                <text:p>0.0292067</text:p>
              </table:table-cell>
              <table:table-cell office:value-type="float" office:value="-1.41012">
                <text:p>-1.410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1.73897">
                <text:p>-1.73897</text:p>
              </table:table-cell>
              <table:table-cell office:value-type="float" office:value="0.0299156">
                <text:p>0.0299156</text:p>
              </table:table-cell>
              <table:table-cell office:value-type="float" office:value="-1.4102">
                <text:p>-1.41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1.74219">
                <text:p>-1.74219</text:p>
              </table:table-cell>
              <table:table-cell office:value-type="float" office:value="0.0306235">
                <text:p>0.0306235</text:p>
              </table:table-cell>
              <table:table-cell office:value-type="float" office:value="-1.41029">
                <text:p>-1.410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1.74541">
                <text:p>-1.74541</text:p>
              </table:table-cell>
              <table:table-cell office:value-type="float" office:value="0.0313304">
                <text:p>0.0313304</text:p>
              </table:table-cell>
              <table:table-cell office:value-type="float" office:value="-1.41038">
                <text:p>-1.410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1.74862">
                <text:p>-1.74862</text:p>
              </table:table-cell>
              <table:table-cell office:value-type="float" office:value="0.0320365">
                <text:p>0.0320365</text:p>
              </table:table-cell>
              <table:table-cell office:value-type="float" office:value="-1.41047">
                <text:p>-1.410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1.75183">
                <text:p>-1.75183</text:p>
              </table:table-cell>
              <table:table-cell office:value-type="float" office:value="0.0327416">
                <text:p>0.0327416</text:p>
              </table:table-cell>
              <table:table-cell office:value-type="float" office:value="-1.41056">
                <text:p>-1.410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1.75503">
                <text:p>-1.75503</text:p>
              </table:table-cell>
              <table:table-cell office:value-type="float" office:value="0.0334457">
                <text:p>0.0334457</text:p>
              </table:table-cell>
              <table:table-cell office:value-type="float" office:value="-1.41065">
                <text:p>-1.410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1.75824">
                <text:p>-1.75824</text:p>
              </table:table-cell>
              <table:table-cell office:value-type="float" office:value="0.0341488">
                <text:p>0.0341488</text:p>
              </table:table-cell>
              <table:table-cell office:value-type="float" office:value="-1.41075">
                <text:p>-1.410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1.76143">
                <text:p>-1.76143</text:p>
              </table:table-cell>
              <table:table-cell office:value-type="float" office:value="0.0348509">
                <text:p>0.0348509</text:p>
              </table:table-cell>
              <table:table-cell office:value-type="float" office:value="-1.41084">
                <text:p>-1.410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1.76462">
                <text:p>-1.76462</text:p>
              </table:table-cell>
              <table:table-cell office:value-type="float" office:value="0.035552">
                <text:p>0.035552</text:p>
              </table:table-cell>
              <table:table-cell office:value-type="float" office:value="-1.41094">
                <text:p>-1.410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1.76781">
                <text:p>-1.76781</text:p>
              </table:table-cell>
              <table:table-cell office:value-type="float" office:value="0.0362521">
                <text:p>0.0362521</text:p>
              </table:table-cell>
              <table:table-cell office:value-type="float" office:value="-1.41104">
                <text:p>-1.411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1.77099">
                <text:p>-1.77099</text:p>
              </table:table-cell>
              <table:table-cell office:value-type="float" office:value="0.0369511">
                <text:p>0.0369511</text:p>
              </table:table-cell>
              <table:table-cell office:value-type="float" office:value="-1.41114">
                <text:p>-1.411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1.77417">
                <text:p>-1.77417</text:p>
              </table:table-cell>
              <table:table-cell office:value-type="float" office:value="0.0376491">
                <text:p>0.0376491</text:p>
              </table:table-cell>
              <table:table-cell office:value-type="float" office:value="-1.41124">
                <text:p>-1.411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1.77735">
                <text:p>-1.77735</text:p>
              </table:table-cell>
              <table:table-cell office:value-type="float" office:value="0.0383459">
                <text:p>0.0383459</text:p>
              </table:table-cell>
              <table:table-cell office:value-type="float" office:value="-1.41134">
                <text:p>-1.411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1.78052">
                <text:p>-1.78052</text:p>
              </table:table-cell>
              <table:table-cell office:value-type="float" office:value="0.0390417">
                <text:p>0.0390417</text:p>
              </table:table-cell>
              <table:table-cell office:value-type="float" office:value="-1.41145">
                <text:p>-1.411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1.78368">
                <text:p>-1.78368</text:p>
              </table:table-cell>
              <table:table-cell office:value-type="float" office:value="0.0397364">
                <text:p>0.0397364</text:p>
              </table:table-cell>
              <table:table-cell office:value-type="float" office:value="-1.41155">
                <text:p>-1.411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1.78684">
                <text:p>-1.78684</text:p>
              </table:table-cell>
              <table:table-cell office:value-type="float" office:value="0.04043">
                <text:p>0.04043</text:p>
              </table:table-cell>
              <table:table-cell office:value-type="float" office:value="-1.41166">
                <text:p>-1.411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1.79">
                <text:p>-1.79</text:p>
              </table:table-cell>
              <table:table-cell office:value-type="float" office:value="0.0411224">
                <text:p>0.0411224</text:p>
              </table:table-cell>
              <table:table-cell office:value-type="float" office:value="-1.41177">
                <text:p>-1.411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1.79315">
                <text:p>-1.79315</text:p>
              </table:table-cell>
              <table:table-cell office:value-type="float" office:value="0.0418137">
                <text:p>0.0418137</text:p>
              </table:table-cell>
              <table:table-cell office:value-type="float" office:value="-1.41188">
                <text:p>-1.411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1.79629">
                <text:p>-1.79629</text:p>
              </table:table-cell>
              <table:table-cell office:value-type="float" office:value="0.0425038">
                <text:p>0.0425038</text:p>
              </table:table-cell>
              <table:table-cell office:value-type="float" office:value="-1.41199">
                <text:p>-1.41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1.79943">
                <text:p>-1.79943</text:p>
              </table:table-cell>
              <table:table-cell office:value-type="float" office:value="0.0431928">
                <text:p>0.0431928</text:p>
              </table:table-cell>
              <table:table-cell office:value-type="float" office:value="-1.4121">
                <text:p>-1.41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1.80257">
                <text:p>-1.80257</text:p>
              </table:table-cell>
              <table:table-cell office:value-type="float" office:value="0.0438805">
                <text:p>0.0438805</text:p>
              </table:table-cell>
              <table:table-cell office:value-type="float" office:value="-1.41221">
                <text:p>-1.412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1.8057">
                <text:p>-1.8057</text:p>
              </table:table-cell>
              <table:table-cell office:value-type="float" office:value="0.0445671">
                <text:p>0.0445671</text:p>
              </table:table-cell>
              <table:table-cell office:value-type="float" office:value="-1.41233">
                <text:p>-1.412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1.80882">
                <text:p>-1.80882</text:p>
              </table:table-cell>
              <table:table-cell office:value-type="float" office:value="0.0452524">
                <text:p>0.0452524</text:p>
              </table:table-cell>
              <table:table-cell office:value-type="float" office:value="-1.41245">
                <text:p>-1.412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1.81194">
                <text:p>-1.81194</text:p>
              </table:table-cell>
              <table:table-cell office:value-type="float" office:value="0.0459366">
                <text:p>0.0459366</text:p>
              </table:table-cell>
              <table:table-cell office:value-type="float" office:value="-1.41256">
                <text:p>-1.412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1.81506">
                <text:p>-1.81506</text:p>
              </table:table-cell>
              <table:table-cell office:value-type="float" office:value="0.0466194">
                <text:p>0.0466194</text:p>
              </table:table-cell>
              <table:table-cell office:value-type="float" office:value="-1.41268">
                <text:p>-1.412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1.81817">
                <text:p>-1.81817</text:p>
              </table:table-cell>
              <table:table-cell office:value-type="float" office:value="0.0473011">
                <text:p>0.0473011</text:p>
              </table:table-cell>
              <table:table-cell office:value-type="float" office:value="-1.4128">
                <text:p>-1.41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1.82127">
                <text:p>-1.82127</text:p>
              </table:table-cell>
              <table:table-cell office:value-type="float" office:value="0.0479814">
                <text:p>0.0479814</text:p>
              </table:table-cell>
              <table:table-cell office:value-type="float" office:value="-1.41292">
                <text:p>-1.412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1.82437">
                <text:p>-1.82437</text:p>
              </table:table-cell>
              <table:table-cell office:value-type="float" office:value="0.0486605">
                <text:p>0.0486605</text:p>
              </table:table-cell>
              <table:table-cell office:value-type="float" office:value="-1.41304">
                <text:p>-1.413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1.82747">
                <text:p>-1.82747</text:p>
              </table:table-cell>
              <table:table-cell office:value-type="float" office:value="0.0493383">
                <text:p>0.0493383</text:p>
              </table:table-cell>
              <table:table-cell office:value-type="float" office:value="-1.41317">
                <text:p>-1.413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1.83055">
                <text:p>-1.83055</text:p>
              </table:table-cell>
              <table:table-cell office:value-type="float" office:value="0.0500148">
                <text:p>0.0500148</text:p>
              </table:table-cell>
              <table:table-cell office:value-type="float" office:value="-1.41329">
                <text:p>-1.413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1.83364">
                <text:p>-1.83364</text:p>
              </table:table-cell>
              <table:table-cell office:value-type="float" office:value="0.05069">
                <text:p>0.05069</text:p>
              </table:table-cell>
              <table:table-cell office:value-type="float" office:value="-1.41342">
                <text:p>-1.413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1.83671">
                <text:p>-1.83671</text:p>
              </table:table-cell>
              <table:table-cell office:value-type="float" office:value="0.0513639">
                <text:p>0.0513639</text:p>
              </table:table-cell>
              <table:table-cell office:value-type="float" office:value="-1.41355">
                <text:p>-1.413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1.83979">
                <text:p>-1.83979</text:p>
              </table:table-cell>
              <table:table-cell office:value-type="float" office:value="0.0520364">
                <text:p>0.0520364</text:p>
              </table:table-cell>
              <table:table-cell office:value-type="float" office:value="-1.41367">
                <text:p>-1.413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1.84285">
                <text:p>-1.84285</text:p>
              </table:table-cell>
              <table:table-cell office:value-type="float" office:value="0.0527076">
                <text:p>0.0527076</text:p>
              </table:table-cell>
              <table:table-cell office:value-type="float" office:value="-1.4138">
                <text:p>-1.41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1.84591">
                <text:p>-1.84591</text:p>
              </table:table-cell>
              <table:table-cell office:value-type="float" office:value="0.0533775">
                <text:p>0.0533775</text:p>
              </table:table-cell>
              <table:table-cell office:value-type="float" office:value="-1.41393">
                <text:p>-1.413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1.84897">
                <text:p>-1.84897</text:p>
              </table:table-cell>
              <table:table-cell office:value-type="float" office:value="0.0540459">
                <text:p>0.0540459</text:p>
              </table:table-cell>
              <table:table-cell office:value-type="float" office:value="-1.41407">
                <text:p>-1.414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1.85201">
                <text:p>-1.85201</text:p>
              </table:table-cell>
              <table:table-cell office:value-type="float" office:value="0.054713">
                <text:p>0.054713</text:p>
              </table:table-cell>
              <table:table-cell office:value-type="float" office:value="-1.4142">
                <text:p>-1.41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1.85506">
                <text:p>-1.85506</text:p>
              </table:table-cell>
              <table:table-cell office:value-type="float" office:value="0.0553787">
                <text:p>0.0553787</text:p>
              </table:table-cell>
              <table:table-cell office:value-type="float" office:value="-1.41433">
                <text:p>-1.414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1.85809">
                <text:p>-1.85809</text:p>
              </table:table-cell>
              <table:table-cell office:value-type="float" office:value="0.0560431">
                <text:p>0.0560431</text:p>
              </table:table-cell>
              <table:table-cell office:value-type="float" office:value="-1.41447">
                <text:p>-1.414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1.86112">
                <text:p>-1.86112</text:p>
              </table:table-cell>
              <table:table-cell office:value-type="float" office:value="0.056706">
                <text:p>0.056706</text:p>
              </table:table-cell>
              <table:table-cell office:value-type="float" office:value="-1.4146">
                <text:p>-1.41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1.86415">
                <text:p>-1.86415</text:p>
              </table:table-cell>
              <table:table-cell office:value-type="float" office:value="0.0573674">
                <text:p>0.0573674</text:p>
              </table:table-cell>
              <table:table-cell office:value-type="float" office:value="-1.41474">
                <text:p>-1.414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1.86717">
                <text:p>-1.86717</text:p>
              </table:table-cell>
              <table:table-cell office:value-type="float" office:value="0.0580275">
                <text:p>0.0580275</text:p>
              </table:table-cell>
              <table:table-cell office:value-type="float" office:value="-1.41488">
                <text:p>-1.414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1.87018">
                <text:p>-1.87018</text:p>
              </table:table-cell>
              <table:table-cell office:value-type="float" office:value="0.0586861">
                <text:p>0.0586861</text:p>
              </table:table-cell>
              <table:table-cell office:value-type="float" office:value="-1.41502">
                <text:p>-1.415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1.87319">
                <text:p>-1.87319</text:p>
              </table:table-cell>
              <table:table-cell office:value-type="float" office:value="0.0593433">
                <text:p>0.0593433</text:p>
              </table:table-cell>
              <table:table-cell office:value-type="float" office:value="-1.41516">
                <text:p>-1.415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1.87619">
                <text:p>-1.87619</text:p>
              </table:table-cell>
              <table:table-cell office:value-type="float" office:value="0.059999">
                <text:p>0.059999</text:p>
              </table:table-cell>
              <table:table-cell office:value-type="float" office:value="-1.4153">
                <text:p>-1.41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1.87918">
                <text:p>-1.87918</text:p>
              </table:table-cell>
              <table:table-cell office:value-type="float" office:value="0.0606533">
                <text:p>0.0606533</text:p>
              </table:table-cell>
              <table:table-cell office:value-type="float" office:value="-1.41544">
                <text:p>-1.415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1.88217">
                <text:p>-1.88217</text:p>
              </table:table-cell>
              <table:table-cell office:value-type="float" office:value="0.0613061">
                <text:p>0.0613061</text:p>
              </table:table-cell>
              <table:table-cell office:value-type="float" office:value="-1.41559">
                <text:p>-1.415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1.88515">
                <text:p>-1.88515</text:p>
              </table:table-cell>
              <table:table-cell office:value-type="float" office:value="0.0619574">
                <text:p>0.0619574</text:p>
              </table:table-cell>
              <table:table-cell office:value-type="float" office:value="-1.41573">
                <text:p>-1.415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1.88813">
                <text:p>-1.88813</text:p>
              </table:table-cell>
              <table:table-cell office:value-type="float" office:value="0.0626072">
                <text:p>0.0626072</text:p>
              </table:table-cell>
              <table:table-cell office:value-type="float" office:value="-1.41588">
                <text:p>-1.415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1.8911">
                <text:p>-1.8911</text:p>
              </table:table-cell>
              <table:table-cell office:value-type="float" office:value="0.0632555">
                <text:p>0.0632555</text:p>
              </table:table-cell>
              <table:table-cell office:value-type="float" office:value="-1.41602">
                <text:p>-1.416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